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style:rotation-angle="65"/>
    </style:style>
    <style:style style:name="ce11" style:family="table-cell" style:parent-style-name="Default" style:data-style-name="N0">
      <style:table-cell-properties fo:border="thin solid #000000" style:vertical-align="automatic" style:rotation-angle="65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="thin solid #000000" style:vertical-align="automatic" style:rotation-angle="65"/>
    </style:style>
    <style:style style:name="ce14" style:family="table-cell" style:parent-style-name="Default" style:data-style-name="N0">
      <style:table-cell-properties fo:border="thin solid #000000" style:vertical-align="top" fo:background-color="#DDDDDD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automatic"/>
    </style:style>
    <style:style style:name="ce1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middle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2">
      <style:table-cell-properties fo:border="thin solid #000000" style:vertical-align="middle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otation-angle="90"/>
    </style:style>
    <style:style style:name="ce25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otation-angle="90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rotation-angle="90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otation-angle="90"/>
    </style:style>
    <style:style style:name="ce29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rotation-angle="90" style:shrink-to-fit="tru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2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transparent" style:rotation-angle="90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style:shrink-to-fit="true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fo:background-color="#DDDDD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DDDDD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fo:background-color="#DDDDD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fo:background-color="#DDDDDD"/>
    </style:style>
    <style:style style:name="ce45" style:family="table-cell" style:parent-style-name="Default" style:data-style-name="N0">
      <style:table-cell-properties fo:background-color="#DDDDDD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fo:background-color="#DDDDD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fo:background-color="#DDDDD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#DDDDD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fo:background-color="#DDDDDD"/>
    </style:style>
    <style:style style:name="ce50" style:family="table-cell" style:parent-style-name="Default" style:data-style-name="N36">
      <style:table-cell-properties fo:border="thin solid #000000" style:vertical-align="middle" fo:background-color="transparent" style:rotation-angle="65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DDDDDD"/>
    </style:style>
    <style:style style:name="ce52" style:family="table-cell" style:parent-style-name="Default" style:data-style-name="N0">
      <style:table-cell-properties fo:border="thin solid #000000" fo:background-color="transparent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ackground-color="#B2B2B2"/>
    </style:style>
    <style:style style:name="ce56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2" style:family="table-cell" style:parent-style-name="Default" style:data-style-name="N1">
      <style:table-cell-properties fo:border="thin solid #000000" style:vertical-align="middle" style:cell-protect="none" style:repeat-content="false"/>
      <style:paragraph-properties fo:text-align="center"/>
    </style:style>
    <style:style style:name="ce63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64" style:family="table-cell" style:parent-style-name="Default" style:data-style-name="N2">
      <style:table-cell-properties fo:border="thin solid #000000" style:vertical-align="middle" style:cell-protect="none" style:repeat-content="false"/>
      <style:paragraph-properties fo:text-align="center"/>
    </style:style>
    <style:style style:name="ce65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6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style:cell-protect="none"/>
    </style:style>
    <style:style style:name="ce69" style:family="table-cell" style:parent-style-name="Default" style:data-style-name="N0">
      <style:table-cell-properties style:cell-protect="none"/>
    </style:style>
    <style:style style:name="ce70" style:family="table-cell" style:parent-style-name="Default" style:data-style-name="N0">
      <style:table-cell-properties fo:border="thin solid #000000" style:cell-protect="none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cell-protect="none"/>
    </style:style>
    <style:style style:name="ce72" style:family="table-cell" style:parent-style-name="Default" style:data-style-name="N1">
      <style:table-cell-properties fo:border="thin solid #000000" style:vertical-align="automatic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74" style:family="table-cell" style:parent-style-name="Default" style:data-style-name="N2">
      <style:table-cell-properties fo:border-top="thin solid #000000" fo:border-bottom="thin solid #000000" fo:border-left="2pt solid #000000" fo:border-right="2pt solid #000000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2pt solid #000000" style:cell-protect="none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77" style:family="table-cell" style:parent-style-name="Default" style:data-style-name="N2">
      <style:table-cell-properties fo:border-top="thin solid #000000" fo:border-bottom="2pt solid #000000" fo:border-left="2pt solid #000000" fo:border-right="2pt solid #000000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style:cell-protect="none"/>
    </style:style>
    <style:style style:name="ce80" style:family="table-cell" style:parent-style-name="Default" style:data-style-name="N1">
      <style:table-cell-properties style:cell-protect="none"/>
    </style:style>
    <style:style style:name="ce81" style:family="table-cell" style:parent-style-name="Default" style:data-style-name="N2"/>
    <style:style style:name="ce8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85" style:family="table-cell" style:parent-style-name="Default" style:data-style-name="N0">
      <style:table-cell-properties fo:background-color="#FFFFFF"/>
    </style:style>
    <style:style style:name="ce86" style:family="table-cell" style:parent-style-name="Default" style:data-style-name="N0">
      <style:table-cell-properties style:vertical-align="automatic" style:shrink-to-fit="true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size="14pt" style:font-size-asian="14pt" style:font-size-complex="14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CC33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FF3333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color="#FF3333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FFFF"/>
      <style:text-properties fo:color="#FF3333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96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</style:style>
    <style:style style:name="ce10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otation-angle="90" style:repeat-content="false"/>
      <style:paragraph-properties fo:text-align="center"/>
    </style:style>
    <style:style style:name="ce10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08" style:family="table-cell" style:parent-style-name="Default" style:data-style-name="N36">
      <style:table-cell-properties style:vertical-align="automatic" style:rotation-angle="65"/>
    </style:style>
    <style:style style:name="ce109" style:family="table-cell" style:parent-style-name="Default" style:data-style-name="N36"/>
    <style:style style:name="ce110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7pt" style:font-size-asian="7pt" style:font-size-complex="7pt"/>
    </style:style>
    <style:style style:name="ce111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6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ce11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otation-angle="65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/>
      <style:text-properties fo:font-size="10pt" style:font-size-asian="10pt" style:font-size-complex="10pt"/>
    </style:style>
    <style:style style:name="ce120" style:family="table-cell" style:parent-style-name="Prozent" style:data-style-name="N13">
      <style:table-cell-properties fo:border-top="thin solid #000000" fo:border-bottom="thin solid #000000" fo:border-left="thin solid #000000" fo:border-right="none" style:vertical-align="middle" fo:background-color="#DDDDDD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2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otation-angle="65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29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style:rotation-angle="65"/>
    </style:style>
    <style:style style:name="ce13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DDDDD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</style:style>
    <style:style style:name="ce1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/>
    </style:style>
    <style:style style:name="ce136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DDDDDD" style:repeat-content="false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DDDDDD" style:repeat-content="false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DDDDD" style:repeat-content="false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4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6" style:family="table-cell" style:parent-style-name="Default" style:data-style-name="N36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0.952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page" style:column-width="5.87375cm"/>
    </style:style>
    <style:style style:name="co16" style:family="table-column">
      <style:table-column-properties fo:break-before="auto" style:column-width="0.899583333333333cm"/>
    </style:style>
    <style:style style:name="co17" style:family="table-column">
      <style:table-column-properties fo:break-before="auto" style:column-width="1.11125cm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349375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0.820208333333333cm"/>
    </style:style>
    <style:style style:name="co24" style:family="table-column">
      <style:table-column-properties fo:break-before="auto" style:column-width="0.608541666666667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1.29645833333333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87854166666667cm"/>
    </style:style>
    <style:style style:name="co29" style:family="table-column">
      <style:table-column-properties fo:break-before="auto" style:column-width="3.413125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4.81541666666667cm"/>
    </style:style>
    <style:style style:name="co32" style:family="table-column">
      <style:table-column-properties fo:break-before="auto" style:column-width="2.51354166666667cm"/>
    </style:style>
    <style:style style:name="co33" style:family="table-column">
      <style:table-column-properties fo:break-before="auto" style:column-width="0.79375cm" style:use-optimal-column-width="true"/>
    </style:style>
    <style:style style:name="co34" style:family="table-column">
      <style:table-column-properties fo:break-before="auto" style:column-width="1.05833333333333cm" style:use-optimal-column-width="true"/>
    </style:style>
    <style:style style:name="co35" style:family="table-column">
      <style:table-column-properties fo:break-before="auto" style:column-width="1.666875cm"/>
    </style:style>
    <style:style style:name="co36" style:family="table-column">
      <style:table-column-properties fo:break-before="auto" style:column-width="2.75166666666667cm"/>
    </style:style>
    <style:style style:name="co37" style:family="table-column">
      <style:table-column-properties fo:break-before="auto" style:column-width="1.37583333333333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3.889375cm"/>
    </style:style>
    <style:style style:name="co40" style:family="table-column">
      <style:table-column-properties fo:break-before="page" style:column-width="2.24895833333333cm"/>
    </style:style>
    <style:style style:name="co41" style:family="table-column">
      <style:table-column-properties fo:break-before="auto" style:column-width="2.22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8pt" style:use-optimal-row-height="false" fo:break-before="auto"/>
    </style:style>
    <style:style style:name="ro3" style:family="table-row">
      <style:table-row-properties style:row-height="9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75.75pt" style:use-optimal-row-height="false" fo:break-before="auto"/>
    </style:style>
    <style:style style:name="ro6" style:family="table-row">
      <style:table-row-properties style:row-height="14.25pt" style:use-optimal-row-height="true" fo:break-before="page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2.9pt" style:use-optimal-row-height="false" fo:break-before="auto"/>
    </style:style>
    <style:style style:name="ro10" style:family="table-row">
      <style:table-row-properties style:row-height="18.2pt" style:use-optimal-row-height="false" fo:break-before="auto"/>
    </style:style>
    <style:style style:name="ro11" style:family="table-row">
      <style:table-row-properties style:row-height="29.1pt" style:use-optimal-row-height="false" fo:break-before="auto"/>
    </style:style>
    <style:style style:name="ro12" style:family="table-row">
      <style:table-row-properties style:row-height="21.95pt" style:use-optimal-row-height="fals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5.75pt" style:use-optimal-row-height="true" fo:break-before="auto"/>
    </style:style>
    <style:style style:name="ro15" style:family="table-row">
      <style:table-row-properties style:row-height="69.7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46.9pt" style:use-optimal-row-height="false" fo:break-before="auto"/>
    </style:style>
    <style:style style:name="ro18" style:family="table-row">
      <style:table-row-properties style:row-height="18pt" style:use-optimal-row-height="true" fo:break-before="page"/>
    </style:style>
    <style:style style:name="ro19" style:family="table-row">
      <style:table-row-properties style:row-height="4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ISEVEN(ROW()))" style:apply-style-name="cf1" style:base-cell-address="Kursliste-Settings.A5"/>
    </style:style>
    <style:style style:name="ce148" style:family="table-cell" style:parent-style-name="Default" style:data-style-name="N0">
      <style:table-cell-properties fo:border="thin solid #000000"/>
      <style:map style:condition="of:is-true-formula(ISEVEN(ROW()))" style:apply-style-name="cf1" style:base-cell-address="Kursliste-Settings.A5"/>
    </style:style>
    <style:style style:name="ce1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ISEVEN(ROW()))" style:apply-style-name="cf1" style:base-cell-address="Notenuebersicht.A36"/>
    </style:style>
    <style:style style:name="ce150" style:family="table-cell">
      <style:map style:condition="of:is-true-formula(ISEVEN(ROW()))" style:apply-style-name="cf1" style:base-cell-address="Notenuebersicht.A36"/>
    </style:style>
    <style:style style:name="ce151" style:family="table-cell" style:parent-style-name="Default" style:data-style-name="N1">
      <style:table-cell-properties fo:border="thin solid #000000" style:vertical-align="middle" style:cell-protect="none" style:repeat-content="false"/>
      <style:paragraph-properties fo:text-align="center"/>
      <style:map style:condition="of:is-true-formula(ISEVEN(ROW()))" style:apply-style-name="cf1" style:base-cell-address="Notenuebersicht.A36"/>
    </style:style>
    <style:style style:name="ce152" style:family="table-cell" style:parent-style-name="Default" style:data-style-name="N0">
      <style:table-cell-properties fo:border="thin solid #000000"/>
      <style:map style:condition="of:is-true-formula(ISEVEN(ROW()))" style:apply-style-name="cf1" style:base-cell-address="Notenuebersicht.A36"/>
    </style:style>
    <style:style style:name="ce153" style:family="table-cell" style:parent-style-name="Default" style:data-style-name="N0">
      <style:table-cell-properties fo:border="thin solid #000000" style:cell-protect="none"/>
      <style:map style:condition="of:is-true-formula(ISEVEN(ROW()))" style:apply-style-name="cf1" style:base-cell-address="Notenuebersicht.A36"/>
    </style:style>
    <style:style style:name="ce15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ISEVEN(ROW()))" style:apply-style-name="cf1" style:base-cell-address="Notenuebersicht.A5"/>
    </style:style>
    <style:style style:name="ce155" style:family="table-cell" style:parent-style-name="Default" style:data-style-name="N0">
      <style:table-cell-properties fo:border="thin solid #000000"/>
      <style:map style:condition="of:is-true-formula(ISEVEN(ROW()))" style:apply-style-name="cf1" style:base-cell-address="Notenuebersicht.A5"/>
    </style:style>
    <style:style style:name="ce156" style:family="table-cell" style:parent-style-name="Default" style:data-style-name="N1">
      <style:table-cell-properties fo:border="thin solid #000000" style:vertical-align="middle" style:cell-protect="none" style:repeat-content="false"/>
      <style:paragraph-properties fo:text-align="center"/>
      <style:map style:condition="of:is-true-formula(ISEVEN(ROW()))" style:apply-style-name="cf1" style:base-cell-address="Notenuebersicht.A5"/>
    </style:style>
    <style:style style:name="ce157" style:family="table-cell">
      <style:map style:condition="of:is-true-formula(ISEVEN(ROW()))" style:apply-style-name="cf1" style:base-cell-address="Notenuebersicht.A5"/>
    </style:style>
    <style:style style:name="ce158" style:family="table-cell" style:parent-style-name="Default" style:data-style-name="N0">
      <style:table-cell-properties fo:border-top="thin solid #000000" fo:border-bottom="thin solid #000000" fo:border-left="2pt solid #000000" fo:border-right="2pt solid #000000" style:cell-protect="none"/>
      <style:map style:condition="of:is-true-formula(ISEVEN(ROW()))" style:apply-style-name="cf1" style:base-cell-address="Notenuebersicht.A36"/>
    </style:style>
    <style:style style:name="ce159" style:family="table-cell" style:parent-style-name="Default" style:data-style-name="N1">
      <style:table-cell-properties fo:border="thin solid #000000" style:vertical-align="automatic" style:cell-protect="none" style:repeat-content="false"/>
      <style:paragraph-properties fo:text-align="center"/>
      <style:map style:condition="of:is-true-formula(ISEVEN(ROW()))" style:apply-style-name="cf1" style:base-cell-address="Notenuebersicht.A36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map style:condition="of:is-true-formula(ISEVEN(ROW()))" style:apply-style-name="cf1" style:base-cell-address="Notenuebersicht.A36"/>
    </style:style>
    <style:style style:name="ce161" style:family="table-cell" style:parent-style-name="Default" style:data-style-name="N2">
      <style:table-cell-properties fo:border-top="thin solid #000000" fo:border-bottom="thin solid #000000" fo:border-left="2pt solid #000000" fo:border-right="2pt solid #000000"/>
      <style:map style:condition="of:is-true-formula(ISEVEN(ROW()))" style:apply-style-name="cf1" style:base-cell-address="Notenuebersicht.A36"/>
    </style:style>
    <style:style style:name="ce162" style:family="table-cell" style:parent-style-name="Default" style:data-style-name="N0">
      <style:table-cell-properties fo:border-top="thin solid #000000" fo:border-bottom="2pt solid #000000" fo:border-left="2pt solid #000000" fo:border-right="2pt solid #000000" style:cell-protect="none"/>
      <style:map style:condition="of:is-true-formula(ISEVEN(ROW()))" style:apply-style-name="cf1" style:base-cell-address="Notenuebersicht.A36"/>
    </style:style>
    <style:style style:name="ce163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map style:condition="of:is-true-formula(ISEVEN(ROW()))" style:apply-style-name="cf1" style:base-cell-address="Notenuebersicht.A36"/>
    </style:style>
    <style:style style:name="ce164" style:family="table-cell" style:parent-style-name="Default" style:data-style-name="N2">
      <style:table-cell-properties fo:border-top="thin solid #000000" fo:border-bottom="2pt solid #000000" fo:border-left="2pt solid #000000" fo:border-right="2pt solid #000000"/>
      <style:map style:condition="of:is-true-formula(ISEVEN(ROW()))" style:apply-style-name="cf1" style:base-cell-address="Notenuebersicht.A36"/>
    </style:style>
    <style:style style:name="ce165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G36"/>
    </style:style>
    <style:style style:name="ce166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G5"/>
    </style:style>
    <style:style style:name="ce167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K36"/>
    </style:style>
    <style:style style:name="ce168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K5"/>
    </style:style>
    <style:style style:name="ce169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A36"/>
    </style:style>
    <style:style style:name="ce170" style:family="table-cell" style:parent-style-name="Default" style:data-style-name="N2">
      <style:table-cell-properties fo:border="thin solid #000000" style:vertical-align="middle" style:cell-protect="none" style:repeat-content="false"/>
      <style:paragraph-properties fo:text-align="center"/>
      <style:map style:condition="of:is-true-formula(ISEVEN(ROW()))" style:apply-style-name="cf1" style:base-cell-address="Notenuebersicht.A5"/>
    </style:style>
    <style:style style:name="ce171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A5"/>
    </style:style>
    <style:style style:name="ce172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A36"/>
    </style:style>
    <style:style style:name="ce173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map style:condition="of:is-true-formula(ISEVEN(ROW()))" style:apply-style-name="cf1" style:base-cell-address="Notenuebersicht.A5"/>
    </style:style>
    <style:style style:name="ce174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map style:condition="of:is-true-formula(ISEVEN(ROW()))" style:apply-style-name="cf1" style:base-cell-address="Notenuebersicht.M5"/>
    </style:style>
    <style:style style:name="ce175" style:family="table-cell">
      <style:map style:condition="of:is-true-formula(ISEVEN(ROW()))" style:apply-style-name="cf1" style:base-cell-address="Notenuebersicht.M5"/>
    </style:style>
    <style:style style:name="ce17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map style:condition="of:is-true-formula(ISEVEN(ROW()))" style:apply-style-name="cf1" style:base-cell-address="Notenuebersicht.N5"/>
    </style:style>
    <style:style style:name="ce177" style:family="table-cell">
      <style:map style:condition="of:is-true-formula(ISEVEN(ROW()))" style:apply-style-name="cf1" style:base-cell-address="Notenuebersicht.N5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Kursliste-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number-columns-spanned="1" table:number-rows-spanned="3" table:style-name="ce5">
            <text:p>KURSNAME</text:p>
          </table:table-cell>
          <table:table-cell office:value-type="string" table:number-columns-spanned="1" table:number-rows-spanned="3" table:style-name="ce6">
            <text:p>LEHRKRAFTNAME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3" table:style-name="ce142">
            <text:p>Lfd- Nummer</text:p>
          </table:table-cell>
          <table:covered-table-cell/>
          <table:covered-table-cell/>
          <table:table-cell table:number-columns-repeated="16381" table:style-name="ce1"/>
        </table:table-row>
        <table:table-row table:style-name="ro1">
          <table:covered-table-cell/>
          <table:covered-table-cell/>
          <table:covered-table-cell/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Vorname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Matrikel-Nr.</text:p>
          </table:table-cell>
          <table:table-cell office:value-type="string" table:style-name="ce1">
            <text:p>E-Mail</text:p>
          </table:table-cell>
          <table:table-cell table:number-columns-repeated="16379"/>
        </table:table-row>
        <table:table-row table:style-name="ro1">
          <table:table-cell office:value-type="float" office:value="1" table:style-name="ce147">
            <text:p>1</text:p>
          </table:table-cell>
          <table:table-cell office:value-type="string" table:style-name="ce148">
            <text:p>Max</text:p>
          </table:table-cell>
          <table:table-cell office:value-type="string" table:style-name="ce1">
            <text:p>Mustermann</text:p>
          </table:table-cell>
          <table:table-cell office:value-type="float" office:value="553213" table:style-name="ce1">
            <text:p>553213</text:p>
          </table:table-cell>
          <table:table-cell office:value-type="string" table:style-name="ce1">
            <text:p><text:a xlink:href="mailto:max.mustermann@test.de">max.mustermann@test.de</text:a></text:p>
          </table:table-cell>
          <table:table-cell table:number-columns-repeated="16379"/>
        </table:table-row>
        <table:table-row table:style-name="ro1">
          <table:table-cell office:value-type="float" office:value="2" table:style-name="ce147">
            <text:p>2</text:p>
          </table:table-cell>
          <table:table-cell office:value-type="string" table:style-name="ce148">
            <text:p>Timo</text:p>
          </table:table-cell>
          <table:table-cell office:value-type="string" table:style-name="ce148">
            <text:p>Test</text:p>
          </table:table-cell>
          <table:table-cell office:value-type="float" office:value="632145" table:style-name="ce148">
            <text:p>632145</text:p>
          </table:table-cell>
          <table:table-cell table:style-name="ce148"/>
          <table:table-cell table:number-columns-repeated="16379"/>
        </table:table-row>
        <table:table-row table:style-name="ro1">
          <table:table-cell office:value-type="float" office:value="3" table:style-name="ce147">
            <text:p>3</text:p>
          </table:table-cell>
          <table:table-cell office:value-type="string" table:style-name="ce148">
            <text:p>Victor</text:p>
          </table:table-cell>
          <table:table-cell office:value-type="string" table:style-name="ce148">
            <text:p>Versuch</text:p>
          </table:table-cell>
          <table:table-cell table:style-name="ce148"/>
          <table:table-cell office:value-type="string" table:style-name="ce148">
            <text:p>vici0815@versuch.com</text:p>
          </table:table-cell>
          <table:table-cell table:number-columns-repeated="16379"/>
        </table:table-row>
        <table:table-row table:style-name="ro1">
          <table:table-cell office:value-type="float" office:value="4" table:style-name="ce147">
            <text:p>4</text:p>
          </table:table-cell>
          <table:table-cell office:value-type="string" table:style-name="ce148">
            <text:p>Ulf</text:p>
          </table:table-cell>
          <table:table-cell office:value-type="string" table:style-name="ce148">
            <text:p>Ulfson</text:p>
          </table:table-cell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5" table:style-name="ce147">
            <text:p>5</text:p>
          </table:table-cell>
          <table:table-cell office:value-type="string" table:style-name="ce148">
            <text:p>Peter</text:p>
          </table:table-cell>
          <table:table-cell office:value-type="string" table:style-name="ce148">
            <text:p>Peterson</text:p>
          </table:table-cell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6" table:style-name="ce147">
            <text:p>6</text:p>
          </table:table-cell>
          <table:table-cell office:value-type="string" table:style-name="ce148">
            <text:p>Harry</text:p>
          </table:table-cell>
          <table:table-cell office:value-type="string" table:style-name="ce148">
            <text:p>Hundert-Prozent</text:p>
          </table:table-cell>
          <table:table-cell office:value-type="float" office:value="332456" table:style-name="ce148">
            <text:p>332456</text:p>
          </table:table-cell>
          <table:table-cell table:style-name="ce148"/>
          <table:table-cell table:number-columns-repeated="16379"/>
        </table:table-row>
        <table:table-row table:style-name="ro1">
          <table:table-cell office:value-type="float" office:value="7" table:style-name="ce147">
            <text:p>7</text:p>
          </table:table-cell>
          <table:table-cell office:value-type="string" table:style-name="ce148">
            <text:p>Nils</text:p>
          </table:table-cell>
          <table:table-cell office:value-type="string" table:style-name="ce148">
            <text:p>Nulpe</text:p>
          </table:table-cell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8" table:style-name="ce147">
            <text:p>8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9" table:style-name="ce147">
            <text:p>9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0" table:style-name="ce147">
            <text:p>10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1" table:style-name="ce147">
            <text:p>11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2" table:style-name="ce147">
            <text:p>12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3" table:style-name="ce147">
            <text:p>13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4" table:style-name="ce147">
            <text:p>14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5" table:style-name="ce147">
            <text:p>15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6" table:style-name="ce147">
            <text:p>16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7" table:style-name="ce147">
            <text:p>17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8" table:style-name="ce147">
            <text:p>18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19" table:style-name="ce147">
            <text:p>19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0" table:style-name="ce147">
            <text:p>20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1" table:style-name="ce147">
            <text:p>21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2" table:style-name="ce147">
            <text:p>22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3" table:style-name="ce147">
            <text:p>23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4" table:style-name="ce147">
            <text:p>24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5" table:style-name="ce147">
            <text:p>25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6" table:style-name="ce147">
            <text:p>26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7" table:style-name="ce147">
            <text:p>27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8" table:style-name="ce147">
            <text:p>28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29" table:style-name="ce147">
            <text:p>29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30" table:style-name="ce147">
            <text:p>30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31" table:style-name="ce147">
            <text:p>31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style-name="ro1">
          <table:table-cell office:value-type="float" office:value="32" table:style-name="ce147">
            <text:p>32</text:p>
          </table:table-cell>
          <table:table-cell table:style-name="ce148"/>
          <table:table-cell table:style-name="ce148"/>
          <table:table-cell table:style-name="ce148"/>
          <table:table-cell table:style-name="ce148"/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SoMi-Liste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3" table:default-cell-style-name="ce2"/>
        <table:table-column table:style-name="co10" table:default-cell-style-name="ce40"/>
        <table:table-column table:style-name="co10" table:number-columns-repeated="8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3" table:default-cell-style-name="ce2"/>
        <table:table-column table:style-name="co7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4" table:number-columns-repeated="960" table:default-cell-style-name="ce2"/>
        <table:table-column table:style-name="co6" table:number-columns-repeated="15362" table:default-cell-style-name="ce1"/>
        <table:table-row table:style-name="ro2">
          <table:table-cell table:style-name="ce2"/>
          <table:table-cell office:value-type="string" office:string-value="KURSNAME" table:formula="of:=['Kursliste-Settings'.B1]" table:style-name="ce9">
            <text:p>KURSNAME</text:p>
          </table:table-cell>
          <table:table-cell office:value-type="date" office:date-value="2016-08-26T00:00:00" table:style-name="ce10">
            <text:p>26.8.16</text:p>
          </table:table-cell>
          <table:table-cell office:value-type="date" office:date-value="2016-08-30T00:00:00" table:style-name="ce10">
            <text:p>30.8.16</text:p>
          </table:table-cell>
          <table:table-cell office:value-type="date" office:date-value="2016-09-02T00:00:00" table:formula="of:=[.C1]+7" table:style-name="ce10">
            <text:p>2.9.16</text:p>
          </table:table-cell>
          <table:table-cell office:value-type="date" office:date-value="2016-09-06T00:00:00" table:formula="of:=[.D1]+7" table:style-name="ce10">
            <text:p>6.9.16</text:p>
          </table:table-cell>
          <table:table-cell office:value-type="date" office:date-value="2016-09-09T00:00:00" table:formula="of:=[.E1]+7" table:style-name="ce10">
            <text:p>9.9.16</text:p>
          </table:table-cell>
          <table:table-cell office:value-type="date" office:date-value="2016-09-13T00:00:00" table:formula="of:=[.F1]+7" table:style-name="ce10">
            <text:p>13.9.16</text:p>
          </table:table-cell>
          <table:table-cell office:value-type="date" office:date-value="2016-09-16T00:00:00" table:formula="of:=[.G1]+7" table:style-name="ce10">
            <text:p>16.9.16</text:p>
          </table:table-cell>
          <table:table-cell office:value-type="date" office:date-value="2016-09-20T00:00:00" table:formula="of:=[.H1]+7" table:style-name="ce10">
            <text:p>20.9.16</text:p>
          </table:table-cell>
          <table:table-cell office:value-type="date" office:date-value="2016-09-23T00:00:00" table:formula="of:=[.I1]+7" table:style-name="ce10">
            <text:p>23.9.16</text:p>
          </table:table-cell>
          <table:table-cell office:value-type="date" office:date-value="2016-09-27T00:00:00" table:formula="of:=[.J1]+7" table:style-name="ce10">
            <text:p>27.9.16</text:p>
          </table:table-cell>
          <table:table-cell office:value-type="date" office:date-value="2016-09-30T00:00:00" table:formula="of:=[.K1]+7" table:style-name="ce10">
            <text:p>30.9.16</text:p>
          </table:table-cell>
          <table:table-cell office:value-type="date" office:date-value="2016-10-04T00:00:00" table:formula="of:=[.L1]+7" table:style-name="ce10">
            <text:p>4.10.16</text:p>
          </table:table-cell>
          <table:table-cell office:value-type="date" office:date-value="2016-10-07T00:00:00" table:formula="of:=[.M1]+7" table:style-name="ce10">
            <text:p>7.10.16</text:p>
          </table:table-cell>
          <table:table-cell office:value-type="date" office:date-value="2016-10-11T00:00:00" table:formula="of:=[.N1]+7" table:style-name="ce10">
            <text:p>11.10.16</text:p>
          </table:table-cell>
          <table:table-cell office:value-type="date" office:date-value="2016-10-14T00:00:00" table:formula="of:=[.O1]+7" table:style-name="ce10">
            <text:p>14.10.16</text:p>
          </table:table-cell>
          <table:table-cell office:value-type="date" office:date-value="2016-10-18T00:00:00" table:formula="of:=[.P1]+7" table:style-name="ce10">
            <text:p>18.10.16</text:p>
          </table:table-cell>
          <table:table-cell office:value-type="date" office:date-value="2016-10-21T00:00:00" table:formula="of:=[.Q1]+7" table:style-name="ce10">
            <text:p>21.10.16</text:p>
          </table:table-cell>
          <table:table-cell office:value-type="date" office:date-value="2016-10-25T00:00:00" table:formula="of:=[.R1]+7" table:style-name="ce10">
            <text:p>25.10.16</text:p>
          </table:table-cell>
          <table:table-cell office:value-type="date" office:date-value="2016-10-28T00:00:00" table:formula="of:=[.S1]+7" table:style-name="ce10">
            <text:p>28.10.16</text:p>
          </table:table-cell>
          <table:table-cell office:value-type="date" office:date-value="2016-11-01T00:00:00" table:formula="of:=[.T1]+7" table:style-name="ce10">
            <text:p>1.11.16</text:p>
          </table:table-cell>
          <table:table-cell office:value-type="date" office:date-value="2016-11-04T00:00:00" table:formula="of:=[.U1]+7" table:style-name="ce10">
            <text:p>4.11.16</text:p>
          </table:table-cell>
          <table:table-cell table:style-name="ce10"/>
          <table:table-cell office:value-type="string" table:number-columns-spanned="3" table:number-rows-spanned="1" table:style-name="ce50">
            <text:p>Anm.</text:p>
          </table:table-cell>
          <table:covered-table-cell table:number-columns-repeated="2"/>
          <table:table-cell office:value-type="string" table:style-name="ce11">
            <text:p>S/M?</text:p>
          </table:table-cell>
          <table:table-cell office:value-type="string" table:style-name="ce11">
            <text:p>Somi Q1</text:p>
          </table:table-cell>
          <table:table-cell office:value-type="string" office:string-value="KURSNAME" table:formula="of:=[.B1]" table:style-name="ce12">
            <text:p>KURSNAME</text:p>
          </table:table-cell>
          <table:table-cell office:value-type="date" office:date-value="2016-11-08T00:00:00" table:style-name="ce13">
            <text:p>08.11.16</text:p>
          </table:table-cell>
          <table:table-cell office:value-type="date" office:date-value="2016-11-11T00:00:00" table:formula="of:=[.AE1]+3" table:style-name="ce13">
            <text:p>11.11.16</text:p>
          </table:table-cell>
          <table:table-cell office:value-type="date" office:date-value="2016-11-15T00:00:00" table:formula="of:=[.AE1]+7" table:style-name="ce13">
            <text:p>15.11.16</text:p>
          </table:table-cell>
          <table:table-cell office:value-type="date" office:date-value="2016-11-18T00:00:00" table:formula="of:=[.AF1]+7" table:style-name="ce13">
            <text:p>18.11.16</text:p>
          </table:table-cell>
          <table:table-cell office:value-type="date" office:date-value="2016-11-22T00:00:00" table:formula="of:=[.AG1]+7" table:style-name="ce13">
            <text:p>22.11.16</text:p>
          </table:table-cell>
          <table:table-cell office:value-type="date" office:date-value="2016-11-25T00:00:00" table:formula="of:=[.AH1]+7" table:style-name="ce13">
            <text:p>25.11.16</text:p>
          </table:table-cell>
          <table:table-cell office:value-type="date" office:date-value="2016-11-29T00:00:00" table:formula="of:=[.AI1]+7" table:style-name="ce13">
            <text:p>29.11.16</text:p>
          </table:table-cell>
          <table:table-cell office:value-type="date" office:date-value="2016-12-02T00:00:00" table:formula="of:=[.AJ1]+7" table:style-name="ce13">
            <text:p>02.12.16</text:p>
          </table:table-cell>
          <table:table-cell office:value-type="date" office:date-value="2016-12-06T00:00:00" table:formula="of:=[.AK1]+7" table:style-name="ce13">
            <text:p>06.12.16</text:p>
          </table:table-cell>
          <table:table-cell office:value-type="date" office:date-value="2016-12-09T00:00:00" table:formula="of:=[.AL1]+7" table:style-name="ce13">
            <text:p>09.12.16</text:p>
          </table:table-cell>
          <table:table-cell office:value-type="date" office:date-value="2016-12-13T00:00:00" table:formula="of:=[.AM1]+7" table:style-name="ce13">
            <text:p>13.12.16</text:p>
          </table:table-cell>
          <table:table-cell office:value-type="date" office:date-value="2016-12-16T00:00:00" table:formula="of:=[.AN1]+7" table:style-name="ce13">
            <text:p>16.12.16</text:p>
          </table:table-cell>
          <table:table-cell office:value-type="date" office:date-value="2016-12-20T00:00:00" table:formula="of:=[.AO1]+7" table:style-name="ce13">
            <text:p>20.12.16</text:p>
          </table:table-cell>
          <table:table-cell office:value-type="date" office:date-value="2017-01-10T00:00:00" table:style-name="ce13">
            <text:p>10.01.17</text:p>
          </table:table-cell>
          <table:table-cell office:value-type="date" office:date-value="2017-01-13T00:00:00" table:style-name="ce13">
            <text:p>13.01.17</text:p>
          </table:table-cell>
          <table:table-cell office:value-type="date" office:date-value="2017-01-17T00:00:00" table:formula="of:=[.AR1]+7" table:style-name="ce13">
            <text:p>17.01.17</text:p>
          </table:table-cell>
          <table:table-cell office:value-type="date" office:date-value="2017-01-20T00:00:00" table:formula="of:=[.AS1]+7" table:style-name="ce13">
            <text:p>20.01.17</text:p>
          </table:table-cell>
          <table:table-cell office:value-type="date" office:date-value="2017-01-24T00:00:00" table:formula="of:=[.AT1]+7" table:style-name="ce13">
            <text:p>24.01.17</text:p>
          </table:table-cell>
          <table:table-cell office:value-type="date" office:date-value="2017-01-27T00:00:00" table:formula="of:=[.AU1]+7" table:style-name="ce13">
            <text:p>27.01.17</text:p>
          </table:table-cell>
          <table:table-cell office:value-type="date" office:date-value="2017-01-31T00:00:00" table:formula="of:=[.AV1]+7" table:style-name="ce13">
            <text:p>31.01.17</text:p>
          </table:table-cell>
          <table:table-cell office:value-type="date" office:date-value="2017-02-03T00:00:00" table:formula="of:=[.AW1]+7" table:style-name="ce13">
            <text:p>03.02.17</text:p>
          </table:table-cell>
          <table:table-cell table:number-columns-repeated="3" table:style-name="ce13"/>
          <table:table-cell office:value-type="string" table:style-name="ce11">
            <text:p>Anm.</text:p>
          </table:table-cell>
          <table:table-cell office:value-type="string" table:style-name="ce11">
            <text:p>S/M?</text:p>
          </table:table-cell>
          <table:table-cell office:value-type="string" table:style-name="ce11">
            <text:p>Somi Q2</text:p>
          </table:table-cell>
          <table:table-cell table:number-columns-repeated="16327"/>
        </table:table-row>
        <table:table-row table:style-name="ro3">
          <table:table-cell office:value-type="string" table:style-name="ce2">
            <text:p>Nr</text:p>
          </table:table-cell>
          <table:table-cell office:value-type="string" table:style-name="ce14">
            <text:p>Einzelstunde/Doppelstunde?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spanned="3" table:number-rows-spanned="1" table:style-name="ce51"/>
          <table:covered-table-cell table:number-columns-repeated="2"/>
          <table:table-cell table:number-columns-repeated="2" table:style-name="ce16"/>
          <table:table-cell office:value-type="string" table:style-name="ce17">
            <text:p>Einzelstunde/Doppelstund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3" table:style-name="ce3"/>
          <table:table-cell table:number-columns-repeated="16327"/>
        </table:table-row>
        <table:table-row table:style-name="ro4">
          <table:table-cell office:value-type="string" table:style-name="ce2">
            <text:p>1.</text:p>
          </table:table-cell>
          <table:table-cell office:value-type="string" office:string-value="Mustermann, Max" table:formula="of:=IF(IF(AND(['Kursliste-Settings'.B5]=&quot;&quot;;['Kursliste-Settings'.C5]=&quot;&quot;);&quot;&quot;;CONCATENATE(['Kursliste-Settings'.C5];&quot;,&quot;;['Kursliste-Settings'.B5]))&lt;&gt;&quot;&quot;;CONCATENATE(['Kursliste-Settings'.C5];&quot;, &quot;;['Kursliste-Settings'.B5]);IF(AND(['Kursliste-Settings'.B5]=&quot;&quot;;['Kursliste-Settings'.C5]=&quot;&quot;);&quot;&quot;;CONCATENATE(['Kursliste-Settings'.C5];&quot;, &quot;;['Kursliste-Settings'.B5])))" table:style-name="ce18">
            <text:p>Mustermann, Max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e</text:p>
          </table:table-cell>
          <table:table-cell office:value-type="float" office:value="2" table:style-name="ce20">
            <text:p>2</text:p>
          </table:table-cell>
          <table:table-cell table:number-columns-repeated="10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2.5714285714285716" table:formula="of:=IF(SUM([.C3:.Y3])&gt;0;SUM([.C3:.Y3])/COUNT([.C3:.X3]);0)" table:style-name="ce21">
            <text:p>2,57</text:p>
          </table:table-cell>
          <table:table-cell office:value-type="string" office:string-value="Mustermann, Max" table:formula="of:=[.B3]" table:style-name="ce18">
            <text:p>Mustermann, Max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:.BB3])&gt;0;SUM([.AE3:.BB3])/COUNT([.AE3:.BB3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.</text:p>
          </table:table-cell>
          <table:table-cell office:value-type="string" office:string-value="Test, Timo" table:formula="of:=IF(IF(AND(['Kursliste-Settings'.B6]=&quot;&quot;;['Kursliste-Settings'.C6]=&quot;&quot;);&quot;&quot;;CONCATENATE(['Kursliste-Settings'.C6];&quot;,&quot;;['Kursliste-Settings'.B6]))&lt;&gt;&quot;&quot;;CONCATENATE(['Kursliste-Settings'.C6];&quot;, &quot;;['Kursliste-Settings'.B6]);IF(AND(['Kursliste-Settings'.B6]=&quot;&quot;;['Kursliste-Settings'.C6]=&quot;&quot;);&quot;&quot;;CONCATENATE(['Kursliste-Settings'.C6];&quot;, &quot;;['Kursliste-Settings'.B6])))" table:style-name="ce18">
            <text:p>Test, Timo</text:p>
          </table:table-cell>
          <table:table-cell office:value-type="string" table:style-name="ce19">
            <text:p>f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9">
            <text:p>1</text:p>
          </table:table-cell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1.5294117647058822" table:formula="of:=IF(SUM([.C4:.Y4])&gt;0;SUM([.C4:.Y4])/COUNT([.C4:.X4]);0)" table:style-name="ce21">
            <text:p>1,53</text:p>
          </table:table-cell>
          <table:table-cell office:value-type="string" office:string-value="Test, Timo" table:formula="of:=[.B4]" table:style-name="ce18">
            <text:p>Test, Timo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4:.BB4])&gt;0;SUM([.AE4:.BB4])/COUNT([.AE4:.BB4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3.</text:p>
          </table:table-cell>
          <table:table-cell office:value-type="string" office:string-value="Versuch, Victor" table:formula="of:=IF(IF(AND(['Kursliste-Settings'.B7]=&quot;&quot;;['Kursliste-Settings'.C7]=&quot;&quot;);&quot;&quot;;CONCATENATE(['Kursliste-Settings'.C7];&quot;,&quot;;['Kursliste-Settings'.B7]))&lt;&gt;&quot;&quot;;CONCATENATE(['Kursliste-Settings'.C7];&quot;, &quot;;['Kursliste-Settings'.B7]);IF(AND(['Kursliste-Settings'.B7]=&quot;&quot;;['Kursliste-Settings'.C7]=&quot;&quot;);&quot;&quot;;CONCATENATE(['Kursliste-Settings'.C7];&quot;, &quot;;['Kursliste-Settings'.B7])))" table:style-name="ce18">
            <text:p>Versuch, Victor</text:p>
          </table:table-cell>
          <table:table-cell office:value-type="string" table:style-name="ce19">
            <text:p>x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x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x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table:style-name="ce20"/>
          <table:table-cell office:value-type="string" table:style-name="ce20">
            <text:p>f</text:p>
          </table:table-cell>
          <table:table-cell table:style-name="ce20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7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2.75" table:formula="of:=IF(SUM([.C5:.Y5])&gt;0;SUM([.C5:.Y5])/COUNT([.C5:.X5]);0)" table:style-name="ce21">
            <text:p>2,75</text:p>
          </table:table-cell>
          <table:table-cell office:value-type="string" office:string-value="Versuch, Victor" table:formula="of:=[.B5]" table:style-name="ce18">
            <text:p>Versuch, Victor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5:.BB5])&gt;0;SUM([.AE5:.BB5])/COUNT([.AE5:.BB5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4.</text:p>
          </table:table-cell>
          <table:table-cell office:value-type="string" office:string-value="Ulfson, Ulf" table:formula="of:=IF(IF(AND(['Kursliste-Settings'.B8]=&quot;&quot;;['Kursliste-Settings'.C8]=&quot;&quot;);&quot;&quot;;CONCATENATE(['Kursliste-Settings'.C8];&quot;,&quot;;['Kursliste-Settings'.B8]))&lt;&gt;&quot;&quot;;CONCATENATE(['Kursliste-Settings'.C8];&quot;, &quot;;['Kursliste-Settings'.B8]);IF(AND(['Kursliste-Settings'.B8]=&quot;&quot;;['Kursliste-Settings'.C8]=&quot;&quot;);&quot;&quot;;CONCATENATE(['Kursliste-Settings'.C8];&quot;, &quot;;['Kursliste-Settings'.B8])))" table:style-name="ce18">
            <text:p>Ulfson, Ulf</text:p>
          </table:table-cell>
          <table:table-cell table:style-name="ce19"/>
          <table:table-cell office:value-type="string" table:style-name="ce19">
            <text:p>e</text:p>
          </table:table-cell>
          <table:table-cell office:value-type="string" table:style-name="ce19">
            <text:p>f</text:p>
          </table:table-cell>
          <table:table-cell table:number-columns-repeated="4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6:.Y6])&gt;0;SUM([.C6:.Y6])/COUNT([.C6:.X6]);0)" table:style-name="ce21">
            <text:p>0,00</text:p>
          </table:table-cell>
          <table:table-cell office:value-type="string" office:string-value="Ulfson, Ulf" table:formula="of:=[.B6]" table:style-name="ce18">
            <text:p>Ulfson, Ulf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6:.BB6])&gt;0;SUM([.AE6:.BB6])/COUNT([.AE6:.BB6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5.</text:p>
          </table:table-cell>
          <table:table-cell office:value-type="string" office:string-value="Peterson, Peter" table:formula="of:=IF(IF(AND(['Kursliste-Settings'.B9]=&quot;&quot;;['Kursliste-Settings'.C9]=&quot;&quot;);&quot;&quot;;CONCATENATE(['Kursliste-Settings'.C9];&quot;,&quot;;['Kursliste-Settings'.B9]))&lt;&gt;&quot;&quot;;CONCATENATE(['Kursliste-Settings'.C9];&quot;, &quot;;['Kursliste-Settings'.B9]);IF(AND(['Kursliste-Settings'.B9]=&quot;&quot;;['Kursliste-Settings'.C9]=&quot;&quot;);&quot;&quot;;CONCATENATE(['Kursliste-Settings'.C9];&quot;, &quot;;['Kursliste-Settings'.B9])))" table:style-name="ce1">
            <text:p>Peterson, Peter</text:p>
          </table:table-cell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7:.Y7])&gt;0;SUM([.C7:.Y7])/COUNT([.C7:.X7]);0)" table:style-name="ce21">
            <text:p>0,00</text:p>
          </table:table-cell>
          <table:table-cell office:value-type="string" office:string-value="Peterson, Peter" table:formula="of:=[.B7]" table:style-name="ce18">
            <text:p>Peterson, Peter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7:.BB7])&gt;0;SUM([.AE7:.BB7])/COUNT([.AE7:.BB7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6.</text:p>
          </table:table-cell>
          <table:table-cell office:value-type="string" office:string-value="Hundert-Prozent, Harry" table:formula="of:=IF(IF(AND(['Kursliste-Settings'.B10]=&quot;&quot;;['Kursliste-Settings'.C10]=&quot;&quot;);&quot;&quot;;CONCATENATE(['Kursliste-Settings'.C10];&quot;,&quot;;['Kursliste-Settings'.B10]))&lt;&gt;&quot;&quot;;CONCATENATE(['Kursliste-Settings'.C10];&quot;, &quot;;['Kursliste-Settings'.B10]);IF(AND(['Kursliste-Settings'.B10]=&quot;&quot;;['Kursliste-Settings'.C10]=&quot;&quot;);&quot;&quot;;CONCATENATE(['Kursliste-Settings'.C10];&quot;, &quot;;['Kursliste-Settings'.B10])))" table:style-name="ce1">
            <text:p>Hundert-Prozent, Harry</text:p>
          </table:table-cell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8:.Y8])&gt;0;SUM([.C8:.Y8])/COUNT([.C8:.X8]);0)" table:style-name="ce21">
            <text:p>0,00</text:p>
          </table:table-cell>
          <table:table-cell office:value-type="string" office:string-value="Hundert-Prozent, Harry" table:formula="of:=[.B8]" table:style-name="ce18">
            <text:p>Hundert-Prozent, Harry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8:.BB8])&gt;0;SUM([.AE8:.BB8])/COUNT([.AE8:.BB8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7.</text:p>
          </table:table-cell>
          <table:table-cell office:value-type="string" office:string-value="Nulpe, Nils" table:formula="of:=IF(IF(AND(['Kursliste-Settings'.B11]=&quot;&quot;;['Kursliste-Settings'.C11]=&quot;&quot;);&quot;&quot;;CONCATENATE(['Kursliste-Settings'.C11];&quot;,&quot;;['Kursliste-Settings'.B11]))&lt;&gt;&quot;&quot;;CONCATENATE(['Kursliste-Settings'.C11];&quot;, &quot;;['Kursliste-Settings'.B11]);IF(AND(['Kursliste-Settings'.B11]=&quot;&quot;;['Kursliste-Settings'.C11]=&quot;&quot;);&quot;&quot;;CONCATENATE(['Kursliste-Settings'.C11];&quot;, &quot;;['Kursliste-Settings'.B11])))" table:style-name="ce1">
            <text:p>Nulpe, Nils</text:p>
          </table:table-cell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9:.Y9])&gt;0;SUM([.C9:.Y9])/COUNT([.C9:.X9]);0)" table:style-name="ce21">
            <text:p>0,00</text:p>
          </table:table-cell>
          <table:table-cell office:value-type="string" office:string-value="Nulpe, Nils" table:formula="of:=[.B9]" table:style-name="ce18">
            <text:p>Nulpe, Nils</text:p>
          </table:table-cell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9:.BB9])&gt;0;SUM([.AE9:.BB9])/COUNT([.AE9:.BB9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8.</text:p>
          </table:table-cell>
          <table:table-cell office:value-type="string" office:string-value="" table:formula="of:=IF(IF(AND(['Kursliste-Settings'.B12]=&quot;&quot;;['Kursliste-Settings'.C12]=&quot;&quot;);&quot;&quot;;CONCATENATE(['Kursliste-Settings'.C12];&quot;,&quot;;['Kursliste-Settings'.B12]))&lt;&gt;&quot;&quot;;CONCATENATE(['Kursliste-Settings'.C12];&quot;, &quot;;['Kursliste-Settings'.B12]);IF(AND(['Kursliste-Settings'.B12]=&quot;&quot;;['Kursliste-Settings'.C12]=&quot;&quot;);&quot;&quot;;CONCATENATE(['Kursliste-Settings'.C12];&quot;, &quot;;['Kursliste-Settings'.B12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0:.Y10])&gt;0;SUM([.C10:.Y10])/COUNT([.C10:.X10]);0)" table:style-name="ce21">
            <text:p>0,00</text:p>
          </table:table-cell>
          <table:table-cell office:value-type="string" office:string-value="" table:formula="of:=[.B10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0:.BB10])&gt;0;SUM([.AE10:.BB10])/COUNT([.AE10:.BB10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9.</text:p>
          </table:table-cell>
          <table:table-cell office:value-type="string" office:string-value="" table:formula="of:=IF(IF(AND(['Kursliste-Settings'.B13]=&quot;&quot;;['Kursliste-Settings'.C13]=&quot;&quot;);&quot;&quot;;CONCATENATE(['Kursliste-Settings'.C13];&quot;,&quot;;['Kursliste-Settings'.B13]))&lt;&gt;&quot;&quot;;CONCATENATE(['Kursliste-Settings'.C13];&quot;, &quot;;['Kursliste-Settings'.B13]);IF(AND(['Kursliste-Settings'.B13]=&quot;&quot;;['Kursliste-Settings'.C13]=&quot;&quot;);&quot;&quot;;CONCATENATE(['Kursliste-Settings'.C13];&quot;, &quot;;['Kursliste-Settings'.B13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1:.Y11])&gt;0;SUM([.C11:.Y11])/COUNT([.C11:.X11]);0)" table:style-name="ce21">
            <text:p>0,00</text:p>
          </table:table-cell>
          <table:table-cell office:value-type="string" office:string-value="" table:formula="of:=[.B11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1:.BB11])&gt;0;SUM([.AE11:.BB11])/COUNT([.AE11:.BB11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0.</text:p>
          </table:table-cell>
          <table:table-cell office:value-type="string" office:string-value="" table:formula="of:=IF(IF(AND(['Kursliste-Settings'.B14]=&quot;&quot;;['Kursliste-Settings'.C14]=&quot;&quot;);&quot;&quot;;CONCATENATE(['Kursliste-Settings'.C14];&quot;,&quot;;['Kursliste-Settings'.B14]))&lt;&gt;&quot;&quot;;CONCATENATE(['Kursliste-Settings'.C14];&quot;, &quot;;['Kursliste-Settings'.B14]);IF(AND(['Kursliste-Settings'.B14]=&quot;&quot;;['Kursliste-Settings'.C14]=&quot;&quot;);&quot;&quot;;CONCATENATE(['Kursliste-Settings'.C14];&quot;, &quot;;['Kursliste-Settings'.B14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2:.Y12])&gt;0;SUM([.C12:.Y12])/COUNT([.C12:.X12]);0)" table:style-name="ce21">
            <text:p>0,00</text:p>
          </table:table-cell>
          <table:table-cell office:value-type="string" office:string-value="" table:formula="of:=[.B12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2:.BB12])&gt;0;SUM([.AE12:.BB12])/COUNT([.AE12:.BB12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1.</text:p>
          </table:table-cell>
          <table:table-cell office:value-type="string" office:string-value="" table:formula="of:=IF(IF(AND(['Kursliste-Settings'.B15]=&quot;&quot;;['Kursliste-Settings'.C15]=&quot;&quot;);&quot;&quot;;CONCATENATE(['Kursliste-Settings'.C15];&quot;,&quot;;['Kursliste-Settings'.B15]))&lt;&gt;&quot;&quot;;CONCATENATE(['Kursliste-Settings'.C15];&quot;, &quot;;['Kursliste-Settings'.B15]);IF(AND(['Kursliste-Settings'.B15]=&quot;&quot;;['Kursliste-Settings'.C15]=&quot;&quot;);&quot;&quot;;CONCATENATE(['Kursliste-Settings'.C15];&quot;, &quot;;['Kursliste-Settings'.B15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3:.Y13])&gt;0;SUM([.C13:.Y13])/COUNT([.C13:.X13]);0)" table:style-name="ce21">
            <text:p>0,00</text:p>
          </table:table-cell>
          <table:table-cell office:value-type="string" office:string-value="" table:formula="of:=[.B13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3:.BB13])&gt;0;SUM([.AE13:.BB13])/COUNT([.AE13:.BB13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2.</text:p>
          </table:table-cell>
          <table:table-cell office:value-type="string" office:string-value="" table:formula="of:=IF(IF(AND(['Kursliste-Settings'.B16]=&quot;&quot;;['Kursliste-Settings'.C16]=&quot;&quot;);&quot;&quot;;CONCATENATE(['Kursliste-Settings'.C16];&quot;,&quot;;['Kursliste-Settings'.B16]))&lt;&gt;&quot;&quot;;CONCATENATE(['Kursliste-Settings'.C16];&quot;, &quot;;['Kursliste-Settings'.B16]);IF(AND(['Kursliste-Settings'.B16]=&quot;&quot;;['Kursliste-Settings'.C16]=&quot;&quot;);&quot;&quot;;CONCATENATE(['Kursliste-Settings'.C16];&quot;, &quot;;['Kursliste-Settings'.B16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4:.Y14])&gt;0;SUM([.C14:.Y14])/COUNT([.C14:.X14]);0)" table:style-name="ce21">
            <text:p>0,00</text:p>
          </table:table-cell>
          <table:table-cell office:value-type="string" office:string-value="" table:formula="of:=[.B14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4:.BB14])&gt;0;SUM([.AE14:.BB14])/COUNT([.AE14:.BB14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3.</text:p>
          </table:table-cell>
          <table:table-cell office:value-type="string" office:string-value="" table:formula="of:=IF(IF(AND(['Kursliste-Settings'.B17]=&quot;&quot;;['Kursliste-Settings'.C17]=&quot;&quot;);&quot;&quot;;CONCATENATE(['Kursliste-Settings'.C17];&quot;,&quot;;['Kursliste-Settings'.B17]))&lt;&gt;&quot;&quot;;CONCATENATE(['Kursliste-Settings'.C17];&quot;, &quot;;['Kursliste-Settings'.B17]);IF(AND(['Kursliste-Settings'.B17]=&quot;&quot;;['Kursliste-Settings'.C17]=&quot;&quot;);&quot;&quot;;CONCATENATE(['Kursliste-Settings'.C17];&quot;, &quot;;['Kursliste-Settings'.B17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5:.Y15])&gt;0;SUM([.C15:.Y15])/COUNT([.C15:.X15]);0)" table:style-name="ce21">
            <text:p>0,00</text:p>
          </table:table-cell>
          <table:table-cell office:value-type="string" office:string-value="" table:formula="of:=[.B15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5:.BB15])&gt;0;SUM([.AE15:.BB15])/COUNT([.AE15:.BB15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4.</text:p>
          </table:table-cell>
          <table:table-cell office:value-type="string" office:string-value="" table:formula="of:=IF(IF(AND(['Kursliste-Settings'.B18]=&quot;&quot;;['Kursliste-Settings'.C18]=&quot;&quot;);&quot;&quot;;CONCATENATE(['Kursliste-Settings'.C18];&quot;,&quot;;['Kursliste-Settings'.B18]))&lt;&gt;&quot;&quot;;CONCATENATE(['Kursliste-Settings'.C18];&quot;, &quot;;['Kursliste-Settings'.B18]);IF(AND(['Kursliste-Settings'.B18]=&quot;&quot;;['Kursliste-Settings'.C18]=&quot;&quot;);&quot;&quot;;CONCATENATE(['Kursliste-Settings'.C18];&quot;, &quot;;['Kursliste-Settings'.B18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6:.Y16])&gt;0;SUM([.C16:.Y16])/COUNT([.C16:.X16]);0)" table:style-name="ce21">
            <text:p>0,00</text:p>
          </table:table-cell>
          <table:table-cell office:value-type="string" office:string-value="" table:formula="of:=[.B16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6:.BB16])&gt;0;SUM([.AE16:.BB16])/COUNT([.AE16:.BB16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5.</text:p>
          </table:table-cell>
          <table:table-cell office:value-type="string" office:string-value="" table:formula="of:=IF(IF(AND(['Kursliste-Settings'.B19]=&quot;&quot;;['Kursliste-Settings'.C19]=&quot;&quot;);&quot;&quot;;CONCATENATE(['Kursliste-Settings'.C19];&quot;,&quot;;['Kursliste-Settings'.B19]))&lt;&gt;&quot;&quot;;CONCATENATE(['Kursliste-Settings'.C19];&quot;, &quot;;['Kursliste-Settings'.B19]);IF(AND(['Kursliste-Settings'.B19]=&quot;&quot;;['Kursliste-Settings'.C19]=&quot;&quot;);&quot;&quot;;CONCATENATE(['Kursliste-Settings'.C19];&quot;, &quot;;['Kursliste-Settings'.B19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7:.Y17])&gt;0;SUM([.C17:.Y17])/COUNT([.C17:.X17]);0)" table:style-name="ce21">
            <text:p>0,00</text:p>
          </table:table-cell>
          <table:table-cell office:value-type="string" office:string-value="" table:formula="of:=[.B17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7:.BB17])&gt;0;SUM([.AE17:.BB17])/COUNT([.AE17:.BB17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6.</text:p>
          </table:table-cell>
          <table:table-cell office:value-type="string" office:string-value="" table:formula="of:=IF(IF(AND(['Kursliste-Settings'.B20]=&quot;&quot;;['Kursliste-Settings'.C20]=&quot;&quot;);&quot;&quot;;CONCATENATE(['Kursliste-Settings'.C20];&quot;,&quot;;['Kursliste-Settings'.B20]))&lt;&gt;&quot;&quot;;CONCATENATE(['Kursliste-Settings'.C20];&quot;, &quot;;['Kursliste-Settings'.B20]);IF(AND(['Kursliste-Settings'.B20]=&quot;&quot;;['Kursliste-Settings'.C20]=&quot;&quot;);&quot;&quot;;CONCATENATE(['Kursliste-Settings'.C20];&quot;, &quot;;['Kursliste-Settings'.B20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8:.Y18])&gt;0;SUM([.C18:.Y18])/COUNT([.C18:.X18]);0)" table:style-name="ce21">
            <text:p>0,00</text:p>
          </table:table-cell>
          <table:table-cell office:value-type="string" office:string-value="" table:formula="of:=[.B18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8:.BB18])&gt;0;SUM([.AE18:.BB18])/COUNT([.AE18:.BB18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7.</text:p>
          </table:table-cell>
          <table:table-cell office:value-type="string" office:string-value="" table:formula="of:=IF(IF(AND(['Kursliste-Settings'.B21]=&quot;&quot;;['Kursliste-Settings'.C21]=&quot;&quot;);&quot;&quot;;CONCATENATE(['Kursliste-Settings'.C21];&quot;,&quot;;['Kursliste-Settings'.B21]))&lt;&gt;&quot;&quot;;CONCATENATE(['Kursliste-Settings'.C21];&quot;, &quot;;['Kursliste-Settings'.B21]);IF(AND(['Kursliste-Settings'.B21]=&quot;&quot;;['Kursliste-Settings'.C21]=&quot;&quot;);&quot;&quot;;CONCATENATE(['Kursliste-Settings'.C21];&quot;, &quot;;['Kursliste-Settings'.B21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19:.Y19])&gt;0;SUM([.C19:.Y19])/COUNT([.C19:.X19]);0)" table:style-name="ce21">
            <text:p>0,00</text:p>
          </table:table-cell>
          <table:table-cell office:value-type="string" office:string-value="" table:formula="of:=[.B19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19:.BB19])&gt;0;SUM([.AE19:.BB19])/COUNT([.AE19:.BB19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8.</text:p>
          </table:table-cell>
          <table:table-cell office:value-type="string" office:string-value="" table:formula="of:=IF(IF(AND(['Kursliste-Settings'.B22]=&quot;&quot;;['Kursliste-Settings'.C22]=&quot;&quot;);&quot;&quot;;CONCATENATE(['Kursliste-Settings'.C22];&quot;,&quot;;['Kursliste-Settings'.B22]))&lt;&gt;&quot;&quot;;CONCATENATE(['Kursliste-Settings'.C22];&quot;, &quot;;['Kursliste-Settings'.B22]);IF(AND(['Kursliste-Settings'.B22]=&quot;&quot;;['Kursliste-Settings'.C22]=&quot;&quot;);&quot;&quot;;CONCATENATE(['Kursliste-Settings'.C22];&quot;, &quot;;['Kursliste-Settings'.B22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0:.Y20])&gt;0;SUM([.C20:.Y20])/COUNT([.C20:.X20]);0)" table:style-name="ce21">
            <text:p>0,00</text:p>
          </table:table-cell>
          <table:table-cell office:value-type="string" office:string-value="" table:formula="of:=[.B20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0:.BB20])&gt;0;SUM([.AE20:.BB20])/COUNT([.AE20:.BB20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19.</text:p>
          </table:table-cell>
          <table:table-cell office:value-type="string" office:string-value="" table:formula="of:=IF(IF(AND(['Kursliste-Settings'.B23]=&quot;&quot;;['Kursliste-Settings'.C23]=&quot;&quot;);&quot;&quot;;CONCATENATE(['Kursliste-Settings'.C23];&quot;,&quot;;['Kursliste-Settings'.B23]))&lt;&gt;&quot;&quot;;CONCATENATE(['Kursliste-Settings'.C23];&quot;, &quot;;['Kursliste-Settings'.B23]);IF(AND(['Kursliste-Settings'.B23]=&quot;&quot;;['Kursliste-Settings'.C23]=&quot;&quot;);&quot;&quot;;CONCATENATE(['Kursliste-Settings'.C23];&quot;, &quot;;['Kursliste-Settings'.B23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1:.Y21])&gt;0;SUM([.C21:.Y21])/COUNT([.C21:.X21]);0)" table:style-name="ce21">
            <text:p>0,00</text:p>
          </table:table-cell>
          <table:table-cell office:value-type="string" office:string-value="" table:formula="of:=[.B21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1:.BB21])&gt;0;SUM([.AE21:.BB21])/COUNT([.AE21:.BB21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0.</text:p>
          </table:table-cell>
          <table:table-cell office:value-type="string" office:string-value="" table:formula="of:=IF(IF(AND(['Kursliste-Settings'.B24]=&quot;&quot;;['Kursliste-Settings'.C24]=&quot;&quot;);&quot;&quot;;CONCATENATE(['Kursliste-Settings'.C24];&quot;,&quot;;['Kursliste-Settings'.B24]))&lt;&gt;&quot;&quot;;CONCATENATE(['Kursliste-Settings'.C24];&quot;, &quot;;['Kursliste-Settings'.B24]);IF(AND(['Kursliste-Settings'.B24]=&quot;&quot;;['Kursliste-Settings'.C24]=&quot;&quot;);&quot;&quot;;CONCATENATE(['Kursliste-Settings'.C24];&quot;, &quot;;['Kursliste-Settings'.B24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2:.Y22])&gt;0;SUM([.C22:.Y22])/COUNT([.C22:.X22]);0)" table:style-name="ce21">
            <text:p>0,00</text:p>
          </table:table-cell>
          <table:table-cell office:value-type="string" office:string-value="" table:formula="of:=[.B22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2:.BB22])&gt;0;SUM([.AE22:.BB22])/COUNT([.AE22:.BB22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1.</text:p>
          </table:table-cell>
          <table:table-cell office:value-type="string" office:string-value="" table:formula="of:=IF(IF(AND(['Kursliste-Settings'.B25]=&quot;&quot;;['Kursliste-Settings'.C25]=&quot;&quot;);&quot;&quot;;CONCATENATE(['Kursliste-Settings'.C25];&quot;,&quot;;['Kursliste-Settings'.B25]))&lt;&gt;&quot;&quot;;CONCATENATE(['Kursliste-Settings'.C25];&quot;, &quot;;['Kursliste-Settings'.B25]);IF(AND(['Kursliste-Settings'.B25]=&quot;&quot;;['Kursliste-Settings'.C25]=&quot;&quot;);&quot;&quot;;CONCATENATE(['Kursliste-Settings'.C25];&quot;, &quot;;['Kursliste-Settings'.B25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3:.Y23])&gt;0;SUM([.C23:.Y23])/COUNT([.C23:.X23]);0)" table:style-name="ce21">
            <text:p>0,00</text:p>
          </table:table-cell>
          <table:table-cell office:value-type="string" office:string-value="" table:formula="of:=[.B23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3:.BB23])&gt;0;SUM([.AE23:.BB23])/COUNT([.AE23:.BB23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2.</text:p>
          </table:table-cell>
          <table:table-cell office:value-type="string" office:string-value="" table:formula="of:=IF(IF(AND(['Kursliste-Settings'.B26]=&quot;&quot;;['Kursliste-Settings'.C26]=&quot;&quot;);&quot;&quot;;CONCATENATE(['Kursliste-Settings'.C26];&quot;,&quot;;['Kursliste-Settings'.B26]))&lt;&gt;&quot;&quot;;CONCATENATE(['Kursliste-Settings'.C26];&quot;, &quot;;['Kursliste-Settings'.B26]);IF(AND(['Kursliste-Settings'.B26]=&quot;&quot;;['Kursliste-Settings'.C26]=&quot;&quot;);&quot;&quot;;CONCATENATE(['Kursliste-Settings'.C26];&quot;, &quot;;['Kursliste-Settings'.B26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4:.Y24])&gt;0;SUM([.C24:.Y24])/COUNT([.C24:.X24]);0)" table:style-name="ce21">
            <text:p>0,00</text:p>
          </table:table-cell>
          <table:table-cell office:value-type="string" office:string-value="" table:formula="of:=[.B24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4:.BB24])&gt;0;SUM([.AE24:.BB24])/COUNT([.AE24:.BB24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3.</text:p>
          </table:table-cell>
          <table:table-cell office:value-type="string" office:string-value="" table:formula="of:=IF(IF(AND(['Kursliste-Settings'.B27]=&quot;&quot;;['Kursliste-Settings'.C27]=&quot;&quot;);&quot;&quot;;CONCATENATE(['Kursliste-Settings'.C27];&quot;,&quot;;['Kursliste-Settings'.B27]))&lt;&gt;&quot;&quot;;CONCATENATE(['Kursliste-Settings'.C27];&quot;, &quot;;['Kursliste-Settings'.B27]);IF(AND(['Kursliste-Settings'.B27]=&quot;&quot;;['Kursliste-Settings'.C27]=&quot;&quot;);&quot;&quot;;CONCATENATE(['Kursliste-Settings'.C27];&quot;, &quot;;['Kursliste-Settings'.B27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5:.Y25])&gt;0;SUM([.C25:.Y25])/COUNT([.C25:.X25]);0)" table:style-name="ce21">
            <text:p>0,00</text:p>
          </table:table-cell>
          <table:table-cell office:value-type="string" office:string-value="" table:formula="of:=[.B25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5:.BB25])&gt;0;SUM([.AE25:.BB25])/COUNT([.AE25:.BB25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3">
            <text:p>24.</text:p>
          </table:table-cell>
          <table:table-cell office:value-type="string" office:string-value="" table:formula="of:=IF(IF(AND(['Kursliste-Settings'.B28]=&quot;&quot;;['Kursliste-Settings'.C28]=&quot;&quot;);&quot;&quot;;CONCATENATE(['Kursliste-Settings'.C28];&quot;,&quot;;['Kursliste-Settings'.B28]))&lt;&gt;&quot;&quot;;CONCATENATE(['Kursliste-Settings'.C28];&quot;, &quot;;['Kursliste-Settings'.B28]);IF(AND(['Kursliste-Settings'.B28]=&quot;&quot;;['Kursliste-Settings'.C28]=&quot;&quot;);&quot;&quot;;CONCATENATE(['Kursliste-Settings'.C28];&quot;, &quot;;['Kursliste-Settings'.B28])))" table:style-name="ce1"/>
          <table:table-cell table:number-columns-repeated="13" table:style-name="ce19"/>
          <table:table-cell table:number-columns-repeated="8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22"/>
          <table:table-cell office:value-type="float" office:value="0" table:formula="of:=IF(SUM([.C26:.Y26])&gt;0;SUM([.C26:.Y26])/COUNT([.C26:.X26]);0)" table:style-name="ce21">
            <text:p>0,00</text:p>
          </table:table-cell>
          <table:table-cell office:value-type="string" office:string-value="" table:formula="of:=[.B26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6:.BB26])&gt;0;SUM([.AE26:.BB26])/COUNT([.AE26:.BB26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5.</text:p>
          </table:table-cell>
          <table:table-cell office:value-type="string" office:string-value="" table:formula="of:=IF(IF(AND(['Kursliste-Settings'.B29]=&quot;&quot;;['Kursliste-Settings'.C29]=&quot;&quot;);&quot;&quot;;CONCATENATE(['Kursliste-Settings'.C29];&quot;,&quot;;['Kursliste-Settings'.B29]))&lt;&gt;&quot;&quot;;CONCATENATE(['Kursliste-Settings'.C29];&quot;, &quot;;['Kursliste-Settings'.B29]);IF(AND(['Kursliste-Settings'.B29]=&quot;&quot;;['Kursliste-Settings'.C29]=&quot;&quot;);&quot;&quot;;CONCATENATE(['Kursliste-Settings'.C29];&quot;, &quot;;['Kursliste-Settings'.B29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7:.Y27])&gt;0;SUM([.C27:.Y27])/COUNT([.C27:.X27]);0)" table:style-name="ce21">
            <text:p>0,00</text:p>
          </table:table-cell>
          <table:table-cell office:value-type="string" office:string-value="" table:formula="of:=[.B27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7:.BB27])&gt;0;SUM([.AE27:.BB27])/COUNT([.AE27:.BB27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6.</text:p>
          </table:table-cell>
          <table:table-cell office:value-type="string" office:string-value="" table:formula="of:=IF(IF(AND(['Kursliste-Settings'.B30]=&quot;&quot;;['Kursliste-Settings'.C30]=&quot;&quot;);&quot;&quot;;CONCATENATE(['Kursliste-Settings'.C30];&quot;,&quot;;['Kursliste-Settings'.B30]))&lt;&gt;&quot;&quot;;CONCATENATE(['Kursliste-Settings'.C30];&quot;, &quot;;['Kursliste-Settings'.B30]);IF(AND(['Kursliste-Settings'.B30]=&quot;&quot;;['Kursliste-Settings'.C30]=&quot;&quot;);&quot;&quot;;CONCATENATE(['Kursliste-Settings'.C30];&quot;, &quot;;['Kursliste-Settings'.B30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8:.Y28])&gt;0;SUM([.C28:.Y28])/COUNT([.C28:.X28]);0)" table:style-name="ce21">
            <text:p>0,00</text:p>
          </table:table-cell>
          <table:table-cell office:value-type="string" office:string-value="" table:formula="of:=[.B28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8:.BB28])&gt;0;SUM([.AE28:.BB28])/COUNT([.AE28:.BB28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7.</text:p>
          </table:table-cell>
          <table:table-cell office:value-type="string" office:string-value="" table:formula="of:=IF(IF(AND(['Kursliste-Settings'.B31]=&quot;&quot;;['Kursliste-Settings'.C31]=&quot;&quot;);&quot;&quot;;CONCATENATE(['Kursliste-Settings'.C31];&quot;,&quot;;['Kursliste-Settings'.B31]))&lt;&gt;&quot;&quot;;CONCATENATE(['Kursliste-Settings'.C31];&quot;, &quot;;['Kursliste-Settings'.B31]);IF(AND(['Kursliste-Settings'.B31]=&quot;&quot;;['Kursliste-Settings'.C31]=&quot;&quot;);&quot;&quot;;CONCATENATE(['Kursliste-Settings'.C31];&quot;, &quot;;['Kursliste-Settings'.B31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29:.Y29])&gt;0;SUM([.C29:.Y29])/COUNT([.C29:.X29]);0)" table:style-name="ce21">
            <text:p>0,00</text:p>
          </table:table-cell>
          <table:table-cell office:value-type="string" office:string-value="" table:formula="of:=[.B29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29:.BB29])&gt;0;SUM([.AE29:.BB29])/COUNT([.AE29:.BB29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8.</text:p>
          </table:table-cell>
          <table:table-cell office:value-type="string" office:string-value="" table:formula="of:=IF(IF(AND(['Kursliste-Settings'.B32]=&quot;&quot;;['Kursliste-Settings'.C32]=&quot;&quot;);&quot;&quot;;CONCATENATE(['Kursliste-Settings'.C32];&quot;,&quot;;['Kursliste-Settings'.B32]))&lt;&gt;&quot;&quot;;CONCATENATE(['Kursliste-Settings'.C32];&quot;, &quot;;['Kursliste-Settings'.B32]);IF(AND(['Kursliste-Settings'.B32]=&quot;&quot;;['Kursliste-Settings'.C32]=&quot;&quot;);&quot;&quot;;CONCATENATE(['Kursliste-Settings'.C32];&quot;, &quot;;['Kursliste-Settings'.B32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30:.Y30])&gt;0;SUM([.C30:.Y30])/COUNT([.C30:.X30]);0)" table:style-name="ce21">
            <text:p>0,00</text:p>
          </table:table-cell>
          <table:table-cell office:value-type="string" office:string-value="" table:formula="of:=[.B30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0:.BB30])&gt;0;SUM([.AE30:.BB30])/COUNT([.AE30:.BB30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29.</text:p>
          </table:table-cell>
          <table:table-cell office:value-type="string" office:string-value="" table:formula="of:=IF(IF(AND(['Kursliste-Settings'.B33]=&quot;&quot;;['Kursliste-Settings'.C33]=&quot;&quot;);&quot;&quot;;CONCATENATE(['Kursliste-Settings'.C33];&quot;,&quot;;['Kursliste-Settings'.B33]))&lt;&gt;&quot;&quot;;CONCATENATE(['Kursliste-Settings'.C33];&quot;, &quot;;['Kursliste-Settings'.B33]);IF(AND(['Kursliste-Settings'.B33]=&quot;&quot;;['Kursliste-Settings'.C33]=&quot;&quot;);&quot;&quot;;CONCATENATE(['Kursliste-Settings'.C33];&quot;, &quot;;['Kursliste-Settings'.B33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31:.Y31])&gt;0;SUM([.C31:.Y31])/COUNT([.C31:.X31]);0)" table:style-name="ce21">
            <text:p>0,00</text:p>
          </table:table-cell>
          <table:table-cell office:value-type="string" office:string-value="" table:formula="of:=[.B31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1:.BB31])&gt;0;SUM([.AE31:.BB31])/COUNT([.AE31:.BB31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30.</text:p>
          </table:table-cell>
          <table:table-cell office:value-type="string" office:string-value="" table:formula="of:=IF(IF(AND(['Kursliste-Settings'.B34]=&quot;&quot;;['Kursliste-Settings'.C34]=&quot;&quot;);&quot;&quot;;CONCATENATE(['Kursliste-Settings'.C34];&quot;,&quot;;['Kursliste-Settings'.B34]))&lt;&gt;&quot;&quot;;CONCATENATE(['Kursliste-Settings'.C34];&quot;, &quot;;['Kursliste-Settings'.B34]);IF(AND(['Kursliste-Settings'.B34]=&quot;&quot;;['Kursliste-Settings'.C34]=&quot;&quot;);&quot;&quot;;CONCATENATE(['Kursliste-Settings'.C34];&quot;, &quot;;['Kursliste-Settings'.B34])))" table:style-name="ce1"/>
          <table:table-cell table:number-columns-repeated="7" table:style-name="ce19"/>
          <table:table-cell table:number-columns-repeated="1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32:.Y32])&gt;0;SUM([.C32:.Y32])/COUNT([.C32:.X32]);0)" table:style-name="ce21">
            <text:p>0,00</text:p>
          </table:table-cell>
          <table:table-cell office:value-type="string" office:string-value="" table:formula="of:=[.B32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2:.BB32])&gt;0;SUM([.AE32:.BB32])/COUNT([.AE32:.BB32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31.</text:p>
          </table:table-cell>
          <table:table-cell office:value-type="string" office:string-value="" table:formula="of:=IF(IF(AND(['Kursliste-Settings'.B35]=&quot;&quot;;['Kursliste-Settings'.C35]=&quot;&quot;);&quot;&quot;;CONCATENATE(['Kursliste-Settings'.C35];&quot;,&quot;;['Kursliste-Settings'.B35]))&lt;&gt;&quot;&quot;;CONCATENATE(['Kursliste-Settings'.C35];&quot;, &quot;;['Kursliste-Settings'.B35]);IF(AND(['Kursliste-Settings'.B35]=&quot;&quot;;['Kursliste-Settings'.C35]=&quot;&quot;);&quot;&quot;;CONCATENATE(['Kursliste-Settings'.C35];&quot;, &quot;;['Kursliste-Settings'.B35])))" table:style-name="ce1"/>
          <table:table-cell table:number-columns-repeated="7" table:style-name="ce19"/>
          <table:table-cell table:number-columns-repeated="9" table:style-name="ce20"/>
          <table:table-cell table:style-name="ce23"/>
          <table:table-cell table:number-columns-repeated="4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33:.Y33])&gt;0;SUM([.C33:.Y33])/COUNT([.C33:.X33]);0)" table:style-name="ce21">
            <text:p>0,00</text:p>
          </table:table-cell>
          <table:table-cell office:value-type="string" office:string-value="" table:formula="of:=[.B33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3:.BB33])&gt;0;SUM([.AE33:.BB33])/COUNT([.AE33:.BB33]);0)" table:style-name="ce21">
            <text:p>0,00</text:p>
          </table:table-cell>
          <table:table-cell table:number-columns-repeated="16327"/>
        </table:table-row>
        <table:table-row table:style-name="ro4">
          <table:table-cell office:value-type="string" table:style-name="ce2">
            <text:p>32.</text:p>
          </table:table-cell>
          <table:table-cell office:value-type="string" office:string-value="" table:formula="of:=IF(IF(AND(['Kursliste-Settings'.B36]=&quot;&quot;;['Kursliste-Settings'.C36]=&quot;&quot;);&quot;&quot;;CONCATENATE(['Kursliste-Settings'.C36];&quot;,&quot;;['Kursliste-Settings'.B36]))&lt;&gt;&quot;&quot;;CONCATENATE(['Kursliste-Settings'.C36];&quot;, &quot;;['Kursliste-Settings'.B36]);IF(AND(['Kursliste-Settings'.B36]=&quot;&quot;;['Kursliste-Settings'.C36]=&quot;&quot;);&quot;&quot;;CONCATENATE(['Kursliste-Settings'.C36];&quot;, &quot;;['Kursliste-Settings'.B36])))" table:style-name="ce1"/>
          <table:table-cell table:number-columns-repeated="7" table:style-name="ce19"/>
          <table:table-cell table:number-columns-repeated="7" table:style-name="ce20"/>
          <table:table-cell table:style-name="ce23"/>
          <table:table-cell table:number-columns-repeated="6" table:style-name="ce20"/>
          <table:table-cell table:style-name="ce19"/>
          <table:table-cell table:number-columns-spanned="3" table:number-rows-spanned="1" table:style-name="ce52"/>
          <table:covered-table-cell table:number-columns-repeated="2"/>
          <table:table-cell table:style-name="ce18"/>
          <table:table-cell office:value-type="float" office:value="0" table:formula="of:=IF(SUM([.C34:.Y34])&gt;0;SUM([.C34:.Y34])/COUNT([.C34:.X34]);0)" table:style-name="ce21">
            <text:p>0,00</text:p>
          </table:table-cell>
          <table:table-cell office:value-type="string" office:string-value="" table:formula="of:=[.B34]" table:style-name="ce18"/>
          <table:table-cell table:number-columns-repeated="2" table:style-name="ce19"/>
          <table:table-cell table:number-columns-repeated="9" table:style-name="ce20"/>
          <table:table-cell table:number-columns-repeated="15" table:style-name="ce19"/>
          <table:table-cell office:value-type="float" office:value="0" table:formula="of:=IF(SUM([.AE34:.BB34])&gt;0;SUM([.AE34:.BB34])/COUNT([.AE34:.BB34]);0)" table:style-name="ce21">
            <text:p>0,00</text:p>
          </table:table-cell>
          <table:table-cell table:number-columns-repeated="16327"/>
        </table:table-row>
        <table:table-row table:style-name="ro5">
          <table:table-cell table:style-name="ce2"/>
          <table:table-cell office:value-type="string" table:style-name="ce24">
            <text:p>Stunde</text:p>
          </table:table-cell>
          <table:table-cell table:number-columns-repeated="6" table:style-name="ce25"/>
          <table:table-cell table:style-name="ce26"/>
          <table:table-cell table:number-columns-repeated="4" table:style-name="ce27"/>
          <table:table-cell table:style-name="ce28"/>
          <table:table-cell table:style-name="ce29"/>
          <table:table-cell table:style-name="ce30"/>
          <table:table-cell table:style-name="ce31"/>
          <table:table-cell table:number-columns-repeated="6" table:style-name="ce27"/>
          <table:table-cell table:style-name="ce32"/>
          <table:table-cell table:number-columns-spanned="3" table:number-rows-spanned="1" table:style-name="ce52"/>
          <table:covered-table-cell table:number-columns-repeated="2"/>
          <table:table-cell table:style-name="ce3"/>
          <table:table-cell table:style-name="ce33"/>
          <table:table-cell table:style-name="ce3"/>
          <table:table-cell table:number-columns-repeated="2" table:style-name="ce29"/>
          <table:table-cell table:number-columns-repeated="9" table:style-name="ce34"/>
          <table:table-cell table:number-columns-repeated="12" table:style-name="ce29"/>
          <table:table-cell table:number-columns-repeated="2" table:style-name="ce35"/>
          <table:table-cell table:style-name="ce3"/>
          <table:table-cell table:style-name="ce33"/>
          <table:table-cell table:number-columns-repeated="16327"/>
        </table:table-row>
        <table:table-row table:style-name="ro1">
          <table:table-cell table:style-name="ce2"/>
          <table:table-cell office:value-type="string" table:style-name="ce2">
            <text:p>Sequenz</text:p>
          </table:table-cell>
          <table:table-cell table:style-name="ce2"/>
          <table:table-cell table:style-name="ce36"/>
          <table:table-cell table:number-columns-repeated="2" table:style-name="ce2"/>
          <table:table-cell table:style-name="ce36"/>
          <table:table-cell table:style-name="ce2"/>
          <table:table-cell table:style-name="ce36"/>
          <table:table-cell table:style-name="ce2"/>
          <table:table-cell table:number-columns-repeated="11" table:style-name="ce36"/>
          <table:table-cell table:number-columns-spanned="2" table:number-rows-spanned="1" table:style-name="ce143"/>
          <table:covered-table-cell/>
          <table:table-cell table:number-columns-repeated="7" table:style-name="ce2"/>
          <table:table-cell table:style-name="ce1"/>
          <table:table-cell table:style-name="ce2"/>
          <table:table-cell table:style-name="ce37"/>
          <table:table-cell table:style-name="ce38"/>
          <table:table-cell table:number-columns-repeated="2" table:style-name="ce7"/>
          <table:table-cell table:style-name="ce39"/>
          <table:table-cell table:number-columns-repeated="4" table:style-name="ce7"/>
          <table:table-cell table:number-columns-repeated="981" table:style-name="ce2"/>
          <table:table-cell table:number-columns-repeated="15362"/>
        </table:table-row>
        <table:table-row table:style-name="ro1">
          <table:table-cell table:style-name="ce2"/>
          <table:table-cell office:value-type="string" table:style-name="ce2">
            <text:p>Reihe</text:p>
          </table:table-cell>
          <table:table-cell table:style-name="ce2"/>
          <table:table-cell table:style-name="ce36"/>
          <table:table-cell table:number-columns-repeated="37" table:style-name="ce2"/>
          <table:table-cell table:number-columns-spanned="10" table:number-rows-spanned="1" table:style-name="ce54"/>
          <table:covered-table-cell table:number-columns-repeated="9"/>
          <table:table-cell table:number-columns-repeated="971" table:style-name="ce2"/>
          <table:table-cell table:number-columns-repeated="15362"/>
        </table:table-row>
        <table:table-row table:style-name="ro6">
          <table:table-cell table:style-name="ce2"/>
          <table:table-cell table:number-columns-repeated="4" table:style-name="ce1"/>
          <table:table-cell table:number-columns-repeated="10" table:style-name="ce2"/>
          <table:table-cell table:number-columns-spanned="4" table:number-rows-spanned="1" table:style-name="ce55"/>
          <table:covered-table-cell table:number-columns-repeated="3"/>
          <table:table-cell table:number-columns-repeated="1003" table:style-name="ce2"/>
          <table:table-cell table:number-columns-repeated="15362"/>
        </table:table-row>
        <table:table-row table:number-rows-repeated="2" table:style-name="ro1">
          <table:table-cell table:style-name="ce2"/>
          <table:table-cell table:number-columns-repeated="10" table:style-name="ce1"/>
          <table:table-cell table:number-columns-repeated="5" table:style-name="ce2"/>
          <table:table-cell table:style-name="ce40"/>
          <table:table-cell table:number-columns-repeated="1005" table:style-name="ce2"/>
          <table:table-cell table:number-columns-repeated="15362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 table:style-name="ce2"/>
          <table:table-cell office:value-type="string" table:style-name="ce41">
            <text:p>Legende:</text:p>
          </table:table-cell>
          <table:table-cell office:value-type="string" table:style-name="ce42">
            <text:p>f</text:p>
          </table:table-cell>
          <table:table-cell office:value-type="string" table:style-name="ce42">
            <text:p>fehlt</text:p>
          </table:table-cell>
          <table:table-cell table:style-name="ce43"/>
          <table:table-cell table:number-columns-repeated="11" table:style-name="ce2"/>
          <table:table-cell table:style-name="ce40"/>
          <table:table-cell table:number-columns-repeated="1005" table:style-name="ce2"/>
          <table:table-cell table:number-columns-repeated="15362"/>
        </table:table-row>
        <table:table-row table:style-name="ro1">
          <table:table-cell table:style-name="ce2"/>
          <table:table-cell table:style-name="ce44"/>
          <table:table-cell office:value-type="string" table:style-name="ce45">
            <text:p>e</text:p>
          </table:table-cell>
          <table:table-cell office:value-type="string" table:style-name="ce45">
            <text:p>entschuldigt</text:p>
          </table:table-cell>
          <table:table-cell table:style-name="ce46"/>
          <table:table-cell table:number-columns-repeated="11" table:style-name="ce2"/>
          <table:table-cell table:style-name="ce40"/>
          <table:table-cell table:number-columns-repeated="1005" table:style-name="ce2"/>
          <table:table-cell table:number-columns-repeated="15362"/>
        </table:table-row>
        <table:table-row table:style-name="ro1">
          <table:table-cell table:style-name="ce2"/>
          <table:table-cell table:style-name="ce47"/>
          <table:table-cell office:value-type="string" table:style-name="ce48">
            <text:p>x</text:p>
          </table:table-cell>
          <table:table-cell office:value-type="string" table:style-name="ce48">
            <text:p>keine Note</text:p>
          </table:table-cell>
          <table:table-cell table:style-name="ce49"/>
          <table:table-cell table:number-columns-repeated="11" table:style-name="ce2"/>
          <table:table-cell table:style-name="ce40"/>
          <table:table-cell table:number-columns-repeated="1005" table:style-name="ce2"/>
          <table:table-cell table:number-columns-repeated="15362"/>
        </table:table-row>
        <table:table-row table:number-rows-repeated="1048531" table:style-name="ro7">
          <table:table-cell table:number-columns-repeated="16384"/>
        </table:table-row>
        <table:named-expressions>
          <table:named-expression table:name="Print_Area" table:expression="of:=['SoMi-Liste'.$A$1:.$AC$37]~['SoMi-Liste'.$AD$1:.$BE$37]~['SoMi-Liste'.$B$43:.$E$45]" table:base-cell-address="Kursliste-Settings.$A$1"/>
        </table:named-expressions>
      </table:table>
      <table:table table:name="Notenuebersicht" table:style-name="ta1">
        <table:table-column table:style-name="co23" table:default-cell-style-name="ce1"/>
        <table:table-column table:style-name="co8" table:default-cell-style-name="ce1"/>
        <table:table-column table:style-name="co24" table:default-cell-style-name="ce1"/>
        <table:table-column table:style-name="co10" table:number-columns-repeated="6" table:default-cell-style-name="ce1"/>
        <table:table-column table:style-name="co14" table:default-cell-style-name="ce1"/>
        <table:table-column table:style-name="co25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6" table:default-cell-style-name="ce1"/>
        <table:table-column table:style-name="co10" table:default-cell-style-name="ce1"/>
        <table:table-column table:style-name="co29" table:default-cell-style-name="ce86"/>
        <table:table-column table:style-name="co30" table:default-cell-style-name="ce1"/>
        <table:table-column table:style-name="co10" table:number-columns-repeated="7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31" table:default-cell-style-name="ce1"/>
        <table:table-column table:style-name="co10" table:number-columns-repeated="23" table:default-cell-style-name="ce1"/>
        <table:table-column table:style-name="co32" table:default-cell-style-name="ce1"/>
        <table:table-column table:style-name="co7" table:number-columns-repeated="9" table:default-cell-style-name="ce1"/>
        <table:table-column table:style-name="co6" table:number-columns-repeated="16320" table:default-cell-style-name="ce1"/>
        <table:table-row table:style-name="ro8">
          <table:table-cell table:style-name="ce2"/>
          <table:table-cell office:value-type="string" office:string-value="KURSNAME" table:formula="of:=['Kursliste-Settings'.B1]" table:number-columns-spanned="1" table:number-rows-spanned="3" table:style-name="ce5">
            <text:p>KURSNAME</text:p>
          </table:table-cell>
          <table:table-cell table:style-name="ce56"/>
          <table:table-cell office:value-type="string" table:number-columns-spanned="13" table:number-rows-spanned="1" table:style-name="ce102">
            <text:p>1. Kurshalbjahr</text:p>
          </table:table-cell>
          <table:covered-table-cell table:number-columns-repeated="12"/>
          <table:table-cell table:style-name="ce1"/>
          <table:table-cell table:number-columns-repeated="2" table:style-name="ce57"/>
          <table:table-cell table:number-columns-repeated="16365"/>
        </table:table-row>
        <table:table-row table:style-name="ro9">
          <table:table-cell office:value-type="string" table:number-columns-spanned="1" table:number-rows-spanned="3" table:style-name="ce142">
            <text:p>Lfd- Nummer</text:p>
          </table:table-cell>
          <table:covered-table-cell/>
          <table:table-cell office:value-type="string" table:number-columns-spanned="1" table:number-rows-spanned="3" table:style-name="ce103">
            <text:p>Klausurfach</text:p>
          </table:table-cell>
          <table:table-cell office:value-type="string" table:number-columns-spanned="6" table:number-rows-spanned="1" table:style-name="ce104">
            <text:p>Leistungen</text:p>
          </table:table-cell>
          <table:covered-table-cell table:number-columns-repeated="5"/>
          <table:table-cell table:style-name="ce16"/>
          <table:table-cell table:number-columns-repeated="2" table:style-name="ce3"/>
          <table:table-cell office:value-type="string" table:number-columns-spanned="4" table:number-rows-spanned="1" table:style-name="ce105">
            <text:p>Abwesenheit</text:p>
          </table:table-cell>
          <table:covered-table-cell table:number-columns-repeated="3"/>
          <table:table-cell table:style-name="ce1"/>
          <table:table-cell table:number-columns-repeated="2" table:style-name="ce57"/>
          <table:table-cell table:number-columns-repeated="16365"/>
        </table:table-row>
        <table:table-row table:style-name="ro10">
          <table:covered-table-cell/>
          <table:covered-table-cell/>
          <table:covered-table-cell/>
          <table:table-cell office:value-type="string" table:number-columns-spanned="4" table:number-rows-spanned="1" table:style-name="ce145">
            <text:p>Klausuren</text:p>
          </table:table-cell>
          <table:covered-table-cell table:number-columns-repeated="3"/>
          <table:table-cell office:value-type="string" table:number-columns-spanned="3" table:number-rows-spanned="1" table:style-name="ce146">
            <text:p>Sonstige Mitarbeit</text:p>
          </table:table-cell>
          <table:covered-table-cell table:number-columns-repeated="2"/>
          <table:table-cell office:value-type="string" table:number-columns-spanned="1" table:number-rows-spanned="2" table:style-name="ce106">
            <text:p>Zensur</text:p>
          </table:table-cell>
          <table:table-cell office:value-type="string" table:number-columns-spanned="1" table:number-rows-spanned="2" table:style-name="ce106">
            <text:p>Punkte</text:p>
          </table:table-cell>
          <table:table-cell office:value-type="string" table:number-columns-spanned="2" table:number-rows-spanned="1" table:style-name="ce144">
            <text:p>1. Abschnitt</text:p>
          </table:table-cell>
          <table:covered-table-cell/>
          <table:table-cell office:value-type="string" table:number-columns-spanned="2" table:number-rows-spanned="1" table:style-name="ce105">
            <text:p>2. Abschnitt</text:p>
          </table:table-cell>
          <table:covered-table-cell/>
          <table:table-cell table:style-name="ce1"/>
          <table:table-cell table:number-columns-repeated="2" table:style-name="ce57"/>
          <table:table-cell table:number-columns-repeated="16365"/>
        </table:table-row>
        <table:table-row table:style-name="ro11">
          <table:covered-table-cell/>
          <table:table-cell office:value-type="string" table:style-name="ce3">
            <text:p>Name, Vorname</text:p>
          </table:table-cell>
          <table:covered-table-cell/>
          <table:table-cell office:value-type="string" table:style-name="ce58">
            <text:p>K1</text:p>
          </table:table-cell>
          <table:table-cell office:value-type="string" table:style-name="ce58">
            <text:p>K2</text:p>
          </table:table-cell>
          <table:table-cell office:value-type="string" table:style-name="ce58">
            <text:p>K3</text:p>
          </table:table-cell>
          <table:table-cell office:value-type="string" table:style-name="ce59">
            <text:p>G</text:p>
          </table:table-cell>
          <table:table-cell office:value-type="string" table:style-name="ce58">
            <text:p>Q1</text:p>
          </table:table-cell>
          <table:table-cell office:value-type="string" table:style-name="ce58">
            <text:p>Q2</text:p>
          </table:table-cell>
          <table:table-cell office:value-type="string" table:style-name="ce60">
            <text:p>G</text:p>
          </table:table-cell>
          <table:covered-table-cell/>
          <table:covered-table-cell/>
          <table:table-cell office:value-type="string" table:style-name="ce61">
            <text:p>Fehlstunden</text:p>
          </table:table-cell>
          <table:table-cell office:value-type="string" table:style-name="ce61">
            <text:p>davon n. e.</text:p>
          </table:table-cell>
          <table:table-cell office:value-type="string" table:style-name="ce61">
            <text:p>Fehlstunden</text:p>
          </table:table-cell>
          <table:table-cell office:value-type="string" table:style-name="ce61">
            <text:p>davon n.e.</text:p>
          </table:table-cell>
          <table:table-cell table:style-name="ce1"/>
          <table:table-cell office:value-type="string" table:style-name="ce57">
            <text:p>Kommentar Q1</text:p>
          </table:table-cell>
          <table:table-cell office:value-type="string" table:style-name="ce57">
            <text:p>Kommentar Q2</text:p>
          </table:table-cell>
          <table:table-cell table:number-columns-repeated="16365"/>
        </table:table-row>
        <table:table-row table:style-name="ro1">
          <table:table-cell office:value-type="float" office:value="1" table:style-name="ce154">
            <text:p>1</text:p>
          </table:table-cell>
          <table:table-cell office:value-type="string" office:string-value="Mustermann, Max" table:formula="of:=['SoMi-Liste'.B3]" table:style-name="ce155">
            <text:p>Mustermann, Max</text:p>
          </table:table-cell>
          <table:table-cell office:value-type="string" office:string-value="s" table:formula="of:=IF(['SoMi-Liste'.AB3]=&quot;m&quot;;&quot;m&quot;;&quot;s&quot;)" table:style-name="ce154">
            <text:p>s</text:p>
          </table:table-cell>
          <table:table-cell office:value-type="string" office:string-value="3+" table:formula="of:=[Klausur1.C22]" table:style-name="ce156">
            <text:p>3+</text:p>
          </table:table-cell>
          <table:table-cell office:value-type="float" office:value="3" table:style-name="ce156">
            <text:p>3</text:p>
          </table:table-cell>
          <table:table-cell table:style-name="ce156"/>
          <table:table-cell office:value-type="float" office:value="3" table:formula="of:=N(IF(SUM([.D5:.F5])&gt;0;SUM([.D5:.F5])/COUNT([.D5:.F5]);&quot;&quot;))" table:style-name="ce166">
            <text:p>3</text:p>
          </table:table-cell>
          <table:table-cell office:value-type="float" office:value="2.57" table:formula="of:=IF(['SoMi-Liste'.AC3]=0;&quot;&quot;;ROUND(['SoMi-Liste'.AC3];2))" table:style-name="ce170">
            <text:p>2,57</text:p>
          </table:table-cell>
          <table:table-cell office:value-type="string" office:string-value="" table:formula="of:=IF(['SoMi-Liste'.BE3]=0;&quot;&quot;;['SoMi-Liste'.BE3])" table:style-name="ce157"/>
          <table:table-cell office:value-type="float" office:value="2.57" table:formula="of:=IF(SUM([.H5:.I5])&gt;0;SUM([.H5:.I5])/COUNT([.H5:.I5]);&quot;&quot;)" table:style-name="ce171">
            <text:p>2,57</text:p>
          </table:table-cell>
          <table:table-cell office:value-type="float" office:value="2.7850000000000001" table:formula="of:=IF([.G5]=0;[.J5];IF(([.G5]+[.J5])&gt;0;([.G5]+[.J5])/COUNT([.G5];[.J5]);&quot;&quot;))" table:style-name="ce168">
            <text:p>2,79</text:p>
          </table:table-cell>
          <table:table-cell office:value-type="float" office:value="10" table:formula="of:= IF([.K5]&gt;=[KMK_Punkte.$B$16];[KMK_Punkte.$A$17]; IF([.K5]&gt;=[KMK_Punkte.$B$15];[KMK_Punkte.$A$16]; IF([.K5]&gt;=[KMK_Punkte.$B$14];[KMK_Punkte.$A$15]; IF([.K5]&gt;=[KMK_Punkte.$B$13];[KMK_Punkte.$A$14]; IF([.K5]&gt;=[KMK_Punkte.$B$12];[KMK_Punkte.$A$13]; IF([.K5]&gt;=[KMK_Punkte.$B$11];[KMK_Punkte.$A$12]; IF([.K5]&gt;=[KMK_Punkte.$B$10];[KMK_Punkte.$A$11]; IF([.K5]&gt;=[KMK_Punkte.$B$9];[KMK_Punkte.$A$10]; IF([.K5]&gt;=[KMK_Punkte.$B$8];[KMK_Punkte.$A$9]; IF([.K5]&gt;=[KMK_Punkte.$B$7];[KMK_Punkte.$A$8]; IF([.K5]&gt;=[KMK_Punkte.$B$6];[KMK_Punkte.$A$7]; IF([.K5]&gt;=[KMK_Punkte.$B$5];[KMK_Punkte.$A$6]; IF([.K5]&gt;=[KMK_Punkte.$B$4];[KMK_Punkte.$A$5]; IF([.K5]&gt;=[KMK_Punkte.$B$3];[KMK_Punkte.$A$4]; IF([.K5]&gt;=[KMK_Punkte.$B$2];[KMK_Punkte.$A$3];[KMK_Punkte.$A$2]) ))))))))))))))" table:style-name="ce173">
            <text:p>10</text:p>
          </table:table-cell>
          <table:table-cell office:value-type="float" office:value="6" table:formula="of:=IF([.B5]&lt;&gt;&quot;&quot;; IF( SUMIF(['SoMi-Liste'.C3:.X3];&quot;e&quot;;['SoMi-Liste'.C$2:.X$2])=0; [.N5]; IF([.N5]&lt;&gt;&quot;&quot;;SUMIF(['SoMi-Liste'.C3:.X3];&quot;e&quot;;['SoMi-Liste'.C$2:.X$2])+[.N5];SUMIF(['SoMi-Liste'.C3:.X3];&quot;e&quot;;['SoMi-Liste'.C$2:.X$2])   ));&quot;&quot;)" table:style-name="ce174">
            <text:p>6</text:p>
          </table:table-cell>
          <table:table-cell office:value-type="float" office:value="3" table:formula="of:=IF([.B5]&lt;&gt;&quot;&quot;; IF(SUMIF(['SoMi-Liste'.C3:.X3];&quot;f&quot;;['SoMi-Liste'.C$2:.X$2])=0; &quot;&quot;; SUMIF(['SoMi-Liste'.C3:.X3];&quot;f&quot;;['SoMi-Liste'.C$2:.X$2]));&quot;&quot;)" table:style-name="ce176">
            <text:p>3</text:p>
          </table:table-cell>
          <table:table-cell office:value-type="string" office:string-value="" table:formula="of:=IF([.B5]&lt;&gt;&quot;&quot;; IF( SUMIF(['SoMi-Liste'.AE2:.BB3];&quot;e&quot;;['SoMi-Liste'.AE$2:.BB$2])=0; [.P5]; IF([.P5]&lt;&gt;&quot;&quot;;SUMIF(['SoMi-Liste'.AE3:.BB3];&quot;e&quot;;['SoMi-Liste'.AE$2:.BB$2])+[.P5];SUMIF(['SoMi-Liste'.AE3:.BB3];&quot;e&quot;;['SoMi-Liste'.AE$2:.BB$2])   ));&quot;&quot;)" table:style-name="ce157"/>
          <table:table-cell office:value-type="string" office:string-value="" table:formula="of:=IF([.B5]&lt;&gt;&quot;&quot;; IF(SUMIF(['SoMi-Liste'.AE3:.BB3];&quot;f&quot;;['SoMi-Liste'.AE$2:.BB$2])=0; &quot;&quot;; SUMIF(['SoMi-Liste'.AE3:.BB3];&quot;f&quot;;['SoMi-Liste'.AE$2:.BB$2]));&quot;&quot;)" table:style-name="ce157"/>
          <table:table-cell table:style-name="ce1"/>
          <table:table-cell office:value-type="string" table:style-name="ce68">
            <text:p>Netter Kerl</text:p>
          </table:table-cell>
          <table:table-cell table:style-name="ce69"/>
          <table:table-cell table:number-columns-repeated="16365"/>
        </table:table-row>
        <table:table-row table:style-name="ro1">
          <table:table-cell office:value-type="float" office:value="2" table:style-name="ce154">
            <text:p>2</text:p>
          </table:table-cell>
          <table:table-cell office:value-type="string" office:string-value="Test, Timo" table:formula="of:=['SoMi-Liste'.B4]" table:style-name="ce155">
            <text:p>Test, Timo</text:p>
          </table:table-cell>
          <table:table-cell office:value-type="string" office:string-value="s" table:formula="of:=IF(['SoMi-Liste'.AB4]=&quot;m&quot;;&quot;m&quot;;&quot;s&quot;)" table:style-name="ce154">
            <text:p>s</text:p>
          </table:table-cell>
          <table:table-cell office:value-type="string" office:string-value="3+" table:formula="of:=[Klausur1.C23]" table:style-name="ce156">
            <text:p>3+</text:p>
          </table:table-cell>
          <table:table-cell table:style-name="ce156"/>
          <table:table-cell table:style-name="ce156"/>
          <table:table-cell office:value-type="float" office:value="0" table:formula="of:=N(IF(SUM([.D6:.F6])&gt;0;SUM([.D6:.F6])/COUNT([.D6:.F6]);&quot;&quot;))" table:style-name="ce166">
            <text:p>0</text:p>
          </table:table-cell>
          <table:table-cell office:value-type="float" office:value="1.53" table:formula="of:=IF(['SoMi-Liste'.AC4]=0;&quot;&quot;;ROUND(['SoMi-Liste'.AC4];2))" table:style-name="ce170">
            <text:p>1,53</text:p>
          </table:table-cell>
          <table:table-cell office:value-type="string" office:string-value="" table:formula="of:=IF(['SoMi-Liste'.BE4]=0;&quot;&quot;;['SoMi-Liste'.BE4])" table:style-name="ce157"/>
          <table:table-cell office:value-type="float" office:value="1.53" table:formula="of:=IF(SUM([.H6:.I6])&gt;0;SUM([.H6:.I6])/COUNT([.H6:.I6]);&quot;&quot;)" table:style-name="ce171">
            <text:p>1,53</text:p>
          </table:table-cell>
          <table:table-cell office:value-type="float" office:value="1.53" table:formula="of:=IF([.G6]=0;[.J6];IF(([.G6]+[.J6])&gt;0;([.G6]+[.J6])/COUNT([.G6];[.J6]);&quot;&quot;))" table:style-name="ce168">
            <text:p>1,53</text:p>
          </table:table-cell>
          <table:table-cell office:value-type="float" office:value="13" table:formula="of:= IF([.K6]&gt;=[KMK_Punkte.$B$16];[KMK_Punkte.$A$17]; IF([.K6]&gt;=[KMK_Punkte.$B$15];[KMK_Punkte.$A$16]; IF([.K6]&gt;=[KMK_Punkte.$B$14];[KMK_Punkte.$A$15]; IF([.K6]&gt;=[KMK_Punkte.$B$13];[KMK_Punkte.$A$14]; IF([.K6]&gt;=[KMK_Punkte.$B$12];[KMK_Punkte.$A$13]; IF([.K6]&gt;=[KMK_Punkte.$B$11];[KMK_Punkte.$A$12]; IF([.K6]&gt;=[KMK_Punkte.$B$10];[KMK_Punkte.$A$11]; IF([.K6]&gt;=[KMK_Punkte.$B$9];[KMK_Punkte.$A$10]; IF([.K6]&gt;=[KMK_Punkte.$B$8];[KMK_Punkte.$A$9]; IF([.K6]&gt;=[KMK_Punkte.$B$7];[KMK_Punkte.$A$8]; IF([.K6]&gt;=[KMK_Punkte.$B$6];[KMK_Punkte.$A$7]; IF([.K6]&gt;=[KMK_Punkte.$B$5];[KMK_Punkte.$A$6]; IF([.K6]&gt;=[KMK_Punkte.$B$4];[KMK_Punkte.$A$5]; IF([.K6]&gt;=[KMK_Punkte.$B$3];[KMK_Punkte.$A$4]; IF([.K6]&gt;=[KMK_Punkte.$B$2];[KMK_Punkte.$A$3];[KMK_Punkte.$A$2]) ))))))))))))))" table:style-name="ce173">
            <text:p>13</text:p>
          </table:table-cell>
          <table:table-cell office:value-type="float" office:value="1" table:formula="of:=IF([.B6]&lt;&gt;&quot;&quot;; IF( SUMIF(['SoMi-Liste'.C4:.X4];&quot;e&quot;;['SoMi-Liste'.C$2:.X$2])=0; [.N6]; IF([.N6]&lt;&gt;&quot;&quot;;SUMIF(['SoMi-Liste'.C4:.X4];&quot;e&quot;;['SoMi-Liste'.C$2:.X$2])+[.N6];SUMIF(['SoMi-Liste'.C4:.X4];&quot;e&quot;;['SoMi-Liste'.C$2:.X$2])   ));&quot;&quot;)" table:style-name="ce174">
            <text:p>1</text:p>
          </table:table-cell>
          <table:table-cell office:value-type="float" office:value="1" table:formula="of:=IF([.B6]&lt;&gt;&quot;&quot;; IF(SUMIF(['SoMi-Liste'.C4:.X4];&quot;f&quot;;['SoMi-Liste'.C$2:.X$2])=0; &quot;&quot;; SUMIF(['SoMi-Liste'.C4:.X4];&quot;f&quot;;['SoMi-Liste'.C$2:.X$2]));&quot;&quot;)" table:style-name="ce176">
            <text:p>1</text:p>
          </table:table-cell>
          <table:table-cell office:value-type="string" office:string-value="" table:formula="of:=IF([.B6]&lt;&gt;&quot;&quot;; IF( SUMIF(['SoMi-Liste'.AE3:.BB4];&quot;e&quot;;['SoMi-Liste'.AE$2:.BB$2])=0; [.P6]; IF([.P6]&lt;&gt;&quot;&quot;;SUMIF(['SoMi-Liste'.AE4:.BB4];&quot;e&quot;;['SoMi-Liste'.AE$2:.BB$2])+[.P6];SUMIF(['SoMi-Liste'.AE4:.BB4];&quot;e&quot;;['SoMi-Liste'.AE$2:.BB$2])   ));&quot;&quot;)" table:style-name="ce157"/>
          <table:table-cell office:value-type="string" office:string-value="" table:formula="of:=IF([.B6]&lt;&gt;&quot;&quot;; IF(SUMIF(['SoMi-Liste'.AE4:.BB4];&quot;f&quot;;['SoMi-Liste'.AE$2:.BB$2])=0; &quot;&quot;; SUMIF(['SoMi-Liste'.AE4:.BB4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3" table:style-name="ce154">
            <text:p>3</text:p>
          </table:table-cell>
          <table:table-cell office:value-type="string" office:string-value="Versuch, Victor" table:formula="of:=['SoMi-Liste'.B5]" table:style-name="ce155">
            <text:p>Versuch, Victor</text:p>
          </table:table-cell>
          <table:table-cell office:value-type="string" office:string-value="s" table:formula="of:=IF(['SoMi-Liste'.AB5]=&quot;m&quot;;&quot;m&quot;;&quot;s&quot;)" table:style-name="ce154">
            <text:p>s</text:p>
          </table:table-cell>
          <table:table-cell office:value-type="string" office:string-value="3-" table:formula="of:=[Klausur1.C24]" table:style-name="ce156">
            <text:p>3-</text:p>
          </table:table-cell>
          <table:table-cell table:style-name="ce156"/>
          <table:table-cell table:style-name="ce156"/>
          <table:table-cell office:value-type="float" office:value="0" table:formula="of:=N(IF(SUM([.D7:.F7])&gt;0;SUM([.D7:.F7])/COUNT([.D7:.F7]);&quot;&quot;))" table:style-name="ce166">
            <text:p>0</text:p>
          </table:table-cell>
          <table:table-cell office:value-type="float" office:value="2.75" table:formula="of:=IF(['SoMi-Liste'.AC5]=0;&quot;&quot;;ROUND(['SoMi-Liste'.AC5];2))" table:style-name="ce170">
            <text:p>2,75</text:p>
          </table:table-cell>
          <table:table-cell office:value-type="string" office:string-value="" table:formula="of:=IF(['SoMi-Liste'.BE5]=0;&quot;&quot;;['SoMi-Liste'.BE5])" table:style-name="ce157"/>
          <table:table-cell office:value-type="float" office:value="2.75" table:formula="of:=IF(SUM([.H7:.I7])&gt;0;SUM([.H7:.I7])/COUNT([.H7:.I7]);&quot;&quot;)" table:style-name="ce171">
            <text:p>2,75</text:p>
          </table:table-cell>
          <table:table-cell office:value-type="float" office:value="2.75" table:formula="of:=IF([.G7]=0;[.J7];IF(([.G7]+[.J7])&gt;0;([.G7]+[.J7])/COUNT([.G7];[.J7]);&quot;&quot;))" table:style-name="ce168">
            <text:p>2,75</text:p>
          </table:table-cell>
          <table:table-cell office:value-type="float" office:value="10" table:formula="of:= IF([.K7]&gt;=[KMK_Punkte.$B$16];[KMK_Punkte.$A$17]; IF([.K7]&gt;=[KMK_Punkte.$B$15];[KMK_Punkte.$A$16]; IF([.K7]&gt;=[KMK_Punkte.$B$14];[KMK_Punkte.$A$15]; IF([.K7]&gt;=[KMK_Punkte.$B$13];[KMK_Punkte.$A$14]; IF([.K7]&gt;=[KMK_Punkte.$B$12];[KMK_Punkte.$A$13]; IF([.K7]&gt;=[KMK_Punkte.$B$11];[KMK_Punkte.$A$12]; IF([.K7]&gt;=[KMK_Punkte.$B$10];[KMK_Punkte.$A$11]; IF([.K7]&gt;=[KMK_Punkte.$B$9];[KMK_Punkte.$A$10]; IF([.K7]&gt;=[KMK_Punkte.$B$8];[KMK_Punkte.$A$9]; IF([.K7]&gt;=[KMK_Punkte.$B$7];[KMK_Punkte.$A$8]; IF([.K7]&gt;=[KMK_Punkte.$B$6];[KMK_Punkte.$A$7]; IF([.K7]&gt;=[KMK_Punkte.$B$5];[KMK_Punkte.$A$6]; IF([.K7]&gt;=[KMK_Punkte.$B$4];[KMK_Punkte.$A$5]; IF([.K7]&gt;=[KMK_Punkte.$B$3];[KMK_Punkte.$A$4]; IF([.K7]&gt;=[KMK_Punkte.$B$2];[KMK_Punkte.$A$3];[KMK_Punkte.$A$2]) ))))))))))))))" table:style-name="ce173">
            <text:p>10</text:p>
          </table:table-cell>
          <table:table-cell office:value-type="float" office:value="7" table:formula="of:=IF([.B7]&lt;&gt;&quot;&quot;; IF( SUMIF(['SoMi-Liste'.C5:.X5];&quot;e&quot;;['SoMi-Liste'.C$2:.X$2])=0; [.N7]; IF([.N7]&lt;&gt;&quot;&quot;;SUMIF(['SoMi-Liste'.C5:.X5];&quot;e&quot;;['SoMi-Liste'.C$2:.X$2])+[.N7];SUMIF(['SoMi-Liste'.C5:.X5];&quot;e&quot;;['SoMi-Liste'.C$2:.X$2])   ));&quot;&quot;)" table:style-name="ce174">
            <text:p>7</text:p>
          </table:table-cell>
          <table:table-cell office:value-type="float" office:value="1" table:formula="of:=IF([.B7]&lt;&gt;&quot;&quot;; IF(SUMIF(['SoMi-Liste'.C5:.X5];&quot;f&quot;;['SoMi-Liste'.C$2:.X$2])=0; &quot;&quot;; SUMIF(['SoMi-Liste'.C5:.X5];&quot;f&quot;;['SoMi-Liste'.C$2:.X$2]));&quot;&quot;)" table:style-name="ce176">
            <text:p>1</text:p>
          </table:table-cell>
          <table:table-cell office:value-type="string" office:string-value="" table:formula="of:=IF([.B7]&lt;&gt;&quot;&quot;; IF( SUMIF(['SoMi-Liste'.AE4:.BB5];&quot;e&quot;;['SoMi-Liste'.AE$2:.BB$2])=0; [.P7]; IF([.P7]&lt;&gt;&quot;&quot;;SUMIF(['SoMi-Liste'.AE5:.BB5];&quot;e&quot;;['SoMi-Liste'.AE$2:.BB$2])+[.P7];SUMIF(['SoMi-Liste'.AE5:.BB5];&quot;e&quot;;['SoMi-Liste'.AE$2:.BB$2])   ));&quot;&quot;)" table:style-name="ce157"/>
          <table:table-cell office:value-type="string" office:string-value="" table:formula="of:=IF([.B7]&lt;&gt;&quot;&quot;; IF(SUMIF(['SoMi-Liste'.AE5:.BB5];&quot;f&quot;;['SoMi-Liste'.AE$2:.BB$2])=0; &quot;&quot;; SUMIF(['SoMi-Liste'.AE5:.BB5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4" table:style-name="ce154">
            <text:p>4</text:p>
          </table:table-cell>
          <table:table-cell office:value-type="string" office:string-value="Ulfson, Ulf" table:formula="of:=['SoMi-Liste'.B6]" table:style-name="ce155">
            <text:p>Ulfson, Ulf</text:p>
          </table:table-cell>
          <table:table-cell office:value-type="string" office:string-value="s" table:formula="of:=IF(['SoMi-Liste'.AB6]=&quot;m&quot;;&quot;m&quot;;&quot;s&quot;)" table:style-name="ce154">
            <text:p>s</text:p>
          </table:table-cell>
          <table:table-cell office:value-type="string" office:string-value="4+" table:formula="of:=[Klausur1.C25]" table:style-name="ce156">
            <text:p>4+</text:p>
          </table:table-cell>
          <table:table-cell table:style-name="ce156"/>
          <table:table-cell table:style-name="ce156"/>
          <table:table-cell office:value-type="float" office:value="0" table:formula="of:=N(IF(SUM([.D8:.F8])&gt;0;SUM([.D8:.F8])/COUNT([.D8:.F8]);&quot;&quot;))" table:style-name="ce166">
            <text:p>0</text:p>
          </table:table-cell>
          <table:table-cell office:value-type="string" office:string-value="" table:formula="of:=IF(['SoMi-Liste'.AC6]=0;&quot;&quot;;ROUND(['SoMi-Liste'.AC6];2))" table:style-name="ce157"/>
          <table:table-cell office:value-type="string" office:string-value="" table:formula="of:=IF(['SoMi-Liste'.BE6]=0;&quot;&quot;;['SoMi-Liste'.BE6])" table:style-name="ce157"/>
          <table:table-cell office:value-type="string" office:string-value="" table:formula="of:=IF(SUM([.H8:.I8])&gt;0;SUM([.H8:.I8])/COUNT([.H8:.I8]);&quot;&quot;)" table:style-name="ce171"/>
          <table:table-cell office:value-type="string" office:string-value="" table:formula="of:=IF([.G8]=0;[.J8];IF(([.G8]+[.J8])&gt;0;([.G8]+[.J8])/COUNT([.G8];[.J8]);&quot;&quot;))" table:style-name="ce168"/>
          <table:table-cell office:value-type="float" office:value="0" table:formula="of:= IF([.K8]&gt;=[KMK_Punkte.$B$16];[KMK_Punkte.$A$17]; IF([.K8]&gt;=[KMK_Punkte.$B$15];[KMK_Punkte.$A$16]; IF([.K8]&gt;=[KMK_Punkte.$B$14];[KMK_Punkte.$A$15]; IF([.K8]&gt;=[KMK_Punkte.$B$13];[KMK_Punkte.$A$14]; IF([.K8]&gt;=[KMK_Punkte.$B$12];[KMK_Punkte.$A$13]; IF([.K8]&gt;=[KMK_Punkte.$B$11];[KMK_Punkte.$A$12]; IF([.K8]&gt;=[KMK_Punkte.$B$10];[KMK_Punkte.$A$11]; IF([.K8]&gt;=[KMK_Punkte.$B$9];[KMK_Punkte.$A$10]; IF([.K8]&gt;=[KMK_Punkte.$B$8];[KMK_Punkte.$A$9]; IF([.K8]&gt;=[KMK_Punkte.$B$7];[KMK_Punkte.$A$8]; IF([.K8]&gt;=[KMK_Punkte.$B$6];[KMK_Punkte.$A$7]; IF([.K8]&gt;=[KMK_Punkte.$B$5];[KMK_Punkte.$A$6]; IF([.K8]&gt;=[KMK_Punkte.$B$4];[KMK_Punkte.$A$5]; IF([.K8]&gt;=[KMK_Punkte.$B$3];[KMK_Punkte.$A$4]; IF([.K8]&gt;=[KMK_Punkte.$B$2];[KMK_Punkte.$A$3];[KMK_Punkte.$A$2]) ))))))))))))))" table:style-name="ce173">
            <text:p>0</text:p>
          </table:table-cell>
          <table:table-cell office:value-type="float" office:value="3" table:formula="of:=IF([.B8]&lt;&gt;&quot;&quot;; IF( SUMIF(['SoMi-Liste'.C6:.X6];&quot;e&quot;;['SoMi-Liste'.C$2:.X$2])=0; [.N8]; IF([.N8]&lt;&gt;&quot;&quot;;SUMIF(['SoMi-Liste'.C6:.X6];&quot;e&quot;;['SoMi-Liste'.C$2:.X$2])+[.N8];SUMIF(['SoMi-Liste'.C6:.X6];&quot;e&quot;;['SoMi-Liste'.C$2:.X$2])   ));&quot;&quot;)" table:style-name="ce174">
            <text:p>3</text:p>
          </table:table-cell>
          <table:table-cell office:value-type="float" office:value="1" table:formula="of:=IF([.B8]&lt;&gt;&quot;&quot;; IF(SUMIF(['SoMi-Liste'.C6:.X6];&quot;f&quot;;['SoMi-Liste'.C$2:.X$2])=0; &quot;&quot;; SUMIF(['SoMi-Liste'.C6:.X6];&quot;f&quot;;['SoMi-Liste'.C$2:.X$2]));&quot;&quot;)" table:style-name="ce176">
            <text:p>1</text:p>
          </table:table-cell>
          <table:table-cell office:value-type="string" office:string-value="" table:formula="of:=IF([.B8]&lt;&gt;&quot;&quot;; IF( SUMIF(['SoMi-Liste'.AE5:.BB6];&quot;e&quot;;['SoMi-Liste'.AE$2:.BB$2])=0; [.P8]; IF([.P8]&lt;&gt;&quot;&quot;;SUMIF(['SoMi-Liste'.AE6:.BB6];&quot;e&quot;;['SoMi-Liste'.AE$2:.BB$2])+[.P8];SUMIF(['SoMi-Liste'.AE6:.BB6];&quot;e&quot;;['SoMi-Liste'.AE$2:.BB$2])   ));&quot;&quot;)" table:style-name="ce157"/>
          <table:table-cell office:value-type="string" office:string-value="" table:formula="of:=IF([.B8]&lt;&gt;&quot;&quot;; IF(SUMIF(['SoMi-Liste'.AE6:.BB6];&quot;f&quot;;['SoMi-Liste'.AE$2:.BB$2])=0; &quot;&quot;; SUMIF(['SoMi-Liste'.AE6:.BB6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5" table:style-name="ce154">
            <text:p>5</text:p>
          </table:table-cell>
          <table:table-cell office:value-type="string" office:string-value="Peterson, Peter" table:formula="of:=['SoMi-Liste'.B7]" table:style-name="ce157">
            <text:p>Peterson, Peter</text:p>
          </table:table-cell>
          <table:table-cell office:value-type="string" office:string-value="s" table:formula="of:=IF(['SoMi-Liste'.AB7]=&quot;m&quot;;&quot;m&quot;;&quot;s&quot;)" table:style-name="ce154">
            <text:p>s</text:p>
          </table:table-cell>
          <table:table-cell office:value-type="string" office:string-value="5+" table:formula="of:=[Klausur1.C26]" table:style-name="ce156">
            <text:p>5+</text:p>
          </table:table-cell>
          <table:table-cell table:style-name="ce156"/>
          <table:table-cell table:style-name="ce156"/>
          <table:table-cell office:value-type="float" office:value="0" table:formula="of:=N(IF(SUM([.D9:.F9])&gt;0;SUM([.D9:.F9])/COUNT([.D9:.F9]);&quot;&quot;))" table:style-name="ce166">
            <text:p>0</text:p>
          </table:table-cell>
          <table:table-cell office:value-type="string" office:string-value="" table:formula="of:=IF(['SoMi-Liste'.AC7]=0;&quot;&quot;;ROUND(['SoMi-Liste'.AC7];2))" table:style-name="ce157"/>
          <table:table-cell office:value-type="string" office:string-value="" table:formula="of:=IF(['SoMi-Liste'.BE7]=0;&quot;&quot;;['SoMi-Liste'.BE7])" table:style-name="ce157"/>
          <table:table-cell office:value-type="string" office:string-value="" table:formula="of:=IF(SUM([.H9:.I9])&gt;0;SUM([.H9:.I9])/COUNT([.H9:.I9]);&quot;&quot;)" table:style-name="ce171"/>
          <table:table-cell office:value-type="string" office:string-value="" table:formula="of:=IF([.G9]=0;[.J9];IF(([.G9]+[.J9])&gt;0;([.G9]+[.J9])/COUNT([.G9];[.J9]);&quot;&quot;))" table:style-name="ce168"/>
          <table:table-cell office:value-type="float" office:value="0" table:formula="of:= IF([.K9]&gt;=[KMK_Punkte.$B$16];[KMK_Punkte.$A$17]; IF([.K9]&gt;=[KMK_Punkte.$B$15];[KMK_Punkte.$A$16]; IF([.K9]&gt;=[KMK_Punkte.$B$14];[KMK_Punkte.$A$15]; IF([.K9]&gt;=[KMK_Punkte.$B$13];[KMK_Punkte.$A$14]; IF([.K9]&gt;=[KMK_Punkte.$B$12];[KMK_Punkte.$A$13]; IF([.K9]&gt;=[KMK_Punkte.$B$11];[KMK_Punkte.$A$12]; IF([.K9]&gt;=[KMK_Punkte.$B$10];[KMK_Punkte.$A$11]; IF([.K9]&gt;=[KMK_Punkte.$B$9];[KMK_Punkte.$A$10]; IF([.K9]&gt;=[KMK_Punkte.$B$8];[KMK_Punkte.$A$9]; IF([.K9]&gt;=[KMK_Punkte.$B$7];[KMK_Punkte.$A$8]; IF([.K9]&gt;=[KMK_Punkte.$B$6];[KMK_Punkte.$A$7]; IF([.K9]&gt;=[KMK_Punkte.$B$5];[KMK_Punkte.$A$6]; IF([.K9]&gt;=[KMK_Punkte.$B$4];[KMK_Punkte.$A$5]; IF([.K9]&gt;=[KMK_Punkte.$B$3];[KMK_Punkte.$A$4]; IF([.K9]&gt;=[KMK_Punkte.$B$2];[KMK_Punkte.$A$3];[KMK_Punkte.$A$2]) ))))))))))))))" table:style-name="ce173">
            <text:p>0</text:p>
          </table:table-cell>
          <table:table-cell office:value-type="string" office:string-value="" table:formula="of:=IF([.B9]&lt;&gt;&quot;&quot;; IF( SUMIF(['SoMi-Liste'.C7:.X7];&quot;e&quot;;['SoMi-Liste'.C$2:.X$2])=0; [.N9]; IF([.N9]&lt;&gt;&quot;&quot;;SUMIF(['SoMi-Liste'.C7:.X7];&quot;e&quot;;['SoMi-Liste'.C$2:.X$2])+[.N9];SUMIF(['SoMi-Liste'.C7:.X7];&quot;e&quot;;['SoMi-Liste'.C$2:.X$2])   ));&quot;&quot;)" table:style-name="ce175"/>
          <table:table-cell office:value-type="string" office:string-value="" table:formula="of:=IF([.B9]&lt;&gt;&quot;&quot;; IF(SUMIF(['SoMi-Liste'.C7:.X7];&quot;f&quot;;['SoMi-Liste'.C$2:.X$2])=0; &quot;&quot;; SUMIF(['SoMi-Liste'.C7:.X7];&quot;f&quot;;['SoMi-Liste'.C$2:.X$2]));&quot;&quot;)" table:style-name="ce177"/>
          <table:table-cell office:value-type="string" office:string-value="" table:formula="of:=IF([.B9]&lt;&gt;&quot;&quot;; IF( SUMIF(['SoMi-Liste'.AE6:.BB7];&quot;e&quot;;['SoMi-Liste'.AE$2:.BB$2])=0; [.P9]; IF([.P9]&lt;&gt;&quot;&quot;;SUMIF(['SoMi-Liste'.AE7:.BB7];&quot;e&quot;;['SoMi-Liste'.AE$2:.BB$2])+[.P9];SUMIF(['SoMi-Liste'.AE7:.BB7];&quot;e&quot;;['SoMi-Liste'.AE$2:.BB$2])   ));&quot;&quot;)" table:style-name="ce157"/>
          <table:table-cell office:value-type="string" office:string-value="" table:formula="of:=IF([.B9]&lt;&gt;&quot;&quot;; IF(SUMIF(['SoMi-Liste'.AE7:.BB7];&quot;f&quot;;['SoMi-Liste'.AE$2:.BB$2])=0; &quot;&quot;; SUMIF(['SoMi-Liste'.AE7:.BB7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6" table:style-name="ce154">
            <text:p>6</text:p>
          </table:table-cell>
          <table:table-cell office:value-type="string" office:string-value="Hundert-Prozent, Harry" table:formula="of:=['SoMi-Liste'.B8]" table:style-name="ce157">
            <text:p>Hundert-Prozent, Harry</text:p>
          </table:table-cell>
          <table:table-cell office:value-type="string" office:string-value="s" table:formula="of:=IF(['SoMi-Liste'.AB8]=&quot;m&quot;;&quot;m&quot;;&quot;s&quot;)" table:style-name="ce154">
            <text:p>s</text:p>
          </table:table-cell>
          <table:table-cell office:value-type="string" office:string-value="1+" table:formula="of:=[Klausur1.C27]" table:style-name="ce156">
            <text:p>1+</text:p>
          </table:table-cell>
          <table:table-cell table:style-name="ce156"/>
          <table:table-cell table:style-name="ce156"/>
          <table:table-cell office:value-type="float" office:value="0" table:formula="of:=N(IF(SUM([.D10:.F10])&gt;0;SUM([.D10:.F10])/COUNT([.D10:.F10]);&quot;&quot;))" table:style-name="ce166">
            <text:p>0</text:p>
          </table:table-cell>
          <table:table-cell office:value-type="string" office:string-value="" table:formula="of:=IF(['SoMi-Liste'.AC8]=0;&quot;&quot;;ROUND(['SoMi-Liste'.AC8];2))" table:style-name="ce157"/>
          <table:table-cell office:value-type="string" office:string-value="" table:formula="of:=IF(['SoMi-Liste'.BE8]=0;&quot;&quot;;['SoMi-Liste'.BE8])" table:style-name="ce157"/>
          <table:table-cell office:value-type="string" office:string-value="" table:formula="of:=IF(SUM([.H10:.I10])&gt;0;SUM([.H10:.I10])/COUNT([.H10:.I10]);&quot;&quot;)" table:style-name="ce171"/>
          <table:table-cell office:value-type="string" office:string-value="" table:formula="of:=IF([.G10]=0;[.J10];IF(([.G10]+[.J10])&gt;0;([.G10]+[.J10])/COUNT([.G10];[.J10]);&quot;&quot;))" table:style-name="ce168"/>
          <table:table-cell office:value-type="float" office:value="0" table:formula="of:= IF([.K10]&gt;=[KMK_Punkte.$B$16];[KMK_Punkte.$A$17]; IF([.K10]&gt;=[KMK_Punkte.$B$15];[KMK_Punkte.$A$16]; IF([.K10]&gt;=[KMK_Punkte.$B$14];[KMK_Punkte.$A$15]; IF([.K10]&gt;=[KMK_Punkte.$B$13];[KMK_Punkte.$A$14]; IF([.K10]&gt;=[KMK_Punkte.$B$12];[KMK_Punkte.$A$13]; IF([.K10]&gt;=[KMK_Punkte.$B$11];[KMK_Punkte.$A$12]; IF([.K10]&gt;=[KMK_Punkte.$B$10];[KMK_Punkte.$A$11]; IF([.K10]&gt;=[KMK_Punkte.$B$9];[KMK_Punkte.$A$10]; IF([.K10]&gt;=[KMK_Punkte.$B$8];[KMK_Punkte.$A$9]; IF([.K10]&gt;=[KMK_Punkte.$B$7];[KMK_Punkte.$A$8]; IF([.K10]&gt;=[KMK_Punkte.$B$6];[KMK_Punkte.$A$7]; IF([.K10]&gt;=[KMK_Punkte.$B$5];[KMK_Punkte.$A$6]; IF([.K10]&gt;=[KMK_Punkte.$B$4];[KMK_Punkte.$A$5]; IF([.K10]&gt;=[KMK_Punkte.$B$3];[KMK_Punkte.$A$4]; IF([.K10]&gt;=[KMK_Punkte.$B$2];[KMK_Punkte.$A$3];[KMK_Punkte.$A$2]) ))))))))))))))" table:style-name="ce173">
            <text:p>0</text:p>
          </table:table-cell>
          <table:table-cell office:value-type="string" office:string-value="" table:formula="of:=IF([.B10]&lt;&gt;&quot;&quot;; IF( SUMIF(['SoMi-Liste'.C8:.X8];&quot;e&quot;;['SoMi-Liste'.C$2:.X$2])=0; [.N10]; IF([.N10]&lt;&gt;&quot;&quot;;SUMIF(['SoMi-Liste'.C8:.X8];&quot;e&quot;;['SoMi-Liste'.C$2:.X$2])+[.N10];SUMIF(['SoMi-Liste'.C8:.X8];&quot;e&quot;;['SoMi-Liste'.C$2:.X$2])   ));&quot;&quot;)" table:style-name="ce175"/>
          <table:table-cell office:value-type="string" office:string-value="" table:formula="of:=IF([.B10]&lt;&gt;&quot;&quot;; IF(SUMIF(['SoMi-Liste'.C8:.X8];&quot;f&quot;;['SoMi-Liste'.C$2:.X$2])=0; &quot;&quot;; SUMIF(['SoMi-Liste'.C8:.X8];&quot;f&quot;;['SoMi-Liste'.C$2:.X$2]));&quot;&quot;)" table:style-name="ce177"/>
          <table:table-cell office:value-type="string" office:string-value="" table:formula="of:=IF([.B10]&lt;&gt;&quot;&quot;; IF( SUMIF(['SoMi-Liste'.AE7:.BB8];&quot;e&quot;;['SoMi-Liste'.AE$2:.BB$2])=0; [.P10]; IF([.P10]&lt;&gt;&quot;&quot;;SUMIF(['SoMi-Liste'.AE8:.BB8];&quot;e&quot;;['SoMi-Liste'.AE$2:.BB$2])+[.P10];SUMIF(['SoMi-Liste'.AE8:.BB8];&quot;e&quot;;['SoMi-Liste'.AE$2:.BB$2])   ));&quot;&quot;)" table:style-name="ce157"/>
          <table:table-cell office:value-type="string" office:string-value="" table:formula="of:=IF([.B10]&lt;&gt;&quot;&quot;; IF(SUMIF(['SoMi-Liste'.AE8:.BB8];&quot;f&quot;;['SoMi-Liste'.AE$2:.BB$2])=0; &quot;&quot;; SUMIF(['SoMi-Liste'.AE8:.BB8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7" table:style-name="ce154">
            <text:p>7</text:p>
          </table:table-cell>
          <table:table-cell office:value-type="string" office:string-value="Nulpe, Nils" table:formula="of:=['SoMi-Liste'.B9]" table:style-name="ce157">
            <text:p>Nulpe, Nils</text:p>
          </table:table-cell>
          <table:table-cell office:value-type="string" office:string-value="s" table:formula="of:=IF(['SoMi-Liste'.AB9]=&quot;m&quot;;&quot;m&quot;;&quot;s&quot;)" table:style-name="ce154">
            <text:p>s</text:p>
          </table:table-cell>
          <table:table-cell office:value-type="string" office:string-value="6" table:formula="of:=[Klausur1.C28]" table:style-name="ce156">
            <text:p>6</text:p>
          </table:table-cell>
          <table:table-cell table:style-name="ce156"/>
          <table:table-cell table:style-name="ce156"/>
          <table:table-cell office:value-type="float" office:value="0" table:formula="of:=N(IF(SUM([.D11:.F11])&gt;0;SUM([.D11:.F11])/COUNT([.D11:.F11]);&quot;&quot;))" table:style-name="ce166">
            <text:p>0</text:p>
          </table:table-cell>
          <table:table-cell office:value-type="string" office:string-value="" table:formula="of:=IF(['SoMi-Liste'.AC9]=0;&quot;&quot;;ROUND(['SoMi-Liste'.AC9];2))" table:style-name="ce157"/>
          <table:table-cell office:value-type="string" office:string-value="" table:formula="of:=IF(['SoMi-Liste'.BE9]=0;&quot;&quot;;['SoMi-Liste'.BE9])" table:style-name="ce157"/>
          <table:table-cell office:value-type="string" office:string-value="" table:formula="of:=IF(SUM([.H11:.I11])&gt;0;SUM([.H11:.I11])/COUNT([.H11:.I11]);&quot;&quot;)" table:style-name="ce171"/>
          <table:table-cell office:value-type="string" office:string-value="" table:formula="of:=IF([.G11]=0;[.J11];IF(([.G11]+[.J11])&gt;0;([.G11]+[.J11])/COUNT([.G11];[.J11]);&quot;&quot;))" table:style-name="ce168"/>
          <table:table-cell office:value-type="float" office:value="0" table:formula="of:= IF([.K11]&gt;=[KMK_Punkte.$B$16];[KMK_Punkte.$A$17]; IF([.K11]&gt;=[KMK_Punkte.$B$15];[KMK_Punkte.$A$16]; IF([.K11]&gt;=[KMK_Punkte.$B$14];[KMK_Punkte.$A$15]; IF([.K11]&gt;=[KMK_Punkte.$B$13];[KMK_Punkte.$A$14]; IF([.K11]&gt;=[KMK_Punkte.$B$12];[KMK_Punkte.$A$13]; IF([.K11]&gt;=[KMK_Punkte.$B$11];[KMK_Punkte.$A$12]; IF([.K11]&gt;=[KMK_Punkte.$B$10];[KMK_Punkte.$A$11]; IF([.K11]&gt;=[KMK_Punkte.$B$9];[KMK_Punkte.$A$10]; IF([.K11]&gt;=[KMK_Punkte.$B$8];[KMK_Punkte.$A$9]; IF([.K11]&gt;=[KMK_Punkte.$B$7];[KMK_Punkte.$A$8]; IF([.K11]&gt;=[KMK_Punkte.$B$6];[KMK_Punkte.$A$7]; IF([.K11]&gt;=[KMK_Punkte.$B$5];[KMK_Punkte.$A$6]; IF([.K11]&gt;=[KMK_Punkte.$B$4];[KMK_Punkte.$A$5]; IF([.K11]&gt;=[KMK_Punkte.$B$3];[KMK_Punkte.$A$4]; IF([.K11]&gt;=[KMK_Punkte.$B$2];[KMK_Punkte.$A$3];[KMK_Punkte.$A$2]) ))))))))))))))" table:style-name="ce173">
            <text:p>0</text:p>
          </table:table-cell>
          <table:table-cell office:value-type="string" office:string-value="" table:formula="of:=IF([.B11]&lt;&gt;&quot;&quot;; IF( SUMIF(['SoMi-Liste'.C9:.X9];&quot;e&quot;;['SoMi-Liste'.C$2:.X$2])=0; [.N11]; IF([.N11]&lt;&gt;&quot;&quot;;SUMIF(['SoMi-Liste'.C9:.X9];&quot;e&quot;;['SoMi-Liste'.C$2:.X$2])+[.N11];SUMIF(['SoMi-Liste'.C9:.X9];&quot;e&quot;;['SoMi-Liste'.C$2:.X$2])   ));&quot;&quot;)" table:style-name="ce175"/>
          <table:table-cell office:value-type="string" office:string-value="" table:formula="of:=IF([.B11]&lt;&gt;&quot;&quot;; IF(SUMIF(['SoMi-Liste'.C9:.X9];&quot;f&quot;;['SoMi-Liste'.C$2:.X$2])=0; &quot;&quot;; SUMIF(['SoMi-Liste'.C9:.X9];&quot;f&quot;;['SoMi-Liste'.C$2:.X$2]));&quot;&quot;)" table:style-name="ce177"/>
          <table:table-cell office:value-type="string" office:string-value="" table:formula="of:=IF([.B11]&lt;&gt;&quot;&quot;; IF( SUMIF(['SoMi-Liste'.AE8:.BB9];&quot;e&quot;;['SoMi-Liste'.AE$2:.BB$2])=0; [.P11]; IF([.P11]&lt;&gt;&quot;&quot;;SUMIF(['SoMi-Liste'.AE9:.BB9];&quot;e&quot;;['SoMi-Liste'.AE$2:.BB$2])+[.P11];SUMIF(['SoMi-Liste'.AE9:.BB9];&quot;e&quot;;['SoMi-Liste'.AE$2:.BB$2])   ));&quot;&quot;)" table:style-name="ce157"/>
          <table:table-cell office:value-type="string" office:string-value="" table:formula="of:=IF([.B11]&lt;&gt;&quot;&quot;; IF(SUMIF(['SoMi-Liste'.AE9:.BB9];&quot;f&quot;;['SoMi-Liste'.AE$2:.BB$2])=0; &quot;&quot;; SUMIF(['SoMi-Liste'.AE9:.BB9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8" table:style-name="ce154">
            <text:p>8</text:p>
          </table:table-cell>
          <table:table-cell office:value-type="string" office:string-value="" table:formula="of:=['SoMi-Liste'.B10]" table:style-name="ce157"/>
          <table:table-cell office:value-type="string" office:string-value="s" table:formula="of:=IF(['SoMi-Liste'.AB10]=&quot;m&quot;;&quot;m&quot;;&quot;s&quot;)" table:style-name="ce154">
            <text:p>s</text:p>
          </table:table-cell>
          <table:table-cell office:value-type="string" office:string-value="" table:formula="of:=[Klausur1.C29]" table:style-name="ce156"/>
          <table:table-cell table:style-name="ce156"/>
          <table:table-cell table:style-name="ce156"/>
          <table:table-cell office:value-type="float" office:value="0" table:formula="of:=N(IF(SUM([.D12:.F12])&gt;0;SUM([.D12:.F12])/COUNT([.D12:.F12]);&quot;&quot;))" table:style-name="ce166">
            <text:p>0</text:p>
          </table:table-cell>
          <table:table-cell office:value-type="string" office:string-value="" table:formula="of:=IF(['SoMi-Liste'.AC10]=0;&quot;&quot;;ROUND(['SoMi-Liste'.AC10];2))" table:style-name="ce157"/>
          <table:table-cell office:value-type="string" office:string-value="" table:formula="of:=IF(['SoMi-Liste'.BE10]=0;&quot;&quot;;['SoMi-Liste'.BE10])" table:style-name="ce157"/>
          <table:table-cell office:value-type="string" office:string-value="" table:formula="of:=IF(SUM([.H12:.I12])&gt;0;SUM([.H12:.I12])/COUNT([.H12:.I12]);&quot;&quot;)" table:style-name="ce171"/>
          <table:table-cell office:value-type="string" office:string-value="" table:formula="of:=IF([.G12]=0;[.J12];IF(([.G12]+[.J12])&gt;0;([.G12]+[.J12])/COUNT([.G12];[.J12]);&quot;&quot;))" table:style-name="ce168"/>
          <table:table-cell office:value-type="float" office:value="0" table:formula="of:= IF([.K12]&gt;=[KMK_Punkte.$B$16];[KMK_Punkte.$A$17]; IF([.K12]&gt;=[KMK_Punkte.$B$15];[KMK_Punkte.$A$16]; IF([.K12]&gt;=[KMK_Punkte.$B$14];[KMK_Punkte.$A$15]; IF([.K12]&gt;=[KMK_Punkte.$B$13];[KMK_Punkte.$A$14]; IF([.K12]&gt;=[KMK_Punkte.$B$12];[KMK_Punkte.$A$13]; IF([.K12]&gt;=[KMK_Punkte.$B$11];[KMK_Punkte.$A$12]; IF([.K12]&gt;=[KMK_Punkte.$B$10];[KMK_Punkte.$A$11]; IF([.K12]&gt;=[KMK_Punkte.$B$9];[KMK_Punkte.$A$10]; IF([.K12]&gt;=[KMK_Punkte.$B$8];[KMK_Punkte.$A$9]; IF([.K12]&gt;=[KMK_Punkte.$B$7];[KMK_Punkte.$A$8]; IF([.K12]&gt;=[KMK_Punkte.$B$6];[KMK_Punkte.$A$7]; IF([.K12]&gt;=[KMK_Punkte.$B$5];[KMK_Punkte.$A$6]; IF([.K12]&gt;=[KMK_Punkte.$B$4];[KMK_Punkte.$A$5]; IF([.K12]&gt;=[KMK_Punkte.$B$3];[KMK_Punkte.$A$4]; IF([.K12]&gt;=[KMK_Punkte.$B$2];[KMK_Punkte.$A$3];[KMK_Punkte.$A$2]) ))))))))))))))" table:style-name="ce173">
            <text:p>0</text:p>
          </table:table-cell>
          <table:table-cell office:value-type="string" office:string-value="" table:formula="of:=IF([.B12]&lt;&gt;&quot;&quot;; IF( SUMIF(['SoMi-Liste'.C10:.X10];&quot;e&quot;;['SoMi-Liste'.C$2:.X$2])=0; [.N12]; IF([.N12]&lt;&gt;&quot;&quot;;SUMIF(['SoMi-Liste'.C10:.X10];&quot;e&quot;;['SoMi-Liste'.C$2:.X$2])+[.N12];SUMIF(['SoMi-Liste'.C10:.X10];&quot;e&quot;;['SoMi-Liste'.C$2:.X$2])   ));&quot;&quot;)" table:style-name="ce175"/>
          <table:table-cell office:value-type="string" office:string-value="" table:formula="of:=IF([.B12]&lt;&gt;&quot;&quot;; IF(SUMIF(['SoMi-Liste'.C10:.X10];&quot;f&quot;;['SoMi-Liste'.C$2:.X$2])=0; &quot;&quot;; SUMIF(['SoMi-Liste'.C10:.X10];&quot;f&quot;;['SoMi-Liste'.C$2:.X$2]));&quot;&quot;)" table:style-name="ce177"/>
          <table:table-cell office:value-type="string" office:string-value="" table:formula="of:=IF([.B12]&lt;&gt;&quot;&quot;; IF( SUMIF(['SoMi-Liste'.AE9:.BB10];&quot;e&quot;;['SoMi-Liste'.AE$2:.BB$2])=0; [.P12]; IF([.P12]&lt;&gt;&quot;&quot;;SUMIF(['SoMi-Liste'.AE10:.BB10];&quot;e&quot;;['SoMi-Liste'.AE$2:.BB$2])+[.P12];SUMIF(['SoMi-Liste'.AE10:.BB10];&quot;e&quot;;['SoMi-Liste'.AE$2:.BB$2])   ));&quot;&quot;)" table:style-name="ce157"/>
          <table:table-cell office:value-type="string" office:string-value="" table:formula="of:=IF([.B12]&lt;&gt;&quot;&quot;; IF(SUMIF(['SoMi-Liste'.AE10:.BB10];&quot;f&quot;;['SoMi-Liste'.AE$2:.BB$2])=0; &quot;&quot;; SUMIF(['SoMi-Liste'.AE10:.BB10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9" table:style-name="ce154">
            <text:p>9</text:p>
          </table:table-cell>
          <table:table-cell office:value-type="string" office:string-value="" table:formula="of:=['SoMi-Liste'.B11]" table:style-name="ce157"/>
          <table:table-cell office:value-type="string" office:string-value="s" table:formula="of:=IF(['SoMi-Liste'.AB11]=&quot;m&quot;;&quot;m&quot;;&quot;s&quot;)" table:style-name="ce154">
            <text:p>s</text:p>
          </table:table-cell>
          <table:table-cell office:value-type="string" office:string-value="" table:formula="of:=[Klausur1.C30]" table:style-name="ce156"/>
          <table:table-cell table:style-name="ce156"/>
          <table:table-cell table:style-name="ce156"/>
          <table:table-cell office:value-type="float" office:value="0" table:formula="of:=N(IF(SUM([.D13:.F13])&gt;0;SUM([.D13:.F13])/COUNT([.D13:.F13]);&quot;&quot;))" table:style-name="ce166">
            <text:p>0</text:p>
          </table:table-cell>
          <table:table-cell office:value-type="string" office:string-value="" table:formula="of:=IF(['SoMi-Liste'.AC11]=0;&quot;&quot;;ROUND(['SoMi-Liste'.AC11];2))" table:style-name="ce157"/>
          <table:table-cell office:value-type="string" office:string-value="" table:formula="of:=IF(['SoMi-Liste'.BE11]=0;&quot;&quot;;['SoMi-Liste'.BE11])" table:style-name="ce157"/>
          <table:table-cell office:value-type="string" office:string-value="" table:formula="of:=IF(SUM([.H13:.I13])&gt;0;SUM([.H13:.I13])/COUNT([.H13:.I13]);&quot;&quot;)" table:style-name="ce171"/>
          <table:table-cell office:value-type="string" office:string-value="" table:formula="of:=IF([.G13]=0;[.J13];IF(([.G13]+[.J13])&gt;0;([.G13]+[.J13])/COUNT([.G13];[.J13]);&quot;&quot;))" table:style-name="ce168"/>
          <table:table-cell office:value-type="float" office:value="0" table:formula="of:= IF([.K13]&gt;=[KMK_Punkte.$B$16];[KMK_Punkte.$A$17]; IF([.K13]&gt;=[KMK_Punkte.$B$15];[KMK_Punkte.$A$16]; IF([.K13]&gt;=[KMK_Punkte.$B$14];[KMK_Punkte.$A$15]; IF([.K13]&gt;=[KMK_Punkte.$B$13];[KMK_Punkte.$A$14]; IF([.K13]&gt;=[KMK_Punkte.$B$12];[KMK_Punkte.$A$13]; IF([.K13]&gt;=[KMK_Punkte.$B$11];[KMK_Punkte.$A$12]; IF([.K13]&gt;=[KMK_Punkte.$B$10];[KMK_Punkte.$A$11]; IF([.K13]&gt;=[KMK_Punkte.$B$9];[KMK_Punkte.$A$10]; IF([.K13]&gt;=[KMK_Punkte.$B$8];[KMK_Punkte.$A$9]; IF([.K13]&gt;=[KMK_Punkte.$B$7];[KMK_Punkte.$A$8]; IF([.K13]&gt;=[KMK_Punkte.$B$6];[KMK_Punkte.$A$7]; IF([.K13]&gt;=[KMK_Punkte.$B$5];[KMK_Punkte.$A$6]; IF([.K13]&gt;=[KMK_Punkte.$B$4];[KMK_Punkte.$A$5]; IF([.K13]&gt;=[KMK_Punkte.$B$3];[KMK_Punkte.$A$4]; IF([.K13]&gt;=[KMK_Punkte.$B$2];[KMK_Punkte.$A$3];[KMK_Punkte.$A$2]) ))))))))))))))" table:style-name="ce173">
            <text:p>0</text:p>
          </table:table-cell>
          <table:table-cell office:value-type="string" office:string-value="" table:formula="of:=IF([.B13]&lt;&gt;&quot;&quot;; IF( SUMIF(['SoMi-Liste'.C11:.X11];&quot;e&quot;;['SoMi-Liste'.C$2:.X$2])=0; [.N13]; IF([.N13]&lt;&gt;&quot;&quot;;SUMIF(['SoMi-Liste'.C11:.X11];&quot;e&quot;;['SoMi-Liste'.C$2:.X$2])+[.N13];SUMIF(['SoMi-Liste'.C11:.X11];&quot;e&quot;;['SoMi-Liste'.C$2:.X$2])   ));&quot;&quot;)" table:style-name="ce175"/>
          <table:table-cell office:value-type="string" office:string-value="" table:formula="of:=IF([.B13]&lt;&gt;&quot;&quot;; IF(SUMIF(['SoMi-Liste'.C11:.X11];&quot;f&quot;;['SoMi-Liste'.C$2:.X$2])=0; &quot;&quot;; SUMIF(['SoMi-Liste'.C11:.X11];&quot;f&quot;;['SoMi-Liste'.C$2:.X$2]));&quot;&quot;)" table:style-name="ce177"/>
          <table:table-cell office:value-type="string" office:string-value="" table:formula="of:=IF([.B13]&lt;&gt;&quot;&quot;; IF( SUMIF(['SoMi-Liste'.AE10:.BB11];&quot;e&quot;;['SoMi-Liste'.AE$2:.BB$2])=0; [.P13]; IF([.P13]&lt;&gt;&quot;&quot;;SUMIF(['SoMi-Liste'.AE11:.BB11];&quot;e&quot;;['SoMi-Liste'.AE$2:.BB$2])+[.P13];SUMIF(['SoMi-Liste'.AE11:.BB11];&quot;e&quot;;['SoMi-Liste'.AE$2:.BB$2])   ));&quot;&quot;)" table:style-name="ce157"/>
          <table:table-cell office:value-type="string" office:string-value="" table:formula="of:=IF([.B13]&lt;&gt;&quot;&quot;; IF(SUMIF(['SoMi-Liste'.AE11:.BB11];&quot;f&quot;;['SoMi-Liste'.AE$2:.BB$2])=0; &quot;&quot;; SUMIF(['SoMi-Liste'.AE11:.BB11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0" table:style-name="ce154">
            <text:p>10</text:p>
          </table:table-cell>
          <table:table-cell office:value-type="string" office:string-value="" table:formula="of:=['SoMi-Liste'.B12]" table:style-name="ce157"/>
          <table:table-cell office:value-type="string" office:string-value="s" table:formula="of:=IF(['SoMi-Liste'.AB12]=&quot;m&quot;;&quot;m&quot;;&quot;s&quot;)" table:style-name="ce154">
            <text:p>s</text:p>
          </table:table-cell>
          <table:table-cell office:value-type="string" office:string-value="" table:formula="of:=[Klausur1.C31]" table:style-name="ce156"/>
          <table:table-cell table:style-name="ce156"/>
          <table:table-cell table:style-name="ce156"/>
          <table:table-cell office:value-type="float" office:value="0" table:formula="of:=N(IF(SUM([.D14:.F14])&gt;0;SUM([.D14:.F14])/COUNT([.D14:.F14]);&quot;&quot;))" table:style-name="ce166">
            <text:p>0</text:p>
          </table:table-cell>
          <table:table-cell office:value-type="string" office:string-value="" table:formula="of:=IF(['SoMi-Liste'.AC12]=0;&quot;&quot;;ROUND(['SoMi-Liste'.AC12];2))" table:style-name="ce157"/>
          <table:table-cell office:value-type="string" office:string-value="" table:formula="of:=IF(['SoMi-Liste'.BE12]=0;&quot;&quot;;['SoMi-Liste'.BE12])" table:style-name="ce157"/>
          <table:table-cell office:value-type="string" office:string-value="" table:formula="of:=IF(SUM([.H14:.I14])&gt;0;SUM([.H14:.I14])/COUNT([.H14:.I14]);&quot;&quot;)" table:style-name="ce171"/>
          <table:table-cell office:value-type="string" office:string-value="" table:formula="of:=IF([.G14]=0;[.J14];IF(([.G14]+[.J14])&gt;0;([.G14]+[.J14])/COUNT([.G14];[.J14]);&quot;&quot;))" table:style-name="ce168"/>
          <table:table-cell office:value-type="float" office:value="0" table:formula="of:= IF([.K14]&gt;=[KMK_Punkte.$B$16];[KMK_Punkte.$A$17]; IF([.K14]&gt;=[KMK_Punkte.$B$15];[KMK_Punkte.$A$16]; IF([.K14]&gt;=[KMK_Punkte.$B$14];[KMK_Punkte.$A$15]; IF([.K14]&gt;=[KMK_Punkte.$B$13];[KMK_Punkte.$A$14]; IF([.K14]&gt;=[KMK_Punkte.$B$12];[KMK_Punkte.$A$13]; IF([.K14]&gt;=[KMK_Punkte.$B$11];[KMK_Punkte.$A$12]; IF([.K14]&gt;=[KMK_Punkte.$B$10];[KMK_Punkte.$A$11]; IF([.K14]&gt;=[KMK_Punkte.$B$9];[KMK_Punkte.$A$10]; IF([.K14]&gt;=[KMK_Punkte.$B$8];[KMK_Punkte.$A$9]; IF([.K14]&gt;=[KMK_Punkte.$B$7];[KMK_Punkte.$A$8]; IF([.K14]&gt;=[KMK_Punkte.$B$6];[KMK_Punkte.$A$7]; IF([.K14]&gt;=[KMK_Punkte.$B$5];[KMK_Punkte.$A$6]; IF([.K14]&gt;=[KMK_Punkte.$B$4];[KMK_Punkte.$A$5]; IF([.K14]&gt;=[KMK_Punkte.$B$3];[KMK_Punkte.$A$4]; IF([.K14]&gt;=[KMK_Punkte.$B$2];[KMK_Punkte.$A$3];[KMK_Punkte.$A$2]) ))))))))))))))" table:style-name="ce173">
            <text:p>0</text:p>
          </table:table-cell>
          <table:table-cell office:value-type="string" office:string-value="" table:formula="of:=IF([.B14]&lt;&gt;&quot;&quot;; IF( SUMIF(['SoMi-Liste'.C12:.X12];&quot;e&quot;;['SoMi-Liste'.C$2:.X$2])=0; [.N14]; IF([.N14]&lt;&gt;&quot;&quot;;SUMIF(['SoMi-Liste'.C12:.X12];&quot;e&quot;;['SoMi-Liste'.C$2:.X$2])+[.N14];SUMIF(['SoMi-Liste'.C12:.X12];&quot;e&quot;;['SoMi-Liste'.C$2:.X$2])   ));&quot;&quot;)" table:style-name="ce175"/>
          <table:table-cell office:value-type="string" office:string-value="" table:formula="of:=IF([.B14]&lt;&gt;&quot;&quot;; IF(SUMIF(['SoMi-Liste'.C12:.X12];&quot;f&quot;;['SoMi-Liste'.C$2:.X$2])=0; &quot;&quot;; SUMIF(['SoMi-Liste'.C12:.X12];&quot;f&quot;;['SoMi-Liste'.C$2:.X$2]));&quot;&quot;)" table:style-name="ce177"/>
          <table:table-cell office:value-type="string" office:string-value="" table:formula="of:=IF([.B14]&lt;&gt;&quot;&quot;; IF( SUMIF(['SoMi-Liste'.AE11:.BB12];&quot;e&quot;;['SoMi-Liste'.AE$2:.BB$2])=0; [.P14]; IF([.P14]&lt;&gt;&quot;&quot;;SUMIF(['SoMi-Liste'.AE12:.BB12];&quot;e&quot;;['SoMi-Liste'.AE$2:.BB$2])+[.P14];SUMIF(['SoMi-Liste'.AE12:.BB12];&quot;e&quot;;['SoMi-Liste'.AE$2:.BB$2])   ));&quot;&quot;)" table:style-name="ce157"/>
          <table:table-cell office:value-type="string" office:string-value="" table:formula="of:=IF([.B14]&lt;&gt;&quot;&quot;; IF(SUMIF(['SoMi-Liste'.AE12:.BB12];&quot;f&quot;;['SoMi-Liste'.AE$2:.BB$2])=0; &quot;&quot;; SUMIF(['SoMi-Liste'.AE12:.BB12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1" table:style-name="ce154">
            <text:p>11</text:p>
          </table:table-cell>
          <table:table-cell office:value-type="string" office:string-value="" table:formula="of:=['SoMi-Liste'.B13]" table:style-name="ce157"/>
          <table:table-cell office:value-type="string" office:string-value="s" table:formula="of:=IF(['SoMi-Liste'.AB13]=&quot;m&quot;;&quot;m&quot;;&quot;s&quot;)" table:style-name="ce154">
            <text:p>s</text:p>
          </table:table-cell>
          <table:table-cell office:value-type="string" office:string-value="" table:formula="of:=[Klausur1.C32]" table:style-name="ce156"/>
          <table:table-cell table:style-name="ce156"/>
          <table:table-cell table:style-name="ce156"/>
          <table:table-cell office:value-type="float" office:value="0" table:formula="of:=N(IF(SUM([.D15:.F15])&gt;0;SUM([.D15:.F15])/COUNT([.D15:.F15]);&quot;&quot;))" table:style-name="ce166">
            <text:p>0</text:p>
          </table:table-cell>
          <table:table-cell office:value-type="string" office:string-value="" table:formula="of:=IF(['SoMi-Liste'.AC13]=0;&quot;&quot;;ROUND(['SoMi-Liste'.AC13];2))" table:style-name="ce157"/>
          <table:table-cell office:value-type="string" office:string-value="" table:formula="of:=IF(['SoMi-Liste'.BE13]=0;&quot;&quot;;['SoMi-Liste'.BE13])" table:style-name="ce157"/>
          <table:table-cell office:value-type="string" office:string-value="" table:formula="of:=IF(SUM([.H15:.I15])&gt;0;SUM([.H15:.I15])/COUNT([.H15:.I15]);&quot;&quot;)" table:style-name="ce171"/>
          <table:table-cell office:value-type="string" office:string-value="" table:formula="of:=IF([.G15]=0;[.J15];IF(([.G15]+[.J15])&gt;0;([.G15]+[.J15])/COUNT([.G15];[.J15]);&quot;&quot;))" table:style-name="ce168"/>
          <table:table-cell office:value-type="float" office:value="0" table:formula="of:= IF([.K15]&gt;=[KMK_Punkte.$B$16];[KMK_Punkte.$A$17]; IF([.K15]&gt;=[KMK_Punkte.$B$15];[KMK_Punkte.$A$16]; IF([.K15]&gt;=[KMK_Punkte.$B$14];[KMK_Punkte.$A$15]; IF([.K15]&gt;=[KMK_Punkte.$B$13];[KMK_Punkte.$A$14]; IF([.K15]&gt;=[KMK_Punkte.$B$12];[KMK_Punkte.$A$13]; IF([.K15]&gt;=[KMK_Punkte.$B$11];[KMK_Punkte.$A$12]; IF([.K15]&gt;=[KMK_Punkte.$B$10];[KMK_Punkte.$A$11]; IF([.K15]&gt;=[KMK_Punkte.$B$9];[KMK_Punkte.$A$10]; IF([.K15]&gt;=[KMK_Punkte.$B$8];[KMK_Punkte.$A$9]; IF([.K15]&gt;=[KMK_Punkte.$B$7];[KMK_Punkte.$A$8]; IF([.K15]&gt;=[KMK_Punkte.$B$6];[KMK_Punkte.$A$7]; IF([.K15]&gt;=[KMK_Punkte.$B$5];[KMK_Punkte.$A$6]; IF([.K15]&gt;=[KMK_Punkte.$B$4];[KMK_Punkte.$A$5]; IF([.K15]&gt;=[KMK_Punkte.$B$3];[KMK_Punkte.$A$4]; IF([.K15]&gt;=[KMK_Punkte.$B$2];[KMK_Punkte.$A$3];[KMK_Punkte.$A$2]) ))))))))))))))" table:style-name="ce173">
            <text:p>0</text:p>
          </table:table-cell>
          <table:table-cell office:value-type="string" office:string-value="" table:formula="of:=IF([.B15]&lt;&gt;&quot;&quot;; IF( SUMIF(['SoMi-Liste'.C13:.X13];&quot;e&quot;;['SoMi-Liste'.C$2:.X$2])=0; [.N15]; IF([.N15]&lt;&gt;&quot;&quot;;SUMIF(['SoMi-Liste'.C13:.X13];&quot;e&quot;;['SoMi-Liste'.C$2:.X$2])+[.N15];SUMIF(['SoMi-Liste'.C13:.X13];&quot;e&quot;;['SoMi-Liste'.C$2:.X$2])   ));&quot;&quot;)" table:style-name="ce175"/>
          <table:table-cell office:value-type="string" office:string-value="" table:formula="of:=IF([.B15]&lt;&gt;&quot;&quot;; IF(SUMIF(['SoMi-Liste'.C13:.X13];&quot;f&quot;;['SoMi-Liste'.C$2:.X$2])=0; &quot;&quot;; SUMIF(['SoMi-Liste'.C13:.X13];&quot;f&quot;;['SoMi-Liste'.C$2:.X$2]));&quot;&quot;)" table:style-name="ce177"/>
          <table:table-cell office:value-type="string" office:string-value="" table:formula="of:=IF([.B15]&lt;&gt;&quot;&quot;; IF( SUMIF(['SoMi-Liste'.AE12:.BB13];&quot;e&quot;;['SoMi-Liste'.AE$2:.BB$2])=0; [.P15]; IF([.P15]&lt;&gt;&quot;&quot;;SUMIF(['SoMi-Liste'.AE13:.BB13];&quot;e&quot;;['SoMi-Liste'.AE$2:.BB$2])+[.P15];SUMIF(['SoMi-Liste'.AE13:.BB13];&quot;e&quot;;['SoMi-Liste'.AE$2:.BB$2])   ));&quot;&quot;)" table:style-name="ce157"/>
          <table:table-cell office:value-type="string" office:string-value="" table:formula="of:=IF([.B15]&lt;&gt;&quot;&quot;; IF(SUMIF(['SoMi-Liste'.AE13:.BB13];&quot;f&quot;;['SoMi-Liste'.AE$2:.BB$2])=0; &quot;&quot;; SUMIF(['SoMi-Liste'.AE13:.BB13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2" table:style-name="ce154">
            <text:p>12</text:p>
          </table:table-cell>
          <table:table-cell office:value-type="string" office:string-value="" table:formula="of:=['SoMi-Liste'.B14]" table:style-name="ce157"/>
          <table:table-cell office:value-type="string" office:string-value="s" table:formula="of:=IF(['SoMi-Liste'.AB14]=&quot;m&quot;;&quot;m&quot;;&quot;s&quot;)" table:style-name="ce154">
            <text:p>s</text:p>
          </table:table-cell>
          <table:table-cell office:value-type="string" office:string-value="" table:formula="of:=[Klausur1.C33]" table:style-name="ce156"/>
          <table:table-cell table:style-name="ce156"/>
          <table:table-cell table:style-name="ce156"/>
          <table:table-cell office:value-type="float" office:value="0" table:formula="of:=N(IF(SUM([.D16:.F16])&gt;0;SUM([.D16:.F16])/COUNT([.D16:.F16]);&quot;&quot;))" table:style-name="ce166">
            <text:p>0</text:p>
          </table:table-cell>
          <table:table-cell office:value-type="string" office:string-value="" table:formula="of:=IF(['SoMi-Liste'.AC14]=0;&quot;&quot;;ROUND(['SoMi-Liste'.AC14];2))" table:style-name="ce157"/>
          <table:table-cell office:value-type="string" office:string-value="" table:formula="of:=IF(['SoMi-Liste'.BE14]=0;&quot;&quot;;['SoMi-Liste'.BE14])" table:style-name="ce157"/>
          <table:table-cell office:value-type="string" office:string-value="" table:formula="of:=IF(SUM([.H16:.I16])&gt;0;SUM([.H16:.I16])/COUNT([.H16:.I16]);&quot;&quot;)" table:style-name="ce171"/>
          <table:table-cell office:value-type="string" office:string-value="" table:formula="of:=IF([.G16]=0;[.J16];IF(([.G16]+[.J16])&gt;0;([.G16]+[.J16])/COUNT([.G16];[.J16]);&quot;&quot;))" table:style-name="ce168"/>
          <table:table-cell office:value-type="float" office:value="0" table:formula="of:= IF([.K16]&gt;=[KMK_Punkte.$B$16];[KMK_Punkte.$A$17]; IF([.K16]&gt;=[KMK_Punkte.$B$15];[KMK_Punkte.$A$16]; IF([.K16]&gt;=[KMK_Punkte.$B$14];[KMK_Punkte.$A$15]; IF([.K16]&gt;=[KMK_Punkte.$B$13];[KMK_Punkte.$A$14]; IF([.K16]&gt;=[KMK_Punkte.$B$12];[KMK_Punkte.$A$13]; IF([.K16]&gt;=[KMK_Punkte.$B$11];[KMK_Punkte.$A$12]; IF([.K16]&gt;=[KMK_Punkte.$B$10];[KMK_Punkte.$A$11]; IF([.K16]&gt;=[KMK_Punkte.$B$9];[KMK_Punkte.$A$10]; IF([.K16]&gt;=[KMK_Punkte.$B$8];[KMK_Punkte.$A$9]; IF([.K16]&gt;=[KMK_Punkte.$B$7];[KMK_Punkte.$A$8]; IF([.K16]&gt;=[KMK_Punkte.$B$6];[KMK_Punkte.$A$7]; IF([.K16]&gt;=[KMK_Punkte.$B$5];[KMK_Punkte.$A$6]; IF([.K16]&gt;=[KMK_Punkte.$B$4];[KMK_Punkte.$A$5]; IF([.K16]&gt;=[KMK_Punkte.$B$3];[KMK_Punkte.$A$4]; IF([.K16]&gt;=[KMK_Punkte.$B$2];[KMK_Punkte.$A$3];[KMK_Punkte.$A$2]) ))))))))))))))" table:style-name="ce173">
            <text:p>0</text:p>
          </table:table-cell>
          <table:table-cell office:value-type="string" office:string-value="" table:formula="of:=IF([.B16]&lt;&gt;&quot;&quot;; IF( SUMIF(['SoMi-Liste'.C14:.X14];&quot;e&quot;;['SoMi-Liste'.C$2:.X$2])=0; [.N16]; IF([.N16]&lt;&gt;&quot;&quot;;SUMIF(['SoMi-Liste'.C14:.X14];&quot;e&quot;;['SoMi-Liste'.C$2:.X$2])+[.N16];SUMIF(['SoMi-Liste'.C14:.X14];&quot;e&quot;;['SoMi-Liste'.C$2:.X$2])   ));&quot;&quot;)" table:style-name="ce175"/>
          <table:table-cell office:value-type="string" office:string-value="" table:formula="of:=IF([.B16]&lt;&gt;&quot;&quot;; IF(SUMIF(['SoMi-Liste'.C14:.X14];&quot;f&quot;;['SoMi-Liste'.C$2:.X$2])=0; &quot;&quot;; SUMIF(['SoMi-Liste'.C14:.X14];&quot;f&quot;;['SoMi-Liste'.C$2:.X$2]));&quot;&quot;)" table:style-name="ce177"/>
          <table:table-cell office:value-type="string" office:string-value="" table:formula="of:=IF([.B16]&lt;&gt;&quot;&quot;; IF( SUMIF(['SoMi-Liste'.AE13:.BB14];&quot;e&quot;;['SoMi-Liste'.AE$2:.BB$2])=0; [.P16]; IF([.P16]&lt;&gt;&quot;&quot;;SUMIF(['SoMi-Liste'.AE14:.BB14];&quot;e&quot;;['SoMi-Liste'.AE$2:.BB$2])+[.P16];SUMIF(['SoMi-Liste'.AE14:.BB14];&quot;e&quot;;['SoMi-Liste'.AE$2:.BB$2])   ));&quot;&quot;)" table:style-name="ce157"/>
          <table:table-cell office:value-type="string" office:string-value="" table:formula="of:=IF([.B16]&lt;&gt;&quot;&quot;; IF(SUMIF(['SoMi-Liste'.AE14:.BB14];&quot;f&quot;;['SoMi-Liste'.AE$2:.BB$2])=0; &quot;&quot;; SUMIF(['SoMi-Liste'.AE14:.BB14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3" table:style-name="ce154">
            <text:p>13</text:p>
          </table:table-cell>
          <table:table-cell office:value-type="string" office:string-value="" table:formula="of:=['SoMi-Liste'.B15]" table:style-name="ce157"/>
          <table:table-cell office:value-type="string" office:string-value="s" table:formula="of:=IF(['SoMi-Liste'.AB15]=&quot;m&quot;;&quot;m&quot;;&quot;s&quot;)" table:style-name="ce154">
            <text:p>s</text:p>
          </table:table-cell>
          <table:table-cell office:value-type="string" office:string-value="" table:formula="of:=[Klausur1.C34]" table:style-name="ce156"/>
          <table:table-cell table:style-name="ce156"/>
          <table:table-cell table:style-name="ce156"/>
          <table:table-cell office:value-type="float" office:value="0" table:formula="of:=N(IF(SUM([.D17:.F17])&gt;0;SUM([.D17:.F17])/COUNT([.D17:.F17]);&quot;&quot;))" table:style-name="ce166">
            <text:p>0</text:p>
          </table:table-cell>
          <table:table-cell office:value-type="string" office:string-value="" table:formula="of:=IF(['SoMi-Liste'.AC15]=0;&quot;&quot;;ROUND(['SoMi-Liste'.AC15];2))" table:style-name="ce157"/>
          <table:table-cell office:value-type="string" office:string-value="" table:formula="of:=IF(['SoMi-Liste'.BE15]=0;&quot;&quot;;['SoMi-Liste'.BE15])" table:style-name="ce157"/>
          <table:table-cell office:value-type="string" office:string-value="" table:formula="of:=IF(SUM([.H17:.I17])&gt;0;SUM([.H17:.I17])/COUNT([.H17:.I17]);&quot;&quot;)" table:style-name="ce171"/>
          <table:table-cell office:value-type="string" office:string-value="" table:formula="of:=IF([.G17]=0;[.J17];IF(([.G17]+[.J17])&gt;0;([.G17]+[.J17])/COUNT([.G17];[.J17]);&quot;&quot;))" table:style-name="ce168"/>
          <table:table-cell office:value-type="float" office:value="0" table:formula="of:= IF([.K17]&gt;=[KMK_Punkte.$B$16];[KMK_Punkte.$A$17]; IF([.K17]&gt;=[KMK_Punkte.$B$15];[KMK_Punkte.$A$16]; IF([.K17]&gt;=[KMK_Punkte.$B$14];[KMK_Punkte.$A$15]; IF([.K17]&gt;=[KMK_Punkte.$B$13];[KMK_Punkte.$A$14]; IF([.K17]&gt;=[KMK_Punkte.$B$12];[KMK_Punkte.$A$13]; IF([.K17]&gt;=[KMK_Punkte.$B$11];[KMK_Punkte.$A$12]; IF([.K17]&gt;=[KMK_Punkte.$B$10];[KMK_Punkte.$A$11]; IF([.K17]&gt;=[KMK_Punkte.$B$9];[KMK_Punkte.$A$10]; IF([.K17]&gt;=[KMK_Punkte.$B$8];[KMK_Punkte.$A$9]; IF([.K17]&gt;=[KMK_Punkte.$B$7];[KMK_Punkte.$A$8]; IF([.K17]&gt;=[KMK_Punkte.$B$6];[KMK_Punkte.$A$7]; IF([.K17]&gt;=[KMK_Punkte.$B$5];[KMK_Punkte.$A$6]; IF([.K17]&gt;=[KMK_Punkte.$B$4];[KMK_Punkte.$A$5]; IF([.K17]&gt;=[KMK_Punkte.$B$3];[KMK_Punkte.$A$4]; IF([.K17]&gt;=[KMK_Punkte.$B$2];[KMK_Punkte.$A$3];[KMK_Punkte.$A$2]) ))))))))))))))" table:style-name="ce173">
            <text:p>0</text:p>
          </table:table-cell>
          <table:table-cell office:value-type="string" office:string-value="" table:formula="of:=IF([.B17]&lt;&gt;&quot;&quot;; IF( SUMIF(['SoMi-Liste'.C15:.X15];&quot;e&quot;;['SoMi-Liste'.C$2:.X$2])=0; [.N17]; IF([.N17]&lt;&gt;&quot;&quot;;SUMIF(['SoMi-Liste'.C15:.X15];&quot;e&quot;;['SoMi-Liste'.C$2:.X$2])+[.N17];SUMIF(['SoMi-Liste'.C15:.X15];&quot;e&quot;;['SoMi-Liste'.C$2:.X$2])   ));&quot;&quot;)" table:style-name="ce175"/>
          <table:table-cell office:value-type="string" office:string-value="" table:formula="of:=IF([.B17]&lt;&gt;&quot;&quot;; IF(SUMIF(['SoMi-Liste'.C15:.X15];&quot;f&quot;;['SoMi-Liste'.C$2:.X$2])=0; &quot;&quot;; SUMIF(['SoMi-Liste'.C15:.X15];&quot;f&quot;;['SoMi-Liste'.C$2:.X$2]));&quot;&quot;)" table:style-name="ce177"/>
          <table:table-cell office:value-type="string" office:string-value="" table:formula="of:=IF([.B17]&lt;&gt;&quot;&quot;; IF( SUMIF(['SoMi-Liste'.AE14:.BB15];&quot;e&quot;;['SoMi-Liste'.AE$2:.BB$2])=0; [.P17]; IF([.P17]&lt;&gt;&quot;&quot;;SUMIF(['SoMi-Liste'.AE15:.BB15];&quot;e&quot;;['SoMi-Liste'.AE$2:.BB$2])+[.P17];SUMIF(['SoMi-Liste'.AE15:.BB15];&quot;e&quot;;['SoMi-Liste'.AE$2:.BB$2])   ));&quot;&quot;)" table:style-name="ce157"/>
          <table:table-cell office:value-type="string" office:string-value="" table:formula="of:=IF([.B17]&lt;&gt;&quot;&quot;; IF(SUMIF(['SoMi-Liste'.AE15:.BB15];&quot;f&quot;;['SoMi-Liste'.AE$2:.BB$2])=0; &quot;&quot;; SUMIF(['SoMi-Liste'.AE15:.BB15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4" table:style-name="ce154">
            <text:p>14</text:p>
          </table:table-cell>
          <table:table-cell office:value-type="string" office:string-value="" table:formula="of:=['SoMi-Liste'.B16]" table:style-name="ce157"/>
          <table:table-cell office:value-type="string" office:string-value="s" table:formula="of:=IF(['SoMi-Liste'.AB16]=&quot;m&quot;;&quot;m&quot;;&quot;s&quot;)" table:style-name="ce154">
            <text:p>s</text:p>
          </table:table-cell>
          <table:table-cell office:value-type="string" office:string-value="" table:formula="of:=[Klausur1.C35]" table:style-name="ce156"/>
          <table:table-cell table:style-name="ce156"/>
          <table:table-cell table:style-name="ce156"/>
          <table:table-cell office:value-type="float" office:value="0" table:formula="of:=N(IF(SUM([.D18:.F18])&gt;0;SUM([.D18:.F18])/COUNT([.D18:.F18]);&quot;&quot;))" table:style-name="ce166">
            <text:p>0</text:p>
          </table:table-cell>
          <table:table-cell office:value-type="string" office:string-value="" table:formula="of:=IF(['SoMi-Liste'.AC16]=0;&quot;&quot;;ROUND(['SoMi-Liste'.AC16];2))" table:style-name="ce157"/>
          <table:table-cell office:value-type="string" office:string-value="" table:formula="of:=IF(['SoMi-Liste'.BE16]=0;&quot;&quot;;['SoMi-Liste'.BE16])" table:style-name="ce157"/>
          <table:table-cell office:value-type="string" office:string-value="" table:formula="of:=IF(SUM([.H18:.I18])&gt;0;SUM([.H18:.I18])/COUNT([.H18:.I18]);&quot;&quot;)" table:style-name="ce171"/>
          <table:table-cell office:value-type="string" office:string-value="" table:formula="of:=IF([.G18]=0;[.J18];IF(([.G18]+[.J18])&gt;0;([.G18]+[.J18])/COUNT([.G18];[.J18]);&quot;&quot;))" table:style-name="ce168"/>
          <table:table-cell office:value-type="float" office:value="0" table:formula="of:= IF([.K18]&gt;=[KMK_Punkte.$B$16];[KMK_Punkte.$A$17]; IF([.K18]&gt;=[KMK_Punkte.$B$15];[KMK_Punkte.$A$16]; IF([.K18]&gt;=[KMK_Punkte.$B$14];[KMK_Punkte.$A$15]; IF([.K18]&gt;=[KMK_Punkte.$B$13];[KMK_Punkte.$A$14]; IF([.K18]&gt;=[KMK_Punkte.$B$12];[KMK_Punkte.$A$13]; IF([.K18]&gt;=[KMK_Punkte.$B$11];[KMK_Punkte.$A$12]; IF([.K18]&gt;=[KMK_Punkte.$B$10];[KMK_Punkte.$A$11]; IF([.K18]&gt;=[KMK_Punkte.$B$9];[KMK_Punkte.$A$10]; IF([.K18]&gt;=[KMK_Punkte.$B$8];[KMK_Punkte.$A$9]; IF([.K18]&gt;=[KMK_Punkte.$B$7];[KMK_Punkte.$A$8]; IF([.K18]&gt;=[KMK_Punkte.$B$6];[KMK_Punkte.$A$7]; IF([.K18]&gt;=[KMK_Punkte.$B$5];[KMK_Punkte.$A$6]; IF([.K18]&gt;=[KMK_Punkte.$B$4];[KMK_Punkte.$A$5]; IF([.K18]&gt;=[KMK_Punkte.$B$3];[KMK_Punkte.$A$4]; IF([.K18]&gt;=[KMK_Punkte.$B$2];[KMK_Punkte.$A$3];[KMK_Punkte.$A$2]) ))))))))))))))" table:style-name="ce173">
            <text:p>0</text:p>
          </table:table-cell>
          <table:table-cell office:value-type="string" office:string-value="" table:formula="of:=IF([.B18]&lt;&gt;&quot;&quot;; IF( SUMIF(['SoMi-Liste'.C16:.X16];&quot;e&quot;;['SoMi-Liste'.C$2:.X$2])=0; [.N18]; IF([.N18]&lt;&gt;&quot;&quot;;SUMIF(['SoMi-Liste'.C16:.X16];&quot;e&quot;;['SoMi-Liste'.C$2:.X$2])+[.N18];SUMIF(['SoMi-Liste'.C16:.X16];&quot;e&quot;;['SoMi-Liste'.C$2:.X$2])   ));&quot;&quot;)" table:style-name="ce175"/>
          <table:table-cell office:value-type="string" office:string-value="" table:formula="of:=IF([.B18]&lt;&gt;&quot;&quot;; IF(SUMIF(['SoMi-Liste'.C16:.X16];&quot;f&quot;;['SoMi-Liste'.C$2:.X$2])=0; &quot;&quot;; SUMIF(['SoMi-Liste'.C16:.X16];&quot;f&quot;;['SoMi-Liste'.C$2:.X$2]));&quot;&quot;)" table:style-name="ce177"/>
          <table:table-cell office:value-type="string" office:string-value="" table:formula="of:=IF([.B18]&lt;&gt;&quot;&quot;; IF( SUMIF(['SoMi-Liste'.AE15:.BB16];&quot;e&quot;;['SoMi-Liste'.AE$2:.BB$2])=0; [.P18]; IF([.P18]&lt;&gt;&quot;&quot;;SUMIF(['SoMi-Liste'.AE16:.BB16];&quot;e&quot;;['SoMi-Liste'.AE$2:.BB$2])+[.P18];SUMIF(['SoMi-Liste'.AE16:.BB16];&quot;e&quot;;['SoMi-Liste'.AE$2:.BB$2])   ));&quot;&quot;)" table:style-name="ce157"/>
          <table:table-cell office:value-type="string" office:string-value="" table:formula="of:=IF([.B18]&lt;&gt;&quot;&quot;; IF(SUMIF(['SoMi-Liste'.AE16:.BB16];&quot;f&quot;;['SoMi-Liste'.AE$2:.BB$2])=0; &quot;&quot;; SUMIF(['SoMi-Liste'.AE16:.BB16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5" table:style-name="ce154">
            <text:p>15</text:p>
          </table:table-cell>
          <table:table-cell office:value-type="string" office:string-value="" table:formula="of:=['SoMi-Liste'.B17]" table:style-name="ce157"/>
          <table:table-cell office:value-type="string" office:string-value="s" table:formula="of:=IF(['SoMi-Liste'.AB17]=&quot;m&quot;;&quot;m&quot;;&quot;s&quot;)" table:style-name="ce154">
            <text:p>s</text:p>
          </table:table-cell>
          <table:table-cell office:value-type="string" office:string-value="" table:formula="of:=[Klausur1.C36]" table:style-name="ce156"/>
          <table:table-cell table:style-name="ce156"/>
          <table:table-cell table:style-name="ce156"/>
          <table:table-cell office:value-type="float" office:value="0" table:formula="of:=N(IF(SUM([.D19:.F19])&gt;0;SUM([.D19:.F19])/COUNT([.D19:.F19]);&quot;&quot;))" table:style-name="ce166">
            <text:p>0</text:p>
          </table:table-cell>
          <table:table-cell office:value-type="string" office:string-value="" table:formula="of:=IF(['SoMi-Liste'.AC17]=0;&quot;&quot;;ROUND(['SoMi-Liste'.AC17];2))" table:style-name="ce157"/>
          <table:table-cell office:value-type="string" office:string-value="" table:formula="of:=IF(['SoMi-Liste'.BE17]=0;&quot;&quot;;['SoMi-Liste'.BE17])" table:style-name="ce157"/>
          <table:table-cell office:value-type="string" office:string-value="" table:formula="of:=IF(SUM([.H19:.I19])&gt;0;SUM([.H19:.I19])/COUNT([.H19:.I19]);&quot;&quot;)" table:style-name="ce171"/>
          <table:table-cell office:value-type="string" office:string-value="" table:formula="of:=IF([.G19]=0;[.J19];IF(([.G19]+[.J19])&gt;0;([.G19]+[.J19])/COUNT([.G19];[.J19]);&quot;&quot;))" table:style-name="ce168"/>
          <table:table-cell office:value-type="float" office:value="0" table:formula="of:= IF([.K19]&gt;=[KMK_Punkte.$B$16];[KMK_Punkte.$A$17]; IF([.K19]&gt;=[KMK_Punkte.$B$15];[KMK_Punkte.$A$16]; IF([.K19]&gt;=[KMK_Punkte.$B$14];[KMK_Punkte.$A$15]; IF([.K19]&gt;=[KMK_Punkte.$B$13];[KMK_Punkte.$A$14]; IF([.K19]&gt;=[KMK_Punkte.$B$12];[KMK_Punkte.$A$13]; IF([.K19]&gt;=[KMK_Punkte.$B$11];[KMK_Punkte.$A$12]; IF([.K19]&gt;=[KMK_Punkte.$B$10];[KMK_Punkte.$A$11]; IF([.K19]&gt;=[KMK_Punkte.$B$9];[KMK_Punkte.$A$10]; IF([.K19]&gt;=[KMK_Punkte.$B$8];[KMK_Punkte.$A$9]; IF([.K19]&gt;=[KMK_Punkte.$B$7];[KMK_Punkte.$A$8]; IF([.K19]&gt;=[KMK_Punkte.$B$6];[KMK_Punkte.$A$7]; IF([.K19]&gt;=[KMK_Punkte.$B$5];[KMK_Punkte.$A$6]; IF([.K19]&gt;=[KMK_Punkte.$B$4];[KMK_Punkte.$A$5]; IF([.K19]&gt;=[KMK_Punkte.$B$3];[KMK_Punkte.$A$4]; IF([.K19]&gt;=[KMK_Punkte.$B$2];[KMK_Punkte.$A$3];[KMK_Punkte.$A$2]) ))))))))))))))" table:style-name="ce173">
            <text:p>0</text:p>
          </table:table-cell>
          <table:table-cell office:value-type="string" office:string-value="" table:formula="of:=IF([.B19]&lt;&gt;&quot;&quot;; IF( SUMIF(['SoMi-Liste'.C17:.X17];&quot;e&quot;;['SoMi-Liste'.C$2:.X$2])=0; [.N19]; IF([.N19]&lt;&gt;&quot;&quot;;SUMIF(['SoMi-Liste'.C17:.X17];&quot;e&quot;;['SoMi-Liste'.C$2:.X$2])+[.N19];SUMIF(['SoMi-Liste'.C17:.X17];&quot;e&quot;;['SoMi-Liste'.C$2:.X$2])   ));&quot;&quot;)" table:style-name="ce175"/>
          <table:table-cell office:value-type="string" office:string-value="" table:formula="of:=IF([.B19]&lt;&gt;&quot;&quot;; IF(SUMIF(['SoMi-Liste'.C17:.X17];&quot;f&quot;;['SoMi-Liste'.C$2:.X$2])=0; &quot;&quot;; SUMIF(['SoMi-Liste'.C17:.X17];&quot;f&quot;;['SoMi-Liste'.C$2:.X$2]));&quot;&quot;)" table:style-name="ce177"/>
          <table:table-cell office:value-type="string" office:string-value="" table:formula="of:=IF([.B19]&lt;&gt;&quot;&quot;; IF( SUMIF(['SoMi-Liste'.AE16:.BB17];&quot;e&quot;;['SoMi-Liste'.AE$2:.BB$2])=0; [.P19]; IF([.P19]&lt;&gt;&quot;&quot;;SUMIF(['SoMi-Liste'.AE17:.BB17];&quot;e&quot;;['SoMi-Liste'.AE$2:.BB$2])+[.P19];SUMIF(['SoMi-Liste'.AE17:.BB17];&quot;e&quot;;['SoMi-Liste'.AE$2:.BB$2])   ));&quot;&quot;)" table:style-name="ce157"/>
          <table:table-cell office:value-type="string" office:string-value="" table:formula="of:=IF([.B19]&lt;&gt;&quot;&quot;; IF(SUMIF(['SoMi-Liste'.AE17:.BB17];&quot;f&quot;;['SoMi-Liste'.AE$2:.BB$2])=0; &quot;&quot;; SUMIF(['SoMi-Liste'.AE17:.BB17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6" table:style-name="ce154">
            <text:p>16</text:p>
          </table:table-cell>
          <table:table-cell office:value-type="string" office:string-value="" table:formula="of:=['SoMi-Liste'.B18]" table:style-name="ce157"/>
          <table:table-cell office:value-type="string" office:string-value="s" table:formula="of:=IF(['SoMi-Liste'.AB18]=&quot;m&quot;;&quot;m&quot;;&quot;s&quot;)" table:style-name="ce154">
            <text:p>s</text:p>
          </table:table-cell>
          <table:table-cell office:value-type="string" office:string-value="" table:formula="of:=[Klausur1.C37]" table:style-name="ce156"/>
          <table:table-cell table:style-name="ce156"/>
          <table:table-cell table:style-name="ce156"/>
          <table:table-cell office:value-type="float" office:value="0" table:formula="of:=N(IF(SUM([.D20:.F20])&gt;0;SUM([.D20:.F20])/COUNT([.D20:.F20]);&quot;&quot;))" table:style-name="ce166">
            <text:p>0</text:p>
          </table:table-cell>
          <table:table-cell office:value-type="string" office:string-value="" table:formula="of:=IF(['SoMi-Liste'.AC18]=0;&quot;&quot;;ROUND(['SoMi-Liste'.AC18];2))" table:style-name="ce157"/>
          <table:table-cell office:value-type="string" office:string-value="" table:formula="of:=IF(['SoMi-Liste'.BE18]=0;&quot;&quot;;['SoMi-Liste'.BE18])" table:style-name="ce157"/>
          <table:table-cell office:value-type="string" office:string-value="" table:formula="of:=IF(SUM([.H20:.I20])&gt;0;SUM([.H20:.I20])/COUNT([.H20:.I20]);&quot;&quot;)" table:style-name="ce171"/>
          <table:table-cell office:value-type="string" office:string-value="" table:formula="of:=IF([.G20]=0;[.J20];IF(([.G20]+[.J20])&gt;0;([.G20]+[.J20])/COUNT([.G20];[.J20]);&quot;&quot;))" table:style-name="ce168"/>
          <table:table-cell office:value-type="float" office:value="0" table:formula="of:= IF([.K20]&gt;=[KMK_Punkte.$B$16];[KMK_Punkte.$A$17]; IF([.K20]&gt;=[KMK_Punkte.$B$15];[KMK_Punkte.$A$16]; IF([.K20]&gt;=[KMK_Punkte.$B$14];[KMK_Punkte.$A$15]; IF([.K20]&gt;=[KMK_Punkte.$B$13];[KMK_Punkte.$A$14]; IF([.K20]&gt;=[KMK_Punkte.$B$12];[KMK_Punkte.$A$13]; IF([.K20]&gt;=[KMK_Punkte.$B$11];[KMK_Punkte.$A$12]; IF([.K20]&gt;=[KMK_Punkte.$B$10];[KMK_Punkte.$A$11]; IF([.K20]&gt;=[KMK_Punkte.$B$9];[KMK_Punkte.$A$10]; IF([.K20]&gt;=[KMK_Punkte.$B$8];[KMK_Punkte.$A$9]; IF([.K20]&gt;=[KMK_Punkte.$B$7];[KMK_Punkte.$A$8]; IF([.K20]&gt;=[KMK_Punkte.$B$6];[KMK_Punkte.$A$7]; IF([.K20]&gt;=[KMK_Punkte.$B$5];[KMK_Punkte.$A$6]; IF([.K20]&gt;=[KMK_Punkte.$B$4];[KMK_Punkte.$A$5]; IF([.K20]&gt;=[KMK_Punkte.$B$3];[KMK_Punkte.$A$4]; IF([.K20]&gt;=[KMK_Punkte.$B$2];[KMK_Punkte.$A$3];[KMK_Punkte.$A$2]) ))))))))))))))" table:style-name="ce173">
            <text:p>0</text:p>
          </table:table-cell>
          <table:table-cell office:value-type="string" office:string-value="" table:formula="of:=IF([.B20]&lt;&gt;&quot;&quot;; IF( SUMIF(['SoMi-Liste'.C18:.X18];&quot;e&quot;;['SoMi-Liste'.C$2:.X$2])=0; [.N20]; IF([.N20]&lt;&gt;&quot;&quot;;SUMIF(['SoMi-Liste'.C18:.X18];&quot;e&quot;;['SoMi-Liste'.C$2:.X$2])+[.N20];SUMIF(['SoMi-Liste'.C18:.X18];&quot;e&quot;;['SoMi-Liste'.C$2:.X$2])   ));&quot;&quot;)" table:style-name="ce175"/>
          <table:table-cell office:value-type="string" office:string-value="" table:formula="of:=IF([.B20]&lt;&gt;&quot;&quot;; IF(SUMIF(['SoMi-Liste'.C18:.X18];&quot;f&quot;;['SoMi-Liste'.C$2:.X$2])=0; &quot;&quot;; SUMIF(['SoMi-Liste'.C18:.X18];&quot;f&quot;;['SoMi-Liste'.C$2:.X$2]));&quot;&quot;)" table:style-name="ce177"/>
          <table:table-cell office:value-type="string" office:string-value="" table:formula="of:=IF([.B20]&lt;&gt;&quot;&quot;; IF( SUMIF(['SoMi-Liste'.AE17:.BB18];&quot;e&quot;;['SoMi-Liste'.AE$2:.BB$2])=0; [.P20]; IF([.P20]&lt;&gt;&quot;&quot;;SUMIF(['SoMi-Liste'.AE18:.BB18];&quot;e&quot;;['SoMi-Liste'.AE$2:.BB$2])+[.P20];SUMIF(['SoMi-Liste'.AE18:.BB18];&quot;e&quot;;['SoMi-Liste'.AE$2:.BB$2])   ));&quot;&quot;)" table:style-name="ce157"/>
          <table:table-cell office:value-type="string" office:string-value="" table:formula="of:=IF([.B20]&lt;&gt;&quot;&quot;; IF(SUMIF(['SoMi-Liste'.AE18:.BB18];&quot;f&quot;;['SoMi-Liste'.AE$2:.BB$2])=0; &quot;&quot;; SUMIF(['SoMi-Liste'.AE18:.BB18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7" table:style-name="ce154">
            <text:p>17</text:p>
          </table:table-cell>
          <table:table-cell office:value-type="string" office:string-value="" table:formula="of:=['SoMi-Liste'.B19]" table:style-name="ce157"/>
          <table:table-cell office:value-type="string" office:string-value="s" table:formula="of:=IF(['SoMi-Liste'.AB19]=&quot;m&quot;;&quot;m&quot;;&quot;s&quot;)" table:style-name="ce154">
            <text:p>s</text:p>
          </table:table-cell>
          <table:table-cell office:value-type="string" office:string-value="" table:formula="of:=[Klausur1.C38]" table:style-name="ce156"/>
          <table:table-cell table:style-name="ce156"/>
          <table:table-cell table:style-name="ce156"/>
          <table:table-cell office:value-type="float" office:value="0" table:formula="of:=N(IF(SUM([.D21:.F21])&gt;0;SUM([.D21:.F21])/COUNT([.D21:.F21]);&quot;&quot;))" table:style-name="ce166">
            <text:p>0</text:p>
          </table:table-cell>
          <table:table-cell office:value-type="string" office:string-value="" table:formula="of:=IF(['SoMi-Liste'.AC19]=0;&quot;&quot;;ROUND(['SoMi-Liste'.AC19];2))" table:style-name="ce157"/>
          <table:table-cell office:value-type="string" office:string-value="" table:formula="of:=IF(['SoMi-Liste'.BE19]=0;&quot;&quot;;['SoMi-Liste'.BE19])" table:style-name="ce157"/>
          <table:table-cell office:value-type="string" office:string-value="" table:formula="of:=IF(SUM([.H21:.I21])&gt;0;SUM([.H21:.I21])/COUNT([.H21:.I21]);&quot;&quot;)" table:style-name="ce171"/>
          <table:table-cell office:value-type="string" office:string-value="" table:formula="of:=IF([.G21]=0;[.J21];IF(([.G21]+[.J21])&gt;0;([.G21]+[.J21])/COUNT([.G21];[.J21]);&quot;&quot;))" table:style-name="ce168"/>
          <table:table-cell office:value-type="float" office:value="0" table:formula="of:= IF([.K21]&gt;=[KMK_Punkte.$B$16];[KMK_Punkte.$A$17]; IF([.K21]&gt;=[KMK_Punkte.$B$15];[KMK_Punkte.$A$16]; IF([.K21]&gt;=[KMK_Punkte.$B$14];[KMK_Punkte.$A$15]; IF([.K21]&gt;=[KMK_Punkte.$B$13];[KMK_Punkte.$A$14]; IF([.K21]&gt;=[KMK_Punkte.$B$12];[KMK_Punkte.$A$13]; IF([.K21]&gt;=[KMK_Punkte.$B$11];[KMK_Punkte.$A$12]; IF([.K21]&gt;=[KMK_Punkte.$B$10];[KMK_Punkte.$A$11]; IF([.K21]&gt;=[KMK_Punkte.$B$9];[KMK_Punkte.$A$10]; IF([.K21]&gt;=[KMK_Punkte.$B$8];[KMK_Punkte.$A$9]; IF([.K21]&gt;=[KMK_Punkte.$B$7];[KMK_Punkte.$A$8]; IF([.K21]&gt;=[KMK_Punkte.$B$6];[KMK_Punkte.$A$7]; IF([.K21]&gt;=[KMK_Punkte.$B$5];[KMK_Punkte.$A$6]; IF([.K21]&gt;=[KMK_Punkte.$B$4];[KMK_Punkte.$A$5]; IF([.K21]&gt;=[KMK_Punkte.$B$3];[KMK_Punkte.$A$4]; IF([.K21]&gt;=[KMK_Punkte.$B$2];[KMK_Punkte.$A$3];[KMK_Punkte.$A$2]) ))))))))))))))" table:style-name="ce173">
            <text:p>0</text:p>
          </table:table-cell>
          <table:table-cell office:value-type="string" office:string-value="" table:formula="of:=IF([.B21]&lt;&gt;&quot;&quot;; IF( SUMIF(['SoMi-Liste'.C19:.X19];&quot;e&quot;;['SoMi-Liste'.C$2:.X$2])=0; [.N21]; IF([.N21]&lt;&gt;&quot;&quot;;SUMIF(['SoMi-Liste'.C19:.X19];&quot;e&quot;;['SoMi-Liste'.C$2:.X$2])+[.N21];SUMIF(['SoMi-Liste'.C19:.X19];&quot;e&quot;;['SoMi-Liste'.C$2:.X$2])   ));&quot;&quot;)" table:style-name="ce175"/>
          <table:table-cell office:value-type="string" office:string-value="" table:formula="of:=IF([.B21]&lt;&gt;&quot;&quot;; IF(SUMIF(['SoMi-Liste'.C19:.X19];&quot;f&quot;;['SoMi-Liste'.C$2:.X$2])=0; &quot;&quot;; SUMIF(['SoMi-Liste'.C19:.X19];&quot;f&quot;;['SoMi-Liste'.C$2:.X$2]));&quot;&quot;)" table:style-name="ce177"/>
          <table:table-cell office:value-type="string" office:string-value="" table:formula="of:=IF([.B21]&lt;&gt;&quot;&quot;; IF( SUMIF(['SoMi-Liste'.AE18:.BB19];&quot;e&quot;;['SoMi-Liste'.AE$2:.BB$2])=0; [.P21]; IF([.P21]&lt;&gt;&quot;&quot;;SUMIF(['SoMi-Liste'.AE19:.BB19];&quot;e&quot;;['SoMi-Liste'.AE$2:.BB$2])+[.P21];SUMIF(['SoMi-Liste'.AE19:.BB19];&quot;e&quot;;['SoMi-Liste'.AE$2:.BB$2])   ));&quot;&quot;)" table:style-name="ce157"/>
          <table:table-cell office:value-type="string" office:string-value="" table:formula="of:=IF([.B21]&lt;&gt;&quot;&quot;; IF(SUMIF(['SoMi-Liste'.AE19:.BB19];&quot;f&quot;;['SoMi-Liste'.AE$2:.BB$2])=0; &quot;&quot;; SUMIF(['SoMi-Liste'.AE19:.BB19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8" table:style-name="ce154">
            <text:p>18</text:p>
          </table:table-cell>
          <table:table-cell office:value-type="string" office:string-value="" table:formula="of:=['SoMi-Liste'.B20]" table:style-name="ce157"/>
          <table:table-cell office:value-type="string" office:string-value="s" table:formula="of:=IF(['SoMi-Liste'.AB20]=&quot;m&quot;;&quot;m&quot;;&quot;s&quot;)" table:style-name="ce154">
            <text:p>s</text:p>
          </table:table-cell>
          <table:table-cell office:value-type="string" office:string-value="" table:formula="of:=[Klausur1.C39]" table:style-name="ce156"/>
          <table:table-cell table:style-name="ce156"/>
          <table:table-cell table:style-name="ce156"/>
          <table:table-cell office:value-type="float" office:value="0" table:formula="of:=N(IF(SUM([.D22:.F22])&gt;0;SUM([.D22:.F22])/COUNT([.D22:.F22]);&quot;&quot;))" table:style-name="ce166">
            <text:p>0</text:p>
          </table:table-cell>
          <table:table-cell office:value-type="string" office:string-value="" table:formula="of:=IF(['SoMi-Liste'.AC20]=0;&quot;&quot;;ROUND(['SoMi-Liste'.AC20];2))" table:style-name="ce157"/>
          <table:table-cell office:value-type="string" office:string-value="" table:formula="of:=IF(['SoMi-Liste'.BE20]=0;&quot;&quot;;['SoMi-Liste'.BE20])" table:style-name="ce157"/>
          <table:table-cell office:value-type="string" office:string-value="" table:formula="of:=IF(SUM([.H22:.I22])&gt;0;SUM([.H22:.I22])/COUNT([.H22:.I22]);&quot;&quot;)" table:style-name="ce171"/>
          <table:table-cell office:value-type="string" office:string-value="" table:formula="of:=IF([.G22]=0;[.J22];IF(([.G22]+[.J22])&gt;0;([.G22]+[.J22])/COUNT([.G22];[.J22]);&quot;&quot;))" table:style-name="ce168"/>
          <table:table-cell office:value-type="float" office:value="0" table:formula="of:= IF([.K22]&gt;=[KMK_Punkte.$B$16];[KMK_Punkte.$A$17]; IF([.K22]&gt;=[KMK_Punkte.$B$15];[KMK_Punkte.$A$16]; IF([.K22]&gt;=[KMK_Punkte.$B$14];[KMK_Punkte.$A$15]; IF([.K22]&gt;=[KMK_Punkte.$B$13];[KMK_Punkte.$A$14]; IF([.K22]&gt;=[KMK_Punkte.$B$12];[KMK_Punkte.$A$13]; IF([.K22]&gt;=[KMK_Punkte.$B$11];[KMK_Punkte.$A$12]; IF([.K22]&gt;=[KMK_Punkte.$B$10];[KMK_Punkte.$A$11]; IF([.K22]&gt;=[KMK_Punkte.$B$9];[KMK_Punkte.$A$10]; IF([.K22]&gt;=[KMK_Punkte.$B$8];[KMK_Punkte.$A$9]; IF([.K22]&gt;=[KMK_Punkte.$B$7];[KMK_Punkte.$A$8]; IF([.K22]&gt;=[KMK_Punkte.$B$6];[KMK_Punkte.$A$7]; IF([.K22]&gt;=[KMK_Punkte.$B$5];[KMK_Punkte.$A$6]; IF([.K22]&gt;=[KMK_Punkte.$B$4];[KMK_Punkte.$A$5]; IF([.K22]&gt;=[KMK_Punkte.$B$3];[KMK_Punkte.$A$4]; IF([.K22]&gt;=[KMK_Punkte.$B$2];[KMK_Punkte.$A$3];[KMK_Punkte.$A$2]) ))))))))))))))" table:style-name="ce173">
            <text:p>0</text:p>
          </table:table-cell>
          <table:table-cell office:value-type="string" office:string-value="" table:formula="of:=IF([.B22]&lt;&gt;&quot;&quot;; IF( SUMIF(['SoMi-Liste'.C20:.X20];&quot;e&quot;;['SoMi-Liste'.C$2:.X$2])=0; [.N22]; IF([.N22]&lt;&gt;&quot;&quot;;SUMIF(['SoMi-Liste'.C20:.X20];&quot;e&quot;;['SoMi-Liste'.C$2:.X$2])+[.N22];SUMIF(['SoMi-Liste'.C20:.X20];&quot;e&quot;;['SoMi-Liste'.C$2:.X$2])   ));&quot;&quot;)" table:style-name="ce175"/>
          <table:table-cell office:value-type="string" office:string-value="" table:formula="of:=IF([.B22]&lt;&gt;&quot;&quot;; IF(SUMIF(['SoMi-Liste'.C20:.X20];&quot;f&quot;;['SoMi-Liste'.C$2:.X$2])=0; &quot;&quot;; SUMIF(['SoMi-Liste'.C20:.X20];&quot;f&quot;;['SoMi-Liste'.C$2:.X$2]));&quot;&quot;)" table:style-name="ce177"/>
          <table:table-cell office:value-type="string" office:string-value="" table:formula="of:=IF([.B22]&lt;&gt;&quot;&quot;; IF( SUMIF(['SoMi-Liste'.AE19:.BB20];&quot;e&quot;;['SoMi-Liste'.AE$2:.BB$2])=0; [.P22]; IF([.P22]&lt;&gt;&quot;&quot;;SUMIF(['SoMi-Liste'.AE20:.BB20];&quot;e&quot;;['SoMi-Liste'.AE$2:.BB$2])+[.P22];SUMIF(['SoMi-Liste'.AE20:.BB20];&quot;e&quot;;['SoMi-Liste'.AE$2:.BB$2])   ));&quot;&quot;)" table:style-name="ce157"/>
          <table:table-cell office:value-type="string" office:string-value="" table:formula="of:=IF([.B22]&lt;&gt;&quot;&quot;; IF(SUMIF(['SoMi-Liste'.AE20:.BB20];&quot;f&quot;;['SoMi-Liste'.AE$2:.BB$2])=0; &quot;&quot;; SUMIF(['SoMi-Liste'.AE20:.BB20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19" table:style-name="ce154">
            <text:p>19</text:p>
          </table:table-cell>
          <table:table-cell office:value-type="string" office:string-value="" table:formula="of:=['SoMi-Liste'.B21]" table:style-name="ce157"/>
          <table:table-cell office:value-type="string" office:string-value="s" table:formula="of:=IF(['SoMi-Liste'.AB21]=&quot;m&quot;;&quot;m&quot;;&quot;s&quot;)" table:style-name="ce154">
            <text:p>s</text:p>
          </table:table-cell>
          <table:table-cell office:value-type="string" office:string-value="" table:formula="of:=[Klausur1.C40]" table:style-name="ce156"/>
          <table:table-cell table:style-name="ce156"/>
          <table:table-cell table:style-name="ce156"/>
          <table:table-cell office:value-type="float" office:value="0" table:formula="of:=N(IF(SUM([.D23:.F23])&gt;0;SUM([.D23:.F23])/COUNT([.D23:.F23]);&quot;&quot;))" table:style-name="ce166">
            <text:p>0</text:p>
          </table:table-cell>
          <table:table-cell office:value-type="string" office:string-value="" table:formula="of:=IF(['SoMi-Liste'.AC21]=0;&quot;&quot;;ROUND(['SoMi-Liste'.AC21];2))" table:style-name="ce157"/>
          <table:table-cell office:value-type="string" office:string-value="" table:formula="of:=IF(['SoMi-Liste'.BE21]=0;&quot;&quot;;['SoMi-Liste'.BE21])" table:style-name="ce157"/>
          <table:table-cell office:value-type="string" office:string-value="" table:formula="of:=IF(SUM([.H23:.I23])&gt;0;SUM([.H23:.I23])/COUNT([.H23:.I23]);&quot;&quot;)" table:style-name="ce171"/>
          <table:table-cell office:value-type="string" office:string-value="" table:formula="of:=IF([.G23]=0;[.J23];IF(([.G23]+[.J23])&gt;0;([.G23]+[.J23])/COUNT([.G23];[.J23]);&quot;&quot;))" table:style-name="ce168"/>
          <table:table-cell office:value-type="float" office:value="0" table:formula="of:= IF([.K23]&gt;=[KMK_Punkte.$B$16];[KMK_Punkte.$A$17]; IF([.K23]&gt;=[KMK_Punkte.$B$15];[KMK_Punkte.$A$16]; IF([.K23]&gt;=[KMK_Punkte.$B$14];[KMK_Punkte.$A$15]; IF([.K23]&gt;=[KMK_Punkte.$B$13];[KMK_Punkte.$A$14]; IF([.K23]&gt;=[KMK_Punkte.$B$12];[KMK_Punkte.$A$13]; IF([.K23]&gt;=[KMK_Punkte.$B$11];[KMK_Punkte.$A$12]; IF([.K23]&gt;=[KMK_Punkte.$B$10];[KMK_Punkte.$A$11]; IF([.K23]&gt;=[KMK_Punkte.$B$9];[KMK_Punkte.$A$10]; IF([.K23]&gt;=[KMK_Punkte.$B$8];[KMK_Punkte.$A$9]; IF([.K23]&gt;=[KMK_Punkte.$B$7];[KMK_Punkte.$A$8]; IF([.K23]&gt;=[KMK_Punkte.$B$6];[KMK_Punkte.$A$7]; IF([.K23]&gt;=[KMK_Punkte.$B$5];[KMK_Punkte.$A$6]; IF([.K23]&gt;=[KMK_Punkte.$B$4];[KMK_Punkte.$A$5]; IF([.K23]&gt;=[KMK_Punkte.$B$3];[KMK_Punkte.$A$4]; IF([.K23]&gt;=[KMK_Punkte.$B$2];[KMK_Punkte.$A$3];[KMK_Punkte.$A$2]) ))))))))))))))" table:style-name="ce173">
            <text:p>0</text:p>
          </table:table-cell>
          <table:table-cell office:value-type="string" office:string-value="" table:formula="of:=IF([.B23]&lt;&gt;&quot;&quot;; IF( SUMIF(['SoMi-Liste'.C21:.X21];&quot;e&quot;;['SoMi-Liste'.C$2:.X$2])=0; [.N23]; IF([.N23]&lt;&gt;&quot;&quot;;SUMIF(['SoMi-Liste'.C21:.X21];&quot;e&quot;;['SoMi-Liste'.C$2:.X$2])+[.N23];SUMIF(['SoMi-Liste'.C21:.X21];&quot;e&quot;;['SoMi-Liste'.C$2:.X$2])   ));&quot;&quot;)" table:style-name="ce175"/>
          <table:table-cell office:value-type="string" office:string-value="" table:formula="of:=IF([.B23]&lt;&gt;&quot;&quot;; IF(SUMIF(['SoMi-Liste'.C21:.X21];&quot;f&quot;;['SoMi-Liste'.C$2:.X$2])=0; &quot;&quot;; SUMIF(['SoMi-Liste'.C21:.X21];&quot;f&quot;;['SoMi-Liste'.C$2:.X$2]));&quot;&quot;)" table:style-name="ce177"/>
          <table:table-cell office:value-type="string" office:string-value="" table:formula="of:=IF([.B23]&lt;&gt;&quot;&quot;; IF( SUMIF(['SoMi-Liste'.AE20:.BB21];&quot;e&quot;;['SoMi-Liste'.AE$2:.BB$2])=0; [.P23]; IF([.P23]&lt;&gt;&quot;&quot;;SUMIF(['SoMi-Liste'.AE21:.BB21];&quot;e&quot;;['SoMi-Liste'.AE$2:.BB$2])+[.P23];SUMIF(['SoMi-Liste'.AE21:.BB21];&quot;e&quot;;['SoMi-Liste'.AE$2:.BB$2])   ));&quot;&quot;)" table:style-name="ce157"/>
          <table:table-cell office:value-type="string" office:string-value="" table:formula="of:=IF([.B23]&lt;&gt;&quot;&quot;; IF(SUMIF(['SoMi-Liste'.AE21:.BB21];&quot;f&quot;;['SoMi-Liste'.AE$2:.BB$2])=0; &quot;&quot;; SUMIF(['SoMi-Liste'.AE21:.BB21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0" table:style-name="ce154">
            <text:p>20</text:p>
          </table:table-cell>
          <table:table-cell office:value-type="string" office:string-value="" table:formula="of:=['SoMi-Liste'.B22]" table:style-name="ce157"/>
          <table:table-cell office:value-type="string" office:string-value="s" table:formula="of:=IF(['SoMi-Liste'.AB22]=&quot;m&quot;;&quot;m&quot;;&quot;s&quot;)" table:style-name="ce154">
            <text:p>s</text:p>
          </table:table-cell>
          <table:table-cell office:value-type="string" office:string-value="" table:formula="of:=[Klausur1.C41]" table:style-name="ce156"/>
          <table:table-cell table:style-name="ce156"/>
          <table:table-cell table:style-name="ce156"/>
          <table:table-cell office:value-type="float" office:value="0" table:formula="of:=N(IF(SUM([.D24:.F24])&gt;0;SUM([.D24:.F24])/COUNT([.D24:.F24]);&quot;&quot;))" table:style-name="ce166">
            <text:p>0</text:p>
          </table:table-cell>
          <table:table-cell office:value-type="string" office:string-value="" table:formula="of:=IF(['SoMi-Liste'.AC22]=0;&quot;&quot;;ROUND(['SoMi-Liste'.AC22];2))" table:style-name="ce157"/>
          <table:table-cell office:value-type="string" office:string-value="" table:formula="of:=IF(['SoMi-Liste'.BE22]=0;&quot;&quot;;['SoMi-Liste'.BE22])" table:style-name="ce157"/>
          <table:table-cell office:value-type="string" office:string-value="" table:formula="of:=IF(SUM([.H24:.I24])&gt;0;SUM([.H24:.I24])/COUNT([.H24:.I24]);&quot;&quot;)" table:style-name="ce171"/>
          <table:table-cell office:value-type="string" office:string-value="" table:formula="of:=IF([.G24]=0;[.J24];IF(([.G24]+[.J24])&gt;0;([.G24]+[.J24])/COUNT([.G24];[.J24]);&quot;&quot;))" table:style-name="ce168"/>
          <table:table-cell office:value-type="float" office:value="0" table:formula="of:= IF([.K24]&gt;=[KMK_Punkte.$B$16];[KMK_Punkte.$A$17]; IF([.K24]&gt;=[KMK_Punkte.$B$15];[KMK_Punkte.$A$16]; IF([.K24]&gt;=[KMK_Punkte.$B$14];[KMK_Punkte.$A$15]; IF([.K24]&gt;=[KMK_Punkte.$B$13];[KMK_Punkte.$A$14]; IF([.K24]&gt;=[KMK_Punkte.$B$12];[KMK_Punkte.$A$13]; IF([.K24]&gt;=[KMK_Punkte.$B$11];[KMK_Punkte.$A$12]; IF([.K24]&gt;=[KMK_Punkte.$B$10];[KMK_Punkte.$A$11]; IF([.K24]&gt;=[KMK_Punkte.$B$9];[KMK_Punkte.$A$10]; IF([.K24]&gt;=[KMK_Punkte.$B$8];[KMK_Punkte.$A$9]; IF([.K24]&gt;=[KMK_Punkte.$B$7];[KMK_Punkte.$A$8]; IF([.K24]&gt;=[KMK_Punkte.$B$6];[KMK_Punkte.$A$7]; IF([.K24]&gt;=[KMK_Punkte.$B$5];[KMK_Punkte.$A$6]; IF([.K24]&gt;=[KMK_Punkte.$B$4];[KMK_Punkte.$A$5]; IF([.K24]&gt;=[KMK_Punkte.$B$3];[KMK_Punkte.$A$4]; IF([.K24]&gt;=[KMK_Punkte.$B$2];[KMK_Punkte.$A$3];[KMK_Punkte.$A$2]) ))))))))))))))" table:style-name="ce173">
            <text:p>0</text:p>
          </table:table-cell>
          <table:table-cell office:value-type="string" office:string-value="" table:formula="of:=IF([.B24]&lt;&gt;&quot;&quot;; IF( SUMIF(['SoMi-Liste'.C22:.X22];&quot;e&quot;;['SoMi-Liste'.C$2:.X$2])=0; [.N24]; IF([.N24]&lt;&gt;&quot;&quot;;SUMIF(['SoMi-Liste'.C22:.X22];&quot;e&quot;;['SoMi-Liste'.C$2:.X$2])+[.N24];SUMIF(['SoMi-Liste'.C22:.X22];&quot;e&quot;;['SoMi-Liste'.C$2:.X$2])   ));&quot;&quot;)" table:style-name="ce175"/>
          <table:table-cell office:value-type="string" office:string-value="" table:formula="of:=IF([.B24]&lt;&gt;&quot;&quot;; IF(SUMIF(['SoMi-Liste'.C22:.X22];&quot;f&quot;;['SoMi-Liste'.C$2:.X$2])=0; &quot;&quot;; SUMIF(['SoMi-Liste'.C22:.X22];&quot;f&quot;;['SoMi-Liste'.C$2:.X$2]));&quot;&quot;)" table:style-name="ce177"/>
          <table:table-cell office:value-type="string" office:string-value="" table:formula="of:=IF([.B24]&lt;&gt;&quot;&quot;; IF( SUMIF(['SoMi-Liste'.AE21:.BB22];&quot;e&quot;;['SoMi-Liste'.AE$2:.BB$2])=0; [.P24]; IF([.P24]&lt;&gt;&quot;&quot;;SUMIF(['SoMi-Liste'.AE22:.BB22];&quot;e&quot;;['SoMi-Liste'.AE$2:.BB$2])+[.P24];SUMIF(['SoMi-Liste'.AE22:.BB22];&quot;e&quot;;['SoMi-Liste'.AE$2:.BB$2])   ));&quot;&quot;)" table:style-name="ce157"/>
          <table:table-cell office:value-type="string" office:string-value="" table:formula="of:=IF([.B24]&lt;&gt;&quot;&quot;; IF(SUMIF(['SoMi-Liste'.AE22:.BB22];&quot;f&quot;;['SoMi-Liste'.AE$2:.BB$2])=0; &quot;&quot;; SUMIF(['SoMi-Liste'.AE22:.BB22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1" table:style-name="ce154">
            <text:p>21</text:p>
          </table:table-cell>
          <table:table-cell office:value-type="string" office:string-value="" table:formula="of:=['SoMi-Liste'.B23]" table:style-name="ce157"/>
          <table:table-cell office:value-type="string" office:string-value="s" table:formula="of:=IF(['SoMi-Liste'.AB23]=&quot;m&quot;;&quot;m&quot;;&quot;s&quot;)" table:style-name="ce154">
            <text:p>s</text:p>
          </table:table-cell>
          <table:table-cell office:value-type="string" office:string-value="" table:formula="of:=[Klausur1.C42]" table:style-name="ce156"/>
          <table:table-cell table:style-name="ce156"/>
          <table:table-cell table:style-name="ce156"/>
          <table:table-cell office:value-type="float" office:value="0" table:formula="of:=N(IF(SUM([.D25:.F25])&gt;0;SUM([.D25:.F25])/COUNT([.D25:.F25]);&quot;&quot;))" table:style-name="ce166">
            <text:p>0</text:p>
          </table:table-cell>
          <table:table-cell office:value-type="string" office:string-value="" table:formula="of:=IF(['SoMi-Liste'.AC23]=0;&quot;&quot;;ROUND(['SoMi-Liste'.AC23];2))" table:style-name="ce157"/>
          <table:table-cell office:value-type="string" office:string-value="" table:formula="of:=IF(['SoMi-Liste'.BE23]=0;&quot;&quot;;['SoMi-Liste'.BE23])" table:style-name="ce157"/>
          <table:table-cell office:value-type="string" office:string-value="" table:formula="of:=IF(SUM([.H25:.I25])&gt;0;SUM([.H25:.I25])/COUNT([.H25:.I25]);&quot;&quot;)" table:style-name="ce171"/>
          <table:table-cell office:value-type="string" office:string-value="" table:formula="of:=IF([.G25]=0;[.J25];IF(([.G25]+[.J25])&gt;0;([.G25]+[.J25])/COUNT([.G25];[.J25]);&quot;&quot;))" table:style-name="ce168"/>
          <table:table-cell office:value-type="float" office:value="0" table:formula="of:= IF([.K25]&gt;=[KMK_Punkte.$B$16];[KMK_Punkte.$A$17]; IF([.K25]&gt;=[KMK_Punkte.$B$15];[KMK_Punkte.$A$16]; IF([.K25]&gt;=[KMK_Punkte.$B$14];[KMK_Punkte.$A$15]; IF([.K25]&gt;=[KMK_Punkte.$B$13];[KMK_Punkte.$A$14]; IF([.K25]&gt;=[KMK_Punkte.$B$12];[KMK_Punkte.$A$13]; IF([.K25]&gt;=[KMK_Punkte.$B$11];[KMK_Punkte.$A$12]; IF([.K25]&gt;=[KMK_Punkte.$B$10];[KMK_Punkte.$A$11]; IF([.K25]&gt;=[KMK_Punkte.$B$9];[KMK_Punkte.$A$10]; IF([.K25]&gt;=[KMK_Punkte.$B$8];[KMK_Punkte.$A$9]; IF([.K25]&gt;=[KMK_Punkte.$B$7];[KMK_Punkte.$A$8]; IF([.K25]&gt;=[KMK_Punkte.$B$6];[KMK_Punkte.$A$7]; IF([.K25]&gt;=[KMK_Punkte.$B$5];[KMK_Punkte.$A$6]; IF([.K25]&gt;=[KMK_Punkte.$B$4];[KMK_Punkte.$A$5]; IF([.K25]&gt;=[KMK_Punkte.$B$3];[KMK_Punkte.$A$4]; IF([.K25]&gt;=[KMK_Punkte.$B$2];[KMK_Punkte.$A$3];[KMK_Punkte.$A$2]) ))))))))))))))" table:style-name="ce173">
            <text:p>0</text:p>
          </table:table-cell>
          <table:table-cell office:value-type="string" office:string-value="" table:formula="of:=IF([.B25]&lt;&gt;&quot;&quot;; IF( SUMIF(['SoMi-Liste'.C23:.X23];&quot;e&quot;;['SoMi-Liste'.C$2:.X$2])=0; [.N25]; IF([.N25]&lt;&gt;&quot;&quot;;SUMIF(['SoMi-Liste'.C23:.X23];&quot;e&quot;;['SoMi-Liste'.C$2:.X$2])+[.N25];SUMIF(['SoMi-Liste'.C23:.X23];&quot;e&quot;;['SoMi-Liste'.C$2:.X$2])   ));&quot;&quot;)" table:style-name="ce175"/>
          <table:table-cell office:value-type="string" office:string-value="" table:formula="of:=IF([.B25]&lt;&gt;&quot;&quot;; IF(SUMIF(['SoMi-Liste'.C23:.X23];&quot;f&quot;;['SoMi-Liste'.C$2:.X$2])=0; &quot;&quot;; SUMIF(['SoMi-Liste'.C23:.X23];&quot;f&quot;;['SoMi-Liste'.C$2:.X$2]));&quot;&quot;)" table:style-name="ce177"/>
          <table:table-cell office:value-type="string" office:string-value="" table:formula="of:=IF([.B25]&lt;&gt;&quot;&quot;; IF( SUMIF(['SoMi-Liste'.AE22:.BB23];&quot;e&quot;;['SoMi-Liste'.AE$2:.BB$2])=0; [.P25]; IF([.P25]&lt;&gt;&quot;&quot;;SUMIF(['SoMi-Liste'.AE23:.BB23];&quot;e&quot;;['SoMi-Liste'.AE$2:.BB$2])+[.P25];SUMIF(['SoMi-Liste'.AE23:.BB23];&quot;e&quot;;['SoMi-Liste'.AE$2:.BB$2])   ));&quot;&quot;)" table:style-name="ce157"/>
          <table:table-cell office:value-type="string" office:string-value="" table:formula="of:=IF([.B25]&lt;&gt;&quot;&quot;; IF(SUMIF(['SoMi-Liste'.AE23:.BB23];&quot;f&quot;;['SoMi-Liste'.AE$2:.BB$2])=0; &quot;&quot;; SUMIF(['SoMi-Liste'.AE23:.BB23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2" table:style-name="ce154">
            <text:p>22</text:p>
          </table:table-cell>
          <table:table-cell office:value-type="string" office:string-value="" table:formula="of:=['SoMi-Liste'.B24]" table:style-name="ce157"/>
          <table:table-cell office:value-type="string" office:string-value="s" table:formula="of:=IF(['SoMi-Liste'.AB24]=&quot;m&quot;;&quot;m&quot;;&quot;s&quot;)" table:style-name="ce154">
            <text:p>s</text:p>
          </table:table-cell>
          <table:table-cell office:value-type="string" office:string-value="" table:formula="of:=[Klausur1.C43]" table:style-name="ce156"/>
          <table:table-cell table:style-name="ce156"/>
          <table:table-cell table:style-name="ce156"/>
          <table:table-cell office:value-type="float" office:value="0" table:formula="of:=N(IF(SUM([.D26:.F26])&gt;0;SUM([.D26:.F26])/COUNT([.D26:.F26]);&quot;&quot;))" table:style-name="ce166">
            <text:p>0</text:p>
          </table:table-cell>
          <table:table-cell office:value-type="string" office:string-value="" table:formula="of:=IF(['SoMi-Liste'.AC24]=0;&quot;&quot;;ROUND(['SoMi-Liste'.AC24];2))" table:style-name="ce157"/>
          <table:table-cell office:value-type="string" office:string-value="" table:formula="of:=IF(['SoMi-Liste'.BE24]=0;&quot;&quot;;['SoMi-Liste'.BE24])" table:style-name="ce157"/>
          <table:table-cell office:value-type="string" office:string-value="" table:formula="of:=IF(SUM([.H26:.I26])&gt;0;SUM([.H26:.I26])/COUNT([.H26:.I26]);&quot;&quot;)" table:style-name="ce171"/>
          <table:table-cell office:value-type="string" office:string-value="" table:formula="of:=IF([.G26]=0;[.J26];IF(([.G26]+[.J26])&gt;0;([.G26]+[.J26])/COUNT([.G26];[.J26]);&quot;&quot;))" table:style-name="ce168"/>
          <table:table-cell office:value-type="float" office:value="0" table:formula="of:= IF([.K26]&gt;=[KMK_Punkte.$B$16];[KMK_Punkte.$A$17]; IF([.K26]&gt;=[KMK_Punkte.$B$15];[KMK_Punkte.$A$16]; IF([.K26]&gt;=[KMK_Punkte.$B$14];[KMK_Punkte.$A$15]; IF([.K26]&gt;=[KMK_Punkte.$B$13];[KMK_Punkte.$A$14]; IF([.K26]&gt;=[KMK_Punkte.$B$12];[KMK_Punkte.$A$13]; IF([.K26]&gt;=[KMK_Punkte.$B$11];[KMK_Punkte.$A$12]; IF([.K26]&gt;=[KMK_Punkte.$B$10];[KMK_Punkte.$A$11]; IF([.K26]&gt;=[KMK_Punkte.$B$9];[KMK_Punkte.$A$10]; IF([.K26]&gt;=[KMK_Punkte.$B$8];[KMK_Punkte.$A$9]; IF([.K26]&gt;=[KMK_Punkte.$B$7];[KMK_Punkte.$A$8]; IF([.K26]&gt;=[KMK_Punkte.$B$6];[KMK_Punkte.$A$7]; IF([.K26]&gt;=[KMK_Punkte.$B$5];[KMK_Punkte.$A$6]; IF([.K26]&gt;=[KMK_Punkte.$B$4];[KMK_Punkte.$A$5]; IF([.K26]&gt;=[KMK_Punkte.$B$3];[KMK_Punkte.$A$4]; IF([.K26]&gt;=[KMK_Punkte.$B$2];[KMK_Punkte.$A$3];[KMK_Punkte.$A$2]) ))))))))))))))" table:style-name="ce173">
            <text:p>0</text:p>
          </table:table-cell>
          <table:table-cell office:value-type="string" office:string-value="" table:formula="of:=IF([.B26]&lt;&gt;&quot;&quot;; IF( SUMIF(['SoMi-Liste'.C24:.X24];&quot;e&quot;;['SoMi-Liste'.C$2:.X$2])=0; [.N26]; IF([.N26]&lt;&gt;&quot;&quot;;SUMIF(['SoMi-Liste'.C24:.X24];&quot;e&quot;;['SoMi-Liste'.C$2:.X$2])+[.N26];SUMIF(['SoMi-Liste'.C24:.X24];&quot;e&quot;;['SoMi-Liste'.C$2:.X$2])   ));&quot;&quot;)" table:style-name="ce175"/>
          <table:table-cell office:value-type="string" office:string-value="" table:formula="of:=IF([.B26]&lt;&gt;&quot;&quot;; IF(SUMIF(['SoMi-Liste'.C24:.X24];&quot;f&quot;;['SoMi-Liste'.C$2:.X$2])=0; &quot;&quot;; SUMIF(['SoMi-Liste'.C24:.X24];&quot;f&quot;;['SoMi-Liste'.C$2:.X$2]));&quot;&quot;)" table:style-name="ce177"/>
          <table:table-cell office:value-type="string" office:string-value="" table:formula="of:=IF([.B26]&lt;&gt;&quot;&quot;; IF( SUMIF(['SoMi-Liste'.AE23:.BB24];&quot;e&quot;;['SoMi-Liste'.AE$2:.BB$2])=0; [.P26]; IF([.P26]&lt;&gt;&quot;&quot;;SUMIF(['SoMi-Liste'.AE24:.BB24];&quot;e&quot;;['SoMi-Liste'.AE$2:.BB$2])+[.P26];SUMIF(['SoMi-Liste'.AE24:.BB24];&quot;e&quot;;['SoMi-Liste'.AE$2:.BB$2])   ));&quot;&quot;)" table:style-name="ce157"/>
          <table:table-cell office:value-type="string" office:string-value="" table:formula="of:=IF([.B26]&lt;&gt;&quot;&quot;; IF(SUMIF(['SoMi-Liste'.AE24:.BB24];&quot;f&quot;;['SoMi-Liste'.AE$2:.BB$2])=0; &quot;&quot;; SUMIF(['SoMi-Liste'.AE24:.BB24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3" table:style-name="ce154">
            <text:p>23</text:p>
          </table:table-cell>
          <table:table-cell office:value-type="string" office:string-value="" table:formula="of:=['SoMi-Liste'.B25]" table:style-name="ce157"/>
          <table:table-cell office:value-type="string" office:string-value="s" table:formula="of:=IF(['SoMi-Liste'.AB25]=&quot;m&quot;;&quot;m&quot;;&quot;s&quot;)" table:style-name="ce154">
            <text:p>s</text:p>
          </table:table-cell>
          <table:table-cell office:value-type="string" office:string-value="" table:formula="of:=[Klausur1.C44]" table:style-name="ce156"/>
          <table:table-cell table:style-name="ce156"/>
          <table:table-cell table:style-name="ce156"/>
          <table:table-cell office:value-type="float" office:value="0" table:formula="of:=N(IF(SUM([.D27:.F27])&gt;0;SUM([.D27:.F27])/COUNT([.D27:.F27]);&quot;&quot;))" table:style-name="ce166">
            <text:p>0</text:p>
          </table:table-cell>
          <table:table-cell office:value-type="string" office:string-value="" table:formula="of:=IF(['SoMi-Liste'.AC25]=0;&quot;&quot;;ROUND(['SoMi-Liste'.AC25];2))" table:style-name="ce157"/>
          <table:table-cell office:value-type="string" office:string-value="" table:formula="of:=IF(['SoMi-Liste'.BE25]=0;&quot;&quot;;['SoMi-Liste'.BE25])" table:style-name="ce157"/>
          <table:table-cell office:value-type="string" office:string-value="" table:formula="of:=IF(SUM([.H27:.I27])&gt;0;SUM([.H27:.I27])/COUNT([.H27:.I27]);&quot;&quot;)" table:style-name="ce171"/>
          <table:table-cell office:value-type="string" office:string-value="" table:formula="of:=IF([.G27]=0;[.J27];IF(([.G27]+[.J27])&gt;0;([.G27]+[.J27])/COUNT([.G27];[.J27]);&quot;&quot;))" table:style-name="ce168"/>
          <table:table-cell office:value-type="float" office:value="0" table:formula="of:= IF([.K27]&gt;=[KMK_Punkte.$B$16];[KMK_Punkte.$A$17]; IF([.K27]&gt;=[KMK_Punkte.$B$15];[KMK_Punkte.$A$16]; IF([.K27]&gt;=[KMK_Punkte.$B$14];[KMK_Punkte.$A$15]; IF([.K27]&gt;=[KMK_Punkte.$B$13];[KMK_Punkte.$A$14]; IF([.K27]&gt;=[KMK_Punkte.$B$12];[KMK_Punkte.$A$13]; IF([.K27]&gt;=[KMK_Punkte.$B$11];[KMK_Punkte.$A$12]; IF([.K27]&gt;=[KMK_Punkte.$B$10];[KMK_Punkte.$A$11]; IF([.K27]&gt;=[KMK_Punkte.$B$9];[KMK_Punkte.$A$10]; IF([.K27]&gt;=[KMK_Punkte.$B$8];[KMK_Punkte.$A$9]; IF([.K27]&gt;=[KMK_Punkte.$B$7];[KMK_Punkte.$A$8]; IF([.K27]&gt;=[KMK_Punkte.$B$6];[KMK_Punkte.$A$7]; IF([.K27]&gt;=[KMK_Punkte.$B$5];[KMK_Punkte.$A$6]; IF([.K27]&gt;=[KMK_Punkte.$B$4];[KMK_Punkte.$A$5]; IF([.K27]&gt;=[KMK_Punkte.$B$3];[KMK_Punkte.$A$4]; IF([.K27]&gt;=[KMK_Punkte.$B$2];[KMK_Punkte.$A$3];[KMK_Punkte.$A$2]) ))))))))))))))" table:style-name="ce173">
            <text:p>0</text:p>
          </table:table-cell>
          <table:table-cell office:value-type="string" office:string-value="" table:formula="of:=IF([.B27]&lt;&gt;&quot;&quot;; IF( SUMIF(['SoMi-Liste'.C25:.X25];&quot;e&quot;;['SoMi-Liste'.C$2:.X$2])=0; [.N27]; IF([.N27]&lt;&gt;&quot;&quot;;SUMIF(['SoMi-Liste'.C25:.X25];&quot;e&quot;;['SoMi-Liste'.C$2:.X$2])+[.N27];SUMIF(['SoMi-Liste'.C25:.X25];&quot;e&quot;;['SoMi-Liste'.C$2:.X$2])   ));&quot;&quot;)" table:style-name="ce175"/>
          <table:table-cell office:value-type="string" office:string-value="" table:formula="of:=IF([.B27]&lt;&gt;&quot;&quot;; IF(SUMIF(['SoMi-Liste'.C25:.X25];&quot;f&quot;;['SoMi-Liste'.C$2:.X$2])=0; &quot;&quot;; SUMIF(['SoMi-Liste'.C25:.X25];&quot;f&quot;;['SoMi-Liste'.C$2:.X$2]));&quot;&quot;)" table:style-name="ce177"/>
          <table:table-cell office:value-type="string" office:string-value="" table:formula="of:=IF([.B27]&lt;&gt;&quot;&quot;; IF( SUMIF(['SoMi-Liste'.AE24:.BB25];&quot;e&quot;;['SoMi-Liste'.AE$2:.BB$2])=0; [.P27]; IF([.P27]&lt;&gt;&quot;&quot;;SUMIF(['SoMi-Liste'.AE25:.BB25];&quot;e&quot;;['SoMi-Liste'.AE$2:.BB$2])+[.P27];SUMIF(['SoMi-Liste'.AE25:.BB25];&quot;e&quot;;['SoMi-Liste'.AE$2:.BB$2])   ));&quot;&quot;)" table:style-name="ce157"/>
          <table:table-cell office:value-type="string" office:string-value="" table:formula="of:=IF([.B27]&lt;&gt;&quot;&quot;; IF(SUMIF(['SoMi-Liste'.AE25:.BB25];&quot;f&quot;;['SoMi-Liste'.AE$2:.BB$2])=0; &quot;&quot;; SUMIF(['SoMi-Liste'.AE25:.BB25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4" table:style-name="ce154">
            <text:p>24</text:p>
          </table:table-cell>
          <table:table-cell office:value-type="string" office:string-value="" table:formula="of:=['SoMi-Liste'.B26]" table:style-name="ce157"/>
          <table:table-cell office:value-type="string" office:string-value="s" table:formula="of:=IF(['SoMi-Liste'.AB26]=&quot;m&quot;;&quot;m&quot;;&quot;s&quot;)" table:style-name="ce154">
            <text:p>s</text:p>
          </table:table-cell>
          <table:table-cell office:value-type="string" office:string-value="" table:formula="of:=[Klausur1.C45]" table:style-name="ce156"/>
          <table:table-cell table:style-name="ce156"/>
          <table:table-cell table:style-name="ce156"/>
          <table:table-cell office:value-type="float" office:value="0" table:formula="of:=N(IF(SUM([.D28:.F28])&gt;0;SUM([.D28:.F28])/COUNT([.D28:.F28]);&quot;&quot;))" table:style-name="ce166">
            <text:p>0</text:p>
          </table:table-cell>
          <table:table-cell office:value-type="string" office:string-value="" table:formula="of:=IF(['SoMi-Liste'.AC26]=0;&quot;&quot;;ROUND(['SoMi-Liste'.AC26];2))" table:style-name="ce157"/>
          <table:table-cell office:value-type="string" office:string-value="" table:formula="of:=IF(['SoMi-Liste'.BE26]=0;&quot;&quot;;['SoMi-Liste'.BE26])" table:style-name="ce157"/>
          <table:table-cell office:value-type="string" office:string-value="" table:formula="of:=IF(SUM([.H28:.I28])&gt;0;SUM([.H28:.I28])/COUNT([.H28:.I28]);&quot;&quot;)" table:style-name="ce171"/>
          <table:table-cell office:value-type="string" office:string-value="" table:formula="of:=IF([.G28]=0;[.J28];IF(([.G28]+[.J28])&gt;0;([.G28]+[.J28])/COUNT([.G28];[.J28]);&quot;&quot;))" table:style-name="ce168"/>
          <table:table-cell office:value-type="float" office:value="0" table:formula="of:= IF([.K28]&gt;=[KMK_Punkte.$B$16];[KMK_Punkte.$A$17]; IF([.K28]&gt;=[KMK_Punkte.$B$15];[KMK_Punkte.$A$16]; IF([.K28]&gt;=[KMK_Punkte.$B$14];[KMK_Punkte.$A$15]; IF([.K28]&gt;=[KMK_Punkte.$B$13];[KMK_Punkte.$A$14]; IF([.K28]&gt;=[KMK_Punkte.$B$12];[KMK_Punkte.$A$13]; IF([.K28]&gt;=[KMK_Punkte.$B$11];[KMK_Punkte.$A$12]; IF([.K28]&gt;=[KMK_Punkte.$B$10];[KMK_Punkte.$A$11]; IF([.K28]&gt;=[KMK_Punkte.$B$9];[KMK_Punkte.$A$10]; IF([.K28]&gt;=[KMK_Punkte.$B$8];[KMK_Punkte.$A$9]; IF([.K28]&gt;=[KMK_Punkte.$B$7];[KMK_Punkte.$A$8]; IF([.K28]&gt;=[KMK_Punkte.$B$6];[KMK_Punkte.$A$7]; IF([.K28]&gt;=[KMK_Punkte.$B$5];[KMK_Punkte.$A$6]; IF([.K28]&gt;=[KMK_Punkte.$B$4];[KMK_Punkte.$A$5]; IF([.K28]&gt;=[KMK_Punkte.$B$3];[KMK_Punkte.$A$4]; IF([.K28]&gt;=[KMK_Punkte.$B$2];[KMK_Punkte.$A$3];[KMK_Punkte.$A$2]) ))))))))))))))" table:style-name="ce173">
            <text:p>0</text:p>
          </table:table-cell>
          <table:table-cell office:value-type="string" office:string-value="" table:formula="of:=IF([.B28]&lt;&gt;&quot;&quot;; IF( SUMIF(['SoMi-Liste'.C26:.X26];&quot;e&quot;;['SoMi-Liste'.C$2:.X$2])=0; [.N28]; IF([.N28]&lt;&gt;&quot;&quot;;SUMIF(['SoMi-Liste'.C26:.X26];&quot;e&quot;;['SoMi-Liste'.C$2:.X$2])+[.N28];SUMIF(['SoMi-Liste'.C26:.X26];&quot;e&quot;;['SoMi-Liste'.C$2:.X$2])   ));&quot;&quot;)" table:style-name="ce175"/>
          <table:table-cell office:value-type="string" office:string-value="" table:formula="of:=IF([.B28]&lt;&gt;&quot;&quot;; IF(SUMIF(['SoMi-Liste'.C26:.X26];&quot;f&quot;;['SoMi-Liste'.C$2:.X$2])=0; &quot;&quot;; SUMIF(['SoMi-Liste'.C26:.X26];&quot;f&quot;;['SoMi-Liste'.C$2:.X$2]));&quot;&quot;)" table:style-name="ce177"/>
          <table:table-cell office:value-type="string" office:string-value="" table:formula="of:=IF([.B28]&lt;&gt;&quot;&quot;; IF( SUMIF(['SoMi-Liste'.AE25:.BB26];&quot;e&quot;;['SoMi-Liste'.AE$2:.BB$2])=0; [.P28]; IF([.P28]&lt;&gt;&quot;&quot;;SUMIF(['SoMi-Liste'.AE26:.BB26];&quot;e&quot;;['SoMi-Liste'.AE$2:.BB$2])+[.P28];SUMIF(['SoMi-Liste'.AE26:.BB26];&quot;e&quot;;['SoMi-Liste'.AE$2:.BB$2])   ));&quot;&quot;)" table:style-name="ce157"/>
          <table:table-cell office:value-type="string" office:string-value="" table:formula="of:=IF([.B28]&lt;&gt;&quot;&quot;; IF(SUMIF(['SoMi-Liste'.AE26:.BB26];&quot;f&quot;;['SoMi-Liste'.AE$2:.BB$2])=0; &quot;&quot;; SUMIF(['SoMi-Liste'.AE26:.BB26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5" table:style-name="ce154">
            <text:p>25</text:p>
          </table:table-cell>
          <table:table-cell office:value-type="string" office:string-value="" table:formula="of:=['SoMi-Liste'.B27]" table:style-name="ce157"/>
          <table:table-cell office:value-type="string" office:string-value="s" table:formula="of:=IF(['SoMi-Liste'.AB27]=&quot;m&quot;;&quot;m&quot;;&quot;s&quot;)" table:style-name="ce154">
            <text:p>s</text:p>
          </table:table-cell>
          <table:table-cell office:value-type="string" office:string-value="" table:formula="of:=[Klausur1.C46]" table:style-name="ce156"/>
          <table:table-cell table:style-name="ce156"/>
          <table:table-cell table:style-name="ce156"/>
          <table:table-cell office:value-type="float" office:value="0" table:formula="of:=N(IF(SUM([.D29:.F29])&gt;0;SUM([.D29:.F29])/COUNT([.D29:.F29]);&quot;&quot;))" table:style-name="ce166">
            <text:p>0</text:p>
          </table:table-cell>
          <table:table-cell office:value-type="string" office:string-value="" table:formula="of:=IF(['SoMi-Liste'.AC27]=0;&quot;&quot;;ROUND(['SoMi-Liste'.AC27];2))" table:style-name="ce157"/>
          <table:table-cell office:value-type="string" office:string-value="" table:formula="of:=IF(['SoMi-Liste'.BE27]=0;&quot;&quot;;['SoMi-Liste'.BE27])" table:style-name="ce157"/>
          <table:table-cell office:value-type="string" office:string-value="" table:formula="of:=IF(SUM([.H29:.I29])&gt;0;SUM([.H29:.I29])/COUNT([.H29:.I29]);&quot;&quot;)" table:style-name="ce171"/>
          <table:table-cell office:value-type="string" office:string-value="" table:formula="of:=IF([.G29]=0;[.J29];IF(([.G29]+[.J29])&gt;0;([.G29]+[.J29])/COUNT([.G29];[.J29]);&quot;&quot;))" table:style-name="ce168"/>
          <table:table-cell office:value-type="float" office:value="0" table:formula="of:= IF([.K29]&gt;=[KMK_Punkte.$B$16];[KMK_Punkte.$A$17]; IF([.K29]&gt;=[KMK_Punkte.$B$15];[KMK_Punkte.$A$16]; IF([.K29]&gt;=[KMK_Punkte.$B$14];[KMK_Punkte.$A$15]; IF([.K29]&gt;=[KMK_Punkte.$B$13];[KMK_Punkte.$A$14]; IF([.K29]&gt;=[KMK_Punkte.$B$12];[KMK_Punkte.$A$13]; IF([.K29]&gt;=[KMK_Punkte.$B$11];[KMK_Punkte.$A$12]; IF([.K29]&gt;=[KMK_Punkte.$B$10];[KMK_Punkte.$A$11]; IF([.K29]&gt;=[KMK_Punkte.$B$9];[KMK_Punkte.$A$10]; IF([.K29]&gt;=[KMK_Punkte.$B$8];[KMK_Punkte.$A$9]; IF([.K29]&gt;=[KMK_Punkte.$B$7];[KMK_Punkte.$A$8]; IF([.K29]&gt;=[KMK_Punkte.$B$6];[KMK_Punkte.$A$7]; IF([.K29]&gt;=[KMK_Punkte.$B$5];[KMK_Punkte.$A$6]; IF([.K29]&gt;=[KMK_Punkte.$B$4];[KMK_Punkte.$A$5]; IF([.K29]&gt;=[KMK_Punkte.$B$3];[KMK_Punkte.$A$4]; IF([.K29]&gt;=[KMK_Punkte.$B$2];[KMK_Punkte.$A$3];[KMK_Punkte.$A$2]) ))))))))))))))" table:style-name="ce173">
            <text:p>0</text:p>
          </table:table-cell>
          <table:table-cell office:value-type="string" office:string-value="" table:formula="of:=IF([.B29]&lt;&gt;&quot;&quot;; IF( SUMIF(['SoMi-Liste'.C27:.X27];&quot;e&quot;;['SoMi-Liste'.C$2:.X$2])=0; [.N29]; IF([.N29]&lt;&gt;&quot;&quot;;SUMIF(['SoMi-Liste'.C27:.X27];&quot;e&quot;;['SoMi-Liste'.C$2:.X$2])+[.N29];SUMIF(['SoMi-Liste'.C27:.X27];&quot;e&quot;;['SoMi-Liste'.C$2:.X$2])   ));&quot;&quot;)" table:style-name="ce175"/>
          <table:table-cell office:value-type="string" office:string-value="" table:formula="of:=IF([.B29]&lt;&gt;&quot;&quot;; IF(SUMIF(['SoMi-Liste'.C27:.X27];&quot;f&quot;;['SoMi-Liste'.C$2:.X$2])=0; &quot;&quot;; SUMIF(['SoMi-Liste'.C27:.X27];&quot;f&quot;;['SoMi-Liste'.C$2:.X$2]));&quot;&quot;)" table:style-name="ce177"/>
          <table:table-cell office:value-type="string" office:string-value="" table:formula="of:=IF([.B29]&lt;&gt;&quot;&quot;; IF( SUMIF(['SoMi-Liste'.AE26:.BB27];&quot;e&quot;;['SoMi-Liste'.AE$2:.BB$2])=0; [.P29]; IF([.P29]&lt;&gt;&quot;&quot;;SUMIF(['SoMi-Liste'.AE27:.BB27];&quot;e&quot;;['SoMi-Liste'.AE$2:.BB$2])+[.P29];SUMIF(['SoMi-Liste'.AE27:.BB27];&quot;e&quot;;['SoMi-Liste'.AE$2:.BB$2])   ));&quot;&quot;)" table:style-name="ce157"/>
          <table:table-cell office:value-type="string" office:string-value="" table:formula="of:=IF([.B29]&lt;&gt;&quot;&quot;; IF(SUMIF(['SoMi-Liste'.AE27:.BB27];&quot;f&quot;;['SoMi-Liste'.AE$2:.BB$2])=0; &quot;&quot;; SUMIF(['SoMi-Liste'.AE27:.BB27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6" table:style-name="ce154">
            <text:p>26</text:p>
          </table:table-cell>
          <table:table-cell office:value-type="string" office:string-value="" table:formula="of:=['SoMi-Liste'.B28]" table:style-name="ce157"/>
          <table:table-cell office:value-type="string" office:string-value="s" table:formula="of:=IF(['SoMi-Liste'.AB28]=&quot;m&quot;;&quot;m&quot;;&quot;s&quot;)" table:style-name="ce154">
            <text:p>s</text:p>
          </table:table-cell>
          <table:table-cell office:value-type="string" office:string-value="" table:formula="of:=[Klausur1.C47]" table:style-name="ce156"/>
          <table:table-cell table:style-name="ce156"/>
          <table:table-cell table:style-name="ce156"/>
          <table:table-cell office:value-type="float" office:value="0" table:formula="of:=N(IF(SUM([.D30:.F30])&gt;0;SUM([.D30:.F30])/COUNT([.D30:.F30]);&quot;&quot;))" table:style-name="ce166">
            <text:p>0</text:p>
          </table:table-cell>
          <table:table-cell office:value-type="string" office:string-value="" table:formula="of:=IF(['SoMi-Liste'.AC28]=0;&quot;&quot;;ROUND(['SoMi-Liste'.AC28];2))" table:style-name="ce157"/>
          <table:table-cell office:value-type="string" office:string-value="" table:formula="of:=IF(['SoMi-Liste'.BE28]=0;&quot;&quot;;['SoMi-Liste'.BE28])" table:style-name="ce157"/>
          <table:table-cell office:value-type="string" office:string-value="" table:formula="of:=IF(SUM([.H30:.I30])&gt;0;SUM([.H30:.I30])/COUNT([.H30:.I30]);&quot;&quot;)" table:style-name="ce171"/>
          <table:table-cell office:value-type="string" office:string-value="" table:formula="of:=IF([.G30]=0;[.J30];IF(([.G30]+[.J30])&gt;0;([.G30]+[.J30])/COUNT([.G30];[.J30]);&quot;&quot;))" table:style-name="ce168"/>
          <table:table-cell office:value-type="float" office:value="0" table:formula="of:= IF([.K30]&gt;=[KMK_Punkte.$B$16];[KMK_Punkte.$A$17]; IF([.K30]&gt;=[KMK_Punkte.$B$15];[KMK_Punkte.$A$16]; IF([.K30]&gt;=[KMK_Punkte.$B$14];[KMK_Punkte.$A$15]; IF([.K30]&gt;=[KMK_Punkte.$B$13];[KMK_Punkte.$A$14]; IF([.K30]&gt;=[KMK_Punkte.$B$12];[KMK_Punkte.$A$13]; IF([.K30]&gt;=[KMK_Punkte.$B$11];[KMK_Punkte.$A$12]; IF([.K30]&gt;=[KMK_Punkte.$B$10];[KMK_Punkte.$A$11]; IF([.K30]&gt;=[KMK_Punkte.$B$9];[KMK_Punkte.$A$10]; IF([.K30]&gt;=[KMK_Punkte.$B$8];[KMK_Punkte.$A$9]; IF([.K30]&gt;=[KMK_Punkte.$B$7];[KMK_Punkte.$A$8]; IF([.K30]&gt;=[KMK_Punkte.$B$6];[KMK_Punkte.$A$7]; IF([.K30]&gt;=[KMK_Punkte.$B$5];[KMK_Punkte.$A$6]; IF([.K30]&gt;=[KMK_Punkte.$B$4];[KMK_Punkte.$A$5]; IF([.K30]&gt;=[KMK_Punkte.$B$3];[KMK_Punkte.$A$4]; IF([.K30]&gt;=[KMK_Punkte.$B$2];[KMK_Punkte.$A$3];[KMK_Punkte.$A$2]) ))))))))))))))" table:style-name="ce173">
            <text:p>0</text:p>
          </table:table-cell>
          <table:table-cell office:value-type="string" office:string-value="" table:formula="of:=IF([.B30]&lt;&gt;&quot;&quot;; IF( SUMIF(['SoMi-Liste'.C28:.X28];&quot;e&quot;;['SoMi-Liste'.C$2:.X$2])=0; [.N30]; IF([.N30]&lt;&gt;&quot;&quot;;SUMIF(['SoMi-Liste'.C28:.X28];&quot;e&quot;;['SoMi-Liste'.C$2:.X$2])+[.N30];SUMIF(['SoMi-Liste'.C28:.X28];&quot;e&quot;;['SoMi-Liste'.C$2:.X$2])   ));&quot;&quot;)" table:style-name="ce175"/>
          <table:table-cell office:value-type="string" office:string-value="" table:formula="of:=IF([.B30]&lt;&gt;&quot;&quot;; IF(SUMIF(['SoMi-Liste'.C28:.X28];&quot;f&quot;;['SoMi-Liste'.C$2:.X$2])=0; &quot;&quot;; SUMIF(['SoMi-Liste'.C28:.X28];&quot;f&quot;;['SoMi-Liste'.C$2:.X$2]));&quot;&quot;)" table:style-name="ce177"/>
          <table:table-cell office:value-type="string" office:string-value="" table:formula="of:=IF([.B30]&lt;&gt;&quot;&quot;; IF( SUMIF(['SoMi-Liste'.AE27:.BB28];&quot;e&quot;;['SoMi-Liste'.AE$2:.BB$2])=0; [.P30]; IF([.P30]&lt;&gt;&quot;&quot;;SUMIF(['SoMi-Liste'.AE28:.BB28];&quot;e&quot;;['SoMi-Liste'.AE$2:.BB$2])+[.P30];SUMIF(['SoMi-Liste'.AE28:.BB28];&quot;e&quot;;['SoMi-Liste'.AE$2:.BB$2])   ));&quot;&quot;)" table:style-name="ce157"/>
          <table:table-cell office:value-type="string" office:string-value="" table:formula="of:=IF([.B30]&lt;&gt;&quot;&quot;; IF(SUMIF(['SoMi-Liste'.AE28:.BB28];&quot;f&quot;;['SoMi-Liste'.AE$2:.BB$2])=0; &quot;&quot;; SUMIF(['SoMi-Liste'.AE28:.BB28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7" table:style-name="ce154">
            <text:p>27</text:p>
          </table:table-cell>
          <table:table-cell office:value-type="string" office:string-value="" table:formula="of:=['SoMi-Liste'.B29]" table:style-name="ce157"/>
          <table:table-cell office:value-type="string" office:string-value="s" table:formula="of:=IF(['SoMi-Liste'.AB29]=&quot;m&quot;;&quot;m&quot;;&quot;s&quot;)" table:style-name="ce154">
            <text:p>s</text:p>
          </table:table-cell>
          <table:table-cell office:value-type="string" office:string-value="" table:formula="of:=[Klausur1.C48]" table:style-name="ce156"/>
          <table:table-cell table:style-name="ce156"/>
          <table:table-cell table:style-name="ce156"/>
          <table:table-cell office:value-type="float" office:value="0" table:formula="of:=N(IF(SUM([.D31:.F31])&gt;0;SUM([.D31:.F31])/COUNT([.D31:.F31]);&quot;&quot;))" table:style-name="ce166">
            <text:p>0</text:p>
          </table:table-cell>
          <table:table-cell office:value-type="string" office:string-value="" table:formula="of:=IF(['SoMi-Liste'.AC29]=0;&quot;&quot;;ROUND(['SoMi-Liste'.AC29];2))" table:style-name="ce157"/>
          <table:table-cell office:value-type="string" office:string-value="" table:formula="of:=IF(['SoMi-Liste'.BE29]=0;&quot;&quot;;['SoMi-Liste'.BE29])" table:style-name="ce157"/>
          <table:table-cell office:value-type="string" office:string-value="" table:formula="of:=IF(SUM([.H31:.I31])&gt;0;SUM([.H31:.I31])/COUNT([.H31:.I31]);&quot;&quot;)" table:style-name="ce171"/>
          <table:table-cell office:value-type="string" office:string-value="" table:formula="of:=IF([.G31]=0;[.J31];IF(([.G31]+[.J31])&gt;0;([.G31]+[.J31])/COUNT([.G31];[.J31]);&quot;&quot;))" table:style-name="ce168"/>
          <table:table-cell office:value-type="float" office:value="0" table:formula="of:= IF([.K31]&gt;=[KMK_Punkte.$B$16];[KMK_Punkte.$A$17]; IF([.K31]&gt;=[KMK_Punkte.$B$15];[KMK_Punkte.$A$16]; IF([.K31]&gt;=[KMK_Punkte.$B$14];[KMK_Punkte.$A$15]; IF([.K31]&gt;=[KMK_Punkte.$B$13];[KMK_Punkte.$A$14]; IF([.K31]&gt;=[KMK_Punkte.$B$12];[KMK_Punkte.$A$13]; IF([.K31]&gt;=[KMK_Punkte.$B$11];[KMK_Punkte.$A$12]; IF([.K31]&gt;=[KMK_Punkte.$B$10];[KMK_Punkte.$A$11]; IF([.K31]&gt;=[KMK_Punkte.$B$9];[KMK_Punkte.$A$10]; IF([.K31]&gt;=[KMK_Punkte.$B$8];[KMK_Punkte.$A$9]; IF([.K31]&gt;=[KMK_Punkte.$B$7];[KMK_Punkte.$A$8]; IF([.K31]&gt;=[KMK_Punkte.$B$6];[KMK_Punkte.$A$7]; IF([.K31]&gt;=[KMK_Punkte.$B$5];[KMK_Punkte.$A$6]; IF([.K31]&gt;=[KMK_Punkte.$B$4];[KMK_Punkte.$A$5]; IF([.K31]&gt;=[KMK_Punkte.$B$3];[KMK_Punkte.$A$4]; IF([.K31]&gt;=[KMK_Punkte.$B$2];[KMK_Punkte.$A$3];[KMK_Punkte.$A$2]) ))))))))))))))" table:style-name="ce173">
            <text:p>0</text:p>
          </table:table-cell>
          <table:table-cell office:value-type="string" office:string-value="" table:formula="of:=IF([.B31]&lt;&gt;&quot;&quot;; IF( SUMIF(['SoMi-Liste'.C29:.X29];&quot;e&quot;;['SoMi-Liste'.C$2:.X$2])=0; [.N31]; IF([.N31]&lt;&gt;&quot;&quot;;SUMIF(['SoMi-Liste'.C29:.X29];&quot;e&quot;;['SoMi-Liste'.C$2:.X$2])+[.N31];SUMIF(['SoMi-Liste'.C29:.X29];&quot;e&quot;;['SoMi-Liste'.C$2:.X$2])   ));&quot;&quot;)" table:style-name="ce175"/>
          <table:table-cell office:value-type="string" office:string-value="" table:formula="of:=IF([.B31]&lt;&gt;&quot;&quot;; IF(SUMIF(['SoMi-Liste'.C29:.X29];&quot;f&quot;;['SoMi-Liste'.C$2:.X$2])=0; &quot;&quot;; SUMIF(['SoMi-Liste'.C29:.X29];&quot;f&quot;;['SoMi-Liste'.C$2:.X$2]));&quot;&quot;)" table:style-name="ce177"/>
          <table:table-cell office:value-type="string" office:string-value="" table:formula="of:=IF([.B31]&lt;&gt;&quot;&quot;; IF( SUMIF(['SoMi-Liste'.AE28:.BB29];&quot;e&quot;;['SoMi-Liste'.AE$2:.BB$2])=0; [.P31]; IF([.P31]&lt;&gt;&quot;&quot;;SUMIF(['SoMi-Liste'.AE29:.BB29];&quot;e&quot;;['SoMi-Liste'.AE$2:.BB$2])+[.P31];SUMIF(['SoMi-Liste'.AE29:.BB29];&quot;e&quot;;['SoMi-Liste'.AE$2:.BB$2])   ));&quot;&quot;)" table:style-name="ce157"/>
          <table:table-cell office:value-type="string" office:string-value="" table:formula="of:=IF([.B31]&lt;&gt;&quot;&quot;; IF(SUMIF(['SoMi-Liste'.AE29:.BB29];&quot;f&quot;;['SoMi-Liste'.AE$2:.BB$2])=0; &quot;&quot;; SUMIF(['SoMi-Liste'.AE29:.BB29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8" table:style-name="ce154">
            <text:p>28</text:p>
          </table:table-cell>
          <table:table-cell office:value-type="string" office:string-value="" table:formula="of:=['SoMi-Liste'.B30]" table:style-name="ce157"/>
          <table:table-cell office:value-type="string" office:string-value="s" table:formula="of:=IF(['SoMi-Liste'.AB30]=&quot;m&quot;;&quot;m&quot;;&quot;s&quot;)" table:style-name="ce154">
            <text:p>s</text:p>
          </table:table-cell>
          <table:table-cell office:value-type="string" office:string-value="" table:formula="of:=[Klausur1.C49]" table:style-name="ce156"/>
          <table:table-cell table:style-name="ce156"/>
          <table:table-cell table:style-name="ce156"/>
          <table:table-cell office:value-type="float" office:value="0" table:formula="of:=N(IF(SUM([.D32:.F32])&gt;0;SUM([.D32:.F32])/COUNT([.D32:.F32]);&quot;&quot;))" table:style-name="ce166">
            <text:p>0</text:p>
          </table:table-cell>
          <table:table-cell office:value-type="string" office:string-value="" table:formula="of:=IF(['SoMi-Liste'.AC30]=0;&quot;&quot;;ROUND(['SoMi-Liste'.AC30];2))" table:style-name="ce157"/>
          <table:table-cell office:value-type="string" office:string-value="" table:formula="of:=IF(['SoMi-Liste'.BE30]=0;&quot;&quot;;['SoMi-Liste'.BE30])" table:style-name="ce157"/>
          <table:table-cell office:value-type="string" office:string-value="" table:formula="of:=IF(SUM([.H32:.I32])&gt;0;SUM([.H32:.I32])/COUNT([.H32:.I32]);&quot;&quot;)" table:style-name="ce171"/>
          <table:table-cell office:value-type="string" office:string-value="" table:formula="of:=IF([.G32]=0;[.J32];IF(([.G32]+[.J32])&gt;0;([.G32]+[.J32])/COUNT([.G32];[.J32]);&quot;&quot;))" table:style-name="ce168"/>
          <table:table-cell office:value-type="float" office:value="0" table:formula="of:= IF([.K32]&gt;=[KMK_Punkte.$B$16];[KMK_Punkte.$A$17]; IF([.K32]&gt;=[KMK_Punkte.$B$15];[KMK_Punkte.$A$16]; IF([.K32]&gt;=[KMK_Punkte.$B$14];[KMK_Punkte.$A$15]; IF([.K32]&gt;=[KMK_Punkte.$B$13];[KMK_Punkte.$A$14]; IF([.K32]&gt;=[KMK_Punkte.$B$12];[KMK_Punkte.$A$13]; IF([.K32]&gt;=[KMK_Punkte.$B$11];[KMK_Punkte.$A$12]; IF([.K32]&gt;=[KMK_Punkte.$B$10];[KMK_Punkte.$A$11]; IF([.K32]&gt;=[KMK_Punkte.$B$9];[KMK_Punkte.$A$10]; IF([.K32]&gt;=[KMK_Punkte.$B$8];[KMK_Punkte.$A$9]; IF([.K32]&gt;=[KMK_Punkte.$B$7];[KMK_Punkte.$A$8]; IF([.K32]&gt;=[KMK_Punkte.$B$6];[KMK_Punkte.$A$7]; IF([.K32]&gt;=[KMK_Punkte.$B$5];[KMK_Punkte.$A$6]; IF([.K32]&gt;=[KMK_Punkte.$B$4];[KMK_Punkte.$A$5]; IF([.K32]&gt;=[KMK_Punkte.$B$3];[KMK_Punkte.$A$4]; IF([.K32]&gt;=[KMK_Punkte.$B$2];[KMK_Punkte.$A$3];[KMK_Punkte.$A$2]) ))))))))))))))" table:style-name="ce173">
            <text:p>0</text:p>
          </table:table-cell>
          <table:table-cell office:value-type="string" office:string-value="" table:formula="of:=IF([.B32]&lt;&gt;&quot;&quot;; IF( SUMIF(['SoMi-Liste'.C30:.X30];&quot;e&quot;;['SoMi-Liste'.C$2:.X$2])=0; [.N32]; IF([.N32]&lt;&gt;&quot;&quot;;SUMIF(['SoMi-Liste'.C30:.X30];&quot;e&quot;;['SoMi-Liste'.C$2:.X$2])+[.N32];SUMIF(['SoMi-Liste'.C30:.X30];&quot;e&quot;;['SoMi-Liste'.C$2:.X$2])   ));&quot;&quot;)" table:style-name="ce175"/>
          <table:table-cell office:value-type="string" office:string-value="" table:formula="of:=IF([.B32]&lt;&gt;&quot;&quot;; IF(SUMIF(['SoMi-Liste'.C30:.X30];&quot;f&quot;;['SoMi-Liste'.C$2:.X$2])=0; &quot;&quot;; SUMIF(['SoMi-Liste'.C30:.X30];&quot;f&quot;;['SoMi-Liste'.C$2:.X$2]));&quot;&quot;)" table:style-name="ce177"/>
          <table:table-cell office:value-type="string" office:string-value="" table:formula="of:=IF([.B32]&lt;&gt;&quot;&quot;; IF( SUMIF(['SoMi-Liste'.AE29:.BB30];&quot;e&quot;;['SoMi-Liste'.AE$2:.BB$2])=0; [.P32]; IF([.P32]&lt;&gt;&quot;&quot;;SUMIF(['SoMi-Liste'.AE30:.BB30];&quot;e&quot;;['SoMi-Liste'.AE$2:.BB$2])+[.P32];SUMIF(['SoMi-Liste'.AE30:.BB30];&quot;e&quot;;['SoMi-Liste'.AE$2:.BB$2])   ));&quot;&quot;)" table:style-name="ce157"/>
          <table:table-cell office:value-type="string" office:string-value="" table:formula="of:=IF([.B32]&lt;&gt;&quot;&quot;; IF(SUMIF(['SoMi-Liste'.AE30:.BB30];&quot;f&quot;;['SoMi-Liste'.AE$2:.BB$2])=0; &quot;&quot;; SUMIF(['SoMi-Liste'.AE30:.BB30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29" table:style-name="ce154">
            <text:p>29</text:p>
          </table:table-cell>
          <table:table-cell office:value-type="string" office:string-value="" table:formula="of:=['SoMi-Liste'.B31]" table:style-name="ce157"/>
          <table:table-cell office:value-type="string" office:string-value="s" table:formula="of:=IF(['SoMi-Liste'.AB31]=&quot;m&quot;;&quot;m&quot;;&quot;s&quot;)" table:style-name="ce154">
            <text:p>s</text:p>
          </table:table-cell>
          <table:table-cell office:value-type="string" office:string-value="" table:formula="of:=[Klausur1.C50]" table:style-name="ce156"/>
          <table:table-cell table:style-name="ce156"/>
          <table:table-cell table:style-name="ce156"/>
          <table:table-cell office:value-type="float" office:value="0" table:formula="of:=N(IF(SUM([.D33:.F33])&gt;0;SUM([.D33:.F33])/COUNT([.D33:.F33]);&quot;&quot;))" table:style-name="ce166">
            <text:p>0</text:p>
          </table:table-cell>
          <table:table-cell office:value-type="string" office:string-value="" table:formula="of:=IF(['SoMi-Liste'.AC31]=0;&quot;&quot;;ROUND(['SoMi-Liste'.AC31];2))" table:style-name="ce157"/>
          <table:table-cell office:value-type="string" office:string-value="" table:formula="of:=IF(['SoMi-Liste'.BE31]=0;&quot;&quot;;['SoMi-Liste'.BE31])" table:style-name="ce157"/>
          <table:table-cell office:value-type="string" office:string-value="" table:formula="of:=IF(SUM([.H33:.I33])&gt;0;SUM([.H33:.I33])/COUNT([.H33:.I33]);&quot;&quot;)" table:style-name="ce171"/>
          <table:table-cell office:value-type="string" office:string-value="" table:formula="of:=IF([.G33]=0;[.J33];IF(([.G33]+[.J33])&gt;0;([.G33]+[.J33])/COUNT([.G33];[.J33]);&quot;&quot;))" table:style-name="ce168"/>
          <table:table-cell office:value-type="float" office:value="0" table:formula="of:= IF([.K33]&gt;=[KMK_Punkte.$B$16];[KMK_Punkte.$A$17]; IF([.K33]&gt;=[KMK_Punkte.$B$15];[KMK_Punkte.$A$16]; IF([.K33]&gt;=[KMK_Punkte.$B$14];[KMK_Punkte.$A$15]; IF([.K33]&gt;=[KMK_Punkte.$B$13];[KMK_Punkte.$A$14]; IF([.K33]&gt;=[KMK_Punkte.$B$12];[KMK_Punkte.$A$13]; IF([.K33]&gt;=[KMK_Punkte.$B$11];[KMK_Punkte.$A$12]; IF([.K33]&gt;=[KMK_Punkte.$B$10];[KMK_Punkte.$A$11]; IF([.K33]&gt;=[KMK_Punkte.$B$9];[KMK_Punkte.$A$10]; IF([.K33]&gt;=[KMK_Punkte.$B$8];[KMK_Punkte.$A$9]; IF([.K33]&gt;=[KMK_Punkte.$B$7];[KMK_Punkte.$A$8]; IF([.K33]&gt;=[KMK_Punkte.$B$6];[KMK_Punkte.$A$7]; IF([.K33]&gt;=[KMK_Punkte.$B$5];[KMK_Punkte.$A$6]; IF([.K33]&gt;=[KMK_Punkte.$B$4];[KMK_Punkte.$A$5]; IF([.K33]&gt;=[KMK_Punkte.$B$3];[KMK_Punkte.$A$4]; IF([.K33]&gt;=[KMK_Punkte.$B$2];[KMK_Punkte.$A$3];[KMK_Punkte.$A$2]) ))))))))))))))" table:style-name="ce173">
            <text:p>0</text:p>
          </table:table-cell>
          <table:table-cell office:value-type="string" office:string-value="" table:formula="of:=IF([.B33]&lt;&gt;&quot;&quot;; IF( SUMIF(['SoMi-Liste'.C31:.X31];&quot;e&quot;;['SoMi-Liste'.C$2:.X$2])=0; [.N33]; IF([.N33]&lt;&gt;&quot;&quot;;SUMIF(['SoMi-Liste'.C31:.X31];&quot;e&quot;;['SoMi-Liste'.C$2:.X$2])+[.N33];SUMIF(['SoMi-Liste'.C31:.X31];&quot;e&quot;;['SoMi-Liste'.C$2:.X$2])   ));&quot;&quot;)" table:style-name="ce175"/>
          <table:table-cell office:value-type="string" office:string-value="" table:formula="of:=IF([.B33]&lt;&gt;&quot;&quot;; IF(SUMIF(['SoMi-Liste'.C31:.X31];&quot;f&quot;;['SoMi-Liste'.C$2:.X$2])=0; &quot;&quot;; SUMIF(['SoMi-Liste'.C31:.X31];&quot;f&quot;;['SoMi-Liste'.C$2:.X$2]));&quot;&quot;)" table:style-name="ce177"/>
          <table:table-cell office:value-type="string" office:string-value="" table:formula="of:=IF([.B33]&lt;&gt;&quot;&quot;; IF( SUMIF(['SoMi-Liste'.AE30:.BB31];&quot;e&quot;;['SoMi-Liste'.AE$2:.BB$2])=0; [.P33]; IF([.P33]&lt;&gt;&quot;&quot;;SUMIF(['SoMi-Liste'.AE31:.BB31];&quot;e&quot;;['SoMi-Liste'.AE$2:.BB$2])+[.P33];SUMIF(['SoMi-Liste'.AE31:.BB31];&quot;e&quot;;['SoMi-Liste'.AE$2:.BB$2])   ));&quot;&quot;)" table:style-name="ce157"/>
          <table:table-cell office:value-type="string" office:string-value="" table:formula="of:=IF([.B33]&lt;&gt;&quot;&quot;; IF(SUMIF(['SoMi-Liste'.AE31:.BB31];&quot;f&quot;;['SoMi-Liste'.AE$2:.BB$2])=0; &quot;&quot;; SUMIF(['SoMi-Liste'.AE31:.BB31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30" table:style-name="ce154">
            <text:p>30</text:p>
          </table:table-cell>
          <table:table-cell office:value-type="string" office:string-value="" table:formula="of:=['SoMi-Liste'.B32]" table:style-name="ce157"/>
          <table:table-cell office:value-type="string" office:string-value="s" table:formula="of:=IF(['SoMi-Liste'.AB32]=&quot;m&quot;;&quot;m&quot;;&quot;s&quot;)" table:style-name="ce154">
            <text:p>s</text:p>
          </table:table-cell>
          <table:table-cell office:value-type="string" office:string-value="" table:formula="of:=[Klausur1.C51]" table:style-name="ce156"/>
          <table:table-cell table:style-name="ce156"/>
          <table:table-cell table:style-name="ce156"/>
          <table:table-cell office:value-type="float" office:value="0" table:formula="of:=N(IF(SUM([.D34:.F34])&gt;0;SUM([.D34:.F34])/COUNT([.D34:.F34]);&quot;&quot;))" table:style-name="ce166">
            <text:p>0</text:p>
          </table:table-cell>
          <table:table-cell office:value-type="string" office:string-value="" table:formula="of:=IF(['SoMi-Liste'.AC32]=0;&quot;&quot;;ROUND(['SoMi-Liste'.AC32];2))" table:style-name="ce157"/>
          <table:table-cell office:value-type="string" office:string-value="" table:formula="of:=IF(['SoMi-Liste'.BE32]=0;&quot;&quot;;['SoMi-Liste'.BE32])" table:style-name="ce157"/>
          <table:table-cell office:value-type="string" office:string-value="" table:formula="of:=IF(SUM([.H34:.I34])&gt;0;SUM([.H34:.I34])/COUNT([.H34:.I34]);&quot;&quot;)" table:style-name="ce171"/>
          <table:table-cell office:value-type="string" office:string-value="" table:formula="of:=IF([.G34]=0;[.J34];IF(([.G34]+[.J34])&gt;0;([.G34]+[.J34])/COUNT([.G34];[.J34]);&quot;&quot;))" table:style-name="ce168"/>
          <table:table-cell office:value-type="float" office:value="0" table:formula="of:= IF([.K34]&gt;=[KMK_Punkte.$B$16];[KMK_Punkte.$A$17]; IF([.K34]&gt;=[KMK_Punkte.$B$15];[KMK_Punkte.$A$16]; IF([.K34]&gt;=[KMK_Punkte.$B$14];[KMK_Punkte.$A$15]; IF([.K34]&gt;=[KMK_Punkte.$B$13];[KMK_Punkte.$A$14]; IF([.K34]&gt;=[KMK_Punkte.$B$12];[KMK_Punkte.$A$13]; IF([.K34]&gt;=[KMK_Punkte.$B$11];[KMK_Punkte.$A$12]; IF([.K34]&gt;=[KMK_Punkte.$B$10];[KMK_Punkte.$A$11]; IF([.K34]&gt;=[KMK_Punkte.$B$9];[KMK_Punkte.$A$10]; IF([.K34]&gt;=[KMK_Punkte.$B$8];[KMK_Punkte.$A$9]; IF([.K34]&gt;=[KMK_Punkte.$B$7];[KMK_Punkte.$A$8]; IF([.K34]&gt;=[KMK_Punkte.$B$6];[KMK_Punkte.$A$7]; IF([.K34]&gt;=[KMK_Punkte.$B$5];[KMK_Punkte.$A$6]; IF([.K34]&gt;=[KMK_Punkte.$B$4];[KMK_Punkte.$A$5]; IF([.K34]&gt;=[KMK_Punkte.$B$3];[KMK_Punkte.$A$4]; IF([.K34]&gt;=[KMK_Punkte.$B$2];[KMK_Punkte.$A$3];[KMK_Punkte.$A$2]) ))))))))))))))" table:style-name="ce173">
            <text:p>0</text:p>
          </table:table-cell>
          <table:table-cell office:value-type="string" office:string-value="" table:formula="of:=IF([.B34]&lt;&gt;&quot;&quot;; IF( SUMIF(['SoMi-Liste'.C32:.X32];&quot;e&quot;;['SoMi-Liste'.C$2:.X$2])=0; [.N34]; IF([.N34]&lt;&gt;&quot;&quot;;SUMIF(['SoMi-Liste'.C32:.X32];&quot;e&quot;;['SoMi-Liste'.C$2:.X$2])+[.N34];SUMIF(['SoMi-Liste'.C32:.X32];&quot;e&quot;;['SoMi-Liste'.C$2:.X$2])   ));&quot;&quot;)" table:style-name="ce175"/>
          <table:table-cell office:value-type="string" office:string-value="" table:formula="of:=IF([.B34]&lt;&gt;&quot;&quot;; IF(SUMIF(['SoMi-Liste'.C32:.X32];&quot;f&quot;;['SoMi-Liste'.C$2:.X$2])=0; &quot;&quot;; SUMIF(['SoMi-Liste'.C32:.X32];&quot;f&quot;;['SoMi-Liste'.C$2:.X$2]));&quot;&quot;)" table:style-name="ce177"/>
          <table:table-cell office:value-type="string" office:string-value="" table:formula="of:=IF([.B34]&lt;&gt;&quot;&quot;; IF( SUMIF(['SoMi-Liste'.AE31:.BB32];&quot;e&quot;;['SoMi-Liste'.AE$2:.BB$2])=0; [.P34]; IF([.P34]&lt;&gt;&quot;&quot;;SUMIF(['SoMi-Liste'.AE32:.BB32];&quot;e&quot;;['SoMi-Liste'.AE$2:.BB$2])+[.P34];SUMIF(['SoMi-Liste'.AE32:.BB32];&quot;e&quot;;['SoMi-Liste'.AE$2:.BB$2])   ));&quot;&quot;)" table:style-name="ce157"/>
          <table:table-cell office:value-type="string" office:string-value="" table:formula="of:=IF([.B34]&lt;&gt;&quot;&quot;; IF(SUMIF(['SoMi-Liste'.AE32:.BB32];&quot;f&quot;;['SoMi-Liste'.AE$2:.BB$2])=0; &quot;&quot;; SUMIF(['SoMi-Liste'.AE32:.BB32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office:value-type="float" office:value="31" table:style-name="ce154">
            <text:p>31</text:p>
          </table:table-cell>
          <table:table-cell office:value-type="string" office:string-value="" table:formula="of:=['SoMi-Liste'.B33]" table:style-name="ce157"/>
          <table:table-cell office:value-type="string" office:string-value="s" table:formula="of:=IF(['SoMi-Liste'.AB33]=&quot;m&quot;;&quot;m&quot;;&quot;s&quot;)" table:style-name="ce154">
            <text:p>s</text:p>
          </table:table-cell>
          <table:table-cell office:value-type="string" office:string-value="" table:formula="of:=[Klausur1.C52]" table:style-name="ce156"/>
          <table:table-cell table:style-name="ce156"/>
          <table:table-cell table:style-name="ce156"/>
          <table:table-cell office:value-type="float" office:value="0" table:formula="of:=N(IF(SUM([.D35:.F35])&gt;0;SUM([.D35:.F35])/COUNT([.D35:.F35]);&quot;&quot;))" table:style-name="ce166">
            <text:p>0</text:p>
          </table:table-cell>
          <table:table-cell office:value-type="string" office:string-value="" table:formula="of:=IF(['SoMi-Liste'.AC33]=0;&quot;&quot;;ROUND(['SoMi-Liste'.AC33];2))" table:style-name="ce157"/>
          <table:table-cell office:value-type="string" office:string-value="" table:formula="of:=IF(['SoMi-Liste'.BE33]=0;&quot;&quot;;['SoMi-Liste'.BE33])" table:style-name="ce157"/>
          <table:table-cell office:value-type="string" office:string-value="" table:formula="of:=IF(SUM([.H35:.I35])&gt;0;SUM([.H35:.I35])/COUNT([.H35:.I35]);&quot;&quot;)" table:style-name="ce171"/>
          <table:table-cell office:value-type="string" office:string-value="" table:formula="of:=IF([.G35]=0;[.J35];IF(([.G35]+[.J35])&gt;0;([.G35]+[.J35])/COUNT([.G35];[.J35]);&quot;&quot;))" table:style-name="ce168"/>
          <table:table-cell office:value-type="float" office:value="0" table:formula="of:= IF([.K35]&gt;=[KMK_Punkte.$B$16];[KMK_Punkte.$A$17]; IF([.K35]&gt;=[KMK_Punkte.$B$15];[KMK_Punkte.$A$16]; IF([.K35]&gt;=[KMK_Punkte.$B$14];[KMK_Punkte.$A$15]; IF([.K35]&gt;=[KMK_Punkte.$B$13];[KMK_Punkte.$A$14]; IF([.K35]&gt;=[KMK_Punkte.$B$12];[KMK_Punkte.$A$13]; IF([.K35]&gt;=[KMK_Punkte.$B$11];[KMK_Punkte.$A$12]; IF([.K35]&gt;=[KMK_Punkte.$B$10];[KMK_Punkte.$A$11]; IF([.K35]&gt;=[KMK_Punkte.$B$9];[KMK_Punkte.$A$10]; IF([.K35]&gt;=[KMK_Punkte.$B$8];[KMK_Punkte.$A$9]; IF([.K35]&gt;=[KMK_Punkte.$B$7];[KMK_Punkte.$A$8]; IF([.K35]&gt;=[KMK_Punkte.$B$6];[KMK_Punkte.$A$7]; IF([.K35]&gt;=[KMK_Punkte.$B$5];[KMK_Punkte.$A$6]; IF([.K35]&gt;=[KMK_Punkte.$B$4];[KMK_Punkte.$A$5]; IF([.K35]&gt;=[KMK_Punkte.$B$3];[KMK_Punkte.$A$4]; IF([.K35]&gt;=[KMK_Punkte.$B$2];[KMK_Punkte.$A$3];[KMK_Punkte.$A$2]) ))))))))))))))" table:style-name="ce173">
            <text:p>0</text:p>
          </table:table-cell>
          <table:table-cell office:value-type="string" office:string-value="" table:formula="of:=IF([.B35]&lt;&gt;&quot;&quot;; IF( SUMIF(['SoMi-Liste'.C33:.X33];&quot;e&quot;;['SoMi-Liste'.C$2:.X$2])=0; [.N35]; IF([.N35]&lt;&gt;&quot;&quot;;SUMIF(['SoMi-Liste'.C33:.X33];&quot;e&quot;;['SoMi-Liste'.C$2:.X$2])+[.N35];SUMIF(['SoMi-Liste'.C33:.X33];&quot;e&quot;;['SoMi-Liste'.C$2:.X$2])   ));&quot;&quot;)" table:style-name="ce175"/>
          <table:table-cell office:value-type="string" office:string-value="" table:formula="of:=IF([.B35]&lt;&gt;&quot;&quot;; IF(SUMIF(['SoMi-Liste'.C33:.X33];&quot;f&quot;;['SoMi-Liste'.C$2:.X$2])=0; &quot;&quot;; SUMIF(['SoMi-Liste'.C33:.X33];&quot;f&quot;;['SoMi-Liste'.C$2:.X$2]));&quot;&quot;)" table:style-name="ce177"/>
          <table:table-cell office:value-type="string" office:string-value="" table:formula="of:=IF([.B35]&lt;&gt;&quot;&quot;; IF( SUMIF(['SoMi-Liste'.AE32:.BB33];&quot;e&quot;;['SoMi-Liste'.AE$2:.BB$2])=0; [.P35]; IF([.P35]&lt;&gt;&quot;&quot;;SUMIF(['SoMi-Liste'.AE33:.BB33];&quot;e&quot;;['SoMi-Liste'.AE$2:.BB$2])+[.P35];SUMIF(['SoMi-Liste'.AE33:.BB33];&quot;e&quot;;['SoMi-Liste'.AE$2:.BB$2])   ));&quot;&quot;)" table:style-name="ce157"/>
          <table:table-cell office:value-type="string" office:string-value="" table:formula="of:=IF([.B35]&lt;&gt;&quot;&quot;; IF(SUMIF(['SoMi-Liste'.AE33:.BB33];&quot;f&quot;;['SoMi-Liste'.AE$2:.BB$2])=0; &quot;&quot;; SUMIF(['SoMi-Liste'.AE33:.BB33];&quot;f&quot;;['SoMi-Liste'.AE$2:.BB$2]));&quot;&quot;)" table:style-name="ce157"/>
          <table:table-cell table:number-columns-repeated="2" table:style-name="ce1"/>
          <table:table-cell table:style-name="ce69"/>
          <table:table-cell table:number-columns-repeated="16365"/>
        </table:table-row>
        <table:table-row table:style-name="ro12">
          <table:table-cell office:value-type="float" office:value="32" table:style-name="ce149">
            <text:p>32</text:p>
          </table:table-cell>
          <table:table-cell office:value-type="string" office:string-value="" table:formula="of:=['SoMi-Liste'.B34]" table:style-name="ce150"/>
          <table:table-cell office:value-type="string" office:string-value="s" table:formula="of:=IF(['SoMi-Liste'.AB34]=&quot;m&quot;;&quot;m&quot;;&quot;s&quot;)" table:style-name="ce149">
            <text:p>s</text:p>
          </table:table-cell>
          <table:table-cell office:value-type="string" office:string-value="" table:formula="of:=[Klausur1.C53]" table:style-name="ce151"/>
          <table:table-cell table:style-name="ce151"/>
          <table:table-cell table:style-name="ce151"/>
          <table:table-cell office:value-type="float" office:value="0" table:formula="of:=N(IF(SUM([.D36:.F36])&gt;0;SUM([.D36:.F36])/COUNT([.D36:.F36]);&quot;&quot;))" table:style-name="ce165">
            <text:p>0</text:p>
          </table:table-cell>
          <table:table-cell office:value-type="string" office:string-value="" table:formula="of:=IF(['SoMi-Liste'.AC34]=0;&quot;&quot;;ROUND(['SoMi-Liste'.AC34];2))" table:style-name="ce150"/>
          <table:table-cell office:value-type="string" office:string-value="" table:formula="of:=IF(['SoMi-Liste'.BE34]=0;&quot;&quot;;['SoMi-Liste'.BE34])" table:style-name="ce150"/>
          <table:table-cell office:value-type="string" office:string-value="" table:formula="of:=IF(SUM([.H36:.I36])&gt;0;SUM([.H36:.I36])/COUNT([.H36:.I36]);&quot;&quot;)" table:style-name="ce169"/>
          <table:table-cell office:value-type="string" office:string-value="" table:formula="of:=IF([.G36]=0;[.J36];IF(([.G36]+[.J36])&gt;0;([.G36]+[.J36])/COUNT([.G36];[.J36]);&quot;&quot;))" table:style-name="ce167"/>
          <table:table-cell office:value-type="float" office:value="0" table:formula="of:= IF([.K36]&gt;=[KMK_Punkte.$B$16];[KMK_Punkte.$A$17]; IF([.K36]&gt;=[KMK_Punkte.$B$15];[KMK_Punkte.$A$16]; IF([.K36]&gt;=[KMK_Punkte.$B$14];[KMK_Punkte.$A$15]; IF([.K36]&gt;=[KMK_Punkte.$B$13];[KMK_Punkte.$A$14]; IF([.K36]&gt;=[KMK_Punkte.$B$12];[KMK_Punkte.$A$13]; IF([.K36]&gt;=[KMK_Punkte.$B$11];[KMK_Punkte.$A$12]; IF([.K36]&gt;=[KMK_Punkte.$B$10];[KMK_Punkte.$A$11]; IF([.K36]&gt;=[KMK_Punkte.$B$9];[KMK_Punkte.$A$10]; IF([.K36]&gt;=[KMK_Punkte.$B$8];[KMK_Punkte.$A$9]; IF([.K36]&gt;=[KMK_Punkte.$B$7];[KMK_Punkte.$A$8]; IF([.K36]&gt;=[KMK_Punkte.$B$6];[KMK_Punkte.$A$7]; IF([.K36]&gt;=[KMK_Punkte.$B$5];[KMK_Punkte.$A$6]; IF([.K36]&gt;=[KMK_Punkte.$B$4];[KMK_Punkte.$A$5]; IF([.K36]&gt;=[KMK_Punkte.$B$3];[KMK_Punkte.$A$4]; IF([.K36]&gt;=[KMK_Punkte.$B$2];[KMK_Punkte.$A$3];[KMK_Punkte.$A$2]) ))))))))))))))" table:style-name="ce172">
            <text:p>0</text:p>
          </table:table-cell>
          <table:table-cell office:value-type="string" office:string-value="" table:formula="of:=IF([.B36]&lt;&gt;&quot;&quot;; IF( SUMIF(['SoMi-Liste'.C34:.X34];&quot;e&quot;;['SoMi-Liste'.C$2:.X$2])=0; [.N36]; IF([.N36]&lt;&gt;&quot;&quot;;SUMIF(['SoMi-Liste'.C34:.X34];&quot;e&quot;;['SoMi-Liste'.C$2:.X$2])+[.N36];SUMIF(['SoMi-Liste'.C34:.X34];&quot;e&quot;;['SoMi-Liste'.C$2:.X$2])   ));&quot;&quot;)" table:style-name="ce175"/>
          <table:table-cell office:value-type="string" office:string-value="" table:formula="of:=IF([.B36]&lt;&gt;&quot;&quot;; IF(SUMIF(['SoMi-Liste'.C34:.X34];&quot;f&quot;;['SoMi-Liste'.C$2:.X$2])=0; &quot;&quot;; SUMIF(['SoMi-Liste'.C34:.X34];&quot;f&quot;;['SoMi-Liste'.C$2:.X$2]));&quot;&quot;)" table:style-name="ce177"/>
          <table:table-cell office:value-type="string" office:string-value="" table:formula="of:=IF([.B36]&lt;&gt;&quot;&quot;; IF( SUMIF(['SoMi-Liste'.AE33:.BB34];&quot;e&quot;;['SoMi-Liste'.AE$2:.BB$2])=0; [.P36]; IF([.P36]&lt;&gt;&quot;&quot;;SUMIF(['SoMi-Liste'.AE34:.BB34];&quot;e&quot;;['SoMi-Liste'.AE$2:.BB$2])+[.P36];SUMIF(['SoMi-Liste'.AE34:.BB34];&quot;e&quot;;['SoMi-Liste'.AE$2:.BB$2])   ));&quot;&quot;)" table:style-name="ce157"/>
          <table:table-cell office:value-type="string" office:string-value="" table:formula="of:=IF([.B36]&lt;&gt;&quot;&quot;; IF(SUMIF(['SoMi-Liste'.AE34:.BB34];&quot;f&quot;;['SoMi-Liste'.AE$2:.BB$2])=0; &quot;&quot;; SUMIF(['SoMi-Liste'.AE34:.BB34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table:style-name="ce149"/>
          <table:table-cell table:style-name="ce152"/>
          <table:table-cell table:style-name="ce149"/>
          <table:table-cell office:value-type="float" office:value="0" table:formula="of:=[Klausur1.C54]" table:style-name="ce153">
            <text:p>0</text:p>
          </table:table-cell>
          <table:table-cell table:style-name="ce153"/>
          <table:table-cell table:style-name="ce153"/>
          <table:table-cell table:style-name="ce158"/>
          <table:table-cell table:style-name="ce159"/>
          <table:table-cell table:style-name="ce153"/>
          <table:table-cell table:style-name="ce160"/>
          <table:table-cell table:style-name="ce161"/>
          <table:table-cell table:style-name="ce161"/>
          <table:table-cell office:value-type="string" office:string-value="" table:formula="of:=IF([.B37]&lt;&gt;&quot;&quot;; IF( SUMIF(['SoMi-Liste'.C35:.X35];&quot;e&quot;;['SoMi-Liste'.C$2:.X$2])=0; [.N37]; IF([.N37]&lt;&gt;&quot;&quot;;SUMIF(['SoMi-Liste'.C35:.X35];&quot;e&quot;;['SoMi-Liste'.C$2:.X$2])+[.N37];SUMIF(['SoMi-Liste'.C35:.X35];&quot;e&quot;;['SoMi-Liste'.C$2:.X$2])   ));&quot;&quot;)" table:style-name="ce175"/>
          <table:table-cell office:value-type="string" office:string-value="" table:formula="of:=IF([.B37]&lt;&gt;&quot;&quot;; IF(SUMIF(['SoMi-Liste'.C35:.X35];&quot;f&quot;;['SoMi-Liste'.C$2:.X$2])=0; &quot;&quot;; SUMIF(['SoMi-Liste'.C35:.X35];&quot;f&quot;;['SoMi-Liste'.C$2:.X$2]));&quot;&quot;)" table:style-name="ce177"/>
          <table:table-cell office:value-type="string" office:string-value="" table:formula="of:=IF([.B37]&lt;&gt;&quot;&quot;; IF( SUMIF(['SoMi-Liste'.AE34:.BB35];&quot;e&quot;;['SoMi-Liste'.AE$2:.BB$2])=0; [.P37]; IF([.P37]&lt;&gt;&quot;&quot;;SUMIF(['SoMi-Liste'.AE35:.BB35];&quot;e&quot;;['SoMi-Liste'.AE$2:.BB$2])+[.P37];SUMIF(['SoMi-Liste'.AE35:.BB35];&quot;e&quot;;['SoMi-Liste'.AE$2:.BB$2])   ));&quot;&quot;)" table:style-name="ce157"/>
          <table:table-cell office:value-type="string" office:string-value="" table:formula="of:=IF([.B37]&lt;&gt;&quot;&quot;; IF(SUMIF(['SoMi-Liste'.AE35:.BB35];&quot;f&quot;;['SoMi-Liste'.AE$2:.BB$2])=0; &quot;&quot;; SUMIF(['SoMi-Liste'.AE35:.BB35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table:style-name="ce149"/>
          <table:table-cell table:style-name="ce152"/>
          <table:table-cell table:style-name="ce149"/>
          <table:table-cell office:value-type="float" office:value="0" table:formula="of:=[Klausur1.C55]" table:style-name="ce153">
            <text:p>0</text:p>
          </table:table-cell>
          <table:table-cell table:style-name="ce153"/>
          <table:table-cell table:style-name="ce153"/>
          <table:table-cell table:style-name="ce158"/>
          <table:table-cell table:style-name="ce159"/>
          <table:table-cell table:style-name="ce153"/>
          <table:table-cell table:style-name="ce160"/>
          <table:table-cell table:style-name="ce161"/>
          <table:table-cell table:style-name="ce161"/>
          <table:table-cell office:value-type="string" office:string-value="" table:formula="of:=IF([.B38]&lt;&gt;&quot;&quot;; IF( SUMIF(['SoMi-Liste'.C36:.X36];&quot;e&quot;;['SoMi-Liste'.C$2:.X$2])=0; [.N38]; IF([.N38]&lt;&gt;&quot;&quot;;SUMIF(['SoMi-Liste'.C36:.X36];&quot;e&quot;;['SoMi-Liste'.C$2:.X$2])+[.N38];SUMIF(['SoMi-Liste'.C36:.X36];&quot;e&quot;;['SoMi-Liste'.C$2:.X$2])   ));&quot;&quot;)" table:style-name="ce175"/>
          <table:table-cell office:value-type="string" office:string-value="" table:formula="of:=IF([.B38]&lt;&gt;&quot;&quot;; IF(SUMIF(['SoMi-Liste'.C36:.X36];&quot;f&quot;;['SoMi-Liste'.C$2:.X$2])=0; &quot;&quot;; SUMIF(['SoMi-Liste'.C36:.X36];&quot;f&quot;;['SoMi-Liste'.C$2:.X$2]));&quot;&quot;)" table:style-name="ce177"/>
          <table:table-cell office:value-type="string" office:string-value="" table:formula="of:=IF([.B38]&lt;&gt;&quot;&quot;; IF( SUMIF(['SoMi-Liste'.AE35:.BB36];&quot;e&quot;;['SoMi-Liste'.AE$2:.BB$2])=0; [.P38]; IF([.P38]&lt;&gt;&quot;&quot;;SUMIF(['SoMi-Liste'.AE36:.BB36];&quot;e&quot;;['SoMi-Liste'.AE$2:.BB$2])+[.P38];SUMIF(['SoMi-Liste'.AE36:.BB36];&quot;e&quot;;['SoMi-Liste'.AE$2:.BB$2])   ));&quot;&quot;)" table:style-name="ce157"/>
          <table:table-cell office:value-type="string" office:string-value="" table:formula="of:=IF([.B38]&lt;&gt;&quot;&quot;; IF(SUMIF(['SoMi-Liste'.AE36:.BB36];&quot;f&quot;;['SoMi-Liste'.AE$2:.BB$2])=0; &quot;&quot;; SUMIF(['SoMi-Liste'.AE36:.BB36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4">
          <table:table-cell table:style-name="ce149"/>
          <table:table-cell table:style-name="ce152"/>
          <table:table-cell table:style-name="ce149"/>
          <table:table-cell office:value-type="float" office:value="0" table:formula="of:=[Klausur1.C56]" table:style-name="ce153">
            <text:p>0</text:p>
          </table:table-cell>
          <table:table-cell table:style-name="ce153"/>
          <table:table-cell table:style-name="ce153"/>
          <table:table-cell table:style-name="ce162"/>
          <table:table-cell table:style-name="ce159"/>
          <table:table-cell table:style-name="ce153"/>
          <table:table-cell table:style-name="ce163"/>
          <table:table-cell table:style-name="ce164"/>
          <table:table-cell table:style-name="ce164"/>
          <table:table-cell office:value-type="string" office:string-value="" table:formula="of:=IF([.B39]&lt;&gt;&quot;&quot;; IF( SUMIF(['SoMi-Liste'.C37:.X37];&quot;e&quot;;['SoMi-Liste'.C$2:.X$2])=0; [.N39]; IF([.N39]&lt;&gt;&quot;&quot;;SUMIF(['SoMi-Liste'.C37:.X37];&quot;e&quot;;['SoMi-Liste'.C$2:.X$2])+[.N39];SUMIF(['SoMi-Liste'.C37:.X37];&quot;e&quot;;['SoMi-Liste'.C$2:.X$2])   ));&quot;&quot;)" table:style-name="ce175"/>
          <table:table-cell office:value-type="string" office:string-value="" table:formula="of:=IF([.B39]&lt;&gt;&quot;&quot;; IF(SUMIF(['SoMi-Liste'.C37:.X37];&quot;f&quot;;['SoMi-Liste'.C$2:.X$2])=0; &quot;&quot;; SUMIF(['SoMi-Liste'.C37:.X37];&quot;f&quot;;['SoMi-Liste'.C$2:.X$2]));&quot;&quot;)" table:style-name="ce177"/>
          <table:table-cell office:value-type="string" office:string-value="" table:formula="of:=IF([.B39]&lt;&gt;&quot;&quot;; IF( SUMIF(['SoMi-Liste'.AE36:.BB37];&quot;e&quot;;['SoMi-Liste'.AE$2:.BB$2])=0; [.P39]; IF([.P39]&lt;&gt;&quot;&quot;;SUMIF(['SoMi-Liste'.AE37:.BB37];&quot;e&quot;;['SoMi-Liste'.AE$2:.BB$2])+[.P39];SUMIF(['SoMi-Liste'.AE37:.BB37];&quot;e&quot;;['SoMi-Liste'.AE$2:.BB$2])   ));&quot;&quot;)" table:style-name="ce157"/>
          <table:table-cell office:value-type="string" office:string-value="" table:formula="of:=IF([.B39]&lt;&gt;&quot;&quot;; IF(SUMIF(['SoMi-Liste'.AE37:.BB37];&quot;f&quot;;['SoMi-Liste'.AE$2:.BB$2])=0; &quot;&quot;; SUMIF(['SoMi-Liste'.AE37:.BB37];&quot;f&quot;;['SoMi-Liste'.AE$2:.BB$2]));&quot;&quot;)" table:style-name="ce157"/>
          <table:table-cell table:style-name="ce1"/>
          <table:table-cell table:number-columns-repeated="2" table:style-name="ce69"/>
          <table:table-cell table:number-columns-repeated="16365"/>
        </table:table-row>
        <table:table-row table:style-name="ro1">
          <table:table-cell table:style-name="ce78"/>
          <table:table-cell table:number-columns-repeated="2" table:style-name="ce2"/>
          <table:table-cell table:number-columns-repeated="2" table:style-name="ce79"/>
          <table:table-cell table:number-columns-repeated="2" table:style-name="ce80"/>
          <table:table-cell table:number-columns-repeated="2" table:style-name="ce79"/>
          <table:table-cell table:style-name="ce1"/>
          <table:table-cell table:number-columns-repeated="2" table:style-name="ce81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82">
            <text:p>Schnitt</text:p>
          </table:table-cell>
          <table:table-cell table:style-name="ce57"/>
          <table:table-cell office:value-type="float" office:value="0" table:formula="of:=IF(COUNT([.D5:.D36])&gt;0;SUM([.D5:.D36])/COUNT([.D5:.D36]);0)" table:style-name="ce83">
            <text:p>0</text:p>
          </table:table-cell>
          <table:table-cell office:value-type="float" office:value="3" table:formula="of:=IF(COUNT([.E5:.E36])&gt;0;SUM([.E5:.E36])/COUNT([.E5:.E36]);0)" table:style-name="ce83">
            <text:p>3</text:p>
          </table:table-cell>
          <table:table-cell office:value-type="float" office:value="0" table:formula="of:=IF(COUNT([.F5:.F36])&gt;0;SUM([.F5:.F36])/COUNT([.F5:.F36]);0)" table:style-name="ce83">
            <text:p>0</text:p>
          </table:table-cell>
          <table:table-cell table:style-name="ce83"/>
          <table:table-cell office:value-type="float" office:value="2.2833333333333332" table:formula="of:=IF(COUNT([.H5:.H36])&gt;0;SUM([.H5:.H36])/COUNT([.H5:.H36]);0)" table:style-name="ce83">
            <text:p>2,283333333</text:p>
          </table:table-cell>
          <table:table-cell office:value-type="float" office:value="0" table:formula="of:=IF(COUNT([.I5:.I36])&gt;0;SUM([.I5:.I36])/COUNT([.I5:.I36]);0)" table:style-name="ce83">
            <text:p>0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3">
          <table:table-cell table:number-columns-repeated="2" table:style-name="ce1"/>
          <table:table-cell table:style-name="ce84"/>
          <table:table-cell table:number-columns-repeated="9" table:style-name="ce85"/>
          <table:table-cell table:number-columns-repeated="4" table:style-name="ce1"/>
          <table:table-cell table:style-name="ce86"/>
          <table:table-cell table:number-columns-repeated="16367" table:style-name="ce1"/>
        </table:table-row>
        <table:table-row table:style-name="ro13">
          <table:table-cell table:style-name="ce1"/>
          <table:table-cell office:value-type="string" table:style-name="ce87">
            <text:p>Notenspiegel</text:p>
          </table:table-cell>
          <table:table-cell table:style-name="ce88"/>
          <table:table-cell office:value-type="float" office:value="1" table:style-name="ce89">
            <text:p>1</text:p>
          </table:table-cell>
          <table:table-cell office:value-type="float" office:value="2" table:style-name="ce89">
            <text:p>2</text:p>
          </table:table-cell>
          <table:table-cell office:value-type="float" office:value="3" table:style-name="ce90">
            <text:p>3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91">
            <text:p>5</text:p>
          </table:table-cell>
          <table:table-cell office:value-type="float" office:value="6" table:style-name="ce92">
            <text:p>6</text:p>
          </table:table-cell>
          <table:table-cell table:number-columns-repeated="2" table:style-name="ce1"/>
          <table:table-cell table:style-name="ce93"/>
          <table:table-cell table:number-columns-repeated="5" table:style-name="ce1"/>
          <table:table-cell table:style-name="ce86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94">
            <text:p>Klausur 1</text:p>
          </table:table-cell>
          <table:table-cell table:style-name="ce95"/>
          <table:table-cell office:value-type="float" office:value="0" table:formula="of:=COUNTIF([.$D$5:.$D$36];1)" table:style-name="ce96">
            <text:p>0</text:p>
          </table:table-cell>
          <table:table-cell office:value-type="float" office:value="0" table:formula="of:=COUNTIF([.$D$5:.$D$36];2)" table:style-name="ce96">
            <text:p>0</text:p>
          </table:table-cell>
          <table:table-cell office:value-type="float" office:value="0" table:formula="of:=COUNTIF([.$D$5:.$D$36];3)" table:style-name="ce96">
            <text:p>0</text:p>
          </table:table-cell>
          <table:table-cell office:value-type="float" office:value="0" table:formula="of:=COUNTIF([.$D$5:.$D$36];4)" table:style-name="ce96">
            <text:p>0</text:p>
          </table:table-cell>
          <table:table-cell office:value-type="float" office:value="0" table:formula="of:=COUNTIF([.$D$5:.$D$36];5)" table:style-name="ce96">
            <text:p>0</text:p>
          </table:table-cell>
          <table:table-cell office:value-type="float" office:value="1" table:formula="of:=COUNTIF([.$D$5:.$D$36];6)" table:style-name="ce97">
            <text:p>1</text:p>
          </table:table-cell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94">
            <text:p>Klausur 2</text:p>
          </table:table-cell>
          <table:table-cell table:style-name="ce95"/>
          <table:table-cell office:value-type="float" office:value="0" table:formula="of:=COUNTIF([.$E$5:.$E$36];1)" table:style-name="ce96">
            <text:p>0</text:p>
          </table:table-cell>
          <table:table-cell office:value-type="float" office:value="0" table:formula="of:=COUNTIF([.$E$5:.$E$36];2)" table:style-name="ce96">
            <text:p>0</text:p>
          </table:table-cell>
          <table:table-cell office:value-type="float" office:value="1" table:formula="of:=COUNTIF([.$E$5:.$E$36];3)" table:style-name="ce96">
            <text:p>1</text:p>
          </table:table-cell>
          <table:table-cell office:value-type="float" office:value="0" table:formula="of:=COUNTIF([.$E$5:.$E$36];4)" table:style-name="ce96">
            <text:p>0</text:p>
          </table:table-cell>
          <table:table-cell office:value-type="float" office:value="0" table:formula="of:=COUNTIF([.$E$5:.$E$36];5)" table:style-name="ce96">
            <text:p>0</text:p>
          </table:table-cell>
          <table:table-cell office:value-type="float" office:value="0" table:formula="of:=COUNTIF([.$E$5:.$E$36];6)" table:style-name="ce97">
            <text:p>0</text:p>
          </table:table-cell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98">
            <text:p>Klausur 3</text:p>
          </table:table-cell>
          <table:table-cell table:style-name="ce99"/>
          <table:table-cell office:value-type="float" office:value="0" table:formula="of:=COUNTIF([.$F$5:.$F$36];1)" table:style-name="ce100">
            <text:p>0</text:p>
          </table:table-cell>
          <table:table-cell office:value-type="float" office:value="0" table:formula="of:=COUNTIF([.$F$5:.$F$36];2)" table:style-name="ce100">
            <text:p>0</text:p>
          </table:table-cell>
          <table:table-cell office:value-type="float" office:value="0" table:formula="of:=COUNTIF([.$F$5:.$F$36];3)" table:style-name="ce100">
            <text:p>0</text:p>
          </table:table-cell>
          <table:table-cell office:value-type="float" office:value="0" table:formula="of:=COUNTIF([.$F$5:.$F$36];4)" table:style-name="ce100">
            <text:p>0</text:p>
          </table:table-cell>
          <table:table-cell office:value-type="float" office:value="0" table:formula="of:=COUNTIF([.$D$5:.$F$36];5)" table:style-name="ce100">
            <text:p>0</text:p>
          </table:table-cell>
          <table:table-cell office:value-type="float" office:value="1" table:formula="of:=COUNTIF([.$D$5:.$F$36];6)" table:style-name="ce101">
            <text:p>1</text:p>
          </table:table-cell>
          <table:table-cell table:number-columns-repeated="8" table:style-name="ce1"/>
          <table:table-cell table:style-name="ce86"/>
          <table:table-cell table:number-columns-repeated="16366" table:style-name="ce1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Notenuebersicht.$A$1:Notenuebersicht.$P$36" table:base-cell-address="Notenuebersicht.$A$1"/>
        </table:named-expressions>
      </table:table>
      <table:table table:name="Klausur1" table:style-name="ta1">
        <table:table-column table:style-name="co7" table:default-cell-style-name="ce2"/>
        <table:table-column table:style-name="co8" table:default-cell-style-name="ce2"/>
        <table:table-column table:style-name="co33" table:number-columns-repeated="2" table:default-cell-style-name="ce2"/>
        <table:table-column table:style-name="co34" table:default-cell-style-name="ce2"/>
        <table:table-column table:style-name="co9" table:default-cell-style-name="ce2"/>
        <table:table-column table:style-name="co10" table:number-columns-repeated="13" table:default-cell-style-name="ce2"/>
        <table:table-column table:style-name="co10" table:default-cell-style-name="ce40"/>
        <table:table-column table:style-name="co10" table:number-columns-repeated="6" table:default-cell-style-name="ce2"/>
        <table:table-column table:style-name="co20" table:default-cell-style-name="ce2"/>
        <table:table-column table:style-name="co7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4" table:number-columns-repeated="958" table:default-cell-style-name="ce2"/>
        <table:table-column table:style-name="co6" table:number-columns-repeated="15362" table:default-cell-style-name="ce1"/>
        <table:table-column table:style-name="co6" table:number-columns-repeated="33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eilnehmer</text:p>
          </table:table-cell>
          <table:table-cell office:value-type="float" office:value="7" table:formula="of:=COUNTA([.B22:.B53])-COUNTIF([.B22:.B53];&quot;&quot;)" table:style-name="ce2">
            <text:p>7</text:p>
          </table:table-cell>
          <table:table-cell table:number-columns-repeated="16" table:style-name="ce2"/>
          <table:table-cell table:number-columns-repeated="16365"/>
        </table:table-row>
        <table:table-row table:number-rows-repeated="8" table:style-name="ro1">
          <table:table-cell table:number-columns-repeated="16384"/>
        </table:table-row>
        <table:table-row table:style-name="ro4">
          <table:table-cell/>
          <table:table-cell table:style-name="ce2"/>
          <table:table-cell office:value-type="string" table:style-name="ce2">
            <text:p>Notenspiegel:</text:p>
          </table:table-cell>
          <table:table-cell table:number-columns-repeated="16" table:style-name="ce2"/>
          <table:table-cell table:number-columns-repeated="16365"/>
        </table:table-row>
        <table:table-row table:style-name="ro4">
          <table:table-cell/>
          <table:table-cell table:style-name="ce2"/>
          <table:table-cell office:value-type="float" office:value="1" table:style-name="ce136">
            <text:p>1</text:p>
          </table:table-cell>
          <table:table-cell office:value-type="float" office:value="2" table:style-name="ce137">
            <text:p>2</text:p>
          </table:table-cell>
          <table:table-cell office:value-type="float" office:value="3" table:style-name="ce137">
            <text:p>3</text:p>
          </table:table-cell>
          <table:table-cell office:value-type="float" office:value="4" table:style-name="ce137">
            <text:p>4</text:p>
          </table:table-cell>
          <table:table-cell office:value-type="float" office:value="5" table:style-name="ce137">
            <text:p>5</text:p>
          </table:table-cell>
          <table:table-cell office:value-type="float" office:value="6" table:style-name="ce138">
            <text:p>6</text:p>
          </table:table-cell>
          <table:table-cell table:number-columns-repeated="16376"/>
        </table:table-row>
        <table:table-row table:style-name="ro14">
          <table:table-cell/>
          <table:table-cell table:style-name="ce2"/>
          <table:table-cell office:value-type="float" office:value="1" table:formula="of:=COUNTIF([.$C$22:.$C$53];[.C$12]&amp;&quot;+&quot;)+COUNTIF([.$C$22:.$C$53];[.C$12]&amp;&quot;-&quot;)+COUNTIF([.$C$22:.$C$53];[.C$12])" table:style-name="ce139">
            <text:p>1</text:p>
          </table:table-cell>
          <table:table-cell office:value-type="float" office:value="0" table:formula="of:=COUNTIF([.$C$22:.$C$53];[.D$12]&amp;&quot;+&quot;)+COUNTIF([.$C$22:.$C$53];[.D$12]&amp;&quot;-&quot;)+COUNTIF([.$C$22:.$C$53];[.D$12])" table:style-name="ce140">
            <text:p>0</text:p>
          </table:table-cell>
          <table:table-cell office:value-type="float" office:value="3" table:formula="of:=COUNTIF([.$C$22:.$C$53];[.E$12]&amp;&quot;+&quot;)+COUNTIF([.$C$22:.$C$53];[.E$12]&amp;&quot;-&quot;)+COUNTIF([.$C$22:.$C$53];[.E$12])" table:style-name="ce140">
            <text:p>3</text:p>
          </table:table-cell>
          <table:table-cell office:value-type="float" office:value="1" table:formula="of:=COUNTIF([.$C$22:.$C$53];[.F$12]&amp;&quot;+&quot;)+COUNTIF([.$C$22:.$C$53];[.F$12]&amp;&quot;-&quot;)+COUNTIF([.$C$22:.$C$53];[.F$12])" table:style-name="ce140">
            <text:p>1</text:p>
          </table:table-cell>
          <table:table-cell office:value-type="float" office:value="1" table:formula="of:=COUNTIF([.$C$22:.$C$53];[.G$12]&amp;&quot;+&quot;)+COUNTIF([.$C$22:.$C$53];[.G$12]&amp;&quot;-&quot;)+COUNTIF([.$C$22:.$C$53];[.G$12])" table:style-name="ce140">
            <text:p>1</text:p>
          </table:table-cell>
          <table:table-cell office:value-type="float" office:value="1" table:formula="of:=COUNTIF([.$C$22:.$C$53];[.H$12]&amp;&quot;+&quot;)+COUNTIF([.$C$22:.$C$53];[.H$12]&amp;&quot;-&quot;)+COUNTIF([.$C$22:.$C$53];[.H$12])" table:style-name="ce141">
            <text:p>1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4">
          <table:table-cell table:number-columns-repeated="19" table:style-name="ce2"/>
          <table:table-cell table:style-name="ce40"/>
          <table:table-cell table:number-columns-repeated="969" table:style-name="ce2"/>
          <table:table-cell table:number-columns-repeated="15362"/>
          <table:table-cell table:number-columns-repeated="33" table:style-name="ce2"/>
        </table:table-row>
        <table:table-row table:style-name="ro15">
          <table:table-cell table:style-name="ce2"/>
          <table:table-cell office:value-type="float" office:value="0" table:formula="of:=['Kursliste-Settings'.B1:.B3]" table:style-name="ce121">
            <text:p>#WERT!</text:p>
          </table:table-cell>
          <table:table-cell office:value-type="string" table:style-name="ce129">
            <text:p>Note</text:p>
          </table:table-cell>
          <table:table-cell office:value-type="string" table:style-name="ce123">
            <text:p>Punkte</text:p>
          </table:table-cell>
          <table:table-cell office:value-type="string" table:style-name="ce118">
            <text:p>Prozent</text:p>
          </table:table-cell>
          <table:table-cell office:value-type="string" table:style-name="ce129">
            <text:p>Gesamtpunkte</text:p>
          </table:table-cell>
          <table:table-cell office:value-type="string" table:style-name="ce123">
            <text:p>A2</text:p>
          </table:table-cell>
          <table:table-cell office:value-type="string" table:style-name="ce10">
            <text:p>A3</text:p>
          </table:table-cell>
          <table:table-cell office:value-type="string" table:style-name="ce10">
            <text:p>A3.1</text:p>
          </table:table-cell>
          <table:table-cell office:value-type="string" table:style-name="ce10">
            <text:p>A3.2</text:p>
          </table:table-cell>
          <table:table-cell office:value-type="string" table:style-name="ce10">
            <text:p>A3.3</text:p>
          </table:table-cell>
          <table:table-cell office:value-type="string" table:style-name="ce10">
            <text:p>A4</text:p>
          </table:table-cell>
          <table:table-cell office:value-type="string" table:style-name="ce10">
            <text:p>A5</text:p>
          </table:table-cell>
          <table:table-cell office:value-type="string" table:style-name="ce10">
            <text:p>A6</text:p>
          </table:table-cell>
          <table:table-cell office:value-type="string" table:style-name="ce10">
            <text:p>A7</text:p>
          </table:table-cell>
          <table:table-cell office:value-type="string" table:style-name="ce10">
            <text:p>A8</text:p>
          </table:table-cell>
          <table:table-cell office:value-type="string" table:style-name="ce10">
            <text:p>A9</text:p>
          </table:table-cell>
          <table:table-cell office:value-type="string" table:style-name="ce10">
            <text:p>A10</text:p>
          </table:table-cell>
          <table:table-cell office:value-type="string" table:style-name="ce10">
            <text:p>A11</text:p>
          </table:table-cell>
          <table:table-cell office:value-type="string" table:style-name="ce10">
            <text:p>A12</text:p>
          </table:table-cell>
          <table:table-cell office:value-type="string" table:style-name="ce10">
            <text:p>A13</text:p>
          </table:table-cell>
          <table:table-cell office:value-type="string" table:style-name="ce10">
            <text:p>A14</text:p>
          </table:table-cell>
          <table:table-cell office:value-type="string" table:style-name="ce10">
            <text:p>A15</text:p>
          </table:table-cell>
          <table:table-cell office:value-type="string" table:style-name="ce10">
            <text:p>A16</text:p>
          </table:table-cell>
          <table:table-cell office:value-type="string" table:style-name="ce10">
            <text:p>A17</text:p>
          </table:table-cell>
          <table:table-cell office:value-type="string" table:style-name="ce10">
            <text:p>A18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6">
          <table:table-cell office:value-type="string" table:style-name="ce2">
            <text:p>Nr</text:p>
          </table:table-cell>
          <table:table-cell office:value-type="string" table:style-name="ce119">
            <text:p>Maximal Punkte</text:p>
          </table:table-cell>
          <table:table-cell table:style-name="ce133"/>
          <table:table-cell table:style-name="ce127"/>
          <table:table-cell table:style-name="ce119"/>
          <table:table-cell office:value-type="float" office:value="96" table:formula="of:=IF([.B20]&lt;&gt;&quot;&quot;;SUM([.G20:.Z20]);&quot;&quot;)" table:style-name="ce130">
            <text:p>96</text:p>
          </table:table-cell>
          <table:table-cell office:value-type="float" office:value="6" table:style-name="ce124">
            <text:p>6</text:p>
          </table:table-cell>
          <table:table-cell office:value-type="float" office:value="3" table:style-name="ce117">
            <text:p>3</text:p>
          </table:table-cell>
          <table:table-cell office:value-type="float" office:value="4" table:style-name="ce117">
            <text:p>4</text:p>
          </table:table-cell>
          <table:table-cell office:value-type="float" office:value="7" table:style-name="ce117">
            <text:p>7</text:p>
          </table:table-cell>
          <table:table-cell office:value-type="float" office:value="8" table:style-name="ce117">
            <text:p>8</text:p>
          </table:table-cell>
          <table:table-cell office:value-type="float" office:value="7" table:style-name="ce117">
            <text:p>7</text:p>
          </table:table-cell>
          <table:table-cell office:value-type="float" office:value="12" table:style-name="ce117">
            <text:p>12</text:p>
          </table:table-cell>
          <table:table-cell office:value-type="float" office:value="4" table:style-name="ce117">
            <text:p>4</text:p>
          </table:table-cell>
          <table:table-cell office:value-type="float" office:value="6" table:style-name="ce117">
            <text:p>6</text:p>
          </table:table-cell>
          <table:table-cell office:value-type="float" office:value="3" table:style-name="ce117">
            <text:p>3</text:p>
          </table:table-cell>
          <table:table-cell office:value-type="float" office:value="3" table:style-name="ce117">
            <text:p>3</text:p>
          </table:table-cell>
          <table:table-cell office:value-type="float" office:value="2" table:style-name="ce117">
            <text:p>2</text:p>
          </table:table-cell>
          <table:table-cell office:value-type="float" office:value="1" table:style-name="ce117">
            <text:p>1</text:p>
          </table:table-cell>
          <table:table-cell office:value-type="float" office:value="2" table:style-name="ce117">
            <text:p>2</text:p>
          </table:table-cell>
          <table:table-cell office:value-type="float" office:value="3" table:style-name="ce117">
            <text:p>3</text:p>
          </table:table-cell>
          <table:table-cell office:value-type="float" office:value="4" table:style-name="ce117">
            <text:p>4</text:p>
          </table:table-cell>
          <table:table-cell office:value-type="float" office:value="5" table:style-name="ce117">
            <text:p>5</text:p>
          </table:table-cell>
          <table:table-cell office:value-type="float" office:value="2" table:style-name="ce117">
            <text:p>2</text:p>
          </table:table-cell>
          <table:table-cell office:value-type="float" office:value="12" table:style-name="ce117">
            <text:p>12</text:p>
          </table:table-cell>
          <table:table-cell office:value-type="float" office:value="2" table:style-name="ce117">
            <text:p>2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6">
          <table:table-cell table:style-name="ce2"/>
          <table:table-cell office:value-type="string" table:style-name="ce119">
            <text:p>Durchschnitt</text:p>
          </table:table-cell>
          <table:table-cell office:value-type="string" office:string-value="3-" table:formula="of:=IF([.F21]&lt;&gt;&quot;&quot;;VLOOKUP([.D21];[KMK_Punkte.$A$2:.$C$17];3;FALSE);&quot;&quot;)" table:style-name="ce133">
            <text:p>3-</text:p>
          </table:table-cell>
          <table:table-cell office:value-type="float" office:value="7" table:formula="of:=IF([.F21]&lt;&gt;&quot;&quot;;ROUNDUP([KMK_Punkte.$A$2]*[.F21]/100;0);&quot;&quot;)" table:style-name="ce127">
            <text:p>7</text:p>
          </table:table-cell>
          <table:table-cell office:value-type="percentage" office:value="0.45238095238095233" table:formula="of:=IF([.F21]&lt;&gt;&quot;&quot;;[.F21]/[.$F$20];&quot;&quot;)" table:style-name="ce120">
            <text:p>45%</text:p>
          </table:table-cell>
          <table:table-cell office:value-type="float" office:value="43.428571428571423" table:formula="of:=IF([.B21]&lt;&gt;&quot;&quot;;SUM([.G21:.Z21]);&quot;&quot;)" table:style-name="ce130">
            <text:p>43,42857143</text:p>
          </table:table-cell>
          <table:table-cell office:value-type="float" office:value="2.8571428571428572" table:formula="of:=SUM([.G22:.G53])/[.$C$2]" table:style-name="ce124">
            <text:p>2,857142857</text:p>
          </table:table-cell>
          <table:table-cell office:value-type="float" office:value="2.5714285714285716" table:formula="of:=SUM([.H22:.H53])/[.$C$2]" table:style-name="ce117">
            <text:p>2,571428571</text:p>
          </table:table-cell>
          <table:table-cell office:value-type="float" office:value="2.1428571428571428" table:formula="of:=SUM([.I22:.I53])/[.$C$2]" table:style-name="ce117">
            <text:p>2,142857143</text:p>
          </table:table-cell>
          <table:table-cell office:value-type="float" office:value="2.8571428571428572" table:formula="of:=SUM([.J22:.J53])/[.$C$2]" table:style-name="ce117">
            <text:p>2,857142857</text:p>
          </table:table-cell>
          <table:table-cell office:value-type="float" office:value="3.7142857142857144" table:formula="of:=SUM([.K22:.K53])/[.$C$2]" table:style-name="ce117">
            <text:p>3,714285714</text:p>
          </table:table-cell>
          <table:table-cell office:value-type="float" office:value="3.1428571428571428" table:formula="of:=SUM([.L22:.L53])/[.$C$2]" table:style-name="ce117">
            <text:p>3,142857143</text:p>
          </table:table-cell>
          <table:table-cell office:value-type="float" office:value="3.1428571428571428" table:formula="of:=SUM([.M22:.M53])/[.$C$2]" table:style-name="ce117">
            <text:p>3,142857143</text:p>
          </table:table-cell>
          <table:table-cell office:value-type="float" office:value="1.7142857142857142" table:formula="of:=SUM([.N22:.N53])/[.$C$2]" table:style-name="ce117">
            <text:p>1,714285714</text:p>
          </table:table-cell>
          <table:table-cell office:value-type="float" office:value="2" table:formula="of:=SUM([.O22:.O53])/[.$C$2]" table:style-name="ce117">
            <text:p>2</text:p>
          </table:table-cell>
          <table:table-cell office:value-type="float" office:value="1.5714285714285714" table:formula="of:=SUM([.P22:.P53])/[.$C$2]" table:style-name="ce117">
            <text:p>1,571428571</text:p>
          </table:table-cell>
          <table:table-cell office:value-type="float" office:value="2.4285714285714284" table:formula="of:=SUM([.Q22:.Q53])/[.$C$2]" table:style-name="ce117">
            <text:p>2,428571429</text:p>
          </table:table-cell>
          <table:table-cell office:value-type="float" office:value="2" table:formula="of:=SUM([.R22:.R53])/[.$C$2]" table:style-name="ce117">
            <text:p>2</text:p>
          </table:table-cell>
          <table:table-cell office:value-type="float" office:value="1.7142857142857142" table:formula="of:=SUM([.S22:.S53])/[.$C$2]" table:style-name="ce117">
            <text:p>1,714285714</text:p>
          </table:table-cell>
          <table:table-cell office:value-type="float" office:value="1.4285714285714286" table:formula="of:=SUM([.T22:.T53])/[.$C$2]" table:style-name="ce117">
            <text:p>1,428571429</text:p>
          </table:table-cell>
          <table:table-cell office:value-type="float" office:value="1.5714285714285714" table:formula="of:=SUM([.U22:.U53])/[.$C$2]" table:style-name="ce117">
            <text:p>1,571428571</text:p>
          </table:table-cell>
          <table:table-cell office:value-type="float" office:value="1.4285714285714286" table:formula="of:=SUM([.V22:.V53])/[.$C$2]" table:style-name="ce117">
            <text:p>1,428571429</text:p>
          </table:table-cell>
          <table:table-cell office:value-type="float" office:value="1.5714285714285714" table:formula="of:=SUM([.W22:.W53])/[.$C$2]" table:style-name="ce117">
            <text:p>1,571428571</text:p>
          </table:table-cell>
          <table:table-cell office:value-type="float" office:value="1.1428571428571428" table:formula="of:=SUM([.X22:.X53])/[.$C$2]" table:style-name="ce117">
            <text:p>1,142857143</text:p>
          </table:table-cell>
          <table:table-cell office:value-type="float" office:value="3.8571428571428572" table:formula="of:=SUM([.Y22:.Y53])/[.$C$2]" table:style-name="ce117">
            <text:p>3,857142857</text:p>
          </table:table-cell>
          <table:table-cell office:value-type="float" office:value="0.5714285714285714" table:formula="of:=SUM([.Z22:.Z53])/[.$C$2]" table:style-name="ce117">
            <text:p>0,571428571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.</text:p>
          </table:table-cell>
          <table:table-cell office:value-type="string" office:string-value="Max Mustermann" table:formula="of:=IF(AND(['Kursliste-Settings'.B5]=&quot;&quot;;['Kursliste-Settings'.C5]=&quot;&quot;);&quot;&quot;;CONCATENATE(['Kursliste-Settings'.B5];&quot; &quot;;['Kursliste-Settings'.C5]))" table:style-name="ce122">
            <text:p>Max Mustermann</text:p>
          </table:table-cell>
          <table:table-cell office:value-type="string" office:string-value="3+" table:formula="of:=IF([.F22]&lt;&gt;&quot;&quot;;VLOOKUP([.D22];[KMK_Punkte.$A$2:.$C$17];3;FALSE);&quot;&quot;)" table:style-name="ce134">
            <text:p>3+</text:p>
          </table:table-cell>
          <table:table-cell office:value-type="float" office:value="9" table:formula="of:=IF([.F22]&lt;&gt;&quot;&quot;;ROUNDUP([KMK_Punkte.$A$2]*[.F22]/100;0);&quot;&quot;)" table:style-name="ce128">
            <text:p>9</text:p>
          </table:table-cell>
          <table:table-cell office:value-type="percentage" office:value="0.5625" table:formula="of:=IF([.F22]&lt;&gt;&quot;&quot;;[.F22]/[.$F$20];&quot;&quot;)" table:style-name="ce120">
            <text:p>56%</text:p>
          </table:table-cell>
          <table:table-cell office:value-type="float" office:value="54" table:formula="of:=IF([.B22]&lt;&gt;&quot;&quot;;SUM([.G22:.Z22]);&quot;&quot;)" table:style-name="ce131">
            <text:p>54</text:p>
          </table:table-cell>
          <table:table-cell office:value-type="float" office:value="3" table:style-name="ce125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.</text:p>
          </table:table-cell>
          <table:table-cell office:value-type="string" office:string-value="Timo Test" table:formula="of:=IF(AND(['Kursliste-Settings'.B6]=&quot;&quot;;['Kursliste-Settings'.C6]=&quot;&quot;);&quot;&quot;;CONCATENATE(['Kursliste-Settings'.B6];&quot; &quot;;['Kursliste-Settings'.C6]))" table:style-name="ce122">
            <text:p>Timo Test</text:p>
          </table:table-cell>
          <table:table-cell office:value-type="string" office:string-value="3+" table:formula="of:=IF([.F23]&lt;&gt;&quot;&quot;;VLOOKUP([.D23];[KMK_Punkte.$A$2:.$C$17];3;FALSE);&quot;&quot;)" table:style-name="ce134">
            <text:p>3+</text:p>
          </table:table-cell>
          <table:table-cell office:value-type="float" office:value="9" table:formula="of:=IF([.F23]&lt;&gt;&quot;&quot;;ROUNDUP([KMK_Punkte.$A$2]*[.F23]/100;0);&quot;&quot;)" table:style-name="ce128">
            <text:p>9</text:p>
          </table:table-cell>
          <table:table-cell office:value-type="percentage" office:value="0.61458333333333337" table:formula="of:=IF([.F23]&lt;&gt;&quot;&quot;;[.F23]/[.$F$20];&quot;&quot;)" table:style-name="ce120">
            <text:p>61%</text:p>
          </table:table-cell>
          <table:table-cell office:value-type="float" office:value="59" table:formula="of:=IF([.B23]&lt;&gt;&quot;&quot;;SUM([.G23:.Z23]);&quot;&quot;)" table:style-name="ce131">
            <text:p>59</text:p>
          </table:table-cell>
          <table:table-cell office:value-type="float" office:value="3" table:style-name="ce125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3.</text:p>
          </table:table-cell>
          <table:table-cell office:value-type="string" office:string-value="Victor Versuch" table:formula="of:=IF(AND(['Kursliste-Settings'.B7]=&quot;&quot;;['Kursliste-Settings'.C7]=&quot;&quot;);&quot;&quot;;CONCATENATE(['Kursliste-Settings'.B7];&quot; &quot;;['Kursliste-Settings'.C7]))" table:style-name="ce122">
            <text:p>Victor Versuch</text:p>
          </table:table-cell>
          <table:table-cell office:value-type="string" office:string-value="3-" table:formula="of:=IF([.F24]&lt;&gt;&quot;&quot;;VLOOKUP([.D24];[KMK_Punkte.$A$2:.$C$17];3;FALSE);&quot;&quot;)" table:style-name="ce134">
            <text:p>3-</text:p>
          </table:table-cell>
          <table:table-cell office:value-type="float" office:value="7" table:formula="of:=IF([.F24]&lt;&gt;&quot;&quot;;ROUNDUP([KMK_Punkte.$A$2]*[.F24]/100;0);&quot;&quot;)" table:style-name="ce128">
            <text:p>7</text:p>
          </table:table-cell>
          <table:table-cell office:value-type="percentage" office:value="0.4375" table:formula="of:=IF([.F24]&lt;&gt;&quot;&quot;;[.F24]/[.$F$20];&quot;&quot;)" table:style-name="ce120">
            <text:p>44%</text:p>
          </table:table-cell>
          <table:table-cell office:value-type="float" office:value="42" table:formula="of:=IF([.B24]&lt;&gt;&quot;&quot;;SUM([.G24:.Z24]);&quot;&quot;)" table:style-name="ce131">
            <text:p>42</text:p>
          </table:table-cell>
          <table:table-cell office:value-type="float" office:value="4" table:style-name="ce126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number-columns-repeated="7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4.</text:p>
          </table:table-cell>
          <table:table-cell office:value-type="string" office:string-value="Ulf Ulfson" table:formula="of:=IF(AND(['Kursliste-Settings'.B8]=&quot;&quot;;['Kursliste-Settings'.C8]=&quot;&quot;);&quot;&quot;;CONCATENATE(['Kursliste-Settings'.B8];&quot; &quot;;['Kursliste-Settings'.C8]))" table:style-name="ce122">
            <text:p>Ulf Ulfson</text:p>
          </table:table-cell>
          <table:table-cell office:value-type="string" office:string-value="4+" table:formula="of:=IF([.F25]&lt;&gt;&quot;&quot;;VLOOKUP([.D25];[KMK_Punkte.$A$2:.$C$17];3;FALSE);&quot;&quot;)" table:style-name="ce134">
            <text:p>4+</text:p>
          </table:table-cell>
          <table:table-cell office:value-type="float" office:value="6" table:formula="of:=IF([.F25]&lt;&gt;&quot;&quot;;ROUNDUP([KMK_Punkte.$A$2]*[.F25]/100;0);&quot;&quot;)" table:style-name="ce128">
            <text:p>6</text:p>
          </table:table-cell>
          <table:table-cell office:value-type="percentage" office:value="0.38541666666666669" table:formula="of:=IF([.F25]&lt;&gt;&quot;&quot;;[.F25]/[.$F$20];&quot;&quot;)" table:style-name="ce120">
            <text:p>39%</text:p>
          </table:table-cell>
          <table:table-cell office:value-type="float" office:value="37" table:formula="of:=IF([.B25]&lt;&gt;&quot;&quot;;SUM([.G25:.Z25]);&quot;&quot;)" table:style-name="ce131">
            <text:p>37</text:p>
          </table:table-cell>
          <table:table-cell office:value-type="float" office:value="4" table:style-name="ce126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table:style-name="ce19"/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5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5.</text:p>
          </table:table-cell>
          <table:table-cell office:value-type="string" office:string-value="Peter Peterson" table:formula="of:=IF(AND(['Kursliste-Settings'.B9]=&quot;&quot;;['Kursliste-Settings'.C9]=&quot;&quot;);&quot;&quot;;CONCATENATE(['Kursliste-Settings'.B9];&quot; &quot;;['Kursliste-Settings'.C9]))" table:style-name="ce1">
            <text:p>Peter Peterson</text:p>
          </table:table-cell>
          <table:table-cell office:value-type="string" office:string-value="5+" table:formula="of:=IF([.F26]&lt;&gt;&quot;&quot;;VLOOKUP([.D26];[KMK_Punkte.$A$2:.$C$17];3;FALSE);&quot;&quot;)" table:style-name="ce134">
            <text:p>5+</text:p>
          </table:table-cell>
          <table:table-cell office:value-type="float" office:value="3" table:formula="of:=IF([.F26]&lt;&gt;&quot;&quot;;ROUNDUP([KMK_Punkte.$A$2]*[.F26]/100;0);&quot;&quot;)" table:style-name="ce128">
            <text:p>3</text:p>
          </table:table-cell>
          <table:table-cell office:value-type="percentage" office:value="0.16666666666666666" table:formula="of:=IF([.F26]&lt;&gt;&quot;&quot;;[.F26]/[.$F$20];&quot;&quot;)" table:style-name="ce120">
            <text:p>17%</text:p>
          </table:table-cell>
          <table:table-cell office:value-type="float" office:value="16" table:formula="of:=IF([.B26]&lt;&gt;&quot;&quot;;SUM([.G26:.Z26]);&quot;&quot;)" table:style-name="ce131">
            <text:p>16</text:p>
          </table:table-cell>
          <table:table-cell table:style-name="ce125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6.</text:p>
          </table:table-cell>
          <table:table-cell office:value-type="string" office:string-value="Harry Hundert-Prozent" table:formula="of:=IF(AND(['Kursliste-Settings'.B10]=&quot;&quot;;['Kursliste-Settings'.C10]=&quot;&quot;);&quot;&quot;;CONCATENATE(['Kursliste-Settings'.B10];&quot; &quot;;['Kursliste-Settings'.C10]))" table:style-name="ce1">
            <text:p>Harry Hundert-Prozent</text:p>
          </table:table-cell>
          <table:table-cell office:value-type="string" office:string-value="1+" table:formula="of:=IF([.F27]&lt;&gt;&quot;&quot;;VLOOKUP([.D27];[KMK_Punkte.$A$2:.$C$17];3;FALSE);&quot;&quot;)" table:style-name="ce134">
            <text:p>1+</text:p>
          </table:table-cell>
          <table:table-cell office:value-type="float" office:value="15" table:formula="of:=IF([.F27]&lt;&gt;&quot;&quot;;ROUNDUP([KMK_Punkte.$A$2]*[.F27]/100;0);&quot;&quot;)" table:style-name="ce128">
            <text:p>15</text:p>
          </table:table-cell>
          <table:table-cell office:value-type="percentage" office:value="1" table:formula="of:=IF([.F27]&lt;&gt;&quot;&quot;;[.F27]/[.$F$20];&quot;&quot;)" table:style-name="ce120">
            <text:p>100%</text:p>
          </table:table-cell>
          <table:table-cell office:value-type="float" office:value="96" table:formula="of:=IF([.B27]&lt;&gt;&quot;&quot;;SUM([.G27:.Z27]);&quot;&quot;)" table:style-name="ce131">
            <text:p>96</text:p>
          </table:table-cell>
          <table:table-cell office:value-type="float" office:value="6" table:style-name="ce126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12" table:style-name="ce19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7.</text:p>
          </table:table-cell>
          <table:table-cell office:value-type="string" office:string-value="Nils Nulpe" table:formula="of:=IF(AND(['Kursliste-Settings'.B11]=&quot;&quot;;['Kursliste-Settings'.C11]=&quot;&quot;);&quot;&quot;;CONCATENATE(['Kursliste-Settings'.B11];&quot; &quot;;['Kursliste-Settings'.C11]))" table:style-name="ce1">
            <text:p>Nils Nulpe</text:p>
          </table:table-cell>
          <table:table-cell office:value-type="string" office:string-value="6" table:formula="of:=IF([.F28]&lt;&gt;&quot;&quot;;VLOOKUP([.D28];[KMK_Punkte.$A$2:.$C$17];3;FALSE);&quot;&quot;)" table:style-name="ce134">
            <text:p>6</text:p>
          </table:table-cell>
          <table:table-cell office:value-type="float" office:value="0" table:formula="of:=IF([.F28]&lt;&gt;&quot;&quot;;ROUNDUP([KMK_Punkte.$A$2]*[.F28]/100;0);&quot;&quot;)" table:style-name="ce128">
            <text:p>0</text:p>
          </table:table-cell>
          <table:table-cell office:value-type="percentage" office:value="0" table:formula="of:=IF([.F28]&lt;&gt;&quot;&quot;;[.F28]/[.$F$20];&quot;&quot;)" table:style-name="ce120">
            <text:p>0%</text:p>
          </table:table-cell>
          <table:table-cell office:value-type="float" office:value="0" table:formula="of:=IF([.B28]&lt;&gt;&quot;&quot;;SUM([.G28:.Z28]);&quot;&quot;)" table:style-name="ce131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8.</text:p>
          </table:table-cell>
          <table:table-cell office:value-type="string" office:string-value="" table:formula="of:=IF(AND(['Kursliste-Settings'.B12]=&quot;&quot;;['Kursliste-Settings'.C12]=&quot;&quot;);&quot;&quot;;CONCATENATE(['Kursliste-Settings'.B12];&quot; &quot;;['Kursliste-Settings'.C12]))" table:style-name="ce1"/>
          <table:table-cell office:value-type="string" office:string-value="" table:formula="of:=IF([.F29]&lt;&gt;&quot;&quot;;VLOOKUP([.D29];[KMK_Punkte.$A$2:.$C$17];3;FALSE);&quot;&quot;)" table:style-name="ce134"/>
          <table:table-cell office:value-type="string" office:string-value="" table:formula="of:=IF([.F29]&lt;&gt;&quot;&quot;;ROUNDUP([KMK_Punkte.$A$2]*[.F29]/100;0);&quot;&quot;)" table:style-name="ce128"/>
          <table:table-cell office:value-type="string" office:string-value="" table:formula="of:=IF([.F29]&lt;&gt;&quot;&quot;;[.F29]/[.$F$20];&quot;&quot;)" table:style-name="ce120"/>
          <table:table-cell office:value-type="string" office:string-value="" table:formula="of:=IF([.B29]&lt;&gt;&quot;&quot;;SUM([.G29:.Z29]);&quot;&quot;)" table:style-name="ce131"/>
          <table:table-cell table:style-name="ce126"/>
          <table:table-cell table:number-columns-repeated="4" table:style-name="ce20"/>
          <table:table-cell table:number-columns-repeated="3" table:style-name="ce19"/>
          <table:table-cell table:number-columns-repeated="12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9.</text:p>
          </table:table-cell>
          <table:table-cell office:value-type="string" office:string-value="" table:formula="of:=IF(AND(['Kursliste-Settings'.B13]=&quot;&quot;;['Kursliste-Settings'.C13]=&quot;&quot;);&quot;&quot;;CONCATENATE(['Kursliste-Settings'.B13];&quot; &quot;;['Kursliste-Settings'.C13]))" table:style-name="ce1"/>
          <table:table-cell office:value-type="string" office:string-value="" table:formula="of:=IF([.F30]&lt;&gt;&quot;&quot;;VLOOKUP([.D30];[KMK_Punkte.$A$2:.$C$17];3;FALSE);&quot;&quot;)" table:style-name="ce134"/>
          <table:table-cell office:value-type="string" office:string-value="" table:formula="of:=IF([.F30]&lt;&gt;&quot;&quot;;ROUNDUP([KMK_Punkte.$A$2]*[.F30]/100;0);&quot;&quot;)" table:style-name="ce128"/>
          <table:table-cell office:value-type="string" office:string-value="" table:formula="of:=IF([.F30]&lt;&gt;&quot;&quot;;[.F30]/[.$F$20];&quot;&quot;)" table:style-name="ce120"/>
          <table:table-cell office:value-type="string" office:string-value="" table:formula="of:=IF([.B30]&lt;&gt;&quot;&quot;;SUM([.G30:.Z30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0.</text:p>
          </table:table-cell>
          <table:table-cell office:value-type="string" office:string-value="" table:formula="of:=IF(AND(['Kursliste-Settings'.B14]=&quot;&quot;;['Kursliste-Settings'.C14]=&quot;&quot;);&quot;&quot;;CONCATENATE(['Kursliste-Settings'.B14];&quot; &quot;;['Kursliste-Settings'.C14]))" table:style-name="ce1"/>
          <table:table-cell office:value-type="string" office:string-value="" table:formula="of:=IF([.F31]&lt;&gt;&quot;&quot;;VLOOKUP([.D31];[KMK_Punkte.$A$2:.$C$17];3;FALSE);&quot;&quot;)" table:style-name="ce134"/>
          <table:table-cell office:value-type="string" office:string-value="" table:formula="of:=IF([.F31]&lt;&gt;&quot;&quot;;ROUNDUP([KMK_Punkte.$A$2]*[.F31]/100;0);&quot;&quot;)" table:style-name="ce128"/>
          <table:table-cell office:value-type="string" office:string-value="" table:formula="of:=IF([.F31]&lt;&gt;&quot;&quot;;[.F31]/[.$F$20];&quot;&quot;)" table:style-name="ce120"/>
          <table:table-cell office:value-type="string" office:string-value="" table:formula="of:=IF([.B31]&lt;&gt;&quot;&quot;;SUM([.G31:.Z31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1.</text:p>
          </table:table-cell>
          <table:table-cell office:value-type="string" office:string-value="" table:formula="of:=IF(AND(['Kursliste-Settings'.B15]=&quot;&quot;;['Kursliste-Settings'.C15]=&quot;&quot;);&quot;&quot;;CONCATENATE(['Kursliste-Settings'.B15];&quot; &quot;;['Kursliste-Settings'.C15]))" table:style-name="ce1"/>
          <table:table-cell office:value-type="string" office:string-value="" table:formula="of:=IF([.F32]&lt;&gt;&quot;&quot;;VLOOKUP([.D32];[KMK_Punkte.$A$2:.$C$17];3;FALSE);&quot;&quot;)" table:style-name="ce134"/>
          <table:table-cell office:value-type="string" office:string-value="" table:formula="of:=IF([.F32]&lt;&gt;&quot;&quot;;ROUNDUP([KMK_Punkte.$A$2]*[.F32]/100;0);&quot;&quot;)" table:style-name="ce128"/>
          <table:table-cell office:value-type="string" office:string-value="" table:formula="of:=IF([.F32]&lt;&gt;&quot;&quot;;[.F32]/[.$F$20];&quot;&quot;)" table:style-name="ce120"/>
          <table:table-cell office:value-type="string" office:string-value="" table:formula="of:=IF([.B32]&lt;&gt;&quot;&quot;;SUM([.G32:.Z32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2.</text:p>
          </table:table-cell>
          <table:table-cell office:value-type="string" office:string-value="" table:formula="of:=IF(AND(['Kursliste-Settings'.B16]=&quot;&quot;;['Kursliste-Settings'.C16]=&quot;&quot;);&quot;&quot;;CONCATENATE(['Kursliste-Settings'.B16];&quot; &quot;;['Kursliste-Settings'.C16]))" table:style-name="ce1"/>
          <table:table-cell office:value-type="string" office:string-value="" table:formula="of:=IF([.F33]&lt;&gt;&quot;&quot;;VLOOKUP([.D33];[KMK_Punkte.$A$2:.$C$17];3;FALSE);&quot;&quot;)" table:style-name="ce134"/>
          <table:table-cell office:value-type="string" office:string-value="" table:formula="of:=IF([.F33]&lt;&gt;&quot;&quot;;ROUNDUP([KMK_Punkte.$A$2]*[.F33]/100;0);&quot;&quot;)" table:style-name="ce128"/>
          <table:table-cell office:value-type="string" office:string-value="" table:formula="of:=IF([.F33]&lt;&gt;&quot;&quot;;[.F33]/[.$F$20];&quot;&quot;)" table:style-name="ce120"/>
          <table:table-cell office:value-type="string" office:string-value="" table:formula="of:=IF([.B33]&lt;&gt;&quot;&quot;;SUM([.G33:.Z33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3.</text:p>
          </table:table-cell>
          <table:table-cell office:value-type="string" office:string-value="" table:formula="of:=IF(AND(['Kursliste-Settings'.B17]=&quot;&quot;;['Kursliste-Settings'.C17]=&quot;&quot;);&quot;&quot;;CONCATENATE(['Kursliste-Settings'.B17];&quot; &quot;;['Kursliste-Settings'.C17]))" table:style-name="ce1"/>
          <table:table-cell office:value-type="string" office:string-value="" table:formula="of:=IF([.F34]&lt;&gt;&quot;&quot;;VLOOKUP([.D34];[KMK_Punkte.$A$2:.$C$17];3;FALSE);&quot;&quot;)" table:style-name="ce134"/>
          <table:table-cell office:value-type="string" office:string-value="" table:formula="of:=IF([.F34]&lt;&gt;&quot;&quot;;ROUNDUP([KMK_Punkte.$A$2]*[.F34]/100;0);&quot;&quot;)" table:style-name="ce128"/>
          <table:table-cell office:value-type="string" office:string-value="" table:formula="of:=IF([.F34]&lt;&gt;&quot;&quot;;[.F34]/[.$F$20];&quot;&quot;)" table:style-name="ce120"/>
          <table:table-cell office:value-type="string" office:string-value="" table:formula="of:=IF([.B34]&lt;&gt;&quot;&quot;;SUM([.G34:.Z34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4.</text:p>
          </table:table-cell>
          <table:table-cell office:value-type="string" office:string-value="" table:formula="of:=IF(AND(['Kursliste-Settings'.B18]=&quot;&quot;;['Kursliste-Settings'.C18]=&quot;&quot;);&quot;&quot;;CONCATENATE(['Kursliste-Settings'.B18];&quot; &quot;;['Kursliste-Settings'.C18]))" table:style-name="ce1"/>
          <table:table-cell office:value-type="string" office:string-value="" table:formula="of:=IF([.F35]&lt;&gt;&quot;&quot;;VLOOKUP([.D35];[KMK_Punkte.$A$2:.$C$17];3;FALSE);&quot;&quot;)" table:style-name="ce134"/>
          <table:table-cell office:value-type="string" office:string-value="" table:formula="of:=IF([.F35]&lt;&gt;&quot;&quot;;ROUNDUP([KMK_Punkte.$A$2]*[.F35]/100;0);&quot;&quot;)" table:style-name="ce128"/>
          <table:table-cell office:value-type="string" office:string-value="" table:formula="of:=IF([.F35]&lt;&gt;&quot;&quot;;[.F35]/[.$F$20];&quot;&quot;)" table:style-name="ce120"/>
          <table:table-cell office:value-type="string" office:string-value="" table:formula="of:=IF([.B35]&lt;&gt;&quot;&quot;;SUM([.G35:.Z35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5.</text:p>
          </table:table-cell>
          <table:table-cell office:value-type="string" office:string-value="" table:formula="of:=IF(AND(['Kursliste-Settings'.B19]=&quot;&quot;;['Kursliste-Settings'.C19]=&quot;&quot;);&quot;&quot;;CONCATENATE(['Kursliste-Settings'.B19];&quot; &quot;;['Kursliste-Settings'.C19]))" table:style-name="ce1"/>
          <table:table-cell office:value-type="string" office:string-value="" table:formula="of:=IF([.F36]&lt;&gt;&quot;&quot;;VLOOKUP([.D36];[KMK_Punkte.$A$2:.$C$17];3;FALSE);&quot;&quot;)" table:style-name="ce134"/>
          <table:table-cell office:value-type="string" office:string-value="" table:formula="of:=IF([.F36]&lt;&gt;&quot;&quot;;ROUNDUP([KMK_Punkte.$A$2]*[.F36]/100;0);&quot;&quot;)" table:style-name="ce128"/>
          <table:table-cell office:value-type="string" office:string-value="" table:formula="of:=IF([.F36]&lt;&gt;&quot;&quot;;[.F36]/[.$F$20];&quot;&quot;)" table:style-name="ce120"/>
          <table:table-cell office:value-type="string" office:string-value="" table:formula="of:=IF([.B36]&lt;&gt;&quot;&quot;;SUM([.G36:.Z36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6.</text:p>
          </table:table-cell>
          <table:table-cell office:value-type="string" office:string-value="" table:formula="of:=IF(AND(['Kursliste-Settings'.B20]=&quot;&quot;;['Kursliste-Settings'.C20]=&quot;&quot;);&quot;&quot;;CONCATENATE(['Kursliste-Settings'.B20];&quot; &quot;;['Kursliste-Settings'.C20]))" table:style-name="ce1"/>
          <table:table-cell office:value-type="string" office:string-value="" table:formula="of:=IF([.F37]&lt;&gt;&quot;&quot;;VLOOKUP([.D37];[KMK_Punkte.$A$2:.$C$17];3;FALSE);&quot;&quot;)" table:style-name="ce134"/>
          <table:table-cell office:value-type="string" office:string-value="" table:formula="of:=IF([.F37]&lt;&gt;&quot;&quot;;ROUNDUP([KMK_Punkte.$A$2]*[.F37]/100;0);&quot;&quot;)" table:style-name="ce128"/>
          <table:table-cell office:value-type="string" office:string-value="" table:formula="of:=IF([.F37]&lt;&gt;&quot;&quot;;[.F37]/[.$F$20];&quot;&quot;)" table:style-name="ce120"/>
          <table:table-cell office:value-type="string" office:string-value="" table:formula="of:=IF([.B37]&lt;&gt;&quot;&quot;;SUM([.G37:.Z37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7.</text:p>
          </table:table-cell>
          <table:table-cell office:value-type="string" office:string-value="" table:formula="of:=IF(AND(['Kursliste-Settings'.B21]=&quot;&quot;;['Kursliste-Settings'.C21]=&quot;&quot;);&quot;&quot;;CONCATENATE(['Kursliste-Settings'.B21];&quot; &quot;;['Kursliste-Settings'.C21]))" table:style-name="ce1"/>
          <table:table-cell office:value-type="string" office:string-value="" table:formula="of:=IF([.F38]&lt;&gt;&quot;&quot;;VLOOKUP([.D38];[KMK_Punkte.$A$2:.$C$17];3;FALSE);&quot;&quot;)" table:style-name="ce134"/>
          <table:table-cell office:value-type="string" office:string-value="" table:formula="of:=IF([.F38]&lt;&gt;&quot;&quot;;ROUNDUP([KMK_Punkte.$A$2]*[.F38]/100;0);&quot;&quot;)" table:style-name="ce128"/>
          <table:table-cell office:value-type="string" office:string-value="" table:formula="of:=IF([.F38]&lt;&gt;&quot;&quot;;[.F38]/[.$F$20];&quot;&quot;)" table:style-name="ce120"/>
          <table:table-cell office:value-type="string" office:string-value="" table:formula="of:=IF([.B38]&lt;&gt;&quot;&quot;;SUM([.G38:.Z38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8.</text:p>
          </table:table-cell>
          <table:table-cell office:value-type="string" office:string-value="" table:formula="of:=IF(AND(['Kursliste-Settings'.B22]=&quot;&quot;;['Kursliste-Settings'.C22]=&quot;&quot;);&quot;&quot;;CONCATENATE(['Kursliste-Settings'.B22];&quot; &quot;;['Kursliste-Settings'.C22]))" table:style-name="ce1"/>
          <table:table-cell office:value-type="string" office:string-value="" table:formula="of:=IF([.F39]&lt;&gt;&quot;&quot;;VLOOKUP([.D39];[KMK_Punkte.$A$2:.$C$17];3;FALSE);&quot;&quot;)" table:style-name="ce134"/>
          <table:table-cell office:value-type="string" office:string-value="" table:formula="of:=IF([.F39]&lt;&gt;&quot;&quot;;ROUNDUP([KMK_Punkte.$A$2]*[.F39]/100;0);&quot;&quot;)" table:style-name="ce128"/>
          <table:table-cell office:value-type="string" office:string-value="" table:formula="of:=IF([.F39]&lt;&gt;&quot;&quot;;[.F39]/[.$F$20];&quot;&quot;)" table:style-name="ce120"/>
          <table:table-cell office:value-type="string" office:string-value="" table:formula="of:=IF([.B39]&lt;&gt;&quot;&quot;;SUM([.G39:.Z39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19.</text:p>
          </table:table-cell>
          <table:table-cell office:value-type="string" office:string-value="" table:formula="of:=IF(AND(['Kursliste-Settings'.B23]=&quot;&quot;;['Kursliste-Settings'.C23]=&quot;&quot;);&quot;&quot;;CONCATENATE(['Kursliste-Settings'.B23];&quot; &quot;;['Kursliste-Settings'.C23]))" table:style-name="ce1"/>
          <table:table-cell office:value-type="string" office:string-value="" table:formula="of:=IF([.F40]&lt;&gt;&quot;&quot;;VLOOKUP([.D40];[KMK_Punkte.$A$2:.$C$17];3;FALSE);&quot;&quot;)" table:style-name="ce134"/>
          <table:table-cell office:value-type="string" office:string-value="" table:formula="of:=IF([.F40]&lt;&gt;&quot;&quot;;ROUNDUP([KMK_Punkte.$A$2]*[.F40]/100;0);&quot;&quot;)" table:style-name="ce128"/>
          <table:table-cell office:value-type="string" office:string-value="" table:formula="of:=IF([.F40]&lt;&gt;&quot;&quot;;[.F40]/[.$F$20];&quot;&quot;)" table:style-name="ce120"/>
          <table:table-cell office:value-type="string" office:string-value="" table:formula="of:=IF([.B40]&lt;&gt;&quot;&quot;;SUM([.G40:.Z40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0.</text:p>
          </table:table-cell>
          <table:table-cell office:value-type="string" office:string-value="" table:formula="of:=IF(AND(['Kursliste-Settings'.B24]=&quot;&quot;;['Kursliste-Settings'.C24]=&quot;&quot;);&quot;&quot;;CONCATENATE(['Kursliste-Settings'.B24];&quot; &quot;;['Kursliste-Settings'.C24]))" table:style-name="ce1"/>
          <table:table-cell office:value-type="string" office:string-value="" table:formula="of:=IF([.F41]&lt;&gt;&quot;&quot;;VLOOKUP([.D41];[KMK_Punkte.$A$2:.$C$17];3;FALSE);&quot;&quot;)" table:style-name="ce134"/>
          <table:table-cell office:value-type="string" office:string-value="" table:formula="of:=IF([.F41]&lt;&gt;&quot;&quot;;ROUNDUP([KMK_Punkte.$A$2]*[.F41]/100;0);&quot;&quot;)" table:style-name="ce128"/>
          <table:table-cell office:value-type="string" office:string-value="" table:formula="of:=IF([.F41]&lt;&gt;&quot;&quot;;[.F41]/[.$F$20];&quot;&quot;)" table:style-name="ce120"/>
          <table:table-cell office:value-type="string" office:string-value="" table:formula="of:=IF([.B41]&lt;&gt;&quot;&quot;;SUM([.G41:.Z41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1.</text:p>
          </table:table-cell>
          <table:table-cell office:value-type="string" office:string-value="" table:formula="of:=IF(AND(['Kursliste-Settings'.B25]=&quot;&quot;;['Kursliste-Settings'.C25]=&quot;&quot;);&quot;&quot;;CONCATENATE(['Kursliste-Settings'.B25];&quot; &quot;;['Kursliste-Settings'.C25]))" table:style-name="ce1"/>
          <table:table-cell office:value-type="string" office:string-value="" table:formula="of:=IF([.F42]&lt;&gt;&quot;&quot;;VLOOKUP([.D42];[KMK_Punkte.$A$2:.$C$17];3;FALSE);&quot;&quot;)" table:style-name="ce134"/>
          <table:table-cell office:value-type="string" office:string-value="" table:formula="of:=IF([.F42]&lt;&gt;&quot;&quot;;ROUNDUP([KMK_Punkte.$A$2]*[.F42]/100;0);&quot;&quot;)" table:style-name="ce128"/>
          <table:table-cell office:value-type="string" office:string-value="" table:formula="of:=IF([.F42]&lt;&gt;&quot;&quot;;[.F42]/[.$F$20];&quot;&quot;)" table:style-name="ce120"/>
          <table:table-cell office:value-type="string" office:string-value="" table:formula="of:=IF([.B42]&lt;&gt;&quot;&quot;;SUM([.G42:.Z42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2.</text:p>
          </table:table-cell>
          <table:table-cell office:value-type="string" office:string-value="" table:formula="of:=IF(AND(['Kursliste-Settings'.B26]=&quot;&quot;;['Kursliste-Settings'.C26]=&quot;&quot;);&quot;&quot;;CONCATENATE(['Kursliste-Settings'.B26];&quot; &quot;;['Kursliste-Settings'.C26]))" table:style-name="ce1"/>
          <table:table-cell office:value-type="string" office:string-value="" table:formula="of:=IF([.F43]&lt;&gt;&quot;&quot;;VLOOKUP([.D43];[KMK_Punkte.$A$2:.$C$17];3;FALSE);&quot;&quot;)" table:style-name="ce134"/>
          <table:table-cell office:value-type="string" office:string-value="" table:formula="of:=IF([.F43]&lt;&gt;&quot;&quot;;ROUNDUP([KMK_Punkte.$A$2]*[.F43]/100;0);&quot;&quot;)" table:style-name="ce128"/>
          <table:table-cell office:value-type="string" office:string-value="" table:formula="of:=IF([.F43]&lt;&gt;&quot;&quot;;[.F43]/[.$F$20];&quot;&quot;)" table:style-name="ce120"/>
          <table:table-cell office:value-type="string" office:string-value="" table:formula="of:=IF([.B43]&lt;&gt;&quot;&quot;;SUM([.G43:.Z43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3.</text:p>
          </table:table-cell>
          <table:table-cell office:value-type="string" office:string-value="" table:formula="of:=IF(AND(['Kursliste-Settings'.B27]=&quot;&quot;;['Kursliste-Settings'.C27]=&quot;&quot;);&quot;&quot;;CONCATENATE(['Kursliste-Settings'.B27];&quot; &quot;;['Kursliste-Settings'.C27]))" table:style-name="ce1"/>
          <table:table-cell office:value-type="string" office:string-value="" table:formula="of:=IF([.F44]&lt;&gt;&quot;&quot;;VLOOKUP([.D44];[KMK_Punkte.$A$2:.$C$17];3;FALSE);&quot;&quot;)" table:style-name="ce134"/>
          <table:table-cell office:value-type="string" office:string-value="" table:formula="of:=IF([.F44]&lt;&gt;&quot;&quot;;ROUNDUP([KMK_Punkte.$A$2]*[.F44]/100;0);&quot;&quot;)" table:style-name="ce128"/>
          <table:table-cell office:value-type="string" office:string-value="" table:formula="of:=IF([.F44]&lt;&gt;&quot;&quot;;[.F44]/[.$F$20];&quot;&quot;)" table:style-name="ce120"/>
          <table:table-cell office:value-type="string" office:string-value="" table:formula="of:=IF([.B44]&lt;&gt;&quot;&quot;;SUM([.G44:.Z44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3">
            <text:p>24.</text:p>
          </table:table-cell>
          <table:table-cell office:value-type="string" office:string-value="" table:formula="of:=IF(AND(['Kursliste-Settings'.B28]=&quot;&quot;;['Kursliste-Settings'.C28]=&quot;&quot;);&quot;&quot;;CONCATENATE(['Kursliste-Settings'.B28];&quot; &quot;;['Kursliste-Settings'.C28]))" table:style-name="ce1"/>
          <table:table-cell office:value-type="string" office:string-value="" table:formula="of:=IF([.F45]&lt;&gt;&quot;&quot;;VLOOKUP([.D45];[KMK_Punkte.$A$2:.$C$17];3;FALSE);&quot;&quot;)" table:style-name="ce134"/>
          <table:table-cell office:value-type="string" office:string-value="" table:formula="of:=IF([.F45]&lt;&gt;&quot;&quot;;ROUNDUP([KMK_Punkte.$A$2]*[.F45]/100;0);&quot;&quot;)" table:style-name="ce128"/>
          <table:table-cell office:value-type="string" office:string-value="" table:formula="of:=IF([.F45]&lt;&gt;&quot;&quot;;[.F45]/[.$F$20];&quot;&quot;)" table:style-name="ce120"/>
          <table:table-cell office:value-type="string" office:string-value="" table:formula="of:=IF([.B45]&lt;&gt;&quot;&quot;;SUM([.G45:.Z45]);&quot;&quot;)" table:style-name="ce131"/>
          <table:table-cell table:style-name="ce125"/>
          <table:table-cell table:number-columns-repeated="11" table:style-name="ce19"/>
          <table:table-cell table:number-columns-repeated="8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5.</text:p>
          </table:table-cell>
          <table:table-cell office:value-type="string" office:string-value="" table:formula="of:=IF(AND(['Kursliste-Settings'.B29]=&quot;&quot;;['Kursliste-Settings'.C29]=&quot;&quot;);&quot;&quot;;CONCATENATE(['Kursliste-Settings'.B29];&quot; &quot;;['Kursliste-Settings'.C29]))" table:style-name="ce1"/>
          <table:table-cell office:value-type="string" office:string-value="" table:formula="of:=IF([.F46]&lt;&gt;&quot;&quot;;VLOOKUP([.D46];[KMK_Punkte.$A$2:.$C$17];3;FALSE);&quot;&quot;)" table:style-name="ce134"/>
          <table:table-cell office:value-type="string" office:string-value="" table:formula="of:=IF([.F46]&lt;&gt;&quot;&quot;;ROUNDUP([KMK_Punkte.$A$2]*[.F46]/100;0);&quot;&quot;)" table:style-name="ce128"/>
          <table:table-cell office:value-type="string" office:string-value="" table:formula="of:=IF([.F46]&lt;&gt;&quot;&quot;;[.F46]/[.$F$20];&quot;&quot;)" table:style-name="ce120"/>
          <table:table-cell office:value-type="string" office:string-value="" table:formula="of:=IF([.B46]&lt;&gt;&quot;&quot;;SUM([.G46:.Z46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6.</text:p>
          </table:table-cell>
          <table:table-cell office:value-type="string" office:string-value="" table:formula="of:=IF(AND(['Kursliste-Settings'.B30]=&quot;&quot;;['Kursliste-Settings'.C30]=&quot;&quot;);&quot;&quot;;CONCATENATE(['Kursliste-Settings'.B30];&quot; &quot;;['Kursliste-Settings'.C30]))" table:style-name="ce1"/>
          <table:table-cell office:value-type="string" office:string-value="" table:formula="of:=IF([.F47]&lt;&gt;&quot;&quot;;VLOOKUP([.D47];[KMK_Punkte.$A$2:.$C$17];3;FALSE);&quot;&quot;)" table:style-name="ce134"/>
          <table:table-cell office:value-type="string" office:string-value="" table:formula="of:=IF([.F47]&lt;&gt;&quot;&quot;;ROUNDUP([KMK_Punkte.$A$2]*[.F47]/100;0);&quot;&quot;)" table:style-name="ce128"/>
          <table:table-cell office:value-type="string" office:string-value="" table:formula="of:=IF([.F47]&lt;&gt;&quot;&quot;;[.F47]/[.$F$20];&quot;&quot;)" table:style-name="ce120"/>
          <table:table-cell office:value-type="string" office:string-value="" table:formula="of:=IF([.B47]&lt;&gt;&quot;&quot;;SUM([.G47:.Z47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7.</text:p>
          </table:table-cell>
          <table:table-cell office:value-type="string" office:string-value="" table:formula="of:=IF(AND(['Kursliste-Settings'.B31]=&quot;&quot;;['Kursliste-Settings'.C31]=&quot;&quot;);&quot;&quot;;CONCATENATE(['Kursliste-Settings'.B31];&quot; &quot;;['Kursliste-Settings'.C31]))" table:style-name="ce1"/>
          <table:table-cell office:value-type="string" office:string-value="" table:formula="of:=IF([.F48]&lt;&gt;&quot;&quot;;VLOOKUP([.D48];[KMK_Punkte.$A$2:.$C$17];3;FALSE);&quot;&quot;)" table:style-name="ce134"/>
          <table:table-cell office:value-type="string" office:string-value="" table:formula="of:=IF([.F48]&lt;&gt;&quot;&quot;;ROUNDUP([KMK_Punkte.$A$2]*[.F48]/100;0);&quot;&quot;)" table:style-name="ce128"/>
          <table:table-cell office:value-type="string" office:string-value="" table:formula="of:=IF([.F48]&lt;&gt;&quot;&quot;;[.F48]/[.$F$20];&quot;&quot;)" table:style-name="ce120"/>
          <table:table-cell office:value-type="string" office:string-value="" table:formula="of:=IF([.B48]&lt;&gt;&quot;&quot;;SUM([.G48:.Z48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8.</text:p>
          </table:table-cell>
          <table:table-cell office:value-type="string" office:string-value="" table:formula="of:=IF(AND(['Kursliste-Settings'.B32]=&quot;&quot;;['Kursliste-Settings'.C32]=&quot;&quot;);&quot;&quot;;CONCATENATE(['Kursliste-Settings'.B32];&quot; &quot;;['Kursliste-Settings'.C32]))" table:style-name="ce1"/>
          <table:table-cell office:value-type="string" office:string-value="" table:formula="of:=IF([.F49]&lt;&gt;&quot;&quot;;VLOOKUP([.D49];[KMK_Punkte.$A$2:.$C$17];3;FALSE);&quot;&quot;)" table:style-name="ce134"/>
          <table:table-cell office:value-type="string" office:string-value="" table:formula="of:=IF([.F49]&lt;&gt;&quot;&quot;;ROUNDUP([KMK_Punkte.$A$2]*[.F49]/100;0);&quot;&quot;)" table:style-name="ce128"/>
          <table:table-cell office:value-type="string" office:string-value="" table:formula="of:=IF([.F49]&lt;&gt;&quot;&quot;;[.F49]/[.$F$20];&quot;&quot;)" table:style-name="ce120"/>
          <table:table-cell office:value-type="string" office:string-value="" table:formula="of:=IF([.B49]&lt;&gt;&quot;&quot;;SUM([.G49:.Z49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29.</text:p>
          </table:table-cell>
          <table:table-cell office:value-type="string" office:string-value="" table:formula="of:=IF(AND(['Kursliste-Settings'.B33]=&quot;&quot;;['Kursliste-Settings'.C33]=&quot;&quot;);&quot;&quot;;CONCATENATE(['Kursliste-Settings'.B33];&quot; &quot;;['Kursliste-Settings'.C33]))" table:style-name="ce1"/>
          <table:table-cell office:value-type="string" office:string-value="" table:formula="of:=IF([.F50]&lt;&gt;&quot;&quot;;VLOOKUP([.D50];[KMK_Punkte.$A$2:.$C$17];3;FALSE);&quot;&quot;)" table:style-name="ce134"/>
          <table:table-cell office:value-type="string" office:string-value="" table:formula="of:=IF([.F50]&lt;&gt;&quot;&quot;;ROUNDUP([KMK_Punkte.$A$2]*[.F50]/100;0);&quot;&quot;)" table:style-name="ce128"/>
          <table:table-cell office:value-type="string" office:string-value="" table:formula="of:=IF([.F50]&lt;&gt;&quot;&quot;;[.F50]/[.$F$20];&quot;&quot;)" table:style-name="ce120"/>
          <table:table-cell office:value-type="string" office:string-value="" table:formula="of:=IF([.B50]&lt;&gt;&quot;&quot;;SUM([.G50:.Z50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30.</text:p>
          </table:table-cell>
          <table:table-cell office:value-type="string" office:string-value="" table:formula="of:=IF(AND(['Kursliste-Settings'.B34]=&quot;&quot;;['Kursliste-Settings'.C34]=&quot;&quot;);&quot;&quot;;CONCATENATE(['Kursliste-Settings'.B34];&quot; &quot;;['Kursliste-Settings'.C34]))" table:style-name="ce1"/>
          <table:table-cell office:value-type="string" office:string-value="" table:formula="of:=IF([.F51]&lt;&gt;&quot;&quot;;VLOOKUP([.D51];[KMK_Punkte.$A$2:.$C$17];3;FALSE);&quot;&quot;)" table:style-name="ce134"/>
          <table:table-cell office:value-type="string" office:string-value="" table:formula="of:=IF([.F51]&lt;&gt;&quot;&quot;;ROUNDUP([KMK_Punkte.$A$2]*[.F51]/100;0);&quot;&quot;)" table:style-name="ce128"/>
          <table:table-cell office:value-type="string" office:string-value="" table:formula="of:=IF([.F51]&lt;&gt;&quot;&quot;;[.F51]/[.$F$20];&quot;&quot;)" table:style-name="ce120"/>
          <table:table-cell office:value-type="string" office:string-value="" table:formula="of:=IF([.B51]&lt;&gt;&quot;&quot;;SUM([.G51:.Z51]);&quot;&quot;)" table:style-name="ce131"/>
          <table:table-cell table:style-name="ce125"/>
          <table:table-cell table:number-columns-repeated="5" table:style-name="ce19"/>
          <table:table-cell table:number-columns-repeated="1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1">
          <table:table-cell office:value-type="string" table:style-name="ce2">
            <text:p>31.</text:p>
          </table:table-cell>
          <table:table-cell office:value-type="string" office:string-value="" table:formula="of:=IF(AND(['Kursliste-Settings'.B35]=&quot;&quot;;['Kursliste-Settings'.C35]=&quot;&quot;);&quot;&quot;;CONCATENATE(['Kursliste-Settings'.B35];&quot; &quot;;['Kursliste-Settings'.C35]))" table:style-name="ce1"/>
          <table:table-cell office:value-type="string" office:string-value="" table:formula="of:=IF([.F52]&lt;&gt;&quot;&quot;;VLOOKUP([.D52];[KMK_Punkte.$A$2:.$C$17];3;FALSE);&quot;&quot;)" table:style-name="ce134"/>
          <table:table-cell office:value-type="string" office:string-value="" table:formula="of:=IF([.F52]&lt;&gt;&quot;&quot;;ROUNDUP([KMK_Punkte.$A$2]*[.F52]/100;0);&quot;&quot;)" table:style-name="ce128"/>
          <table:table-cell office:value-type="string" office:string-value="" table:formula="of:=IF([.F52]&lt;&gt;&quot;&quot;;[.F52]/[.$F$20];&quot;&quot;)" table:style-name="ce120"/>
          <table:table-cell office:value-type="string" office:string-value="" table:formula="of:=IF([.B52]&lt;&gt;&quot;&quot;;SUM([.G52:.Z52]);&quot;&quot;)" table:style-name="ce131"/>
          <table:table-cell table:style-name="ce125"/>
          <table:table-cell table:number-columns-repeated="5" table:style-name="ce19"/>
          <table:table-cell table:number-columns-repeated="9" table:style-name="ce20"/>
          <table:table-cell table:style-name="ce23"/>
          <table:table-cell table:number-columns-repeated="4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style-name="ro4">
          <table:table-cell office:value-type="string" table:style-name="ce2">
            <text:p>32.</text:p>
          </table:table-cell>
          <table:table-cell office:value-type="string" office:string-value="" table:formula="of:=IF(AND(['Kursliste-Settings'.B36]=&quot;&quot;;['Kursliste-Settings'.C36]=&quot;&quot;);&quot;&quot;;CONCATENATE(['Kursliste-Settings'.B36];&quot; &quot;;['Kursliste-Settings'.C36]))" table:style-name="ce1"/>
          <table:table-cell office:value-type="string" office:string-value="" table:formula="of:=IF([.F53]&lt;&gt;&quot;&quot;;VLOOKUP([.D53];[KMK_Punkte.$A$2:.$C$17];3;FALSE);&quot;&quot;)" table:style-name="ce135"/>
          <table:table-cell office:value-type="string" office:string-value="" table:formula="of:=IF([.F53]&lt;&gt;&quot;&quot;;ROUNDUP([KMK_Punkte.$A$2]*[.F53]/100;0);&quot;&quot;)" table:style-name="ce128"/>
          <table:table-cell office:value-type="string" office:string-value="" table:formula="of:=IF([.F53]&lt;&gt;&quot;&quot;;[.F53]/[.$F$20];&quot;&quot;)" table:style-name="ce120"/>
          <table:table-cell office:value-type="string" office:string-value="" table:formula="of:=IF([.B53]&lt;&gt;&quot;&quot;;SUM([.G53:.Z53]);&quot;&quot;)" table:style-name="ce132"/>
          <table:table-cell table:style-name="ce125"/>
          <table:table-cell table:number-columns-repeated="5" table:style-name="ce19"/>
          <table:table-cell table:number-columns-repeated="7" table:style-name="ce20"/>
          <table:table-cell table:style-name="ce23"/>
          <table:table-cell table:number-columns-repeated="6" table:style-name="ce20"/>
          <table:table-cell table:number-columns-repeated="963" table:style-name="ce2"/>
          <table:table-cell table:number-columns-repeated="15362" table:style-name="ce1"/>
          <table:table-cell table:number-columns-repeated="31" table:style-name="ce2"/>
          <table:table-cell table:number-columns-repeated="2" table:style-name="ce1"/>
        </table:table-row>
        <table:table-row table:number-rows-repeated="1048523" table:style-name="ro1">
          <table:table-cell table:number-columns-repeated="16384"/>
        </table:table-row>
        <table:named-expressions>
          <table:named-expression table:name="Print_Area" table:expression="of:=[Klausur1.$A$19:.$Z$53]~[Klausur1.#REF!]~[Klausur1.#REF!]" table:base-cell-address="Kursliste-Settings.$A$1"/>
        </table:named-expressions>
      </table:table>
      <table:table table:name="KMK_Punkte" table:style-name="ta1" table:protected="true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6" table:number-columns-repeated="16381" table:default-cell-style-name="ce1"/>
        <table:table-row table:style-name="ro4">
          <table:table-cell office:value-type="string" table:style-name="ce113">
            <text:p>Punkte</text:p>
          </table:table-cell>
          <table:table-cell office:value-type="string" table:style-name="ce113">
            <text:p>Zahlennote ab</text:p>
          </table:table-cell>
          <table:table-cell office:value-type="string" table:style-name="ce114">
            <text:p>Note</text:p>
          </table:table-cell>
          <table:table-cell table:number-columns-repeated="16381"/>
        </table:table-row>
        <table:table-row table:style-name="ro1">
          <table:table-cell office:value-type="float" office:value="15" table:style-name="ce115">
            <text:p>15</text:p>
          </table:table-cell>
          <table:table-cell office:value-type="float" office:value="1.1000000000000001" table:style-name="ce115">
            <text:p>1,1</text:p>
          </table:table-cell>
          <table:table-cell office:value-type="string" table:style-name="ce116">
            <text:p>1+</text:p>
          </table:table-cell>
          <table:table-cell table:number-columns-repeated="16381"/>
        </table:table-row>
        <table:table-row table:style-name="ro1">
          <table:table-cell office:value-type="float" office:value="14" table:style-name="ce115">
            <text:p>14</text:p>
          </table:table-cell>
          <table:table-cell office:value-type="float" office:value="1.5" table:style-name="ce115">
            <text:p>1,5</text:p>
          </table:table-cell>
          <table:table-cell office:value-type="string" table:style-name="ce116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15">
            <text:p>13</text:p>
          </table:table-cell>
          <table:table-cell office:value-type="float" office:value="1.8" table:style-name="ce115">
            <text:p>1,8</text:p>
          </table:table-cell>
          <table:table-cell office:value-type="string" table:style-name="ce116">
            <text:p>1-</text:p>
          </table:table-cell>
          <table:table-cell table:number-columns-repeated="16381"/>
        </table:table-row>
        <table:table-row table:style-name="ro1">
          <table:table-cell office:value-type="float" office:value="12" table:style-name="ce115">
            <text:p>12</text:p>
          </table:table-cell>
          <table:table-cell office:value-type="float" office:value="2.1" table:style-name="ce115">
            <text:p>2,1</text:p>
          </table:table-cell>
          <table:table-cell office:value-type="string" table:style-name="ce116">
            <text:p>2+</text:p>
          </table:table-cell>
          <table:table-cell table:number-columns-repeated="16381"/>
        </table:table-row>
        <table:table-row table:style-name="ro1">
          <table:table-cell office:value-type="float" office:value="11" table:style-name="ce115">
            <text:p>11</text:p>
          </table:table-cell>
          <table:table-cell office:value-type="float" office:value="2.5" table:style-name="ce115">
            <text:p>2,5</text:p>
          </table:table-cell>
          <table:table-cell office:value-type="string" table:style-name="ce116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15">
            <text:p>10</text:p>
          </table:table-cell>
          <table:table-cell office:value-type="float" office:value="2.8" table:style-name="ce115">
            <text:p>2,8</text:p>
          </table:table-cell>
          <table:table-cell office:value-type="string" table:style-name="ce116">
            <text:p>2-</text:p>
          </table:table-cell>
          <table:table-cell table:number-columns-repeated="16381"/>
        </table:table-row>
        <table:table-row table:style-name="ro1">
          <table:table-cell office:value-type="float" office:value="9" table:style-name="ce115">
            <text:p>9</text:p>
          </table:table-cell>
          <table:table-cell office:value-type="float" office:value="3.1" table:style-name="ce115">
            <text:p>3,1</text:p>
          </table:table-cell>
          <table:table-cell office:value-type="string" table:style-name="ce116">
            <text:p>3+</text:p>
          </table:table-cell>
          <table:table-cell table:number-columns-repeated="16381"/>
        </table:table-row>
        <table:table-row table:style-name="ro1">
          <table:table-cell office:value-type="float" office:value="8" table:style-name="ce115">
            <text:p>8</text:p>
          </table:table-cell>
          <table:table-cell office:value-type="float" office:value="3.5" table:style-name="ce115">
            <text:p>3,5</text:p>
          </table:table-cell>
          <table:table-cell office:value-type="string" table:style-name="ce116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15">
            <text:p>7</text:p>
          </table:table-cell>
          <table:table-cell office:value-type="float" office:value="3.8" table:style-name="ce115">
            <text:p>3,8</text:p>
          </table:table-cell>
          <table:table-cell office:value-type="string" table:style-name="ce116">
            <text:p>3-</text:p>
          </table:table-cell>
          <table:table-cell table:number-columns-repeated="16381"/>
        </table:table-row>
        <table:table-row table:style-name="ro1">
          <table:table-cell office:value-type="float" office:value="6" table:style-name="ce115">
            <text:p>6</text:p>
          </table:table-cell>
          <table:table-cell office:value-type="float" office:value="4.0999999999999996" table:style-name="ce115">
            <text:p>4,1</text:p>
          </table:table-cell>
          <table:table-cell office:value-type="string" table:style-name="ce116">
            <text:p>4+</text:p>
          </table:table-cell>
          <table:table-cell table:number-columns-repeated="16381"/>
        </table:table-row>
        <table:table-row table:style-name="ro1">
          <table:table-cell office:value-type="float" office:value="5" table:style-name="ce115">
            <text:p>5</text:p>
          </table:table-cell>
          <table:table-cell office:value-type="float" office:value="4.5" table:style-name="ce115">
            <text:p>4,5</text:p>
          </table:table-cell>
          <table:table-cell office:value-type="string" table:style-name="ce116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15">
            <text:p>4</text:p>
          </table:table-cell>
          <table:table-cell office:value-type="float" office:value="4.8" table:style-name="ce115">
            <text:p>4,8</text:p>
          </table:table-cell>
          <table:table-cell office:value-type="string" table:style-name="ce116">
            <text:p>4-</text:p>
          </table:table-cell>
          <table:table-cell table:number-columns-repeated="16381"/>
        </table:table-row>
        <table:table-row table:style-name="ro1">
          <table:table-cell office:value-type="float" office:value="3" table:style-name="ce115">
            <text:p>3</text:p>
          </table:table-cell>
          <table:table-cell office:value-type="float" office:value="5.0999999999999996" table:style-name="ce115">
            <text:p>5,1</text:p>
          </table:table-cell>
          <table:table-cell office:value-type="string" table:style-name="ce116">
            <text:p>5+</text:p>
          </table:table-cell>
          <table:table-cell table:number-columns-repeated="16381"/>
        </table:table-row>
        <table:table-row table:style-name="ro1">
          <table:table-cell office:value-type="float" office:value="2" table:style-name="ce115">
            <text:p>2</text:p>
          </table:table-cell>
          <table:table-cell office:value-type="float" office:value="5.6" table:style-name="ce115">
            <text:p>5,6</text:p>
          </table:table-cell>
          <table:table-cell office:value-type="string" table:style-name="ce116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15">
            <text:p>1</text:p>
          </table:table-cell>
          <table:table-cell office:value-type="float" office:value="5.8" table:style-name="ce115">
            <text:p>5,8</text:p>
          </table:table-cell>
          <table:table-cell office:value-type="string" table:style-name="ce116">
            <text:p>5-</text:p>
          </table:table-cell>
          <table:table-cell table:number-columns-repeated="16381"/>
        </table:table-row>
        <table:table-row table:style-name="ro1">
          <table:table-cell office:value-type="float" office:value="0" table:style-name="ce115">
            <text:p>0</text:p>
          </table:table-cell>
          <table:table-cell office:value-type="float" office:value="6" table:style-name="ce115">
            <text:p>6</text:p>
          </table:table-cell>
          <table:table-cell office:value-type="string" table:style-name="ce116">
            <text:p>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ch</text:p>
          </table:table-cell>
          <table:table-cell office:value-type="string" table:style-name="ce1">
            <text:p>http://www.lehrerfreund.de/schule/1s/umrechnungstabelle-schulnoten-oberstufenpunkte/4479</text:p>
          </table:table-cell>
          <table:table-cell table:number-columns-repeated="16382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-Fehlstundenberechnung-" table:style-name="ta1">
        <table:table-column table:style-name="co4" table:default-cell-style-name="ce1"/>
        <table:table-column table:style-name="co7" table:default-cell-style-name="ce1"/>
        <table:table-column table:style-name="co38" table:default-cell-style-name="ce1"/>
        <table:table-column table:style-name="co7" table:number-columns-repeated="21" table:default-cell-style-name="ce1"/>
        <table:table-column table:style-name="co39" table:default-cell-style-name="ce1"/>
        <table:table-column table:style-name="co40" table:default-cell-style-name="ce1"/>
        <table:table-column table:style-name="co7" table:number-columns-repeated="2" table:default-cell-style-name="ce1"/>
        <table:table-column table:style-name="co41" table:default-cell-style-name="ce1"/>
        <table:table-column table:style-name="co7" table:number-columns-repeated="21" table:default-cell-style-name="ce1"/>
        <table:table-column table:style-name="co4" table:number-columns-repeated="2" table:default-cell-style-name="ce1"/>
        <table:table-column table:style-name="co6" table:number-columns-repeated="16332" table:default-cell-style-name="ce1"/>
        <table:table-row table:style-name="ro1">
          <table:table-cell table:number-columns-repeated="16384"/>
        </table:table-row>
        <table:table-row table:style-name="ro13">
          <table:table-cell office:value-type="string" table:style-name="ce107">
            <text:p>Fehlstunden Q1</text:p>
          </table:table-cell>
          <table:table-cell table:number-columns-repeated="24" table:style-name="ce1"/>
          <table:table-cell office:value-type="string" table:style-name="ce107">
            <text:p>Fehlstunden Q2</text:p>
          </table:table-cell>
          <table:table-cell table:number-columns-repeated="16358" table:style-name="ce1"/>
        </table:table-row>
        <table:table-row table:style-name="ro17">
          <table:table-cell table:style-name="ce1"/>
          <table:table-cell office:value-type="date" office:date-value="2016-08-26T00:00:00" table:formula="of:=['SoMi-Liste'.C1]" table:style-name="ce108">
            <text:p>26.8.16</text:p>
          </table:table-cell>
          <table:table-cell office:value-type="date" office:date-value="2016-08-30T00:00:00" table:formula="of:=['SoMi-Liste'.D1]" table:style-name="ce108">
            <text:p>30.8.16</text:p>
          </table:table-cell>
          <table:table-cell office:value-type="date" office:date-value="2016-09-02T00:00:00" table:formula="of:=['SoMi-Liste'.E1]" table:style-name="ce108">
            <text:p>2.9.16</text:p>
          </table:table-cell>
          <table:table-cell office:value-type="date" office:date-value="2016-09-06T00:00:00" table:formula="of:=['SoMi-Liste'.F1]" table:style-name="ce108">
            <text:p>6.9.16</text:p>
          </table:table-cell>
          <table:table-cell office:value-type="date" office:date-value="2016-09-09T00:00:00" table:formula="of:=['SoMi-Liste'.G1]" table:style-name="ce108">
            <text:p>9.9.16</text:p>
          </table:table-cell>
          <table:table-cell office:value-type="date" office:date-value="2016-09-13T00:00:00" table:formula="of:=['SoMi-Liste'.H1]" table:style-name="ce108">
            <text:p>13.9.16</text:p>
          </table:table-cell>
          <table:table-cell office:value-type="date" office:date-value="2016-09-16T00:00:00" table:formula="of:=['SoMi-Liste'.I1]" table:style-name="ce108">
            <text:p>16.9.16</text:p>
          </table:table-cell>
          <table:table-cell office:value-type="date" office:date-value="2016-09-20T00:00:00" table:formula="of:=['SoMi-Liste'.J1]" table:style-name="ce108">
            <text:p>20.9.16</text:p>
          </table:table-cell>
          <table:table-cell office:value-type="date" office:date-value="2016-09-23T00:00:00" table:formula="of:=['SoMi-Liste'.K1]" table:style-name="ce108">
            <text:p>23.9.16</text:p>
          </table:table-cell>
          <table:table-cell office:value-type="date" office:date-value="2016-09-27T00:00:00" table:formula="of:=['SoMi-Liste'.L1]" table:style-name="ce108">
            <text:p>27.9.16</text:p>
          </table:table-cell>
          <table:table-cell office:value-type="date" office:date-value="2016-09-30T00:00:00" table:formula="of:=['SoMi-Liste'.M1]" table:style-name="ce108">
            <text:p>30.9.16</text:p>
          </table:table-cell>
          <table:table-cell office:value-type="date" office:date-value="2016-10-04T00:00:00" table:formula="of:=['SoMi-Liste'.N1]" table:style-name="ce108">
            <text:p>4.10.16</text:p>
          </table:table-cell>
          <table:table-cell office:value-type="date" office:date-value="2016-10-07T00:00:00" table:formula="of:=['SoMi-Liste'.O1]" table:style-name="ce108">
            <text:p>7.10.16</text:p>
          </table:table-cell>
          <table:table-cell office:value-type="date" office:date-value="2016-10-11T00:00:00" table:formula="of:=['SoMi-Liste'.P1]" table:style-name="ce108">
            <text:p>11.10.16</text:p>
          </table:table-cell>
          <table:table-cell office:value-type="date" office:date-value="2016-10-14T00:00:00" table:formula="of:=['SoMi-Liste'.Q1]" table:style-name="ce108">
            <text:p>14.10.16</text:p>
          </table:table-cell>
          <table:table-cell office:value-type="date" office:date-value="2016-10-18T00:00:00" table:formula="of:=['SoMi-Liste'.R1]" table:style-name="ce108">
            <text:p>18.10.16</text:p>
          </table:table-cell>
          <table:table-cell office:value-type="date" office:date-value="2016-10-21T00:00:00" table:formula="of:=['SoMi-Liste'.S1]" table:style-name="ce108">
            <text:p>21.10.16</text:p>
          </table:table-cell>
          <table:table-cell office:value-type="date" office:date-value="2016-10-25T00:00:00" table:formula="of:=['SoMi-Liste'.T1]" table:style-name="ce108">
            <text:p>25.10.16</text:p>
          </table:table-cell>
          <table:table-cell office:value-type="date" office:date-value="2016-10-28T00:00:00" table:formula="of:=['SoMi-Liste'.U1]" table:style-name="ce108">
            <text:p>28.10.16</text:p>
          </table:table-cell>
          <table:table-cell office:value-type="date" office:date-value="2016-11-01T00:00:00" table:formula="of:=['SoMi-Liste'.V1]" table:style-name="ce108">
            <text:p>1.11.16</text:p>
          </table:table-cell>
          <table:table-cell office:value-type="date" office:date-value="2016-11-04T00:00:00" table:formula="of:=['SoMi-Liste'.W1]" table:style-name="ce108">
            <text:p>4.11.16</text:p>
          </table:table-cell>
          <table:table-cell table:number-columns-repeated="2" table:style-name="ce108"/>
          <table:table-cell office:value-type="string" table:style-name="ce109">
            <text:p>Summe Fehlstunden</text:p>
          </table:table-cell>
          <table:table-cell table:style-name="ce1"/>
          <table:table-cell office:value-type="date" office:date-value="2016-11-08T00:00:00" table:formula="of:=['SoMi-Liste'.AE1]" table:style-name="ce108">
            <text:p>8.11.16</text:p>
          </table:table-cell>
          <table:table-cell office:value-type="date" office:date-value="2016-11-11T00:00:00" table:formula="of:=['SoMi-Liste'.AF1]" table:style-name="ce108">
            <text:p>11.11.16</text:p>
          </table:table-cell>
          <table:table-cell office:value-type="date" office:date-value="2016-11-15T00:00:00" table:formula="of:=['SoMi-Liste'.AG1]" table:style-name="ce108">
            <text:p>15.11.16</text:p>
          </table:table-cell>
          <table:table-cell office:value-type="date" office:date-value="2016-11-18T00:00:00" table:formula="of:=['SoMi-Liste'.AH1]" table:style-name="ce108">
            <text:p>18.11.16</text:p>
          </table:table-cell>
          <table:table-cell office:value-type="date" office:date-value="2016-11-22T00:00:00" table:formula="of:=['SoMi-Liste'.AI1]" table:style-name="ce108">
            <text:p>22.11.16</text:p>
          </table:table-cell>
          <table:table-cell office:value-type="date" office:date-value="2016-11-25T00:00:00" table:formula="of:=['SoMi-Liste'.AJ1]" table:style-name="ce108">
            <text:p>25.11.16</text:p>
          </table:table-cell>
          <table:table-cell office:value-type="date" office:date-value="2016-11-29T00:00:00" table:formula="of:=['SoMi-Liste'.AK1]" table:style-name="ce108">
            <text:p>29.11.16</text:p>
          </table:table-cell>
          <table:table-cell office:value-type="date" office:date-value="2016-12-02T00:00:00" table:formula="of:=['SoMi-Liste'.AL1]" table:style-name="ce108">
            <text:p>2.12.16</text:p>
          </table:table-cell>
          <table:table-cell office:value-type="date" office:date-value="2016-12-06T00:00:00" table:formula="of:=['SoMi-Liste'.AM1]" table:style-name="ce108">
            <text:p>6.12.16</text:p>
          </table:table-cell>
          <table:table-cell office:value-type="date" office:date-value="2016-12-09T00:00:00" table:formula="of:=['SoMi-Liste'.AN1]" table:style-name="ce108">
            <text:p>9.12.16</text:p>
          </table:table-cell>
          <table:table-cell office:value-type="date" office:date-value="2016-12-13T00:00:00" table:formula="of:=['SoMi-Liste'.AO1]" table:style-name="ce108">
            <text:p>13.12.16</text:p>
          </table:table-cell>
          <table:table-cell office:value-type="date" office:date-value="2016-12-16T00:00:00" table:formula="of:=['SoMi-Liste'.AP1]" table:style-name="ce108">
            <text:p>16.12.16</text:p>
          </table:table-cell>
          <table:table-cell office:value-type="date" office:date-value="2016-12-20T00:00:00" table:formula="of:=['SoMi-Liste'.AQ1]" table:style-name="ce108">
            <text:p>20.12.16</text:p>
          </table:table-cell>
          <table:table-cell office:value-type="date" office:date-value="2017-01-10T00:00:00" table:formula="of:=['SoMi-Liste'.AR1]" table:style-name="ce108">
            <text:p>10.1.17</text:p>
          </table:table-cell>
          <table:table-cell office:value-type="date" office:date-value="2017-01-13T00:00:00" table:formula="of:=['SoMi-Liste'.AS1]" table:style-name="ce108">
            <text:p>13.1.17</text:p>
          </table:table-cell>
          <table:table-cell office:value-type="date" office:date-value="2017-01-17T00:00:00" table:formula="of:=['SoMi-Liste'.AT1]" table:style-name="ce108">
            <text:p>17.1.17</text:p>
          </table:table-cell>
          <table:table-cell office:value-type="date" office:date-value="2017-01-20T00:00:00" table:formula="of:=['SoMi-Liste'.AU1]" table:style-name="ce108">
            <text:p>20.1.17</text:p>
          </table:table-cell>
          <table:table-cell office:value-type="date" office:date-value="2017-01-24T00:00:00" table:formula="of:=['SoMi-Liste'.AV1]" table:style-name="ce108">
            <text:p>24.1.17</text:p>
          </table:table-cell>
          <table:table-cell office:value-type="date" office:date-value="2017-01-27T00:00:00" table:formula="of:=['SoMi-Liste'.AW1]" table:style-name="ce108">
            <text:p>27.1.17</text:p>
          </table:table-cell>
          <table:table-cell office:value-type="date" office:date-value="2017-01-31T00:00:00" table:formula="of:=['SoMi-Liste'.AX1]" table:style-name="ce108">
            <text:p>31.1.17</text:p>
          </table:table-cell>
          <table:table-cell office:value-type="date" office:date-value="2017-02-03T00:00:00" table:formula="of:=['SoMi-Liste'.AY1]" table:style-name="ce108">
            <text:p>3.2.17</text:p>
          </table:table-cell>
          <table:table-cell table:number-columns-repeated="3" table:style-name="ce108"/>
          <table:table-cell office:value-type="string" table:style-name="ce109">
            <text:p>Summe Fehlstunden</text:p>
          </table:table-cell>
          <table:table-cell table:style-name="ce108"/>
          <table:table-cell table:number-columns-repeated="16332"/>
        </table:table-row>
        <table:table-row table:style-name="ro1">
          <table:table-cell office:value-type="string" table:style-name="ce110">
            <text:p>E/D</text:p>
          </table:table-cell>
          <table:table-cell office:value-type="float" office:value="1" table:formula="of:=['SoMi-Liste'.C2]" table:style-name="ce111">
            <text:p>1</text:p>
          </table:table-cell>
          <table:table-cell office:value-type="float" office:value="2" table:formula="of:=['SoMi-Liste'.D2]" table:style-name="ce111">
            <text:p>2</text:p>
          </table:table-cell>
          <table:table-cell office:value-type="float" office:value="1" table:formula="of:=['SoMi-Liste'.E2]" table:style-name="ce111">
            <text:p>1</text:p>
          </table:table-cell>
          <table:table-cell office:value-type="float" office:value="2" table:formula="of:=['SoMi-Liste'.F2]" table:style-name="ce111">
            <text:p>2</text:p>
          </table:table-cell>
          <table:table-cell office:value-type="float" office:value="1" table:formula="of:=['SoMi-Liste'.G2]" table:style-name="ce111">
            <text:p>1</text:p>
          </table:table-cell>
          <table:table-cell office:value-type="float" office:value="2" table:formula="of:=['SoMi-Liste'.H2]" table:style-name="ce111">
            <text:p>2</text:p>
          </table:table-cell>
          <table:table-cell office:value-type="float" office:value="1" table:formula="of:=['SoMi-Liste'.I2]" table:style-name="ce111">
            <text:p>1</text:p>
          </table:table-cell>
          <table:table-cell office:value-type="float" office:value="2" table:formula="of:=['SoMi-Liste'.J2]" table:style-name="ce111">
            <text:p>2</text:p>
          </table:table-cell>
          <table:table-cell office:value-type="float" office:value="1" table:formula="of:=['SoMi-Liste'.K2]" table:style-name="ce111">
            <text:p>1</text:p>
          </table:table-cell>
          <table:table-cell office:value-type="float" office:value="2" table:formula="of:=['SoMi-Liste'.L2]" table:style-name="ce111">
            <text:p>2</text:p>
          </table:table-cell>
          <table:table-cell office:value-type="float" office:value="1" table:formula="of:=['SoMi-Liste'.M2]" table:style-name="ce111">
            <text:p>1</text:p>
          </table:table-cell>
          <table:table-cell office:value-type="float" office:value="2" table:formula="of:=['SoMi-Liste'.N2]" table:style-name="ce111">
            <text:p>2</text:p>
          </table:table-cell>
          <table:table-cell office:value-type="float" office:value="1" table:formula="of:=['SoMi-Liste'.O2]" table:style-name="ce111">
            <text:p>1</text:p>
          </table:table-cell>
          <table:table-cell office:value-type="float" office:value="2" table:formula="of:=['SoMi-Liste'.P2]" table:style-name="ce111">
            <text:p>2</text:p>
          </table:table-cell>
          <table:table-cell office:value-type="float" office:value="1" table:formula="of:=['SoMi-Liste'.Q2]" table:style-name="ce111">
            <text:p>1</text:p>
          </table:table-cell>
          <table:table-cell office:value-type="float" office:value="2" table:formula="of:=['SoMi-Liste'.R2]" table:style-name="ce111">
            <text:p>2</text:p>
          </table:table-cell>
          <table:table-cell office:value-type="float" office:value="1" table:formula="of:=['SoMi-Liste'.S2]" table:style-name="ce111">
            <text:p>1</text:p>
          </table:table-cell>
          <table:table-cell office:value-type="float" office:value="2" table:formula="of:=['SoMi-Liste'.T2]" table:style-name="ce111">
            <text:p>2</text:p>
          </table:table-cell>
          <table:table-cell office:value-type="float" office:value="1" table:formula="of:=['SoMi-Liste'.U2]" table:style-name="ce111">
            <text:p>1</text:p>
          </table:table-cell>
          <table:table-cell office:value-type="float" office:value="2" table:formula="of:=['SoMi-Liste'.V2]" table:style-name="ce111">
            <text:p>2</text:p>
          </table:table-cell>
          <table:table-cell office:value-type="float" office:value="1" table:formula="of:=['SoMi-Liste'.W2]" table:style-name="ce111">
            <text:p>1</text:p>
          </table:table-cell>
          <table:table-cell table:number-columns-repeated="2" table:style-name="ce111"/>
          <table:table-cell table:style-name="ce1"/>
          <table:table-cell office:value-type="string" table:style-name="ce110">
            <text:p>E/D</text:p>
          </table:table-cell>
          <table:table-cell office:value-type="float" office:value="2" table:formula="of:=['SoMi-Liste'.AE2]" table:style-name="ce111">
            <text:p>2</text:p>
          </table:table-cell>
          <table:table-cell office:value-type="float" office:value="1" table:formula="of:=['SoMi-Liste'.AF2]" table:style-name="ce111">
            <text:p>1</text:p>
          </table:table-cell>
          <table:table-cell office:value-type="float" office:value="2" table:formula="of:=['SoMi-Liste'.AG2]" table:style-name="ce111">
            <text:p>2</text:p>
          </table:table-cell>
          <table:table-cell office:value-type="float" office:value="1" table:formula="of:=['SoMi-Liste'.AH2]" table:style-name="ce111">
            <text:p>1</text:p>
          </table:table-cell>
          <table:table-cell office:value-type="float" office:value="2" table:formula="of:=['SoMi-Liste'.AI2]" table:style-name="ce111">
            <text:p>2</text:p>
          </table:table-cell>
          <table:table-cell office:value-type="float" office:value="1" table:formula="of:=['SoMi-Liste'.AJ2]" table:style-name="ce111">
            <text:p>1</text:p>
          </table:table-cell>
          <table:table-cell office:value-type="float" office:value="2" table:formula="of:=['SoMi-Liste'.AK2]" table:style-name="ce111">
            <text:p>2</text:p>
          </table:table-cell>
          <table:table-cell office:value-type="float" office:value="1" table:formula="of:=['SoMi-Liste'.AL2]" table:style-name="ce111">
            <text:p>1</text:p>
          </table:table-cell>
          <table:table-cell office:value-type="float" office:value="2" table:formula="of:=['SoMi-Liste'.AM2]" table:style-name="ce111">
            <text:p>2</text:p>
          </table:table-cell>
          <table:table-cell office:value-type="float" office:value="1" table:formula="of:=['SoMi-Liste'.AN2]" table:style-name="ce111">
            <text:p>1</text:p>
          </table:table-cell>
          <table:table-cell office:value-type="float" office:value="2" table:formula="of:=['SoMi-Liste'.AO2]" table:style-name="ce111">
            <text:p>2</text:p>
          </table:table-cell>
          <table:table-cell office:value-type="float" office:value="1" table:formula="of:=['SoMi-Liste'.AP2]" table:style-name="ce111">
            <text:p>1</text:p>
          </table:table-cell>
          <table:table-cell office:value-type="float" office:value="2" table:formula="of:=['SoMi-Liste'.AQ2]" table:style-name="ce111">
            <text:p>2</text:p>
          </table:table-cell>
          <table:table-cell office:value-type="float" office:value="2" table:formula="of:=['SoMi-Liste'.AR2]" table:style-name="ce111">
            <text:p>2</text:p>
          </table:table-cell>
          <table:table-cell office:value-type="float" office:value="1" table:formula="of:=['SoMi-Liste'.AS2]" table:style-name="ce111">
            <text:p>1</text:p>
          </table:table-cell>
          <table:table-cell office:value-type="float" office:value="2" table:formula="of:=['SoMi-Liste'.AT2]" table:style-name="ce111">
            <text:p>2</text:p>
          </table:table-cell>
          <table:table-cell office:value-type="float" office:value="1" table:formula="of:=['SoMi-Liste'.AU2]" table:style-name="ce111">
            <text:p>1</text:p>
          </table:table-cell>
          <table:table-cell office:value-type="float" office:value="2" table:formula="of:=['SoMi-Liste'.AV2]" table:style-name="ce111">
            <text:p>2</text:p>
          </table:table-cell>
          <table:table-cell office:value-type="float" office:value="1" table:formula="of:=['SoMi-Liste'.AW2]" table:style-name="ce111">
            <text:p>1</text:p>
          </table:table-cell>
          <table:table-cell office:value-type="float" office:value="2" table:formula="of:=['SoMi-Liste'.AX2]" table:style-name="ce111">
            <text:p>2</text:p>
          </table:table-cell>
          <table:table-cell office:value-type="float" office:value="1" table:formula="of:=['SoMi-Liste'.AY2]" table:style-name="ce111">
            <text:p>1</text:p>
          </table:table-cell>
          <table:table-cell table:number-columns-repeated="3" table:style-name="ce111"/>
          <table:table-cell table:number-columns-repeated="16334" table:style-name="ce1"/>
        </table:table-row>
        <table:table-row table:style-name="ro1">
          <table:table-cell office:value-type="string" office:string-value="Mustermann, Max" table:formula="of:=['SoMi-Liste'.B3]" table:style-name="ce1">
            <text:p>Mustermann, Max</text:p>
          </table:table-cell>
          <table:table-cell office:value-type="string" office:string-value="" table:formula="of:=IF(['SoMi-Liste'.C3]=&quot;f&quot;;['SoMi-Liste'.C$2];IF(['SoMi-Liste'.C3]=&quot;e&quot;;['SoMi-Liste'.C$2];&quot;&quot;))" table:style-name="ce1"/>
          <table:table-cell office:value-type="string" office:string-value="" table:formula="of:=IF(['SoMi-Liste'.D3]=&quot;f&quot;;['SoMi-Liste'.D$2];IF(['SoMi-Liste'.D3]=&quot;e&quot;;['SoMi-Liste'.D$2];&quot;&quot;))" table:style-name="ce1"/>
          <table:table-cell office:value-type="string" office:string-value="" table:formula="of:=IF(['SoMi-Liste'.E3]=&quot;f&quot;;['SoMi-Liste'.E$2];IF(['SoMi-Liste'.E3]=&quot;e&quot;;['SoMi-Liste'.E$2];&quot;&quot;))" table:style-name="ce1"/>
          <table:table-cell office:value-type="string" office:string-value="" table:formula="of:=IF(['SoMi-Liste'.F3]=&quot;f&quot;;['SoMi-Liste'.F$2];IF(['SoMi-Liste'.F3]=&quot;e&quot;;['SoMi-Liste'.F$2];&quot;&quot;))" table:style-name="ce1"/>
          <table:table-cell office:value-type="string" office:string-value="" table:formula="of:=IF(['SoMi-Liste'.G3]=&quot;f&quot;;['SoMi-Liste'.G$2];IF(['SoMi-Liste'.G3]=&quot;e&quot;;['SoMi-Liste'.G$2];&quot;&quot;))" table:style-name="ce1"/>
          <table:table-cell office:value-type="string" office:string-value="" table:formula="of:=IF(['SoMi-Liste'.H3]=&quot;f&quot;;['SoMi-Liste'.H$2];IF(['SoMi-Liste'.H3]=&quot;e&quot;;['SoMi-Liste'.H$2];&quot;&quot;))" table:style-name="ce1"/>
          <table:table-cell office:value-type="float" office:value="1" table:formula="of:=IF(['SoMi-Liste'.I3]=&quot;f&quot;;['SoMi-Liste'.I$2];IF(['SoMi-Liste'.I3]=&quot;e&quot;;['SoMi-Liste'.I$2];&quot;&quot;))" table:style-name="ce2">
            <text:p>1</text:p>
          </table:table-cell>
          <table:table-cell office:value-type="float" office:value="2" table:formula="of:=IF(['SoMi-Liste'.J3]=&quot;f&quot;;['SoMi-Liste'.J$2];IF(['SoMi-Liste'.J3]=&quot;e&quot;;['SoMi-Liste'.J$2];&quot;&quot;))" table:style-name="ce2">
            <text:p>2</text:p>
          </table:table-cell>
          <table:table-cell office:value-type="float" office:value="1" table:formula="of:=IF(['SoMi-Liste'.K3]=&quot;f&quot;;['SoMi-Liste'.K$2];IF(['SoMi-Liste'.K3]=&quot;e&quot;;['SoMi-Liste'.K$2];&quot;&quot;))" table:style-name="ce2">
            <text:p>1</text:p>
          </table:table-cell>
          <table:table-cell office:value-type="float" office:value="2" table:formula="of:=IF(['SoMi-Liste'.L3]=&quot;f&quot;;['SoMi-Liste'.L$2];IF(['SoMi-Liste'.L3]=&quot;e&quot;;['SoMi-Liste'.L$2];&quot;&quot;))" table:style-name="ce2">
            <text:p>2</text:p>
          </table:table-cell>
          <table:table-cell office:value-type="string" office:string-value="" table:formula="of:=IF(['SoMi-Liste'.M3]=&quot;f&quot;;['SoMi-Liste'.M$2];IF(['SoMi-Liste'.M3]=&quot;e&quot;;['SoMi-Liste'.M$2];&quot;&quot;))" table:style-name="ce1"/>
          <table:table-cell office:value-type="string" office:string-value="" table:formula="of:=IF(['SoMi-Liste'.N3]=&quot;f&quot;;['SoMi-Liste'.N$2];IF(['SoMi-Liste'.N3]=&quot;e&quot;;['SoMi-Liste'.N$2];&quot;&quot;))" table:style-name="ce1"/>
          <table:table-cell office:value-type="string" office:string-value="" table:formula="of:=IF(['SoMi-Liste'.O3]=&quot;f&quot;;['SoMi-Liste'.O$2];IF(['SoMi-Liste'.O3]=&quot;e&quot;;['SoMi-Liste'.O$2];&quot;&quot;))" table:style-name="ce1"/>
          <table:table-cell office:value-type="string" office:string-value="" table:formula="of:=IF(['SoMi-Liste'.P3]=&quot;f&quot;;['SoMi-Liste'.P$2];IF(['SoMi-Liste'.P3]=&quot;e&quot;;['SoMi-Liste'.P$2];&quot;&quot;))" table:style-name="ce1"/>
          <table:table-cell office:value-type="string" office:string-value="" table:formula="of:=IF(['SoMi-Liste'.Q3]=&quot;f&quot;;['SoMi-Liste'.Q$2];IF(['SoMi-Liste'.Q3]=&quot;e&quot;;['SoMi-Liste'.Q$2];&quot;&quot;))" table:style-name="ce1"/>
          <table:table-cell office:value-type="string" office:string-value="" table:formula="of:=IF(['SoMi-Liste'.R3]=&quot;f&quot;;['SoMi-Liste'.R$2];IF(['SoMi-Liste'.R3]=&quot;e&quot;;['SoMi-Liste'.R$2];&quot;&quot;))" table:style-name="ce1"/>
          <table:table-cell office:value-type="string" office:string-value="" table:formula="of:=IF(['SoMi-Liste'.S3]=&quot;f&quot;;['SoMi-Liste'.S$2];IF(['SoMi-Liste'.S3]=&quot;e&quot;;['SoMi-Liste'.S$2];&quot;&quot;))" table:style-name="ce1"/>
          <table:table-cell office:value-type="string" office:string-value="" table:formula="of:=IF(['SoMi-Liste'.T3]=&quot;f&quot;;['SoMi-Liste'.T$2];IF(['SoMi-Liste'.T3]=&quot;e&quot;;['SoMi-Liste'.T$2];&quot;&quot;))" table:style-name="ce1"/>
          <table:table-cell office:value-type="string" office:string-value="" table:formula="of:=IF(['SoMi-Liste'.U3]=&quot;f&quot;;['SoMi-Liste'.U$2];IF(['SoMi-Liste'.U3]=&quot;e&quot;;['SoMi-Liste'.U$2];&quot;&quot;))" table:style-name="ce1"/>
          <table:table-cell office:value-type="string" office:string-value="" table:formula="of:=IF(['SoMi-Liste'.V3]=&quot;f&quot;;['SoMi-Liste'.V$2];IF(['SoMi-Liste'.V3]=&quot;e&quot;;['SoMi-Liste'.V$2];&quot;&quot;))" table:style-name="ce1"/>
          <table:table-cell office:value-type="string" office:string-value="" table:formula="of:=IF(['SoMi-Liste'.W3]=&quot;f&quot;;['SoMi-Liste'.W$2];IF(['SoMi-Liste'.W3]=&quot;e&quot;;['SoMi-Liste'.W$2];&quot;&quot;))" table:style-name="ce1"/>
          <table:table-cell table:number-columns-repeated="2" table:style-name="ce2"/>
          <table:table-cell office:value-type="float" office:value="6" table:formula="of:=SUM([.B5:.X5])" table:style-name="ce1">
            <text:p>6</text:p>
          </table:table-cell>
          <table:table-cell office:value-type="string" office:string-value="Mustermann, Max" table:formula="of:=['SoMi-Liste'.AD3]" table:style-name="ce1">
            <text:p>Mustermann, Max</text:p>
          </table:table-cell>
          <table:table-cell office:value-type="string" office:string-value="" table:formula="of:=IF(['SoMi-Liste'.AE3]=&quot;f&quot;;['SoMi-Liste'.AE$2];IF(['SoMi-Liste'.AE3]=&quot;e&quot;;['SoMi-Liste'.AE$2];&quot;&quot;))" table:style-name="ce1"/>
          <table:table-cell office:value-type="string" office:string-value="" table:formula="of:=IF(['SoMi-Liste'.AF3]=&quot;f&quot;;['SoMi-Liste'.AF$2];IF(['SoMi-Liste'.AF3]=&quot;e&quot;;['SoMi-Liste'.AF$2];&quot;&quot;))" table:style-name="ce1"/>
          <table:table-cell office:value-type="string" office:string-value="" table:formula="of:=IF(['SoMi-Liste'.AG3]=&quot;f&quot;;['SoMi-Liste'.AG$2];IF(['SoMi-Liste'.AG3]=&quot;e&quot;;['SoMi-Liste'.AG$2];&quot;&quot;))" table:style-name="ce1"/>
          <table:table-cell office:value-type="string" office:string-value="" table:formula="of:=IF(['SoMi-Liste'.AH3]=&quot;f&quot;;['SoMi-Liste'.AH$2];IF(['SoMi-Liste'.AH3]=&quot;e&quot;;['SoMi-Liste'.AH$2];&quot;&quot;))" table:style-name="ce1"/>
          <table:table-cell office:value-type="string" office:string-value="" table:formula="of:=IF(['SoMi-Liste'.AI3]=&quot;f&quot;;['SoMi-Liste'.AI$2];IF(['SoMi-Liste'.AI3]=&quot;e&quot;;['SoMi-Liste'.AI$2];&quot;&quot;))" table:style-name="ce1"/>
          <table:table-cell office:value-type="string" office:string-value="" table:formula="of:=IF(['SoMi-Liste'.AJ3]=&quot;f&quot;;['SoMi-Liste'.AJ$2];IF(['SoMi-Liste'.AJ3]=&quot;e&quot;;['SoMi-Liste'.AJ$2];&quot;&quot;))" table:style-name="ce1"/>
          <table:table-cell office:value-type="string" office:string-value="" table:formula="of:=IF(['SoMi-Liste'.AK3]=&quot;f&quot;;['SoMi-Liste'.AK$2];IF(['SoMi-Liste'.AK3]=&quot;e&quot;;['SoMi-Liste'.AK$2];&quot;&quot;))" table:style-name="ce1"/>
          <table:table-cell office:value-type="string" office:string-value="" table:formula="of:=IF(['SoMi-Liste'.AL3]=&quot;f&quot;;['SoMi-Liste'.AL$2];IF(['SoMi-Liste'.AL3]=&quot;e&quot;;['SoMi-Liste'.AL$2];&quot;&quot;))" table:style-name="ce1"/>
          <table:table-cell office:value-type="string" office:string-value="" table:formula="of:=IF(['SoMi-Liste'.AM3]=&quot;f&quot;;['SoMi-Liste'.AM$2];IF(['SoMi-Liste'.AM3]=&quot;e&quot;;['SoMi-Liste'.AM$2];&quot;&quot;))" table:style-name="ce1"/>
          <table:table-cell office:value-type="string" office:string-value="" table:formula="of:=IF(['SoMi-Liste'.AN3]=&quot;f&quot;;['SoMi-Liste'.AN$2];IF(['SoMi-Liste'.AN3]=&quot;e&quot;;['SoMi-Liste'.AN$2];&quot;&quot;))" table:style-name="ce1"/>
          <table:table-cell office:value-type="string" office:string-value="" table:formula="of:=IF(['SoMi-Liste'.AO3]=&quot;f&quot;;['SoMi-Liste'.AO$2];IF(['SoMi-Liste'.AO3]=&quot;e&quot;;['SoMi-Liste'.AO$2];&quot;&quot;))" table:style-name="ce1"/>
          <table:table-cell office:value-type="string" office:string-value="" table:formula="of:=IF(['SoMi-Liste'.AP3]=&quot;f&quot;;['SoMi-Liste'.AP$2];IF(['SoMi-Liste'.AP3]=&quot;e&quot;;['SoMi-Liste'.AP$2];&quot;&quot;))" table:style-name="ce1"/>
          <table:table-cell office:value-type="string" office:string-value="" table:formula="of:=IF(['SoMi-Liste'.AQ3]=&quot;f&quot;;['SoMi-Liste'.AQ$2];IF(['SoMi-Liste'.AQ3]=&quot;e&quot;;['SoMi-Liste'.AQ$2];&quot;&quot;))" table:style-name="ce1"/>
          <table:table-cell office:value-type="string" office:string-value="" table:formula="of:=IF(['SoMi-Liste'.AR3]=&quot;f&quot;;['SoMi-Liste'.AR$2];IF(['SoMi-Liste'.AR3]=&quot;e&quot;;['SoMi-Liste'.AR$2];&quot;&quot;))" table:style-name="ce1"/>
          <table:table-cell office:value-type="string" office:string-value="" table:formula="of:=IF(['SoMi-Liste'.AS3]=&quot;f&quot;;['SoMi-Liste'.AS$2];IF(['SoMi-Liste'.AS3]=&quot;e&quot;;['SoMi-Liste'.AS$2];&quot;&quot;))" table:style-name="ce1"/>
          <table:table-cell office:value-type="string" office:string-value="" table:formula="of:=IF(['SoMi-Liste'.AT3]=&quot;f&quot;;['SoMi-Liste'.AT$2];IF(['SoMi-Liste'.AT3]=&quot;e&quot;;['SoMi-Liste'.AT$2];&quot;&quot;))" table:style-name="ce1"/>
          <table:table-cell office:value-type="string" office:string-value="" table:formula="of:=IF(['SoMi-Liste'.AU3]=&quot;f&quot;;['SoMi-Liste'.AU$2];IF(['SoMi-Liste'.AU3]=&quot;e&quot;;['SoMi-Liste'.AU$2];&quot;&quot;))" table:style-name="ce1"/>
          <table:table-cell office:value-type="string" office:string-value="" table:formula="of:=IF(['SoMi-Liste'.AV3]=&quot;f&quot;;['SoMi-Liste'.AV$2];IF(['SoMi-Liste'.AV3]=&quot;e&quot;;['SoMi-Liste'.AV$2];&quot;&quot;))" table:style-name="ce1"/>
          <table:table-cell office:value-type="string" office:string-value="" table:formula="of:=IF(['SoMi-Liste'.AW3]=&quot;f&quot;;['SoMi-Liste'.AW$2];IF(['SoMi-Liste'.AW3]=&quot;e&quot;;['SoMi-Liste'.AW$2];&quot;&quot;))" table:style-name="ce1"/>
          <table:table-cell office:value-type="string" office:string-value="" table:formula="of:=IF(['SoMi-Liste'.AX3]=&quot;f&quot;;['SoMi-Liste'.AX$2];IF(['SoMi-Liste'.AX3]=&quot;e&quot;;['SoMi-Liste'.AX$2];&quot;&quot;))" table:style-name="ce1"/>
          <table:table-cell office:value-type="string" office:string-value="" table:formula="of:=IF(['SoMi-Liste'.AY3]=&quot;f&quot;;['SoMi-Liste'.AY$2];IF(['SoMi-Liste'.AY3]=&quot;e&quot;;['SoMi-Liste'.AY$2];&quot;&quot;))" table:style-name="ce1"/>
          <table:table-cell table:number-columns-repeated="3" table:style-name="ce2"/>
          <table:table-cell office:value-type="float" office:value="0" table:formula="of:=SUM([.AA5:.AX5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Test, Timo" table:formula="of:=['SoMi-Liste'.B4]" table:style-name="ce1">
            <text:p>Test, Timo</text:p>
          </table:table-cell>
          <table:table-cell office:value-type="float" office:value="1" table:formula="of:=IF(['SoMi-Liste'.C4]=&quot;f&quot;;['SoMi-Liste'.C$2];IF(['SoMi-Liste'.C4]=&quot;e&quot;;['SoMi-Liste'.C$2];&quot;&quot;))" table:style-name="ce2">
            <text:p>1</text:p>
          </table:table-cell>
          <table:table-cell office:value-type="string" office:string-value="" table:formula="of:=IF(['SoMi-Liste'.D4]=&quot;f&quot;;['SoMi-Liste'.D$2];IF(['SoMi-Liste'.D4]=&quot;e&quot;;['SoMi-Liste'.D$2];&quot;&quot;))" table:style-name="ce1"/>
          <table:table-cell office:value-type="string" office:string-value="" table:formula="of:=IF(['SoMi-Liste'.E4]=&quot;f&quot;;['SoMi-Liste'.E$2];IF(['SoMi-Liste'.E4]=&quot;e&quot;;['SoMi-Liste'.E$2];&quot;&quot;))" table:style-name="ce1"/>
          <table:table-cell office:value-type="string" office:string-value="" table:formula="of:=IF(['SoMi-Liste'.F4]=&quot;f&quot;;['SoMi-Liste'.F$2];IF(['SoMi-Liste'.F4]=&quot;e&quot;;['SoMi-Liste'.F$2];&quot;&quot;))" table:style-name="ce1"/>
          <table:table-cell office:value-type="string" office:string-value="" table:formula="of:=IF(['SoMi-Liste'.G4]=&quot;f&quot;;['SoMi-Liste'.G$2];IF(['SoMi-Liste'.G4]=&quot;e&quot;;['SoMi-Liste'.G$2];&quot;&quot;))" table:style-name="ce1"/>
          <table:table-cell office:value-type="string" office:string-value="" table:formula="of:=IF(['SoMi-Liste'.H4]=&quot;f&quot;;['SoMi-Liste'.H$2];IF(['SoMi-Liste'.H4]=&quot;e&quot;;['SoMi-Liste'.H$2];&quot;&quot;))" table:style-name="ce1"/>
          <table:table-cell office:value-type="string" office:string-value="" table:formula="of:=IF(['SoMi-Liste'.I4]=&quot;f&quot;;['SoMi-Liste'.I$2];IF(['SoMi-Liste'.I4]=&quot;e&quot;;['SoMi-Liste'.I$2];&quot;&quot;))" table:style-name="ce1"/>
          <table:table-cell office:value-type="string" office:string-value="" table:formula="of:=IF(['SoMi-Liste'.J4]=&quot;f&quot;;['SoMi-Liste'.J$2];IF(['SoMi-Liste'.J4]=&quot;e&quot;;['SoMi-Liste'.J$2];&quot;&quot;))" table:style-name="ce1"/>
          <table:table-cell office:value-type="string" office:string-value="" table:formula="of:=IF(['SoMi-Liste'.K4]=&quot;f&quot;;['SoMi-Liste'.K$2];IF(['SoMi-Liste'.K4]=&quot;e&quot;;['SoMi-Liste'.K$2];&quot;&quot;))" table:style-name="ce1"/>
          <table:table-cell office:value-type="string" office:string-value="" table:formula="of:=IF(['SoMi-Liste'.L4]=&quot;f&quot;;['SoMi-Liste'.L$2];IF(['SoMi-Liste'.L4]=&quot;e&quot;;['SoMi-Liste'.L$2];&quot;&quot;))" table:style-name="ce1"/>
          <table:table-cell office:value-type="string" office:string-value="" table:formula="of:=IF(['SoMi-Liste'.M4]=&quot;f&quot;;['SoMi-Liste'.M$2];IF(['SoMi-Liste'.M4]=&quot;e&quot;;['SoMi-Liste'.M$2];&quot;&quot;))" table:style-name="ce1"/>
          <table:table-cell office:value-type="string" office:string-value="" table:formula="of:=IF(['SoMi-Liste'.N4]=&quot;f&quot;;['SoMi-Liste'.N$2];IF(['SoMi-Liste'.N4]=&quot;e&quot;;['SoMi-Liste'.N$2];&quot;&quot;))" table:style-name="ce1"/>
          <table:table-cell office:value-type="string" office:string-value="" table:formula="of:=IF(['SoMi-Liste'.O4]=&quot;f&quot;;['SoMi-Liste'.O$2];IF(['SoMi-Liste'.O4]=&quot;e&quot;;['SoMi-Liste'.O$2];&quot;&quot;))" table:style-name="ce1"/>
          <table:table-cell office:value-type="string" office:string-value="" table:formula="of:=IF(['SoMi-Liste'.P4]=&quot;f&quot;;['SoMi-Liste'.P$2];IF(['SoMi-Liste'.P4]=&quot;e&quot;;['SoMi-Liste'.P$2];&quot;&quot;))" table:style-name="ce1"/>
          <table:table-cell office:value-type="string" office:string-value="" table:formula="of:=IF(['SoMi-Liste'.Q4]=&quot;f&quot;;['SoMi-Liste'.Q$2];IF(['SoMi-Liste'.Q4]=&quot;e&quot;;['SoMi-Liste'.Q$2];&quot;&quot;))" table:style-name="ce1"/>
          <table:table-cell office:value-type="string" office:string-value="" table:formula="of:=IF(['SoMi-Liste'.R4]=&quot;f&quot;;['SoMi-Liste'.R$2];IF(['SoMi-Liste'.R4]=&quot;e&quot;;['SoMi-Liste'.R$2];&quot;&quot;))" table:style-name="ce1"/>
          <table:table-cell office:value-type="string" office:string-value="" table:formula="of:=IF(['SoMi-Liste'.S4]=&quot;f&quot;;['SoMi-Liste'.S$2];IF(['SoMi-Liste'.S4]=&quot;e&quot;;['SoMi-Liste'.S$2];&quot;&quot;))" table:style-name="ce1"/>
          <table:table-cell office:value-type="string" office:string-value="" table:formula="of:=IF(['SoMi-Liste'.T4]=&quot;f&quot;;['SoMi-Liste'.T$2];IF(['SoMi-Liste'.T4]=&quot;e&quot;;['SoMi-Liste'.T$2];&quot;&quot;))" table:style-name="ce1"/>
          <table:table-cell office:value-type="string" office:string-value="" table:formula="of:=IF(['SoMi-Liste'.U4]=&quot;f&quot;;['SoMi-Liste'.U$2];IF(['SoMi-Liste'.U4]=&quot;e&quot;;['SoMi-Liste'.U$2];&quot;&quot;))" table:style-name="ce1"/>
          <table:table-cell office:value-type="string" office:string-value="" table:formula="of:=IF(['SoMi-Liste'.V4]=&quot;f&quot;;['SoMi-Liste'.V$2];IF(['SoMi-Liste'.V4]=&quot;e&quot;;['SoMi-Liste'.V$2];&quot;&quot;))" table:style-name="ce1"/>
          <table:table-cell office:value-type="string" office:string-value="" table:formula="of:=IF(['SoMi-Liste'.W4]=&quot;f&quot;;['SoMi-Liste'.W$2];IF(['SoMi-Liste'.W4]=&quot;e&quot;;['SoMi-Liste'.W$2];&quot;&quot;))" table:style-name="ce1"/>
          <table:table-cell table:number-columns-repeated="2" table:style-name="ce2"/>
          <table:table-cell office:value-type="float" office:value="1" table:formula="of:=SUM([.B6:.X6])" table:style-name="ce1">
            <text:p>1</text:p>
          </table:table-cell>
          <table:table-cell office:value-type="string" office:string-value="Test, Timo" table:formula="of:=['SoMi-Liste'.AD4]" table:style-name="ce1">
            <text:p>Test, Timo</text:p>
          </table:table-cell>
          <table:table-cell office:value-type="string" office:string-value="" table:formula="of:=IF(['SoMi-Liste'.AE4]=&quot;f&quot;;['SoMi-Liste'.AE$2];IF(['SoMi-Liste'.AE4]=&quot;e&quot;;['SoMi-Liste'.AE$2];&quot;&quot;))" table:style-name="ce1"/>
          <table:table-cell office:value-type="string" office:string-value="" table:formula="of:=IF(['SoMi-Liste'.AF4]=&quot;f&quot;;['SoMi-Liste'.AF$2];IF(['SoMi-Liste'.AF4]=&quot;e&quot;;['SoMi-Liste'.AF$2];&quot;&quot;))" table:style-name="ce1"/>
          <table:table-cell office:value-type="string" office:string-value="" table:formula="of:=IF(['SoMi-Liste'.AG4]=&quot;f&quot;;['SoMi-Liste'.AG$2];IF(['SoMi-Liste'.AG4]=&quot;e&quot;;['SoMi-Liste'.AG$2];&quot;&quot;))" table:style-name="ce1"/>
          <table:table-cell office:value-type="string" office:string-value="" table:formula="of:=IF(['SoMi-Liste'.AH4]=&quot;f&quot;;['SoMi-Liste'.AH$2];IF(['SoMi-Liste'.AH4]=&quot;e&quot;;['SoMi-Liste'.AH$2];&quot;&quot;))" table:style-name="ce1"/>
          <table:table-cell office:value-type="string" office:string-value="" table:formula="of:=IF(['SoMi-Liste'.AI4]=&quot;f&quot;;['SoMi-Liste'.AI$2];IF(['SoMi-Liste'.AI4]=&quot;e&quot;;['SoMi-Liste'.AI$2];&quot;&quot;))" table:style-name="ce1"/>
          <table:table-cell office:value-type="string" office:string-value="" table:formula="of:=IF(['SoMi-Liste'.AJ4]=&quot;f&quot;;['SoMi-Liste'.AJ$2];IF(['SoMi-Liste'.AJ4]=&quot;e&quot;;['SoMi-Liste'.AJ$2];&quot;&quot;))" table:style-name="ce1"/>
          <table:table-cell office:value-type="string" office:string-value="" table:formula="of:=IF(['SoMi-Liste'.AK4]=&quot;f&quot;;['SoMi-Liste'.AK$2];IF(['SoMi-Liste'.AK4]=&quot;e&quot;;['SoMi-Liste'.AK$2];&quot;&quot;))" table:style-name="ce1"/>
          <table:table-cell office:value-type="string" office:string-value="" table:formula="of:=IF(['SoMi-Liste'.AL4]=&quot;f&quot;;['SoMi-Liste'.AL$2];IF(['SoMi-Liste'.AL4]=&quot;e&quot;;['SoMi-Liste'.AL$2];&quot;&quot;))" table:style-name="ce1"/>
          <table:table-cell office:value-type="string" office:string-value="" table:formula="of:=IF(['SoMi-Liste'.AM4]=&quot;f&quot;;['SoMi-Liste'.AM$2];IF(['SoMi-Liste'.AM4]=&quot;e&quot;;['SoMi-Liste'.AM$2];&quot;&quot;))" table:style-name="ce1"/>
          <table:table-cell office:value-type="string" office:string-value="" table:formula="of:=IF(['SoMi-Liste'.AN4]=&quot;f&quot;;['SoMi-Liste'.AN$2];IF(['SoMi-Liste'.AN4]=&quot;e&quot;;['SoMi-Liste'.AN$2];&quot;&quot;))" table:style-name="ce1"/>
          <table:table-cell office:value-type="string" office:string-value="" table:formula="of:=IF(['SoMi-Liste'.AO4]=&quot;f&quot;;['SoMi-Liste'.AO$2];IF(['SoMi-Liste'.AO4]=&quot;e&quot;;['SoMi-Liste'.AO$2];&quot;&quot;))" table:style-name="ce1"/>
          <table:table-cell office:value-type="string" office:string-value="" table:formula="of:=IF(['SoMi-Liste'.AP4]=&quot;f&quot;;['SoMi-Liste'.AP$2];IF(['SoMi-Liste'.AP4]=&quot;e&quot;;['SoMi-Liste'.AP$2];&quot;&quot;))" table:style-name="ce1"/>
          <table:table-cell office:value-type="string" office:string-value="" table:formula="of:=IF(['SoMi-Liste'.AQ4]=&quot;f&quot;;['SoMi-Liste'.AQ$2];IF(['SoMi-Liste'.AQ4]=&quot;e&quot;;['SoMi-Liste'.AQ$2];&quot;&quot;))" table:style-name="ce1"/>
          <table:table-cell office:value-type="string" office:string-value="" table:formula="of:=IF(['SoMi-Liste'.AR4]=&quot;f&quot;;['SoMi-Liste'.AR$2];IF(['SoMi-Liste'.AR4]=&quot;e&quot;;['SoMi-Liste'.AR$2];&quot;&quot;))" table:style-name="ce1"/>
          <table:table-cell office:value-type="string" office:string-value="" table:formula="of:=IF(['SoMi-Liste'.AS4]=&quot;f&quot;;['SoMi-Liste'.AS$2];IF(['SoMi-Liste'.AS4]=&quot;e&quot;;['SoMi-Liste'.AS$2];&quot;&quot;))" table:style-name="ce1"/>
          <table:table-cell office:value-type="string" office:string-value="" table:formula="of:=IF(['SoMi-Liste'.AT4]=&quot;f&quot;;['SoMi-Liste'.AT$2];IF(['SoMi-Liste'.AT4]=&quot;e&quot;;['SoMi-Liste'.AT$2];&quot;&quot;))" table:style-name="ce1"/>
          <table:table-cell office:value-type="string" office:string-value="" table:formula="of:=IF(['SoMi-Liste'.AU4]=&quot;f&quot;;['SoMi-Liste'.AU$2];IF(['SoMi-Liste'.AU4]=&quot;e&quot;;['SoMi-Liste'.AU$2];&quot;&quot;))" table:style-name="ce1"/>
          <table:table-cell office:value-type="string" office:string-value="" table:formula="of:=IF(['SoMi-Liste'.AV4]=&quot;f&quot;;['SoMi-Liste'.AV$2];IF(['SoMi-Liste'.AV4]=&quot;e&quot;;['SoMi-Liste'.AV$2];&quot;&quot;))" table:style-name="ce1"/>
          <table:table-cell office:value-type="string" office:string-value="" table:formula="of:=IF(['SoMi-Liste'.AW4]=&quot;f&quot;;['SoMi-Liste'.AW$2];IF(['SoMi-Liste'.AW4]=&quot;e&quot;;['SoMi-Liste'.AW$2];&quot;&quot;))" table:style-name="ce1"/>
          <table:table-cell office:value-type="string" office:string-value="" table:formula="of:=IF(['SoMi-Liste'.AX4]=&quot;f&quot;;['SoMi-Liste'.AX$2];IF(['SoMi-Liste'.AX4]=&quot;e&quot;;['SoMi-Liste'.AX$2];&quot;&quot;))" table:style-name="ce1"/>
          <table:table-cell office:value-type="string" office:string-value="" table:formula="of:=IF(['SoMi-Liste'.AY4]=&quot;f&quot;;['SoMi-Liste'.AY$2];IF(['SoMi-Liste'.AY4]=&quot;e&quot;;['SoMi-Liste'.AY$2];&quot;&quot;))" table:style-name="ce1"/>
          <table:table-cell table:number-columns-repeated="3" table:style-name="ce2"/>
          <table:table-cell office:value-type="float" office:value="0" table:formula="of:=SUM([.AA6:.AX6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Versuch, Victor" table:formula="of:=['SoMi-Liste'.B5]" table:style-name="ce1">
            <text:p>Versuch, Victor</text:p>
          </table:table-cell>
          <table:table-cell office:value-type="string" office:string-value="" table:formula="of:=IF(['SoMi-Liste'.C5]=&quot;f&quot;;['SoMi-Liste'.C$2];IF(['SoMi-Liste'.C5]=&quot;e&quot;;['SoMi-Liste'.C$2];&quot;&quot;))" table:style-name="ce1"/>
          <table:table-cell office:value-type="string" office:string-value="" table:formula="of:=IF(['SoMi-Liste'.D5]=&quot;f&quot;;['SoMi-Liste'.D$2];IF(['SoMi-Liste'.D5]=&quot;e&quot;;['SoMi-Liste'.D$2];&quot;&quot;))" table:style-name="ce1"/>
          <table:table-cell office:value-type="float" office:value="1" table:formula="of:=IF(['SoMi-Liste'.E5]=&quot;f&quot;;['SoMi-Liste'.E$2];IF(['SoMi-Liste'.E5]=&quot;e&quot;;['SoMi-Liste'.E$2];&quot;&quot;))" table:style-name="ce2">
            <text:p>1</text:p>
          </table:table-cell>
          <table:table-cell office:value-type="string" office:string-value="" table:formula="of:=IF(['SoMi-Liste'.F5]=&quot;f&quot;;['SoMi-Liste'.F$2];IF(['SoMi-Liste'.F5]=&quot;e&quot;;['SoMi-Liste'.F$2];&quot;&quot;))" table:style-name="ce1"/>
          <table:table-cell office:value-type="string" office:string-value="" table:formula="of:=IF(['SoMi-Liste'.G5]=&quot;f&quot;;['SoMi-Liste'.G$2];IF(['SoMi-Liste'.G5]=&quot;e&quot;;['SoMi-Liste'.G$2];&quot;&quot;))" table:style-name="ce1"/>
          <table:table-cell office:value-type="float" office:value="2" table:formula="of:=IF(['SoMi-Liste'.H5]=&quot;f&quot;;['SoMi-Liste'.H$2];IF(['SoMi-Liste'.H5]=&quot;e&quot;;['SoMi-Liste'.H$2];&quot;&quot;))" table:style-name="ce2">
            <text:p>2</text:p>
          </table:table-cell>
          <table:table-cell office:value-type="string" office:string-value="" table:formula="of:=IF(['SoMi-Liste'.I5]=&quot;f&quot;;['SoMi-Liste'.I$2];IF(['SoMi-Liste'.I5]=&quot;e&quot;;['SoMi-Liste'.I$2];&quot;&quot;))" table:style-name="ce1"/>
          <table:table-cell office:value-type="float" office:value="2" table:formula="of:=IF(['SoMi-Liste'.J5]=&quot;f&quot;;['SoMi-Liste'.J$2];IF(['SoMi-Liste'.J5]=&quot;e&quot;;['SoMi-Liste'.J$2];&quot;&quot;))" table:style-name="ce2">
            <text:p>2</text:p>
          </table:table-cell>
          <table:table-cell office:value-type="float" office:value="1" table:formula="of:=IF(['SoMi-Liste'.K5]=&quot;f&quot;;['SoMi-Liste'.K$2];IF(['SoMi-Liste'.K5]=&quot;e&quot;;['SoMi-Liste'.K$2];&quot;&quot;))" table:style-name="ce2">
            <text:p>1</text:p>
          </table:table-cell>
          <table:table-cell office:value-type="string" office:string-value="" table:formula="of:=IF(['SoMi-Liste'.L5]=&quot;f&quot;;['SoMi-Liste'.L$2];IF(['SoMi-Liste'.L5]=&quot;e&quot;;['SoMi-Liste'.L$2];&quot;&quot;))" table:style-name="ce1"/>
          <table:table-cell office:value-type="float" office:value="1" table:formula="of:=IF(['SoMi-Liste'.M5]=&quot;f&quot;;['SoMi-Liste'.M$2];IF(['SoMi-Liste'.M5]=&quot;e&quot;;['SoMi-Liste'.M$2];&quot;&quot;))" table:style-name="ce2">
            <text:p>1</text:p>
          </table:table-cell>
          <table:table-cell office:value-type="string" office:string-value="" table:formula="of:=IF(['SoMi-Liste'.N5]=&quot;f&quot;;['SoMi-Liste'.N$2];IF(['SoMi-Liste'.N5]=&quot;e&quot;;['SoMi-Liste'.N$2];&quot;&quot;))" table:style-name="ce1"/>
          <table:table-cell office:value-type="string" office:string-value="" table:formula="of:=IF(['SoMi-Liste'.O5]=&quot;f&quot;;['SoMi-Liste'.O$2];IF(['SoMi-Liste'.O5]=&quot;e&quot;;['SoMi-Liste'.O$2];&quot;&quot;))" table:style-name="ce1"/>
          <table:table-cell office:value-type="string" office:string-value="" table:formula="of:=IF(['SoMi-Liste'.P5]=&quot;f&quot;;['SoMi-Liste'.P$2];IF(['SoMi-Liste'.P5]=&quot;e&quot;;['SoMi-Liste'.P$2];&quot;&quot;))" table:style-name="ce1"/>
          <table:table-cell office:value-type="string" office:string-value="" table:formula="of:=IF(['SoMi-Liste'.Q5]=&quot;f&quot;;['SoMi-Liste'.Q$2];IF(['SoMi-Liste'.Q5]=&quot;e&quot;;['SoMi-Liste'.Q$2];&quot;&quot;))" table:style-name="ce1"/>
          <table:table-cell office:value-type="string" office:string-value="" table:formula="of:=IF(['SoMi-Liste'.R5]=&quot;f&quot;;['SoMi-Liste'.R$2];IF(['SoMi-Liste'.R5]=&quot;e&quot;;['SoMi-Liste'.R$2];&quot;&quot;))" table:style-name="ce1"/>
          <table:table-cell office:value-type="string" office:string-value="" table:formula="of:=IF(['SoMi-Liste'.S5]=&quot;f&quot;;['SoMi-Liste'.S$2];IF(['SoMi-Liste'.S5]=&quot;e&quot;;['SoMi-Liste'.S$2];&quot;&quot;))" table:style-name="ce1"/>
          <table:table-cell office:value-type="string" office:string-value="" table:formula="of:=IF(['SoMi-Liste'.T5]=&quot;f&quot;;['SoMi-Liste'.T$2];IF(['SoMi-Liste'.T5]=&quot;e&quot;;['SoMi-Liste'.T$2];&quot;&quot;))" table:style-name="ce1"/>
          <table:table-cell office:value-type="string" office:string-value="" table:formula="of:=IF(['SoMi-Liste'.U5]=&quot;f&quot;;['SoMi-Liste'.U$2];IF(['SoMi-Liste'.U5]=&quot;e&quot;;['SoMi-Liste'.U$2];&quot;&quot;))" table:style-name="ce1"/>
          <table:table-cell office:value-type="string" office:string-value="" table:formula="of:=IF(['SoMi-Liste'.V5]=&quot;f&quot;;['SoMi-Liste'.V$2];IF(['SoMi-Liste'.V5]=&quot;e&quot;;['SoMi-Liste'.V$2];&quot;&quot;))" table:style-name="ce1"/>
          <table:table-cell office:value-type="string" office:string-value="" table:formula="of:=IF(['SoMi-Liste'.W5]=&quot;f&quot;;['SoMi-Liste'.W$2];IF(['SoMi-Liste'.W5]=&quot;e&quot;;['SoMi-Liste'.W$2];&quot;&quot;))" table:style-name="ce1"/>
          <table:table-cell table:number-columns-repeated="2" table:style-name="ce2"/>
          <table:table-cell office:value-type="float" office:value="7" table:formula="of:=SUM([.B7:.X7])" table:style-name="ce1">
            <text:p>7</text:p>
          </table:table-cell>
          <table:table-cell office:value-type="string" office:string-value="Versuch, Victor" table:formula="of:=['SoMi-Liste'.AD5]" table:style-name="ce1">
            <text:p>Versuch, Victor</text:p>
          </table:table-cell>
          <table:table-cell office:value-type="string" office:string-value="" table:formula="of:=IF(['SoMi-Liste'.AE5]=&quot;f&quot;;['SoMi-Liste'.AE$2];IF(['SoMi-Liste'.AE5]=&quot;e&quot;;['SoMi-Liste'.AE$2];&quot;&quot;))" table:style-name="ce1"/>
          <table:table-cell office:value-type="string" office:string-value="" table:formula="of:=IF(['SoMi-Liste'.AF5]=&quot;f&quot;;['SoMi-Liste'.AF$2];IF(['SoMi-Liste'.AF5]=&quot;e&quot;;['SoMi-Liste'.AF$2];&quot;&quot;))" table:style-name="ce1"/>
          <table:table-cell office:value-type="string" office:string-value="" table:formula="of:=IF(['SoMi-Liste'.AG5]=&quot;f&quot;;['SoMi-Liste'.AG$2];IF(['SoMi-Liste'.AG5]=&quot;e&quot;;['SoMi-Liste'.AG$2];&quot;&quot;))" table:style-name="ce1"/>
          <table:table-cell office:value-type="string" office:string-value="" table:formula="of:=IF(['SoMi-Liste'.AH5]=&quot;f&quot;;['SoMi-Liste'.AH$2];IF(['SoMi-Liste'.AH5]=&quot;e&quot;;['SoMi-Liste'.AH$2];&quot;&quot;))" table:style-name="ce1"/>
          <table:table-cell office:value-type="string" office:string-value="" table:formula="of:=IF(['SoMi-Liste'.AI5]=&quot;f&quot;;['SoMi-Liste'.AI$2];IF(['SoMi-Liste'.AI5]=&quot;e&quot;;['SoMi-Liste'.AI$2];&quot;&quot;))" table:style-name="ce1"/>
          <table:table-cell office:value-type="string" office:string-value="" table:formula="of:=IF(['SoMi-Liste'.AJ5]=&quot;f&quot;;['SoMi-Liste'.AJ$2];IF(['SoMi-Liste'.AJ5]=&quot;e&quot;;['SoMi-Liste'.AJ$2];&quot;&quot;))" table:style-name="ce1"/>
          <table:table-cell office:value-type="string" office:string-value="" table:formula="of:=IF(['SoMi-Liste'.AK5]=&quot;f&quot;;['SoMi-Liste'.AK$2];IF(['SoMi-Liste'.AK5]=&quot;e&quot;;['SoMi-Liste'.AK$2];&quot;&quot;))" table:style-name="ce1"/>
          <table:table-cell office:value-type="string" office:string-value="" table:formula="of:=IF(['SoMi-Liste'.AL5]=&quot;f&quot;;['SoMi-Liste'.AL$2];IF(['SoMi-Liste'.AL5]=&quot;e&quot;;['SoMi-Liste'.AL$2];&quot;&quot;))" table:style-name="ce1"/>
          <table:table-cell office:value-type="string" office:string-value="" table:formula="of:=IF(['SoMi-Liste'.AM5]=&quot;f&quot;;['SoMi-Liste'.AM$2];IF(['SoMi-Liste'.AM5]=&quot;e&quot;;['SoMi-Liste'.AM$2];&quot;&quot;))" table:style-name="ce1"/>
          <table:table-cell office:value-type="string" office:string-value="" table:formula="of:=IF(['SoMi-Liste'.AN5]=&quot;f&quot;;['SoMi-Liste'.AN$2];IF(['SoMi-Liste'.AN5]=&quot;e&quot;;['SoMi-Liste'.AN$2];&quot;&quot;))" table:style-name="ce1"/>
          <table:table-cell office:value-type="string" office:string-value="" table:formula="of:=IF(['SoMi-Liste'.AO5]=&quot;f&quot;;['SoMi-Liste'.AO$2];IF(['SoMi-Liste'.AO5]=&quot;e&quot;;['SoMi-Liste'.AO$2];&quot;&quot;))" table:style-name="ce1"/>
          <table:table-cell office:value-type="string" office:string-value="" table:formula="of:=IF(['SoMi-Liste'.AP5]=&quot;f&quot;;['SoMi-Liste'.AP$2];IF(['SoMi-Liste'.AP5]=&quot;e&quot;;['SoMi-Liste'.AP$2];&quot;&quot;))" table:style-name="ce1"/>
          <table:table-cell office:value-type="string" office:string-value="" table:formula="of:=IF(['SoMi-Liste'.AQ5]=&quot;f&quot;;['SoMi-Liste'.AQ$2];IF(['SoMi-Liste'.AQ5]=&quot;e&quot;;['SoMi-Liste'.AQ$2];&quot;&quot;))" table:style-name="ce1"/>
          <table:table-cell office:value-type="string" office:string-value="" table:formula="of:=IF(['SoMi-Liste'.AR5]=&quot;f&quot;;['SoMi-Liste'.AR$2];IF(['SoMi-Liste'.AR5]=&quot;e&quot;;['SoMi-Liste'.AR$2];&quot;&quot;))" table:style-name="ce1"/>
          <table:table-cell office:value-type="string" office:string-value="" table:formula="of:=IF(['SoMi-Liste'.AS5]=&quot;f&quot;;['SoMi-Liste'.AS$2];IF(['SoMi-Liste'.AS5]=&quot;e&quot;;['SoMi-Liste'.AS$2];&quot;&quot;))" table:style-name="ce1"/>
          <table:table-cell office:value-type="string" office:string-value="" table:formula="of:=IF(['SoMi-Liste'.AT5]=&quot;f&quot;;['SoMi-Liste'.AT$2];IF(['SoMi-Liste'.AT5]=&quot;e&quot;;['SoMi-Liste'.AT$2];&quot;&quot;))" table:style-name="ce1"/>
          <table:table-cell office:value-type="string" office:string-value="" table:formula="of:=IF(['SoMi-Liste'.AU5]=&quot;f&quot;;['SoMi-Liste'.AU$2];IF(['SoMi-Liste'.AU5]=&quot;e&quot;;['SoMi-Liste'.AU$2];&quot;&quot;))" table:style-name="ce1"/>
          <table:table-cell office:value-type="string" office:string-value="" table:formula="of:=IF(['SoMi-Liste'.AV5]=&quot;f&quot;;['SoMi-Liste'.AV$2];IF(['SoMi-Liste'.AV5]=&quot;e&quot;;['SoMi-Liste'.AV$2];&quot;&quot;))" table:style-name="ce1"/>
          <table:table-cell office:value-type="string" office:string-value="" table:formula="of:=IF(['SoMi-Liste'.AW5]=&quot;f&quot;;['SoMi-Liste'.AW$2];IF(['SoMi-Liste'.AW5]=&quot;e&quot;;['SoMi-Liste'.AW$2];&quot;&quot;))" table:style-name="ce1"/>
          <table:table-cell office:value-type="string" office:string-value="" table:formula="of:=IF(['SoMi-Liste'.AX5]=&quot;f&quot;;['SoMi-Liste'.AX$2];IF(['SoMi-Liste'.AX5]=&quot;e&quot;;['SoMi-Liste'.AX$2];&quot;&quot;))" table:style-name="ce1"/>
          <table:table-cell office:value-type="string" office:string-value="" table:formula="of:=IF(['SoMi-Liste'.AY5]=&quot;f&quot;;['SoMi-Liste'.AY$2];IF(['SoMi-Liste'.AY5]=&quot;e&quot;;['SoMi-Liste'.AY$2];&quot;&quot;))" table:style-name="ce1"/>
          <table:table-cell table:number-columns-repeated="3" table:style-name="ce2"/>
          <table:table-cell office:value-type="float" office:value="0" table:formula="of:=SUM([.AA7:.AX7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Ulfson, Ulf" table:formula="of:=['SoMi-Liste'.B6]" table:style-name="ce1">
            <text:p>Ulfson, Ulf</text:p>
          </table:table-cell>
          <table:table-cell office:value-type="string" office:string-value="" table:formula="of:=IF(['SoMi-Liste'.C6]=&quot;f&quot;;['SoMi-Liste'.C$2];IF(['SoMi-Liste'.C6]=&quot;e&quot;;['SoMi-Liste'.C$2];&quot;&quot;))" table:style-name="ce1"/>
          <table:table-cell office:value-type="float" office:value="2" table:formula="of:=IF(['SoMi-Liste'.D6]=&quot;f&quot;;['SoMi-Liste'.D$2];IF(['SoMi-Liste'.D6]=&quot;e&quot;;['SoMi-Liste'.D$2];&quot;&quot;))" table:style-name="ce2">
            <text:p>2</text:p>
          </table:table-cell>
          <table:table-cell office:value-type="float" office:value="1" table:formula="of:=IF(['SoMi-Liste'.E6]=&quot;f&quot;;['SoMi-Liste'.E$2];IF(['SoMi-Liste'.E6]=&quot;e&quot;;['SoMi-Liste'.E$2];&quot;&quot;))" table:style-name="ce2">
            <text:p>1</text:p>
          </table:table-cell>
          <table:table-cell office:value-type="string" office:string-value="" table:formula="of:=IF(['SoMi-Liste'.F6]=&quot;f&quot;;['SoMi-Liste'.F$2];IF(['SoMi-Liste'.F6]=&quot;e&quot;;['SoMi-Liste'.F$2];&quot;&quot;))" table:style-name="ce1"/>
          <table:table-cell office:value-type="string" office:string-value="" table:formula="of:=IF(['SoMi-Liste'.G6]=&quot;f&quot;;['SoMi-Liste'.G$2];IF(['SoMi-Liste'.G6]=&quot;e&quot;;['SoMi-Liste'.G$2];&quot;&quot;))" table:style-name="ce1"/>
          <table:table-cell office:value-type="string" office:string-value="" table:formula="of:=IF(['SoMi-Liste'.H6]=&quot;f&quot;;['SoMi-Liste'.H$2];IF(['SoMi-Liste'.H6]=&quot;e&quot;;['SoMi-Liste'.H$2];&quot;&quot;))" table:style-name="ce1"/>
          <table:table-cell office:value-type="string" office:string-value="" table:formula="of:=IF(['SoMi-Liste'.I6]=&quot;f&quot;;['SoMi-Liste'.I$2];IF(['SoMi-Liste'.I6]=&quot;e&quot;;['SoMi-Liste'.I$2];&quot;&quot;))" table:style-name="ce1"/>
          <table:table-cell office:value-type="string" office:string-value="" table:formula="of:=IF(['SoMi-Liste'.J6]=&quot;f&quot;;['SoMi-Liste'.J$2];IF(['SoMi-Liste'.J6]=&quot;e&quot;;['SoMi-Liste'.J$2];&quot;&quot;))" table:style-name="ce1"/>
          <table:table-cell office:value-type="string" office:string-value="" table:formula="of:=IF(['SoMi-Liste'.K6]=&quot;f&quot;;['SoMi-Liste'.K$2];IF(['SoMi-Liste'.K6]=&quot;e&quot;;['SoMi-Liste'.K$2];&quot;&quot;))" table:style-name="ce1"/>
          <table:table-cell office:value-type="string" office:string-value="" table:formula="of:=IF(['SoMi-Liste'.L6]=&quot;f&quot;;['SoMi-Liste'.L$2];IF(['SoMi-Liste'.L6]=&quot;e&quot;;['SoMi-Liste'.L$2];&quot;&quot;))" table:style-name="ce1"/>
          <table:table-cell office:value-type="string" office:string-value="" table:formula="of:=IF(['SoMi-Liste'.M6]=&quot;f&quot;;['SoMi-Liste'.M$2];IF(['SoMi-Liste'.M6]=&quot;e&quot;;['SoMi-Liste'.M$2];&quot;&quot;))" table:style-name="ce1"/>
          <table:table-cell office:value-type="string" office:string-value="" table:formula="of:=IF(['SoMi-Liste'.N6]=&quot;f&quot;;['SoMi-Liste'.N$2];IF(['SoMi-Liste'.N6]=&quot;e&quot;;['SoMi-Liste'.N$2];&quot;&quot;))" table:style-name="ce1"/>
          <table:table-cell office:value-type="string" office:string-value="" table:formula="of:=IF(['SoMi-Liste'.O6]=&quot;f&quot;;['SoMi-Liste'.O$2];IF(['SoMi-Liste'.O6]=&quot;e&quot;;['SoMi-Liste'.O$2];&quot;&quot;))" table:style-name="ce1"/>
          <table:table-cell office:value-type="string" office:string-value="" table:formula="of:=IF(['SoMi-Liste'.P6]=&quot;f&quot;;['SoMi-Liste'.P$2];IF(['SoMi-Liste'.P6]=&quot;e&quot;;['SoMi-Liste'.P$2];&quot;&quot;))" table:style-name="ce1"/>
          <table:table-cell office:value-type="string" office:string-value="" table:formula="of:=IF(['SoMi-Liste'.Q6]=&quot;f&quot;;['SoMi-Liste'.Q$2];IF(['SoMi-Liste'.Q6]=&quot;e&quot;;['SoMi-Liste'.Q$2];&quot;&quot;))" table:style-name="ce1"/>
          <table:table-cell office:value-type="string" office:string-value="" table:formula="of:=IF(['SoMi-Liste'.R6]=&quot;f&quot;;['SoMi-Liste'.R$2];IF(['SoMi-Liste'.R6]=&quot;e&quot;;['SoMi-Liste'.R$2];&quot;&quot;))" table:style-name="ce1"/>
          <table:table-cell office:value-type="string" office:string-value="" table:formula="of:=IF(['SoMi-Liste'.S6]=&quot;f&quot;;['SoMi-Liste'.S$2];IF(['SoMi-Liste'.S6]=&quot;e&quot;;['SoMi-Liste'.S$2];&quot;&quot;))" table:style-name="ce1"/>
          <table:table-cell office:value-type="string" office:string-value="" table:formula="of:=IF(['SoMi-Liste'.T6]=&quot;f&quot;;['SoMi-Liste'.T$2];IF(['SoMi-Liste'.T6]=&quot;e&quot;;['SoMi-Liste'.T$2];&quot;&quot;))" table:style-name="ce1"/>
          <table:table-cell office:value-type="string" office:string-value="" table:formula="of:=IF(['SoMi-Liste'.U6]=&quot;f&quot;;['SoMi-Liste'.U$2];IF(['SoMi-Liste'.U6]=&quot;e&quot;;['SoMi-Liste'.U$2];&quot;&quot;))" table:style-name="ce1"/>
          <table:table-cell office:value-type="string" office:string-value="" table:formula="of:=IF(['SoMi-Liste'.V6]=&quot;f&quot;;['SoMi-Liste'.V$2];IF(['SoMi-Liste'.V6]=&quot;e&quot;;['SoMi-Liste'.V$2];&quot;&quot;))" table:style-name="ce1"/>
          <table:table-cell office:value-type="string" office:string-value="" table:formula="of:=IF(['SoMi-Liste'.W6]=&quot;f&quot;;['SoMi-Liste'.W$2];IF(['SoMi-Liste'.W6]=&quot;e&quot;;['SoMi-Liste'.W$2];&quot;&quot;))" table:style-name="ce1"/>
          <table:table-cell table:number-columns-repeated="2" table:style-name="ce2"/>
          <table:table-cell office:value-type="float" office:value="3" table:formula="of:=SUM([.B8:.X8])" table:style-name="ce1">
            <text:p>3</text:p>
          </table:table-cell>
          <table:table-cell office:value-type="string" office:string-value="Ulfson, Ulf" table:formula="of:=['SoMi-Liste'.AD6]" table:style-name="ce1">
            <text:p>Ulfson, Ulf</text:p>
          </table:table-cell>
          <table:table-cell office:value-type="string" office:string-value="" table:formula="of:=IF(['SoMi-Liste'.AE6]=&quot;f&quot;;['SoMi-Liste'.AE$2];IF(['SoMi-Liste'.AE6]=&quot;e&quot;;['SoMi-Liste'.AE$2];&quot;&quot;))" table:style-name="ce1"/>
          <table:table-cell office:value-type="string" office:string-value="" table:formula="of:=IF(['SoMi-Liste'.AF6]=&quot;f&quot;;['SoMi-Liste'.AF$2];IF(['SoMi-Liste'.AF6]=&quot;e&quot;;['SoMi-Liste'.AF$2];&quot;&quot;))" table:style-name="ce1"/>
          <table:table-cell office:value-type="string" office:string-value="" table:formula="of:=IF(['SoMi-Liste'.AG6]=&quot;f&quot;;['SoMi-Liste'.AG$2];IF(['SoMi-Liste'.AG6]=&quot;e&quot;;['SoMi-Liste'.AG$2];&quot;&quot;))" table:style-name="ce1"/>
          <table:table-cell office:value-type="string" office:string-value="" table:formula="of:=IF(['SoMi-Liste'.AH6]=&quot;f&quot;;['SoMi-Liste'.AH$2];IF(['SoMi-Liste'.AH6]=&quot;e&quot;;['SoMi-Liste'.AH$2];&quot;&quot;))" table:style-name="ce1"/>
          <table:table-cell office:value-type="string" office:string-value="" table:formula="of:=IF(['SoMi-Liste'.AI6]=&quot;f&quot;;['SoMi-Liste'.AI$2];IF(['SoMi-Liste'.AI6]=&quot;e&quot;;['SoMi-Liste'.AI$2];&quot;&quot;))" table:style-name="ce1"/>
          <table:table-cell office:value-type="string" office:string-value="" table:formula="of:=IF(['SoMi-Liste'.AJ6]=&quot;f&quot;;['SoMi-Liste'.AJ$2];IF(['SoMi-Liste'.AJ6]=&quot;e&quot;;['SoMi-Liste'.AJ$2];&quot;&quot;))" table:style-name="ce1"/>
          <table:table-cell office:value-type="string" office:string-value="" table:formula="of:=IF(['SoMi-Liste'.AK6]=&quot;f&quot;;['SoMi-Liste'.AK$2];IF(['SoMi-Liste'.AK6]=&quot;e&quot;;['SoMi-Liste'.AK$2];&quot;&quot;))" table:style-name="ce1"/>
          <table:table-cell office:value-type="string" office:string-value="" table:formula="of:=IF(['SoMi-Liste'.AL6]=&quot;f&quot;;['SoMi-Liste'.AL$2];IF(['SoMi-Liste'.AL6]=&quot;e&quot;;['SoMi-Liste'.AL$2];&quot;&quot;))" table:style-name="ce1"/>
          <table:table-cell office:value-type="string" office:string-value="" table:formula="of:=IF(['SoMi-Liste'.AM6]=&quot;f&quot;;['SoMi-Liste'.AM$2];IF(['SoMi-Liste'.AM6]=&quot;e&quot;;['SoMi-Liste'.AM$2];&quot;&quot;))" table:style-name="ce1"/>
          <table:table-cell office:value-type="string" office:string-value="" table:formula="of:=IF(['SoMi-Liste'.AN6]=&quot;f&quot;;['SoMi-Liste'.AN$2];IF(['SoMi-Liste'.AN6]=&quot;e&quot;;['SoMi-Liste'.AN$2];&quot;&quot;))" table:style-name="ce1"/>
          <table:table-cell office:value-type="string" office:string-value="" table:formula="of:=IF(['SoMi-Liste'.AO6]=&quot;f&quot;;['SoMi-Liste'.AO$2];IF(['SoMi-Liste'.AO6]=&quot;e&quot;;['SoMi-Liste'.AO$2];&quot;&quot;))" table:style-name="ce1"/>
          <table:table-cell office:value-type="string" office:string-value="" table:formula="of:=IF(['SoMi-Liste'.AP6]=&quot;f&quot;;['SoMi-Liste'.AP$2];IF(['SoMi-Liste'.AP6]=&quot;e&quot;;['SoMi-Liste'.AP$2];&quot;&quot;))" table:style-name="ce1"/>
          <table:table-cell office:value-type="string" office:string-value="" table:formula="of:=IF(['SoMi-Liste'.AQ6]=&quot;f&quot;;['SoMi-Liste'.AQ$2];IF(['SoMi-Liste'.AQ6]=&quot;e&quot;;['SoMi-Liste'.AQ$2];&quot;&quot;))" table:style-name="ce1"/>
          <table:table-cell office:value-type="string" office:string-value="" table:formula="of:=IF(['SoMi-Liste'.AR6]=&quot;f&quot;;['SoMi-Liste'.AR$2];IF(['SoMi-Liste'.AR6]=&quot;e&quot;;['SoMi-Liste'.AR$2];&quot;&quot;))" table:style-name="ce1"/>
          <table:table-cell office:value-type="string" office:string-value="" table:formula="of:=IF(['SoMi-Liste'.AS6]=&quot;f&quot;;['SoMi-Liste'.AS$2];IF(['SoMi-Liste'.AS6]=&quot;e&quot;;['SoMi-Liste'.AS$2];&quot;&quot;))" table:style-name="ce1"/>
          <table:table-cell office:value-type="string" office:string-value="" table:formula="of:=IF(['SoMi-Liste'.AT6]=&quot;f&quot;;['SoMi-Liste'.AT$2];IF(['SoMi-Liste'.AT6]=&quot;e&quot;;['SoMi-Liste'.AT$2];&quot;&quot;))" table:style-name="ce1"/>
          <table:table-cell office:value-type="string" office:string-value="" table:formula="of:=IF(['SoMi-Liste'.AU6]=&quot;f&quot;;['SoMi-Liste'.AU$2];IF(['SoMi-Liste'.AU6]=&quot;e&quot;;['SoMi-Liste'.AU$2];&quot;&quot;))" table:style-name="ce1"/>
          <table:table-cell office:value-type="string" office:string-value="" table:formula="of:=IF(['SoMi-Liste'.AV6]=&quot;f&quot;;['SoMi-Liste'.AV$2];IF(['SoMi-Liste'.AV6]=&quot;e&quot;;['SoMi-Liste'.AV$2];&quot;&quot;))" table:style-name="ce1"/>
          <table:table-cell office:value-type="string" office:string-value="" table:formula="of:=IF(['SoMi-Liste'.AW6]=&quot;f&quot;;['SoMi-Liste'.AW$2];IF(['SoMi-Liste'.AW6]=&quot;e&quot;;['SoMi-Liste'.AW$2];&quot;&quot;))" table:style-name="ce1"/>
          <table:table-cell office:value-type="string" office:string-value="" table:formula="of:=IF(['SoMi-Liste'.AX6]=&quot;f&quot;;['SoMi-Liste'.AX$2];IF(['SoMi-Liste'.AX6]=&quot;e&quot;;['SoMi-Liste'.AX$2];&quot;&quot;))" table:style-name="ce1"/>
          <table:table-cell office:value-type="string" office:string-value="" table:formula="of:=IF(['SoMi-Liste'.AY6]=&quot;f&quot;;['SoMi-Liste'.AY$2];IF(['SoMi-Liste'.AY6]=&quot;e&quot;;['SoMi-Liste'.AY$2];&quot;&quot;))" table:style-name="ce1"/>
          <table:table-cell table:number-columns-repeated="3" table:style-name="ce2"/>
          <table:table-cell office:value-type="float" office:value="0" table:formula="of:=SUM([.AA8:.AX8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Peterson, Peter" table:formula="of:=['SoMi-Liste'.B7]" table:style-name="ce1">
            <text:p>Peterson, Peter</text:p>
          </table:table-cell>
          <table:table-cell office:value-type="string" office:string-value="" table:formula="of:=IF(['SoMi-Liste'.C7]=&quot;f&quot;;['SoMi-Liste'.C$2];IF(['SoMi-Liste'.C7]=&quot;e&quot;;['SoMi-Liste'.C$2];&quot;&quot;))" table:style-name="ce1"/>
          <table:table-cell office:value-type="string" office:string-value="" table:formula="of:=IF(['SoMi-Liste'.D7]=&quot;f&quot;;['SoMi-Liste'.D$2];IF(['SoMi-Liste'.D7]=&quot;e&quot;;['SoMi-Liste'.D$2];&quot;&quot;))" table:style-name="ce1"/>
          <table:table-cell office:value-type="string" office:string-value="" table:formula="of:=IF(['SoMi-Liste'.E7]=&quot;f&quot;;['SoMi-Liste'.E$2];IF(['SoMi-Liste'.E7]=&quot;e&quot;;['SoMi-Liste'.E$2];&quot;&quot;))" table:style-name="ce1"/>
          <table:table-cell office:value-type="string" office:string-value="" table:formula="of:=IF(['SoMi-Liste'.F7]=&quot;f&quot;;['SoMi-Liste'.F$2];IF(['SoMi-Liste'.F7]=&quot;e&quot;;['SoMi-Liste'.F$2];&quot;&quot;))" table:style-name="ce1"/>
          <table:table-cell office:value-type="string" office:string-value="" table:formula="of:=IF(['SoMi-Liste'.G7]=&quot;f&quot;;['SoMi-Liste'.G$2];IF(['SoMi-Liste'.G7]=&quot;e&quot;;['SoMi-Liste'.G$2];&quot;&quot;))" table:style-name="ce1"/>
          <table:table-cell office:value-type="string" office:string-value="" table:formula="of:=IF(['SoMi-Liste'.H7]=&quot;f&quot;;['SoMi-Liste'.H$2];IF(['SoMi-Liste'.H7]=&quot;e&quot;;['SoMi-Liste'.H$2];&quot;&quot;))" table:style-name="ce1"/>
          <table:table-cell office:value-type="string" office:string-value="" table:formula="of:=IF(['SoMi-Liste'.I7]=&quot;f&quot;;['SoMi-Liste'.I$2];IF(['SoMi-Liste'.I7]=&quot;e&quot;;['SoMi-Liste'.I$2];&quot;&quot;))" table:style-name="ce1"/>
          <table:table-cell office:value-type="string" office:string-value="" table:formula="of:=IF(['SoMi-Liste'.J7]=&quot;f&quot;;['SoMi-Liste'.J$2];IF(['SoMi-Liste'.J7]=&quot;e&quot;;['SoMi-Liste'.J$2];&quot;&quot;))" table:style-name="ce1"/>
          <table:table-cell office:value-type="string" office:string-value="" table:formula="of:=IF(['SoMi-Liste'.K7]=&quot;f&quot;;['SoMi-Liste'.K$2];IF(['SoMi-Liste'.K7]=&quot;e&quot;;['SoMi-Liste'.K$2];&quot;&quot;))" table:style-name="ce1"/>
          <table:table-cell office:value-type="string" office:string-value="" table:formula="of:=IF(['SoMi-Liste'.L7]=&quot;f&quot;;['SoMi-Liste'.L$2];IF(['SoMi-Liste'.L7]=&quot;e&quot;;['SoMi-Liste'.L$2];&quot;&quot;))" table:style-name="ce1"/>
          <table:table-cell office:value-type="string" office:string-value="" table:formula="of:=IF(['SoMi-Liste'.M7]=&quot;f&quot;;['SoMi-Liste'.M$2];IF(['SoMi-Liste'.M7]=&quot;e&quot;;['SoMi-Liste'.M$2];&quot;&quot;))" table:style-name="ce1"/>
          <table:table-cell office:value-type="string" office:string-value="" table:formula="of:=IF(['SoMi-Liste'.N7]=&quot;f&quot;;['SoMi-Liste'.N$2];IF(['SoMi-Liste'.N7]=&quot;e&quot;;['SoMi-Liste'.N$2];&quot;&quot;))" table:style-name="ce1"/>
          <table:table-cell office:value-type="string" office:string-value="" table:formula="of:=IF(['SoMi-Liste'.O7]=&quot;f&quot;;['SoMi-Liste'.O$2];IF(['SoMi-Liste'.O7]=&quot;e&quot;;['SoMi-Liste'.O$2];&quot;&quot;))" table:style-name="ce1"/>
          <table:table-cell office:value-type="string" office:string-value="" table:formula="of:=IF(['SoMi-Liste'.P7]=&quot;f&quot;;['SoMi-Liste'.P$2];IF(['SoMi-Liste'.P7]=&quot;e&quot;;['SoMi-Liste'.P$2];&quot;&quot;))" table:style-name="ce1"/>
          <table:table-cell office:value-type="string" office:string-value="" table:formula="of:=IF(['SoMi-Liste'.Q7]=&quot;f&quot;;['SoMi-Liste'.Q$2];IF(['SoMi-Liste'.Q7]=&quot;e&quot;;['SoMi-Liste'.Q$2];&quot;&quot;))" table:style-name="ce1"/>
          <table:table-cell office:value-type="string" office:string-value="" table:formula="of:=IF(['SoMi-Liste'.R7]=&quot;f&quot;;['SoMi-Liste'.R$2];IF(['SoMi-Liste'.R7]=&quot;e&quot;;['SoMi-Liste'.R$2];&quot;&quot;))" table:style-name="ce1"/>
          <table:table-cell office:value-type="string" office:string-value="" table:formula="of:=IF(['SoMi-Liste'.S7]=&quot;f&quot;;['SoMi-Liste'.S$2];IF(['SoMi-Liste'.S7]=&quot;e&quot;;['SoMi-Liste'.S$2];&quot;&quot;))" table:style-name="ce1"/>
          <table:table-cell office:value-type="string" office:string-value="" table:formula="of:=IF(['SoMi-Liste'.T7]=&quot;f&quot;;['SoMi-Liste'.T$2];IF(['SoMi-Liste'.T7]=&quot;e&quot;;['SoMi-Liste'.T$2];&quot;&quot;))" table:style-name="ce1"/>
          <table:table-cell office:value-type="string" office:string-value="" table:formula="of:=IF(['SoMi-Liste'.U7]=&quot;f&quot;;['SoMi-Liste'.U$2];IF(['SoMi-Liste'.U7]=&quot;e&quot;;['SoMi-Liste'.U$2];&quot;&quot;))" table:style-name="ce1"/>
          <table:table-cell office:value-type="string" office:string-value="" table:formula="of:=IF(['SoMi-Liste'.V7]=&quot;f&quot;;['SoMi-Liste'.V$2];IF(['SoMi-Liste'.V7]=&quot;e&quot;;['SoMi-Liste'.V$2];&quot;&quot;))" table:style-name="ce1"/>
          <table:table-cell office:value-type="string" office:string-value="" table:formula="of:=IF(['SoMi-Liste'.W7]=&quot;f&quot;;['SoMi-Liste'.W$2];IF(['SoMi-Liste'.W7]=&quot;e&quot;;['SoMi-Liste'.W$2];&quot;&quot;))" table:style-name="ce1"/>
          <table:table-cell table:number-columns-repeated="2" table:style-name="ce2"/>
          <table:table-cell office:value-type="float" office:value="0" table:formula="of:=SUM([.B9:.X9])" table:style-name="ce1">
            <text:p>0</text:p>
          </table:table-cell>
          <table:table-cell office:value-type="string" office:string-value="Peterson, Peter" table:formula="of:=['SoMi-Liste'.AD7]" table:style-name="ce1">
            <text:p>Peterson, Peter</text:p>
          </table:table-cell>
          <table:table-cell office:value-type="string" office:string-value="" table:formula="of:=IF(['SoMi-Liste'.AE7]=&quot;f&quot;;['SoMi-Liste'.AE$2];IF(['SoMi-Liste'.AE7]=&quot;e&quot;;['SoMi-Liste'.AE$2];&quot;&quot;))" table:style-name="ce1"/>
          <table:table-cell office:value-type="string" office:string-value="" table:formula="of:=IF(['SoMi-Liste'.AF7]=&quot;f&quot;;['SoMi-Liste'.AF$2];IF(['SoMi-Liste'.AF7]=&quot;e&quot;;['SoMi-Liste'.AF$2];&quot;&quot;))" table:style-name="ce1"/>
          <table:table-cell office:value-type="string" office:string-value="" table:formula="of:=IF(['SoMi-Liste'.AG7]=&quot;f&quot;;['SoMi-Liste'.AG$2];IF(['SoMi-Liste'.AG7]=&quot;e&quot;;['SoMi-Liste'.AG$2];&quot;&quot;))" table:style-name="ce1"/>
          <table:table-cell office:value-type="string" office:string-value="" table:formula="of:=IF(['SoMi-Liste'.AH7]=&quot;f&quot;;['SoMi-Liste'.AH$2];IF(['SoMi-Liste'.AH7]=&quot;e&quot;;['SoMi-Liste'.AH$2];&quot;&quot;))" table:style-name="ce1"/>
          <table:table-cell office:value-type="string" office:string-value="" table:formula="of:=IF(['SoMi-Liste'.AI7]=&quot;f&quot;;['SoMi-Liste'.AI$2];IF(['SoMi-Liste'.AI7]=&quot;e&quot;;['SoMi-Liste'.AI$2];&quot;&quot;))" table:style-name="ce1"/>
          <table:table-cell office:value-type="string" office:string-value="" table:formula="of:=IF(['SoMi-Liste'.AJ7]=&quot;f&quot;;['SoMi-Liste'.AJ$2];IF(['SoMi-Liste'.AJ7]=&quot;e&quot;;['SoMi-Liste'.AJ$2];&quot;&quot;))" table:style-name="ce1"/>
          <table:table-cell office:value-type="string" office:string-value="" table:formula="of:=IF(['SoMi-Liste'.AK7]=&quot;f&quot;;['SoMi-Liste'.AK$2];IF(['SoMi-Liste'.AK7]=&quot;e&quot;;['SoMi-Liste'.AK$2];&quot;&quot;))" table:style-name="ce1"/>
          <table:table-cell office:value-type="string" office:string-value="" table:formula="of:=IF(['SoMi-Liste'.AL7]=&quot;f&quot;;['SoMi-Liste'.AL$2];IF(['SoMi-Liste'.AL7]=&quot;e&quot;;['SoMi-Liste'.AL$2];&quot;&quot;))" table:style-name="ce1"/>
          <table:table-cell office:value-type="string" office:string-value="" table:formula="of:=IF(['SoMi-Liste'.AM7]=&quot;f&quot;;['SoMi-Liste'.AM$2];IF(['SoMi-Liste'.AM7]=&quot;e&quot;;['SoMi-Liste'.AM$2];&quot;&quot;))" table:style-name="ce1"/>
          <table:table-cell office:value-type="string" office:string-value="" table:formula="of:=IF(['SoMi-Liste'.AN7]=&quot;f&quot;;['SoMi-Liste'.AN$2];IF(['SoMi-Liste'.AN7]=&quot;e&quot;;['SoMi-Liste'.AN$2];&quot;&quot;))" table:style-name="ce1"/>
          <table:table-cell office:value-type="string" office:string-value="" table:formula="of:=IF(['SoMi-Liste'.AO7]=&quot;f&quot;;['SoMi-Liste'.AO$2];IF(['SoMi-Liste'.AO7]=&quot;e&quot;;['SoMi-Liste'.AO$2];&quot;&quot;))" table:style-name="ce1"/>
          <table:table-cell office:value-type="string" office:string-value="" table:formula="of:=IF(['SoMi-Liste'.AP7]=&quot;f&quot;;['SoMi-Liste'.AP$2];IF(['SoMi-Liste'.AP7]=&quot;e&quot;;['SoMi-Liste'.AP$2];&quot;&quot;))" table:style-name="ce1"/>
          <table:table-cell office:value-type="string" office:string-value="" table:formula="of:=IF(['SoMi-Liste'.AQ7]=&quot;f&quot;;['SoMi-Liste'.AQ$2];IF(['SoMi-Liste'.AQ7]=&quot;e&quot;;['SoMi-Liste'.AQ$2];&quot;&quot;))" table:style-name="ce1"/>
          <table:table-cell office:value-type="string" office:string-value="" table:formula="of:=IF(['SoMi-Liste'.AR7]=&quot;f&quot;;['SoMi-Liste'.AR$2];IF(['SoMi-Liste'.AR7]=&quot;e&quot;;['SoMi-Liste'.AR$2];&quot;&quot;))" table:style-name="ce1"/>
          <table:table-cell office:value-type="string" office:string-value="" table:formula="of:=IF(['SoMi-Liste'.AS7]=&quot;f&quot;;['SoMi-Liste'.AS$2];IF(['SoMi-Liste'.AS7]=&quot;e&quot;;['SoMi-Liste'.AS$2];&quot;&quot;))" table:style-name="ce1"/>
          <table:table-cell office:value-type="string" office:string-value="" table:formula="of:=IF(['SoMi-Liste'.AT7]=&quot;f&quot;;['SoMi-Liste'.AT$2];IF(['SoMi-Liste'.AT7]=&quot;e&quot;;['SoMi-Liste'.AT$2];&quot;&quot;))" table:style-name="ce1"/>
          <table:table-cell office:value-type="string" office:string-value="" table:formula="of:=IF(['SoMi-Liste'.AU7]=&quot;f&quot;;['SoMi-Liste'.AU$2];IF(['SoMi-Liste'.AU7]=&quot;e&quot;;['SoMi-Liste'.AU$2];&quot;&quot;))" table:style-name="ce1"/>
          <table:table-cell office:value-type="string" office:string-value="" table:formula="of:=IF(['SoMi-Liste'.AV7]=&quot;f&quot;;['SoMi-Liste'.AV$2];IF(['SoMi-Liste'.AV7]=&quot;e&quot;;['SoMi-Liste'.AV$2];&quot;&quot;))" table:style-name="ce1"/>
          <table:table-cell office:value-type="string" office:string-value="" table:formula="of:=IF(['SoMi-Liste'.AW7]=&quot;f&quot;;['SoMi-Liste'.AW$2];IF(['SoMi-Liste'.AW7]=&quot;e&quot;;['SoMi-Liste'.AW$2];&quot;&quot;))" table:style-name="ce1"/>
          <table:table-cell office:value-type="string" office:string-value="" table:formula="of:=IF(['SoMi-Liste'.AX7]=&quot;f&quot;;['SoMi-Liste'.AX$2];IF(['SoMi-Liste'.AX7]=&quot;e&quot;;['SoMi-Liste'.AX$2];&quot;&quot;))" table:style-name="ce1"/>
          <table:table-cell office:value-type="string" office:string-value="" table:formula="of:=IF(['SoMi-Liste'.AY7]=&quot;f&quot;;['SoMi-Liste'.AY$2];IF(['SoMi-Liste'.AY7]=&quot;e&quot;;['SoMi-Liste'.AY$2];&quot;&quot;))" table:style-name="ce1"/>
          <table:table-cell table:number-columns-repeated="3" table:style-name="ce2"/>
          <table:table-cell office:value-type="float" office:value="0" table:formula="of:=SUM([.AA9:.AX9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Hundert-Prozent, Harry" table:formula="of:=['SoMi-Liste'.B8]" table:style-name="ce1">
            <text:p>Hundert-Prozent, Harry</text:p>
          </table:table-cell>
          <table:table-cell office:value-type="string" office:string-value="" table:formula="of:=IF(['SoMi-Liste'.C8]=&quot;f&quot;;['SoMi-Liste'.C$2];IF(['SoMi-Liste'.C8]=&quot;e&quot;;['SoMi-Liste'.C$2];&quot;&quot;))" table:style-name="ce1"/>
          <table:table-cell office:value-type="string" office:string-value="" table:formula="of:=IF(['SoMi-Liste'.D8]=&quot;f&quot;;['SoMi-Liste'.D$2];IF(['SoMi-Liste'.D8]=&quot;e&quot;;['SoMi-Liste'.D$2];&quot;&quot;))" table:style-name="ce1"/>
          <table:table-cell office:value-type="string" office:string-value="" table:formula="of:=IF(['SoMi-Liste'.E8]=&quot;f&quot;;['SoMi-Liste'.E$2];IF(['SoMi-Liste'.E8]=&quot;e&quot;;['SoMi-Liste'.E$2];&quot;&quot;))" table:style-name="ce1"/>
          <table:table-cell office:value-type="string" office:string-value="" table:formula="of:=IF(['SoMi-Liste'.F8]=&quot;f&quot;;['SoMi-Liste'.F$2];IF(['SoMi-Liste'.F8]=&quot;e&quot;;['SoMi-Liste'.F$2];&quot;&quot;))" table:style-name="ce1"/>
          <table:table-cell office:value-type="string" office:string-value="" table:formula="of:=IF(['SoMi-Liste'.G8]=&quot;f&quot;;['SoMi-Liste'.G$2];IF(['SoMi-Liste'.G8]=&quot;e&quot;;['SoMi-Liste'.G$2];&quot;&quot;))" table:style-name="ce1"/>
          <table:table-cell office:value-type="string" office:string-value="" table:formula="of:=IF(['SoMi-Liste'.H8]=&quot;f&quot;;['SoMi-Liste'.H$2];IF(['SoMi-Liste'.H8]=&quot;e&quot;;['SoMi-Liste'.H$2];&quot;&quot;))" table:style-name="ce1"/>
          <table:table-cell office:value-type="string" office:string-value="" table:formula="of:=IF(['SoMi-Liste'.I8]=&quot;f&quot;;['SoMi-Liste'.I$2];IF(['SoMi-Liste'.I8]=&quot;e&quot;;['SoMi-Liste'.I$2];&quot;&quot;))" table:style-name="ce1"/>
          <table:table-cell office:value-type="string" office:string-value="" table:formula="of:=IF(['SoMi-Liste'.J8]=&quot;f&quot;;['SoMi-Liste'.J$2];IF(['SoMi-Liste'.J8]=&quot;e&quot;;['SoMi-Liste'.J$2];&quot;&quot;))" table:style-name="ce1"/>
          <table:table-cell office:value-type="string" office:string-value="" table:formula="of:=IF(['SoMi-Liste'.K8]=&quot;f&quot;;['SoMi-Liste'.K$2];IF(['SoMi-Liste'.K8]=&quot;e&quot;;['SoMi-Liste'.K$2];&quot;&quot;))" table:style-name="ce1"/>
          <table:table-cell office:value-type="string" office:string-value="" table:formula="of:=IF(['SoMi-Liste'.L8]=&quot;f&quot;;['SoMi-Liste'.L$2];IF(['SoMi-Liste'.L8]=&quot;e&quot;;['SoMi-Liste'.L$2];&quot;&quot;))" table:style-name="ce1"/>
          <table:table-cell office:value-type="string" office:string-value="" table:formula="of:=IF(['SoMi-Liste'.M8]=&quot;f&quot;;['SoMi-Liste'.M$2];IF(['SoMi-Liste'.M8]=&quot;e&quot;;['SoMi-Liste'.M$2];&quot;&quot;))" table:style-name="ce1"/>
          <table:table-cell office:value-type="string" office:string-value="" table:formula="of:=IF(['SoMi-Liste'.N8]=&quot;f&quot;;['SoMi-Liste'.N$2];IF(['SoMi-Liste'.N8]=&quot;e&quot;;['SoMi-Liste'.N$2];&quot;&quot;))" table:style-name="ce1"/>
          <table:table-cell office:value-type="string" office:string-value="" table:formula="of:=IF(['SoMi-Liste'.O8]=&quot;f&quot;;['SoMi-Liste'.O$2];IF(['SoMi-Liste'.O8]=&quot;e&quot;;['SoMi-Liste'.O$2];&quot;&quot;))" table:style-name="ce1"/>
          <table:table-cell office:value-type="string" office:string-value="" table:formula="of:=IF(['SoMi-Liste'.P8]=&quot;f&quot;;['SoMi-Liste'.P$2];IF(['SoMi-Liste'.P8]=&quot;e&quot;;['SoMi-Liste'.P$2];&quot;&quot;))" table:style-name="ce1"/>
          <table:table-cell office:value-type="string" office:string-value="" table:formula="of:=IF(['SoMi-Liste'.Q8]=&quot;f&quot;;['SoMi-Liste'.Q$2];IF(['SoMi-Liste'.Q8]=&quot;e&quot;;['SoMi-Liste'.Q$2];&quot;&quot;))" table:style-name="ce1"/>
          <table:table-cell office:value-type="string" office:string-value="" table:formula="of:=IF(['SoMi-Liste'.R8]=&quot;f&quot;;['SoMi-Liste'.R$2];IF(['SoMi-Liste'.R8]=&quot;e&quot;;['SoMi-Liste'.R$2];&quot;&quot;))" table:style-name="ce1"/>
          <table:table-cell office:value-type="string" office:string-value="" table:formula="of:=IF(['SoMi-Liste'.S8]=&quot;f&quot;;['SoMi-Liste'.S$2];IF(['SoMi-Liste'.S8]=&quot;e&quot;;['SoMi-Liste'.S$2];&quot;&quot;))" table:style-name="ce1"/>
          <table:table-cell office:value-type="string" office:string-value="" table:formula="of:=IF(['SoMi-Liste'.T8]=&quot;f&quot;;['SoMi-Liste'.T$2];IF(['SoMi-Liste'.T8]=&quot;e&quot;;['SoMi-Liste'.T$2];&quot;&quot;))" table:style-name="ce1"/>
          <table:table-cell office:value-type="string" office:string-value="" table:formula="of:=IF(['SoMi-Liste'.U8]=&quot;f&quot;;['SoMi-Liste'.U$2];IF(['SoMi-Liste'.U8]=&quot;e&quot;;['SoMi-Liste'.U$2];&quot;&quot;))" table:style-name="ce1"/>
          <table:table-cell office:value-type="string" office:string-value="" table:formula="of:=IF(['SoMi-Liste'.V8]=&quot;f&quot;;['SoMi-Liste'.V$2];IF(['SoMi-Liste'.V8]=&quot;e&quot;;['SoMi-Liste'.V$2];&quot;&quot;))" table:style-name="ce1"/>
          <table:table-cell office:value-type="string" office:string-value="" table:formula="of:=IF(['SoMi-Liste'.W8]=&quot;f&quot;;['SoMi-Liste'.W$2];IF(['SoMi-Liste'.W8]=&quot;e&quot;;['SoMi-Liste'.W$2];&quot;&quot;))" table:style-name="ce1"/>
          <table:table-cell table:number-columns-repeated="2" table:style-name="ce2"/>
          <table:table-cell office:value-type="float" office:value="0" table:formula="of:=SUM([.B10:.X10])" table:style-name="ce1">
            <text:p>0</text:p>
          </table:table-cell>
          <table:table-cell office:value-type="string" office:string-value="Hundert-Prozent, Harry" table:formula="of:=['SoMi-Liste'.AD8]" table:style-name="ce1">
            <text:p>Hundert-Prozent, Harry</text:p>
          </table:table-cell>
          <table:table-cell office:value-type="string" office:string-value="" table:formula="of:=IF(['SoMi-Liste'.AE8]=&quot;f&quot;;['SoMi-Liste'.AE$2];IF(['SoMi-Liste'.AE8]=&quot;e&quot;;['SoMi-Liste'.AE$2];&quot;&quot;))" table:style-name="ce1"/>
          <table:table-cell office:value-type="string" office:string-value="" table:formula="of:=IF(['SoMi-Liste'.AF8]=&quot;f&quot;;['SoMi-Liste'.AF$2];IF(['SoMi-Liste'.AF8]=&quot;e&quot;;['SoMi-Liste'.AF$2];&quot;&quot;))" table:style-name="ce1"/>
          <table:table-cell office:value-type="string" office:string-value="" table:formula="of:=IF(['SoMi-Liste'.AG8]=&quot;f&quot;;['SoMi-Liste'.AG$2];IF(['SoMi-Liste'.AG8]=&quot;e&quot;;['SoMi-Liste'.AG$2];&quot;&quot;))" table:style-name="ce1"/>
          <table:table-cell office:value-type="string" office:string-value="" table:formula="of:=IF(['SoMi-Liste'.AH8]=&quot;f&quot;;['SoMi-Liste'.AH$2];IF(['SoMi-Liste'.AH8]=&quot;e&quot;;['SoMi-Liste'.AH$2];&quot;&quot;))" table:style-name="ce1"/>
          <table:table-cell office:value-type="string" office:string-value="" table:formula="of:=IF(['SoMi-Liste'.AI8]=&quot;f&quot;;['SoMi-Liste'.AI$2];IF(['SoMi-Liste'.AI8]=&quot;e&quot;;['SoMi-Liste'.AI$2];&quot;&quot;))" table:style-name="ce1"/>
          <table:table-cell office:value-type="string" office:string-value="" table:formula="of:=IF(['SoMi-Liste'.AJ8]=&quot;f&quot;;['SoMi-Liste'.AJ$2];IF(['SoMi-Liste'.AJ8]=&quot;e&quot;;['SoMi-Liste'.AJ$2];&quot;&quot;))" table:style-name="ce1"/>
          <table:table-cell office:value-type="string" office:string-value="" table:formula="of:=IF(['SoMi-Liste'.AK8]=&quot;f&quot;;['SoMi-Liste'.AK$2];IF(['SoMi-Liste'.AK8]=&quot;e&quot;;['SoMi-Liste'.AK$2];&quot;&quot;))" table:style-name="ce1"/>
          <table:table-cell office:value-type="string" office:string-value="" table:formula="of:=IF(['SoMi-Liste'.AL8]=&quot;f&quot;;['SoMi-Liste'.AL$2];IF(['SoMi-Liste'.AL8]=&quot;e&quot;;['SoMi-Liste'.AL$2];&quot;&quot;))" table:style-name="ce1"/>
          <table:table-cell office:value-type="string" office:string-value="" table:formula="of:=IF(['SoMi-Liste'.AM8]=&quot;f&quot;;['SoMi-Liste'.AM$2];IF(['SoMi-Liste'.AM8]=&quot;e&quot;;['SoMi-Liste'.AM$2];&quot;&quot;))" table:style-name="ce1"/>
          <table:table-cell office:value-type="string" office:string-value="" table:formula="of:=IF(['SoMi-Liste'.AN8]=&quot;f&quot;;['SoMi-Liste'.AN$2];IF(['SoMi-Liste'.AN8]=&quot;e&quot;;['SoMi-Liste'.AN$2];&quot;&quot;))" table:style-name="ce1"/>
          <table:table-cell office:value-type="string" office:string-value="" table:formula="of:=IF(['SoMi-Liste'.AO8]=&quot;f&quot;;['SoMi-Liste'.AO$2];IF(['SoMi-Liste'.AO8]=&quot;e&quot;;['SoMi-Liste'.AO$2];&quot;&quot;))" table:style-name="ce1"/>
          <table:table-cell office:value-type="string" office:string-value="" table:formula="of:=IF(['SoMi-Liste'.AP8]=&quot;f&quot;;['SoMi-Liste'.AP$2];IF(['SoMi-Liste'.AP8]=&quot;e&quot;;['SoMi-Liste'.AP$2];&quot;&quot;))" table:style-name="ce1"/>
          <table:table-cell office:value-type="string" office:string-value="" table:formula="of:=IF(['SoMi-Liste'.AQ8]=&quot;f&quot;;['SoMi-Liste'.AQ$2];IF(['SoMi-Liste'.AQ8]=&quot;e&quot;;['SoMi-Liste'.AQ$2];&quot;&quot;))" table:style-name="ce1"/>
          <table:table-cell office:value-type="string" office:string-value="" table:formula="of:=IF(['SoMi-Liste'.AR8]=&quot;f&quot;;['SoMi-Liste'.AR$2];IF(['SoMi-Liste'.AR8]=&quot;e&quot;;['SoMi-Liste'.AR$2];&quot;&quot;))" table:style-name="ce1"/>
          <table:table-cell office:value-type="string" office:string-value="" table:formula="of:=IF(['SoMi-Liste'.AS8]=&quot;f&quot;;['SoMi-Liste'.AS$2];IF(['SoMi-Liste'.AS8]=&quot;e&quot;;['SoMi-Liste'.AS$2];&quot;&quot;))" table:style-name="ce1"/>
          <table:table-cell office:value-type="string" office:string-value="" table:formula="of:=IF(['SoMi-Liste'.AT8]=&quot;f&quot;;['SoMi-Liste'.AT$2];IF(['SoMi-Liste'.AT8]=&quot;e&quot;;['SoMi-Liste'.AT$2];&quot;&quot;))" table:style-name="ce1"/>
          <table:table-cell office:value-type="string" office:string-value="" table:formula="of:=IF(['SoMi-Liste'.AU8]=&quot;f&quot;;['SoMi-Liste'.AU$2];IF(['SoMi-Liste'.AU8]=&quot;e&quot;;['SoMi-Liste'.AU$2];&quot;&quot;))" table:style-name="ce1"/>
          <table:table-cell office:value-type="string" office:string-value="" table:formula="of:=IF(['SoMi-Liste'.AV8]=&quot;f&quot;;['SoMi-Liste'.AV$2];IF(['SoMi-Liste'.AV8]=&quot;e&quot;;['SoMi-Liste'.AV$2];&quot;&quot;))" table:style-name="ce1"/>
          <table:table-cell office:value-type="string" office:string-value="" table:formula="of:=IF(['SoMi-Liste'.AW8]=&quot;f&quot;;['SoMi-Liste'.AW$2];IF(['SoMi-Liste'.AW8]=&quot;e&quot;;['SoMi-Liste'.AW$2];&quot;&quot;))" table:style-name="ce1"/>
          <table:table-cell office:value-type="string" office:string-value="" table:formula="of:=IF(['SoMi-Liste'.AX8]=&quot;f&quot;;['SoMi-Liste'.AX$2];IF(['SoMi-Liste'.AX8]=&quot;e&quot;;['SoMi-Liste'.AX$2];&quot;&quot;))" table:style-name="ce1"/>
          <table:table-cell office:value-type="string" office:string-value="" table:formula="of:=IF(['SoMi-Liste'.AY8]=&quot;f&quot;;['SoMi-Liste'.AY$2];IF(['SoMi-Liste'.AY8]=&quot;e&quot;;['SoMi-Liste'.AY$2];&quot;&quot;))" table:style-name="ce1"/>
          <table:table-cell table:number-columns-repeated="3" table:style-name="ce2"/>
          <table:table-cell office:value-type="float" office:value="0" table:formula="of:=SUM([.AA10:.AX10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Nulpe, Nils" table:formula="of:=['SoMi-Liste'.B9]" table:style-name="ce1">
            <text:p>Nulpe, Nils</text:p>
          </table:table-cell>
          <table:table-cell office:value-type="string" office:string-value="" table:formula="of:=IF(['SoMi-Liste'.C9]=&quot;f&quot;;['SoMi-Liste'.C$2];IF(['SoMi-Liste'.C9]=&quot;e&quot;;['SoMi-Liste'.C$2];&quot;&quot;))" table:style-name="ce1"/>
          <table:table-cell office:value-type="string" office:string-value="" table:formula="of:=IF(['SoMi-Liste'.D9]=&quot;f&quot;;['SoMi-Liste'.D$2];IF(['SoMi-Liste'.D9]=&quot;e&quot;;['SoMi-Liste'.D$2];&quot;&quot;))" table:style-name="ce1"/>
          <table:table-cell office:value-type="string" office:string-value="" table:formula="of:=IF(['SoMi-Liste'.E9]=&quot;f&quot;;['SoMi-Liste'.E$2];IF(['SoMi-Liste'.E9]=&quot;e&quot;;['SoMi-Liste'.E$2];&quot;&quot;))" table:style-name="ce1"/>
          <table:table-cell office:value-type="string" office:string-value="" table:formula="of:=IF(['SoMi-Liste'.F9]=&quot;f&quot;;['SoMi-Liste'.F$2];IF(['SoMi-Liste'.F9]=&quot;e&quot;;['SoMi-Liste'.F$2];&quot;&quot;))" table:style-name="ce1"/>
          <table:table-cell office:value-type="string" office:string-value="" table:formula="of:=IF(['SoMi-Liste'.G9]=&quot;f&quot;;['SoMi-Liste'.G$2];IF(['SoMi-Liste'.G9]=&quot;e&quot;;['SoMi-Liste'.G$2];&quot;&quot;))" table:style-name="ce1"/>
          <table:table-cell office:value-type="string" office:string-value="" table:formula="of:=IF(['SoMi-Liste'.H9]=&quot;f&quot;;['SoMi-Liste'.H$2];IF(['SoMi-Liste'.H9]=&quot;e&quot;;['SoMi-Liste'.H$2];&quot;&quot;))" table:style-name="ce1"/>
          <table:table-cell office:value-type="string" office:string-value="" table:formula="of:=IF(['SoMi-Liste'.I9]=&quot;f&quot;;['SoMi-Liste'.I$2];IF(['SoMi-Liste'.I9]=&quot;e&quot;;['SoMi-Liste'.I$2];&quot;&quot;))" table:style-name="ce1"/>
          <table:table-cell office:value-type="string" office:string-value="" table:formula="of:=IF(['SoMi-Liste'.J9]=&quot;f&quot;;['SoMi-Liste'.J$2];IF(['SoMi-Liste'.J9]=&quot;e&quot;;['SoMi-Liste'.J$2];&quot;&quot;))" table:style-name="ce1"/>
          <table:table-cell office:value-type="string" office:string-value="" table:formula="of:=IF(['SoMi-Liste'.K9]=&quot;f&quot;;['SoMi-Liste'.K$2];IF(['SoMi-Liste'.K9]=&quot;e&quot;;['SoMi-Liste'.K$2];&quot;&quot;))" table:style-name="ce1"/>
          <table:table-cell office:value-type="string" office:string-value="" table:formula="of:=IF(['SoMi-Liste'.L9]=&quot;f&quot;;['SoMi-Liste'.L$2];IF(['SoMi-Liste'.L9]=&quot;e&quot;;['SoMi-Liste'.L$2];&quot;&quot;))" table:style-name="ce1"/>
          <table:table-cell office:value-type="string" office:string-value="" table:formula="of:=IF(['SoMi-Liste'.M9]=&quot;f&quot;;['SoMi-Liste'.M$2];IF(['SoMi-Liste'.M9]=&quot;e&quot;;['SoMi-Liste'.M$2];&quot;&quot;))" table:style-name="ce1"/>
          <table:table-cell office:value-type="string" office:string-value="" table:formula="of:=IF(['SoMi-Liste'.N9]=&quot;f&quot;;['SoMi-Liste'.N$2];IF(['SoMi-Liste'.N9]=&quot;e&quot;;['SoMi-Liste'.N$2];&quot;&quot;))" table:style-name="ce1"/>
          <table:table-cell office:value-type="string" office:string-value="" table:formula="of:=IF(['SoMi-Liste'.O9]=&quot;f&quot;;['SoMi-Liste'.O$2];IF(['SoMi-Liste'.O9]=&quot;e&quot;;['SoMi-Liste'.O$2];&quot;&quot;))" table:style-name="ce1"/>
          <table:table-cell office:value-type="string" office:string-value="" table:formula="of:=IF(['SoMi-Liste'.P9]=&quot;f&quot;;['SoMi-Liste'.P$2];IF(['SoMi-Liste'.P9]=&quot;e&quot;;['SoMi-Liste'.P$2];&quot;&quot;))" table:style-name="ce1"/>
          <table:table-cell office:value-type="string" office:string-value="" table:formula="of:=IF(['SoMi-Liste'.Q9]=&quot;f&quot;;['SoMi-Liste'.Q$2];IF(['SoMi-Liste'.Q9]=&quot;e&quot;;['SoMi-Liste'.Q$2];&quot;&quot;))" table:style-name="ce1"/>
          <table:table-cell office:value-type="string" office:string-value="" table:formula="of:=IF(['SoMi-Liste'.R9]=&quot;f&quot;;['SoMi-Liste'.R$2];IF(['SoMi-Liste'.R9]=&quot;e&quot;;['SoMi-Liste'.R$2];&quot;&quot;))" table:style-name="ce1"/>
          <table:table-cell office:value-type="string" office:string-value="" table:formula="of:=IF(['SoMi-Liste'.S9]=&quot;f&quot;;['SoMi-Liste'.S$2];IF(['SoMi-Liste'.S9]=&quot;e&quot;;['SoMi-Liste'.S$2];&quot;&quot;))" table:style-name="ce1"/>
          <table:table-cell office:value-type="string" office:string-value="" table:formula="of:=IF(['SoMi-Liste'.T9]=&quot;f&quot;;['SoMi-Liste'.T$2];IF(['SoMi-Liste'.T9]=&quot;e&quot;;['SoMi-Liste'.T$2];&quot;&quot;))" table:style-name="ce1"/>
          <table:table-cell office:value-type="string" office:string-value="" table:formula="of:=IF(['SoMi-Liste'.U9]=&quot;f&quot;;['SoMi-Liste'.U$2];IF(['SoMi-Liste'.U9]=&quot;e&quot;;['SoMi-Liste'.U$2];&quot;&quot;))" table:style-name="ce1"/>
          <table:table-cell office:value-type="string" office:string-value="" table:formula="of:=IF(['SoMi-Liste'.V9]=&quot;f&quot;;['SoMi-Liste'.V$2];IF(['SoMi-Liste'.V9]=&quot;e&quot;;['SoMi-Liste'.V$2];&quot;&quot;))" table:style-name="ce1"/>
          <table:table-cell office:value-type="string" office:string-value="" table:formula="of:=IF(['SoMi-Liste'.W9]=&quot;f&quot;;['SoMi-Liste'.W$2];IF(['SoMi-Liste'.W9]=&quot;e&quot;;['SoMi-Liste'.W$2];&quot;&quot;))" table:style-name="ce1"/>
          <table:table-cell table:number-columns-repeated="2" table:style-name="ce2"/>
          <table:table-cell office:value-type="float" office:value="0" table:formula="of:=SUM([.B11:.X11])" table:style-name="ce1">
            <text:p>0</text:p>
          </table:table-cell>
          <table:table-cell office:value-type="string" office:string-value="Nulpe, Nils" table:formula="of:=['SoMi-Liste'.AD9]" table:style-name="ce1">
            <text:p>Nulpe, Nils</text:p>
          </table:table-cell>
          <table:table-cell office:value-type="string" office:string-value="" table:formula="of:=IF(['SoMi-Liste'.AE9]=&quot;f&quot;;['SoMi-Liste'.AE$2];IF(['SoMi-Liste'.AE9]=&quot;e&quot;;['SoMi-Liste'.AE$2];&quot;&quot;))" table:style-name="ce1"/>
          <table:table-cell office:value-type="string" office:string-value="" table:formula="of:=IF(['SoMi-Liste'.AF9]=&quot;f&quot;;['SoMi-Liste'.AF$2];IF(['SoMi-Liste'.AF9]=&quot;e&quot;;['SoMi-Liste'.AF$2];&quot;&quot;))" table:style-name="ce1"/>
          <table:table-cell office:value-type="string" office:string-value="" table:formula="of:=IF(['SoMi-Liste'.AG9]=&quot;f&quot;;['SoMi-Liste'.AG$2];IF(['SoMi-Liste'.AG9]=&quot;e&quot;;['SoMi-Liste'.AG$2];&quot;&quot;))" table:style-name="ce1"/>
          <table:table-cell office:value-type="string" office:string-value="" table:formula="of:=IF(['SoMi-Liste'.AH9]=&quot;f&quot;;['SoMi-Liste'.AH$2];IF(['SoMi-Liste'.AH9]=&quot;e&quot;;['SoMi-Liste'.AH$2];&quot;&quot;))" table:style-name="ce1"/>
          <table:table-cell office:value-type="string" office:string-value="" table:formula="of:=IF(['SoMi-Liste'.AI9]=&quot;f&quot;;['SoMi-Liste'.AI$2];IF(['SoMi-Liste'.AI9]=&quot;e&quot;;['SoMi-Liste'.AI$2];&quot;&quot;))" table:style-name="ce1"/>
          <table:table-cell office:value-type="string" office:string-value="" table:formula="of:=IF(['SoMi-Liste'.AJ9]=&quot;f&quot;;['SoMi-Liste'.AJ$2];IF(['SoMi-Liste'.AJ9]=&quot;e&quot;;['SoMi-Liste'.AJ$2];&quot;&quot;))" table:style-name="ce1"/>
          <table:table-cell office:value-type="string" office:string-value="" table:formula="of:=IF(['SoMi-Liste'.AK9]=&quot;f&quot;;['SoMi-Liste'.AK$2];IF(['SoMi-Liste'.AK9]=&quot;e&quot;;['SoMi-Liste'.AK$2];&quot;&quot;))" table:style-name="ce1"/>
          <table:table-cell office:value-type="string" office:string-value="" table:formula="of:=IF(['SoMi-Liste'.AL9]=&quot;f&quot;;['SoMi-Liste'.AL$2];IF(['SoMi-Liste'.AL9]=&quot;e&quot;;['SoMi-Liste'.AL$2];&quot;&quot;))" table:style-name="ce1"/>
          <table:table-cell office:value-type="string" office:string-value="" table:formula="of:=IF(['SoMi-Liste'.AM9]=&quot;f&quot;;['SoMi-Liste'.AM$2];IF(['SoMi-Liste'.AM9]=&quot;e&quot;;['SoMi-Liste'.AM$2];&quot;&quot;))" table:style-name="ce1"/>
          <table:table-cell office:value-type="string" office:string-value="" table:formula="of:=IF(['SoMi-Liste'.AN9]=&quot;f&quot;;['SoMi-Liste'.AN$2];IF(['SoMi-Liste'.AN9]=&quot;e&quot;;['SoMi-Liste'.AN$2];&quot;&quot;))" table:style-name="ce1"/>
          <table:table-cell office:value-type="string" office:string-value="" table:formula="of:=IF(['SoMi-Liste'.AO9]=&quot;f&quot;;['SoMi-Liste'.AO$2];IF(['SoMi-Liste'.AO9]=&quot;e&quot;;['SoMi-Liste'.AO$2];&quot;&quot;))" table:style-name="ce1"/>
          <table:table-cell office:value-type="string" office:string-value="" table:formula="of:=IF(['SoMi-Liste'.AP9]=&quot;f&quot;;['SoMi-Liste'.AP$2];IF(['SoMi-Liste'.AP9]=&quot;e&quot;;['SoMi-Liste'.AP$2];&quot;&quot;))" table:style-name="ce1"/>
          <table:table-cell office:value-type="string" office:string-value="" table:formula="of:=IF(['SoMi-Liste'.AQ9]=&quot;f&quot;;['SoMi-Liste'.AQ$2];IF(['SoMi-Liste'.AQ9]=&quot;e&quot;;['SoMi-Liste'.AQ$2];&quot;&quot;))" table:style-name="ce1"/>
          <table:table-cell office:value-type="string" office:string-value="" table:formula="of:=IF(['SoMi-Liste'.AR9]=&quot;f&quot;;['SoMi-Liste'.AR$2];IF(['SoMi-Liste'.AR9]=&quot;e&quot;;['SoMi-Liste'.AR$2];&quot;&quot;))" table:style-name="ce1"/>
          <table:table-cell office:value-type="string" office:string-value="" table:formula="of:=IF(['SoMi-Liste'.AS9]=&quot;f&quot;;['SoMi-Liste'.AS$2];IF(['SoMi-Liste'.AS9]=&quot;e&quot;;['SoMi-Liste'.AS$2];&quot;&quot;))" table:style-name="ce1"/>
          <table:table-cell office:value-type="string" office:string-value="" table:formula="of:=IF(['SoMi-Liste'.AT9]=&quot;f&quot;;['SoMi-Liste'.AT$2];IF(['SoMi-Liste'.AT9]=&quot;e&quot;;['SoMi-Liste'.AT$2];&quot;&quot;))" table:style-name="ce1"/>
          <table:table-cell office:value-type="string" office:string-value="" table:formula="of:=IF(['SoMi-Liste'.AU9]=&quot;f&quot;;['SoMi-Liste'.AU$2];IF(['SoMi-Liste'.AU9]=&quot;e&quot;;['SoMi-Liste'.AU$2];&quot;&quot;))" table:style-name="ce1"/>
          <table:table-cell office:value-type="string" office:string-value="" table:formula="of:=IF(['SoMi-Liste'.AV9]=&quot;f&quot;;['SoMi-Liste'.AV$2];IF(['SoMi-Liste'.AV9]=&quot;e&quot;;['SoMi-Liste'.AV$2];&quot;&quot;))" table:style-name="ce1"/>
          <table:table-cell office:value-type="string" office:string-value="" table:formula="of:=IF(['SoMi-Liste'.AW9]=&quot;f&quot;;['SoMi-Liste'.AW$2];IF(['SoMi-Liste'.AW9]=&quot;e&quot;;['SoMi-Liste'.AW$2];&quot;&quot;))" table:style-name="ce1"/>
          <table:table-cell office:value-type="string" office:string-value="" table:formula="of:=IF(['SoMi-Liste'.AX9]=&quot;f&quot;;['SoMi-Liste'.AX$2];IF(['SoMi-Liste'.AX9]=&quot;e&quot;;['SoMi-Liste'.AX$2];&quot;&quot;))" table:style-name="ce1"/>
          <table:table-cell office:value-type="string" office:string-value="" table:formula="of:=IF(['SoMi-Liste'.AY9]=&quot;f&quot;;['SoMi-Liste'.AY$2];IF(['SoMi-Liste'.AY9]=&quot;e&quot;;['SoMi-Liste'.AY$2];&quot;&quot;))" table:style-name="ce1"/>
          <table:table-cell table:number-columns-repeated="3" table:style-name="ce2"/>
          <table:table-cell office:value-type="float" office:value="0" table:formula="of:=SUM([.AA11:.AX11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0]" table:style-name="ce1"/>
          <table:table-cell office:value-type="string" office:string-value="" table:formula="of:=IF(['SoMi-Liste'.C10]=&quot;f&quot;;['SoMi-Liste'.C$2];IF(['SoMi-Liste'.C10]=&quot;e&quot;;['SoMi-Liste'.C$2];&quot;&quot;))" table:style-name="ce1"/>
          <table:table-cell office:value-type="string" office:string-value="" table:formula="of:=IF(['SoMi-Liste'.D10]=&quot;f&quot;;['SoMi-Liste'.D$2];IF(['SoMi-Liste'.D10]=&quot;e&quot;;['SoMi-Liste'.D$2];&quot;&quot;))" table:style-name="ce1"/>
          <table:table-cell office:value-type="string" office:string-value="" table:formula="of:=IF(['SoMi-Liste'.E10]=&quot;f&quot;;['SoMi-Liste'.E$2];IF(['SoMi-Liste'.E10]=&quot;e&quot;;['SoMi-Liste'.E$2];&quot;&quot;))" table:style-name="ce1"/>
          <table:table-cell office:value-type="string" office:string-value="" table:formula="of:=IF(['SoMi-Liste'.F10]=&quot;f&quot;;['SoMi-Liste'.F$2];IF(['SoMi-Liste'.F10]=&quot;e&quot;;['SoMi-Liste'.F$2];&quot;&quot;))" table:style-name="ce1"/>
          <table:table-cell office:value-type="string" office:string-value="" table:formula="of:=IF(['SoMi-Liste'.G10]=&quot;f&quot;;['SoMi-Liste'.G$2];IF(['SoMi-Liste'.G10]=&quot;e&quot;;['SoMi-Liste'.G$2];&quot;&quot;))" table:style-name="ce1"/>
          <table:table-cell office:value-type="string" office:string-value="" table:formula="of:=IF(['SoMi-Liste'.H10]=&quot;f&quot;;['SoMi-Liste'.H$2];IF(['SoMi-Liste'.H10]=&quot;e&quot;;['SoMi-Liste'.H$2];&quot;&quot;))" table:style-name="ce1"/>
          <table:table-cell office:value-type="string" office:string-value="" table:formula="of:=IF(['SoMi-Liste'.I10]=&quot;f&quot;;['SoMi-Liste'.I$2];IF(['SoMi-Liste'.I10]=&quot;e&quot;;['SoMi-Liste'.I$2];&quot;&quot;))" table:style-name="ce1"/>
          <table:table-cell office:value-type="string" office:string-value="" table:formula="of:=IF(['SoMi-Liste'.J10]=&quot;f&quot;;['SoMi-Liste'.J$2];IF(['SoMi-Liste'.J10]=&quot;e&quot;;['SoMi-Liste'.J$2];&quot;&quot;))" table:style-name="ce1"/>
          <table:table-cell office:value-type="string" office:string-value="" table:formula="of:=IF(['SoMi-Liste'.K10]=&quot;f&quot;;['SoMi-Liste'.K$2];IF(['SoMi-Liste'.K10]=&quot;e&quot;;['SoMi-Liste'.K$2];&quot;&quot;))" table:style-name="ce1"/>
          <table:table-cell office:value-type="string" office:string-value="" table:formula="of:=IF(['SoMi-Liste'.L10]=&quot;f&quot;;['SoMi-Liste'.L$2];IF(['SoMi-Liste'.L10]=&quot;e&quot;;['SoMi-Liste'.L$2];&quot;&quot;))" table:style-name="ce1"/>
          <table:table-cell office:value-type="string" office:string-value="" table:formula="of:=IF(['SoMi-Liste'.M10]=&quot;f&quot;;['SoMi-Liste'.M$2];IF(['SoMi-Liste'.M10]=&quot;e&quot;;['SoMi-Liste'.M$2];&quot;&quot;))" table:style-name="ce1"/>
          <table:table-cell office:value-type="string" office:string-value="" table:formula="of:=IF(['SoMi-Liste'.N10]=&quot;f&quot;;['SoMi-Liste'.N$2];IF(['SoMi-Liste'.N10]=&quot;e&quot;;['SoMi-Liste'.N$2];&quot;&quot;))" table:style-name="ce1"/>
          <table:table-cell office:value-type="string" office:string-value="" table:formula="of:=IF(['SoMi-Liste'.O10]=&quot;f&quot;;['SoMi-Liste'.O$2];IF(['SoMi-Liste'.O10]=&quot;e&quot;;['SoMi-Liste'.O$2];&quot;&quot;))" table:style-name="ce1"/>
          <table:table-cell office:value-type="string" office:string-value="" table:formula="of:=IF(['SoMi-Liste'.P10]=&quot;f&quot;;['SoMi-Liste'.P$2];IF(['SoMi-Liste'.P10]=&quot;e&quot;;['SoMi-Liste'.P$2];&quot;&quot;))" table:style-name="ce1"/>
          <table:table-cell office:value-type="string" office:string-value="" table:formula="of:=IF(['SoMi-Liste'.Q10]=&quot;f&quot;;['SoMi-Liste'.Q$2];IF(['SoMi-Liste'.Q10]=&quot;e&quot;;['SoMi-Liste'.Q$2];&quot;&quot;))" table:style-name="ce1"/>
          <table:table-cell office:value-type="string" office:string-value="" table:formula="of:=IF(['SoMi-Liste'.R10]=&quot;f&quot;;['SoMi-Liste'.R$2];IF(['SoMi-Liste'.R10]=&quot;e&quot;;['SoMi-Liste'.R$2];&quot;&quot;))" table:style-name="ce1"/>
          <table:table-cell office:value-type="string" office:string-value="" table:formula="of:=IF(['SoMi-Liste'.S10]=&quot;f&quot;;['SoMi-Liste'.S$2];IF(['SoMi-Liste'.S10]=&quot;e&quot;;['SoMi-Liste'.S$2];&quot;&quot;))" table:style-name="ce1"/>
          <table:table-cell office:value-type="string" office:string-value="" table:formula="of:=IF(['SoMi-Liste'.T10]=&quot;f&quot;;['SoMi-Liste'.T$2];IF(['SoMi-Liste'.T10]=&quot;e&quot;;['SoMi-Liste'.T$2];&quot;&quot;))" table:style-name="ce1"/>
          <table:table-cell office:value-type="string" office:string-value="" table:formula="of:=IF(['SoMi-Liste'.U10]=&quot;f&quot;;['SoMi-Liste'.U$2];IF(['SoMi-Liste'.U10]=&quot;e&quot;;['SoMi-Liste'.U$2];&quot;&quot;))" table:style-name="ce1"/>
          <table:table-cell office:value-type="string" office:string-value="" table:formula="of:=IF(['SoMi-Liste'.V10]=&quot;f&quot;;['SoMi-Liste'.V$2];IF(['SoMi-Liste'.V10]=&quot;e&quot;;['SoMi-Liste'.V$2];&quot;&quot;))" table:style-name="ce1"/>
          <table:table-cell office:value-type="string" office:string-value="" table:formula="of:=IF(['SoMi-Liste'.W10]=&quot;f&quot;;['SoMi-Liste'.W$2];IF(['SoMi-Liste'.W10]=&quot;e&quot;;['SoMi-Liste'.W$2];&quot;&quot;))" table:style-name="ce1"/>
          <table:table-cell table:number-columns-repeated="2" table:style-name="ce2"/>
          <table:table-cell office:value-type="float" office:value="0" table:formula="of:=SUM([.B12:.X12])" table:style-name="ce1">
            <text:p>0</text:p>
          </table:table-cell>
          <table:table-cell office:value-type="string" office:string-value="" table:formula="of:=['SoMi-Liste'.AD10]" table:style-name="ce1"/>
          <table:table-cell office:value-type="string" office:string-value="" table:formula="of:=IF(['SoMi-Liste'.AE10]=&quot;f&quot;;['SoMi-Liste'.AE$2];IF(['SoMi-Liste'.AE10]=&quot;e&quot;;['SoMi-Liste'.AE$2];&quot;&quot;))" table:style-name="ce1"/>
          <table:table-cell office:value-type="string" office:string-value="" table:formula="of:=IF(['SoMi-Liste'.AF10]=&quot;f&quot;;['SoMi-Liste'.AF$2];IF(['SoMi-Liste'.AF10]=&quot;e&quot;;['SoMi-Liste'.AF$2];&quot;&quot;))" table:style-name="ce1"/>
          <table:table-cell office:value-type="string" office:string-value="" table:formula="of:=IF(['SoMi-Liste'.AG10]=&quot;f&quot;;['SoMi-Liste'.AG$2];IF(['SoMi-Liste'.AG10]=&quot;e&quot;;['SoMi-Liste'.AG$2];&quot;&quot;))" table:style-name="ce1"/>
          <table:table-cell office:value-type="string" office:string-value="" table:formula="of:=IF(['SoMi-Liste'.AH10]=&quot;f&quot;;['SoMi-Liste'.AH$2];IF(['SoMi-Liste'.AH10]=&quot;e&quot;;['SoMi-Liste'.AH$2];&quot;&quot;))" table:style-name="ce1"/>
          <table:table-cell office:value-type="string" office:string-value="" table:formula="of:=IF(['SoMi-Liste'.AI10]=&quot;f&quot;;['SoMi-Liste'.AI$2];IF(['SoMi-Liste'.AI10]=&quot;e&quot;;['SoMi-Liste'.AI$2];&quot;&quot;))" table:style-name="ce1"/>
          <table:table-cell office:value-type="string" office:string-value="" table:formula="of:=IF(['SoMi-Liste'.AJ10]=&quot;f&quot;;['SoMi-Liste'.AJ$2];IF(['SoMi-Liste'.AJ10]=&quot;e&quot;;['SoMi-Liste'.AJ$2];&quot;&quot;))" table:style-name="ce1"/>
          <table:table-cell office:value-type="string" office:string-value="" table:formula="of:=IF(['SoMi-Liste'.AK10]=&quot;f&quot;;['SoMi-Liste'.AK$2];IF(['SoMi-Liste'.AK10]=&quot;e&quot;;['SoMi-Liste'.AK$2];&quot;&quot;))" table:style-name="ce1"/>
          <table:table-cell office:value-type="string" office:string-value="" table:formula="of:=IF(['SoMi-Liste'.AL10]=&quot;f&quot;;['SoMi-Liste'.AL$2];IF(['SoMi-Liste'.AL10]=&quot;e&quot;;['SoMi-Liste'.AL$2];&quot;&quot;))" table:style-name="ce1"/>
          <table:table-cell office:value-type="string" office:string-value="" table:formula="of:=IF(['SoMi-Liste'.AM10]=&quot;f&quot;;['SoMi-Liste'.AM$2];IF(['SoMi-Liste'.AM10]=&quot;e&quot;;['SoMi-Liste'.AM$2];&quot;&quot;))" table:style-name="ce1"/>
          <table:table-cell office:value-type="string" office:string-value="" table:formula="of:=IF(['SoMi-Liste'.AN10]=&quot;f&quot;;['SoMi-Liste'.AN$2];IF(['SoMi-Liste'.AN10]=&quot;e&quot;;['SoMi-Liste'.AN$2];&quot;&quot;))" table:style-name="ce1"/>
          <table:table-cell office:value-type="string" office:string-value="" table:formula="of:=IF(['SoMi-Liste'.AO10]=&quot;f&quot;;['SoMi-Liste'.AO$2];IF(['SoMi-Liste'.AO10]=&quot;e&quot;;['SoMi-Liste'.AO$2];&quot;&quot;))" table:style-name="ce1"/>
          <table:table-cell office:value-type="string" office:string-value="" table:formula="of:=IF(['SoMi-Liste'.AP10]=&quot;f&quot;;['SoMi-Liste'.AP$2];IF(['SoMi-Liste'.AP10]=&quot;e&quot;;['SoMi-Liste'.AP$2];&quot;&quot;))" table:style-name="ce1"/>
          <table:table-cell office:value-type="string" office:string-value="" table:formula="of:=IF(['SoMi-Liste'.AQ10]=&quot;f&quot;;['SoMi-Liste'.AQ$2];IF(['SoMi-Liste'.AQ10]=&quot;e&quot;;['SoMi-Liste'.AQ$2];&quot;&quot;))" table:style-name="ce1"/>
          <table:table-cell office:value-type="string" office:string-value="" table:formula="of:=IF(['SoMi-Liste'.AR10]=&quot;f&quot;;['SoMi-Liste'.AR$2];IF(['SoMi-Liste'.AR10]=&quot;e&quot;;['SoMi-Liste'.AR$2];&quot;&quot;))" table:style-name="ce1"/>
          <table:table-cell office:value-type="string" office:string-value="" table:formula="of:=IF(['SoMi-Liste'.AS10]=&quot;f&quot;;['SoMi-Liste'.AS$2];IF(['SoMi-Liste'.AS10]=&quot;e&quot;;['SoMi-Liste'.AS$2];&quot;&quot;))" table:style-name="ce1"/>
          <table:table-cell office:value-type="string" office:string-value="" table:formula="of:=IF(['SoMi-Liste'.AT10]=&quot;f&quot;;['SoMi-Liste'.AT$2];IF(['SoMi-Liste'.AT10]=&quot;e&quot;;['SoMi-Liste'.AT$2];&quot;&quot;))" table:style-name="ce1"/>
          <table:table-cell office:value-type="string" office:string-value="" table:formula="of:=IF(['SoMi-Liste'.AU10]=&quot;f&quot;;['SoMi-Liste'.AU$2];IF(['SoMi-Liste'.AU10]=&quot;e&quot;;['SoMi-Liste'.AU$2];&quot;&quot;))" table:style-name="ce1"/>
          <table:table-cell office:value-type="string" office:string-value="" table:formula="of:=IF(['SoMi-Liste'.AV10]=&quot;f&quot;;['SoMi-Liste'.AV$2];IF(['SoMi-Liste'.AV10]=&quot;e&quot;;['SoMi-Liste'.AV$2];&quot;&quot;))" table:style-name="ce1"/>
          <table:table-cell office:value-type="string" office:string-value="" table:formula="of:=IF(['SoMi-Liste'.AW10]=&quot;f&quot;;['SoMi-Liste'.AW$2];IF(['SoMi-Liste'.AW10]=&quot;e&quot;;['SoMi-Liste'.AW$2];&quot;&quot;))" table:style-name="ce1"/>
          <table:table-cell office:value-type="string" office:string-value="" table:formula="of:=IF(['SoMi-Liste'.AX10]=&quot;f&quot;;['SoMi-Liste'.AX$2];IF(['SoMi-Liste'.AX10]=&quot;e&quot;;['SoMi-Liste'.AX$2];&quot;&quot;))" table:style-name="ce1"/>
          <table:table-cell office:value-type="string" office:string-value="" table:formula="of:=IF(['SoMi-Liste'.AY10]=&quot;f&quot;;['SoMi-Liste'.AY$2];IF(['SoMi-Liste'.AY10]=&quot;e&quot;;['SoMi-Liste'.AY$2];&quot;&quot;))" table:style-name="ce1"/>
          <table:table-cell table:number-columns-repeated="3" table:style-name="ce2"/>
          <table:table-cell office:value-type="float" office:value="0" table:formula="of:=SUM([.AA12:.AX12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1]" table:style-name="ce1"/>
          <table:table-cell office:value-type="string" office:string-value="" table:formula="of:=IF(['SoMi-Liste'.C11]=&quot;f&quot;;['SoMi-Liste'.C$2];IF(['SoMi-Liste'.C11]=&quot;e&quot;;['SoMi-Liste'.C$2];&quot;&quot;))" table:style-name="ce1"/>
          <table:table-cell office:value-type="string" office:string-value="" table:formula="of:=IF(['SoMi-Liste'.D11]=&quot;f&quot;;['SoMi-Liste'.D$2];IF(['SoMi-Liste'.D11]=&quot;e&quot;;['SoMi-Liste'.D$2];&quot;&quot;))" table:style-name="ce1"/>
          <table:table-cell office:value-type="string" office:string-value="" table:formula="of:=IF(['SoMi-Liste'.E11]=&quot;f&quot;;['SoMi-Liste'.E$2];IF(['SoMi-Liste'.E11]=&quot;e&quot;;['SoMi-Liste'.E$2];&quot;&quot;))" table:style-name="ce1"/>
          <table:table-cell office:value-type="string" office:string-value="" table:formula="of:=IF(['SoMi-Liste'.F11]=&quot;f&quot;;['SoMi-Liste'.F$2];IF(['SoMi-Liste'.F11]=&quot;e&quot;;['SoMi-Liste'.F$2];&quot;&quot;))" table:style-name="ce1"/>
          <table:table-cell office:value-type="string" office:string-value="" table:formula="of:=IF(['SoMi-Liste'.G11]=&quot;f&quot;;['SoMi-Liste'.G$2];IF(['SoMi-Liste'.G11]=&quot;e&quot;;['SoMi-Liste'.G$2];&quot;&quot;))" table:style-name="ce1"/>
          <table:table-cell office:value-type="string" office:string-value="" table:formula="of:=IF(['SoMi-Liste'.H11]=&quot;f&quot;;['SoMi-Liste'.H$2];IF(['SoMi-Liste'.H11]=&quot;e&quot;;['SoMi-Liste'.H$2];&quot;&quot;))" table:style-name="ce1"/>
          <table:table-cell office:value-type="string" office:string-value="" table:formula="of:=IF(['SoMi-Liste'.I11]=&quot;f&quot;;['SoMi-Liste'.I$2];IF(['SoMi-Liste'.I11]=&quot;e&quot;;['SoMi-Liste'.I$2];&quot;&quot;))" table:style-name="ce1"/>
          <table:table-cell office:value-type="string" office:string-value="" table:formula="of:=IF(['SoMi-Liste'.J11]=&quot;f&quot;;['SoMi-Liste'.J$2];IF(['SoMi-Liste'.J11]=&quot;e&quot;;['SoMi-Liste'.J$2];&quot;&quot;))" table:style-name="ce1"/>
          <table:table-cell office:value-type="string" office:string-value="" table:formula="of:=IF(['SoMi-Liste'.K11]=&quot;f&quot;;['SoMi-Liste'.K$2];IF(['SoMi-Liste'.K11]=&quot;e&quot;;['SoMi-Liste'.K$2];&quot;&quot;))" table:style-name="ce1"/>
          <table:table-cell office:value-type="string" office:string-value="" table:formula="of:=IF(['SoMi-Liste'.L11]=&quot;f&quot;;['SoMi-Liste'.L$2];IF(['SoMi-Liste'.L11]=&quot;e&quot;;['SoMi-Liste'.L$2];&quot;&quot;))" table:style-name="ce1"/>
          <table:table-cell office:value-type="string" office:string-value="" table:formula="of:=IF(['SoMi-Liste'.M11]=&quot;f&quot;;['SoMi-Liste'.M$2];IF(['SoMi-Liste'.M11]=&quot;e&quot;;['SoMi-Liste'.M$2];&quot;&quot;))" table:style-name="ce1"/>
          <table:table-cell office:value-type="string" office:string-value="" table:formula="of:=IF(['SoMi-Liste'.N11]=&quot;f&quot;;['SoMi-Liste'.N$2];IF(['SoMi-Liste'.N11]=&quot;e&quot;;['SoMi-Liste'.N$2];&quot;&quot;))" table:style-name="ce1"/>
          <table:table-cell office:value-type="string" office:string-value="" table:formula="of:=IF(['SoMi-Liste'.O11]=&quot;f&quot;;['SoMi-Liste'.O$2];IF(['SoMi-Liste'.O11]=&quot;e&quot;;['SoMi-Liste'.O$2];&quot;&quot;))" table:style-name="ce1"/>
          <table:table-cell office:value-type="string" office:string-value="" table:formula="of:=IF(['SoMi-Liste'.P11]=&quot;f&quot;;['SoMi-Liste'.P$2];IF(['SoMi-Liste'.P11]=&quot;e&quot;;['SoMi-Liste'.P$2];&quot;&quot;))" table:style-name="ce1"/>
          <table:table-cell office:value-type="string" office:string-value="" table:formula="of:=IF(['SoMi-Liste'.Q11]=&quot;f&quot;;['SoMi-Liste'.Q$2];IF(['SoMi-Liste'.Q11]=&quot;e&quot;;['SoMi-Liste'.Q$2];&quot;&quot;))" table:style-name="ce1"/>
          <table:table-cell office:value-type="string" office:string-value="" table:formula="of:=IF(['SoMi-Liste'.R11]=&quot;f&quot;;['SoMi-Liste'.R$2];IF(['SoMi-Liste'.R11]=&quot;e&quot;;['SoMi-Liste'.R$2];&quot;&quot;))" table:style-name="ce1"/>
          <table:table-cell office:value-type="string" office:string-value="" table:formula="of:=IF(['SoMi-Liste'.S11]=&quot;f&quot;;['SoMi-Liste'.S$2];IF(['SoMi-Liste'.S11]=&quot;e&quot;;['SoMi-Liste'.S$2];&quot;&quot;))" table:style-name="ce1"/>
          <table:table-cell office:value-type="string" office:string-value="" table:formula="of:=IF(['SoMi-Liste'.T11]=&quot;f&quot;;['SoMi-Liste'.T$2];IF(['SoMi-Liste'.T11]=&quot;e&quot;;['SoMi-Liste'.T$2];&quot;&quot;))" table:style-name="ce1"/>
          <table:table-cell office:value-type="string" office:string-value="" table:formula="of:=IF(['SoMi-Liste'.U11]=&quot;f&quot;;['SoMi-Liste'.U$2];IF(['SoMi-Liste'.U11]=&quot;e&quot;;['SoMi-Liste'.U$2];&quot;&quot;))" table:style-name="ce1"/>
          <table:table-cell office:value-type="string" office:string-value="" table:formula="of:=IF(['SoMi-Liste'.V11]=&quot;f&quot;;['SoMi-Liste'.V$2];IF(['SoMi-Liste'.V11]=&quot;e&quot;;['SoMi-Liste'.V$2];&quot;&quot;))" table:style-name="ce1"/>
          <table:table-cell office:value-type="string" office:string-value="" table:formula="of:=IF(['SoMi-Liste'.W11]=&quot;f&quot;;['SoMi-Liste'.W$2];IF(['SoMi-Liste'.W11]=&quot;e&quot;;['SoMi-Liste'.W$2];&quot;&quot;))" table:style-name="ce1"/>
          <table:table-cell table:number-columns-repeated="2" table:style-name="ce2"/>
          <table:table-cell office:value-type="float" office:value="0" table:formula="of:=SUM([.B13:.X13])" table:style-name="ce1">
            <text:p>0</text:p>
          </table:table-cell>
          <table:table-cell office:value-type="string" office:string-value="" table:formula="of:=['SoMi-Liste'.AD11]" table:style-name="ce1"/>
          <table:table-cell office:value-type="string" office:string-value="" table:formula="of:=IF(['SoMi-Liste'.AE11]=&quot;f&quot;;['SoMi-Liste'.AE$2];IF(['SoMi-Liste'.AE11]=&quot;e&quot;;['SoMi-Liste'.AE$2];&quot;&quot;))" table:style-name="ce1"/>
          <table:table-cell office:value-type="string" office:string-value="" table:formula="of:=IF(['SoMi-Liste'.AF11]=&quot;f&quot;;['SoMi-Liste'.AF$2];IF(['SoMi-Liste'.AF11]=&quot;e&quot;;['SoMi-Liste'.AF$2];&quot;&quot;))" table:style-name="ce1"/>
          <table:table-cell office:value-type="string" office:string-value="" table:formula="of:=IF(['SoMi-Liste'.AG11]=&quot;f&quot;;['SoMi-Liste'.AG$2];IF(['SoMi-Liste'.AG11]=&quot;e&quot;;['SoMi-Liste'.AG$2];&quot;&quot;))" table:style-name="ce1"/>
          <table:table-cell office:value-type="string" office:string-value="" table:formula="of:=IF(['SoMi-Liste'.AH11]=&quot;f&quot;;['SoMi-Liste'.AH$2];IF(['SoMi-Liste'.AH11]=&quot;e&quot;;['SoMi-Liste'.AH$2];&quot;&quot;))" table:style-name="ce1"/>
          <table:table-cell office:value-type="string" office:string-value="" table:formula="of:=IF(['SoMi-Liste'.AI11]=&quot;f&quot;;['SoMi-Liste'.AI$2];IF(['SoMi-Liste'.AI11]=&quot;e&quot;;['SoMi-Liste'.AI$2];&quot;&quot;))" table:style-name="ce1"/>
          <table:table-cell office:value-type="string" office:string-value="" table:formula="of:=IF(['SoMi-Liste'.AJ11]=&quot;f&quot;;['SoMi-Liste'.AJ$2];IF(['SoMi-Liste'.AJ11]=&quot;e&quot;;['SoMi-Liste'.AJ$2];&quot;&quot;))" table:style-name="ce1"/>
          <table:table-cell office:value-type="string" office:string-value="" table:formula="of:=IF(['SoMi-Liste'.AK11]=&quot;f&quot;;['SoMi-Liste'.AK$2];IF(['SoMi-Liste'.AK11]=&quot;e&quot;;['SoMi-Liste'.AK$2];&quot;&quot;))" table:style-name="ce1"/>
          <table:table-cell office:value-type="string" office:string-value="" table:formula="of:=IF(['SoMi-Liste'.AL11]=&quot;f&quot;;['SoMi-Liste'.AL$2];IF(['SoMi-Liste'.AL11]=&quot;e&quot;;['SoMi-Liste'.AL$2];&quot;&quot;))" table:style-name="ce1"/>
          <table:table-cell office:value-type="string" office:string-value="" table:formula="of:=IF(['SoMi-Liste'.AM11]=&quot;f&quot;;['SoMi-Liste'.AM$2];IF(['SoMi-Liste'.AM11]=&quot;e&quot;;['SoMi-Liste'.AM$2];&quot;&quot;))" table:style-name="ce1"/>
          <table:table-cell office:value-type="string" office:string-value="" table:formula="of:=IF(['SoMi-Liste'.AN11]=&quot;f&quot;;['SoMi-Liste'.AN$2];IF(['SoMi-Liste'.AN11]=&quot;e&quot;;['SoMi-Liste'.AN$2];&quot;&quot;))" table:style-name="ce1"/>
          <table:table-cell office:value-type="string" office:string-value="" table:formula="of:=IF(['SoMi-Liste'.AO11]=&quot;f&quot;;['SoMi-Liste'.AO$2];IF(['SoMi-Liste'.AO11]=&quot;e&quot;;['SoMi-Liste'.AO$2];&quot;&quot;))" table:style-name="ce1"/>
          <table:table-cell office:value-type="string" office:string-value="" table:formula="of:=IF(['SoMi-Liste'.AP11]=&quot;f&quot;;['SoMi-Liste'.AP$2];IF(['SoMi-Liste'.AP11]=&quot;e&quot;;['SoMi-Liste'.AP$2];&quot;&quot;))" table:style-name="ce1"/>
          <table:table-cell office:value-type="string" office:string-value="" table:formula="of:=IF(['SoMi-Liste'.AQ11]=&quot;f&quot;;['SoMi-Liste'.AQ$2];IF(['SoMi-Liste'.AQ11]=&quot;e&quot;;['SoMi-Liste'.AQ$2];&quot;&quot;))" table:style-name="ce1"/>
          <table:table-cell office:value-type="string" office:string-value="" table:formula="of:=IF(['SoMi-Liste'.AR11]=&quot;f&quot;;['SoMi-Liste'.AR$2];IF(['SoMi-Liste'.AR11]=&quot;e&quot;;['SoMi-Liste'.AR$2];&quot;&quot;))" table:style-name="ce1"/>
          <table:table-cell office:value-type="string" office:string-value="" table:formula="of:=IF(['SoMi-Liste'.AS11]=&quot;f&quot;;['SoMi-Liste'.AS$2];IF(['SoMi-Liste'.AS11]=&quot;e&quot;;['SoMi-Liste'.AS$2];&quot;&quot;))" table:style-name="ce1"/>
          <table:table-cell office:value-type="string" office:string-value="" table:formula="of:=IF(['SoMi-Liste'.AT11]=&quot;f&quot;;['SoMi-Liste'.AT$2];IF(['SoMi-Liste'.AT11]=&quot;e&quot;;['SoMi-Liste'.AT$2];&quot;&quot;))" table:style-name="ce1"/>
          <table:table-cell office:value-type="string" office:string-value="" table:formula="of:=IF(['SoMi-Liste'.AU11]=&quot;f&quot;;['SoMi-Liste'.AU$2];IF(['SoMi-Liste'.AU11]=&quot;e&quot;;['SoMi-Liste'.AU$2];&quot;&quot;))" table:style-name="ce1"/>
          <table:table-cell office:value-type="string" office:string-value="" table:formula="of:=IF(['SoMi-Liste'.AV11]=&quot;f&quot;;['SoMi-Liste'.AV$2];IF(['SoMi-Liste'.AV11]=&quot;e&quot;;['SoMi-Liste'.AV$2];&quot;&quot;))" table:style-name="ce1"/>
          <table:table-cell office:value-type="string" office:string-value="" table:formula="of:=IF(['SoMi-Liste'.AW11]=&quot;f&quot;;['SoMi-Liste'.AW$2];IF(['SoMi-Liste'.AW11]=&quot;e&quot;;['SoMi-Liste'.AW$2];&quot;&quot;))" table:style-name="ce1"/>
          <table:table-cell office:value-type="string" office:string-value="" table:formula="of:=IF(['SoMi-Liste'.AX11]=&quot;f&quot;;['SoMi-Liste'.AX$2];IF(['SoMi-Liste'.AX11]=&quot;e&quot;;['SoMi-Liste'.AX$2];&quot;&quot;))" table:style-name="ce1"/>
          <table:table-cell office:value-type="string" office:string-value="" table:formula="of:=IF(['SoMi-Liste'.AY11]=&quot;f&quot;;['SoMi-Liste'.AY$2];IF(['SoMi-Liste'.AY11]=&quot;e&quot;;['SoMi-Liste'.AY$2];&quot;&quot;))" table:style-name="ce1"/>
          <table:table-cell table:number-columns-repeated="3" table:style-name="ce2"/>
          <table:table-cell office:value-type="float" office:value="0" table:formula="of:=SUM([.AA13:.AX13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2]" table:style-name="ce1"/>
          <table:table-cell office:value-type="string" office:string-value="" table:formula="of:=IF(['SoMi-Liste'.C12]=&quot;f&quot;;['SoMi-Liste'.C$2];IF(['SoMi-Liste'.C12]=&quot;e&quot;;['SoMi-Liste'.C$2];&quot;&quot;))" table:style-name="ce1"/>
          <table:table-cell office:value-type="string" office:string-value="" table:formula="of:=IF(['SoMi-Liste'.D12]=&quot;f&quot;;['SoMi-Liste'.D$2];IF(['SoMi-Liste'.D12]=&quot;e&quot;;['SoMi-Liste'.D$2];&quot;&quot;))" table:style-name="ce1"/>
          <table:table-cell office:value-type="string" office:string-value="" table:formula="of:=IF(['SoMi-Liste'.E12]=&quot;f&quot;;['SoMi-Liste'.E$2];IF(['SoMi-Liste'.E12]=&quot;e&quot;;['SoMi-Liste'.E$2];&quot;&quot;))" table:style-name="ce1"/>
          <table:table-cell office:value-type="string" office:string-value="" table:formula="of:=IF(['SoMi-Liste'.F12]=&quot;f&quot;;['SoMi-Liste'.F$2];IF(['SoMi-Liste'.F12]=&quot;e&quot;;['SoMi-Liste'.F$2];&quot;&quot;))" table:style-name="ce1"/>
          <table:table-cell office:value-type="string" office:string-value="" table:formula="of:=IF(['SoMi-Liste'.G12]=&quot;f&quot;;['SoMi-Liste'.G$2];IF(['SoMi-Liste'.G12]=&quot;e&quot;;['SoMi-Liste'.G$2];&quot;&quot;))" table:style-name="ce1"/>
          <table:table-cell office:value-type="string" office:string-value="" table:formula="of:=IF(['SoMi-Liste'.H12]=&quot;f&quot;;['SoMi-Liste'.H$2];IF(['SoMi-Liste'.H12]=&quot;e&quot;;['SoMi-Liste'.H$2];&quot;&quot;))" table:style-name="ce1"/>
          <table:table-cell office:value-type="string" office:string-value="" table:formula="of:=IF(['SoMi-Liste'.I12]=&quot;f&quot;;['SoMi-Liste'.I$2];IF(['SoMi-Liste'.I12]=&quot;e&quot;;['SoMi-Liste'.I$2];&quot;&quot;))" table:style-name="ce1"/>
          <table:table-cell office:value-type="string" office:string-value="" table:formula="of:=IF(['SoMi-Liste'.J12]=&quot;f&quot;;['SoMi-Liste'.J$2];IF(['SoMi-Liste'.J12]=&quot;e&quot;;['SoMi-Liste'.J$2];&quot;&quot;))" table:style-name="ce1"/>
          <table:table-cell office:value-type="string" office:string-value="" table:formula="of:=IF(['SoMi-Liste'.K12]=&quot;f&quot;;['SoMi-Liste'.K$2];IF(['SoMi-Liste'.K12]=&quot;e&quot;;['SoMi-Liste'.K$2];&quot;&quot;))" table:style-name="ce1"/>
          <table:table-cell office:value-type="string" office:string-value="" table:formula="of:=IF(['SoMi-Liste'.L12]=&quot;f&quot;;['SoMi-Liste'.L$2];IF(['SoMi-Liste'.L12]=&quot;e&quot;;['SoMi-Liste'.L$2];&quot;&quot;))" table:style-name="ce1"/>
          <table:table-cell office:value-type="string" office:string-value="" table:formula="of:=IF(['SoMi-Liste'.M12]=&quot;f&quot;;['SoMi-Liste'.M$2];IF(['SoMi-Liste'.M12]=&quot;e&quot;;['SoMi-Liste'.M$2];&quot;&quot;))" table:style-name="ce1"/>
          <table:table-cell office:value-type="string" office:string-value="" table:formula="of:=IF(['SoMi-Liste'.N12]=&quot;f&quot;;['SoMi-Liste'.N$2];IF(['SoMi-Liste'.N12]=&quot;e&quot;;['SoMi-Liste'.N$2];&quot;&quot;))" table:style-name="ce1"/>
          <table:table-cell office:value-type="string" office:string-value="" table:formula="of:=IF(['SoMi-Liste'.O12]=&quot;f&quot;;['SoMi-Liste'.O$2];IF(['SoMi-Liste'.O12]=&quot;e&quot;;['SoMi-Liste'.O$2];&quot;&quot;))" table:style-name="ce1"/>
          <table:table-cell office:value-type="string" office:string-value="" table:formula="of:=IF(['SoMi-Liste'.P12]=&quot;f&quot;;['SoMi-Liste'.P$2];IF(['SoMi-Liste'.P12]=&quot;e&quot;;['SoMi-Liste'.P$2];&quot;&quot;))" table:style-name="ce1"/>
          <table:table-cell office:value-type="string" office:string-value="" table:formula="of:=IF(['SoMi-Liste'.Q12]=&quot;f&quot;;['SoMi-Liste'.Q$2];IF(['SoMi-Liste'.Q12]=&quot;e&quot;;['SoMi-Liste'.Q$2];&quot;&quot;))" table:style-name="ce1"/>
          <table:table-cell office:value-type="string" office:string-value="" table:formula="of:=IF(['SoMi-Liste'.R12]=&quot;f&quot;;['SoMi-Liste'.R$2];IF(['SoMi-Liste'.R12]=&quot;e&quot;;['SoMi-Liste'.R$2];&quot;&quot;))" table:style-name="ce1"/>
          <table:table-cell office:value-type="string" office:string-value="" table:formula="of:=IF(['SoMi-Liste'.S12]=&quot;f&quot;;['SoMi-Liste'.S$2];IF(['SoMi-Liste'.S12]=&quot;e&quot;;['SoMi-Liste'.S$2];&quot;&quot;))" table:style-name="ce1"/>
          <table:table-cell office:value-type="string" office:string-value="" table:formula="of:=IF(['SoMi-Liste'.T12]=&quot;f&quot;;['SoMi-Liste'.T$2];IF(['SoMi-Liste'.T12]=&quot;e&quot;;['SoMi-Liste'.T$2];&quot;&quot;))" table:style-name="ce1"/>
          <table:table-cell office:value-type="string" office:string-value="" table:formula="of:=IF(['SoMi-Liste'.U12]=&quot;f&quot;;['SoMi-Liste'.U$2];IF(['SoMi-Liste'.U12]=&quot;e&quot;;['SoMi-Liste'.U$2];&quot;&quot;))" table:style-name="ce1"/>
          <table:table-cell office:value-type="string" office:string-value="" table:formula="of:=IF(['SoMi-Liste'.V12]=&quot;f&quot;;['SoMi-Liste'.V$2];IF(['SoMi-Liste'.V12]=&quot;e&quot;;['SoMi-Liste'.V$2];&quot;&quot;))" table:style-name="ce1"/>
          <table:table-cell office:value-type="string" office:string-value="" table:formula="of:=IF(['SoMi-Liste'.W12]=&quot;f&quot;;['SoMi-Liste'.W$2];IF(['SoMi-Liste'.W12]=&quot;e&quot;;['SoMi-Liste'.W$2];&quot;&quot;))" table:style-name="ce1"/>
          <table:table-cell table:number-columns-repeated="2" table:style-name="ce2"/>
          <table:table-cell office:value-type="float" office:value="0" table:formula="of:=SUM([.B14:.X14])" table:style-name="ce1">
            <text:p>0</text:p>
          </table:table-cell>
          <table:table-cell office:value-type="string" office:string-value="" table:formula="of:=['SoMi-Liste'.AD12]" table:style-name="ce1"/>
          <table:table-cell office:value-type="string" office:string-value="" table:formula="of:=IF(['SoMi-Liste'.AE12]=&quot;f&quot;;['SoMi-Liste'.AE$2];IF(['SoMi-Liste'.AE12]=&quot;e&quot;;['SoMi-Liste'.AE$2];&quot;&quot;))" table:style-name="ce1"/>
          <table:table-cell office:value-type="string" office:string-value="" table:formula="of:=IF(['SoMi-Liste'.AF12]=&quot;f&quot;;['SoMi-Liste'.AF$2];IF(['SoMi-Liste'.AF12]=&quot;e&quot;;['SoMi-Liste'.AF$2];&quot;&quot;))" table:style-name="ce1"/>
          <table:table-cell office:value-type="string" office:string-value="" table:formula="of:=IF(['SoMi-Liste'.AG12]=&quot;f&quot;;['SoMi-Liste'.AG$2];IF(['SoMi-Liste'.AG12]=&quot;e&quot;;['SoMi-Liste'.AG$2];&quot;&quot;))" table:style-name="ce1"/>
          <table:table-cell office:value-type="string" office:string-value="" table:formula="of:=IF(['SoMi-Liste'.AH12]=&quot;f&quot;;['SoMi-Liste'.AH$2];IF(['SoMi-Liste'.AH12]=&quot;e&quot;;['SoMi-Liste'.AH$2];&quot;&quot;))" table:style-name="ce1"/>
          <table:table-cell office:value-type="string" office:string-value="" table:formula="of:=IF(['SoMi-Liste'.AI12]=&quot;f&quot;;['SoMi-Liste'.AI$2];IF(['SoMi-Liste'.AI12]=&quot;e&quot;;['SoMi-Liste'.AI$2];&quot;&quot;))" table:style-name="ce1"/>
          <table:table-cell office:value-type="string" office:string-value="" table:formula="of:=IF(['SoMi-Liste'.AJ12]=&quot;f&quot;;['SoMi-Liste'.AJ$2];IF(['SoMi-Liste'.AJ12]=&quot;e&quot;;['SoMi-Liste'.AJ$2];&quot;&quot;))" table:style-name="ce1"/>
          <table:table-cell office:value-type="string" office:string-value="" table:formula="of:=IF(['SoMi-Liste'.AK12]=&quot;f&quot;;['SoMi-Liste'.AK$2];IF(['SoMi-Liste'.AK12]=&quot;e&quot;;['SoMi-Liste'.AK$2];&quot;&quot;))" table:style-name="ce1"/>
          <table:table-cell office:value-type="string" office:string-value="" table:formula="of:=IF(['SoMi-Liste'.AL12]=&quot;f&quot;;['SoMi-Liste'.AL$2];IF(['SoMi-Liste'.AL12]=&quot;e&quot;;['SoMi-Liste'.AL$2];&quot;&quot;))" table:style-name="ce1"/>
          <table:table-cell office:value-type="string" office:string-value="" table:formula="of:=IF(['SoMi-Liste'.AM12]=&quot;f&quot;;['SoMi-Liste'.AM$2];IF(['SoMi-Liste'.AM12]=&quot;e&quot;;['SoMi-Liste'.AM$2];&quot;&quot;))" table:style-name="ce1"/>
          <table:table-cell office:value-type="string" office:string-value="" table:formula="of:=IF(['SoMi-Liste'.AN12]=&quot;f&quot;;['SoMi-Liste'.AN$2];IF(['SoMi-Liste'.AN12]=&quot;e&quot;;['SoMi-Liste'.AN$2];&quot;&quot;))" table:style-name="ce1"/>
          <table:table-cell office:value-type="string" office:string-value="" table:formula="of:=IF(['SoMi-Liste'.AO12]=&quot;f&quot;;['SoMi-Liste'.AO$2];IF(['SoMi-Liste'.AO12]=&quot;e&quot;;['SoMi-Liste'.AO$2];&quot;&quot;))" table:style-name="ce1"/>
          <table:table-cell office:value-type="string" office:string-value="" table:formula="of:=IF(['SoMi-Liste'.AP12]=&quot;f&quot;;['SoMi-Liste'.AP$2];IF(['SoMi-Liste'.AP12]=&quot;e&quot;;['SoMi-Liste'.AP$2];&quot;&quot;))" table:style-name="ce1"/>
          <table:table-cell office:value-type="string" office:string-value="" table:formula="of:=IF(['SoMi-Liste'.AQ12]=&quot;f&quot;;['SoMi-Liste'.AQ$2];IF(['SoMi-Liste'.AQ12]=&quot;e&quot;;['SoMi-Liste'.AQ$2];&quot;&quot;))" table:style-name="ce1"/>
          <table:table-cell office:value-type="string" office:string-value="" table:formula="of:=IF(['SoMi-Liste'.AR12]=&quot;f&quot;;['SoMi-Liste'.AR$2];IF(['SoMi-Liste'.AR12]=&quot;e&quot;;['SoMi-Liste'.AR$2];&quot;&quot;))" table:style-name="ce1"/>
          <table:table-cell office:value-type="string" office:string-value="" table:formula="of:=IF(['SoMi-Liste'.AS12]=&quot;f&quot;;['SoMi-Liste'.AS$2];IF(['SoMi-Liste'.AS12]=&quot;e&quot;;['SoMi-Liste'.AS$2];&quot;&quot;))" table:style-name="ce1"/>
          <table:table-cell office:value-type="string" office:string-value="" table:formula="of:=IF(['SoMi-Liste'.AT12]=&quot;f&quot;;['SoMi-Liste'.AT$2];IF(['SoMi-Liste'.AT12]=&quot;e&quot;;['SoMi-Liste'.AT$2];&quot;&quot;))" table:style-name="ce1"/>
          <table:table-cell office:value-type="string" office:string-value="" table:formula="of:=IF(['SoMi-Liste'.AU12]=&quot;f&quot;;['SoMi-Liste'.AU$2];IF(['SoMi-Liste'.AU12]=&quot;e&quot;;['SoMi-Liste'.AU$2];&quot;&quot;))" table:style-name="ce1"/>
          <table:table-cell office:value-type="string" office:string-value="" table:formula="of:=IF(['SoMi-Liste'.AV12]=&quot;f&quot;;['SoMi-Liste'.AV$2];IF(['SoMi-Liste'.AV12]=&quot;e&quot;;['SoMi-Liste'.AV$2];&quot;&quot;))" table:style-name="ce1"/>
          <table:table-cell office:value-type="string" office:string-value="" table:formula="of:=IF(['SoMi-Liste'.AW12]=&quot;f&quot;;['SoMi-Liste'.AW$2];IF(['SoMi-Liste'.AW12]=&quot;e&quot;;['SoMi-Liste'.AW$2];&quot;&quot;))" table:style-name="ce1"/>
          <table:table-cell office:value-type="string" office:string-value="" table:formula="of:=IF(['SoMi-Liste'.AX12]=&quot;f&quot;;['SoMi-Liste'.AX$2];IF(['SoMi-Liste'.AX12]=&quot;e&quot;;['SoMi-Liste'.AX$2];&quot;&quot;))" table:style-name="ce1"/>
          <table:table-cell office:value-type="string" office:string-value="" table:formula="of:=IF(['SoMi-Liste'.AY12]=&quot;f&quot;;['SoMi-Liste'.AY$2];IF(['SoMi-Liste'.AY12]=&quot;e&quot;;['SoMi-Liste'.AY$2];&quot;&quot;))" table:style-name="ce1"/>
          <table:table-cell table:number-columns-repeated="3" table:style-name="ce2"/>
          <table:table-cell office:value-type="float" office:value="0" table:formula="of:=SUM([.AA14:.AX14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3]" table:style-name="ce1"/>
          <table:table-cell office:value-type="string" office:string-value="" table:formula="of:=IF(['SoMi-Liste'.C13]=&quot;f&quot;;['SoMi-Liste'.C$2];IF(['SoMi-Liste'.C13]=&quot;e&quot;;['SoMi-Liste'.C$2];&quot;&quot;))" table:style-name="ce1"/>
          <table:table-cell office:value-type="string" office:string-value="" table:formula="of:=IF(['SoMi-Liste'.D13]=&quot;f&quot;;['SoMi-Liste'.D$2];IF(['SoMi-Liste'.D13]=&quot;e&quot;;['SoMi-Liste'.D$2];&quot;&quot;))" table:style-name="ce1"/>
          <table:table-cell office:value-type="string" office:string-value="" table:formula="of:=IF(['SoMi-Liste'.E13]=&quot;f&quot;;['SoMi-Liste'.E$2];IF(['SoMi-Liste'.E13]=&quot;e&quot;;['SoMi-Liste'.E$2];&quot;&quot;))" table:style-name="ce1"/>
          <table:table-cell office:value-type="string" office:string-value="" table:formula="of:=IF(['SoMi-Liste'.F13]=&quot;f&quot;;['SoMi-Liste'.F$2];IF(['SoMi-Liste'.F13]=&quot;e&quot;;['SoMi-Liste'.F$2];&quot;&quot;))" table:style-name="ce1"/>
          <table:table-cell office:value-type="string" office:string-value="" table:formula="of:=IF(['SoMi-Liste'.G13]=&quot;f&quot;;['SoMi-Liste'.G$2];IF(['SoMi-Liste'.G13]=&quot;e&quot;;['SoMi-Liste'.G$2];&quot;&quot;))" table:style-name="ce1"/>
          <table:table-cell office:value-type="string" office:string-value="" table:formula="of:=IF(['SoMi-Liste'.H13]=&quot;f&quot;;['SoMi-Liste'.H$2];IF(['SoMi-Liste'.H13]=&quot;e&quot;;['SoMi-Liste'.H$2];&quot;&quot;))" table:style-name="ce1"/>
          <table:table-cell office:value-type="string" office:string-value="" table:formula="of:=IF(['SoMi-Liste'.I13]=&quot;f&quot;;['SoMi-Liste'.I$2];IF(['SoMi-Liste'.I13]=&quot;e&quot;;['SoMi-Liste'.I$2];&quot;&quot;))" table:style-name="ce1"/>
          <table:table-cell office:value-type="string" office:string-value="" table:formula="of:=IF(['SoMi-Liste'.J13]=&quot;f&quot;;['SoMi-Liste'.J$2];IF(['SoMi-Liste'.J13]=&quot;e&quot;;['SoMi-Liste'.J$2];&quot;&quot;))" table:style-name="ce1"/>
          <table:table-cell office:value-type="string" office:string-value="" table:formula="of:=IF(['SoMi-Liste'.K13]=&quot;f&quot;;['SoMi-Liste'.K$2];IF(['SoMi-Liste'.K13]=&quot;e&quot;;['SoMi-Liste'.K$2];&quot;&quot;))" table:style-name="ce1"/>
          <table:table-cell office:value-type="string" office:string-value="" table:formula="of:=IF(['SoMi-Liste'.L13]=&quot;f&quot;;['SoMi-Liste'.L$2];IF(['SoMi-Liste'.L13]=&quot;e&quot;;['SoMi-Liste'.L$2];&quot;&quot;))" table:style-name="ce1"/>
          <table:table-cell office:value-type="string" office:string-value="" table:formula="of:=IF(['SoMi-Liste'.M13]=&quot;f&quot;;['SoMi-Liste'.M$2];IF(['SoMi-Liste'.M13]=&quot;e&quot;;['SoMi-Liste'.M$2];&quot;&quot;))" table:style-name="ce1"/>
          <table:table-cell office:value-type="string" office:string-value="" table:formula="of:=IF(['SoMi-Liste'.N13]=&quot;f&quot;;['SoMi-Liste'.N$2];IF(['SoMi-Liste'.N13]=&quot;e&quot;;['SoMi-Liste'.N$2];&quot;&quot;))" table:style-name="ce1"/>
          <table:table-cell office:value-type="string" office:string-value="" table:formula="of:=IF(['SoMi-Liste'.O13]=&quot;f&quot;;['SoMi-Liste'.O$2];IF(['SoMi-Liste'.O13]=&quot;e&quot;;['SoMi-Liste'.O$2];&quot;&quot;))" table:style-name="ce1"/>
          <table:table-cell office:value-type="string" office:string-value="" table:formula="of:=IF(['SoMi-Liste'.P13]=&quot;f&quot;;['SoMi-Liste'.P$2];IF(['SoMi-Liste'.P13]=&quot;e&quot;;['SoMi-Liste'.P$2];&quot;&quot;))" table:style-name="ce1"/>
          <table:table-cell office:value-type="string" office:string-value="" table:formula="of:=IF(['SoMi-Liste'.Q13]=&quot;f&quot;;['SoMi-Liste'.Q$2];IF(['SoMi-Liste'.Q13]=&quot;e&quot;;['SoMi-Liste'.Q$2];&quot;&quot;))" table:style-name="ce1"/>
          <table:table-cell office:value-type="string" office:string-value="" table:formula="of:=IF(['SoMi-Liste'.R13]=&quot;f&quot;;['SoMi-Liste'.R$2];IF(['SoMi-Liste'.R13]=&quot;e&quot;;['SoMi-Liste'.R$2];&quot;&quot;))" table:style-name="ce1"/>
          <table:table-cell office:value-type="string" office:string-value="" table:formula="of:=IF(['SoMi-Liste'.S13]=&quot;f&quot;;['SoMi-Liste'.S$2];IF(['SoMi-Liste'.S13]=&quot;e&quot;;['SoMi-Liste'.S$2];&quot;&quot;))" table:style-name="ce1"/>
          <table:table-cell office:value-type="string" office:string-value="" table:formula="of:=IF(['SoMi-Liste'.T13]=&quot;f&quot;;['SoMi-Liste'.T$2];IF(['SoMi-Liste'.T13]=&quot;e&quot;;['SoMi-Liste'.T$2];&quot;&quot;))" table:style-name="ce1"/>
          <table:table-cell office:value-type="string" office:string-value="" table:formula="of:=IF(['SoMi-Liste'.U13]=&quot;f&quot;;['SoMi-Liste'.U$2];IF(['SoMi-Liste'.U13]=&quot;e&quot;;['SoMi-Liste'.U$2];&quot;&quot;))" table:style-name="ce1"/>
          <table:table-cell office:value-type="string" office:string-value="" table:formula="of:=IF(['SoMi-Liste'.V13]=&quot;f&quot;;['SoMi-Liste'.V$2];IF(['SoMi-Liste'.V13]=&quot;e&quot;;['SoMi-Liste'.V$2];&quot;&quot;))" table:style-name="ce1"/>
          <table:table-cell office:value-type="string" office:string-value="" table:formula="of:=IF(['SoMi-Liste'.W13]=&quot;f&quot;;['SoMi-Liste'.W$2];IF(['SoMi-Liste'.W13]=&quot;e&quot;;['SoMi-Liste'.W$2];&quot;&quot;))" table:style-name="ce1"/>
          <table:table-cell table:number-columns-repeated="2" table:style-name="ce2"/>
          <table:table-cell office:value-type="float" office:value="0" table:formula="of:=SUM([.B15:.X15])" table:style-name="ce1">
            <text:p>0</text:p>
          </table:table-cell>
          <table:table-cell office:value-type="string" office:string-value="" table:formula="of:=['SoMi-Liste'.AD13]" table:style-name="ce1"/>
          <table:table-cell office:value-type="string" office:string-value="" table:formula="of:=IF(['SoMi-Liste'.AE13]=&quot;f&quot;;['SoMi-Liste'.AE$2];IF(['SoMi-Liste'.AE13]=&quot;e&quot;;['SoMi-Liste'.AE$2];&quot;&quot;))" table:style-name="ce1"/>
          <table:table-cell office:value-type="string" office:string-value="" table:formula="of:=IF(['SoMi-Liste'.AF13]=&quot;f&quot;;['SoMi-Liste'.AF$2];IF(['SoMi-Liste'.AF13]=&quot;e&quot;;['SoMi-Liste'.AF$2];&quot;&quot;))" table:style-name="ce1"/>
          <table:table-cell office:value-type="string" office:string-value="" table:formula="of:=IF(['SoMi-Liste'.AG13]=&quot;f&quot;;['SoMi-Liste'.AG$2];IF(['SoMi-Liste'.AG13]=&quot;e&quot;;['SoMi-Liste'.AG$2];&quot;&quot;))" table:style-name="ce1"/>
          <table:table-cell office:value-type="string" office:string-value="" table:formula="of:=IF(['SoMi-Liste'.AH13]=&quot;f&quot;;['SoMi-Liste'.AH$2];IF(['SoMi-Liste'.AH13]=&quot;e&quot;;['SoMi-Liste'.AH$2];&quot;&quot;))" table:style-name="ce1"/>
          <table:table-cell office:value-type="string" office:string-value="" table:formula="of:=IF(['SoMi-Liste'.AI13]=&quot;f&quot;;['SoMi-Liste'.AI$2];IF(['SoMi-Liste'.AI13]=&quot;e&quot;;['SoMi-Liste'.AI$2];&quot;&quot;))" table:style-name="ce1"/>
          <table:table-cell office:value-type="string" office:string-value="" table:formula="of:=IF(['SoMi-Liste'.AJ13]=&quot;f&quot;;['SoMi-Liste'.AJ$2];IF(['SoMi-Liste'.AJ13]=&quot;e&quot;;['SoMi-Liste'.AJ$2];&quot;&quot;))" table:style-name="ce1"/>
          <table:table-cell office:value-type="string" office:string-value="" table:formula="of:=IF(['SoMi-Liste'.AK13]=&quot;f&quot;;['SoMi-Liste'.AK$2];IF(['SoMi-Liste'.AK13]=&quot;e&quot;;['SoMi-Liste'.AK$2];&quot;&quot;))" table:style-name="ce1"/>
          <table:table-cell office:value-type="string" office:string-value="" table:formula="of:=IF(['SoMi-Liste'.AL13]=&quot;f&quot;;['SoMi-Liste'.AL$2];IF(['SoMi-Liste'.AL13]=&quot;e&quot;;['SoMi-Liste'.AL$2];&quot;&quot;))" table:style-name="ce1"/>
          <table:table-cell office:value-type="string" office:string-value="" table:formula="of:=IF(['SoMi-Liste'.AM13]=&quot;f&quot;;['SoMi-Liste'.AM$2];IF(['SoMi-Liste'.AM13]=&quot;e&quot;;['SoMi-Liste'.AM$2];&quot;&quot;))" table:style-name="ce1"/>
          <table:table-cell office:value-type="string" office:string-value="" table:formula="of:=IF(['SoMi-Liste'.AN13]=&quot;f&quot;;['SoMi-Liste'.AN$2];IF(['SoMi-Liste'.AN13]=&quot;e&quot;;['SoMi-Liste'.AN$2];&quot;&quot;))" table:style-name="ce1"/>
          <table:table-cell office:value-type="string" office:string-value="" table:formula="of:=IF(['SoMi-Liste'.AO13]=&quot;f&quot;;['SoMi-Liste'.AO$2];IF(['SoMi-Liste'.AO13]=&quot;e&quot;;['SoMi-Liste'.AO$2];&quot;&quot;))" table:style-name="ce1"/>
          <table:table-cell office:value-type="string" office:string-value="" table:formula="of:=IF(['SoMi-Liste'.AP13]=&quot;f&quot;;['SoMi-Liste'.AP$2];IF(['SoMi-Liste'.AP13]=&quot;e&quot;;['SoMi-Liste'.AP$2];&quot;&quot;))" table:style-name="ce1"/>
          <table:table-cell office:value-type="string" office:string-value="" table:formula="of:=IF(['SoMi-Liste'.AQ13]=&quot;f&quot;;['SoMi-Liste'.AQ$2];IF(['SoMi-Liste'.AQ13]=&quot;e&quot;;['SoMi-Liste'.AQ$2];&quot;&quot;))" table:style-name="ce1"/>
          <table:table-cell office:value-type="string" office:string-value="" table:formula="of:=IF(['SoMi-Liste'.AR13]=&quot;f&quot;;['SoMi-Liste'.AR$2];IF(['SoMi-Liste'.AR13]=&quot;e&quot;;['SoMi-Liste'.AR$2];&quot;&quot;))" table:style-name="ce1"/>
          <table:table-cell office:value-type="string" office:string-value="" table:formula="of:=IF(['SoMi-Liste'.AS13]=&quot;f&quot;;['SoMi-Liste'.AS$2];IF(['SoMi-Liste'.AS13]=&quot;e&quot;;['SoMi-Liste'.AS$2];&quot;&quot;))" table:style-name="ce1"/>
          <table:table-cell office:value-type="string" office:string-value="" table:formula="of:=IF(['SoMi-Liste'.AT13]=&quot;f&quot;;['SoMi-Liste'.AT$2];IF(['SoMi-Liste'.AT13]=&quot;e&quot;;['SoMi-Liste'.AT$2];&quot;&quot;))" table:style-name="ce1"/>
          <table:table-cell office:value-type="string" office:string-value="" table:formula="of:=IF(['SoMi-Liste'.AU13]=&quot;f&quot;;['SoMi-Liste'.AU$2];IF(['SoMi-Liste'.AU13]=&quot;e&quot;;['SoMi-Liste'.AU$2];&quot;&quot;))" table:style-name="ce1"/>
          <table:table-cell office:value-type="string" office:string-value="" table:formula="of:=IF(['SoMi-Liste'.AV13]=&quot;f&quot;;['SoMi-Liste'.AV$2];IF(['SoMi-Liste'.AV13]=&quot;e&quot;;['SoMi-Liste'.AV$2];&quot;&quot;))" table:style-name="ce1"/>
          <table:table-cell office:value-type="string" office:string-value="" table:formula="of:=IF(['SoMi-Liste'.AW13]=&quot;f&quot;;['SoMi-Liste'.AW$2];IF(['SoMi-Liste'.AW13]=&quot;e&quot;;['SoMi-Liste'.AW$2];&quot;&quot;))" table:style-name="ce1"/>
          <table:table-cell office:value-type="string" office:string-value="" table:formula="of:=IF(['SoMi-Liste'.AX13]=&quot;f&quot;;['SoMi-Liste'.AX$2];IF(['SoMi-Liste'.AX13]=&quot;e&quot;;['SoMi-Liste'.AX$2];&quot;&quot;))" table:style-name="ce1"/>
          <table:table-cell office:value-type="string" office:string-value="" table:formula="of:=IF(['SoMi-Liste'.AY13]=&quot;f&quot;;['SoMi-Liste'.AY$2];IF(['SoMi-Liste'.AY13]=&quot;e&quot;;['SoMi-Liste'.AY$2];&quot;&quot;))" table:style-name="ce1"/>
          <table:table-cell table:number-columns-repeated="3" table:style-name="ce2"/>
          <table:table-cell office:value-type="float" office:value="0" table:formula="of:=SUM([.AA15:.AX15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4]" table:style-name="ce1"/>
          <table:table-cell office:value-type="string" office:string-value="" table:formula="of:=IF(['SoMi-Liste'.C14]=&quot;f&quot;;['SoMi-Liste'.C$2];IF(['SoMi-Liste'.C14]=&quot;e&quot;;['SoMi-Liste'.C$2];&quot;&quot;))" table:style-name="ce1"/>
          <table:table-cell office:value-type="string" office:string-value="" table:formula="of:=IF(['SoMi-Liste'.D14]=&quot;f&quot;;['SoMi-Liste'.D$2];IF(['SoMi-Liste'.D14]=&quot;e&quot;;['SoMi-Liste'.D$2];&quot;&quot;))" table:style-name="ce1"/>
          <table:table-cell office:value-type="string" office:string-value="" table:formula="of:=IF(['SoMi-Liste'.E14]=&quot;f&quot;;['SoMi-Liste'.E$2];IF(['SoMi-Liste'.E14]=&quot;e&quot;;['SoMi-Liste'.E$2];&quot;&quot;))" table:style-name="ce1"/>
          <table:table-cell office:value-type="string" office:string-value="" table:formula="of:=IF(['SoMi-Liste'.F14]=&quot;f&quot;;['SoMi-Liste'.F$2];IF(['SoMi-Liste'.F14]=&quot;e&quot;;['SoMi-Liste'.F$2];&quot;&quot;))" table:style-name="ce1"/>
          <table:table-cell office:value-type="string" office:string-value="" table:formula="of:=IF(['SoMi-Liste'.G14]=&quot;f&quot;;['SoMi-Liste'.G$2];IF(['SoMi-Liste'.G14]=&quot;e&quot;;['SoMi-Liste'.G$2];&quot;&quot;))" table:style-name="ce1"/>
          <table:table-cell office:value-type="string" office:string-value="" table:formula="of:=IF(['SoMi-Liste'.H14]=&quot;f&quot;;['SoMi-Liste'.H$2];IF(['SoMi-Liste'.H14]=&quot;e&quot;;['SoMi-Liste'.H$2];&quot;&quot;))" table:style-name="ce1"/>
          <table:table-cell office:value-type="string" office:string-value="" table:formula="of:=IF(['SoMi-Liste'.I14]=&quot;f&quot;;['SoMi-Liste'.I$2];IF(['SoMi-Liste'.I14]=&quot;e&quot;;['SoMi-Liste'.I$2];&quot;&quot;))" table:style-name="ce1"/>
          <table:table-cell office:value-type="string" office:string-value="" table:formula="of:=IF(['SoMi-Liste'.J14]=&quot;f&quot;;['SoMi-Liste'.J$2];IF(['SoMi-Liste'.J14]=&quot;e&quot;;['SoMi-Liste'.J$2];&quot;&quot;))" table:style-name="ce1"/>
          <table:table-cell office:value-type="string" office:string-value="" table:formula="of:=IF(['SoMi-Liste'.K14]=&quot;f&quot;;['SoMi-Liste'.K$2];IF(['SoMi-Liste'.K14]=&quot;e&quot;;['SoMi-Liste'.K$2];&quot;&quot;))" table:style-name="ce1"/>
          <table:table-cell office:value-type="string" office:string-value="" table:formula="of:=IF(['SoMi-Liste'.L14]=&quot;f&quot;;['SoMi-Liste'.L$2];IF(['SoMi-Liste'.L14]=&quot;e&quot;;['SoMi-Liste'.L$2];&quot;&quot;))" table:style-name="ce1"/>
          <table:table-cell office:value-type="string" office:string-value="" table:formula="of:=IF(['SoMi-Liste'.M14]=&quot;f&quot;;['SoMi-Liste'.M$2];IF(['SoMi-Liste'.M14]=&quot;e&quot;;['SoMi-Liste'.M$2];&quot;&quot;))" table:style-name="ce1"/>
          <table:table-cell office:value-type="string" office:string-value="" table:formula="of:=IF(['SoMi-Liste'.N14]=&quot;f&quot;;['SoMi-Liste'.N$2];IF(['SoMi-Liste'.N14]=&quot;e&quot;;['SoMi-Liste'.N$2];&quot;&quot;))" table:style-name="ce1"/>
          <table:table-cell office:value-type="string" office:string-value="" table:formula="of:=IF(['SoMi-Liste'.O14]=&quot;f&quot;;['SoMi-Liste'.O$2];IF(['SoMi-Liste'.O14]=&quot;e&quot;;['SoMi-Liste'.O$2];&quot;&quot;))" table:style-name="ce1"/>
          <table:table-cell office:value-type="string" office:string-value="" table:formula="of:=IF(['SoMi-Liste'.P14]=&quot;f&quot;;['SoMi-Liste'.P$2];IF(['SoMi-Liste'.P14]=&quot;e&quot;;['SoMi-Liste'.P$2];&quot;&quot;))" table:style-name="ce1"/>
          <table:table-cell office:value-type="string" office:string-value="" table:formula="of:=IF(['SoMi-Liste'.Q14]=&quot;f&quot;;['SoMi-Liste'.Q$2];IF(['SoMi-Liste'.Q14]=&quot;e&quot;;['SoMi-Liste'.Q$2];&quot;&quot;))" table:style-name="ce1"/>
          <table:table-cell office:value-type="string" office:string-value="" table:formula="of:=IF(['SoMi-Liste'.R14]=&quot;f&quot;;['SoMi-Liste'.R$2];IF(['SoMi-Liste'.R14]=&quot;e&quot;;['SoMi-Liste'.R$2];&quot;&quot;))" table:style-name="ce1"/>
          <table:table-cell office:value-type="string" office:string-value="" table:formula="of:=IF(['SoMi-Liste'.S14]=&quot;f&quot;;['SoMi-Liste'.S$2];IF(['SoMi-Liste'.S14]=&quot;e&quot;;['SoMi-Liste'.S$2];&quot;&quot;))" table:style-name="ce1"/>
          <table:table-cell office:value-type="string" office:string-value="" table:formula="of:=IF(['SoMi-Liste'.T14]=&quot;f&quot;;['SoMi-Liste'.T$2];IF(['SoMi-Liste'.T14]=&quot;e&quot;;['SoMi-Liste'.T$2];&quot;&quot;))" table:style-name="ce1"/>
          <table:table-cell office:value-type="string" office:string-value="" table:formula="of:=IF(['SoMi-Liste'.U14]=&quot;f&quot;;['SoMi-Liste'.U$2];IF(['SoMi-Liste'.U14]=&quot;e&quot;;['SoMi-Liste'.U$2];&quot;&quot;))" table:style-name="ce1"/>
          <table:table-cell office:value-type="string" office:string-value="" table:formula="of:=IF(['SoMi-Liste'.V14]=&quot;f&quot;;['SoMi-Liste'.V$2];IF(['SoMi-Liste'.V14]=&quot;e&quot;;['SoMi-Liste'.V$2];&quot;&quot;))" table:style-name="ce1"/>
          <table:table-cell office:value-type="string" office:string-value="" table:formula="of:=IF(['SoMi-Liste'.W14]=&quot;f&quot;;['SoMi-Liste'.W$2];IF(['SoMi-Liste'.W14]=&quot;e&quot;;['SoMi-Liste'.W$2];&quot;&quot;))" table:style-name="ce1"/>
          <table:table-cell table:number-columns-repeated="2" table:style-name="ce2"/>
          <table:table-cell office:value-type="float" office:value="0" table:formula="of:=SUM([.B16:.X16])" table:style-name="ce1">
            <text:p>0</text:p>
          </table:table-cell>
          <table:table-cell office:value-type="string" office:string-value="" table:formula="of:=['SoMi-Liste'.AD14]" table:style-name="ce1"/>
          <table:table-cell office:value-type="string" office:string-value="" table:formula="of:=IF(['SoMi-Liste'.AE14]=&quot;f&quot;;['SoMi-Liste'.AE$2];IF(['SoMi-Liste'.AE14]=&quot;e&quot;;['SoMi-Liste'.AE$2];&quot;&quot;))" table:style-name="ce1"/>
          <table:table-cell office:value-type="string" office:string-value="" table:formula="of:=IF(['SoMi-Liste'.AF14]=&quot;f&quot;;['SoMi-Liste'.AF$2];IF(['SoMi-Liste'.AF14]=&quot;e&quot;;['SoMi-Liste'.AF$2];&quot;&quot;))" table:style-name="ce1"/>
          <table:table-cell office:value-type="string" office:string-value="" table:formula="of:=IF(['SoMi-Liste'.AG14]=&quot;f&quot;;['SoMi-Liste'.AG$2];IF(['SoMi-Liste'.AG14]=&quot;e&quot;;['SoMi-Liste'.AG$2];&quot;&quot;))" table:style-name="ce1"/>
          <table:table-cell office:value-type="string" office:string-value="" table:formula="of:=IF(['SoMi-Liste'.AH14]=&quot;f&quot;;['SoMi-Liste'.AH$2];IF(['SoMi-Liste'.AH14]=&quot;e&quot;;['SoMi-Liste'.AH$2];&quot;&quot;))" table:style-name="ce1"/>
          <table:table-cell office:value-type="string" office:string-value="" table:formula="of:=IF(['SoMi-Liste'.AI14]=&quot;f&quot;;['SoMi-Liste'.AI$2];IF(['SoMi-Liste'.AI14]=&quot;e&quot;;['SoMi-Liste'.AI$2];&quot;&quot;))" table:style-name="ce1"/>
          <table:table-cell office:value-type="string" office:string-value="" table:formula="of:=IF(['SoMi-Liste'.AJ14]=&quot;f&quot;;['SoMi-Liste'.AJ$2];IF(['SoMi-Liste'.AJ14]=&quot;e&quot;;['SoMi-Liste'.AJ$2];&quot;&quot;))" table:style-name="ce1"/>
          <table:table-cell office:value-type="string" office:string-value="" table:formula="of:=IF(['SoMi-Liste'.AK14]=&quot;f&quot;;['SoMi-Liste'.AK$2];IF(['SoMi-Liste'.AK14]=&quot;e&quot;;['SoMi-Liste'.AK$2];&quot;&quot;))" table:style-name="ce1"/>
          <table:table-cell office:value-type="string" office:string-value="" table:formula="of:=IF(['SoMi-Liste'.AL14]=&quot;f&quot;;['SoMi-Liste'.AL$2];IF(['SoMi-Liste'.AL14]=&quot;e&quot;;['SoMi-Liste'.AL$2];&quot;&quot;))" table:style-name="ce1"/>
          <table:table-cell office:value-type="string" office:string-value="" table:formula="of:=IF(['SoMi-Liste'.AM14]=&quot;f&quot;;['SoMi-Liste'.AM$2];IF(['SoMi-Liste'.AM14]=&quot;e&quot;;['SoMi-Liste'.AM$2];&quot;&quot;))" table:style-name="ce1"/>
          <table:table-cell office:value-type="string" office:string-value="" table:formula="of:=IF(['SoMi-Liste'.AN14]=&quot;f&quot;;['SoMi-Liste'.AN$2];IF(['SoMi-Liste'.AN14]=&quot;e&quot;;['SoMi-Liste'.AN$2];&quot;&quot;))" table:style-name="ce1"/>
          <table:table-cell office:value-type="string" office:string-value="" table:formula="of:=IF(['SoMi-Liste'.AO14]=&quot;f&quot;;['SoMi-Liste'.AO$2];IF(['SoMi-Liste'.AO14]=&quot;e&quot;;['SoMi-Liste'.AO$2];&quot;&quot;))" table:style-name="ce1"/>
          <table:table-cell office:value-type="string" office:string-value="" table:formula="of:=IF(['SoMi-Liste'.AP14]=&quot;f&quot;;['SoMi-Liste'.AP$2];IF(['SoMi-Liste'.AP14]=&quot;e&quot;;['SoMi-Liste'.AP$2];&quot;&quot;))" table:style-name="ce1"/>
          <table:table-cell office:value-type="string" office:string-value="" table:formula="of:=IF(['SoMi-Liste'.AQ14]=&quot;f&quot;;['SoMi-Liste'.AQ$2];IF(['SoMi-Liste'.AQ14]=&quot;e&quot;;['SoMi-Liste'.AQ$2];&quot;&quot;))" table:style-name="ce1"/>
          <table:table-cell office:value-type="string" office:string-value="" table:formula="of:=IF(['SoMi-Liste'.AR14]=&quot;f&quot;;['SoMi-Liste'.AR$2];IF(['SoMi-Liste'.AR14]=&quot;e&quot;;['SoMi-Liste'.AR$2];&quot;&quot;))" table:style-name="ce1"/>
          <table:table-cell office:value-type="string" office:string-value="" table:formula="of:=IF(['SoMi-Liste'.AS14]=&quot;f&quot;;['SoMi-Liste'.AS$2];IF(['SoMi-Liste'.AS14]=&quot;e&quot;;['SoMi-Liste'.AS$2];&quot;&quot;))" table:style-name="ce1"/>
          <table:table-cell office:value-type="string" office:string-value="" table:formula="of:=IF(['SoMi-Liste'.AT14]=&quot;f&quot;;['SoMi-Liste'.AT$2];IF(['SoMi-Liste'.AT14]=&quot;e&quot;;['SoMi-Liste'.AT$2];&quot;&quot;))" table:style-name="ce1"/>
          <table:table-cell office:value-type="string" office:string-value="" table:formula="of:=IF(['SoMi-Liste'.AU14]=&quot;f&quot;;['SoMi-Liste'.AU$2];IF(['SoMi-Liste'.AU14]=&quot;e&quot;;['SoMi-Liste'.AU$2];&quot;&quot;))" table:style-name="ce1"/>
          <table:table-cell office:value-type="string" office:string-value="" table:formula="of:=IF(['SoMi-Liste'.AV14]=&quot;f&quot;;['SoMi-Liste'.AV$2];IF(['SoMi-Liste'.AV14]=&quot;e&quot;;['SoMi-Liste'.AV$2];&quot;&quot;))" table:style-name="ce1"/>
          <table:table-cell office:value-type="string" office:string-value="" table:formula="of:=IF(['SoMi-Liste'.AW14]=&quot;f&quot;;['SoMi-Liste'.AW$2];IF(['SoMi-Liste'.AW14]=&quot;e&quot;;['SoMi-Liste'.AW$2];&quot;&quot;))" table:style-name="ce1"/>
          <table:table-cell office:value-type="string" office:string-value="" table:formula="of:=IF(['SoMi-Liste'.AX14]=&quot;f&quot;;['SoMi-Liste'.AX$2];IF(['SoMi-Liste'.AX14]=&quot;e&quot;;['SoMi-Liste'.AX$2];&quot;&quot;))" table:style-name="ce1"/>
          <table:table-cell office:value-type="string" office:string-value="" table:formula="of:=IF(['SoMi-Liste'.AY14]=&quot;f&quot;;['SoMi-Liste'.AY$2];IF(['SoMi-Liste'.AY14]=&quot;e&quot;;['SoMi-Liste'.AY$2];&quot;&quot;))" table:style-name="ce1"/>
          <table:table-cell table:number-columns-repeated="3" table:style-name="ce2"/>
          <table:table-cell office:value-type="float" office:value="0" table:formula="of:=SUM([.AA16:.AX16])" table:style-name="ce1">
            <text:p>0</text:p>
          </table:table-cell>
          <table:table-cell table:number-columns-repeated="16333" table:style-name="ce1"/>
        </table:table-row>
        <table:table-row table:style-name="ro1">
          <table:table-cell office:value-type="string" office:string-value="" table:formula="of:=['SoMi-Liste'.B15]" table:style-name="ce1"/>
          <table:table-cell office:value-type="string" office:string-value="" table:formula="of:=IF(['SoMi-Liste'.C15]=&quot;f&quot;;['SoMi-Liste'.C$2];IF(['SoMi-Liste'.C15]=&quot;e&quot;;['SoMi-Liste'.C$2];&quot;&quot;))" table:style-name="ce1"/>
          <table:table-cell office:value-type="string" office:string-value="" table:formula="of:=IF(['SoMi-Liste'.D15]=&quot;f&quot;;['SoMi-Liste'.D$2];IF(['SoMi-Liste'.D15]=&quot;e&quot;;['SoMi-Liste'.D$2];&quot;&quot;))" table:style-name="ce1"/>
          <table:table-cell office:value-type="string" office:string-value="" table:formula="of:=IF(['SoMi-Liste'.E15]=&quot;f&quot;;['SoMi-Liste'.E$2];IF(['SoMi-Liste'.E15]=&quot;e&quot;;['SoMi-Liste'.E$2];&quot;&quot;))" table:style-name="ce1"/>
          <table:table-cell office:value-type="string" office:string-value="" table:formula="of:=IF(['SoMi-Liste'.F15]=&quot;f&quot;;['SoMi-Liste'.F$2];IF(['SoMi-Liste'.F15]=&quot;e&quot;;['SoMi-Liste'.F$2];&quot;&quot;))" table:style-name="ce1"/>
          <table:table-cell office:value-type="string" office:string-value="" table:formula="of:=IF(['SoMi-Liste'.G15]=&quot;f&quot;;['SoMi-Liste'.G$2];IF(['SoMi-Liste'.G15]=&quot;e&quot;;['SoMi-Liste'.G$2];&quot;&quot;))" table:style-name="ce1"/>
          <table:table-cell office:value-type="string" office:string-value="" table:formula="of:=IF(['SoMi-Liste'.H15]=&quot;f&quot;;['SoMi-Liste'.H$2];IF(['SoMi-Liste'.H15]=&quot;e&quot;;['SoMi-Liste'.H$2];&quot;&quot;))" table:style-name="ce1"/>
          <table:table-cell office:value-type="string" office:string-value="" table:formula="of:=IF(['SoMi-Liste'.I15]=&quot;f&quot;;['SoMi-Liste'.I$2];IF(['SoMi-Liste'.I15]=&quot;e&quot;;['SoMi-Liste'.I$2];&quot;&quot;))" table:style-name="ce1"/>
          <table:table-cell office:value-type="string" office:string-value="" table:formula="of:=IF(['SoMi-Liste'.J15]=&quot;f&quot;;['SoMi-Liste'.J$2];IF(['SoMi-Liste'.J15]=&quot;e&quot;;['SoMi-Liste'.J$2];&quot;&quot;))" table:style-name="ce1"/>
          <table:table-cell office:value-type="string" office:string-value="" table:formula="of:=IF(['SoMi-Liste'.K15]=&quot;f&quot;;['SoMi-Liste'.K$2];IF(['SoMi-Liste'.K15]=&quot;e&quot;;['SoMi-Liste'.K$2];&quot;&quot;))" table:style-name="ce1"/>
          <table:table-cell office:value-type="string" office:string-value="" table:formula="of:=IF(['SoMi-Liste'.L15]=&quot;f&quot;;['SoMi-Liste'.L$2];IF(['SoMi-Liste'.L15]=&quot;e&quot;;['SoMi-Liste'.L$2];&quot;&quot;))" table:style-name="ce1"/>
          <table:table-cell office:value-type="string" office:string-value="" table:formula="of:=IF(['SoMi-Liste'.M15]=&quot;f&quot;;['SoMi-Liste'.M$2];IF(['SoMi-Liste'.M15]=&quot;e&quot;;['SoMi-Liste'.M$2];&quot;&quot;))" table:style-name="ce1"/>
          <table:table-cell office:value-type="string" office:string-value="" table:formula="of:=IF(['SoMi-Liste'.N15]=&quot;f&quot;;['SoMi-Liste'.N$2];IF(['SoMi-Liste'.N15]=&quot;e&quot;;['SoMi-Liste'.N$2];&quot;&quot;))" table:style-name="ce1"/>
          <table:table-cell office:value-type="string" office:string-value="" table:formula="of:=IF(['SoMi-Liste'.O15]=&quot;f&quot;;['SoMi-Liste'.O$2];IF(['SoMi-Liste'.O15]=&quot;e&quot;;['SoMi-Liste'.O$2];&quot;&quot;))" table:style-name="ce1"/>
          <table:table-cell office:value-type="string" office:string-value="" table:formula="of:=IF(['SoMi-Liste'.P15]=&quot;f&quot;;['SoMi-Liste'.P$2];IF(['SoMi-Liste'.P15]=&quot;e&quot;;['SoMi-Liste'.P$2];&quot;&quot;))" table:style-name="ce1"/>
          <table:table-cell office:value-type="string" office:string-value="" table:formula="of:=IF(['SoMi-Liste'.Q15]=&quot;f&quot;;['SoMi-Liste'.Q$2];IF(['SoMi-Liste'.Q15]=&quot;e&quot;;['SoMi-Liste'.Q$2];&quot;&quot;))" table:style-name="ce1"/>
          <table:table-cell office:value-type="string" office:string-value="" table:formula="of:=IF(['SoMi-Liste'.R15]=&quot;f&quot;;['SoMi-Liste'.R$2];IF(['SoMi-Liste'.R15]=&quot;e&quot;;['SoMi-Liste'.R$2];&quot;&quot;))" table:style-name="ce1"/>
          <table:table-cell office:value-type="string" office:string-value="" table:formula="of:=IF(['SoMi-Liste'.S15]=&quot;f&quot;;['SoMi-Liste'.S$2];IF(['SoMi-Liste'.S15]=&quot;e&quot;;['SoMi-Liste'.S$2];&quot;&quot;))" table:style-name="ce1"/>
          <table:table-cell office:value-type="string" office:string-value="" table:formula="of:=IF(['SoMi-Liste'.T15]=&quot;f&quot;;['SoMi-Liste'.T$2];IF(['SoMi-Liste'.T15]=&quot;e&quot;;['SoMi-Liste'.T$2];&quot;&quot;))" table:style-name="ce1"/>
          <table:table-cell office:value-type="string" office:string-value="" table:formula="of:=IF(['SoMi-Liste'.U15]=&quot;f&quot;;['SoMi-Liste'.U$2];IF(['SoMi-Liste'.U15]=&quot;e&quot;;['SoMi-Liste'.U$2];&quot;&quot;))" table:style-name="ce1"/>
          <table:table-cell office:value-type="string" office:string-value="" table:formula="of:=IF(['SoMi-Liste'.V15]=&quot;f&quot;;['SoMi-Liste'.V$2];IF(['SoMi-Liste'.V15]=&quot;e&quot;;['SoMi-Liste'.V$2];&quot;&quot;))" table:style-name="ce1"/>
          <table:table-cell office:value-type="string" office:string-value="" table:formula="of:=IF(['SoMi-Liste'.W15]=&quot;f&quot;;['SoMi-Liste'.W$2];IF(['SoMi-Liste'.W15]=&quot;e&quot;;['SoMi-Liste'.W$2];&quot;&quot;))" table:style-name="ce1"/>
          <table:table-cell table:number-columns-repeated="2" table:style-name="ce2"/>
          <table:table-cell office:value-type="float" office:value="0" table:formula="of:=SUM([.B17:.X17])" table:style-name="ce1">
            <text:p>0</text:p>
          </table:table-cell>
          <table:table-cell office:value-type="string" office:string-value="" table:formula="of:=['SoMi-Liste'.AD15]" table:style-name="ce1"/>
          <table:table-cell office:value-type="string" office:string-value="" table:formula="of:=IF(['SoMi-Liste'.AE15]=&quot;f&quot;;['SoMi-Liste'.AE$2];IF(['SoMi-Liste'.AE15]=&quot;e&quot;;['SoMi-Liste'.AE$2];&quot;&quot;))" table:style-name="ce1"/>
          <table:table-cell office:value-type="string" office:string-value="" table:formula="of:=IF(['SoMi-Liste'.AF15]=&quot;f&quot;;['SoMi-Liste'.AF$2];IF(['SoMi-Liste'.AF15]=&quot;e&quot;;['SoMi-Liste'.AF$2];&quot;&quot;))" table:style-name="ce1"/>
          <table:table-cell office:value-type="string" office:string-value="" table:formula="of:=IF(['SoMi-Liste'.AG15]=&quot;f&quot;;['SoMi-Liste'.AG$2];IF(['SoMi-Liste'.AG15]=&quot;e&quot;;['SoMi-Liste'.AG$2];&quot;&quot;))" table:style-name="ce1"/>
          <table:table-cell office:value-type="string" office:string-value="" table:formula="of:=IF(['SoMi-Liste'.AH15]=&quot;f&quot;;['SoMi-Liste'.AH$2];IF(['SoMi-Liste'.AH15]=&quot;e&quot;;['SoMi-Liste'.AH$2];&quot;&quot;))" table:style-name="ce1"/>
          <table:table-cell office:value-type="string" office:string-value="" table:formula="of:=IF(['SoMi-Liste'.AI15]=&quot;f&quot;;['SoMi-Liste'.AI$2];IF(['SoMi-Liste'.AI15]=&quot;e&quot;;['SoMi-Liste'.AI$2];&quot;&quot;))" table:style-name="ce1"/>
          <table:table-cell office:value-type="string" office:string-value="" table:formula="of:=IF(['SoMi-Liste'.AJ15]=&quot;f&quot;;['SoMi-Liste'.AJ$2];IF(['SoMi-Liste'.AJ15]=&quot;e&quot;;['SoMi-Liste'.AJ$2];&quot;&quot;))" table:style-name="ce1"/>
          <table:table-cell office:value-type="string" office:string-value="" table:formula="of:=IF(['SoMi-Liste'.AK15]=&quot;f&quot;;['SoMi-Liste'.AK$2];IF(['SoMi-Liste'.AK15]=&quot;e&quot;;['SoMi-Liste'.AK$2];&quot;&quot;))" table:style-name="ce1"/>
          <table:table-cell office:value-type="string" office:string-value="" table:formula="of:=IF(['SoMi-Liste'.AL15]=&quot;f&quot;;['SoMi-Liste'.AL$2];IF(['SoMi-Liste'.AL15]=&quot;e&quot;;['SoMi-Liste'.AL$2];&quot;&quot;))" table:style-name="ce1"/>
          <table:table-cell office:value-type="string" office:string-value="" table:formula="of:=IF(['SoMi-Liste'.AM15]=&quot;f&quot;;['SoMi-Liste'.AM$2];IF(['SoMi-Liste'.AM15]=&quot;e&quot;;['SoMi-Liste'.AM$2];&quot;&quot;))" table:style-name="ce1"/>
          <table:table-cell office:value-type="string" office:string-value="" table:formula="of:=IF(['SoMi-Liste'.AN15]=&quot;f&quot;;['SoMi-Liste'.AN$2];IF(['SoMi-Liste'.AN15]=&quot;e&quot;;['SoMi-Liste'.AN$2];&quot;&quot;))" table:style-name="ce1"/>
          <table:table-cell office:value-type="string" office:string-value="" table:formula="of:=IF(['SoMi-Liste'.AO15]=&quot;f&quot;;['SoMi-Liste'.AO$2];IF(['SoMi-Liste'.AO15]=&quot;e&quot;;['SoMi-Liste'.AO$2];&quot;&quot;))" table:style-name="ce1"/>
          <table:table-cell office:value-type="string" office:string-value="" table:formula="of:=IF(['SoMi-Liste'.AP15]=&quot;f&quot;;['SoMi-Liste'.AP$2];IF(['SoMi-Liste'.AP15]=&quot;e&quot;;['SoMi-Liste'.AP$2];&quot;&quot;))" table:style-name="ce1"/>
          <table:table-cell office:value-type="string" office:string-value="" table:formula="of:=IF(['SoMi-Liste'.AQ15]=&quot;f&quot;;['SoMi-Liste'.AQ$2];IF(['SoMi-Liste'.AQ15]=&quot;e&quot;;['SoMi-Liste'.AQ$2];&quot;&quot;))" table:style-name="ce1"/>
          <table:table-cell office:value-type="string" office:string-value="" table:formula="of:=IF(['SoMi-Liste'.AR15]=&quot;f&quot;;['SoMi-Liste'.AR$2];IF(['SoMi-Liste'.AR15]=&quot;e&quot;;['SoMi-Liste'.AR$2];&quot;&quot;))" table:style-name="ce1"/>
          <table:table-cell office:value-type="string" office:string-value="" table:formula="of:=IF(['SoMi-Liste'.AS15]=&quot;f&quot;;['SoMi-Liste'.AS$2];IF(['SoMi-Liste'.AS15]=&quot;e&quot;;['SoMi-Liste'.AS$2];&quot;&quot;))" table:style-name="ce1"/>
          <table:table-cell office:value-type="string" office:string-value="" table:formula="of:=IF(['SoMi-Liste'.AT15]=&quot;f&quot;;['SoMi-Liste'.AT$2];IF(['SoMi-Liste'.AT15]=&quot;e&quot;;['SoMi-Liste'.AT$2];&quot;&quot;))" table:style-name="ce1"/>
          <table:table-cell office:value-type="string" office:string-value="" table:formula="of:=IF(['SoMi-Liste'.AU15]=&quot;f&quot;;['SoMi-Liste'.AU$2];IF(['SoMi-Liste'.AU15]=&quot;e&quot;;['SoMi-Liste'.AU$2];&quot;&quot;))" table:style-name="ce1"/>
          <table:table-cell office:value-type="string" office:string-value="" table:formula="of:=IF(['SoMi-Liste'.AV15]=&quot;f&quot;;['SoMi-Liste'.AV$2];IF(['SoMi-Liste'.AV15]=&quot;e&quot;;['SoMi-Liste'.AV$2];&quot;&quot;))" table:style-name="ce1"/>
          <table:table-cell office:value-type="string" office:string-value="" table:formula="of:=IF(['SoMi-Liste'.AW15]=&quot;f&quot;;['SoMi-Liste'.AW$2];IF(['SoMi-Liste'.AW15]=&quot;e&quot;;['SoMi-Liste'.AW$2];&quot;&quot;))" table:style-name="ce1"/>
          <table:table-cell office:value-type="string" office:string-value="" table:formula="of:=IF(['SoMi-Liste'.AX15]=&quot;f&quot;;['SoMi-Liste'.AX$2];IF(['SoMi-Liste'.AX15]=&quot;e&quot;;['SoMi-Liste'.AX$2];&quot;&quot;))" table:style-name="ce1"/>
          <table:table-cell office:value-type="string" office:string-value="" table:formula="of:=IF(['SoMi-Liste'.AY15]=&quot;f&quot;;['SoMi-Liste'.AY$2];IF(['SoMi-Liste'.AY15]=&quot;e&quot;;['SoMi-Liste'.AY$2];&quot;&quot;))" table:style-name="ce1"/>
          <table:table-cell table:number-columns-repeated="3" table:style-name="ce2"/>
          <table:table-cell office:value-type="float" office:value="0" table:formula="of:=SUM([.AA17:.AX1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6]" table:style-name="ce1"/>
          <table:table-cell office:value-type="string" office:string-value="" table:formula="of:=IF(['SoMi-Liste'.C16]=&quot;f&quot;;['SoMi-Liste'.C$2];IF(['SoMi-Liste'.C16]=&quot;e&quot;;['SoMi-Liste'.C$2];&quot;&quot;))" table:style-name="ce1"/>
          <table:table-cell office:value-type="string" office:string-value="" table:formula="of:=IF(['SoMi-Liste'.D16]=&quot;f&quot;;['SoMi-Liste'.D$2];IF(['SoMi-Liste'.D16]=&quot;e&quot;;['SoMi-Liste'.D$2];&quot;&quot;))" table:style-name="ce1"/>
          <table:table-cell office:value-type="string" office:string-value="" table:formula="of:=IF(['SoMi-Liste'.E16]=&quot;f&quot;;['SoMi-Liste'.E$2];IF(['SoMi-Liste'.E16]=&quot;e&quot;;['SoMi-Liste'.E$2];&quot;&quot;))" table:style-name="ce1"/>
          <table:table-cell office:value-type="string" office:string-value="" table:formula="of:=IF(['SoMi-Liste'.F16]=&quot;f&quot;;['SoMi-Liste'.F$2];IF(['SoMi-Liste'.F16]=&quot;e&quot;;['SoMi-Liste'.F$2];&quot;&quot;))" table:style-name="ce1"/>
          <table:table-cell office:value-type="string" office:string-value="" table:formula="of:=IF(['SoMi-Liste'.G16]=&quot;f&quot;;['SoMi-Liste'.G$2];IF(['SoMi-Liste'.G16]=&quot;e&quot;;['SoMi-Liste'.G$2];&quot;&quot;))" table:style-name="ce1"/>
          <table:table-cell office:value-type="string" office:string-value="" table:formula="of:=IF(['SoMi-Liste'.H16]=&quot;f&quot;;['SoMi-Liste'.H$2];IF(['SoMi-Liste'.H16]=&quot;e&quot;;['SoMi-Liste'.H$2];&quot;&quot;))" table:style-name="ce1"/>
          <table:table-cell office:value-type="string" office:string-value="" table:formula="of:=IF(['SoMi-Liste'.I16]=&quot;f&quot;;['SoMi-Liste'.I$2];IF(['SoMi-Liste'.I16]=&quot;e&quot;;['SoMi-Liste'.I$2];&quot;&quot;))" table:style-name="ce1"/>
          <table:table-cell office:value-type="string" office:string-value="" table:formula="of:=IF(['SoMi-Liste'.J16]=&quot;f&quot;;['SoMi-Liste'.J$2];IF(['SoMi-Liste'.J16]=&quot;e&quot;;['SoMi-Liste'.J$2];&quot;&quot;))" table:style-name="ce1"/>
          <table:table-cell office:value-type="string" office:string-value="" table:formula="of:=IF(['SoMi-Liste'.K16]=&quot;f&quot;;['SoMi-Liste'.K$2];IF(['SoMi-Liste'.K16]=&quot;e&quot;;['SoMi-Liste'.K$2];&quot;&quot;))" table:style-name="ce1"/>
          <table:table-cell office:value-type="string" office:string-value="" table:formula="of:=IF(['SoMi-Liste'.L16]=&quot;f&quot;;['SoMi-Liste'.L$2];IF(['SoMi-Liste'.L16]=&quot;e&quot;;['SoMi-Liste'.L$2];&quot;&quot;))" table:style-name="ce1"/>
          <table:table-cell office:value-type="string" office:string-value="" table:formula="of:=IF(['SoMi-Liste'.M16]=&quot;f&quot;;['SoMi-Liste'.M$2];IF(['SoMi-Liste'.M16]=&quot;e&quot;;['SoMi-Liste'.M$2];&quot;&quot;))" table:style-name="ce1"/>
          <table:table-cell office:value-type="string" office:string-value="" table:formula="of:=IF(['SoMi-Liste'.N16]=&quot;f&quot;;['SoMi-Liste'.N$2];IF(['SoMi-Liste'.N16]=&quot;e&quot;;['SoMi-Liste'.N$2];&quot;&quot;))" table:style-name="ce1"/>
          <table:table-cell office:value-type="string" office:string-value="" table:formula="of:=IF(['SoMi-Liste'.O16]=&quot;f&quot;;['SoMi-Liste'.O$2];IF(['SoMi-Liste'.O16]=&quot;e&quot;;['SoMi-Liste'.O$2];&quot;&quot;))" table:style-name="ce1"/>
          <table:table-cell office:value-type="string" office:string-value="" table:formula="of:=IF(['SoMi-Liste'.P16]=&quot;f&quot;;['SoMi-Liste'.P$2];IF(['SoMi-Liste'.P16]=&quot;e&quot;;['SoMi-Liste'.P$2];&quot;&quot;))" table:style-name="ce1"/>
          <table:table-cell office:value-type="string" office:string-value="" table:formula="of:=IF(['SoMi-Liste'.Q16]=&quot;f&quot;;['SoMi-Liste'.Q$2];IF(['SoMi-Liste'.Q16]=&quot;e&quot;;['SoMi-Liste'.Q$2];&quot;&quot;))" table:style-name="ce1"/>
          <table:table-cell office:value-type="string" office:string-value="" table:formula="of:=IF(['SoMi-Liste'.R16]=&quot;f&quot;;['SoMi-Liste'.R$2];IF(['SoMi-Liste'.R16]=&quot;e&quot;;['SoMi-Liste'.R$2];&quot;&quot;))" table:style-name="ce1"/>
          <table:table-cell office:value-type="string" office:string-value="" table:formula="of:=IF(['SoMi-Liste'.S16]=&quot;f&quot;;['SoMi-Liste'.S$2];IF(['SoMi-Liste'.S16]=&quot;e&quot;;['SoMi-Liste'.S$2];&quot;&quot;))" table:style-name="ce1"/>
          <table:table-cell office:value-type="string" office:string-value="" table:formula="of:=IF(['SoMi-Liste'.T16]=&quot;f&quot;;['SoMi-Liste'.T$2];IF(['SoMi-Liste'.T16]=&quot;e&quot;;['SoMi-Liste'.T$2];&quot;&quot;))" table:style-name="ce1"/>
          <table:table-cell office:value-type="string" office:string-value="" table:formula="of:=IF(['SoMi-Liste'.U16]=&quot;f&quot;;['SoMi-Liste'.U$2];IF(['SoMi-Liste'.U16]=&quot;e&quot;;['SoMi-Liste'.U$2];&quot;&quot;))" table:style-name="ce1"/>
          <table:table-cell office:value-type="string" office:string-value="" table:formula="of:=IF(['SoMi-Liste'.V16]=&quot;f&quot;;['SoMi-Liste'.V$2];IF(['SoMi-Liste'.V16]=&quot;e&quot;;['SoMi-Liste'.V$2];&quot;&quot;))" table:style-name="ce1"/>
          <table:table-cell office:value-type="string" office:string-value="" table:formula="of:=IF(['SoMi-Liste'.W16]=&quot;f&quot;;['SoMi-Liste'.W$2];IF(['SoMi-Liste'.W16]=&quot;e&quot;;['SoMi-Liste'.W$2];&quot;&quot;))" table:style-name="ce1"/>
          <table:table-cell table:number-columns-repeated="2" table:style-name="ce2"/>
          <table:table-cell office:value-type="float" office:value="0" table:formula="of:=SUM([.B18:.X18])" table:style-name="ce1">
            <text:p>0</text:p>
          </table:table-cell>
          <table:table-cell office:value-type="string" office:string-value="" table:formula="of:=['SoMi-Liste'.AD16]" table:style-name="ce1"/>
          <table:table-cell office:value-type="string" office:string-value="" table:formula="of:=IF(['SoMi-Liste'.AE16]=&quot;f&quot;;['SoMi-Liste'.AE$2];IF(['SoMi-Liste'.AE16]=&quot;e&quot;;['SoMi-Liste'.AE$2];&quot;&quot;))" table:style-name="ce1"/>
          <table:table-cell office:value-type="string" office:string-value="" table:formula="of:=IF(['SoMi-Liste'.AF16]=&quot;f&quot;;['SoMi-Liste'.AF$2];IF(['SoMi-Liste'.AF16]=&quot;e&quot;;['SoMi-Liste'.AF$2];&quot;&quot;))" table:style-name="ce1"/>
          <table:table-cell office:value-type="string" office:string-value="" table:formula="of:=IF(['SoMi-Liste'.AG16]=&quot;f&quot;;['SoMi-Liste'.AG$2];IF(['SoMi-Liste'.AG16]=&quot;e&quot;;['SoMi-Liste'.AG$2];&quot;&quot;))" table:style-name="ce1"/>
          <table:table-cell office:value-type="string" office:string-value="" table:formula="of:=IF(['SoMi-Liste'.AH16]=&quot;f&quot;;['SoMi-Liste'.AH$2];IF(['SoMi-Liste'.AH16]=&quot;e&quot;;['SoMi-Liste'.AH$2];&quot;&quot;))" table:style-name="ce1"/>
          <table:table-cell office:value-type="string" office:string-value="" table:formula="of:=IF(['SoMi-Liste'.AI16]=&quot;f&quot;;['SoMi-Liste'.AI$2];IF(['SoMi-Liste'.AI16]=&quot;e&quot;;['SoMi-Liste'.AI$2];&quot;&quot;))" table:style-name="ce1"/>
          <table:table-cell office:value-type="string" office:string-value="" table:formula="of:=IF(['SoMi-Liste'.AJ16]=&quot;f&quot;;['SoMi-Liste'.AJ$2];IF(['SoMi-Liste'.AJ16]=&quot;e&quot;;['SoMi-Liste'.AJ$2];&quot;&quot;))" table:style-name="ce1"/>
          <table:table-cell office:value-type="string" office:string-value="" table:formula="of:=IF(['SoMi-Liste'.AK16]=&quot;f&quot;;['SoMi-Liste'.AK$2];IF(['SoMi-Liste'.AK16]=&quot;e&quot;;['SoMi-Liste'.AK$2];&quot;&quot;))" table:style-name="ce1"/>
          <table:table-cell office:value-type="string" office:string-value="" table:formula="of:=IF(['SoMi-Liste'.AL16]=&quot;f&quot;;['SoMi-Liste'.AL$2];IF(['SoMi-Liste'.AL16]=&quot;e&quot;;['SoMi-Liste'.AL$2];&quot;&quot;))" table:style-name="ce1"/>
          <table:table-cell office:value-type="string" office:string-value="" table:formula="of:=IF(['SoMi-Liste'.AM16]=&quot;f&quot;;['SoMi-Liste'.AM$2];IF(['SoMi-Liste'.AM16]=&quot;e&quot;;['SoMi-Liste'.AM$2];&quot;&quot;))" table:style-name="ce1"/>
          <table:table-cell office:value-type="string" office:string-value="" table:formula="of:=IF(['SoMi-Liste'.AN16]=&quot;f&quot;;['SoMi-Liste'.AN$2];IF(['SoMi-Liste'.AN16]=&quot;e&quot;;['SoMi-Liste'.AN$2];&quot;&quot;))" table:style-name="ce1"/>
          <table:table-cell office:value-type="string" office:string-value="" table:formula="of:=IF(['SoMi-Liste'.AO16]=&quot;f&quot;;['SoMi-Liste'.AO$2];IF(['SoMi-Liste'.AO16]=&quot;e&quot;;['SoMi-Liste'.AO$2];&quot;&quot;))" table:style-name="ce1"/>
          <table:table-cell office:value-type="string" office:string-value="" table:formula="of:=IF(['SoMi-Liste'.AP16]=&quot;f&quot;;['SoMi-Liste'.AP$2];IF(['SoMi-Liste'.AP16]=&quot;e&quot;;['SoMi-Liste'.AP$2];&quot;&quot;))" table:style-name="ce1"/>
          <table:table-cell office:value-type="string" office:string-value="" table:formula="of:=IF(['SoMi-Liste'.AQ16]=&quot;f&quot;;['SoMi-Liste'.AQ$2];IF(['SoMi-Liste'.AQ16]=&quot;e&quot;;['SoMi-Liste'.AQ$2];&quot;&quot;))" table:style-name="ce1"/>
          <table:table-cell office:value-type="string" office:string-value="" table:formula="of:=IF(['SoMi-Liste'.AR16]=&quot;f&quot;;['SoMi-Liste'.AR$2];IF(['SoMi-Liste'.AR16]=&quot;e&quot;;['SoMi-Liste'.AR$2];&quot;&quot;))" table:style-name="ce1"/>
          <table:table-cell office:value-type="string" office:string-value="" table:formula="of:=IF(['SoMi-Liste'.AS16]=&quot;f&quot;;['SoMi-Liste'.AS$2];IF(['SoMi-Liste'.AS16]=&quot;e&quot;;['SoMi-Liste'.AS$2];&quot;&quot;))" table:style-name="ce1"/>
          <table:table-cell office:value-type="string" office:string-value="" table:formula="of:=IF(['SoMi-Liste'.AT16]=&quot;f&quot;;['SoMi-Liste'.AT$2];IF(['SoMi-Liste'.AT16]=&quot;e&quot;;['SoMi-Liste'.AT$2];&quot;&quot;))" table:style-name="ce1"/>
          <table:table-cell office:value-type="string" office:string-value="" table:formula="of:=IF(['SoMi-Liste'.AU16]=&quot;f&quot;;['SoMi-Liste'.AU$2];IF(['SoMi-Liste'.AU16]=&quot;e&quot;;['SoMi-Liste'.AU$2];&quot;&quot;))" table:style-name="ce1"/>
          <table:table-cell office:value-type="string" office:string-value="" table:formula="of:=IF(['SoMi-Liste'.AV16]=&quot;f&quot;;['SoMi-Liste'.AV$2];IF(['SoMi-Liste'.AV16]=&quot;e&quot;;['SoMi-Liste'.AV$2];&quot;&quot;))" table:style-name="ce1"/>
          <table:table-cell office:value-type="string" office:string-value="" table:formula="of:=IF(['SoMi-Liste'.AW16]=&quot;f&quot;;['SoMi-Liste'.AW$2];IF(['SoMi-Liste'.AW16]=&quot;e&quot;;['SoMi-Liste'.AW$2];&quot;&quot;))" table:style-name="ce1"/>
          <table:table-cell office:value-type="string" office:string-value="" table:formula="of:=IF(['SoMi-Liste'.AX16]=&quot;f&quot;;['SoMi-Liste'.AX$2];IF(['SoMi-Liste'.AX16]=&quot;e&quot;;['SoMi-Liste'.AX$2];&quot;&quot;))" table:style-name="ce1"/>
          <table:table-cell office:value-type="string" office:string-value="" table:formula="of:=IF(['SoMi-Liste'.AY16]=&quot;f&quot;;['SoMi-Liste'.AY$2];IF(['SoMi-Liste'.AY16]=&quot;e&quot;;['SoMi-Liste'.AY$2];&quot;&quot;))" table:style-name="ce1"/>
          <table:table-cell table:number-columns-repeated="3" table:style-name="ce2"/>
          <table:table-cell office:value-type="float" office:value="0" table:formula="of:=SUM([.AA18:.AX18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7]" table:style-name="ce1"/>
          <table:table-cell office:value-type="string" office:string-value="" table:formula="of:=IF(['SoMi-Liste'.C17]=&quot;f&quot;;['SoMi-Liste'.C$2];IF(['SoMi-Liste'.C17]=&quot;e&quot;;['SoMi-Liste'.C$2];&quot;&quot;))" table:style-name="ce1"/>
          <table:table-cell office:value-type="string" office:string-value="" table:formula="of:=IF(['SoMi-Liste'.D17]=&quot;f&quot;;['SoMi-Liste'.D$2];IF(['SoMi-Liste'.D17]=&quot;e&quot;;['SoMi-Liste'.D$2];&quot;&quot;))" table:style-name="ce1"/>
          <table:table-cell office:value-type="string" office:string-value="" table:formula="of:=IF(['SoMi-Liste'.E17]=&quot;f&quot;;['SoMi-Liste'.E$2];IF(['SoMi-Liste'.E17]=&quot;e&quot;;['SoMi-Liste'.E$2];&quot;&quot;))" table:style-name="ce1"/>
          <table:table-cell office:value-type="string" office:string-value="" table:formula="of:=IF(['SoMi-Liste'.F17]=&quot;f&quot;;['SoMi-Liste'.F$2];IF(['SoMi-Liste'.F17]=&quot;e&quot;;['SoMi-Liste'.F$2];&quot;&quot;))" table:style-name="ce1"/>
          <table:table-cell office:value-type="string" office:string-value="" table:formula="of:=IF(['SoMi-Liste'.G17]=&quot;f&quot;;['SoMi-Liste'.G$2];IF(['SoMi-Liste'.G17]=&quot;e&quot;;['SoMi-Liste'.G$2];&quot;&quot;))" table:style-name="ce1"/>
          <table:table-cell office:value-type="string" office:string-value="" table:formula="of:=IF(['SoMi-Liste'.H17]=&quot;f&quot;;['SoMi-Liste'.H$2];IF(['SoMi-Liste'.H17]=&quot;e&quot;;['SoMi-Liste'.H$2];&quot;&quot;))" table:style-name="ce1"/>
          <table:table-cell office:value-type="string" office:string-value="" table:formula="of:=IF(['SoMi-Liste'.I17]=&quot;f&quot;;['SoMi-Liste'.I$2];IF(['SoMi-Liste'.I17]=&quot;e&quot;;['SoMi-Liste'.I$2];&quot;&quot;))" table:style-name="ce1"/>
          <table:table-cell office:value-type="string" office:string-value="" table:formula="of:=IF(['SoMi-Liste'.J17]=&quot;f&quot;;['SoMi-Liste'.J$2];IF(['SoMi-Liste'.J17]=&quot;e&quot;;['SoMi-Liste'.J$2];&quot;&quot;))" table:style-name="ce1"/>
          <table:table-cell office:value-type="string" office:string-value="" table:formula="of:=IF(['SoMi-Liste'.K17]=&quot;f&quot;;['SoMi-Liste'.K$2];IF(['SoMi-Liste'.K17]=&quot;e&quot;;['SoMi-Liste'.K$2];&quot;&quot;))" table:style-name="ce1"/>
          <table:table-cell office:value-type="string" office:string-value="" table:formula="of:=IF(['SoMi-Liste'.L17]=&quot;f&quot;;['SoMi-Liste'.L$2];IF(['SoMi-Liste'.L17]=&quot;e&quot;;['SoMi-Liste'.L$2];&quot;&quot;))" table:style-name="ce1"/>
          <table:table-cell office:value-type="string" office:string-value="" table:formula="of:=IF(['SoMi-Liste'.M17]=&quot;f&quot;;['SoMi-Liste'.M$2];IF(['SoMi-Liste'.M17]=&quot;e&quot;;['SoMi-Liste'.M$2];&quot;&quot;))" table:style-name="ce1"/>
          <table:table-cell office:value-type="string" office:string-value="" table:formula="of:=IF(['SoMi-Liste'.N17]=&quot;f&quot;;['SoMi-Liste'.N$2];IF(['SoMi-Liste'.N17]=&quot;e&quot;;['SoMi-Liste'.N$2];&quot;&quot;))" table:style-name="ce1"/>
          <table:table-cell office:value-type="string" office:string-value="" table:formula="of:=IF(['SoMi-Liste'.O17]=&quot;f&quot;;['SoMi-Liste'.O$2];IF(['SoMi-Liste'.O17]=&quot;e&quot;;['SoMi-Liste'.O$2];&quot;&quot;))" table:style-name="ce1"/>
          <table:table-cell office:value-type="string" office:string-value="" table:formula="of:=IF(['SoMi-Liste'.P17]=&quot;f&quot;;['SoMi-Liste'.P$2];IF(['SoMi-Liste'.P17]=&quot;e&quot;;['SoMi-Liste'.P$2];&quot;&quot;))" table:style-name="ce1"/>
          <table:table-cell office:value-type="string" office:string-value="" table:formula="of:=IF(['SoMi-Liste'.Q17]=&quot;f&quot;;['SoMi-Liste'.Q$2];IF(['SoMi-Liste'.Q17]=&quot;e&quot;;['SoMi-Liste'.Q$2];&quot;&quot;))" table:style-name="ce1"/>
          <table:table-cell office:value-type="string" office:string-value="" table:formula="of:=IF(['SoMi-Liste'.R17]=&quot;f&quot;;['SoMi-Liste'.R$2];IF(['SoMi-Liste'.R17]=&quot;e&quot;;['SoMi-Liste'.R$2];&quot;&quot;))" table:style-name="ce1"/>
          <table:table-cell office:value-type="string" office:string-value="" table:formula="of:=IF(['SoMi-Liste'.S17]=&quot;f&quot;;['SoMi-Liste'.S$2];IF(['SoMi-Liste'.S17]=&quot;e&quot;;['SoMi-Liste'.S$2];&quot;&quot;))" table:style-name="ce1"/>
          <table:table-cell office:value-type="string" office:string-value="" table:formula="of:=IF(['SoMi-Liste'.T17]=&quot;f&quot;;['SoMi-Liste'.T$2];IF(['SoMi-Liste'.T17]=&quot;e&quot;;['SoMi-Liste'.T$2];&quot;&quot;))" table:style-name="ce1"/>
          <table:table-cell office:value-type="string" office:string-value="" table:formula="of:=IF(['SoMi-Liste'.U17]=&quot;f&quot;;['SoMi-Liste'.U$2];IF(['SoMi-Liste'.U17]=&quot;e&quot;;['SoMi-Liste'.U$2];&quot;&quot;))" table:style-name="ce1"/>
          <table:table-cell office:value-type="string" office:string-value="" table:formula="of:=IF(['SoMi-Liste'.V17]=&quot;f&quot;;['SoMi-Liste'.V$2];IF(['SoMi-Liste'.V17]=&quot;e&quot;;['SoMi-Liste'.V$2];&quot;&quot;))" table:style-name="ce1"/>
          <table:table-cell office:value-type="string" office:string-value="" table:formula="of:=IF(['SoMi-Liste'.W17]=&quot;f&quot;;['SoMi-Liste'.W$2];IF(['SoMi-Liste'.W17]=&quot;e&quot;;['SoMi-Liste'.W$2];&quot;&quot;))" table:style-name="ce1"/>
          <table:table-cell table:number-columns-repeated="2" table:style-name="ce2"/>
          <table:table-cell office:value-type="float" office:value="0" table:formula="of:=SUM([.B19:.X19])" table:style-name="ce1">
            <text:p>0</text:p>
          </table:table-cell>
          <table:table-cell office:value-type="string" office:string-value="" table:formula="of:=['SoMi-Liste'.AD17]" table:style-name="ce1"/>
          <table:table-cell office:value-type="string" office:string-value="" table:formula="of:=IF(['SoMi-Liste'.AE17]=&quot;f&quot;;['SoMi-Liste'.AE$2];IF(['SoMi-Liste'.AE17]=&quot;e&quot;;['SoMi-Liste'.AE$2];&quot;&quot;))" table:style-name="ce1"/>
          <table:table-cell office:value-type="string" office:string-value="" table:formula="of:=IF(['SoMi-Liste'.AF17]=&quot;f&quot;;['SoMi-Liste'.AF$2];IF(['SoMi-Liste'.AF17]=&quot;e&quot;;['SoMi-Liste'.AF$2];&quot;&quot;))" table:style-name="ce1"/>
          <table:table-cell office:value-type="string" office:string-value="" table:formula="of:=IF(['SoMi-Liste'.AG17]=&quot;f&quot;;['SoMi-Liste'.AG$2];IF(['SoMi-Liste'.AG17]=&quot;e&quot;;['SoMi-Liste'.AG$2];&quot;&quot;))" table:style-name="ce1"/>
          <table:table-cell office:value-type="string" office:string-value="" table:formula="of:=IF(['SoMi-Liste'.AH17]=&quot;f&quot;;['SoMi-Liste'.AH$2];IF(['SoMi-Liste'.AH17]=&quot;e&quot;;['SoMi-Liste'.AH$2];&quot;&quot;))" table:style-name="ce1"/>
          <table:table-cell office:value-type="string" office:string-value="" table:formula="of:=IF(['SoMi-Liste'.AI17]=&quot;f&quot;;['SoMi-Liste'.AI$2];IF(['SoMi-Liste'.AI17]=&quot;e&quot;;['SoMi-Liste'.AI$2];&quot;&quot;))" table:style-name="ce1"/>
          <table:table-cell office:value-type="string" office:string-value="" table:formula="of:=IF(['SoMi-Liste'.AJ17]=&quot;f&quot;;['SoMi-Liste'.AJ$2];IF(['SoMi-Liste'.AJ17]=&quot;e&quot;;['SoMi-Liste'.AJ$2];&quot;&quot;))" table:style-name="ce1"/>
          <table:table-cell office:value-type="string" office:string-value="" table:formula="of:=IF(['SoMi-Liste'.AK17]=&quot;f&quot;;['SoMi-Liste'.AK$2];IF(['SoMi-Liste'.AK17]=&quot;e&quot;;['SoMi-Liste'.AK$2];&quot;&quot;))" table:style-name="ce1"/>
          <table:table-cell office:value-type="string" office:string-value="" table:formula="of:=IF(['SoMi-Liste'.AL17]=&quot;f&quot;;['SoMi-Liste'.AL$2];IF(['SoMi-Liste'.AL17]=&quot;e&quot;;['SoMi-Liste'.AL$2];&quot;&quot;))" table:style-name="ce1"/>
          <table:table-cell office:value-type="string" office:string-value="" table:formula="of:=IF(['SoMi-Liste'.AM17]=&quot;f&quot;;['SoMi-Liste'.AM$2];IF(['SoMi-Liste'.AM17]=&quot;e&quot;;['SoMi-Liste'.AM$2];&quot;&quot;))" table:style-name="ce1"/>
          <table:table-cell office:value-type="string" office:string-value="" table:formula="of:=IF(['SoMi-Liste'.AN17]=&quot;f&quot;;['SoMi-Liste'.AN$2];IF(['SoMi-Liste'.AN17]=&quot;e&quot;;['SoMi-Liste'.AN$2];&quot;&quot;))" table:style-name="ce1"/>
          <table:table-cell office:value-type="string" office:string-value="" table:formula="of:=IF(['SoMi-Liste'.AO17]=&quot;f&quot;;['SoMi-Liste'.AO$2];IF(['SoMi-Liste'.AO17]=&quot;e&quot;;['SoMi-Liste'.AO$2];&quot;&quot;))" table:style-name="ce1"/>
          <table:table-cell office:value-type="string" office:string-value="" table:formula="of:=IF(['SoMi-Liste'.AP17]=&quot;f&quot;;['SoMi-Liste'.AP$2];IF(['SoMi-Liste'.AP17]=&quot;e&quot;;['SoMi-Liste'.AP$2];&quot;&quot;))" table:style-name="ce1"/>
          <table:table-cell office:value-type="string" office:string-value="" table:formula="of:=IF(['SoMi-Liste'.AQ17]=&quot;f&quot;;['SoMi-Liste'.AQ$2];IF(['SoMi-Liste'.AQ17]=&quot;e&quot;;['SoMi-Liste'.AQ$2];&quot;&quot;))" table:style-name="ce1"/>
          <table:table-cell office:value-type="string" office:string-value="" table:formula="of:=IF(['SoMi-Liste'.AR17]=&quot;f&quot;;['SoMi-Liste'.AR$2];IF(['SoMi-Liste'.AR17]=&quot;e&quot;;['SoMi-Liste'.AR$2];&quot;&quot;))" table:style-name="ce1"/>
          <table:table-cell office:value-type="string" office:string-value="" table:formula="of:=IF(['SoMi-Liste'.AS17]=&quot;f&quot;;['SoMi-Liste'.AS$2];IF(['SoMi-Liste'.AS17]=&quot;e&quot;;['SoMi-Liste'.AS$2];&quot;&quot;))" table:style-name="ce1"/>
          <table:table-cell office:value-type="string" office:string-value="" table:formula="of:=IF(['SoMi-Liste'.AT17]=&quot;f&quot;;['SoMi-Liste'.AT$2];IF(['SoMi-Liste'.AT17]=&quot;e&quot;;['SoMi-Liste'.AT$2];&quot;&quot;))" table:style-name="ce1"/>
          <table:table-cell office:value-type="string" office:string-value="" table:formula="of:=IF(['SoMi-Liste'.AU17]=&quot;f&quot;;['SoMi-Liste'.AU$2];IF(['SoMi-Liste'.AU17]=&quot;e&quot;;['SoMi-Liste'.AU$2];&quot;&quot;))" table:style-name="ce1"/>
          <table:table-cell office:value-type="string" office:string-value="" table:formula="of:=IF(['SoMi-Liste'.AV17]=&quot;f&quot;;['SoMi-Liste'.AV$2];IF(['SoMi-Liste'.AV17]=&quot;e&quot;;['SoMi-Liste'.AV$2];&quot;&quot;))" table:style-name="ce1"/>
          <table:table-cell office:value-type="string" office:string-value="" table:formula="of:=IF(['SoMi-Liste'.AW17]=&quot;f&quot;;['SoMi-Liste'.AW$2];IF(['SoMi-Liste'.AW17]=&quot;e&quot;;['SoMi-Liste'.AW$2];&quot;&quot;))" table:style-name="ce1"/>
          <table:table-cell office:value-type="string" office:string-value="" table:formula="of:=IF(['SoMi-Liste'.AX17]=&quot;f&quot;;['SoMi-Liste'.AX$2];IF(['SoMi-Liste'.AX17]=&quot;e&quot;;['SoMi-Liste'.AX$2];&quot;&quot;))" table:style-name="ce1"/>
          <table:table-cell office:value-type="string" office:string-value="" table:formula="of:=IF(['SoMi-Liste'.AY17]=&quot;f&quot;;['SoMi-Liste'.AY$2];IF(['SoMi-Liste'.AY17]=&quot;e&quot;;['SoMi-Liste'.AY$2];&quot;&quot;))" table:style-name="ce1"/>
          <table:table-cell table:number-columns-repeated="3" table:style-name="ce2"/>
          <table:table-cell office:value-type="float" office:value="0" table:formula="of:=SUM([.AA19:.AX19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8]" table:style-name="ce1"/>
          <table:table-cell office:value-type="string" office:string-value="" table:formula="of:=IF(['SoMi-Liste'.C18]=&quot;f&quot;;['SoMi-Liste'.C$2];IF(['SoMi-Liste'.C18]=&quot;e&quot;;['SoMi-Liste'.C$2];&quot;&quot;))" table:style-name="ce1"/>
          <table:table-cell office:value-type="string" office:string-value="" table:formula="of:=IF(['SoMi-Liste'.D18]=&quot;f&quot;;['SoMi-Liste'.D$2];IF(['SoMi-Liste'.D18]=&quot;e&quot;;['SoMi-Liste'.D$2];&quot;&quot;))" table:style-name="ce1"/>
          <table:table-cell office:value-type="string" office:string-value="" table:formula="of:=IF(['SoMi-Liste'.E18]=&quot;f&quot;;['SoMi-Liste'.E$2];IF(['SoMi-Liste'.E18]=&quot;e&quot;;['SoMi-Liste'.E$2];&quot;&quot;))" table:style-name="ce1"/>
          <table:table-cell office:value-type="string" office:string-value="" table:formula="of:=IF(['SoMi-Liste'.F18]=&quot;f&quot;;['SoMi-Liste'.F$2];IF(['SoMi-Liste'.F18]=&quot;e&quot;;['SoMi-Liste'.F$2];&quot;&quot;))" table:style-name="ce1"/>
          <table:table-cell office:value-type="string" office:string-value="" table:formula="of:=IF(['SoMi-Liste'.G18]=&quot;f&quot;;['SoMi-Liste'.G$2];IF(['SoMi-Liste'.G18]=&quot;e&quot;;['SoMi-Liste'.G$2];&quot;&quot;))" table:style-name="ce1"/>
          <table:table-cell office:value-type="string" office:string-value="" table:formula="of:=IF(['SoMi-Liste'.H18]=&quot;f&quot;;['SoMi-Liste'.H$2];IF(['SoMi-Liste'.H18]=&quot;e&quot;;['SoMi-Liste'.H$2];&quot;&quot;))" table:style-name="ce1"/>
          <table:table-cell office:value-type="string" office:string-value="" table:formula="of:=IF(['SoMi-Liste'.I18]=&quot;f&quot;;['SoMi-Liste'.I$2];IF(['SoMi-Liste'.I18]=&quot;e&quot;;['SoMi-Liste'.I$2];&quot;&quot;))" table:style-name="ce1"/>
          <table:table-cell office:value-type="string" office:string-value="" table:formula="of:=IF(['SoMi-Liste'.J18]=&quot;f&quot;;['SoMi-Liste'.J$2];IF(['SoMi-Liste'.J18]=&quot;e&quot;;['SoMi-Liste'.J$2];&quot;&quot;))" table:style-name="ce1"/>
          <table:table-cell office:value-type="string" office:string-value="" table:formula="of:=IF(['SoMi-Liste'.K18]=&quot;f&quot;;['SoMi-Liste'.K$2];IF(['SoMi-Liste'.K18]=&quot;e&quot;;['SoMi-Liste'.K$2];&quot;&quot;))" table:style-name="ce1"/>
          <table:table-cell office:value-type="string" office:string-value="" table:formula="of:=IF(['SoMi-Liste'.L18]=&quot;f&quot;;['SoMi-Liste'.L$2];IF(['SoMi-Liste'.L18]=&quot;e&quot;;['SoMi-Liste'.L$2];&quot;&quot;))" table:style-name="ce1"/>
          <table:table-cell office:value-type="string" office:string-value="" table:formula="of:=IF(['SoMi-Liste'.M18]=&quot;f&quot;;['SoMi-Liste'.M$2];IF(['SoMi-Liste'.M18]=&quot;e&quot;;['SoMi-Liste'.M$2];&quot;&quot;))" table:style-name="ce1"/>
          <table:table-cell office:value-type="string" office:string-value="" table:formula="of:=IF(['SoMi-Liste'.N18]=&quot;f&quot;;['SoMi-Liste'.N$2];IF(['SoMi-Liste'.N18]=&quot;e&quot;;['SoMi-Liste'.N$2];&quot;&quot;))" table:style-name="ce1"/>
          <table:table-cell office:value-type="string" office:string-value="" table:formula="of:=IF(['SoMi-Liste'.O18]=&quot;f&quot;;['SoMi-Liste'.O$2];IF(['SoMi-Liste'.O18]=&quot;e&quot;;['SoMi-Liste'.O$2];&quot;&quot;))" table:style-name="ce1"/>
          <table:table-cell office:value-type="string" office:string-value="" table:formula="of:=IF(['SoMi-Liste'.P18]=&quot;f&quot;;['SoMi-Liste'.P$2];IF(['SoMi-Liste'.P18]=&quot;e&quot;;['SoMi-Liste'.P$2];&quot;&quot;))" table:style-name="ce1"/>
          <table:table-cell office:value-type="string" office:string-value="" table:formula="of:=IF(['SoMi-Liste'.Q18]=&quot;f&quot;;['SoMi-Liste'.Q$2];IF(['SoMi-Liste'.Q18]=&quot;e&quot;;['SoMi-Liste'.Q$2];&quot;&quot;))" table:style-name="ce1"/>
          <table:table-cell office:value-type="string" office:string-value="" table:formula="of:=IF(['SoMi-Liste'.R18]=&quot;f&quot;;['SoMi-Liste'.R$2];IF(['SoMi-Liste'.R18]=&quot;e&quot;;['SoMi-Liste'.R$2];&quot;&quot;))" table:style-name="ce1"/>
          <table:table-cell office:value-type="string" office:string-value="" table:formula="of:=IF(['SoMi-Liste'.S18]=&quot;f&quot;;['SoMi-Liste'.S$2];IF(['SoMi-Liste'.S18]=&quot;e&quot;;['SoMi-Liste'.S$2];&quot;&quot;))" table:style-name="ce1"/>
          <table:table-cell office:value-type="string" office:string-value="" table:formula="of:=IF(['SoMi-Liste'.T18]=&quot;f&quot;;['SoMi-Liste'.T$2];IF(['SoMi-Liste'.T18]=&quot;e&quot;;['SoMi-Liste'.T$2];&quot;&quot;))" table:style-name="ce1"/>
          <table:table-cell office:value-type="string" office:string-value="" table:formula="of:=IF(['SoMi-Liste'.U18]=&quot;f&quot;;['SoMi-Liste'.U$2];IF(['SoMi-Liste'.U18]=&quot;e&quot;;['SoMi-Liste'.U$2];&quot;&quot;))" table:style-name="ce1"/>
          <table:table-cell office:value-type="string" office:string-value="" table:formula="of:=IF(['SoMi-Liste'.V18]=&quot;f&quot;;['SoMi-Liste'.V$2];IF(['SoMi-Liste'.V18]=&quot;e&quot;;['SoMi-Liste'.V$2];&quot;&quot;))" table:style-name="ce1"/>
          <table:table-cell office:value-type="string" office:string-value="" table:formula="of:=IF(['SoMi-Liste'.W18]=&quot;f&quot;;['SoMi-Liste'.W$2];IF(['SoMi-Liste'.W18]=&quot;e&quot;;['SoMi-Liste'.W$2];&quot;&quot;))" table:style-name="ce1"/>
          <table:table-cell table:number-columns-repeated="2" table:style-name="ce2"/>
          <table:table-cell office:value-type="float" office:value="0" table:formula="of:=SUM([.B20:.X20])" table:style-name="ce1">
            <text:p>0</text:p>
          </table:table-cell>
          <table:table-cell office:value-type="string" office:string-value="" table:formula="of:=['SoMi-Liste'.AD18]" table:style-name="ce1"/>
          <table:table-cell office:value-type="string" office:string-value="" table:formula="of:=IF(['SoMi-Liste'.AE18]=&quot;f&quot;;['SoMi-Liste'.AE$2];IF(['SoMi-Liste'.AE18]=&quot;e&quot;;['SoMi-Liste'.AE$2];&quot;&quot;))" table:style-name="ce1"/>
          <table:table-cell office:value-type="string" office:string-value="" table:formula="of:=IF(['SoMi-Liste'.AF18]=&quot;f&quot;;['SoMi-Liste'.AF$2];IF(['SoMi-Liste'.AF18]=&quot;e&quot;;['SoMi-Liste'.AF$2];&quot;&quot;))" table:style-name="ce1"/>
          <table:table-cell office:value-type="string" office:string-value="" table:formula="of:=IF(['SoMi-Liste'.AG18]=&quot;f&quot;;['SoMi-Liste'.AG$2];IF(['SoMi-Liste'.AG18]=&quot;e&quot;;['SoMi-Liste'.AG$2];&quot;&quot;))" table:style-name="ce1"/>
          <table:table-cell office:value-type="string" office:string-value="" table:formula="of:=IF(['SoMi-Liste'.AH18]=&quot;f&quot;;['SoMi-Liste'.AH$2];IF(['SoMi-Liste'.AH18]=&quot;e&quot;;['SoMi-Liste'.AH$2];&quot;&quot;))" table:style-name="ce1"/>
          <table:table-cell office:value-type="string" office:string-value="" table:formula="of:=IF(['SoMi-Liste'.AI18]=&quot;f&quot;;['SoMi-Liste'.AI$2];IF(['SoMi-Liste'.AI18]=&quot;e&quot;;['SoMi-Liste'.AI$2];&quot;&quot;))" table:style-name="ce1"/>
          <table:table-cell office:value-type="string" office:string-value="" table:formula="of:=IF(['SoMi-Liste'.AJ18]=&quot;f&quot;;['SoMi-Liste'.AJ$2];IF(['SoMi-Liste'.AJ18]=&quot;e&quot;;['SoMi-Liste'.AJ$2];&quot;&quot;))" table:style-name="ce1"/>
          <table:table-cell office:value-type="string" office:string-value="" table:formula="of:=IF(['SoMi-Liste'.AK18]=&quot;f&quot;;['SoMi-Liste'.AK$2];IF(['SoMi-Liste'.AK18]=&quot;e&quot;;['SoMi-Liste'.AK$2];&quot;&quot;))" table:style-name="ce1"/>
          <table:table-cell office:value-type="string" office:string-value="" table:formula="of:=IF(['SoMi-Liste'.AL18]=&quot;f&quot;;['SoMi-Liste'.AL$2];IF(['SoMi-Liste'.AL18]=&quot;e&quot;;['SoMi-Liste'.AL$2];&quot;&quot;))" table:style-name="ce1"/>
          <table:table-cell office:value-type="string" office:string-value="" table:formula="of:=IF(['SoMi-Liste'.AM18]=&quot;f&quot;;['SoMi-Liste'.AM$2];IF(['SoMi-Liste'.AM18]=&quot;e&quot;;['SoMi-Liste'.AM$2];&quot;&quot;))" table:style-name="ce1"/>
          <table:table-cell office:value-type="string" office:string-value="" table:formula="of:=IF(['SoMi-Liste'.AN18]=&quot;f&quot;;['SoMi-Liste'.AN$2];IF(['SoMi-Liste'.AN18]=&quot;e&quot;;['SoMi-Liste'.AN$2];&quot;&quot;))" table:style-name="ce1"/>
          <table:table-cell office:value-type="string" office:string-value="" table:formula="of:=IF(['SoMi-Liste'.AO18]=&quot;f&quot;;['SoMi-Liste'.AO$2];IF(['SoMi-Liste'.AO18]=&quot;e&quot;;['SoMi-Liste'.AO$2];&quot;&quot;))" table:style-name="ce1"/>
          <table:table-cell office:value-type="string" office:string-value="" table:formula="of:=IF(['SoMi-Liste'.AP18]=&quot;f&quot;;['SoMi-Liste'.AP$2];IF(['SoMi-Liste'.AP18]=&quot;e&quot;;['SoMi-Liste'.AP$2];&quot;&quot;))" table:style-name="ce1"/>
          <table:table-cell office:value-type="string" office:string-value="" table:formula="of:=IF(['SoMi-Liste'.AQ18]=&quot;f&quot;;['SoMi-Liste'.AQ$2];IF(['SoMi-Liste'.AQ18]=&quot;e&quot;;['SoMi-Liste'.AQ$2];&quot;&quot;))" table:style-name="ce1"/>
          <table:table-cell office:value-type="string" office:string-value="" table:formula="of:=IF(['SoMi-Liste'.AR18]=&quot;f&quot;;['SoMi-Liste'.AR$2];IF(['SoMi-Liste'.AR18]=&quot;e&quot;;['SoMi-Liste'.AR$2];&quot;&quot;))" table:style-name="ce1"/>
          <table:table-cell office:value-type="string" office:string-value="" table:formula="of:=IF(['SoMi-Liste'.AS18]=&quot;f&quot;;['SoMi-Liste'.AS$2];IF(['SoMi-Liste'.AS18]=&quot;e&quot;;['SoMi-Liste'.AS$2];&quot;&quot;))" table:style-name="ce1"/>
          <table:table-cell office:value-type="string" office:string-value="" table:formula="of:=IF(['SoMi-Liste'.AT18]=&quot;f&quot;;['SoMi-Liste'.AT$2];IF(['SoMi-Liste'.AT18]=&quot;e&quot;;['SoMi-Liste'.AT$2];&quot;&quot;))" table:style-name="ce1"/>
          <table:table-cell office:value-type="string" office:string-value="" table:formula="of:=IF(['SoMi-Liste'.AU18]=&quot;f&quot;;['SoMi-Liste'.AU$2];IF(['SoMi-Liste'.AU18]=&quot;e&quot;;['SoMi-Liste'.AU$2];&quot;&quot;))" table:style-name="ce1"/>
          <table:table-cell office:value-type="string" office:string-value="" table:formula="of:=IF(['SoMi-Liste'.AV18]=&quot;f&quot;;['SoMi-Liste'.AV$2];IF(['SoMi-Liste'.AV18]=&quot;e&quot;;['SoMi-Liste'.AV$2];&quot;&quot;))" table:style-name="ce1"/>
          <table:table-cell office:value-type="string" office:string-value="" table:formula="of:=IF(['SoMi-Liste'.AW18]=&quot;f&quot;;['SoMi-Liste'.AW$2];IF(['SoMi-Liste'.AW18]=&quot;e&quot;;['SoMi-Liste'.AW$2];&quot;&quot;))" table:style-name="ce1"/>
          <table:table-cell office:value-type="string" office:string-value="" table:formula="of:=IF(['SoMi-Liste'.AX18]=&quot;f&quot;;['SoMi-Liste'.AX$2];IF(['SoMi-Liste'.AX18]=&quot;e&quot;;['SoMi-Liste'.AX$2];&quot;&quot;))" table:style-name="ce1"/>
          <table:table-cell office:value-type="string" office:string-value="" table:formula="of:=IF(['SoMi-Liste'.AY18]=&quot;f&quot;;['SoMi-Liste'.AY$2];IF(['SoMi-Liste'.AY18]=&quot;e&quot;;['SoMi-Liste'.AY$2];&quot;&quot;))" table:style-name="ce1"/>
          <table:table-cell table:number-columns-repeated="3" table:style-name="ce2"/>
          <table:table-cell office:value-type="float" office:value="0" table:formula="of:=SUM([.AA20:.AX20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9]" table:style-name="ce1"/>
          <table:table-cell office:value-type="string" office:string-value="" table:formula="of:=IF(['SoMi-Liste'.C19]=&quot;f&quot;;['SoMi-Liste'.C$2];IF(['SoMi-Liste'.C19]=&quot;e&quot;;['SoMi-Liste'.C$2];&quot;&quot;))" table:style-name="ce1"/>
          <table:table-cell office:value-type="string" office:string-value="" table:formula="of:=IF(['SoMi-Liste'.D19]=&quot;f&quot;;['SoMi-Liste'.D$2];IF(['SoMi-Liste'.D19]=&quot;e&quot;;['SoMi-Liste'.D$2];&quot;&quot;))" table:style-name="ce1"/>
          <table:table-cell office:value-type="string" office:string-value="" table:formula="of:=IF(['SoMi-Liste'.E19]=&quot;f&quot;;['SoMi-Liste'.E$2];IF(['SoMi-Liste'.E19]=&quot;e&quot;;['SoMi-Liste'.E$2];&quot;&quot;))" table:style-name="ce1"/>
          <table:table-cell office:value-type="string" office:string-value="" table:formula="of:=IF(['SoMi-Liste'.F19]=&quot;f&quot;;['SoMi-Liste'.F$2];IF(['SoMi-Liste'.F19]=&quot;e&quot;;['SoMi-Liste'.F$2];&quot;&quot;))" table:style-name="ce1"/>
          <table:table-cell office:value-type="string" office:string-value="" table:formula="of:=IF(['SoMi-Liste'.G19]=&quot;f&quot;;['SoMi-Liste'.G$2];IF(['SoMi-Liste'.G19]=&quot;e&quot;;['SoMi-Liste'.G$2];&quot;&quot;))" table:style-name="ce1"/>
          <table:table-cell office:value-type="string" office:string-value="" table:formula="of:=IF(['SoMi-Liste'.H19]=&quot;f&quot;;['SoMi-Liste'.H$2];IF(['SoMi-Liste'.H19]=&quot;e&quot;;['SoMi-Liste'.H$2];&quot;&quot;))" table:style-name="ce1"/>
          <table:table-cell office:value-type="string" office:string-value="" table:formula="of:=IF(['SoMi-Liste'.I19]=&quot;f&quot;;['SoMi-Liste'.I$2];IF(['SoMi-Liste'.I19]=&quot;e&quot;;['SoMi-Liste'.I$2];&quot;&quot;))" table:style-name="ce1"/>
          <table:table-cell office:value-type="string" office:string-value="" table:formula="of:=IF(['SoMi-Liste'.J19]=&quot;f&quot;;['SoMi-Liste'.J$2];IF(['SoMi-Liste'.J19]=&quot;e&quot;;['SoMi-Liste'.J$2];&quot;&quot;))" table:style-name="ce1"/>
          <table:table-cell office:value-type="string" office:string-value="" table:formula="of:=IF(['SoMi-Liste'.K19]=&quot;f&quot;;['SoMi-Liste'.K$2];IF(['SoMi-Liste'.K19]=&quot;e&quot;;['SoMi-Liste'.K$2];&quot;&quot;))" table:style-name="ce1"/>
          <table:table-cell office:value-type="string" office:string-value="" table:formula="of:=IF(['SoMi-Liste'.L19]=&quot;f&quot;;['SoMi-Liste'.L$2];IF(['SoMi-Liste'.L19]=&quot;e&quot;;['SoMi-Liste'.L$2];&quot;&quot;))" table:style-name="ce1"/>
          <table:table-cell office:value-type="string" office:string-value="" table:formula="of:=IF(['SoMi-Liste'.M19]=&quot;f&quot;;['SoMi-Liste'.M$2];IF(['SoMi-Liste'.M19]=&quot;e&quot;;['SoMi-Liste'.M$2];&quot;&quot;))" table:style-name="ce1"/>
          <table:table-cell office:value-type="string" office:string-value="" table:formula="of:=IF(['SoMi-Liste'.N19]=&quot;f&quot;;['SoMi-Liste'.N$2];IF(['SoMi-Liste'.N19]=&quot;e&quot;;['SoMi-Liste'.N$2];&quot;&quot;))" table:style-name="ce1"/>
          <table:table-cell office:value-type="string" office:string-value="" table:formula="of:=IF(['SoMi-Liste'.O19]=&quot;f&quot;;['SoMi-Liste'.O$2];IF(['SoMi-Liste'.O19]=&quot;e&quot;;['SoMi-Liste'.O$2];&quot;&quot;))" table:style-name="ce1"/>
          <table:table-cell office:value-type="string" office:string-value="" table:formula="of:=IF(['SoMi-Liste'.P19]=&quot;f&quot;;['SoMi-Liste'.P$2];IF(['SoMi-Liste'.P19]=&quot;e&quot;;['SoMi-Liste'.P$2];&quot;&quot;))" table:style-name="ce1"/>
          <table:table-cell office:value-type="string" office:string-value="" table:formula="of:=IF(['SoMi-Liste'.Q19]=&quot;f&quot;;['SoMi-Liste'.Q$2];IF(['SoMi-Liste'.Q19]=&quot;e&quot;;['SoMi-Liste'.Q$2];&quot;&quot;))" table:style-name="ce1"/>
          <table:table-cell office:value-type="string" office:string-value="" table:formula="of:=IF(['SoMi-Liste'.R19]=&quot;f&quot;;['SoMi-Liste'.R$2];IF(['SoMi-Liste'.R19]=&quot;e&quot;;['SoMi-Liste'.R$2];&quot;&quot;))" table:style-name="ce1"/>
          <table:table-cell office:value-type="string" office:string-value="" table:formula="of:=IF(['SoMi-Liste'.S19]=&quot;f&quot;;['SoMi-Liste'.S$2];IF(['SoMi-Liste'.S19]=&quot;e&quot;;['SoMi-Liste'.S$2];&quot;&quot;))" table:style-name="ce1"/>
          <table:table-cell office:value-type="string" office:string-value="" table:formula="of:=IF(['SoMi-Liste'.T19]=&quot;f&quot;;['SoMi-Liste'.T$2];IF(['SoMi-Liste'.T19]=&quot;e&quot;;['SoMi-Liste'.T$2];&quot;&quot;))" table:style-name="ce1"/>
          <table:table-cell office:value-type="string" office:string-value="" table:formula="of:=IF(['SoMi-Liste'.U19]=&quot;f&quot;;['SoMi-Liste'.U$2];IF(['SoMi-Liste'.U19]=&quot;e&quot;;['SoMi-Liste'.U$2];&quot;&quot;))" table:style-name="ce1"/>
          <table:table-cell office:value-type="string" office:string-value="" table:formula="of:=IF(['SoMi-Liste'.V19]=&quot;f&quot;;['SoMi-Liste'.V$2];IF(['SoMi-Liste'.V19]=&quot;e&quot;;['SoMi-Liste'.V$2];&quot;&quot;))" table:style-name="ce1"/>
          <table:table-cell office:value-type="string" office:string-value="" table:formula="of:=IF(['SoMi-Liste'.W19]=&quot;f&quot;;['SoMi-Liste'.W$2];IF(['SoMi-Liste'.W19]=&quot;e&quot;;['SoMi-Liste'.W$2];&quot;&quot;))" table:style-name="ce1"/>
          <table:table-cell table:number-columns-repeated="2" table:style-name="ce2"/>
          <table:table-cell office:value-type="float" office:value="0" table:formula="of:=SUM([.B21:.X21])" table:style-name="ce1">
            <text:p>0</text:p>
          </table:table-cell>
          <table:table-cell office:value-type="string" office:string-value="" table:formula="of:=['SoMi-Liste'.AD19]" table:style-name="ce1"/>
          <table:table-cell office:value-type="string" office:string-value="" table:formula="of:=IF(['SoMi-Liste'.AE19]=&quot;f&quot;;['SoMi-Liste'.AE$2];IF(['SoMi-Liste'.AE19]=&quot;e&quot;;['SoMi-Liste'.AE$2];&quot;&quot;))" table:style-name="ce1"/>
          <table:table-cell office:value-type="string" office:string-value="" table:formula="of:=IF(['SoMi-Liste'.AF19]=&quot;f&quot;;['SoMi-Liste'.AF$2];IF(['SoMi-Liste'.AF19]=&quot;e&quot;;['SoMi-Liste'.AF$2];&quot;&quot;))" table:style-name="ce1"/>
          <table:table-cell office:value-type="string" office:string-value="" table:formula="of:=IF(['SoMi-Liste'.AG19]=&quot;f&quot;;['SoMi-Liste'.AG$2];IF(['SoMi-Liste'.AG19]=&quot;e&quot;;['SoMi-Liste'.AG$2];&quot;&quot;))" table:style-name="ce1"/>
          <table:table-cell office:value-type="string" office:string-value="" table:formula="of:=IF(['SoMi-Liste'.AH19]=&quot;f&quot;;['SoMi-Liste'.AH$2];IF(['SoMi-Liste'.AH19]=&quot;e&quot;;['SoMi-Liste'.AH$2];&quot;&quot;))" table:style-name="ce1"/>
          <table:table-cell office:value-type="string" office:string-value="" table:formula="of:=IF(['SoMi-Liste'.AI19]=&quot;f&quot;;['SoMi-Liste'.AI$2];IF(['SoMi-Liste'.AI19]=&quot;e&quot;;['SoMi-Liste'.AI$2];&quot;&quot;))" table:style-name="ce1"/>
          <table:table-cell office:value-type="string" office:string-value="" table:formula="of:=IF(['SoMi-Liste'.AJ19]=&quot;f&quot;;['SoMi-Liste'.AJ$2];IF(['SoMi-Liste'.AJ19]=&quot;e&quot;;['SoMi-Liste'.AJ$2];&quot;&quot;))" table:style-name="ce1"/>
          <table:table-cell office:value-type="string" office:string-value="" table:formula="of:=IF(['SoMi-Liste'.AK19]=&quot;f&quot;;['SoMi-Liste'.AK$2];IF(['SoMi-Liste'.AK19]=&quot;e&quot;;['SoMi-Liste'.AK$2];&quot;&quot;))" table:style-name="ce1"/>
          <table:table-cell office:value-type="string" office:string-value="" table:formula="of:=IF(['SoMi-Liste'.AL19]=&quot;f&quot;;['SoMi-Liste'.AL$2];IF(['SoMi-Liste'.AL19]=&quot;e&quot;;['SoMi-Liste'.AL$2];&quot;&quot;))" table:style-name="ce1"/>
          <table:table-cell office:value-type="string" office:string-value="" table:formula="of:=IF(['SoMi-Liste'.AM19]=&quot;f&quot;;['SoMi-Liste'.AM$2];IF(['SoMi-Liste'.AM19]=&quot;e&quot;;['SoMi-Liste'.AM$2];&quot;&quot;))" table:style-name="ce1"/>
          <table:table-cell office:value-type="string" office:string-value="" table:formula="of:=IF(['SoMi-Liste'.AN19]=&quot;f&quot;;['SoMi-Liste'.AN$2];IF(['SoMi-Liste'.AN19]=&quot;e&quot;;['SoMi-Liste'.AN$2];&quot;&quot;))" table:style-name="ce1"/>
          <table:table-cell office:value-type="string" office:string-value="" table:formula="of:=IF(['SoMi-Liste'.AO19]=&quot;f&quot;;['SoMi-Liste'.AO$2];IF(['SoMi-Liste'.AO19]=&quot;e&quot;;['SoMi-Liste'.AO$2];&quot;&quot;))" table:style-name="ce1"/>
          <table:table-cell office:value-type="string" office:string-value="" table:formula="of:=IF(['SoMi-Liste'.AP19]=&quot;f&quot;;['SoMi-Liste'.AP$2];IF(['SoMi-Liste'.AP19]=&quot;e&quot;;['SoMi-Liste'.AP$2];&quot;&quot;))" table:style-name="ce1"/>
          <table:table-cell office:value-type="string" office:string-value="" table:formula="of:=IF(['SoMi-Liste'.AQ19]=&quot;f&quot;;['SoMi-Liste'.AQ$2];IF(['SoMi-Liste'.AQ19]=&quot;e&quot;;['SoMi-Liste'.AQ$2];&quot;&quot;))" table:style-name="ce1"/>
          <table:table-cell office:value-type="string" office:string-value="" table:formula="of:=IF(['SoMi-Liste'.AR19]=&quot;f&quot;;['SoMi-Liste'.AR$2];IF(['SoMi-Liste'.AR19]=&quot;e&quot;;['SoMi-Liste'.AR$2];&quot;&quot;))" table:style-name="ce1"/>
          <table:table-cell office:value-type="string" office:string-value="" table:formula="of:=IF(['SoMi-Liste'.AS19]=&quot;f&quot;;['SoMi-Liste'.AS$2];IF(['SoMi-Liste'.AS19]=&quot;e&quot;;['SoMi-Liste'.AS$2];&quot;&quot;))" table:style-name="ce1"/>
          <table:table-cell office:value-type="string" office:string-value="" table:formula="of:=IF(['SoMi-Liste'.AT19]=&quot;f&quot;;['SoMi-Liste'.AT$2];IF(['SoMi-Liste'.AT19]=&quot;e&quot;;['SoMi-Liste'.AT$2];&quot;&quot;))" table:style-name="ce1"/>
          <table:table-cell office:value-type="string" office:string-value="" table:formula="of:=IF(['SoMi-Liste'.AU19]=&quot;f&quot;;['SoMi-Liste'.AU$2];IF(['SoMi-Liste'.AU19]=&quot;e&quot;;['SoMi-Liste'.AU$2];&quot;&quot;))" table:style-name="ce1"/>
          <table:table-cell office:value-type="string" office:string-value="" table:formula="of:=IF(['SoMi-Liste'.AV19]=&quot;f&quot;;['SoMi-Liste'.AV$2];IF(['SoMi-Liste'.AV19]=&quot;e&quot;;['SoMi-Liste'.AV$2];&quot;&quot;))" table:style-name="ce1"/>
          <table:table-cell office:value-type="string" office:string-value="" table:formula="of:=IF(['SoMi-Liste'.AW19]=&quot;f&quot;;['SoMi-Liste'.AW$2];IF(['SoMi-Liste'.AW19]=&quot;e&quot;;['SoMi-Liste'.AW$2];&quot;&quot;))" table:style-name="ce1"/>
          <table:table-cell office:value-type="string" office:string-value="" table:formula="of:=IF(['SoMi-Liste'.AX19]=&quot;f&quot;;['SoMi-Liste'.AX$2];IF(['SoMi-Liste'.AX19]=&quot;e&quot;;['SoMi-Liste'.AX$2];&quot;&quot;))" table:style-name="ce1"/>
          <table:table-cell office:value-type="string" office:string-value="" table:formula="of:=IF(['SoMi-Liste'.AY19]=&quot;f&quot;;['SoMi-Liste'.AY$2];IF(['SoMi-Liste'.AY19]=&quot;e&quot;;['SoMi-Liste'.AY$2];&quot;&quot;))" table:style-name="ce1"/>
          <table:table-cell table:number-columns-repeated="3" table:style-name="ce2"/>
          <table:table-cell office:value-type="float" office:value="0" table:formula="of:=SUM([.AA21:.AX21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0]" table:style-name="ce1"/>
          <table:table-cell office:value-type="string" office:string-value="" table:formula="of:=IF(['SoMi-Liste'.C20]=&quot;f&quot;;['SoMi-Liste'.C$2];IF(['SoMi-Liste'.C20]=&quot;e&quot;;['SoMi-Liste'.C$2];&quot;&quot;))" table:style-name="ce1"/>
          <table:table-cell office:value-type="string" office:string-value="" table:formula="of:=IF(['SoMi-Liste'.D20]=&quot;f&quot;;['SoMi-Liste'.D$2];IF(['SoMi-Liste'.D20]=&quot;e&quot;;['SoMi-Liste'.D$2];&quot;&quot;))" table:style-name="ce1"/>
          <table:table-cell office:value-type="string" office:string-value="" table:formula="of:=IF(['SoMi-Liste'.E20]=&quot;f&quot;;['SoMi-Liste'.E$2];IF(['SoMi-Liste'.E20]=&quot;e&quot;;['SoMi-Liste'.E$2];&quot;&quot;))" table:style-name="ce1"/>
          <table:table-cell office:value-type="string" office:string-value="" table:formula="of:=IF(['SoMi-Liste'.F20]=&quot;f&quot;;['SoMi-Liste'.F$2];IF(['SoMi-Liste'.F20]=&quot;e&quot;;['SoMi-Liste'.F$2];&quot;&quot;))" table:style-name="ce1"/>
          <table:table-cell office:value-type="string" office:string-value="" table:formula="of:=IF(['SoMi-Liste'.G20]=&quot;f&quot;;['SoMi-Liste'.G$2];IF(['SoMi-Liste'.G20]=&quot;e&quot;;['SoMi-Liste'.G$2];&quot;&quot;))" table:style-name="ce1"/>
          <table:table-cell office:value-type="string" office:string-value="" table:formula="of:=IF(['SoMi-Liste'.H20]=&quot;f&quot;;['SoMi-Liste'.H$2];IF(['SoMi-Liste'.H20]=&quot;e&quot;;['SoMi-Liste'.H$2];&quot;&quot;))" table:style-name="ce1"/>
          <table:table-cell office:value-type="string" office:string-value="" table:formula="of:=IF(['SoMi-Liste'.I20]=&quot;f&quot;;['SoMi-Liste'.I$2];IF(['SoMi-Liste'.I20]=&quot;e&quot;;['SoMi-Liste'.I$2];&quot;&quot;))" table:style-name="ce1"/>
          <table:table-cell office:value-type="string" office:string-value="" table:formula="of:=IF(['SoMi-Liste'.J20]=&quot;f&quot;;['SoMi-Liste'.J$2];IF(['SoMi-Liste'.J20]=&quot;e&quot;;['SoMi-Liste'.J$2];&quot;&quot;))" table:style-name="ce1"/>
          <table:table-cell office:value-type="string" office:string-value="" table:formula="of:=IF(['SoMi-Liste'.K20]=&quot;f&quot;;['SoMi-Liste'.K$2];IF(['SoMi-Liste'.K20]=&quot;e&quot;;['SoMi-Liste'.K$2];&quot;&quot;))" table:style-name="ce1"/>
          <table:table-cell office:value-type="string" office:string-value="" table:formula="of:=IF(['SoMi-Liste'.L20]=&quot;f&quot;;['SoMi-Liste'.L$2];IF(['SoMi-Liste'.L20]=&quot;e&quot;;['SoMi-Liste'.L$2];&quot;&quot;))" table:style-name="ce1"/>
          <table:table-cell office:value-type="string" office:string-value="" table:formula="of:=IF(['SoMi-Liste'.M20]=&quot;f&quot;;['SoMi-Liste'.M$2];IF(['SoMi-Liste'.M20]=&quot;e&quot;;['SoMi-Liste'.M$2];&quot;&quot;))" table:style-name="ce1"/>
          <table:table-cell office:value-type="string" office:string-value="" table:formula="of:=IF(['SoMi-Liste'.N20]=&quot;f&quot;;['SoMi-Liste'.N$2];IF(['SoMi-Liste'.N20]=&quot;e&quot;;['SoMi-Liste'.N$2];&quot;&quot;))" table:style-name="ce1"/>
          <table:table-cell office:value-type="string" office:string-value="" table:formula="of:=IF(['SoMi-Liste'.O20]=&quot;f&quot;;['SoMi-Liste'.O$2];IF(['SoMi-Liste'.O20]=&quot;e&quot;;['SoMi-Liste'.O$2];&quot;&quot;))" table:style-name="ce1"/>
          <table:table-cell office:value-type="string" office:string-value="" table:formula="of:=IF(['SoMi-Liste'.P20]=&quot;f&quot;;['SoMi-Liste'.P$2];IF(['SoMi-Liste'.P20]=&quot;e&quot;;['SoMi-Liste'.P$2];&quot;&quot;))" table:style-name="ce1"/>
          <table:table-cell office:value-type="string" office:string-value="" table:formula="of:=IF(['SoMi-Liste'.Q20]=&quot;f&quot;;['SoMi-Liste'.Q$2];IF(['SoMi-Liste'.Q20]=&quot;e&quot;;['SoMi-Liste'.Q$2];&quot;&quot;))" table:style-name="ce1"/>
          <table:table-cell office:value-type="string" office:string-value="" table:formula="of:=IF(['SoMi-Liste'.R20]=&quot;f&quot;;['SoMi-Liste'.R$2];IF(['SoMi-Liste'.R20]=&quot;e&quot;;['SoMi-Liste'.R$2];&quot;&quot;))" table:style-name="ce1"/>
          <table:table-cell office:value-type="string" office:string-value="" table:formula="of:=IF(['SoMi-Liste'.S20]=&quot;f&quot;;['SoMi-Liste'.S$2];IF(['SoMi-Liste'.S20]=&quot;e&quot;;['SoMi-Liste'.S$2];&quot;&quot;))" table:style-name="ce1"/>
          <table:table-cell office:value-type="string" office:string-value="" table:formula="of:=IF(['SoMi-Liste'.T20]=&quot;f&quot;;['SoMi-Liste'.T$2];IF(['SoMi-Liste'.T20]=&quot;e&quot;;['SoMi-Liste'.T$2];&quot;&quot;))" table:style-name="ce1"/>
          <table:table-cell office:value-type="string" office:string-value="" table:formula="of:=IF(['SoMi-Liste'.U20]=&quot;f&quot;;['SoMi-Liste'.U$2];IF(['SoMi-Liste'.U20]=&quot;e&quot;;['SoMi-Liste'.U$2];&quot;&quot;))" table:style-name="ce1"/>
          <table:table-cell office:value-type="string" office:string-value="" table:formula="of:=IF(['SoMi-Liste'.V20]=&quot;f&quot;;['SoMi-Liste'.V$2];IF(['SoMi-Liste'.V20]=&quot;e&quot;;['SoMi-Liste'.V$2];&quot;&quot;))" table:style-name="ce1"/>
          <table:table-cell office:value-type="string" office:string-value="" table:formula="of:=IF(['SoMi-Liste'.W20]=&quot;f&quot;;['SoMi-Liste'.W$2];IF(['SoMi-Liste'.W20]=&quot;e&quot;;['SoMi-Liste'.W$2];&quot;&quot;))" table:style-name="ce1"/>
          <table:table-cell table:number-columns-repeated="2" table:style-name="ce2"/>
          <table:table-cell office:value-type="float" office:value="0" table:formula="of:=SUM([.B22:.X22])" table:style-name="ce1">
            <text:p>0</text:p>
          </table:table-cell>
          <table:table-cell office:value-type="string" office:string-value="" table:formula="of:=['SoMi-Liste'.AD20]" table:style-name="ce1"/>
          <table:table-cell office:value-type="string" office:string-value="" table:formula="of:=IF(['SoMi-Liste'.AE20]=&quot;f&quot;;['SoMi-Liste'.AE$2];IF(['SoMi-Liste'.AE20]=&quot;e&quot;;['SoMi-Liste'.AE$2];&quot;&quot;))" table:style-name="ce1"/>
          <table:table-cell office:value-type="string" office:string-value="" table:formula="of:=IF(['SoMi-Liste'.AF20]=&quot;f&quot;;['SoMi-Liste'.AF$2];IF(['SoMi-Liste'.AF20]=&quot;e&quot;;['SoMi-Liste'.AF$2];&quot;&quot;))" table:style-name="ce1"/>
          <table:table-cell office:value-type="string" office:string-value="" table:formula="of:=IF(['SoMi-Liste'.AG20]=&quot;f&quot;;['SoMi-Liste'.AG$2];IF(['SoMi-Liste'.AG20]=&quot;e&quot;;['SoMi-Liste'.AG$2];&quot;&quot;))" table:style-name="ce1"/>
          <table:table-cell office:value-type="string" office:string-value="" table:formula="of:=IF(['SoMi-Liste'.AH20]=&quot;f&quot;;['SoMi-Liste'.AH$2];IF(['SoMi-Liste'.AH20]=&quot;e&quot;;['SoMi-Liste'.AH$2];&quot;&quot;))" table:style-name="ce1"/>
          <table:table-cell office:value-type="string" office:string-value="" table:formula="of:=IF(['SoMi-Liste'.AI20]=&quot;f&quot;;['SoMi-Liste'.AI$2];IF(['SoMi-Liste'.AI20]=&quot;e&quot;;['SoMi-Liste'.AI$2];&quot;&quot;))" table:style-name="ce1"/>
          <table:table-cell office:value-type="string" office:string-value="" table:formula="of:=IF(['SoMi-Liste'.AJ20]=&quot;f&quot;;['SoMi-Liste'.AJ$2];IF(['SoMi-Liste'.AJ20]=&quot;e&quot;;['SoMi-Liste'.AJ$2];&quot;&quot;))" table:style-name="ce1"/>
          <table:table-cell office:value-type="string" office:string-value="" table:formula="of:=IF(['SoMi-Liste'.AK20]=&quot;f&quot;;['SoMi-Liste'.AK$2];IF(['SoMi-Liste'.AK20]=&quot;e&quot;;['SoMi-Liste'.AK$2];&quot;&quot;))" table:style-name="ce1"/>
          <table:table-cell office:value-type="string" office:string-value="" table:formula="of:=IF(['SoMi-Liste'.AL20]=&quot;f&quot;;['SoMi-Liste'.AL$2];IF(['SoMi-Liste'.AL20]=&quot;e&quot;;['SoMi-Liste'.AL$2];&quot;&quot;))" table:style-name="ce1"/>
          <table:table-cell office:value-type="string" office:string-value="" table:formula="of:=IF(['SoMi-Liste'.AM20]=&quot;f&quot;;['SoMi-Liste'.AM$2];IF(['SoMi-Liste'.AM20]=&quot;e&quot;;['SoMi-Liste'.AM$2];&quot;&quot;))" table:style-name="ce1"/>
          <table:table-cell office:value-type="string" office:string-value="" table:formula="of:=IF(['SoMi-Liste'.AN20]=&quot;f&quot;;['SoMi-Liste'.AN$2];IF(['SoMi-Liste'.AN20]=&quot;e&quot;;['SoMi-Liste'.AN$2];&quot;&quot;))" table:style-name="ce1"/>
          <table:table-cell office:value-type="string" office:string-value="" table:formula="of:=IF(['SoMi-Liste'.AO20]=&quot;f&quot;;['SoMi-Liste'.AO$2];IF(['SoMi-Liste'.AO20]=&quot;e&quot;;['SoMi-Liste'.AO$2];&quot;&quot;))" table:style-name="ce1"/>
          <table:table-cell office:value-type="string" office:string-value="" table:formula="of:=IF(['SoMi-Liste'.AP20]=&quot;f&quot;;['SoMi-Liste'.AP$2];IF(['SoMi-Liste'.AP20]=&quot;e&quot;;['SoMi-Liste'.AP$2];&quot;&quot;))" table:style-name="ce1"/>
          <table:table-cell office:value-type="string" office:string-value="" table:formula="of:=IF(['SoMi-Liste'.AQ20]=&quot;f&quot;;['SoMi-Liste'.AQ$2];IF(['SoMi-Liste'.AQ20]=&quot;e&quot;;['SoMi-Liste'.AQ$2];&quot;&quot;))" table:style-name="ce1"/>
          <table:table-cell office:value-type="string" office:string-value="" table:formula="of:=IF(['SoMi-Liste'.AR20]=&quot;f&quot;;['SoMi-Liste'.AR$2];IF(['SoMi-Liste'.AR20]=&quot;e&quot;;['SoMi-Liste'.AR$2];&quot;&quot;))" table:style-name="ce1"/>
          <table:table-cell office:value-type="string" office:string-value="" table:formula="of:=IF(['SoMi-Liste'.AS20]=&quot;f&quot;;['SoMi-Liste'.AS$2];IF(['SoMi-Liste'.AS20]=&quot;e&quot;;['SoMi-Liste'.AS$2];&quot;&quot;))" table:style-name="ce1"/>
          <table:table-cell office:value-type="string" office:string-value="" table:formula="of:=IF(['SoMi-Liste'.AT20]=&quot;f&quot;;['SoMi-Liste'.AT$2];IF(['SoMi-Liste'.AT20]=&quot;e&quot;;['SoMi-Liste'.AT$2];&quot;&quot;))" table:style-name="ce1"/>
          <table:table-cell office:value-type="string" office:string-value="" table:formula="of:=IF(['SoMi-Liste'.AU20]=&quot;f&quot;;['SoMi-Liste'.AU$2];IF(['SoMi-Liste'.AU20]=&quot;e&quot;;['SoMi-Liste'.AU$2];&quot;&quot;))" table:style-name="ce1"/>
          <table:table-cell office:value-type="string" office:string-value="" table:formula="of:=IF(['SoMi-Liste'.AV20]=&quot;f&quot;;['SoMi-Liste'.AV$2];IF(['SoMi-Liste'.AV20]=&quot;e&quot;;['SoMi-Liste'.AV$2];&quot;&quot;))" table:style-name="ce1"/>
          <table:table-cell office:value-type="string" office:string-value="" table:formula="of:=IF(['SoMi-Liste'.AW20]=&quot;f&quot;;['SoMi-Liste'.AW$2];IF(['SoMi-Liste'.AW20]=&quot;e&quot;;['SoMi-Liste'.AW$2];&quot;&quot;))" table:style-name="ce1"/>
          <table:table-cell office:value-type="string" office:string-value="" table:formula="of:=IF(['SoMi-Liste'.AX20]=&quot;f&quot;;['SoMi-Liste'.AX$2];IF(['SoMi-Liste'.AX20]=&quot;e&quot;;['SoMi-Liste'.AX$2];&quot;&quot;))" table:style-name="ce1"/>
          <table:table-cell office:value-type="string" office:string-value="" table:formula="of:=IF(['SoMi-Liste'.AY20]=&quot;f&quot;;['SoMi-Liste'.AY$2];IF(['SoMi-Liste'.AY20]=&quot;e&quot;;['SoMi-Liste'.AY$2];&quot;&quot;))" table:style-name="ce1"/>
          <table:table-cell table:number-columns-repeated="3" table:style-name="ce2"/>
          <table:table-cell office:value-type="float" office:value="0" table:formula="of:=SUM([.AA22:.AX22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1]" table:style-name="ce1"/>
          <table:table-cell office:value-type="string" office:string-value="" table:formula="of:=IF(['SoMi-Liste'.C21]=&quot;f&quot;;['SoMi-Liste'.C$2];IF(['SoMi-Liste'.C21]=&quot;e&quot;;['SoMi-Liste'.C$2];&quot;&quot;))" table:style-name="ce1"/>
          <table:table-cell office:value-type="string" office:string-value="" table:formula="of:=IF(['SoMi-Liste'.D21]=&quot;f&quot;;['SoMi-Liste'.D$2];IF(['SoMi-Liste'.D21]=&quot;e&quot;;['SoMi-Liste'.D$2];&quot;&quot;))" table:style-name="ce1"/>
          <table:table-cell office:value-type="string" office:string-value="" table:formula="of:=IF(['SoMi-Liste'.E21]=&quot;f&quot;;['SoMi-Liste'.E$2];IF(['SoMi-Liste'.E21]=&quot;e&quot;;['SoMi-Liste'.E$2];&quot;&quot;))" table:style-name="ce1"/>
          <table:table-cell office:value-type="string" office:string-value="" table:formula="of:=IF(['SoMi-Liste'.F21]=&quot;f&quot;;['SoMi-Liste'.F$2];IF(['SoMi-Liste'.F21]=&quot;e&quot;;['SoMi-Liste'.F$2];&quot;&quot;))" table:style-name="ce1"/>
          <table:table-cell office:value-type="string" office:string-value="" table:formula="of:=IF(['SoMi-Liste'.G21]=&quot;f&quot;;['SoMi-Liste'.G$2];IF(['SoMi-Liste'.G21]=&quot;e&quot;;['SoMi-Liste'.G$2];&quot;&quot;))" table:style-name="ce1"/>
          <table:table-cell office:value-type="string" office:string-value="" table:formula="of:=IF(['SoMi-Liste'.H21]=&quot;f&quot;;['SoMi-Liste'.H$2];IF(['SoMi-Liste'.H21]=&quot;e&quot;;['SoMi-Liste'.H$2];&quot;&quot;))" table:style-name="ce1"/>
          <table:table-cell office:value-type="string" office:string-value="" table:formula="of:=IF(['SoMi-Liste'.I21]=&quot;f&quot;;['SoMi-Liste'.I$2];IF(['SoMi-Liste'.I21]=&quot;e&quot;;['SoMi-Liste'.I$2];&quot;&quot;))" table:style-name="ce1"/>
          <table:table-cell office:value-type="string" office:string-value="" table:formula="of:=IF(['SoMi-Liste'.J21]=&quot;f&quot;;['SoMi-Liste'.J$2];IF(['SoMi-Liste'.J21]=&quot;e&quot;;['SoMi-Liste'.J$2];&quot;&quot;))" table:style-name="ce1"/>
          <table:table-cell office:value-type="string" office:string-value="" table:formula="of:=IF(['SoMi-Liste'.K21]=&quot;f&quot;;['SoMi-Liste'.K$2];IF(['SoMi-Liste'.K21]=&quot;e&quot;;['SoMi-Liste'.K$2];&quot;&quot;))" table:style-name="ce1"/>
          <table:table-cell office:value-type="string" office:string-value="" table:formula="of:=IF(['SoMi-Liste'.L21]=&quot;f&quot;;['SoMi-Liste'.L$2];IF(['SoMi-Liste'.L21]=&quot;e&quot;;['SoMi-Liste'.L$2];&quot;&quot;))" table:style-name="ce1"/>
          <table:table-cell office:value-type="string" office:string-value="" table:formula="of:=IF(['SoMi-Liste'.M21]=&quot;f&quot;;['SoMi-Liste'.M$2];IF(['SoMi-Liste'.M21]=&quot;e&quot;;['SoMi-Liste'.M$2];&quot;&quot;))" table:style-name="ce1"/>
          <table:table-cell office:value-type="string" office:string-value="" table:formula="of:=IF(['SoMi-Liste'.N21]=&quot;f&quot;;['SoMi-Liste'.N$2];IF(['SoMi-Liste'.N21]=&quot;e&quot;;['SoMi-Liste'.N$2];&quot;&quot;))" table:style-name="ce1"/>
          <table:table-cell office:value-type="string" office:string-value="" table:formula="of:=IF(['SoMi-Liste'.O21]=&quot;f&quot;;['SoMi-Liste'.O$2];IF(['SoMi-Liste'.O21]=&quot;e&quot;;['SoMi-Liste'.O$2];&quot;&quot;))" table:style-name="ce1"/>
          <table:table-cell office:value-type="string" office:string-value="" table:formula="of:=IF(['SoMi-Liste'.P21]=&quot;f&quot;;['SoMi-Liste'.P$2];IF(['SoMi-Liste'.P21]=&quot;e&quot;;['SoMi-Liste'.P$2];&quot;&quot;))" table:style-name="ce1"/>
          <table:table-cell office:value-type="string" office:string-value="" table:formula="of:=IF(['SoMi-Liste'.Q21]=&quot;f&quot;;['SoMi-Liste'.Q$2];IF(['SoMi-Liste'.Q21]=&quot;e&quot;;['SoMi-Liste'.Q$2];&quot;&quot;))" table:style-name="ce1"/>
          <table:table-cell office:value-type="string" office:string-value="" table:formula="of:=IF(['SoMi-Liste'.R21]=&quot;f&quot;;['SoMi-Liste'.R$2];IF(['SoMi-Liste'.R21]=&quot;e&quot;;['SoMi-Liste'.R$2];&quot;&quot;))" table:style-name="ce1"/>
          <table:table-cell office:value-type="string" office:string-value="" table:formula="of:=IF(['SoMi-Liste'.S21]=&quot;f&quot;;['SoMi-Liste'.S$2];IF(['SoMi-Liste'.S21]=&quot;e&quot;;['SoMi-Liste'.S$2];&quot;&quot;))" table:style-name="ce1"/>
          <table:table-cell office:value-type="string" office:string-value="" table:formula="of:=IF(['SoMi-Liste'.T21]=&quot;f&quot;;['SoMi-Liste'.T$2];IF(['SoMi-Liste'.T21]=&quot;e&quot;;['SoMi-Liste'.T$2];&quot;&quot;))" table:style-name="ce1"/>
          <table:table-cell office:value-type="string" office:string-value="" table:formula="of:=IF(['SoMi-Liste'.U21]=&quot;f&quot;;['SoMi-Liste'.U$2];IF(['SoMi-Liste'.U21]=&quot;e&quot;;['SoMi-Liste'.U$2];&quot;&quot;))" table:style-name="ce1"/>
          <table:table-cell office:value-type="string" office:string-value="" table:formula="of:=IF(['SoMi-Liste'.V21]=&quot;f&quot;;['SoMi-Liste'.V$2];IF(['SoMi-Liste'.V21]=&quot;e&quot;;['SoMi-Liste'.V$2];&quot;&quot;))" table:style-name="ce1"/>
          <table:table-cell office:value-type="string" office:string-value="" table:formula="of:=IF(['SoMi-Liste'.W21]=&quot;f&quot;;['SoMi-Liste'.W$2];IF(['SoMi-Liste'.W21]=&quot;e&quot;;['SoMi-Liste'.W$2];&quot;&quot;))" table:style-name="ce1"/>
          <table:table-cell table:number-columns-repeated="2" table:style-name="ce2"/>
          <table:table-cell office:value-type="float" office:value="0" table:formula="of:=SUM([.B23:.X23])" table:style-name="ce1">
            <text:p>0</text:p>
          </table:table-cell>
          <table:table-cell office:value-type="string" office:string-value="" table:formula="of:=['SoMi-Liste'.AD21]" table:style-name="ce1"/>
          <table:table-cell office:value-type="string" office:string-value="" table:formula="of:=IF(['SoMi-Liste'.AE21]=&quot;f&quot;;['SoMi-Liste'.AE$2];IF(['SoMi-Liste'.AE21]=&quot;e&quot;;['SoMi-Liste'.AE$2];&quot;&quot;))" table:style-name="ce1"/>
          <table:table-cell office:value-type="string" office:string-value="" table:formula="of:=IF(['SoMi-Liste'.AF21]=&quot;f&quot;;['SoMi-Liste'.AF$2];IF(['SoMi-Liste'.AF21]=&quot;e&quot;;['SoMi-Liste'.AF$2];&quot;&quot;))" table:style-name="ce1"/>
          <table:table-cell office:value-type="string" office:string-value="" table:formula="of:=IF(['SoMi-Liste'.AG21]=&quot;f&quot;;['SoMi-Liste'.AG$2];IF(['SoMi-Liste'.AG21]=&quot;e&quot;;['SoMi-Liste'.AG$2];&quot;&quot;))" table:style-name="ce1"/>
          <table:table-cell office:value-type="string" office:string-value="" table:formula="of:=IF(['SoMi-Liste'.AH21]=&quot;f&quot;;['SoMi-Liste'.AH$2];IF(['SoMi-Liste'.AH21]=&quot;e&quot;;['SoMi-Liste'.AH$2];&quot;&quot;))" table:style-name="ce1"/>
          <table:table-cell office:value-type="string" office:string-value="" table:formula="of:=IF(['SoMi-Liste'.AI21]=&quot;f&quot;;['SoMi-Liste'.AI$2];IF(['SoMi-Liste'.AI21]=&quot;e&quot;;['SoMi-Liste'.AI$2];&quot;&quot;))" table:style-name="ce1"/>
          <table:table-cell office:value-type="string" office:string-value="" table:formula="of:=IF(['SoMi-Liste'.AJ21]=&quot;f&quot;;['SoMi-Liste'.AJ$2];IF(['SoMi-Liste'.AJ21]=&quot;e&quot;;['SoMi-Liste'.AJ$2];&quot;&quot;))" table:style-name="ce1"/>
          <table:table-cell office:value-type="string" office:string-value="" table:formula="of:=IF(['SoMi-Liste'.AK21]=&quot;f&quot;;['SoMi-Liste'.AK$2];IF(['SoMi-Liste'.AK21]=&quot;e&quot;;['SoMi-Liste'.AK$2];&quot;&quot;))" table:style-name="ce1"/>
          <table:table-cell office:value-type="string" office:string-value="" table:formula="of:=IF(['SoMi-Liste'.AL21]=&quot;f&quot;;['SoMi-Liste'.AL$2];IF(['SoMi-Liste'.AL21]=&quot;e&quot;;['SoMi-Liste'.AL$2];&quot;&quot;))" table:style-name="ce1"/>
          <table:table-cell office:value-type="string" office:string-value="" table:formula="of:=IF(['SoMi-Liste'.AM21]=&quot;f&quot;;['SoMi-Liste'.AM$2];IF(['SoMi-Liste'.AM21]=&quot;e&quot;;['SoMi-Liste'.AM$2];&quot;&quot;))" table:style-name="ce1"/>
          <table:table-cell office:value-type="string" office:string-value="" table:formula="of:=IF(['SoMi-Liste'.AN21]=&quot;f&quot;;['SoMi-Liste'.AN$2];IF(['SoMi-Liste'.AN21]=&quot;e&quot;;['SoMi-Liste'.AN$2];&quot;&quot;))" table:style-name="ce1"/>
          <table:table-cell office:value-type="string" office:string-value="" table:formula="of:=IF(['SoMi-Liste'.AO21]=&quot;f&quot;;['SoMi-Liste'.AO$2];IF(['SoMi-Liste'.AO21]=&quot;e&quot;;['SoMi-Liste'.AO$2];&quot;&quot;))" table:style-name="ce1"/>
          <table:table-cell office:value-type="string" office:string-value="" table:formula="of:=IF(['SoMi-Liste'.AP21]=&quot;f&quot;;['SoMi-Liste'.AP$2];IF(['SoMi-Liste'.AP21]=&quot;e&quot;;['SoMi-Liste'.AP$2];&quot;&quot;))" table:style-name="ce1"/>
          <table:table-cell office:value-type="string" office:string-value="" table:formula="of:=IF(['SoMi-Liste'.AQ21]=&quot;f&quot;;['SoMi-Liste'.AQ$2];IF(['SoMi-Liste'.AQ21]=&quot;e&quot;;['SoMi-Liste'.AQ$2];&quot;&quot;))" table:style-name="ce1"/>
          <table:table-cell office:value-type="string" office:string-value="" table:formula="of:=IF(['SoMi-Liste'.AR21]=&quot;f&quot;;['SoMi-Liste'.AR$2];IF(['SoMi-Liste'.AR21]=&quot;e&quot;;['SoMi-Liste'.AR$2];&quot;&quot;))" table:style-name="ce1"/>
          <table:table-cell office:value-type="string" office:string-value="" table:formula="of:=IF(['SoMi-Liste'.AS21]=&quot;f&quot;;['SoMi-Liste'.AS$2];IF(['SoMi-Liste'.AS21]=&quot;e&quot;;['SoMi-Liste'.AS$2];&quot;&quot;))" table:style-name="ce1"/>
          <table:table-cell office:value-type="string" office:string-value="" table:formula="of:=IF(['SoMi-Liste'.AT21]=&quot;f&quot;;['SoMi-Liste'.AT$2];IF(['SoMi-Liste'.AT21]=&quot;e&quot;;['SoMi-Liste'.AT$2];&quot;&quot;))" table:style-name="ce1"/>
          <table:table-cell office:value-type="string" office:string-value="" table:formula="of:=IF(['SoMi-Liste'.AU21]=&quot;f&quot;;['SoMi-Liste'.AU$2];IF(['SoMi-Liste'.AU21]=&quot;e&quot;;['SoMi-Liste'.AU$2];&quot;&quot;))" table:style-name="ce1"/>
          <table:table-cell office:value-type="string" office:string-value="" table:formula="of:=IF(['SoMi-Liste'.AV21]=&quot;f&quot;;['SoMi-Liste'.AV$2];IF(['SoMi-Liste'.AV21]=&quot;e&quot;;['SoMi-Liste'.AV$2];&quot;&quot;))" table:style-name="ce1"/>
          <table:table-cell office:value-type="string" office:string-value="" table:formula="of:=IF(['SoMi-Liste'.AW21]=&quot;f&quot;;['SoMi-Liste'.AW$2];IF(['SoMi-Liste'.AW21]=&quot;e&quot;;['SoMi-Liste'.AW$2];&quot;&quot;))" table:style-name="ce1"/>
          <table:table-cell office:value-type="string" office:string-value="" table:formula="of:=IF(['SoMi-Liste'.AX21]=&quot;f&quot;;['SoMi-Liste'.AX$2];IF(['SoMi-Liste'.AX21]=&quot;e&quot;;['SoMi-Liste'.AX$2];&quot;&quot;))" table:style-name="ce1"/>
          <table:table-cell office:value-type="string" office:string-value="" table:formula="of:=IF(['SoMi-Liste'.AY21]=&quot;f&quot;;['SoMi-Liste'.AY$2];IF(['SoMi-Liste'.AY21]=&quot;e&quot;;['SoMi-Liste'.AY$2];&quot;&quot;))" table:style-name="ce1"/>
          <table:table-cell table:number-columns-repeated="3" table:style-name="ce2"/>
          <table:table-cell office:value-type="float" office:value="0" table:formula="of:=SUM([.AA23:.AX23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2]" table:style-name="ce1"/>
          <table:table-cell office:value-type="string" office:string-value="" table:formula="of:=IF(['SoMi-Liste'.C22]=&quot;f&quot;;['SoMi-Liste'.C$2];IF(['SoMi-Liste'.C22]=&quot;e&quot;;['SoMi-Liste'.C$2];&quot;&quot;))" table:style-name="ce1"/>
          <table:table-cell office:value-type="string" office:string-value="" table:formula="of:=IF(['SoMi-Liste'.D22]=&quot;f&quot;;['SoMi-Liste'.D$2];IF(['SoMi-Liste'.D22]=&quot;e&quot;;['SoMi-Liste'.D$2];&quot;&quot;))" table:style-name="ce1"/>
          <table:table-cell office:value-type="string" office:string-value="" table:formula="of:=IF(['SoMi-Liste'.E22]=&quot;f&quot;;['SoMi-Liste'.E$2];IF(['SoMi-Liste'.E22]=&quot;e&quot;;['SoMi-Liste'.E$2];&quot;&quot;))" table:style-name="ce1"/>
          <table:table-cell office:value-type="string" office:string-value="" table:formula="of:=IF(['SoMi-Liste'.F22]=&quot;f&quot;;['SoMi-Liste'.F$2];IF(['SoMi-Liste'.F22]=&quot;e&quot;;['SoMi-Liste'.F$2];&quot;&quot;))" table:style-name="ce1"/>
          <table:table-cell office:value-type="string" office:string-value="" table:formula="of:=IF(['SoMi-Liste'.G22]=&quot;f&quot;;['SoMi-Liste'.G$2];IF(['SoMi-Liste'.G22]=&quot;e&quot;;['SoMi-Liste'.G$2];&quot;&quot;))" table:style-name="ce1"/>
          <table:table-cell office:value-type="string" office:string-value="" table:formula="of:=IF(['SoMi-Liste'.H22]=&quot;f&quot;;['SoMi-Liste'.H$2];IF(['SoMi-Liste'.H22]=&quot;e&quot;;['SoMi-Liste'.H$2];&quot;&quot;))" table:style-name="ce1"/>
          <table:table-cell office:value-type="string" office:string-value="" table:formula="of:=IF(['SoMi-Liste'.I22]=&quot;f&quot;;['SoMi-Liste'.I$2];IF(['SoMi-Liste'.I22]=&quot;e&quot;;['SoMi-Liste'.I$2];&quot;&quot;))" table:style-name="ce1"/>
          <table:table-cell office:value-type="string" office:string-value="" table:formula="of:=IF(['SoMi-Liste'.J22]=&quot;f&quot;;['SoMi-Liste'.J$2];IF(['SoMi-Liste'.J22]=&quot;e&quot;;['SoMi-Liste'.J$2];&quot;&quot;))" table:style-name="ce1"/>
          <table:table-cell office:value-type="string" office:string-value="" table:formula="of:=IF(['SoMi-Liste'.K22]=&quot;f&quot;;['SoMi-Liste'.K$2];IF(['SoMi-Liste'.K22]=&quot;e&quot;;['SoMi-Liste'.K$2];&quot;&quot;))" table:style-name="ce1"/>
          <table:table-cell office:value-type="string" office:string-value="" table:formula="of:=IF(['SoMi-Liste'.L22]=&quot;f&quot;;['SoMi-Liste'.L$2];IF(['SoMi-Liste'.L22]=&quot;e&quot;;['SoMi-Liste'.L$2];&quot;&quot;))" table:style-name="ce1"/>
          <table:table-cell office:value-type="string" office:string-value="" table:formula="of:=IF(['SoMi-Liste'.M22]=&quot;f&quot;;['SoMi-Liste'.M$2];IF(['SoMi-Liste'.M22]=&quot;e&quot;;['SoMi-Liste'.M$2];&quot;&quot;))" table:style-name="ce1"/>
          <table:table-cell office:value-type="string" office:string-value="" table:formula="of:=IF(['SoMi-Liste'.N22]=&quot;f&quot;;['SoMi-Liste'.N$2];IF(['SoMi-Liste'.N22]=&quot;e&quot;;['SoMi-Liste'.N$2];&quot;&quot;))" table:style-name="ce1"/>
          <table:table-cell office:value-type="string" office:string-value="" table:formula="of:=IF(['SoMi-Liste'.O22]=&quot;f&quot;;['SoMi-Liste'.O$2];IF(['SoMi-Liste'.O22]=&quot;e&quot;;['SoMi-Liste'.O$2];&quot;&quot;))" table:style-name="ce1"/>
          <table:table-cell office:value-type="string" office:string-value="" table:formula="of:=IF(['SoMi-Liste'.P22]=&quot;f&quot;;['SoMi-Liste'.P$2];IF(['SoMi-Liste'.P22]=&quot;e&quot;;['SoMi-Liste'.P$2];&quot;&quot;))" table:style-name="ce1"/>
          <table:table-cell office:value-type="string" office:string-value="" table:formula="of:=IF(['SoMi-Liste'.Q22]=&quot;f&quot;;['SoMi-Liste'.Q$2];IF(['SoMi-Liste'.Q22]=&quot;e&quot;;['SoMi-Liste'.Q$2];&quot;&quot;))" table:style-name="ce1"/>
          <table:table-cell office:value-type="string" office:string-value="" table:formula="of:=IF(['SoMi-Liste'.R22]=&quot;f&quot;;['SoMi-Liste'.R$2];IF(['SoMi-Liste'.R22]=&quot;e&quot;;['SoMi-Liste'.R$2];&quot;&quot;))" table:style-name="ce1"/>
          <table:table-cell office:value-type="string" office:string-value="" table:formula="of:=IF(['SoMi-Liste'.S22]=&quot;f&quot;;['SoMi-Liste'.S$2];IF(['SoMi-Liste'.S22]=&quot;e&quot;;['SoMi-Liste'.S$2];&quot;&quot;))" table:style-name="ce1"/>
          <table:table-cell office:value-type="string" office:string-value="" table:formula="of:=IF(['SoMi-Liste'.T22]=&quot;f&quot;;['SoMi-Liste'.T$2];IF(['SoMi-Liste'.T22]=&quot;e&quot;;['SoMi-Liste'.T$2];&quot;&quot;))" table:style-name="ce1"/>
          <table:table-cell office:value-type="string" office:string-value="" table:formula="of:=IF(['SoMi-Liste'.U22]=&quot;f&quot;;['SoMi-Liste'.U$2];IF(['SoMi-Liste'.U22]=&quot;e&quot;;['SoMi-Liste'.U$2];&quot;&quot;))" table:style-name="ce1"/>
          <table:table-cell office:value-type="string" office:string-value="" table:formula="of:=IF(['SoMi-Liste'.V22]=&quot;f&quot;;['SoMi-Liste'.V$2];IF(['SoMi-Liste'.V22]=&quot;e&quot;;['SoMi-Liste'.V$2];&quot;&quot;))" table:style-name="ce1"/>
          <table:table-cell office:value-type="string" office:string-value="" table:formula="of:=IF(['SoMi-Liste'.W22]=&quot;f&quot;;['SoMi-Liste'.W$2];IF(['SoMi-Liste'.W22]=&quot;e&quot;;['SoMi-Liste'.W$2];&quot;&quot;))" table:style-name="ce1"/>
          <table:table-cell table:number-columns-repeated="2" table:style-name="ce2"/>
          <table:table-cell office:value-type="float" office:value="0" table:formula="of:=SUM([.B24:.X24])" table:style-name="ce1">
            <text:p>0</text:p>
          </table:table-cell>
          <table:table-cell office:value-type="string" office:string-value="" table:formula="of:=['SoMi-Liste'.AD22]" table:style-name="ce1"/>
          <table:table-cell office:value-type="string" office:string-value="" table:formula="of:=IF(['SoMi-Liste'.AE22]=&quot;f&quot;;['SoMi-Liste'.AE$2];IF(['SoMi-Liste'.AE22]=&quot;e&quot;;['SoMi-Liste'.AE$2];&quot;&quot;))" table:style-name="ce1"/>
          <table:table-cell office:value-type="string" office:string-value="" table:formula="of:=IF(['SoMi-Liste'.AF22]=&quot;f&quot;;['SoMi-Liste'.AF$2];IF(['SoMi-Liste'.AF22]=&quot;e&quot;;['SoMi-Liste'.AF$2];&quot;&quot;))" table:style-name="ce1"/>
          <table:table-cell office:value-type="string" office:string-value="" table:formula="of:=IF(['SoMi-Liste'.AG22]=&quot;f&quot;;['SoMi-Liste'.AG$2];IF(['SoMi-Liste'.AG22]=&quot;e&quot;;['SoMi-Liste'.AG$2];&quot;&quot;))" table:style-name="ce1"/>
          <table:table-cell office:value-type="string" office:string-value="" table:formula="of:=IF(['SoMi-Liste'.AH22]=&quot;f&quot;;['SoMi-Liste'.AH$2];IF(['SoMi-Liste'.AH22]=&quot;e&quot;;['SoMi-Liste'.AH$2];&quot;&quot;))" table:style-name="ce1"/>
          <table:table-cell office:value-type="string" office:string-value="" table:formula="of:=IF(['SoMi-Liste'.AI22]=&quot;f&quot;;['SoMi-Liste'.AI$2];IF(['SoMi-Liste'.AI22]=&quot;e&quot;;['SoMi-Liste'.AI$2];&quot;&quot;))" table:style-name="ce1"/>
          <table:table-cell office:value-type="string" office:string-value="" table:formula="of:=IF(['SoMi-Liste'.AJ22]=&quot;f&quot;;['SoMi-Liste'.AJ$2];IF(['SoMi-Liste'.AJ22]=&quot;e&quot;;['SoMi-Liste'.AJ$2];&quot;&quot;))" table:style-name="ce1"/>
          <table:table-cell office:value-type="string" office:string-value="" table:formula="of:=IF(['SoMi-Liste'.AK22]=&quot;f&quot;;['SoMi-Liste'.AK$2];IF(['SoMi-Liste'.AK22]=&quot;e&quot;;['SoMi-Liste'.AK$2];&quot;&quot;))" table:style-name="ce1"/>
          <table:table-cell office:value-type="string" office:string-value="" table:formula="of:=IF(['SoMi-Liste'.AL22]=&quot;f&quot;;['SoMi-Liste'.AL$2];IF(['SoMi-Liste'.AL22]=&quot;e&quot;;['SoMi-Liste'.AL$2];&quot;&quot;))" table:style-name="ce1"/>
          <table:table-cell office:value-type="string" office:string-value="" table:formula="of:=IF(['SoMi-Liste'.AM22]=&quot;f&quot;;['SoMi-Liste'.AM$2];IF(['SoMi-Liste'.AM22]=&quot;e&quot;;['SoMi-Liste'.AM$2];&quot;&quot;))" table:style-name="ce1"/>
          <table:table-cell office:value-type="string" office:string-value="" table:formula="of:=IF(['SoMi-Liste'.AN22]=&quot;f&quot;;['SoMi-Liste'.AN$2];IF(['SoMi-Liste'.AN22]=&quot;e&quot;;['SoMi-Liste'.AN$2];&quot;&quot;))" table:style-name="ce1"/>
          <table:table-cell office:value-type="string" office:string-value="" table:formula="of:=IF(['SoMi-Liste'.AO22]=&quot;f&quot;;['SoMi-Liste'.AO$2];IF(['SoMi-Liste'.AO22]=&quot;e&quot;;['SoMi-Liste'.AO$2];&quot;&quot;))" table:style-name="ce1"/>
          <table:table-cell office:value-type="string" office:string-value="" table:formula="of:=IF(['SoMi-Liste'.AP22]=&quot;f&quot;;['SoMi-Liste'.AP$2];IF(['SoMi-Liste'.AP22]=&quot;e&quot;;['SoMi-Liste'.AP$2];&quot;&quot;))" table:style-name="ce1"/>
          <table:table-cell office:value-type="string" office:string-value="" table:formula="of:=IF(['SoMi-Liste'.AQ22]=&quot;f&quot;;['SoMi-Liste'.AQ$2];IF(['SoMi-Liste'.AQ22]=&quot;e&quot;;['SoMi-Liste'.AQ$2];&quot;&quot;))" table:style-name="ce1"/>
          <table:table-cell office:value-type="string" office:string-value="" table:formula="of:=IF(['SoMi-Liste'.AR22]=&quot;f&quot;;['SoMi-Liste'.AR$2];IF(['SoMi-Liste'.AR22]=&quot;e&quot;;['SoMi-Liste'.AR$2];&quot;&quot;))" table:style-name="ce1"/>
          <table:table-cell office:value-type="string" office:string-value="" table:formula="of:=IF(['SoMi-Liste'.AS22]=&quot;f&quot;;['SoMi-Liste'.AS$2];IF(['SoMi-Liste'.AS22]=&quot;e&quot;;['SoMi-Liste'.AS$2];&quot;&quot;))" table:style-name="ce1"/>
          <table:table-cell office:value-type="string" office:string-value="" table:formula="of:=IF(['SoMi-Liste'.AT22]=&quot;f&quot;;['SoMi-Liste'.AT$2];IF(['SoMi-Liste'.AT22]=&quot;e&quot;;['SoMi-Liste'.AT$2];&quot;&quot;))" table:style-name="ce1"/>
          <table:table-cell office:value-type="string" office:string-value="" table:formula="of:=IF(['SoMi-Liste'.AU22]=&quot;f&quot;;['SoMi-Liste'.AU$2];IF(['SoMi-Liste'.AU22]=&quot;e&quot;;['SoMi-Liste'.AU$2];&quot;&quot;))" table:style-name="ce1"/>
          <table:table-cell office:value-type="string" office:string-value="" table:formula="of:=IF(['SoMi-Liste'.AV22]=&quot;f&quot;;['SoMi-Liste'.AV$2];IF(['SoMi-Liste'.AV22]=&quot;e&quot;;['SoMi-Liste'.AV$2];&quot;&quot;))" table:style-name="ce1"/>
          <table:table-cell office:value-type="string" office:string-value="" table:formula="of:=IF(['SoMi-Liste'.AW22]=&quot;f&quot;;['SoMi-Liste'.AW$2];IF(['SoMi-Liste'.AW22]=&quot;e&quot;;['SoMi-Liste'.AW$2];&quot;&quot;))" table:style-name="ce1"/>
          <table:table-cell office:value-type="string" office:string-value="" table:formula="of:=IF(['SoMi-Liste'.AX22]=&quot;f&quot;;['SoMi-Liste'.AX$2];IF(['SoMi-Liste'.AX22]=&quot;e&quot;;['SoMi-Liste'.AX$2];&quot;&quot;))" table:style-name="ce1"/>
          <table:table-cell office:value-type="string" office:string-value="" table:formula="of:=IF(['SoMi-Liste'.AY22]=&quot;f&quot;;['SoMi-Liste'.AY$2];IF(['SoMi-Liste'.AY22]=&quot;e&quot;;['SoMi-Liste'.AY$2];&quot;&quot;))" table:style-name="ce1"/>
          <table:table-cell table:number-columns-repeated="3" table:style-name="ce2"/>
          <table:table-cell office:value-type="float" office:value="0" table:formula="of:=SUM([.AA24:.AX2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3]" table:style-name="ce1"/>
          <table:table-cell office:value-type="string" office:string-value="" table:formula="of:=IF(['SoMi-Liste'.C23]=&quot;f&quot;;['SoMi-Liste'.C$2];IF(['SoMi-Liste'.C23]=&quot;e&quot;;['SoMi-Liste'.C$2];&quot;&quot;))" table:style-name="ce1"/>
          <table:table-cell office:value-type="string" office:string-value="" table:formula="of:=IF(['SoMi-Liste'.D23]=&quot;f&quot;;['SoMi-Liste'.D$2];IF(['SoMi-Liste'.D23]=&quot;e&quot;;['SoMi-Liste'.D$2];&quot;&quot;))" table:style-name="ce1"/>
          <table:table-cell office:value-type="string" office:string-value="" table:formula="of:=IF(['SoMi-Liste'.E23]=&quot;f&quot;;['SoMi-Liste'.E$2];IF(['SoMi-Liste'.E23]=&quot;e&quot;;['SoMi-Liste'.E$2];&quot;&quot;))" table:style-name="ce1"/>
          <table:table-cell office:value-type="string" office:string-value="" table:formula="of:=IF(['SoMi-Liste'.F23]=&quot;f&quot;;['SoMi-Liste'.F$2];IF(['SoMi-Liste'.F23]=&quot;e&quot;;['SoMi-Liste'.F$2];&quot;&quot;))" table:style-name="ce1"/>
          <table:table-cell office:value-type="string" office:string-value="" table:formula="of:=IF(['SoMi-Liste'.G23]=&quot;f&quot;;['SoMi-Liste'.G$2];IF(['SoMi-Liste'.G23]=&quot;e&quot;;['SoMi-Liste'.G$2];&quot;&quot;))" table:style-name="ce1"/>
          <table:table-cell office:value-type="string" office:string-value="" table:formula="of:=IF(['SoMi-Liste'.H23]=&quot;f&quot;;['SoMi-Liste'.H$2];IF(['SoMi-Liste'.H23]=&quot;e&quot;;['SoMi-Liste'.H$2];&quot;&quot;))" table:style-name="ce1"/>
          <table:table-cell office:value-type="string" office:string-value="" table:formula="of:=IF(['SoMi-Liste'.I23]=&quot;f&quot;;['SoMi-Liste'.I$2];IF(['SoMi-Liste'.I23]=&quot;e&quot;;['SoMi-Liste'.I$2];&quot;&quot;))" table:style-name="ce1"/>
          <table:table-cell office:value-type="string" office:string-value="" table:formula="of:=IF(['SoMi-Liste'.J23]=&quot;f&quot;;['SoMi-Liste'.J$2];IF(['SoMi-Liste'.J23]=&quot;e&quot;;['SoMi-Liste'.J$2];&quot;&quot;))" table:style-name="ce1"/>
          <table:table-cell office:value-type="string" office:string-value="" table:formula="of:=IF(['SoMi-Liste'.K23]=&quot;f&quot;;['SoMi-Liste'.K$2];IF(['SoMi-Liste'.K23]=&quot;e&quot;;['SoMi-Liste'.K$2];&quot;&quot;))" table:style-name="ce1"/>
          <table:table-cell office:value-type="string" office:string-value="" table:formula="of:=IF(['SoMi-Liste'.L23]=&quot;f&quot;;['SoMi-Liste'.L$2];IF(['SoMi-Liste'.L23]=&quot;e&quot;;['SoMi-Liste'.L$2];&quot;&quot;))" table:style-name="ce1"/>
          <table:table-cell office:value-type="string" office:string-value="" table:formula="of:=IF(['SoMi-Liste'.M23]=&quot;f&quot;;['SoMi-Liste'.M$2];IF(['SoMi-Liste'.M23]=&quot;e&quot;;['SoMi-Liste'.M$2];&quot;&quot;))" table:style-name="ce1"/>
          <table:table-cell office:value-type="string" office:string-value="" table:formula="of:=IF(['SoMi-Liste'.N23]=&quot;f&quot;;['SoMi-Liste'.N$2];IF(['SoMi-Liste'.N23]=&quot;e&quot;;['SoMi-Liste'.N$2];&quot;&quot;))" table:style-name="ce1"/>
          <table:table-cell office:value-type="string" office:string-value="" table:formula="of:=IF(['SoMi-Liste'.O23]=&quot;f&quot;;['SoMi-Liste'.O$2];IF(['SoMi-Liste'.O23]=&quot;e&quot;;['SoMi-Liste'.O$2];&quot;&quot;))" table:style-name="ce1"/>
          <table:table-cell office:value-type="string" office:string-value="" table:formula="of:=IF(['SoMi-Liste'.P23]=&quot;f&quot;;['SoMi-Liste'.P$2];IF(['SoMi-Liste'.P23]=&quot;e&quot;;['SoMi-Liste'.P$2];&quot;&quot;))" table:style-name="ce1"/>
          <table:table-cell office:value-type="string" office:string-value="" table:formula="of:=IF(['SoMi-Liste'.Q23]=&quot;f&quot;;['SoMi-Liste'.Q$2];IF(['SoMi-Liste'.Q23]=&quot;e&quot;;['SoMi-Liste'.Q$2];&quot;&quot;))" table:style-name="ce1"/>
          <table:table-cell office:value-type="string" office:string-value="" table:formula="of:=IF(['SoMi-Liste'.R23]=&quot;f&quot;;['SoMi-Liste'.R$2];IF(['SoMi-Liste'.R23]=&quot;e&quot;;['SoMi-Liste'.R$2];&quot;&quot;))" table:style-name="ce1"/>
          <table:table-cell office:value-type="string" office:string-value="" table:formula="of:=IF(['SoMi-Liste'.S23]=&quot;f&quot;;['SoMi-Liste'.S$2];IF(['SoMi-Liste'.S23]=&quot;e&quot;;['SoMi-Liste'.S$2];&quot;&quot;))" table:style-name="ce1"/>
          <table:table-cell office:value-type="string" office:string-value="" table:formula="of:=IF(['SoMi-Liste'.T23]=&quot;f&quot;;['SoMi-Liste'.T$2];IF(['SoMi-Liste'.T23]=&quot;e&quot;;['SoMi-Liste'.T$2];&quot;&quot;))" table:style-name="ce1"/>
          <table:table-cell office:value-type="string" office:string-value="" table:formula="of:=IF(['SoMi-Liste'.U23]=&quot;f&quot;;['SoMi-Liste'.U$2];IF(['SoMi-Liste'.U23]=&quot;e&quot;;['SoMi-Liste'.U$2];&quot;&quot;))" table:style-name="ce1"/>
          <table:table-cell office:value-type="string" office:string-value="" table:formula="of:=IF(['SoMi-Liste'.V23]=&quot;f&quot;;['SoMi-Liste'.V$2];IF(['SoMi-Liste'.V23]=&quot;e&quot;;['SoMi-Liste'.V$2];&quot;&quot;))" table:style-name="ce1"/>
          <table:table-cell office:value-type="string" office:string-value="" table:formula="of:=IF(['SoMi-Liste'.W23]=&quot;f&quot;;['SoMi-Liste'.W$2];IF(['SoMi-Liste'.W23]=&quot;e&quot;;['SoMi-Liste'.W$2];&quot;&quot;))" table:style-name="ce1"/>
          <table:table-cell table:number-columns-repeated="2" table:style-name="ce2"/>
          <table:table-cell office:value-type="float" office:value="0" table:formula="of:=SUM([.B25:.X25])" table:style-name="ce1">
            <text:p>0</text:p>
          </table:table-cell>
          <table:table-cell office:value-type="string" office:string-value="" table:formula="of:=['SoMi-Liste'.AD23]" table:style-name="ce1"/>
          <table:table-cell office:value-type="string" office:string-value="" table:formula="of:=IF(['SoMi-Liste'.AE23]=&quot;f&quot;;['SoMi-Liste'.AE$2];IF(['SoMi-Liste'.AE23]=&quot;e&quot;;['SoMi-Liste'.AE$2];&quot;&quot;))" table:style-name="ce1"/>
          <table:table-cell office:value-type="string" office:string-value="" table:formula="of:=IF(['SoMi-Liste'.AF23]=&quot;f&quot;;['SoMi-Liste'.AF$2];IF(['SoMi-Liste'.AF23]=&quot;e&quot;;['SoMi-Liste'.AF$2];&quot;&quot;))" table:style-name="ce1"/>
          <table:table-cell office:value-type="string" office:string-value="" table:formula="of:=IF(['SoMi-Liste'.AG23]=&quot;f&quot;;['SoMi-Liste'.AG$2];IF(['SoMi-Liste'.AG23]=&quot;e&quot;;['SoMi-Liste'.AG$2];&quot;&quot;))" table:style-name="ce1"/>
          <table:table-cell office:value-type="string" office:string-value="" table:formula="of:=IF(['SoMi-Liste'.AH23]=&quot;f&quot;;['SoMi-Liste'.AH$2];IF(['SoMi-Liste'.AH23]=&quot;e&quot;;['SoMi-Liste'.AH$2];&quot;&quot;))" table:style-name="ce1"/>
          <table:table-cell office:value-type="string" office:string-value="" table:formula="of:=IF(['SoMi-Liste'.AI23]=&quot;f&quot;;['SoMi-Liste'.AI$2];IF(['SoMi-Liste'.AI23]=&quot;e&quot;;['SoMi-Liste'.AI$2];&quot;&quot;))" table:style-name="ce1"/>
          <table:table-cell office:value-type="string" office:string-value="" table:formula="of:=IF(['SoMi-Liste'.AJ23]=&quot;f&quot;;['SoMi-Liste'.AJ$2];IF(['SoMi-Liste'.AJ23]=&quot;e&quot;;['SoMi-Liste'.AJ$2];&quot;&quot;))" table:style-name="ce1"/>
          <table:table-cell office:value-type="string" office:string-value="" table:formula="of:=IF(['SoMi-Liste'.AK23]=&quot;f&quot;;['SoMi-Liste'.AK$2];IF(['SoMi-Liste'.AK23]=&quot;e&quot;;['SoMi-Liste'.AK$2];&quot;&quot;))" table:style-name="ce1"/>
          <table:table-cell office:value-type="string" office:string-value="" table:formula="of:=IF(['SoMi-Liste'.AL23]=&quot;f&quot;;['SoMi-Liste'.AL$2];IF(['SoMi-Liste'.AL23]=&quot;e&quot;;['SoMi-Liste'.AL$2];&quot;&quot;))" table:style-name="ce1"/>
          <table:table-cell office:value-type="string" office:string-value="" table:formula="of:=IF(['SoMi-Liste'.AM23]=&quot;f&quot;;['SoMi-Liste'.AM$2];IF(['SoMi-Liste'.AM23]=&quot;e&quot;;['SoMi-Liste'.AM$2];&quot;&quot;))" table:style-name="ce1"/>
          <table:table-cell office:value-type="string" office:string-value="" table:formula="of:=IF(['SoMi-Liste'.AN23]=&quot;f&quot;;['SoMi-Liste'.AN$2];IF(['SoMi-Liste'.AN23]=&quot;e&quot;;['SoMi-Liste'.AN$2];&quot;&quot;))" table:style-name="ce1"/>
          <table:table-cell office:value-type="string" office:string-value="" table:formula="of:=IF(['SoMi-Liste'.AO23]=&quot;f&quot;;['SoMi-Liste'.AO$2];IF(['SoMi-Liste'.AO23]=&quot;e&quot;;['SoMi-Liste'.AO$2];&quot;&quot;))" table:style-name="ce1"/>
          <table:table-cell office:value-type="string" office:string-value="" table:formula="of:=IF(['SoMi-Liste'.AP23]=&quot;f&quot;;['SoMi-Liste'.AP$2];IF(['SoMi-Liste'.AP23]=&quot;e&quot;;['SoMi-Liste'.AP$2];&quot;&quot;))" table:style-name="ce1"/>
          <table:table-cell office:value-type="string" office:string-value="" table:formula="of:=IF(['SoMi-Liste'.AQ23]=&quot;f&quot;;['SoMi-Liste'.AQ$2];IF(['SoMi-Liste'.AQ23]=&quot;e&quot;;['SoMi-Liste'.AQ$2];&quot;&quot;))" table:style-name="ce1"/>
          <table:table-cell office:value-type="string" office:string-value="" table:formula="of:=IF(['SoMi-Liste'.AR23]=&quot;f&quot;;['SoMi-Liste'.AR$2];IF(['SoMi-Liste'.AR23]=&quot;e&quot;;['SoMi-Liste'.AR$2];&quot;&quot;))" table:style-name="ce1"/>
          <table:table-cell office:value-type="string" office:string-value="" table:formula="of:=IF(['SoMi-Liste'.AS23]=&quot;f&quot;;['SoMi-Liste'.AS$2];IF(['SoMi-Liste'.AS23]=&quot;e&quot;;['SoMi-Liste'.AS$2];&quot;&quot;))" table:style-name="ce1"/>
          <table:table-cell office:value-type="string" office:string-value="" table:formula="of:=IF(['SoMi-Liste'.AT23]=&quot;f&quot;;['SoMi-Liste'.AT$2];IF(['SoMi-Liste'.AT23]=&quot;e&quot;;['SoMi-Liste'.AT$2];&quot;&quot;))" table:style-name="ce1"/>
          <table:table-cell office:value-type="string" office:string-value="" table:formula="of:=IF(['SoMi-Liste'.AU23]=&quot;f&quot;;['SoMi-Liste'.AU$2];IF(['SoMi-Liste'.AU23]=&quot;e&quot;;['SoMi-Liste'.AU$2];&quot;&quot;))" table:style-name="ce1"/>
          <table:table-cell office:value-type="string" office:string-value="" table:formula="of:=IF(['SoMi-Liste'.AV23]=&quot;f&quot;;['SoMi-Liste'.AV$2];IF(['SoMi-Liste'.AV23]=&quot;e&quot;;['SoMi-Liste'.AV$2];&quot;&quot;))" table:style-name="ce1"/>
          <table:table-cell office:value-type="string" office:string-value="" table:formula="of:=IF(['SoMi-Liste'.AW23]=&quot;f&quot;;['SoMi-Liste'.AW$2];IF(['SoMi-Liste'.AW23]=&quot;e&quot;;['SoMi-Liste'.AW$2];&quot;&quot;))" table:style-name="ce1"/>
          <table:table-cell office:value-type="string" office:string-value="" table:formula="of:=IF(['SoMi-Liste'.AX23]=&quot;f&quot;;['SoMi-Liste'.AX$2];IF(['SoMi-Liste'.AX23]=&quot;e&quot;;['SoMi-Liste'.AX$2];&quot;&quot;))" table:style-name="ce1"/>
          <table:table-cell office:value-type="string" office:string-value="" table:formula="of:=IF(['SoMi-Liste'.AY23]=&quot;f&quot;;['SoMi-Liste'.AY$2];IF(['SoMi-Liste'.AY23]=&quot;e&quot;;['SoMi-Liste'.AY$2];&quot;&quot;))" table:style-name="ce1"/>
          <table:table-cell table:number-columns-repeated="3" table:style-name="ce2"/>
          <table:table-cell office:value-type="float" office:value="0" table:formula="of:=SUM([.AA25:.AX2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4]" table:style-name="ce1"/>
          <table:table-cell office:value-type="string" office:string-value="" table:formula="of:=IF(['SoMi-Liste'.C24]=&quot;f&quot;;['SoMi-Liste'.C$2];IF(['SoMi-Liste'.C24]=&quot;e&quot;;['SoMi-Liste'.C$2];&quot;&quot;))" table:style-name="ce1"/>
          <table:table-cell office:value-type="string" office:string-value="" table:formula="of:=IF(['SoMi-Liste'.D24]=&quot;f&quot;;['SoMi-Liste'.D$2];IF(['SoMi-Liste'.D24]=&quot;e&quot;;['SoMi-Liste'.D$2];&quot;&quot;))" table:style-name="ce1"/>
          <table:table-cell office:value-type="string" office:string-value="" table:formula="of:=IF(['SoMi-Liste'.E24]=&quot;f&quot;;['SoMi-Liste'.E$2];IF(['SoMi-Liste'.E24]=&quot;e&quot;;['SoMi-Liste'.E$2];&quot;&quot;))" table:style-name="ce1"/>
          <table:table-cell office:value-type="string" office:string-value="" table:formula="of:=IF(['SoMi-Liste'.F24]=&quot;f&quot;;['SoMi-Liste'.F$2];IF(['SoMi-Liste'.F24]=&quot;e&quot;;['SoMi-Liste'.F$2];&quot;&quot;))" table:style-name="ce1"/>
          <table:table-cell office:value-type="string" office:string-value="" table:formula="of:=IF(['SoMi-Liste'.G24]=&quot;f&quot;;['SoMi-Liste'.G$2];IF(['SoMi-Liste'.G24]=&quot;e&quot;;['SoMi-Liste'.G$2];&quot;&quot;))" table:style-name="ce1"/>
          <table:table-cell office:value-type="string" office:string-value="" table:formula="of:=IF(['SoMi-Liste'.H24]=&quot;f&quot;;['SoMi-Liste'.H$2];IF(['SoMi-Liste'.H24]=&quot;e&quot;;['SoMi-Liste'.H$2];&quot;&quot;))" table:style-name="ce1"/>
          <table:table-cell office:value-type="string" office:string-value="" table:formula="of:=IF(['SoMi-Liste'.I24]=&quot;f&quot;;['SoMi-Liste'.I$2];IF(['SoMi-Liste'.I24]=&quot;e&quot;;['SoMi-Liste'.I$2];&quot;&quot;))" table:style-name="ce1"/>
          <table:table-cell office:value-type="string" office:string-value="" table:formula="of:=IF(['SoMi-Liste'.J24]=&quot;f&quot;;['SoMi-Liste'.J$2];IF(['SoMi-Liste'.J24]=&quot;e&quot;;['SoMi-Liste'.J$2];&quot;&quot;))" table:style-name="ce1"/>
          <table:table-cell office:value-type="string" office:string-value="" table:formula="of:=IF(['SoMi-Liste'.K24]=&quot;f&quot;;['SoMi-Liste'.K$2];IF(['SoMi-Liste'.K24]=&quot;e&quot;;['SoMi-Liste'.K$2];&quot;&quot;))" table:style-name="ce1"/>
          <table:table-cell office:value-type="string" office:string-value="" table:formula="of:=IF(['SoMi-Liste'.L24]=&quot;f&quot;;['SoMi-Liste'.L$2];IF(['SoMi-Liste'.L24]=&quot;e&quot;;['SoMi-Liste'.L$2];&quot;&quot;))" table:style-name="ce1"/>
          <table:table-cell office:value-type="string" office:string-value="" table:formula="of:=IF(['SoMi-Liste'.M24]=&quot;f&quot;;['SoMi-Liste'.M$2];IF(['SoMi-Liste'.M24]=&quot;e&quot;;['SoMi-Liste'.M$2];&quot;&quot;))" table:style-name="ce1"/>
          <table:table-cell office:value-type="string" office:string-value="" table:formula="of:=IF(['SoMi-Liste'.N24]=&quot;f&quot;;['SoMi-Liste'.N$2];IF(['SoMi-Liste'.N24]=&quot;e&quot;;['SoMi-Liste'.N$2];&quot;&quot;))" table:style-name="ce1"/>
          <table:table-cell office:value-type="string" office:string-value="" table:formula="of:=IF(['SoMi-Liste'.O24]=&quot;f&quot;;['SoMi-Liste'.O$2];IF(['SoMi-Liste'.O24]=&quot;e&quot;;['SoMi-Liste'.O$2];&quot;&quot;))" table:style-name="ce1"/>
          <table:table-cell office:value-type="string" office:string-value="" table:formula="of:=IF(['SoMi-Liste'.P24]=&quot;f&quot;;['SoMi-Liste'.P$2];IF(['SoMi-Liste'.P24]=&quot;e&quot;;['SoMi-Liste'.P$2];&quot;&quot;))" table:style-name="ce1"/>
          <table:table-cell office:value-type="string" office:string-value="" table:formula="of:=IF(['SoMi-Liste'.Q24]=&quot;f&quot;;['SoMi-Liste'.Q$2];IF(['SoMi-Liste'.Q24]=&quot;e&quot;;['SoMi-Liste'.Q$2];&quot;&quot;))" table:style-name="ce1"/>
          <table:table-cell office:value-type="string" office:string-value="" table:formula="of:=IF(['SoMi-Liste'.R24]=&quot;f&quot;;['SoMi-Liste'.R$2];IF(['SoMi-Liste'.R24]=&quot;e&quot;;['SoMi-Liste'.R$2];&quot;&quot;))" table:style-name="ce1"/>
          <table:table-cell office:value-type="string" office:string-value="" table:formula="of:=IF(['SoMi-Liste'.S24]=&quot;f&quot;;['SoMi-Liste'.S$2];IF(['SoMi-Liste'.S24]=&quot;e&quot;;['SoMi-Liste'.S$2];&quot;&quot;))" table:style-name="ce1"/>
          <table:table-cell office:value-type="string" office:string-value="" table:formula="of:=IF(['SoMi-Liste'.T24]=&quot;f&quot;;['SoMi-Liste'.T$2];IF(['SoMi-Liste'.T24]=&quot;e&quot;;['SoMi-Liste'.T$2];&quot;&quot;))" table:style-name="ce1"/>
          <table:table-cell office:value-type="string" office:string-value="" table:formula="of:=IF(['SoMi-Liste'.U24]=&quot;f&quot;;['SoMi-Liste'.U$2];IF(['SoMi-Liste'.U24]=&quot;e&quot;;['SoMi-Liste'.U$2];&quot;&quot;))" table:style-name="ce1"/>
          <table:table-cell office:value-type="string" office:string-value="" table:formula="of:=IF(['SoMi-Liste'.V24]=&quot;f&quot;;['SoMi-Liste'.V$2];IF(['SoMi-Liste'.V24]=&quot;e&quot;;['SoMi-Liste'.V$2];&quot;&quot;))" table:style-name="ce1"/>
          <table:table-cell office:value-type="string" office:string-value="" table:formula="of:=IF(['SoMi-Liste'.W24]=&quot;f&quot;;['SoMi-Liste'.W$2];IF(['SoMi-Liste'.W24]=&quot;e&quot;;['SoMi-Liste'.W$2];&quot;&quot;))" table:style-name="ce1"/>
          <table:table-cell table:number-columns-repeated="2" table:style-name="ce2"/>
          <table:table-cell office:value-type="float" office:value="0" table:formula="of:=SUM([.B26:.X26])" table:style-name="ce1">
            <text:p>0</text:p>
          </table:table-cell>
          <table:table-cell office:value-type="string" office:string-value="" table:formula="of:=['SoMi-Liste'.AD24]" table:style-name="ce1"/>
          <table:table-cell office:value-type="string" office:string-value="" table:formula="of:=IF(['SoMi-Liste'.AE24]=&quot;f&quot;;['SoMi-Liste'.AE$2];IF(['SoMi-Liste'.AE24]=&quot;e&quot;;['SoMi-Liste'.AE$2];&quot;&quot;))" table:style-name="ce1"/>
          <table:table-cell office:value-type="string" office:string-value="" table:formula="of:=IF(['SoMi-Liste'.AF24]=&quot;f&quot;;['SoMi-Liste'.AF$2];IF(['SoMi-Liste'.AF24]=&quot;e&quot;;['SoMi-Liste'.AF$2];&quot;&quot;))" table:style-name="ce1"/>
          <table:table-cell office:value-type="string" office:string-value="" table:formula="of:=IF(['SoMi-Liste'.AG24]=&quot;f&quot;;['SoMi-Liste'.AG$2];IF(['SoMi-Liste'.AG24]=&quot;e&quot;;['SoMi-Liste'.AG$2];&quot;&quot;))" table:style-name="ce1"/>
          <table:table-cell office:value-type="string" office:string-value="" table:formula="of:=IF(['SoMi-Liste'.AH24]=&quot;f&quot;;['SoMi-Liste'.AH$2];IF(['SoMi-Liste'.AH24]=&quot;e&quot;;['SoMi-Liste'.AH$2];&quot;&quot;))" table:style-name="ce1"/>
          <table:table-cell office:value-type="string" office:string-value="" table:formula="of:=IF(['SoMi-Liste'.AI24]=&quot;f&quot;;['SoMi-Liste'.AI$2];IF(['SoMi-Liste'.AI24]=&quot;e&quot;;['SoMi-Liste'.AI$2];&quot;&quot;))" table:style-name="ce1"/>
          <table:table-cell office:value-type="string" office:string-value="" table:formula="of:=IF(['SoMi-Liste'.AJ24]=&quot;f&quot;;['SoMi-Liste'.AJ$2];IF(['SoMi-Liste'.AJ24]=&quot;e&quot;;['SoMi-Liste'.AJ$2];&quot;&quot;))" table:style-name="ce1"/>
          <table:table-cell office:value-type="string" office:string-value="" table:formula="of:=IF(['SoMi-Liste'.AK24]=&quot;f&quot;;['SoMi-Liste'.AK$2];IF(['SoMi-Liste'.AK24]=&quot;e&quot;;['SoMi-Liste'.AK$2];&quot;&quot;))" table:style-name="ce1"/>
          <table:table-cell office:value-type="string" office:string-value="" table:formula="of:=IF(['SoMi-Liste'.AL24]=&quot;f&quot;;['SoMi-Liste'.AL$2];IF(['SoMi-Liste'.AL24]=&quot;e&quot;;['SoMi-Liste'.AL$2];&quot;&quot;))" table:style-name="ce1"/>
          <table:table-cell office:value-type="string" office:string-value="" table:formula="of:=IF(['SoMi-Liste'.AM24]=&quot;f&quot;;['SoMi-Liste'.AM$2];IF(['SoMi-Liste'.AM24]=&quot;e&quot;;['SoMi-Liste'.AM$2];&quot;&quot;))" table:style-name="ce1"/>
          <table:table-cell office:value-type="string" office:string-value="" table:formula="of:=IF(['SoMi-Liste'.AN24]=&quot;f&quot;;['SoMi-Liste'.AN$2];IF(['SoMi-Liste'.AN24]=&quot;e&quot;;['SoMi-Liste'.AN$2];&quot;&quot;))" table:style-name="ce1"/>
          <table:table-cell office:value-type="string" office:string-value="" table:formula="of:=IF(['SoMi-Liste'.AO24]=&quot;f&quot;;['SoMi-Liste'.AO$2];IF(['SoMi-Liste'.AO24]=&quot;e&quot;;['SoMi-Liste'.AO$2];&quot;&quot;))" table:style-name="ce1"/>
          <table:table-cell office:value-type="string" office:string-value="" table:formula="of:=IF(['SoMi-Liste'.AP24]=&quot;f&quot;;['SoMi-Liste'.AP$2];IF(['SoMi-Liste'.AP24]=&quot;e&quot;;['SoMi-Liste'.AP$2];&quot;&quot;))" table:style-name="ce1"/>
          <table:table-cell office:value-type="string" office:string-value="" table:formula="of:=IF(['SoMi-Liste'.AQ24]=&quot;f&quot;;['SoMi-Liste'.AQ$2];IF(['SoMi-Liste'.AQ24]=&quot;e&quot;;['SoMi-Liste'.AQ$2];&quot;&quot;))" table:style-name="ce1"/>
          <table:table-cell office:value-type="string" office:string-value="" table:formula="of:=IF(['SoMi-Liste'.AR24]=&quot;f&quot;;['SoMi-Liste'.AR$2];IF(['SoMi-Liste'.AR24]=&quot;e&quot;;['SoMi-Liste'.AR$2];&quot;&quot;))" table:style-name="ce1"/>
          <table:table-cell office:value-type="string" office:string-value="" table:formula="of:=IF(['SoMi-Liste'.AS24]=&quot;f&quot;;['SoMi-Liste'.AS$2];IF(['SoMi-Liste'.AS24]=&quot;e&quot;;['SoMi-Liste'.AS$2];&quot;&quot;))" table:style-name="ce1"/>
          <table:table-cell office:value-type="string" office:string-value="" table:formula="of:=IF(['SoMi-Liste'.AT24]=&quot;f&quot;;['SoMi-Liste'.AT$2];IF(['SoMi-Liste'.AT24]=&quot;e&quot;;['SoMi-Liste'.AT$2];&quot;&quot;))" table:style-name="ce1"/>
          <table:table-cell office:value-type="string" office:string-value="" table:formula="of:=IF(['SoMi-Liste'.AU24]=&quot;f&quot;;['SoMi-Liste'.AU$2];IF(['SoMi-Liste'.AU24]=&quot;e&quot;;['SoMi-Liste'.AU$2];&quot;&quot;))" table:style-name="ce1"/>
          <table:table-cell office:value-type="string" office:string-value="" table:formula="of:=IF(['SoMi-Liste'.AV24]=&quot;f&quot;;['SoMi-Liste'.AV$2];IF(['SoMi-Liste'.AV24]=&quot;e&quot;;['SoMi-Liste'.AV$2];&quot;&quot;))" table:style-name="ce1"/>
          <table:table-cell office:value-type="string" office:string-value="" table:formula="of:=IF(['SoMi-Liste'.AW24]=&quot;f&quot;;['SoMi-Liste'.AW$2];IF(['SoMi-Liste'.AW24]=&quot;e&quot;;['SoMi-Liste'.AW$2];&quot;&quot;))" table:style-name="ce1"/>
          <table:table-cell office:value-type="string" office:string-value="" table:formula="of:=IF(['SoMi-Liste'.AX24]=&quot;f&quot;;['SoMi-Liste'.AX$2];IF(['SoMi-Liste'.AX24]=&quot;e&quot;;['SoMi-Liste'.AX$2];&quot;&quot;))" table:style-name="ce1"/>
          <table:table-cell office:value-type="string" office:string-value="" table:formula="of:=IF(['SoMi-Liste'.AY24]=&quot;f&quot;;['SoMi-Liste'.AY$2];IF(['SoMi-Liste'.AY24]=&quot;e&quot;;['SoMi-Liste'.AY$2];&quot;&quot;))" table:style-name="ce1"/>
          <table:table-cell table:number-columns-repeated="3" table:style-name="ce2"/>
          <table:table-cell office:value-type="float" office:value="0" table:formula="of:=SUM([.AA26:.AX26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5]" table:style-name="ce1"/>
          <table:table-cell office:value-type="string" office:string-value="" table:formula="of:=IF(['SoMi-Liste'.C25]=&quot;f&quot;;['SoMi-Liste'.C$2];IF(['SoMi-Liste'.C25]=&quot;e&quot;;['SoMi-Liste'.C$2];&quot;&quot;))" table:style-name="ce1"/>
          <table:table-cell office:value-type="string" office:string-value="" table:formula="of:=IF(['SoMi-Liste'.D25]=&quot;f&quot;;['SoMi-Liste'.D$2];IF(['SoMi-Liste'.D25]=&quot;e&quot;;['SoMi-Liste'.D$2];&quot;&quot;))" table:style-name="ce1"/>
          <table:table-cell office:value-type="string" office:string-value="" table:formula="of:=IF(['SoMi-Liste'.E25]=&quot;f&quot;;['SoMi-Liste'.E$2];IF(['SoMi-Liste'.E25]=&quot;e&quot;;['SoMi-Liste'.E$2];&quot;&quot;))" table:style-name="ce1"/>
          <table:table-cell office:value-type="string" office:string-value="" table:formula="of:=IF(['SoMi-Liste'.F25]=&quot;f&quot;;['SoMi-Liste'.F$2];IF(['SoMi-Liste'.F25]=&quot;e&quot;;['SoMi-Liste'.F$2];&quot;&quot;))" table:style-name="ce1"/>
          <table:table-cell office:value-type="string" office:string-value="" table:formula="of:=IF(['SoMi-Liste'.G25]=&quot;f&quot;;['SoMi-Liste'.G$2];IF(['SoMi-Liste'.G25]=&quot;e&quot;;['SoMi-Liste'.G$2];&quot;&quot;))" table:style-name="ce1"/>
          <table:table-cell office:value-type="string" office:string-value="" table:formula="of:=IF(['SoMi-Liste'.H25]=&quot;f&quot;;['SoMi-Liste'.H$2];IF(['SoMi-Liste'.H25]=&quot;e&quot;;['SoMi-Liste'.H$2];&quot;&quot;))" table:style-name="ce1"/>
          <table:table-cell office:value-type="string" office:string-value="" table:formula="of:=IF(['SoMi-Liste'.I25]=&quot;f&quot;;['SoMi-Liste'.I$2];IF(['SoMi-Liste'.I25]=&quot;e&quot;;['SoMi-Liste'.I$2];&quot;&quot;))" table:style-name="ce1"/>
          <table:table-cell office:value-type="string" office:string-value="" table:formula="of:=IF(['SoMi-Liste'.J25]=&quot;f&quot;;['SoMi-Liste'.J$2];IF(['SoMi-Liste'.J25]=&quot;e&quot;;['SoMi-Liste'.J$2];&quot;&quot;))" table:style-name="ce1"/>
          <table:table-cell office:value-type="string" office:string-value="" table:formula="of:=IF(['SoMi-Liste'.K25]=&quot;f&quot;;['SoMi-Liste'.K$2];IF(['SoMi-Liste'.K25]=&quot;e&quot;;['SoMi-Liste'.K$2];&quot;&quot;))" table:style-name="ce1"/>
          <table:table-cell office:value-type="string" office:string-value="" table:formula="of:=IF(['SoMi-Liste'.L25]=&quot;f&quot;;['SoMi-Liste'.L$2];IF(['SoMi-Liste'.L25]=&quot;e&quot;;['SoMi-Liste'.L$2];&quot;&quot;))" table:style-name="ce1"/>
          <table:table-cell office:value-type="string" office:string-value="" table:formula="of:=IF(['SoMi-Liste'.M25]=&quot;f&quot;;['SoMi-Liste'.M$2];IF(['SoMi-Liste'.M25]=&quot;e&quot;;['SoMi-Liste'.M$2];&quot;&quot;))" table:style-name="ce1"/>
          <table:table-cell office:value-type="string" office:string-value="" table:formula="of:=IF(['SoMi-Liste'.N25]=&quot;f&quot;;['SoMi-Liste'.N$2];IF(['SoMi-Liste'.N25]=&quot;e&quot;;['SoMi-Liste'.N$2];&quot;&quot;))" table:style-name="ce1"/>
          <table:table-cell office:value-type="string" office:string-value="" table:formula="of:=IF(['SoMi-Liste'.O25]=&quot;f&quot;;['SoMi-Liste'.O$2];IF(['SoMi-Liste'.O25]=&quot;e&quot;;['SoMi-Liste'.O$2];&quot;&quot;))" table:style-name="ce1"/>
          <table:table-cell office:value-type="string" office:string-value="" table:formula="of:=IF(['SoMi-Liste'.P25]=&quot;f&quot;;['SoMi-Liste'.P$2];IF(['SoMi-Liste'.P25]=&quot;e&quot;;['SoMi-Liste'.P$2];&quot;&quot;))" table:style-name="ce1"/>
          <table:table-cell office:value-type="string" office:string-value="" table:formula="of:=IF(['SoMi-Liste'.Q25]=&quot;f&quot;;['SoMi-Liste'.Q$2];IF(['SoMi-Liste'.Q25]=&quot;e&quot;;['SoMi-Liste'.Q$2];&quot;&quot;))" table:style-name="ce1"/>
          <table:table-cell office:value-type="string" office:string-value="" table:formula="of:=IF(['SoMi-Liste'.R25]=&quot;f&quot;;['SoMi-Liste'.R$2];IF(['SoMi-Liste'.R25]=&quot;e&quot;;['SoMi-Liste'.R$2];&quot;&quot;))" table:style-name="ce1"/>
          <table:table-cell office:value-type="string" office:string-value="" table:formula="of:=IF(['SoMi-Liste'.S25]=&quot;f&quot;;['SoMi-Liste'.S$2];IF(['SoMi-Liste'.S25]=&quot;e&quot;;['SoMi-Liste'.S$2];&quot;&quot;))" table:style-name="ce1"/>
          <table:table-cell office:value-type="string" office:string-value="" table:formula="of:=IF(['SoMi-Liste'.T25]=&quot;f&quot;;['SoMi-Liste'.T$2];IF(['SoMi-Liste'.T25]=&quot;e&quot;;['SoMi-Liste'.T$2];&quot;&quot;))" table:style-name="ce1"/>
          <table:table-cell office:value-type="string" office:string-value="" table:formula="of:=IF(['SoMi-Liste'.U25]=&quot;f&quot;;['SoMi-Liste'.U$2];IF(['SoMi-Liste'.U25]=&quot;e&quot;;['SoMi-Liste'.U$2];&quot;&quot;))" table:style-name="ce1"/>
          <table:table-cell office:value-type="string" office:string-value="" table:formula="of:=IF(['SoMi-Liste'.V25]=&quot;f&quot;;['SoMi-Liste'.V$2];IF(['SoMi-Liste'.V25]=&quot;e&quot;;['SoMi-Liste'.V$2];&quot;&quot;))" table:style-name="ce1"/>
          <table:table-cell office:value-type="string" office:string-value="" table:formula="of:=IF(['SoMi-Liste'.W25]=&quot;f&quot;;['SoMi-Liste'.W$2];IF(['SoMi-Liste'.W25]=&quot;e&quot;;['SoMi-Liste'.W$2];&quot;&quot;))" table:style-name="ce1"/>
          <table:table-cell table:number-columns-repeated="2" table:style-name="ce2"/>
          <table:table-cell office:value-type="float" office:value="0" table:formula="of:=SUM([.B27:.X27])" table:style-name="ce1">
            <text:p>0</text:p>
          </table:table-cell>
          <table:table-cell office:value-type="string" office:string-value="" table:formula="of:=['SoMi-Liste'.AD25]" table:style-name="ce1"/>
          <table:table-cell office:value-type="string" office:string-value="" table:formula="of:=IF(['SoMi-Liste'.AE25]=&quot;f&quot;;['SoMi-Liste'.AE$2];IF(['SoMi-Liste'.AE25]=&quot;e&quot;;['SoMi-Liste'.AE$2];&quot;&quot;))" table:style-name="ce1"/>
          <table:table-cell office:value-type="string" office:string-value="" table:formula="of:=IF(['SoMi-Liste'.AF25]=&quot;f&quot;;['SoMi-Liste'.AF$2];IF(['SoMi-Liste'.AF25]=&quot;e&quot;;['SoMi-Liste'.AF$2];&quot;&quot;))" table:style-name="ce1"/>
          <table:table-cell office:value-type="string" office:string-value="" table:formula="of:=IF(['SoMi-Liste'.AG25]=&quot;f&quot;;['SoMi-Liste'.AG$2];IF(['SoMi-Liste'.AG25]=&quot;e&quot;;['SoMi-Liste'.AG$2];&quot;&quot;))" table:style-name="ce1"/>
          <table:table-cell office:value-type="string" office:string-value="" table:formula="of:=IF(['SoMi-Liste'.AH25]=&quot;f&quot;;['SoMi-Liste'.AH$2];IF(['SoMi-Liste'.AH25]=&quot;e&quot;;['SoMi-Liste'.AH$2];&quot;&quot;))" table:style-name="ce1"/>
          <table:table-cell office:value-type="string" office:string-value="" table:formula="of:=IF(['SoMi-Liste'.AI25]=&quot;f&quot;;['SoMi-Liste'.AI$2];IF(['SoMi-Liste'.AI25]=&quot;e&quot;;['SoMi-Liste'.AI$2];&quot;&quot;))" table:style-name="ce1"/>
          <table:table-cell office:value-type="string" office:string-value="" table:formula="of:=IF(['SoMi-Liste'.AJ25]=&quot;f&quot;;['SoMi-Liste'.AJ$2];IF(['SoMi-Liste'.AJ25]=&quot;e&quot;;['SoMi-Liste'.AJ$2];&quot;&quot;))" table:style-name="ce1"/>
          <table:table-cell office:value-type="string" office:string-value="" table:formula="of:=IF(['SoMi-Liste'.AK25]=&quot;f&quot;;['SoMi-Liste'.AK$2];IF(['SoMi-Liste'.AK25]=&quot;e&quot;;['SoMi-Liste'.AK$2];&quot;&quot;))" table:style-name="ce1"/>
          <table:table-cell office:value-type="string" office:string-value="" table:formula="of:=IF(['SoMi-Liste'.AL25]=&quot;f&quot;;['SoMi-Liste'.AL$2];IF(['SoMi-Liste'.AL25]=&quot;e&quot;;['SoMi-Liste'.AL$2];&quot;&quot;))" table:style-name="ce1"/>
          <table:table-cell office:value-type="string" office:string-value="" table:formula="of:=IF(['SoMi-Liste'.AM25]=&quot;f&quot;;['SoMi-Liste'.AM$2];IF(['SoMi-Liste'.AM25]=&quot;e&quot;;['SoMi-Liste'.AM$2];&quot;&quot;))" table:style-name="ce1"/>
          <table:table-cell office:value-type="string" office:string-value="" table:formula="of:=IF(['SoMi-Liste'.AN25]=&quot;f&quot;;['SoMi-Liste'.AN$2];IF(['SoMi-Liste'.AN25]=&quot;e&quot;;['SoMi-Liste'.AN$2];&quot;&quot;))" table:style-name="ce1"/>
          <table:table-cell office:value-type="string" office:string-value="" table:formula="of:=IF(['SoMi-Liste'.AO25]=&quot;f&quot;;['SoMi-Liste'.AO$2];IF(['SoMi-Liste'.AO25]=&quot;e&quot;;['SoMi-Liste'.AO$2];&quot;&quot;))" table:style-name="ce1"/>
          <table:table-cell office:value-type="string" office:string-value="" table:formula="of:=IF(['SoMi-Liste'.AP25]=&quot;f&quot;;['SoMi-Liste'.AP$2];IF(['SoMi-Liste'.AP25]=&quot;e&quot;;['SoMi-Liste'.AP$2];&quot;&quot;))" table:style-name="ce1"/>
          <table:table-cell office:value-type="string" office:string-value="" table:formula="of:=IF(['SoMi-Liste'.AQ25]=&quot;f&quot;;['SoMi-Liste'.AQ$2];IF(['SoMi-Liste'.AQ25]=&quot;e&quot;;['SoMi-Liste'.AQ$2];&quot;&quot;))" table:style-name="ce1"/>
          <table:table-cell office:value-type="string" office:string-value="" table:formula="of:=IF(['SoMi-Liste'.AR25]=&quot;f&quot;;['SoMi-Liste'.AR$2];IF(['SoMi-Liste'.AR25]=&quot;e&quot;;['SoMi-Liste'.AR$2];&quot;&quot;))" table:style-name="ce1"/>
          <table:table-cell office:value-type="string" office:string-value="" table:formula="of:=IF(['SoMi-Liste'.AS25]=&quot;f&quot;;['SoMi-Liste'.AS$2];IF(['SoMi-Liste'.AS25]=&quot;e&quot;;['SoMi-Liste'.AS$2];&quot;&quot;))" table:style-name="ce1"/>
          <table:table-cell office:value-type="string" office:string-value="" table:formula="of:=IF(['SoMi-Liste'.AT25]=&quot;f&quot;;['SoMi-Liste'.AT$2];IF(['SoMi-Liste'.AT25]=&quot;e&quot;;['SoMi-Liste'.AT$2];&quot;&quot;))" table:style-name="ce1"/>
          <table:table-cell office:value-type="string" office:string-value="" table:formula="of:=IF(['SoMi-Liste'.AU25]=&quot;f&quot;;['SoMi-Liste'.AU$2];IF(['SoMi-Liste'.AU25]=&quot;e&quot;;['SoMi-Liste'.AU$2];&quot;&quot;))" table:style-name="ce1"/>
          <table:table-cell office:value-type="string" office:string-value="" table:formula="of:=IF(['SoMi-Liste'.AV25]=&quot;f&quot;;['SoMi-Liste'.AV$2];IF(['SoMi-Liste'.AV25]=&quot;e&quot;;['SoMi-Liste'.AV$2];&quot;&quot;))" table:style-name="ce1"/>
          <table:table-cell office:value-type="string" office:string-value="" table:formula="of:=IF(['SoMi-Liste'.AW25]=&quot;f&quot;;['SoMi-Liste'.AW$2];IF(['SoMi-Liste'.AW25]=&quot;e&quot;;['SoMi-Liste'.AW$2];&quot;&quot;))" table:style-name="ce1"/>
          <table:table-cell office:value-type="string" office:string-value="" table:formula="of:=IF(['SoMi-Liste'.AX25]=&quot;f&quot;;['SoMi-Liste'.AX$2];IF(['SoMi-Liste'.AX25]=&quot;e&quot;;['SoMi-Liste'.AX$2];&quot;&quot;))" table:style-name="ce1"/>
          <table:table-cell office:value-type="string" office:string-value="" table:formula="of:=IF(['SoMi-Liste'.AY25]=&quot;f&quot;;['SoMi-Liste'.AY$2];IF(['SoMi-Liste'.AY25]=&quot;e&quot;;['SoMi-Liste'.AY$2];&quot;&quot;))" table:style-name="ce1"/>
          <table:table-cell table:number-columns-repeated="3" table:style-name="ce2"/>
          <table:table-cell office:value-type="float" office:value="0" table:formula="of:=SUM([.AA27:.AX2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6]" table:style-name="ce1"/>
          <table:table-cell office:value-type="string" office:string-value="" table:formula="of:=IF(['SoMi-Liste'.C26]=&quot;f&quot;;['SoMi-Liste'.C$2];IF(['SoMi-Liste'.C26]=&quot;e&quot;;['SoMi-Liste'.C$2];&quot;&quot;))" table:style-name="ce1"/>
          <table:table-cell office:value-type="string" office:string-value="" table:formula="of:=IF(['SoMi-Liste'.D26]=&quot;f&quot;;['SoMi-Liste'.D$2];IF(['SoMi-Liste'.D26]=&quot;e&quot;;['SoMi-Liste'.D$2];&quot;&quot;))" table:style-name="ce1"/>
          <table:table-cell office:value-type="string" office:string-value="" table:formula="of:=IF(['SoMi-Liste'.E26]=&quot;f&quot;;['SoMi-Liste'.E$2];IF(['SoMi-Liste'.E26]=&quot;e&quot;;['SoMi-Liste'.E$2];&quot;&quot;))" table:style-name="ce1"/>
          <table:table-cell office:value-type="string" office:string-value="" table:formula="of:=IF(['SoMi-Liste'.F26]=&quot;f&quot;;['SoMi-Liste'.F$2];IF(['SoMi-Liste'.F26]=&quot;e&quot;;['SoMi-Liste'.F$2];&quot;&quot;))" table:style-name="ce1"/>
          <table:table-cell office:value-type="string" office:string-value="" table:formula="of:=IF(['SoMi-Liste'.G26]=&quot;f&quot;;['SoMi-Liste'.G$2];IF(['SoMi-Liste'.G26]=&quot;e&quot;;['SoMi-Liste'.G$2];&quot;&quot;))" table:style-name="ce1"/>
          <table:table-cell office:value-type="string" office:string-value="" table:formula="of:=IF(['SoMi-Liste'.H26]=&quot;f&quot;;['SoMi-Liste'.H$2];IF(['SoMi-Liste'.H26]=&quot;e&quot;;['SoMi-Liste'.H$2];&quot;&quot;))" table:style-name="ce1"/>
          <table:table-cell office:value-type="string" office:string-value="" table:formula="of:=IF(['SoMi-Liste'.I26]=&quot;f&quot;;['SoMi-Liste'.I$2];IF(['SoMi-Liste'.I26]=&quot;e&quot;;['SoMi-Liste'.I$2];&quot;&quot;))" table:style-name="ce1"/>
          <table:table-cell office:value-type="string" office:string-value="" table:formula="of:=IF(['SoMi-Liste'.J26]=&quot;f&quot;;['SoMi-Liste'.J$2];IF(['SoMi-Liste'.J26]=&quot;e&quot;;['SoMi-Liste'.J$2];&quot;&quot;))" table:style-name="ce1"/>
          <table:table-cell office:value-type="string" office:string-value="" table:formula="of:=IF(['SoMi-Liste'.K26]=&quot;f&quot;;['SoMi-Liste'.K$2];IF(['SoMi-Liste'.K26]=&quot;e&quot;;['SoMi-Liste'.K$2];&quot;&quot;))" table:style-name="ce1"/>
          <table:table-cell office:value-type="string" office:string-value="" table:formula="of:=IF(['SoMi-Liste'.L26]=&quot;f&quot;;['SoMi-Liste'.L$2];IF(['SoMi-Liste'.L26]=&quot;e&quot;;['SoMi-Liste'.L$2];&quot;&quot;))" table:style-name="ce1"/>
          <table:table-cell office:value-type="string" office:string-value="" table:formula="of:=IF(['SoMi-Liste'.M26]=&quot;f&quot;;['SoMi-Liste'.M$2];IF(['SoMi-Liste'.M26]=&quot;e&quot;;['SoMi-Liste'.M$2];&quot;&quot;))" table:style-name="ce1"/>
          <table:table-cell office:value-type="string" office:string-value="" table:formula="of:=IF(['SoMi-Liste'.N26]=&quot;f&quot;;['SoMi-Liste'.N$2];IF(['SoMi-Liste'.N26]=&quot;e&quot;;['SoMi-Liste'.N$2];&quot;&quot;))" table:style-name="ce1"/>
          <table:table-cell office:value-type="string" office:string-value="" table:formula="of:=IF(['SoMi-Liste'.O26]=&quot;f&quot;;['SoMi-Liste'.O$2];IF(['SoMi-Liste'.O26]=&quot;e&quot;;['SoMi-Liste'.O$2];&quot;&quot;))" table:style-name="ce1"/>
          <table:table-cell office:value-type="string" office:string-value="" table:formula="of:=IF(['SoMi-Liste'.P26]=&quot;f&quot;;['SoMi-Liste'.P$2];IF(['SoMi-Liste'.P26]=&quot;e&quot;;['SoMi-Liste'.P$2];&quot;&quot;))" table:style-name="ce1"/>
          <table:table-cell office:value-type="string" office:string-value="" table:formula="of:=IF(['SoMi-Liste'.Q26]=&quot;f&quot;;['SoMi-Liste'.Q$2];IF(['SoMi-Liste'.Q26]=&quot;e&quot;;['SoMi-Liste'.Q$2];&quot;&quot;))" table:style-name="ce1"/>
          <table:table-cell office:value-type="string" office:string-value="" table:formula="of:=IF(['SoMi-Liste'.R26]=&quot;f&quot;;['SoMi-Liste'.R$2];IF(['SoMi-Liste'.R26]=&quot;e&quot;;['SoMi-Liste'.R$2];&quot;&quot;))" table:style-name="ce1"/>
          <table:table-cell office:value-type="string" office:string-value="" table:formula="of:=IF(['SoMi-Liste'.S26]=&quot;f&quot;;['SoMi-Liste'.S$2];IF(['SoMi-Liste'.S26]=&quot;e&quot;;['SoMi-Liste'.S$2];&quot;&quot;))" table:style-name="ce1"/>
          <table:table-cell office:value-type="string" office:string-value="" table:formula="of:=IF(['SoMi-Liste'.T26]=&quot;f&quot;;['SoMi-Liste'.T$2];IF(['SoMi-Liste'.T26]=&quot;e&quot;;['SoMi-Liste'.T$2];&quot;&quot;))" table:style-name="ce1"/>
          <table:table-cell office:value-type="string" office:string-value="" table:formula="of:=IF(['SoMi-Liste'.U26]=&quot;f&quot;;['SoMi-Liste'.U$2];IF(['SoMi-Liste'.U26]=&quot;e&quot;;['SoMi-Liste'.U$2];&quot;&quot;))" table:style-name="ce1"/>
          <table:table-cell office:value-type="string" office:string-value="" table:formula="of:=IF(['SoMi-Liste'.V26]=&quot;f&quot;;['SoMi-Liste'.V$2];IF(['SoMi-Liste'.V26]=&quot;e&quot;;['SoMi-Liste'.V$2];&quot;&quot;))" table:style-name="ce1"/>
          <table:table-cell office:value-type="string" office:string-value="" table:formula="of:=IF(['SoMi-Liste'.W26]=&quot;f&quot;;['SoMi-Liste'.W$2];IF(['SoMi-Liste'.W26]=&quot;e&quot;;['SoMi-Liste'.W$2];&quot;&quot;))" table:style-name="ce1"/>
          <table:table-cell table:number-columns-repeated="2" table:style-name="ce2"/>
          <table:table-cell office:value-type="float" office:value="0" table:formula="of:=SUM([.B28:.X28])" table:style-name="ce1">
            <text:p>0</text:p>
          </table:table-cell>
          <table:table-cell office:value-type="string" office:string-value="" table:formula="of:=['SoMi-Liste'.AD26]" table:style-name="ce1"/>
          <table:table-cell office:value-type="string" office:string-value="" table:formula="of:=IF(['SoMi-Liste'.AE26]=&quot;f&quot;;['SoMi-Liste'.AE$2];IF(['SoMi-Liste'.AE26]=&quot;e&quot;;['SoMi-Liste'.AE$2];&quot;&quot;))" table:style-name="ce1"/>
          <table:table-cell office:value-type="string" office:string-value="" table:formula="of:=IF(['SoMi-Liste'.AF26]=&quot;f&quot;;['SoMi-Liste'.AF$2];IF(['SoMi-Liste'.AF26]=&quot;e&quot;;['SoMi-Liste'.AF$2];&quot;&quot;))" table:style-name="ce1"/>
          <table:table-cell office:value-type="string" office:string-value="" table:formula="of:=IF(['SoMi-Liste'.AG26]=&quot;f&quot;;['SoMi-Liste'.AG$2];IF(['SoMi-Liste'.AG26]=&quot;e&quot;;['SoMi-Liste'.AG$2];&quot;&quot;))" table:style-name="ce1"/>
          <table:table-cell office:value-type="string" office:string-value="" table:formula="of:=IF(['SoMi-Liste'.AH26]=&quot;f&quot;;['SoMi-Liste'.AH$2];IF(['SoMi-Liste'.AH26]=&quot;e&quot;;['SoMi-Liste'.AH$2];&quot;&quot;))" table:style-name="ce1"/>
          <table:table-cell office:value-type="string" office:string-value="" table:formula="of:=IF(['SoMi-Liste'.AI26]=&quot;f&quot;;['SoMi-Liste'.AI$2];IF(['SoMi-Liste'.AI26]=&quot;e&quot;;['SoMi-Liste'.AI$2];&quot;&quot;))" table:style-name="ce1"/>
          <table:table-cell office:value-type="string" office:string-value="" table:formula="of:=IF(['SoMi-Liste'.AJ26]=&quot;f&quot;;['SoMi-Liste'.AJ$2];IF(['SoMi-Liste'.AJ26]=&quot;e&quot;;['SoMi-Liste'.AJ$2];&quot;&quot;))" table:style-name="ce1"/>
          <table:table-cell office:value-type="string" office:string-value="" table:formula="of:=IF(['SoMi-Liste'.AK26]=&quot;f&quot;;['SoMi-Liste'.AK$2];IF(['SoMi-Liste'.AK26]=&quot;e&quot;;['SoMi-Liste'.AK$2];&quot;&quot;))" table:style-name="ce1"/>
          <table:table-cell office:value-type="string" office:string-value="" table:formula="of:=IF(['SoMi-Liste'.AL26]=&quot;f&quot;;['SoMi-Liste'.AL$2];IF(['SoMi-Liste'.AL26]=&quot;e&quot;;['SoMi-Liste'.AL$2];&quot;&quot;))" table:style-name="ce1"/>
          <table:table-cell office:value-type="string" office:string-value="" table:formula="of:=IF(['SoMi-Liste'.AM26]=&quot;f&quot;;['SoMi-Liste'.AM$2];IF(['SoMi-Liste'.AM26]=&quot;e&quot;;['SoMi-Liste'.AM$2];&quot;&quot;))" table:style-name="ce1"/>
          <table:table-cell office:value-type="string" office:string-value="" table:formula="of:=IF(['SoMi-Liste'.AN26]=&quot;f&quot;;['SoMi-Liste'.AN$2];IF(['SoMi-Liste'.AN26]=&quot;e&quot;;['SoMi-Liste'.AN$2];&quot;&quot;))" table:style-name="ce1"/>
          <table:table-cell office:value-type="string" office:string-value="" table:formula="of:=IF(['SoMi-Liste'.AO26]=&quot;f&quot;;['SoMi-Liste'.AO$2];IF(['SoMi-Liste'.AO26]=&quot;e&quot;;['SoMi-Liste'.AO$2];&quot;&quot;))" table:style-name="ce1"/>
          <table:table-cell office:value-type="string" office:string-value="" table:formula="of:=IF(['SoMi-Liste'.AP26]=&quot;f&quot;;['SoMi-Liste'.AP$2];IF(['SoMi-Liste'.AP26]=&quot;e&quot;;['SoMi-Liste'.AP$2];&quot;&quot;))" table:style-name="ce1"/>
          <table:table-cell office:value-type="string" office:string-value="" table:formula="of:=IF(['SoMi-Liste'.AQ26]=&quot;f&quot;;['SoMi-Liste'.AQ$2];IF(['SoMi-Liste'.AQ26]=&quot;e&quot;;['SoMi-Liste'.AQ$2];&quot;&quot;))" table:style-name="ce1"/>
          <table:table-cell office:value-type="string" office:string-value="" table:formula="of:=IF(['SoMi-Liste'.AR26]=&quot;f&quot;;['SoMi-Liste'.AR$2];IF(['SoMi-Liste'.AR26]=&quot;e&quot;;['SoMi-Liste'.AR$2];&quot;&quot;))" table:style-name="ce1"/>
          <table:table-cell office:value-type="string" office:string-value="" table:formula="of:=IF(['SoMi-Liste'.AS26]=&quot;f&quot;;['SoMi-Liste'.AS$2];IF(['SoMi-Liste'.AS26]=&quot;e&quot;;['SoMi-Liste'.AS$2];&quot;&quot;))" table:style-name="ce1"/>
          <table:table-cell office:value-type="string" office:string-value="" table:formula="of:=IF(['SoMi-Liste'.AT26]=&quot;f&quot;;['SoMi-Liste'.AT$2];IF(['SoMi-Liste'.AT26]=&quot;e&quot;;['SoMi-Liste'.AT$2];&quot;&quot;))" table:style-name="ce1"/>
          <table:table-cell office:value-type="string" office:string-value="" table:formula="of:=IF(['SoMi-Liste'.AU26]=&quot;f&quot;;['SoMi-Liste'.AU$2];IF(['SoMi-Liste'.AU26]=&quot;e&quot;;['SoMi-Liste'.AU$2];&quot;&quot;))" table:style-name="ce1"/>
          <table:table-cell office:value-type="string" office:string-value="" table:formula="of:=IF(['SoMi-Liste'.AV26]=&quot;f&quot;;['SoMi-Liste'.AV$2];IF(['SoMi-Liste'.AV26]=&quot;e&quot;;['SoMi-Liste'.AV$2];&quot;&quot;))" table:style-name="ce1"/>
          <table:table-cell office:value-type="string" office:string-value="" table:formula="of:=IF(['SoMi-Liste'.AW26]=&quot;f&quot;;['SoMi-Liste'.AW$2];IF(['SoMi-Liste'.AW26]=&quot;e&quot;;['SoMi-Liste'.AW$2];&quot;&quot;))" table:style-name="ce1"/>
          <table:table-cell office:value-type="string" office:string-value="" table:formula="of:=IF(['SoMi-Liste'.AX26]=&quot;f&quot;;['SoMi-Liste'.AX$2];IF(['SoMi-Liste'.AX26]=&quot;e&quot;;['SoMi-Liste'.AX$2];&quot;&quot;))" table:style-name="ce1"/>
          <table:table-cell office:value-type="string" office:string-value="" table:formula="of:=IF(['SoMi-Liste'.AY26]=&quot;f&quot;;['SoMi-Liste'.AY$2];IF(['SoMi-Liste'.AY26]=&quot;e&quot;;['SoMi-Liste'.AY$2];&quot;&quot;))" table:style-name="ce1"/>
          <table:table-cell table:number-columns-repeated="3" table:style-name="ce2"/>
          <table:table-cell office:value-type="float" office:value="0" table:formula="of:=SUM([.AA28:.AX28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7]" table:style-name="ce1"/>
          <table:table-cell office:value-type="string" office:string-value="" table:formula="of:=IF(['SoMi-Liste'.C27]=&quot;f&quot;;['SoMi-Liste'.C$2];IF(['SoMi-Liste'.C27]=&quot;e&quot;;['SoMi-Liste'.C$2];&quot;&quot;))" table:style-name="ce1"/>
          <table:table-cell office:value-type="string" office:string-value="" table:formula="of:=IF(['SoMi-Liste'.D27]=&quot;f&quot;;['SoMi-Liste'.D$2];IF(['SoMi-Liste'.D27]=&quot;e&quot;;['SoMi-Liste'.D$2];&quot;&quot;))" table:style-name="ce1"/>
          <table:table-cell office:value-type="string" office:string-value="" table:formula="of:=IF(['SoMi-Liste'.E27]=&quot;f&quot;;['SoMi-Liste'.E$2];IF(['SoMi-Liste'.E27]=&quot;e&quot;;['SoMi-Liste'.E$2];&quot;&quot;))" table:style-name="ce1"/>
          <table:table-cell office:value-type="string" office:string-value="" table:formula="of:=IF(['SoMi-Liste'.F27]=&quot;f&quot;;['SoMi-Liste'.F$2];IF(['SoMi-Liste'.F27]=&quot;e&quot;;['SoMi-Liste'.F$2];&quot;&quot;))" table:style-name="ce1"/>
          <table:table-cell office:value-type="string" office:string-value="" table:formula="of:=IF(['SoMi-Liste'.G27]=&quot;f&quot;;['SoMi-Liste'.G$2];IF(['SoMi-Liste'.G27]=&quot;e&quot;;['SoMi-Liste'.G$2];&quot;&quot;))" table:style-name="ce1"/>
          <table:table-cell office:value-type="string" office:string-value="" table:formula="of:=IF(['SoMi-Liste'.H27]=&quot;f&quot;;['SoMi-Liste'.H$2];IF(['SoMi-Liste'.H27]=&quot;e&quot;;['SoMi-Liste'.H$2];&quot;&quot;))" table:style-name="ce1"/>
          <table:table-cell office:value-type="string" office:string-value="" table:formula="of:=IF(['SoMi-Liste'.I27]=&quot;f&quot;;['SoMi-Liste'.I$2];IF(['SoMi-Liste'.I27]=&quot;e&quot;;['SoMi-Liste'.I$2];&quot;&quot;))" table:style-name="ce1"/>
          <table:table-cell office:value-type="string" office:string-value="" table:formula="of:=IF(['SoMi-Liste'.J27]=&quot;f&quot;;['SoMi-Liste'.J$2];IF(['SoMi-Liste'.J27]=&quot;e&quot;;['SoMi-Liste'.J$2];&quot;&quot;))" table:style-name="ce1"/>
          <table:table-cell office:value-type="string" office:string-value="" table:formula="of:=IF(['SoMi-Liste'.K27]=&quot;f&quot;;['SoMi-Liste'.K$2];IF(['SoMi-Liste'.K27]=&quot;e&quot;;['SoMi-Liste'.K$2];&quot;&quot;))" table:style-name="ce1"/>
          <table:table-cell office:value-type="string" office:string-value="" table:formula="of:=IF(['SoMi-Liste'.L27]=&quot;f&quot;;['SoMi-Liste'.L$2];IF(['SoMi-Liste'.L27]=&quot;e&quot;;['SoMi-Liste'.L$2];&quot;&quot;))" table:style-name="ce1"/>
          <table:table-cell office:value-type="string" office:string-value="" table:formula="of:=IF(['SoMi-Liste'.M27]=&quot;f&quot;;['SoMi-Liste'.M$2];IF(['SoMi-Liste'.M27]=&quot;e&quot;;['SoMi-Liste'.M$2];&quot;&quot;))" table:style-name="ce1"/>
          <table:table-cell office:value-type="string" office:string-value="" table:formula="of:=IF(['SoMi-Liste'.N27]=&quot;f&quot;;['SoMi-Liste'.N$2];IF(['SoMi-Liste'.N27]=&quot;e&quot;;['SoMi-Liste'.N$2];&quot;&quot;))" table:style-name="ce1"/>
          <table:table-cell office:value-type="string" office:string-value="" table:formula="of:=IF(['SoMi-Liste'.O27]=&quot;f&quot;;['SoMi-Liste'.O$2];IF(['SoMi-Liste'.O27]=&quot;e&quot;;['SoMi-Liste'.O$2];&quot;&quot;))" table:style-name="ce1"/>
          <table:table-cell office:value-type="string" office:string-value="" table:formula="of:=IF(['SoMi-Liste'.P27]=&quot;f&quot;;['SoMi-Liste'.P$2];IF(['SoMi-Liste'.P27]=&quot;e&quot;;['SoMi-Liste'.P$2];&quot;&quot;))" table:style-name="ce1"/>
          <table:table-cell office:value-type="string" office:string-value="" table:formula="of:=IF(['SoMi-Liste'.Q27]=&quot;f&quot;;['SoMi-Liste'.Q$2];IF(['SoMi-Liste'.Q27]=&quot;e&quot;;['SoMi-Liste'.Q$2];&quot;&quot;))" table:style-name="ce1"/>
          <table:table-cell office:value-type="string" office:string-value="" table:formula="of:=IF(['SoMi-Liste'.R27]=&quot;f&quot;;['SoMi-Liste'.R$2];IF(['SoMi-Liste'.R27]=&quot;e&quot;;['SoMi-Liste'.R$2];&quot;&quot;))" table:style-name="ce1"/>
          <table:table-cell office:value-type="string" office:string-value="" table:formula="of:=IF(['SoMi-Liste'.S27]=&quot;f&quot;;['SoMi-Liste'.S$2];IF(['SoMi-Liste'.S27]=&quot;e&quot;;['SoMi-Liste'.S$2];&quot;&quot;))" table:style-name="ce1"/>
          <table:table-cell office:value-type="string" office:string-value="" table:formula="of:=IF(['SoMi-Liste'.T27]=&quot;f&quot;;['SoMi-Liste'.T$2];IF(['SoMi-Liste'.T27]=&quot;e&quot;;['SoMi-Liste'.T$2];&quot;&quot;))" table:style-name="ce1"/>
          <table:table-cell office:value-type="string" office:string-value="" table:formula="of:=IF(['SoMi-Liste'.U27]=&quot;f&quot;;['SoMi-Liste'.U$2];IF(['SoMi-Liste'.U27]=&quot;e&quot;;['SoMi-Liste'.U$2];&quot;&quot;))" table:style-name="ce1"/>
          <table:table-cell office:value-type="string" office:string-value="" table:formula="of:=IF(['SoMi-Liste'.V27]=&quot;f&quot;;['SoMi-Liste'.V$2];IF(['SoMi-Liste'.V27]=&quot;e&quot;;['SoMi-Liste'.V$2];&quot;&quot;))" table:style-name="ce1"/>
          <table:table-cell office:value-type="string" office:string-value="" table:formula="of:=IF(['SoMi-Liste'.W27]=&quot;f&quot;;['SoMi-Liste'.W$2];IF(['SoMi-Liste'.W27]=&quot;e&quot;;['SoMi-Liste'.W$2];&quot;&quot;))" table:style-name="ce1"/>
          <table:table-cell table:number-columns-repeated="2" table:style-name="ce2"/>
          <table:table-cell office:value-type="float" office:value="0" table:formula="of:=SUM([.B29:.X29])" table:style-name="ce1">
            <text:p>0</text:p>
          </table:table-cell>
          <table:table-cell office:value-type="string" office:string-value="" table:formula="of:=['SoMi-Liste'.AD27]" table:style-name="ce1"/>
          <table:table-cell office:value-type="string" office:string-value="" table:formula="of:=IF(['SoMi-Liste'.AE27]=&quot;f&quot;;['SoMi-Liste'.AE$2];IF(['SoMi-Liste'.AE27]=&quot;e&quot;;['SoMi-Liste'.AE$2];&quot;&quot;))" table:style-name="ce1"/>
          <table:table-cell office:value-type="string" office:string-value="" table:formula="of:=IF(['SoMi-Liste'.AF27]=&quot;f&quot;;['SoMi-Liste'.AF$2];IF(['SoMi-Liste'.AF27]=&quot;e&quot;;['SoMi-Liste'.AF$2];&quot;&quot;))" table:style-name="ce1"/>
          <table:table-cell office:value-type="string" office:string-value="" table:formula="of:=IF(['SoMi-Liste'.AG27]=&quot;f&quot;;['SoMi-Liste'.AG$2];IF(['SoMi-Liste'.AG27]=&quot;e&quot;;['SoMi-Liste'.AG$2];&quot;&quot;))" table:style-name="ce1"/>
          <table:table-cell office:value-type="string" office:string-value="" table:formula="of:=IF(['SoMi-Liste'.AH27]=&quot;f&quot;;['SoMi-Liste'.AH$2];IF(['SoMi-Liste'.AH27]=&quot;e&quot;;['SoMi-Liste'.AH$2];&quot;&quot;))" table:style-name="ce1"/>
          <table:table-cell office:value-type="string" office:string-value="" table:formula="of:=IF(['SoMi-Liste'.AI27]=&quot;f&quot;;['SoMi-Liste'.AI$2];IF(['SoMi-Liste'.AI27]=&quot;e&quot;;['SoMi-Liste'.AI$2];&quot;&quot;))" table:style-name="ce1"/>
          <table:table-cell office:value-type="string" office:string-value="" table:formula="of:=IF(['SoMi-Liste'.AJ27]=&quot;f&quot;;['SoMi-Liste'.AJ$2];IF(['SoMi-Liste'.AJ27]=&quot;e&quot;;['SoMi-Liste'.AJ$2];&quot;&quot;))" table:style-name="ce1"/>
          <table:table-cell office:value-type="string" office:string-value="" table:formula="of:=IF(['SoMi-Liste'.AK27]=&quot;f&quot;;['SoMi-Liste'.AK$2];IF(['SoMi-Liste'.AK27]=&quot;e&quot;;['SoMi-Liste'.AK$2];&quot;&quot;))" table:style-name="ce1"/>
          <table:table-cell office:value-type="string" office:string-value="" table:formula="of:=IF(['SoMi-Liste'.AL27]=&quot;f&quot;;['SoMi-Liste'.AL$2];IF(['SoMi-Liste'.AL27]=&quot;e&quot;;['SoMi-Liste'.AL$2];&quot;&quot;))" table:style-name="ce1"/>
          <table:table-cell office:value-type="string" office:string-value="" table:formula="of:=IF(['SoMi-Liste'.AM27]=&quot;f&quot;;['SoMi-Liste'.AM$2];IF(['SoMi-Liste'.AM27]=&quot;e&quot;;['SoMi-Liste'.AM$2];&quot;&quot;))" table:style-name="ce1"/>
          <table:table-cell office:value-type="string" office:string-value="" table:formula="of:=IF(['SoMi-Liste'.AN27]=&quot;f&quot;;['SoMi-Liste'.AN$2];IF(['SoMi-Liste'.AN27]=&quot;e&quot;;['SoMi-Liste'.AN$2];&quot;&quot;))" table:style-name="ce1"/>
          <table:table-cell office:value-type="string" office:string-value="" table:formula="of:=IF(['SoMi-Liste'.AO27]=&quot;f&quot;;['SoMi-Liste'.AO$2];IF(['SoMi-Liste'.AO27]=&quot;e&quot;;['SoMi-Liste'.AO$2];&quot;&quot;))" table:style-name="ce1"/>
          <table:table-cell office:value-type="string" office:string-value="" table:formula="of:=IF(['SoMi-Liste'.AP27]=&quot;f&quot;;['SoMi-Liste'.AP$2];IF(['SoMi-Liste'.AP27]=&quot;e&quot;;['SoMi-Liste'.AP$2];&quot;&quot;))" table:style-name="ce1"/>
          <table:table-cell office:value-type="string" office:string-value="" table:formula="of:=IF(['SoMi-Liste'.AQ27]=&quot;f&quot;;['SoMi-Liste'.AQ$2];IF(['SoMi-Liste'.AQ27]=&quot;e&quot;;['SoMi-Liste'.AQ$2];&quot;&quot;))" table:style-name="ce1"/>
          <table:table-cell office:value-type="string" office:string-value="" table:formula="of:=IF(['SoMi-Liste'.AR27]=&quot;f&quot;;['SoMi-Liste'.AR$2];IF(['SoMi-Liste'.AR27]=&quot;e&quot;;['SoMi-Liste'.AR$2];&quot;&quot;))" table:style-name="ce1"/>
          <table:table-cell office:value-type="string" office:string-value="" table:formula="of:=IF(['SoMi-Liste'.AS27]=&quot;f&quot;;['SoMi-Liste'.AS$2];IF(['SoMi-Liste'.AS27]=&quot;e&quot;;['SoMi-Liste'.AS$2];&quot;&quot;))" table:style-name="ce1"/>
          <table:table-cell office:value-type="string" office:string-value="" table:formula="of:=IF(['SoMi-Liste'.AT27]=&quot;f&quot;;['SoMi-Liste'.AT$2];IF(['SoMi-Liste'.AT27]=&quot;e&quot;;['SoMi-Liste'.AT$2];&quot;&quot;))" table:style-name="ce1"/>
          <table:table-cell office:value-type="string" office:string-value="" table:formula="of:=IF(['SoMi-Liste'.AU27]=&quot;f&quot;;['SoMi-Liste'.AU$2];IF(['SoMi-Liste'.AU27]=&quot;e&quot;;['SoMi-Liste'.AU$2];&quot;&quot;))" table:style-name="ce1"/>
          <table:table-cell office:value-type="string" office:string-value="" table:formula="of:=IF(['SoMi-Liste'.AV27]=&quot;f&quot;;['SoMi-Liste'.AV$2];IF(['SoMi-Liste'.AV27]=&quot;e&quot;;['SoMi-Liste'.AV$2];&quot;&quot;))" table:style-name="ce1"/>
          <table:table-cell office:value-type="string" office:string-value="" table:formula="of:=IF(['SoMi-Liste'.AW27]=&quot;f&quot;;['SoMi-Liste'.AW$2];IF(['SoMi-Liste'.AW27]=&quot;e&quot;;['SoMi-Liste'.AW$2];&quot;&quot;))" table:style-name="ce1"/>
          <table:table-cell office:value-type="string" office:string-value="" table:formula="of:=IF(['SoMi-Liste'.AX27]=&quot;f&quot;;['SoMi-Liste'.AX$2];IF(['SoMi-Liste'.AX27]=&quot;e&quot;;['SoMi-Liste'.AX$2];&quot;&quot;))" table:style-name="ce1"/>
          <table:table-cell office:value-type="string" office:string-value="" table:formula="of:=IF(['SoMi-Liste'.AY27]=&quot;f&quot;;['SoMi-Liste'.AY$2];IF(['SoMi-Liste'.AY27]=&quot;e&quot;;['SoMi-Liste'.AY$2];&quot;&quot;))" table:style-name="ce1"/>
          <table:table-cell table:number-columns-repeated="3" table:style-name="ce2"/>
          <table:table-cell office:value-type="float" office:value="0" table:formula="of:=SUM([.AA29:.AX29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8]" table:style-name="ce1"/>
          <table:table-cell office:value-type="string" office:string-value="" table:formula="of:=IF(['SoMi-Liste'.C28]=&quot;f&quot;;['SoMi-Liste'.C$2];IF(['SoMi-Liste'.C28]=&quot;e&quot;;['SoMi-Liste'.C$2];&quot;&quot;))" table:style-name="ce1"/>
          <table:table-cell office:value-type="string" office:string-value="" table:formula="of:=IF(['SoMi-Liste'.D28]=&quot;f&quot;;['SoMi-Liste'.D$2];IF(['SoMi-Liste'.D28]=&quot;e&quot;;['SoMi-Liste'.D$2];&quot;&quot;))" table:style-name="ce1"/>
          <table:table-cell office:value-type="string" office:string-value="" table:formula="of:=IF(['SoMi-Liste'.E28]=&quot;f&quot;;['SoMi-Liste'.E$2];IF(['SoMi-Liste'.E28]=&quot;e&quot;;['SoMi-Liste'.E$2];&quot;&quot;))" table:style-name="ce1"/>
          <table:table-cell office:value-type="string" office:string-value="" table:formula="of:=IF(['SoMi-Liste'.F28]=&quot;f&quot;;['SoMi-Liste'.F$2];IF(['SoMi-Liste'.F28]=&quot;e&quot;;['SoMi-Liste'.F$2];&quot;&quot;))" table:style-name="ce1"/>
          <table:table-cell office:value-type="string" office:string-value="" table:formula="of:=IF(['SoMi-Liste'.G28]=&quot;f&quot;;['SoMi-Liste'.G$2];IF(['SoMi-Liste'.G28]=&quot;e&quot;;['SoMi-Liste'.G$2];&quot;&quot;))" table:style-name="ce1"/>
          <table:table-cell office:value-type="string" office:string-value="" table:formula="of:=IF(['SoMi-Liste'.H28]=&quot;f&quot;;['SoMi-Liste'.H$2];IF(['SoMi-Liste'.H28]=&quot;e&quot;;['SoMi-Liste'.H$2];&quot;&quot;))" table:style-name="ce1"/>
          <table:table-cell office:value-type="string" office:string-value="" table:formula="of:=IF(['SoMi-Liste'.I28]=&quot;f&quot;;['SoMi-Liste'.I$2];IF(['SoMi-Liste'.I28]=&quot;e&quot;;['SoMi-Liste'.I$2];&quot;&quot;))" table:style-name="ce1"/>
          <table:table-cell office:value-type="string" office:string-value="" table:formula="of:=IF(['SoMi-Liste'.J28]=&quot;f&quot;;['SoMi-Liste'.J$2];IF(['SoMi-Liste'.J28]=&quot;e&quot;;['SoMi-Liste'.J$2];&quot;&quot;))" table:style-name="ce1"/>
          <table:table-cell office:value-type="string" office:string-value="" table:formula="of:=IF(['SoMi-Liste'.K28]=&quot;f&quot;;['SoMi-Liste'.K$2];IF(['SoMi-Liste'.K28]=&quot;e&quot;;['SoMi-Liste'.K$2];&quot;&quot;))" table:style-name="ce1"/>
          <table:table-cell office:value-type="string" office:string-value="" table:formula="of:=IF(['SoMi-Liste'.L28]=&quot;f&quot;;['SoMi-Liste'.L$2];IF(['SoMi-Liste'.L28]=&quot;e&quot;;['SoMi-Liste'.L$2];&quot;&quot;))" table:style-name="ce1"/>
          <table:table-cell office:value-type="string" office:string-value="" table:formula="of:=IF(['SoMi-Liste'.M28]=&quot;f&quot;;['SoMi-Liste'.M$2];IF(['SoMi-Liste'.M28]=&quot;e&quot;;['SoMi-Liste'.M$2];&quot;&quot;))" table:style-name="ce1"/>
          <table:table-cell office:value-type="string" office:string-value="" table:formula="of:=IF(['SoMi-Liste'.N28]=&quot;f&quot;;['SoMi-Liste'.N$2];IF(['SoMi-Liste'.N28]=&quot;e&quot;;['SoMi-Liste'.N$2];&quot;&quot;))" table:style-name="ce1"/>
          <table:table-cell office:value-type="string" office:string-value="" table:formula="of:=IF(['SoMi-Liste'.O28]=&quot;f&quot;;['SoMi-Liste'.O$2];IF(['SoMi-Liste'.O28]=&quot;e&quot;;['SoMi-Liste'.O$2];&quot;&quot;))" table:style-name="ce1"/>
          <table:table-cell office:value-type="string" office:string-value="" table:formula="of:=IF(['SoMi-Liste'.P28]=&quot;f&quot;;['SoMi-Liste'.P$2];IF(['SoMi-Liste'.P28]=&quot;e&quot;;['SoMi-Liste'.P$2];&quot;&quot;))" table:style-name="ce1"/>
          <table:table-cell office:value-type="string" office:string-value="" table:formula="of:=IF(['SoMi-Liste'.Q28]=&quot;f&quot;;['SoMi-Liste'.Q$2];IF(['SoMi-Liste'.Q28]=&quot;e&quot;;['SoMi-Liste'.Q$2];&quot;&quot;))" table:style-name="ce1"/>
          <table:table-cell office:value-type="string" office:string-value="" table:formula="of:=IF(['SoMi-Liste'.R28]=&quot;f&quot;;['SoMi-Liste'.R$2];IF(['SoMi-Liste'.R28]=&quot;e&quot;;['SoMi-Liste'.R$2];&quot;&quot;))" table:style-name="ce1"/>
          <table:table-cell office:value-type="string" office:string-value="" table:formula="of:=IF(['SoMi-Liste'.S28]=&quot;f&quot;;['SoMi-Liste'.S$2];IF(['SoMi-Liste'.S28]=&quot;e&quot;;['SoMi-Liste'.S$2];&quot;&quot;))" table:style-name="ce1"/>
          <table:table-cell office:value-type="string" office:string-value="" table:formula="of:=IF(['SoMi-Liste'.T28]=&quot;f&quot;;['SoMi-Liste'.T$2];IF(['SoMi-Liste'.T28]=&quot;e&quot;;['SoMi-Liste'.T$2];&quot;&quot;))" table:style-name="ce1"/>
          <table:table-cell office:value-type="string" office:string-value="" table:formula="of:=IF(['SoMi-Liste'.U28]=&quot;f&quot;;['SoMi-Liste'.U$2];IF(['SoMi-Liste'.U28]=&quot;e&quot;;['SoMi-Liste'.U$2];&quot;&quot;))" table:style-name="ce1"/>
          <table:table-cell office:value-type="string" office:string-value="" table:formula="of:=IF(['SoMi-Liste'.V28]=&quot;f&quot;;['SoMi-Liste'.V$2];IF(['SoMi-Liste'.V28]=&quot;e&quot;;['SoMi-Liste'.V$2];&quot;&quot;))" table:style-name="ce1"/>
          <table:table-cell office:value-type="string" office:string-value="" table:formula="of:=IF(['SoMi-Liste'.W28]=&quot;f&quot;;['SoMi-Liste'.W$2];IF(['SoMi-Liste'.W28]=&quot;e&quot;;['SoMi-Liste'.W$2];&quot;&quot;))" table:style-name="ce1"/>
          <table:table-cell table:number-columns-repeated="2" table:style-name="ce2"/>
          <table:table-cell office:value-type="float" office:value="0" table:formula="of:=SUM([.B30:.X30])" table:style-name="ce1">
            <text:p>0</text:p>
          </table:table-cell>
          <table:table-cell office:value-type="string" office:string-value="" table:formula="of:=['SoMi-Liste'.AD28]" table:style-name="ce1"/>
          <table:table-cell office:value-type="string" office:string-value="" table:formula="of:=IF(['SoMi-Liste'.AE28]=&quot;f&quot;;['SoMi-Liste'.AE$2];IF(['SoMi-Liste'.AE28]=&quot;e&quot;;['SoMi-Liste'.AE$2];&quot;&quot;))" table:style-name="ce1"/>
          <table:table-cell office:value-type="string" office:string-value="" table:formula="of:=IF(['SoMi-Liste'.AF28]=&quot;f&quot;;['SoMi-Liste'.AF$2];IF(['SoMi-Liste'.AF28]=&quot;e&quot;;['SoMi-Liste'.AF$2];&quot;&quot;))" table:style-name="ce1"/>
          <table:table-cell office:value-type="string" office:string-value="" table:formula="of:=IF(['SoMi-Liste'.AG28]=&quot;f&quot;;['SoMi-Liste'.AG$2];IF(['SoMi-Liste'.AG28]=&quot;e&quot;;['SoMi-Liste'.AG$2];&quot;&quot;))" table:style-name="ce1"/>
          <table:table-cell office:value-type="string" office:string-value="" table:formula="of:=IF(['SoMi-Liste'.AH28]=&quot;f&quot;;['SoMi-Liste'.AH$2];IF(['SoMi-Liste'.AH28]=&quot;e&quot;;['SoMi-Liste'.AH$2];&quot;&quot;))" table:style-name="ce1"/>
          <table:table-cell office:value-type="string" office:string-value="" table:formula="of:=IF(['SoMi-Liste'.AI28]=&quot;f&quot;;['SoMi-Liste'.AI$2];IF(['SoMi-Liste'.AI28]=&quot;e&quot;;['SoMi-Liste'.AI$2];&quot;&quot;))" table:style-name="ce1"/>
          <table:table-cell office:value-type="string" office:string-value="" table:formula="of:=IF(['SoMi-Liste'.AJ28]=&quot;f&quot;;['SoMi-Liste'.AJ$2];IF(['SoMi-Liste'.AJ28]=&quot;e&quot;;['SoMi-Liste'.AJ$2];&quot;&quot;))" table:style-name="ce1"/>
          <table:table-cell office:value-type="string" office:string-value="" table:formula="of:=IF(['SoMi-Liste'.AK28]=&quot;f&quot;;['SoMi-Liste'.AK$2];IF(['SoMi-Liste'.AK28]=&quot;e&quot;;['SoMi-Liste'.AK$2];&quot;&quot;))" table:style-name="ce1"/>
          <table:table-cell office:value-type="string" office:string-value="" table:formula="of:=IF(['SoMi-Liste'.AL28]=&quot;f&quot;;['SoMi-Liste'.AL$2];IF(['SoMi-Liste'.AL28]=&quot;e&quot;;['SoMi-Liste'.AL$2];&quot;&quot;))" table:style-name="ce1"/>
          <table:table-cell office:value-type="string" office:string-value="" table:formula="of:=IF(['SoMi-Liste'.AM28]=&quot;f&quot;;['SoMi-Liste'.AM$2];IF(['SoMi-Liste'.AM28]=&quot;e&quot;;['SoMi-Liste'.AM$2];&quot;&quot;))" table:style-name="ce1"/>
          <table:table-cell office:value-type="string" office:string-value="" table:formula="of:=IF(['SoMi-Liste'.AN28]=&quot;f&quot;;['SoMi-Liste'.AN$2];IF(['SoMi-Liste'.AN28]=&quot;e&quot;;['SoMi-Liste'.AN$2];&quot;&quot;))" table:style-name="ce1"/>
          <table:table-cell office:value-type="string" office:string-value="" table:formula="of:=IF(['SoMi-Liste'.AO28]=&quot;f&quot;;['SoMi-Liste'.AO$2];IF(['SoMi-Liste'.AO28]=&quot;e&quot;;['SoMi-Liste'.AO$2];&quot;&quot;))" table:style-name="ce1"/>
          <table:table-cell office:value-type="string" office:string-value="" table:formula="of:=IF(['SoMi-Liste'.AP28]=&quot;f&quot;;['SoMi-Liste'.AP$2];IF(['SoMi-Liste'.AP28]=&quot;e&quot;;['SoMi-Liste'.AP$2];&quot;&quot;))" table:style-name="ce1"/>
          <table:table-cell office:value-type="string" office:string-value="" table:formula="of:=IF(['SoMi-Liste'.AQ28]=&quot;f&quot;;['SoMi-Liste'.AQ$2];IF(['SoMi-Liste'.AQ28]=&quot;e&quot;;['SoMi-Liste'.AQ$2];&quot;&quot;))" table:style-name="ce1"/>
          <table:table-cell office:value-type="string" office:string-value="" table:formula="of:=IF(['SoMi-Liste'.AR28]=&quot;f&quot;;['SoMi-Liste'.AR$2];IF(['SoMi-Liste'.AR28]=&quot;e&quot;;['SoMi-Liste'.AR$2];&quot;&quot;))" table:style-name="ce1"/>
          <table:table-cell office:value-type="string" office:string-value="" table:formula="of:=IF(['SoMi-Liste'.AS28]=&quot;f&quot;;['SoMi-Liste'.AS$2];IF(['SoMi-Liste'.AS28]=&quot;e&quot;;['SoMi-Liste'.AS$2];&quot;&quot;))" table:style-name="ce1"/>
          <table:table-cell office:value-type="string" office:string-value="" table:formula="of:=IF(['SoMi-Liste'.AT28]=&quot;f&quot;;['SoMi-Liste'.AT$2];IF(['SoMi-Liste'.AT28]=&quot;e&quot;;['SoMi-Liste'.AT$2];&quot;&quot;))" table:style-name="ce1"/>
          <table:table-cell office:value-type="string" office:string-value="" table:formula="of:=IF(['SoMi-Liste'.AU28]=&quot;f&quot;;['SoMi-Liste'.AU$2];IF(['SoMi-Liste'.AU28]=&quot;e&quot;;['SoMi-Liste'.AU$2];&quot;&quot;))" table:style-name="ce1"/>
          <table:table-cell office:value-type="string" office:string-value="" table:formula="of:=IF(['SoMi-Liste'.AV28]=&quot;f&quot;;['SoMi-Liste'.AV$2];IF(['SoMi-Liste'.AV28]=&quot;e&quot;;['SoMi-Liste'.AV$2];&quot;&quot;))" table:style-name="ce1"/>
          <table:table-cell office:value-type="string" office:string-value="" table:formula="of:=IF(['SoMi-Liste'.AW28]=&quot;f&quot;;['SoMi-Liste'.AW$2];IF(['SoMi-Liste'.AW28]=&quot;e&quot;;['SoMi-Liste'.AW$2];&quot;&quot;))" table:style-name="ce1"/>
          <table:table-cell office:value-type="string" office:string-value="" table:formula="of:=IF(['SoMi-Liste'.AX28]=&quot;f&quot;;['SoMi-Liste'.AX$2];IF(['SoMi-Liste'.AX28]=&quot;e&quot;;['SoMi-Liste'.AX$2];&quot;&quot;))" table:style-name="ce1"/>
          <table:table-cell office:value-type="string" office:string-value="" table:formula="of:=IF(['SoMi-Liste'.AY28]=&quot;f&quot;;['SoMi-Liste'.AY$2];IF(['SoMi-Liste'.AY28]=&quot;e&quot;;['SoMi-Liste'.AY$2];&quot;&quot;))" table:style-name="ce1"/>
          <table:table-cell table:number-columns-repeated="3" table:style-name="ce2"/>
          <table:table-cell office:value-type="float" office:value="0" table:formula="of:=SUM([.AA30:.AX30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9]" table:style-name="ce1"/>
          <table:table-cell office:value-type="string" office:string-value="" table:formula="of:=IF(['SoMi-Liste'.C29]=&quot;f&quot;;['SoMi-Liste'.C$2];IF(['SoMi-Liste'.C29]=&quot;e&quot;;['SoMi-Liste'.C$2];&quot;&quot;))" table:style-name="ce1"/>
          <table:table-cell office:value-type="string" office:string-value="" table:formula="of:=IF(['SoMi-Liste'.D29]=&quot;f&quot;;['SoMi-Liste'.D$2];IF(['SoMi-Liste'.D29]=&quot;e&quot;;['SoMi-Liste'.D$2];&quot;&quot;))" table:style-name="ce1"/>
          <table:table-cell office:value-type="string" office:string-value="" table:formula="of:=IF(['SoMi-Liste'.E29]=&quot;f&quot;;['SoMi-Liste'.E$2];IF(['SoMi-Liste'.E29]=&quot;e&quot;;['SoMi-Liste'.E$2];&quot;&quot;))" table:style-name="ce1"/>
          <table:table-cell office:value-type="string" office:string-value="" table:formula="of:=IF(['SoMi-Liste'.F29]=&quot;f&quot;;['SoMi-Liste'.F$2];IF(['SoMi-Liste'.F29]=&quot;e&quot;;['SoMi-Liste'.F$2];&quot;&quot;))" table:style-name="ce1"/>
          <table:table-cell office:value-type="string" office:string-value="" table:formula="of:=IF(['SoMi-Liste'.G29]=&quot;f&quot;;['SoMi-Liste'.G$2];IF(['SoMi-Liste'.G29]=&quot;e&quot;;['SoMi-Liste'.G$2];&quot;&quot;))" table:style-name="ce1"/>
          <table:table-cell office:value-type="string" office:string-value="" table:formula="of:=IF(['SoMi-Liste'.H29]=&quot;f&quot;;['SoMi-Liste'.H$2];IF(['SoMi-Liste'.H29]=&quot;e&quot;;['SoMi-Liste'.H$2];&quot;&quot;))" table:style-name="ce1"/>
          <table:table-cell office:value-type="string" office:string-value="" table:formula="of:=IF(['SoMi-Liste'.I29]=&quot;f&quot;;['SoMi-Liste'.I$2];IF(['SoMi-Liste'.I29]=&quot;e&quot;;['SoMi-Liste'.I$2];&quot;&quot;))" table:style-name="ce1"/>
          <table:table-cell office:value-type="string" office:string-value="" table:formula="of:=IF(['SoMi-Liste'.J29]=&quot;f&quot;;['SoMi-Liste'.J$2];IF(['SoMi-Liste'.J29]=&quot;e&quot;;['SoMi-Liste'.J$2];&quot;&quot;))" table:style-name="ce1"/>
          <table:table-cell office:value-type="string" office:string-value="" table:formula="of:=IF(['SoMi-Liste'.K29]=&quot;f&quot;;['SoMi-Liste'.K$2];IF(['SoMi-Liste'.K29]=&quot;e&quot;;['SoMi-Liste'.K$2];&quot;&quot;))" table:style-name="ce1"/>
          <table:table-cell office:value-type="string" office:string-value="" table:formula="of:=IF(['SoMi-Liste'.L29]=&quot;f&quot;;['SoMi-Liste'.L$2];IF(['SoMi-Liste'.L29]=&quot;e&quot;;['SoMi-Liste'.L$2];&quot;&quot;))" table:style-name="ce1"/>
          <table:table-cell office:value-type="string" office:string-value="" table:formula="of:=IF(['SoMi-Liste'.M29]=&quot;f&quot;;['SoMi-Liste'.M$2];IF(['SoMi-Liste'.M29]=&quot;e&quot;;['SoMi-Liste'.M$2];&quot;&quot;))" table:style-name="ce1"/>
          <table:table-cell office:value-type="string" office:string-value="" table:formula="of:=IF(['SoMi-Liste'.N29]=&quot;f&quot;;['SoMi-Liste'.N$2];IF(['SoMi-Liste'.N29]=&quot;e&quot;;['SoMi-Liste'.N$2];&quot;&quot;))" table:style-name="ce1"/>
          <table:table-cell office:value-type="string" office:string-value="" table:formula="of:=IF(['SoMi-Liste'.O29]=&quot;f&quot;;['SoMi-Liste'.O$2];IF(['SoMi-Liste'.O29]=&quot;e&quot;;['SoMi-Liste'.O$2];&quot;&quot;))" table:style-name="ce1"/>
          <table:table-cell office:value-type="string" office:string-value="" table:formula="of:=IF(['SoMi-Liste'.P29]=&quot;f&quot;;['SoMi-Liste'.P$2];IF(['SoMi-Liste'.P29]=&quot;e&quot;;['SoMi-Liste'.P$2];&quot;&quot;))" table:style-name="ce1"/>
          <table:table-cell office:value-type="string" office:string-value="" table:formula="of:=IF(['SoMi-Liste'.Q29]=&quot;f&quot;;['SoMi-Liste'.Q$2];IF(['SoMi-Liste'.Q29]=&quot;e&quot;;['SoMi-Liste'.Q$2];&quot;&quot;))" table:style-name="ce1"/>
          <table:table-cell office:value-type="string" office:string-value="" table:formula="of:=IF(['SoMi-Liste'.R29]=&quot;f&quot;;['SoMi-Liste'.R$2];IF(['SoMi-Liste'.R29]=&quot;e&quot;;['SoMi-Liste'.R$2];&quot;&quot;))" table:style-name="ce1"/>
          <table:table-cell office:value-type="string" office:string-value="" table:formula="of:=IF(['SoMi-Liste'.S29]=&quot;f&quot;;['SoMi-Liste'.S$2];IF(['SoMi-Liste'.S29]=&quot;e&quot;;['SoMi-Liste'.S$2];&quot;&quot;))" table:style-name="ce1"/>
          <table:table-cell office:value-type="string" office:string-value="" table:formula="of:=IF(['SoMi-Liste'.T29]=&quot;f&quot;;['SoMi-Liste'.T$2];IF(['SoMi-Liste'.T29]=&quot;e&quot;;['SoMi-Liste'.T$2];&quot;&quot;))" table:style-name="ce1"/>
          <table:table-cell office:value-type="string" office:string-value="" table:formula="of:=IF(['SoMi-Liste'.U29]=&quot;f&quot;;['SoMi-Liste'.U$2];IF(['SoMi-Liste'.U29]=&quot;e&quot;;['SoMi-Liste'.U$2];&quot;&quot;))" table:style-name="ce1"/>
          <table:table-cell office:value-type="string" office:string-value="" table:formula="of:=IF(['SoMi-Liste'.V29]=&quot;f&quot;;['SoMi-Liste'.V$2];IF(['SoMi-Liste'.V29]=&quot;e&quot;;['SoMi-Liste'.V$2];&quot;&quot;))" table:style-name="ce1"/>
          <table:table-cell office:value-type="string" office:string-value="" table:formula="of:=IF(['SoMi-Liste'.W29]=&quot;f&quot;;['SoMi-Liste'.W$2];IF(['SoMi-Liste'.W29]=&quot;e&quot;;['SoMi-Liste'.W$2];&quot;&quot;))" table:style-name="ce1"/>
          <table:table-cell table:number-columns-repeated="2" table:style-name="ce2"/>
          <table:table-cell office:value-type="float" office:value="0" table:formula="of:=SUM([.B31:.X31])" table:style-name="ce1">
            <text:p>0</text:p>
          </table:table-cell>
          <table:table-cell office:value-type="string" office:string-value="" table:formula="of:=['SoMi-Liste'.AD29]" table:style-name="ce1"/>
          <table:table-cell office:value-type="string" office:string-value="" table:formula="of:=IF(['SoMi-Liste'.AE29]=&quot;f&quot;;['SoMi-Liste'.AE$2];IF(['SoMi-Liste'.AE29]=&quot;e&quot;;['SoMi-Liste'.AE$2];&quot;&quot;))" table:style-name="ce1"/>
          <table:table-cell office:value-type="string" office:string-value="" table:formula="of:=IF(['SoMi-Liste'.AF29]=&quot;f&quot;;['SoMi-Liste'.AF$2];IF(['SoMi-Liste'.AF29]=&quot;e&quot;;['SoMi-Liste'.AF$2];&quot;&quot;))" table:style-name="ce1"/>
          <table:table-cell office:value-type="string" office:string-value="" table:formula="of:=IF(['SoMi-Liste'.AG29]=&quot;f&quot;;['SoMi-Liste'.AG$2];IF(['SoMi-Liste'.AG29]=&quot;e&quot;;['SoMi-Liste'.AG$2];&quot;&quot;))" table:style-name="ce1"/>
          <table:table-cell office:value-type="string" office:string-value="" table:formula="of:=IF(['SoMi-Liste'.AH29]=&quot;f&quot;;['SoMi-Liste'.AH$2];IF(['SoMi-Liste'.AH29]=&quot;e&quot;;['SoMi-Liste'.AH$2];&quot;&quot;))" table:style-name="ce1"/>
          <table:table-cell office:value-type="string" office:string-value="" table:formula="of:=IF(['SoMi-Liste'.AI29]=&quot;f&quot;;['SoMi-Liste'.AI$2];IF(['SoMi-Liste'.AI29]=&quot;e&quot;;['SoMi-Liste'.AI$2];&quot;&quot;))" table:style-name="ce1"/>
          <table:table-cell office:value-type="string" office:string-value="" table:formula="of:=IF(['SoMi-Liste'.AJ29]=&quot;f&quot;;['SoMi-Liste'.AJ$2];IF(['SoMi-Liste'.AJ29]=&quot;e&quot;;['SoMi-Liste'.AJ$2];&quot;&quot;))" table:style-name="ce1"/>
          <table:table-cell office:value-type="string" office:string-value="" table:formula="of:=IF(['SoMi-Liste'.AK29]=&quot;f&quot;;['SoMi-Liste'.AK$2];IF(['SoMi-Liste'.AK29]=&quot;e&quot;;['SoMi-Liste'.AK$2];&quot;&quot;))" table:style-name="ce1"/>
          <table:table-cell office:value-type="string" office:string-value="" table:formula="of:=IF(['SoMi-Liste'.AL29]=&quot;f&quot;;['SoMi-Liste'.AL$2];IF(['SoMi-Liste'.AL29]=&quot;e&quot;;['SoMi-Liste'.AL$2];&quot;&quot;))" table:style-name="ce1"/>
          <table:table-cell office:value-type="string" office:string-value="" table:formula="of:=IF(['SoMi-Liste'.AM29]=&quot;f&quot;;['SoMi-Liste'.AM$2];IF(['SoMi-Liste'.AM29]=&quot;e&quot;;['SoMi-Liste'.AM$2];&quot;&quot;))" table:style-name="ce1"/>
          <table:table-cell office:value-type="string" office:string-value="" table:formula="of:=IF(['SoMi-Liste'.AN29]=&quot;f&quot;;['SoMi-Liste'.AN$2];IF(['SoMi-Liste'.AN29]=&quot;e&quot;;['SoMi-Liste'.AN$2];&quot;&quot;))" table:style-name="ce1"/>
          <table:table-cell office:value-type="string" office:string-value="" table:formula="of:=IF(['SoMi-Liste'.AO29]=&quot;f&quot;;['SoMi-Liste'.AO$2];IF(['SoMi-Liste'.AO29]=&quot;e&quot;;['SoMi-Liste'.AO$2];&quot;&quot;))" table:style-name="ce1"/>
          <table:table-cell office:value-type="string" office:string-value="" table:formula="of:=IF(['SoMi-Liste'.AP29]=&quot;f&quot;;['SoMi-Liste'.AP$2];IF(['SoMi-Liste'.AP29]=&quot;e&quot;;['SoMi-Liste'.AP$2];&quot;&quot;))" table:style-name="ce1"/>
          <table:table-cell office:value-type="string" office:string-value="" table:formula="of:=IF(['SoMi-Liste'.AQ29]=&quot;f&quot;;['SoMi-Liste'.AQ$2];IF(['SoMi-Liste'.AQ29]=&quot;e&quot;;['SoMi-Liste'.AQ$2];&quot;&quot;))" table:style-name="ce1"/>
          <table:table-cell office:value-type="string" office:string-value="" table:formula="of:=IF(['SoMi-Liste'.AR29]=&quot;f&quot;;['SoMi-Liste'.AR$2];IF(['SoMi-Liste'.AR29]=&quot;e&quot;;['SoMi-Liste'.AR$2];&quot;&quot;))" table:style-name="ce1"/>
          <table:table-cell office:value-type="string" office:string-value="" table:formula="of:=IF(['SoMi-Liste'.AS29]=&quot;f&quot;;['SoMi-Liste'.AS$2];IF(['SoMi-Liste'.AS29]=&quot;e&quot;;['SoMi-Liste'.AS$2];&quot;&quot;))" table:style-name="ce1"/>
          <table:table-cell office:value-type="string" office:string-value="" table:formula="of:=IF(['SoMi-Liste'.AT29]=&quot;f&quot;;['SoMi-Liste'.AT$2];IF(['SoMi-Liste'.AT29]=&quot;e&quot;;['SoMi-Liste'.AT$2];&quot;&quot;))" table:style-name="ce1"/>
          <table:table-cell office:value-type="string" office:string-value="" table:formula="of:=IF(['SoMi-Liste'.AU29]=&quot;f&quot;;['SoMi-Liste'.AU$2];IF(['SoMi-Liste'.AU29]=&quot;e&quot;;['SoMi-Liste'.AU$2];&quot;&quot;))" table:style-name="ce1"/>
          <table:table-cell office:value-type="string" office:string-value="" table:formula="of:=IF(['SoMi-Liste'.AV29]=&quot;f&quot;;['SoMi-Liste'.AV$2];IF(['SoMi-Liste'.AV29]=&quot;e&quot;;['SoMi-Liste'.AV$2];&quot;&quot;))" table:style-name="ce1"/>
          <table:table-cell office:value-type="string" office:string-value="" table:formula="of:=IF(['SoMi-Liste'.AW29]=&quot;f&quot;;['SoMi-Liste'.AW$2];IF(['SoMi-Liste'.AW29]=&quot;e&quot;;['SoMi-Liste'.AW$2];&quot;&quot;))" table:style-name="ce1"/>
          <table:table-cell office:value-type="string" office:string-value="" table:formula="of:=IF(['SoMi-Liste'.AX29]=&quot;f&quot;;['SoMi-Liste'.AX$2];IF(['SoMi-Liste'.AX29]=&quot;e&quot;;['SoMi-Liste'.AX$2];&quot;&quot;))" table:style-name="ce1"/>
          <table:table-cell office:value-type="string" office:string-value="" table:formula="of:=IF(['SoMi-Liste'.AY29]=&quot;f&quot;;['SoMi-Liste'.AY$2];IF(['SoMi-Liste'.AY29]=&quot;e&quot;;['SoMi-Liste'.AY$2];&quot;&quot;))" table:style-name="ce1"/>
          <table:table-cell table:number-columns-repeated="3" table:style-name="ce2"/>
          <table:table-cell office:value-type="float" office:value="0" table:formula="of:=SUM([.AA31:.AX31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0]" table:style-name="ce1"/>
          <table:table-cell office:value-type="string" office:string-value="" table:formula="of:=IF(['SoMi-Liste'.C30]=&quot;f&quot;;['SoMi-Liste'.C$2];IF(['SoMi-Liste'.C30]=&quot;e&quot;;['SoMi-Liste'.C$2];&quot;&quot;))" table:style-name="ce1"/>
          <table:table-cell office:value-type="string" office:string-value="" table:formula="of:=IF(['SoMi-Liste'.D30]=&quot;f&quot;;['SoMi-Liste'.D$2];IF(['SoMi-Liste'.D30]=&quot;e&quot;;['SoMi-Liste'.D$2];&quot;&quot;))" table:style-name="ce1"/>
          <table:table-cell office:value-type="string" office:string-value="" table:formula="of:=IF(['SoMi-Liste'.E30]=&quot;f&quot;;['SoMi-Liste'.E$2];IF(['SoMi-Liste'.E30]=&quot;e&quot;;['SoMi-Liste'.E$2];&quot;&quot;))" table:style-name="ce1"/>
          <table:table-cell office:value-type="string" office:string-value="" table:formula="of:=IF(['SoMi-Liste'.F30]=&quot;f&quot;;['SoMi-Liste'.F$2];IF(['SoMi-Liste'.F30]=&quot;e&quot;;['SoMi-Liste'.F$2];&quot;&quot;))" table:style-name="ce1"/>
          <table:table-cell office:value-type="string" office:string-value="" table:formula="of:=IF(['SoMi-Liste'.G30]=&quot;f&quot;;['SoMi-Liste'.G$2];IF(['SoMi-Liste'.G30]=&quot;e&quot;;['SoMi-Liste'.G$2];&quot;&quot;))" table:style-name="ce1"/>
          <table:table-cell office:value-type="string" office:string-value="" table:formula="of:=IF(['SoMi-Liste'.H30]=&quot;f&quot;;['SoMi-Liste'.H$2];IF(['SoMi-Liste'.H30]=&quot;e&quot;;['SoMi-Liste'.H$2];&quot;&quot;))" table:style-name="ce1"/>
          <table:table-cell office:value-type="string" office:string-value="" table:formula="of:=IF(['SoMi-Liste'.I30]=&quot;f&quot;;['SoMi-Liste'.I$2];IF(['SoMi-Liste'.I30]=&quot;e&quot;;['SoMi-Liste'.I$2];&quot;&quot;))" table:style-name="ce1"/>
          <table:table-cell office:value-type="string" office:string-value="" table:formula="of:=IF(['SoMi-Liste'.J30]=&quot;f&quot;;['SoMi-Liste'.J$2];IF(['SoMi-Liste'.J30]=&quot;e&quot;;['SoMi-Liste'.J$2];&quot;&quot;))" table:style-name="ce1"/>
          <table:table-cell office:value-type="string" office:string-value="" table:formula="of:=IF(['SoMi-Liste'.K30]=&quot;f&quot;;['SoMi-Liste'.K$2];IF(['SoMi-Liste'.K30]=&quot;e&quot;;['SoMi-Liste'.K$2];&quot;&quot;))" table:style-name="ce1"/>
          <table:table-cell office:value-type="string" office:string-value="" table:formula="of:=IF(['SoMi-Liste'.L30]=&quot;f&quot;;['SoMi-Liste'.L$2];IF(['SoMi-Liste'.L30]=&quot;e&quot;;['SoMi-Liste'.L$2];&quot;&quot;))" table:style-name="ce1"/>
          <table:table-cell office:value-type="string" office:string-value="" table:formula="of:=IF(['SoMi-Liste'.M30]=&quot;f&quot;;['SoMi-Liste'.M$2];IF(['SoMi-Liste'.M30]=&quot;e&quot;;['SoMi-Liste'.M$2];&quot;&quot;))" table:style-name="ce1"/>
          <table:table-cell office:value-type="string" office:string-value="" table:formula="of:=IF(['SoMi-Liste'.N30]=&quot;f&quot;;['SoMi-Liste'.N$2];IF(['SoMi-Liste'.N30]=&quot;e&quot;;['SoMi-Liste'.N$2];&quot;&quot;))" table:style-name="ce1"/>
          <table:table-cell office:value-type="string" office:string-value="" table:formula="of:=IF(['SoMi-Liste'.O30]=&quot;f&quot;;['SoMi-Liste'.O$2];IF(['SoMi-Liste'.O30]=&quot;e&quot;;['SoMi-Liste'.O$2];&quot;&quot;))" table:style-name="ce1"/>
          <table:table-cell office:value-type="string" office:string-value="" table:formula="of:=IF(['SoMi-Liste'.P30]=&quot;f&quot;;['SoMi-Liste'.P$2];IF(['SoMi-Liste'.P30]=&quot;e&quot;;['SoMi-Liste'.P$2];&quot;&quot;))" table:style-name="ce1"/>
          <table:table-cell office:value-type="string" office:string-value="" table:formula="of:=IF(['SoMi-Liste'.Q30]=&quot;f&quot;;['SoMi-Liste'.Q$2];IF(['SoMi-Liste'.Q30]=&quot;e&quot;;['SoMi-Liste'.Q$2];&quot;&quot;))" table:style-name="ce1"/>
          <table:table-cell office:value-type="string" office:string-value="" table:formula="of:=IF(['SoMi-Liste'.R30]=&quot;f&quot;;['SoMi-Liste'.R$2];IF(['SoMi-Liste'.R30]=&quot;e&quot;;['SoMi-Liste'.R$2];&quot;&quot;))" table:style-name="ce1"/>
          <table:table-cell office:value-type="string" office:string-value="" table:formula="of:=IF(['SoMi-Liste'.S30]=&quot;f&quot;;['SoMi-Liste'.S$2];IF(['SoMi-Liste'.S30]=&quot;e&quot;;['SoMi-Liste'.S$2];&quot;&quot;))" table:style-name="ce1"/>
          <table:table-cell office:value-type="string" office:string-value="" table:formula="of:=IF(['SoMi-Liste'.T30]=&quot;f&quot;;['SoMi-Liste'.T$2];IF(['SoMi-Liste'.T30]=&quot;e&quot;;['SoMi-Liste'.T$2];&quot;&quot;))" table:style-name="ce1"/>
          <table:table-cell office:value-type="string" office:string-value="" table:formula="of:=IF(['SoMi-Liste'.U30]=&quot;f&quot;;['SoMi-Liste'.U$2];IF(['SoMi-Liste'.U30]=&quot;e&quot;;['SoMi-Liste'.U$2];&quot;&quot;))" table:style-name="ce1"/>
          <table:table-cell office:value-type="string" office:string-value="" table:formula="of:=IF(['SoMi-Liste'.V30]=&quot;f&quot;;['SoMi-Liste'.V$2];IF(['SoMi-Liste'.V30]=&quot;e&quot;;['SoMi-Liste'.V$2];&quot;&quot;))" table:style-name="ce1"/>
          <table:table-cell office:value-type="string" office:string-value="" table:formula="of:=IF(['SoMi-Liste'.W30]=&quot;f&quot;;['SoMi-Liste'.W$2];IF(['SoMi-Liste'.W30]=&quot;e&quot;;['SoMi-Liste'.W$2];&quot;&quot;))" table:style-name="ce1"/>
          <table:table-cell table:number-columns-repeated="2" table:style-name="ce2"/>
          <table:table-cell office:value-type="float" office:value="0" table:formula="of:=SUM([.B32:.X32])" table:style-name="ce1">
            <text:p>0</text:p>
          </table:table-cell>
          <table:table-cell office:value-type="string" office:string-value="" table:formula="of:=['SoMi-Liste'.AD30]" table:style-name="ce1"/>
          <table:table-cell office:value-type="string" office:string-value="" table:formula="of:=IF(['SoMi-Liste'.AE30]=&quot;f&quot;;['SoMi-Liste'.AE$2];IF(['SoMi-Liste'.AE30]=&quot;e&quot;;['SoMi-Liste'.AE$2];&quot;&quot;))" table:style-name="ce1"/>
          <table:table-cell office:value-type="string" office:string-value="" table:formula="of:=IF(['SoMi-Liste'.AF30]=&quot;f&quot;;['SoMi-Liste'.AF$2];IF(['SoMi-Liste'.AF30]=&quot;e&quot;;['SoMi-Liste'.AF$2];&quot;&quot;))" table:style-name="ce1"/>
          <table:table-cell office:value-type="string" office:string-value="" table:formula="of:=IF(['SoMi-Liste'.AG30]=&quot;f&quot;;['SoMi-Liste'.AG$2];IF(['SoMi-Liste'.AG30]=&quot;e&quot;;['SoMi-Liste'.AG$2];&quot;&quot;))" table:style-name="ce1"/>
          <table:table-cell office:value-type="string" office:string-value="" table:formula="of:=IF(['SoMi-Liste'.AH30]=&quot;f&quot;;['SoMi-Liste'.AH$2];IF(['SoMi-Liste'.AH30]=&quot;e&quot;;['SoMi-Liste'.AH$2];&quot;&quot;))" table:style-name="ce1"/>
          <table:table-cell office:value-type="string" office:string-value="" table:formula="of:=IF(['SoMi-Liste'.AI30]=&quot;f&quot;;['SoMi-Liste'.AI$2];IF(['SoMi-Liste'.AI30]=&quot;e&quot;;['SoMi-Liste'.AI$2];&quot;&quot;))" table:style-name="ce1"/>
          <table:table-cell office:value-type="string" office:string-value="" table:formula="of:=IF(['SoMi-Liste'.AJ30]=&quot;f&quot;;['SoMi-Liste'.AJ$2];IF(['SoMi-Liste'.AJ30]=&quot;e&quot;;['SoMi-Liste'.AJ$2];&quot;&quot;))" table:style-name="ce1"/>
          <table:table-cell office:value-type="string" office:string-value="" table:formula="of:=IF(['SoMi-Liste'.AK30]=&quot;f&quot;;['SoMi-Liste'.AK$2];IF(['SoMi-Liste'.AK30]=&quot;e&quot;;['SoMi-Liste'.AK$2];&quot;&quot;))" table:style-name="ce1"/>
          <table:table-cell office:value-type="string" office:string-value="" table:formula="of:=IF(['SoMi-Liste'.AL30]=&quot;f&quot;;['SoMi-Liste'.AL$2];IF(['SoMi-Liste'.AL30]=&quot;e&quot;;['SoMi-Liste'.AL$2];&quot;&quot;))" table:style-name="ce1"/>
          <table:table-cell office:value-type="string" office:string-value="" table:formula="of:=IF(['SoMi-Liste'.AM30]=&quot;f&quot;;['SoMi-Liste'.AM$2];IF(['SoMi-Liste'.AM30]=&quot;e&quot;;['SoMi-Liste'.AM$2];&quot;&quot;))" table:style-name="ce1"/>
          <table:table-cell office:value-type="string" office:string-value="" table:formula="of:=IF(['SoMi-Liste'.AN30]=&quot;f&quot;;['SoMi-Liste'.AN$2];IF(['SoMi-Liste'.AN30]=&quot;e&quot;;['SoMi-Liste'.AN$2];&quot;&quot;))" table:style-name="ce1"/>
          <table:table-cell office:value-type="string" office:string-value="" table:formula="of:=IF(['SoMi-Liste'.AO30]=&quot;f&quot;;['SoMi-Liste'.AO$2];IF(['SoMi-Liste'.AO30]=&quot;e&quot;;['SoMi-Liste'.AO$2];&quot;&quot;))" table:style-name="ce1"/>
          <table:table-cell office:value-type="string" office:string-value="" table:formula="of:=IF(['SoMi-Liste'.AP30]=&quot;f&quot;;['SoMi-Liste'.AP$2];IF(['SoMi-Liste'.AP30]=&quot;e&quot;;['SoMi-Liste'.AP$2];&quot;&quot;))" table:style-name="ce1"/>
          <table:table-cell office:value-type="string" office:string-value="" table:formula="of:=IF(['SoMi-Liste'.AQ30]=&quot;f&quot;;['SoMi-Liste'.AQ$2];IF(['SoMi-Liste'.AQ30]=&quot;e&quot;;['SoMi-Liste'.AQ$2];&quot;&quot;))" table:style-name="ce1"/>
          <table:table-cell office:value-type="string" office:string-value="" table:formula="of:=IF(['SoMi-Liste'.AR30]=&quot;f&quot;;['SoMi-Liste'.AR$2];IF(['SoMi-Liste'.AR30]=&quot;e&quot;;['SoMi-Liste'.AR$2];&quot;&quot;))" table:style-name="ce1"/>
          <table:table-cell office:value-type="string" office:string-value="" table:formula="of:=IF(['SoMi-Liste'.AS30]=&quot;f&quot;;['SoMi-Liste'.AS$2];IF(['SoMi-Liste'.AS30]=&quot;e&quot;;['SoMi-Liste'.AS$2];&quot;&quot;))" table:style-name="ce1"/>
          <table:table-cell office:value-type="string" office:string-value="" table:formula="of:=IF(['SoMi-Liste'.AT30]=&quot;f&quot;;['SoMi-Liste'.AT$2];IF(['SoMi-Liste'.AT30]=&quot;e&quot;;['SoMi-Liste'.AT$2];&quot;&quot;))" table:style-name="ce1"/>
          <table:table-cell office:value-type="string" office:string-value="" table:formula="of:=IF(['SoMi-Liste'.AU30]=&quot;f&quot;;['SoMi-Liste'.AU$2];IF(['SoMi-Liste'.AU30]=&quot;e&quot;;['SoMi-Liste'.AU$2];&quot;&quot;))" table:style-name="ce1"/>
          <table:table-cell office:value-type="string" office:string-value="" table:formula="of:=IF(['SoMi-Liste'.AV30]=&quot;f&quot;;['SoMi-Liste'.AV$2];IF(['SoMi-Liste'.AV30]=&quot;e&quot;;['SoMi-Liste'.AV$2];&quot;&quot;))" table:style-name="ce1"/>
          <table:table-cell office:value-type="string" office:string-value="" table:formula="of:=IF(['SoMi-Liste'.AW30]=&quot;f&quot;;['SoMi-Liste'.AW$2];IF(['SoMi-Liste'.AW30]=&quot;e&quot;;['SoMi-Liste'.AW$2];&quot;&quot;))" table:style-name="ce1"/>
          <table:table-cell office:value-type="string" office:string-value="" table:formula="of:=IF(['SoMi-Liste'.AX30]=&quot;f&quot;;['SoMi-Liste'.AX$2];IF(['SoMi-Liste'.AX30]=&quot;e&quot;;['SoMi-Liste'.AX$2];&quot;&quot;))" table:style-name="ce1"/>
          <table:table-cell office:value-type="string" office:string-value="" table:formula="of:=IF(['SoMi-Liste'.AY30]=&quot;f&quot;;['SoMi-Liste'.AY$2];IF(['SoMi-Liste'.AY30]=&quot;e&quot;;['SoMi-Liste'.AY$2];&quot;&quot;))" table:style-name="ce1"/>
          <table:table-cell table:number-columns-repeated="3" table:style-name="ce2"/>
          <table:table-cell office:value-type="float" office:value="0" table:formula="of:=SUM([.AA32:.AX32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1]" table:style-name="ce1"/>
          <table:table-cell office:value-type="string" office:string-value="" table:formula="of:=IF(['SoMi-Liste'.C31]=&quot;f&quot;;['SoMi-Liste'.C$2];IF(['SoMi-Liste'.C31]=&quot;e&quot;;['SoMi-Liste'.C$2];&quot;&quot;))" table:style-name="ce1"/>
          <table:table-cell office:value-type="string" office:string-value="" table:formula="of:=IF(['SoMi-Liste'.D31]=&quot;f&quot;;['SoMi-Liste'.D$2];IF(['SoMi-Liste'.D31]=&quot;e&quot;;['SoMi-Liste'.D$2];&quot;&quot;))" table:style-name="ce1"/>
          <table:table-cell office:value-type="string" office:string-value="" table:formula="of:=IF(['SoMi-Liste'.E31]=&quot;f&quot;;['SoMi-Liste'.E$2];IF(['SoMi-Liste'.E31]=&quot;e&quot;;['SoMi-Liste'.E$2];&quot;&quot;))" table:style-name="ce1"/>
          <table:table-cell office:value-type="string" office:string-value="" table:formula="of:=IF(['SoMi-Liste'.F31]=&quot;f&quot;;['SoMi-Liste'.F$2];IF(['SoMi-Liste'.F31]=&quot;e&quot;;['SoMi-Liste'.F$2];&quot;&quot;))" table:style-name="ce1"/>
          <table:table-cell office:value-type="string" office:string-value="" table:formula="of:=IF(['SoMi-Liste'.G31]=&quot;f&quot;;['SoMi-Liste'.G$2];IF(['SoMi-Liste'.G31]=&quot;e&quot;;['SoMi-Liste'.G$2];&quot;&quot;))" table:style-name="ce1"/>
          <table:table-cell office:value-type="string" office:string-value="" table:formula="of:=IF(['SoMi-Liste'.H31]=&quot;f&quot;;['SoMi-Liste'.H$2];IF(['SoMi-Liste'.H31]=&quot;e&quot;;['SoMi-Liste'.H$2];&quot;&quot;))" table:style-name="ce1"/>
          <table:table-cell office:value-type="string" office:string-value="" table:formula="of:=IF(['SoMi-Liste'.I31]=&quot;f&quot;;['SoMi-Liste'.I$2];IF(['SoMi-Liste'.I31]=&quot;e&quot;;['SoMi-Liste'.I$2];&quot;&quot;))" table:style-name="ce1"/>
          <table:table-cell office:value-type="string" office:string-value="" table:formula="of:=IF(['SoMi-Liste'.J31]=&quot;f&quot;;['SoMi-Liste'.J$2];IF(['SoMi-Liste'.J31]=&quot;e&quot;;['SoMi-Liste'.J$2];&quot;&quot;))" table:style-name="ce1"/>
          <table:table-cell office:value-type="string" office:string-value="" table:formula="of:=IF(['SoMi-Liste'.K31]=&quot;f&quot;;['SoMi-Liste'.K$2];IF(['SoMi-Liste'.K31]=&quot;e&quot;;['SoMi-Liste'.K$2];&quot;&quot;))" table:style-name="ce1"/>
          <table:table-cell office:value-type="string" office:string-value="" table:formula="of:=IF(['SoMi-Liste'.L31]=&quot;f&quot;;['SoMi-Liste'.L$2];IF(['SoMi-Liste'.L31]=&quot;e&quot;;['SoMi-Liste'.L$2];&quot;&quot;))" table:style-name="ce1"/>
          <table:table-cell office:value-type="string" office:string-value="" table:formula="of:=IF(['SoMi-Liste'.M31]=&quot;f&quot;;['SoMi-Liste'.M$2];IF(['SoMi-Liste'.M31]=&quot;e&quot;;['SoMi-Liste'.M$2];&quot;&quot;))" table:style-name="ce1"/>
          <table:table-cell office:value-type="string" office:string-value="" table:formula="of:=IF(['SoMi-Liste'.N31]=&quot;f&quot;;['SoMi-Liste'.N$2];IF(['SoMi-Liste'.N31]=&quot;e&quot;;['SoMi-Liste'.N$2];&quot;&quot;))" table:style-name="ce1"/>
          <table:table-cell office:value-type="string" office:string-value="" table:formula="of:=IF(['SoMi-Liste'.O31]=&quot;f&quot;;['SoMi-Liste'.O$2];IF(['SoMi-Liste'.O31]=&quot;e&quot;;['SoMi-Liste'.O$2];&quot;&quot;))" table:style-name="ce1"/>
          <table:table-cell office:value-type="string" office:string-value="" table:formula="of:=IF(['SoMi-Liste'.P31]=&quot;f&quot;;['SoMi-Liste'.P$2];IF(['SoMi-Liste'.P31]=&quot;e&quot;;['SoMi-Liste'.P$2];&quot;&quot;))" table:style-name="ce1"/>
          <table:table-cell office:value-type="string" office:string-value="" table:formula="of:=IF(['SoMi-Liste'.Q31]=&quot;f&quot;;['SoMi-Liste'.Q$2];IF(['SoMi-Liste'.Q31]=&quot;e&quot;;['SoMi-Liste'.Q$2];&quot;&quot;))" table:style-name="ce1"/>
          <table:table-cell office:value-type="string" office:string-value="" table:formula="of:=IF(['SoMi-Liste'.R31]=&quot;f&quot;;['SoMi-Liste'.R$2];IF(['SoMi-Liste'.R31]=&quot;e&quot;;['SoMi-Liste'.R$2];&quot;&quot;))" table:style-name="ce1"/>
          <table:table-cell office:value-type="string" office:string-value="" table:formula="of:=IF(['SoMi-Liste'.S31]=&quot;f&quot;;['SoMi-Liste'.S$2];IF(['SoMi-Liste'.S31]=&quot;e&quot;;['SoMi-Liste'.S$2];&quot;&quot;))" table:style-name="ce1"/>
          <table:table-cell office:value-type="string" office:string-value="" table:formula="of:=IF(['SoMi-Liste'.T31]=&quot;f&quot;;['SoMi-Liste'.T$2];IF(['SoMi-Liste'.T31]=&quot;e&quot;;['SoMi-Liste'.T$2];&quot;&quot;))" table:style-name="ce1"/>
          <table:table-cell office:value-type="string" office:string-value="" table:formula="of:=IF(['SoMi-Liste'.U31]=&quot;f&quot;;['SoMi-Liste'.U$2];IF(['SoMi-Liste'.U31]=&quot;e&quot;;['SoMi-Liste'.U$2];&quot;&quot;))" table:style-name="ce1"/>
          <table:table-cell office:value-type="string" office:string-value="" table:formula="of:=IF(['SoMi-Liste'.V31]=&quot;f&quot;;['SoMi-Liste'.V$2];IF(['SoMi-Liste'.V31]=&quot;e&quot;;['SoMi-Liste'.V$2];&quot;&quot;))" table:style-name="ce1"/>
          <table:table-cell office:value-type="string" office:string-value="" table:formula="of:=IF(['SoMi-Liste'.W31]=&quot;f&quot;;['SoMi-Liste'.W$2];IF(['SoMi-Liste'.W31]=&quot;e&quot;;['SoMi-Liste'.W$2];&quot;&quot;))" table:style-name="ce1"/>
          <table:table-cell table:number-columns-repeated="2" table:style-name="ce2"/>
          <table:table-cell office:value-type="float" office:value="0" table:formula="of:=SUM([.B33:.X33])" table:style-name="ce1">
            <text:p>0</text:p>
          </table:table-cell>
          <table:table-cell office:value-type="string" office:string-value="" table:formula="of:=['SoMi-Liste'.AD31]" table:style-name="ce1"/>
          <table:table-cell office:value-type="string" office:string-value="" table:formula="of:=IF(['SoMi-Liste'.AE31]=&quot;f&quot;;['SoMi-Liste'.AE$2];IF(['SoMi-Liste'.AE31]=&quot;e&quot;;['SoMi-Liste'.AE$2];&quot;&quot;))" table:style-name="ce1"/>
          <table:table-cell office:value-type="string" office:string-value="" table:formula="of:=IF(['SoMi-Liste'.AF31]=&quot;f&quot;;['SoMi-Liste'.AF$2];IF(['SoMi-Liste'.AF31]=&quot;e&quot;;['SoMi-Liste'.AF$2];&quot;&quot;))" table:style-name="ce1"/>
          <table:table-cell office:value-type="string" office:string-value="" table:formula="of:=IF(['SoMi-Liste'.AG31]=&quot;f&quot;;['SoMi-Liste'.AG$2];IF(['SoMi-Liste'.AG31]=&quot;e&quot;;['SoMi-Liste'.AG$2];&quot;&quot;))" table:style-name="ce1"/>
          <table:table-cell office:value-type="string" office:string-value="" table:formula="of:=IF(['SoMi-Liste'.AH31]=&quot;f&quot;;['SoMi-Liste'.AH$2];IF(['SoMi-Liste'.AH31]=&quot;e&quot;;['SoMi-Liste'.AH$2];&quot;&quot;))" table:style-name="ce1"/>
          <table:table-cell office:value-type="string" office:string-value="" table:formula="of:=IF(['SoMi-Liste'.AI31]=&quot;f&quot;;['SoMi-Liste'.AI$2];IF(['SoMi-Liste'.AI31]=&quot;e&quot;;['SoMi-Liste'.AI$2];&quot;&quot;))" table:style-name="ce1"/>
          <table:table-cell office:value-type="string" office:string-value="" table:formula="of:=IF(['SoMi-Liste'.AJ31]=&quot;f&quot;;['SoMi-Liste'.AJ$2];IF(['SoMi-Liste'.AJ31]=&quot;e&quot;;['SoMi-Liste'.AJ$2];&quot;&quot;))" table:style-name="ce1"/>
          <table:table-cell office:value-type="string" office:string-value="" table:formula="of:=IF(['SoMi-Liste'.AK31]=&quot;f&quot;;['SoMi-Liste'.AK$2];IF(['SoMi-Liste'.AK31]=&quot;e&quot;;['SoMi-Liste'.AK$2];&quot;&quot;))" table:style-name="ce1"/>
          <table:table-cell office:value-type="string" office:string-value="" table:formula="of:=IF(['SoMi-Liste'.AL31]=&quot;f&quot;;['SoMi-Liste'.AL$2];IF(['SoMi-Liste'.AL31]=&quot;e&quot;;['SoMi-Liste'.AL$2];&quot;&quot;))" table:style-name="ce1"/>
          <table:table-cell office:value-type="string" office:string-value="" table:formula="of:=IF(['SoMi-Liste'.AM31]=&quot;f&quot;;['SoMi-Liste'.AM$2];IF(['SoMi-Liste'.AM31]=&quot;e&quot;;['SoMi-Liste'.AM$2];&quot;&quot;))" table:style-name="ce1"/>
          <table:table-cell office:value-type="string" office:string-value="" table:formula="of:=IF(['SoMi-Liste'.AN31]=&quot;f&quot;;['SoMi-Liste'.AN$2];IF(['SoMi-Liste'.AN31]=&quot;e&quot;;['SoMi-Liste'.AN$2];&quot;&quot;))" table:style-name="ce1"/>
          <table:table-cell office:value-type="string" office:string-value="" table:formula="of:=IF(['SoMi-Liste'.AO31]=&quot;f&quot;;['SoMi-Liste'.AO$2];IF(['SoMi-Liste'.AO31]=&quot;e&quot;;['SoMi-Liste'.AO$2];&quot;&quot;))" table:style-name="ce1"/>
          <table:table-cell office:value-type="string" office:string-value="" table:formula="of:=IF(['SoMi-Liste'.AP31]=&quot;f&quot;;['SoMi-Liste'.AP$2];IF(['SoMi-Liste'.AP31]=&quot;e&quot;;['SoMi-Liste'.AP$2];&quot;&quot;))" table:style-name="ce1"/>
          <table:table-cell office:value-type="string" office:string-value="" table:formula="of:=IF(['SoMi-Liste'.AQ31]=&quot;f&quot;;['SoMi-Liste'.AQ$2];IF(['SoMi-Liste'.AQ31]=&quot;e&quot;;['SoMi-Liste'.AQ$2];&quot;&quot;))" table:style-name="ce1"/>
          <table:table-cell office:value-type="string" office:string-value="" table:formula="of:=IF(['SoMi-Liste'.AR31]=&quot;f&quot;;['SoMi-Liste'.AR$2];IF(['SoMi-Liste'.AR31]=&quot;e&quot;;['SoMi-Liste'.AR$2];&quot;&quot;))" table:style-name="ce1"/>
          <table:table-cell office:value-type="string" office:string-value="" table:formula="of:=IF(['SoMi-Liste'.AS31]=&quot;f&quot;;['SoMi-Liste'.AS$2];IF(['SoMi-Liste'.AS31]=&quot;e&quot;;['SoMi-Liste'.AS$2];&quot;&quot;))" table:style-name="ce1"/>
          <table:table-cell office:value-type="string" office:string-value="" table:formula="of:=IF(['SoMi-Liste'.AT31]=&quot;f&quot;;['SoMi-Liste'.AT$2];IF(['SoMi-Liste'.AT31]=&quot;e&quot;;['SoMi-Liste'.AT$2];&quot;&quot;))" table:style-name="ce1"/>
          <table:table-cell office:value-type="string" office:string-value="" table:formula="of:=IF(['SoMi-Liste'.AU31]=&quot;f&quot;;['SoMi-Liste'.AU$2];IF(['SoMi-Liste'.AU31]=&quot;e&quot;;['SoMi-Liste'.AU$2];&quot;&quot;))" table:style-name="ce1"/>
          <table:table-cell office:value-type="string" office:string-value="" table:formula="of:=IF(['SoMi-Liste'.AV31]=&quot;f&quot;;['SoMi-Liste'.AV$2];IF(['SoMi-Liste'.AV31]=&quot;e&quot;;['SoMi-Liste'.AV$2];&quot;&quot;))" table:style-name="ce1"/>
          <table:table-cell office:value-type="string" office:string-value="" table:formula="of:=IF(['SoMi-Liste'.AW31]=&quot;f&quot;;['SoMi-Liste'.AW$2];IF(['SoMi-Liste'.AW31]=&quot;e&quot;;['SoMi-Liste'.AW$2];&quot;&quot;))" table:style-name="ce1"/>
          <table:table-cell office:value-type="string" office:string-value="" table:formula="of:=IF(['SoMi-Liste'.AX31]=&quot;f&quot;;['SoMi-Liste'.AX$2];IF(['SoMi-Liste'.AX31]=&quot;e&quot;;['SoMi-Liste'.AX$2];&quot;&quot;))" table:style-name="ce1"/>
          <table:table-cell office:value-type="string" office:string-value="" table:formula="of:=IF(['SoMi-Liste'.AY31]=&quot;f&quot;;['SoMi-Liste'.AY$2];IF(['SoMi-Liste'.AY31]=&quot;e&quot;;['SoMi-Liste'.AY$2];&quot;&quot;))" table:style-name="ce1"/>
          <table:table-cell table:number-columns-repeated="3" table:style-name="ce2"/>
          <table:table-cell office:value-type="float" office:value="0" table:formula="of:=SUM([.AA33:.AX33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2]" table:style-name="ce1"/>
          <table:table-cell office:value-type="string" office:string-value="" table:formula="of:=IF(['SoMi-Liste'.C32]=&quot;f&quot;;['SoMi-Liste'.C$2];IF(['SoMi-Liste'.C32]=&quot;e&quot;;['SoMi-Liste'.C$2];&quot;&quot;))" table:style-name="ce1"/>
          <table:table-cell office:value-type="string" office:string-value="" table:formula="of:=IF(['SoMi-Liste'.D32]=&quot;f&quot;;['SoMi-Liste'.D$2];IF(['SoMi-Liste'.D32]=&quot;e&quot;;['SoMi-Liste'.D$2];&quot;&quot;))" table:style-name="ce1"/>
          <table:table-cell office:value-type="string" office:string-value="" table:formula="of:=IF(['SoMi-Liste'.E32]=&quot;f&quot;;['SoMi-Liste'.E$2];IF(['SoMi-Liste'.E32]=&quot;e&quot;;['SoMi-Liste'.E$2];&quot;&quot;))" table:style-name="ce1"/>
          <table:table-cell office:value-type="string" office:string-value="" table:formula="of:=IF(['SoMi-Liste'.F32]=&quot;f&quot;;['SoMi-Liste'.F$2];IF(['SoMi-Liste'.F32]=&quot;e&quot;;['SoMi-Liste'.F$2];&quot;&quot;))" table:style-name="ce1"/>
          <table:table-cell office:value-type="string" office:string-value="" table:formula="of:=IF(['SoMi-Liste'.G32]=&quot;f&quot;;['SoMi-Liste'.G$2];IF(['SoMi-Liste'.G32]=&quot;e&quot;;['SoMi-Liste'.G$2];&quot;&quot;))" table:style-name="ce1"/>
          <table:table-cell office:value-type="string" office:string-value="" table:formula="of:=IF(['SoMi-Liste'.H32]=&quot;f&quot;;['SoMi-Liste'.H$2];IF(['SoMi-Liste'.H32]=&quot;e&quot;;['SoMi-Liste'.H$2];&quot;&quot;))" table:style-name="ce1"/>
          <table:table-cell office:value-type="string" office:string-value="" table:formula="of:=IF(['SoMi-Liste'.I32]=&quot;f&quot;;['SoMi-Liste'.I$2];IF(['SoMi-Liste'.I32]=&quot;e&quot;;['SoMi-Liste'.I$2];&quot;&quot;))" table:style-name="ce1"/>
          <table:table-cell office:value-type="string" office:string-value="" table:formula="of:=IF(['SoMi-Liste'.J32]=&quot;f&quot;;['SoMi-Liste'.J$2];IF(['SoMi-Liste'.J32]=&quot;e&quot;;['SoMi-Liste'.J$2];&quot;&quot;))" table:style-name="ce1"/>
          <table:table-cell office:value-type="string" office:string-value="" table:formula="of:=IF(['SoMi-Liste'.K32]=&quot;f&quot;;['SoMi-Liste'.K$2];IF(['SoMi-Liste'.K32]=&quot;e&quot;;['SoMi-Liste'.K$2];&quot;&quot;))" table:style-name="ce1"/>
          <table:table-cell office:value-type="string" office:string-value="" table:formula="of:=IF(['SoMi-Liste'.L32]=&quot;f&quot;;['SoMi-Liste'.L$2];IF(['SoMi-Liste'.L32]=&quot;e&quot;;['SoMi-Liste'.L$2];&quot;&quot;))" table:style-name="ce1"/>
          <table:table-cell office:value-type="string" office:string-value="" table:formula="of:=IF(['SoMi-Liste'.M32]=&quot;f&quot;;['SoMi-Liste'.M$2];IF(['SoMi-Liste'.M32]=&quot;e&quot;;['SoMi-Liste'.M$2];&quot;&quot;))" table:style-name="ce1"/>
          <table:table-cell office:value-type="string" office:string-value="" table:formula="of:=IF(['SoMi-Liste'.N32]=&quot;f&quot;;['SoMi-Liste'.N$2];IF(['SoMi-Liste'.N32]=&quot;e&quot;;['SoMi-Liste'.N$2];&quot;&quot;))" table:style-name="ce1"/>
          <table:table-cell office:value-type="string" office:string-value="" table:formula="of:=IF(['SoMi-Liste'.O32]=&quot;f&quot;;['SoMi-Liste'.O$2];IF(['SoMi-Liste'.O32]=&quot;e&quot;;['SoMi-Liste'.O$2];&quot;&quot;))" table:style-name="ce1"/>
          <table:table-cell office:value-type="string" office:string-value="" table:formula="of:=IF(['SoMi-Liste'.P32]=&quot;f&quot;;['SoMi-Liste'.P$2];IF(['SoMi-Liste'.P32]=&quot;e&quot;;['SoMi-Liste'.P$2];&quot;&quot;))" table:style-name="ce1"/>
          <table:table-cell office:value-type="string" office:string-value="" table:formula="of:=IF(['SoMi-Liste'.Q32]=&quot;f&quot;;['SoMi-Liste'.Q$2];IF(['SoMi-Liste'.Q32]=&quot;e&quot;;['SoMi-Liste'.Q$2];&quot;&quot;))" table:style-name="ce1"/>
          <table:table-cell office:value-type="string" office:string-value="" table:formula="of:=IF(['SoMi-Liste'.R32]=&quot;f&quot;;['SoMi-Liste'.R$2];IF(['SoMi-Liste'.R32]=&quot;e&quot;;['SoMi-Liste'.R$2];&quot;&quot;))" table:style-name="ce1"/>
          <table:table-cell office:value-type="string" office:string-value="" table:formula="of:=IF(['SoMi-Liste'.S32]=&quot;f&quot;;['SoMi-Liste'.S$2];IF(['SoMi-Liste'.S32]=&quot;e&quot;;['SoMi-Liste'.S$2];&quot;&quot;))" table:style-name="ce1"/>
          <table:table-cell office:value-type="string" office:string-value="" table:formula="of:=IF(['SoMi-Liste'.T32]=&quot;f&quot;;['SoMi-Liste'.T$2];IF(['SoMi-Liste'.T32]=&quot;e&quot;;['SoMi-Liste'.T$2];&quot;&quot;))" table:style-name="ce1"/>
          <table:table-cell office:value-type="string" office:string-value="" table:formula="of:=IF(['SoMi-Liste'.U32]=&quot;f&quot;;['SoMi-Liste'.U$2];IF(['SoMi-Liste'.U32]=&quot;e&quot;;['SoMi-Liste'.U$2];&quot;&quot;))" table:style-name="ce1"/>
          <table:table-cell office:value-type="string" office:string-value="" table:formula="of:=IF(['SoMi-Liste'.V32]=&quot;f&quot;;['SoMi-Liste'.V$2];IF(['SoMi-Liste'.V32]=&quot;e&quot;;['SoMi-Liste'.V$2];&quot;&quot;))" table:style-name="ce1"/>
          <table:table-cell office:value-type="string" office:string-value="" table:formula="of:=IF(['SoMi-Liste'.W32]=&quot;f&quot;;['SoMi-Liste'.W$2];IF(['SoMi-Liste'.W32]=&quot;e&quot;;['SoMi-Liste'.W$2];&quot;&quot;))" table:style-name="ce1"/>
          <table:table-cell table:number-columns-repeated="2" table:style-name="ce2"/>
          <table:table-cell office:value-type="float" office:value="0" table:formula="of:=SUM([.B34:.X34])" table:style-name="ce1">
            <text:p>0</text:p>
          </table:table-cell>
          <table:table-cell office:value-type="string" office:string-value="" table:formula="of:=['SoMi-Liste'.AD32]" table:style-name="ce1"/>
          <table:table-cell office:value-type="string" office:string-value="" table:formula="of:=IF(['SoMi-Liste'.AE32]=&quot;f&quot;;['SoMi-Liste'.AE$2];IF(['SoMi-Liste'.AE32]=&quot;e&quot;;['SoMi-Liste'.AE$2];&quot;&quot;))" table:style-name="ce1"/>
          <table:table-cell office:value-type="string" office:string-value="" table:formula="of:=IF(['SoMi-Liste'.AF32]=&quot;f&quot;;['SoMi-Liste'.AF$2];IF(['SoMi-Liste'.AF32]=&quot;e&quot;;['SoMi-Liste'.AF$2];&quot;&quot;))" table:style-name="ce1"/>
          <table:table-cell office:value-type="string" office:string-value="" table:formula="of:=IF(['SoMi-Liste'.AG32]=&quot;f&quot;;['SoMi-Liste'.AG$2];IF(['SoMi-Liste'.AG32]=&quot;e&quot;;['SoMi-Liste'.AG$2];&quot;&quot;))" table:style-name="ce1"/>
          <table:table-cell office:value-type="string" office:string-value="" table:formula="of:=IF(['SoMi-Liste'.AH32]=&quot;f&quot;;['SoMi-Liste'.AH$2];IF(['SoMi-Liste'.AH32]=&quot;e&quot;;['SoMi-Liste'.AH$2];&quot;&quot;))" table:style-name="ce1"/>
          <table:table-cell office:value-type="string" office:string-value="" table:formula="of:=IF(['SoMi-Liste'.AI32]=&quot;f&quot;;['SoMi-Liste'.AI$2];IF(['SoMi-Liste'.AI32]=&quot;e&quot;;['SoMi-Liste'.AI$2];&quot;&quot;))" table:style-name="ce1"/>
          <table:table-cell office:value-type="string" office:string-value="" table:formula="of:=IF(['SoMi-Liste'.AJ32]=&quot;f&quot;;['SoMi-Liste'.AJ$2];IF(['SoMi-Liste'.AJ32]=&quot;e&quot;;['SoMi-Liste'.AJ$2];&quot;&quot;))" table:style-name="ce1"/>
          <table:table-cell office:value-type="string" office:string-value="" table:formula="of:=IF(['SoMi-Liste'.AK32]=&quot;f&quot;;['SoMi-Liste'.AK$2];IF(['SoMi-Liste'.AK32]=&quot;e&quot;;['SoMi-Liste'.AK$2];&quot;&quot;))" table:style-name="ce1"/>
          <table:table-cell office:value-type="string" office:string-value="" table:formula="of:=IF(['SoMi-Liste'.AL32]=&quot;f&quot;;['SoMi-Liste'.AL$2];IF(['SoMi-Liste'.AL32]=&quot;e&quot;;['SoMi-Liste'.AL$2];&quot;&quot;))" table:style-name="ce1"/>
          <table:table-cell office:value-type="string" office:string-value="" table:formula="of:=IF(['SoMi-Liste'.AM32]=&quot;f&quot;;['SoMi-Liste'.AM$2];IF(['SoMi-Liste'.AM32]=&quot;e&quot;;['SoMi-Liste'.AM$2];&quot;&quot;))" table:style-name="ce1"/>
          <table:table-cell office:value-type="string" office:string-value="" table:formula="of:=IF(['SoMi-Liste'.AN32]=&quot;f&quot;;['SoMi-Liste'.AN$2];IF(['SoMi-Liste'.AN32]=&quot;e&quot;;['SoMi-Liste'.AN$2];&quot;&quot;))" table:style-name="ce1"/>
          <table:table-cell office:value-type="string" office:string-value="" table:formula="of:=IF(['SoMi-Liste'.AO32]=&quot;f&quot;;['SoMi-Liste'.AO$2];IF(['SoMi-Liste'.AO32]=&quot;e&quot;;['SoMi-Liste'.AO$2];&quot;&quot;))" table:style-name="ce1"/>
          <table:table-cell office:value-type="string" office:string-value="" table:formula="of:=IF(['SoMi-Liste'.AP32]=&quot;f&quot;;['SoMi-Liste'.AP$2];IF(['SoMi-Liste'.AP32]=&quot;e&quot;;['SoMi-Liste'.AP$2];&quot;&quot;))" table:style-name="ce1"/>
          <table:table-cell office:value-type="string" office:string-value="" table:formula="of:=IF(['SoMi-Liste'.AQ32]=&quot;f&quot;;['SoMi-Liste'.AQ$2];IF(['SoMi-Liste'.AQ32]=&quot;e&quot;;['SoMi-Liste'.AQ$2];&quot;&quot;))" table:style-name="ce1"/>
          <table:table-cell office:value-type="string" office:string-value="" table:formula="of:=IF(['SoMi-Liste'.AR32]=&quot;f&quot;;['SoMi-Liste'.AR$2];IF(['SoMi-Liste'.AR32]=&quot;e&quot;;['SoMi-Liste'.AR$2];&quot;&quot;))" table:style-name="ce1"/>
          <table:table-cell office:value-type="string" office:string-value="" table:formula="of:=IF(['SoMi-Liste'.AS32]=&quot;f&quot;;['SoMi-Liste'.AS$2];IF(['SoMi-Liste'.AS32]=&quot;e&quot;;['SoMi-Liste'.AS$2];&quot;&quot;))" table:style-name="ce1"/>
          <table:table-cell office:value-type="string" office:string-value="" table:formula="of:=IF(['SoMi-Liste'.AT32]=&quot;f&quot;;['SoMi-Liste'.AT$2];IF(['SoMi-Liste'.AT32]=&quot;e&quot;;['SoMi-Liste'.AT$2];&quot;&quot;))" table:style-name="ce1"/>
          <table:table-cell office:value-type="string" office:string-value="" table:formula="of:=IF(['SoMi-Liste'.AU32]=&quot;f&quot;;['SoMi-Liste'.AU$2];IF(['SoMi-Liste'.AU32]=&quot;e&quot;;['SoMi-Liste'.AU$2];&quot;&quot;))" table:style-name="ce1"/>
          <table:table-cell office:value-type="string" office:string-value="" table:formula="of:=IF(['SoMi-Liste'.AV32]=&quot;f&quot;;['SoMi-Liste'.AV$2];IF(['SoMi-Liste'.AV32]=&quot;e&quot;;['SoMi-Liste'.AV$2];&quot;&quot;))" table:style-name="ce1"/>
          <table:table-cell office:value-type="string" office:string-value="" table:formula="of:=IF(['SoMi-Liste'.AW32]=&quot;f&quot;;['SoMi-Liste'.AW$2];IF(['SoMi-Liste'.AW32]=&quot;e&quot;;['SoMi-Liste'.AW$2];&quot;&quot;))" table:style-name="ce1"/>
          <table:table-cell office:value-type="string" office:string-value="" table:formula="of:=IF(['SoMi-Liste'.AX32]=&quot;f&quot;;['SoMi-Liste'.AX$2];IF(['SoMi-Liste'.AX32]=&quot;e&quot;;['SoMi-Liste'.AX$2];&quot;&quot;))" table:style-name="ce1"/>
          <table:table-cell office:value-type="string" office:string-value="" table:formula="of:=IF(['SoMi-Liste'.AY32]=&quot;f&quot;;['SoMi-Liste'.AY$2];IF(['SoMi-Liste'.AY32]=&quot;e&quot;;['SoMi-Liste'.AY$2];&quot;&quot;))" table:style-name="ce1"/>
          <table:table-cell table:number-columns-repeated="3" table:style-name="ce2"/>
          <table:table-cell office:value-type="float" office:value="0" table:formula="of:=SUM([.AA34:.AX3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3]" table:style-name="ce1"/>
          <table:table-cell office:value-type="string" office:string-value="" table:formula="of:=IF(['SoMi-Liste'.C33]=&quot;f&quot;;['SoMi-Liste'.C$2];IF(['SoMi-Liste'.C33]=&quot;e&quot;;['SoMi-Liste'.C$2];&quot;&quot;))" table:style-name="ce1"/>
          <table:table-cell office:value-type="string" office:string-value="" table:formula="of:=IF(['SoMi-Liste'.D33]=&quot;f&quot;;['SoMi-Liste'.D$2];IF(['SoMi-Liste'.D33]=&quot;e&quot;;['SoMi-Liste'.D$2];&quot;&quot;))" table:style-name="ce1"/>
          <table:table-cell office:value-type="string" office:string-value="" table:formula="of:=IF(['SoMi-Liste'.E33]=&quot;f&quot;;['SoMi-Liste'.E$2];IF(['SoMi-Liste'.E33]=&quot;e&quot;;['SoMi-Liste'.E$2];&quot;&quot;))" table:style-name="ce1"/>
          <table:table-cell office:value-type="string" office:string-value="" table:formula="of:=IF(['SoMi-Liste'.F33]=&quot;f&quot;;['SoMi-Liste'.F$2];IF(['SoMi-Liste'.F33]=&quot;e&quot;;['SoMi-Liste'.F$2];&quot;&quot;))" table:style-name="ce1"/>
          <table:table-cell office:value-type="string" office:string-value="" table:formula="of:=IF(['SoMi-Liste'.G33]=&quot;f&quot;;['SoMi-Liste'.G$2];IF(['SoMi-Liste'.G33]=&quot;e&quot;;['SoMi-Liste'.G$2];&quot;&quot;))" table:style-name="ce1"/>
          <table:table-cell office:value-type="string" office:string-value="" table:formula="of:=IF(['SoMi-Liste'.H33]=&quot;f&quot;;['SoMi-Liste'.H$2];IF(['SoMi-Liste'.H33]=&quot;e&quot;;['SoMi-Liste'.H$2];&quot;&quot;))" table:style-name="ce1"/>
          <table:table-cell office:value-type="string" office:string-value="" table:formula="of:=IF(['SoMi-Liste'.I33]=&quot;f&quot;;['SoMi-Liste'.I$2];IF(['SoMi-Liste'.I33]=&quot;e&quot;;['SoMi-Liste'.I$2];&quot;&quot;))" table:style-name="ce1"/>
          <table:table-cell office:value-type="string" office:string-value="" table:formula="of:=IF(['SoMi-Liste'.J33]=&quot;f&quot;;['SoMi-Liste'.J$2];IF(['SoMi-Liste'.J33]=&quot;e&quot;;['SoMi-Liste'.J$2];&quot;&quot;))" table:style-name="ce1"/>
          <table:table-cell office:value-type="string" office:string-value="" table:formula="of:=IF(['SoMi-Liste'.K33]=&quot;f&quot;;['SoMi-Liste'.K$2];IF(['SoMi-Liste'.K33]=&quot;e&quot;;['SoMi-Liste'.K$2];&quot;&quot;))" table:style-name="ce1"/>
          <table:table-cell office:value-type="string" office:string-value="" table:formula="of:=IF(['SoMi-Liste'.L33]=&quot;f&quot;;['SoMi-Liste'.L$2];IF(['SoMi-Liste'.L33]=&quot;e&quot;;['SoMi-Liste'.L$2];&quot;&quot;))" table:style-name="ce1"/>
          <table:table-cell office:value-type="string" office:string-value="" table:formula="of:=IF(['SoMi-Liste'.M33]=&quot;f&quot;;['SoMi-Liste'.M$2];IF(['SoMi-Liste'.M33]=&quot;e&quot;;['SoMi-Liste'.M$2];&quot;&quot;))" table:style-name="ce1"/>
          <table:table-cell office:value-type="string" office:string-value="" table:formula="of:=IF(['SoMi-Liste'.N33]=&quot;f&quot;;['SoMi-Liste'.N$2];IF(['SoMi-Liste'.N33]=&quot;e&quot;;['SoMi-Liste'.N$2];&quot;&quot;))" table:style-name="ce1"/>
          <table:table-cell office:value-type="string" office:string-value="" table:formula="of:=IF(['SoMi-Liste'.O33]=&quot;f&quot;;['SoMi-Liste'.O$2];IF(['SoMi-Liste'.O33]=&quot;e&quot;;['SoMi-Liste'.O$2];&quot;&quot;))" table:style-name="ce1"/>
          <table:table-cell office:value-type="string" office:string-value="" table:formula="of:=IF(['SoMi-Liste'.P33]=&quot;f&quot;;['SoMi-Liste'.P$2];IF(['SoMi-Liste'.P33]=&quot;e&quot;;['SoMi-Liste'.P$2];&quot;&quot;))" table:style-name="ce1"/>
          <table:table-cell office:value-type="string" office:string-value="" table:formula="of:=IF(['SoMi-Liste'.Q33]=&quot;f&quot;;['SoMi-Liste'.Q$2];IF(['SoMi-Liste'.Q33]=&quot;e&quot;;['SoMi-Liste'.Q$2];&quot;&quot;))" table:style-name="ce1"/>
          <table:table-cell office:value-type="string" office:string-value="" table:formula="of:=IF(['SoMi-Liste'.R33]=&quot;f&quot;;['SoMi-Liste'.R$2];IF(['SoMi-Liste'.R33]=&quot;e&quot;;['SoMi-Liste'.R$2];&quot;&quot;))" table:style-name="ce1"/>
          <table:table-cell office:value-type="string" office:string-value="" table:formula="of:=IF(['SoMi-Liste'.S33]=&quot;f&quot;;['SoMi-Liste'.S$2];IF(['SoMi-Liste'.S33]=&quot;e&quot;;['SoMi-Liste'.S$2];&quot;&quot;))" table:style-name="ce1"/>
          <table:table-cell office:value-type="string" office:string-value="" table:formula="of:=IF(['SoMi-Liste'.T33]=&quot;f&quot;;['SoMi-Liste'.T$2];IF(['SoMi-Liste'.T33]=&quot;e&quot;;['SoMi-Liste'.T$2];&quot;&quot;))" table:style-name="ce1"/>
          <table:table-cell office:value-type="string" office:string-value="" table:formula="of:=IF(['SoMi-Liste'.U33]=&quot;f&quot;;['SoMi-Liste'.U$2];IF(['SoMi-Liste'.U33]=&quot;e&quot;;['SoMi-Liste'.U$2];&quot;&quot;))" table:style-name="ce1"/>
          <table:table-cell office:value-type="string" office:string-value="" table:formula="of:=IF(['SoMi-Liste'.V33]=&quot;f&quot;;['SoMi-Liste'.V$2];IF(['SoMi-Liste'.V33]=&quot;e&quot;;['SoMi-Liste'.V$2];&quot;&quot;))" table:style-name="ce1"/>
          <table:table-cell office:value-type="string" office:string-value="" table:formula="of:=IF(['SoMi-Liste'.W33]=&quot;f&quot;;['SoMi-Liste'.W$2];IF(['SoMi-Liste'.W33]=&quot;e&quot;;['SoMi-Liste'.W$2];&quot;&quot;))" table:style-name="ce1"/>
          <table:table-cell table:number-columns-repeated="2" table:style-name="ce2"/>
          <table:table-cell office:value-type="float" office:value="0" table:formula="of:=SUM([.B35:.X35])" table:style-name="ce1">
            <text:p>0</text:p>
          </table:table-cell>
          <table:table-cell office:value-type="string" office:string-value="" table:formula="of:=['SoMi-Liste'.AD33]" table:style-name="ce1"/>
          <table:table-cell office:value-type="string" office:string-value="" table:formula="of:=IF(['SoMi-Liste'.AE33]=&quot;f&quot;;['SoMi-Liste'.AE$2];IF(['SoMi-Liste'.AE33]=&quot;e&quot;;['SoMi-Liste'.AE$2];&quot;&quot;))" table:style-name="ce1"/>
          <table:table-cell office:value-type="string" office:string-value="" table:formula="of:=IF(['SoMi-Liste'.AF33]=&quot;f&quot;;['SoMi-Liste'.AF$2];IF(['SoMi-Liste'.AF33]=&quot;e&quot;;['SoMi-Liste'.AF$2];&quot;&quot;))" table:style-name="ce1"/>
          <table:table-cell office:value-type="string" office:string-value="" table:formula="of:=IF(['SoMi-Liste'.AG33]=&quot;f&quot;;['SoMi-Liste'.AG$2];IF(['SoMi-Liste'.AG33]=&quot;e&quot;;['SoMi-Liste'.AG$2];&quot;&quot;))" table:style-name="ce1"/>
          <table:table-cell office:value-type="string" office:string-value="" table:formula="of:=IF(['SoMi-Liste'.AH33]=&quot;f&quot;;['SoMi-Liste'.AH$2];IF(['SoMi-Liste'.AH33]=&quot;e&quot;;['SoMi-Liste'.AH$2];&quot;&quot;))" table:style-name="ce1"/>
          <table:table-cell office:value-type="string" office:string-value="" table:formula="of:=IF(['SoMi-Liste'.AI33]=&quot;f&quot;;['SoMi-Liste'.AI$2];IF(['SoMi-Liste'.AI33]=&quot;e&quot;;['SoMi-Liste'.AI$2];&quot;&quot;))" table:style-name="ce1"/>
          <table:table-cell office:value-type="string" office:string-value="" table:formula="of:=IF(['SoMi-Liste'.AJ33]=&quot;f&quot;;['SoMi-Liste'.AJ$2];IF(['SoMi-Liste'.AJ33]=&quot;e&quot;;['SoMi-Liste'.AJ$2];&quot;&quot;))" table:style-name="ce1"/>
          <table:table-cell office:value-type="string" office:string-value="" table:formula="of:=IF(['SoMi-Liste'.AK33]=&quot;f&quot;;['SoMi-Liste'.AK$2];IF(['SoMi-Liste'.AK33]=&quot;e&quot;;['SoMi-Liste'.AK$2];&quot;&quot;))" table:style-name="ce1"/>
          <table:table-cell office:value-type="string" office:string-value="" table:formula="of:=IF(['SoMi-Liste'.AL33]=&quot;f&quot;;['SoMi-Liste'.AL$2];IF(['SoMi-Liste'.AL33]=&quot;e&quot;;['SoMi-Liste'.AL$2];&quot;&quot;))" table:style-name="ce1"/>
          <table:table-cell office:value-type="string" office:string-value="" table:formula="of:=IF(['SoMi-Liste'.AM33]=&quot;f&quot;;['SoMi-Liste'.AM$2];IF(['SoMi-Liste'.AM33]=&quot;e&quot;;['SoMi-Liste'.AM$2];&quot;&quot;))" table:style-name="ce1"/>
          <table:table-cell office:value-type="string" office:string-value="" table:formula="of:=IF(['SoMi-Liste'.AN33]=&quot;f&quot;;['SoMi-Liste'.AN$2];IF(['SoMi-Liste'.AN33]=&quot;e&quot;;['SoMi-Liste'.AN$2];&quot;&quot;))" table:style-name="ce1"/>
          <table:table-cell office:value-type="string" office:string-value="" table:formula="of:=IF(['SoMi-Liste'.AO33]=&quot;f&quot;;['SoMi-Liste'.AO$2];IF(['SoMi-Liste'.AO33]=&quot;e&quot;;['SoMi-Liste'.AO$2];&quot;&quot;))" table:style-name="ce1"/>
          <table:table-cell office:value-type="string" office:string-value="" table:formula="of:=IF(['SoMi-Liste'.AP33]=&quot;f&quot;;['SoMi-Liste'.AP$2];IF(['SoMi-Liste'.AP33]=&quot;e&quot;;['SoMi-Liste'.AP$2];&quot;&quot;))" table:style-name="ce1"/>
          <table:table-cell office:value-type="string" office:string-value="" table:formula="of:=IF(['SoMi-Liste'.AQ33]=&quot;f&quot;;['SoMi-Liste'.AQ$2];IF(['SoMi-Liste'.AQ33]=&quot;e&quot;;['SoMi-Liste'.AQ$2];&quot;&quot;))" table:style-name="ce1"/>
          <table:table-cell office:value-type="string" office:string-value="" table:formula="of:=IF(['SoMi-Liste'.AR33]=&quot;f&quot;;['SoMi-Liste'.AR$2];IF(['SoMi-Liste'.AR33]=&quot;e&quot;;['SoMi-Liste'.AR$2];&quot;&quot;))" table:style-name="ce1"/>
          <table:table-cell office:value-type="string" office:string-value="" table:formula="of:=IF(['SoMi-Liste'.AS33]=&quot;f&quot;;['SoMi-Liste'.AS$2];IF(['SoMi-Liste'.AS33]=&quot;e&quot;;['SoMi-Liste'.AS$2];&quot;&quot;))" table:style-name="ce1"/>
          <table:table-cell office:value-type="string" office:string-value="" table:formula="of:=IF(['SoMi-Liste'.AT33]=&quot;f&quot;;['SoMi-Liste'.AT$2];IF(['SoMi-Liste'.AT33]=&quot;e&quot;;['SoMi-Liste'.AT$2];&quot;&quot;))" table:style-name="ce1"/>
          <table:table-cell office:value-type="string" office:string-value="" table:formula="of:=IF(['SoMi-Liste'.AU33]=&quot;f&quot;;['SoMi-Liste'.AU$2];IF(['SoMi-Liste'.AU33]=&quot;e&quot;;['SoMi-Liste'.AU$2];&quot;&quot;))" table:style-name="ce1"/>
          <table:table-cell office:value-type="string" office:string-value="" table:formula="of:=IF(['SoMi-Liste'.AV33]=&quot;f&quot;;['SoMi-Liste'.AV$2];IF(['SoMi-Liste'.AV33]=&quot;e&quot;;['SoMi-Liste'.AV$2];&quot;&quot;))" table:style-name="ce1"/>
          <table:table-cell office:value-type="string" office:string-value="" table:formula="of:=IF(['SoMi-Liste'.AW33]=&quot;f&quot;;['SoMi-Liste'.AW$2];IF(['SoMi-Liste'.AW33]=&quot;e&quot;;['SoMi-Liste'.AW$2];&quot;&quot;))" table:style-name="ce1"/>
          <table:table-cell office:value-type="string" office:string-value="" table:formula="of:=IF(['SoMi-Liste'.AX33]=&quot;f&quot;;['SoMi-Liste'.AX$2];IF(['SoMi-Liste'.AX33]=&quot;e&quot;;['SoMi-Liste'.AX$2];&quot;&quot;))" table:style-name="ce1"/>
          <table:table-cell office:value-type="string" office:string-value="" table:formula="of:=IF(['SoMi-Liste'.AY33]=&quot;f&quot;;['SoMi-Liste'.AY$2];IF(['SoMi-Liste'.AY33]=&quot;e&quot;;['SoMi-Liste'.AY$2];&quot;&quot;))" table:style-name="ce1"/>
          <table:table-cell table:number-columns-repeated="3" table:style-name="ce2"/>
          <table:table-cell office:value-type="float" office:value="0" table:formula="of:=SUM([.AA35:.AX3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4]" table:style-name="ce1"/>
          <table:table-cell office:value-type="string" office:string-value="" table:formula="of:=IF(['SoMi-Liste'.C34]=&quot;f&quot;;['SoMi-Liste'.C$2];IF(['SoMi-Liste'.C34]=&quot;e&quot;;['SoMi-Liste'.C$2];&quot;&quot;))" table:style-name="ce1"/>
          <table:table-cell office:value-type="string" office:string-value="" table:formula="of:=IF(['SoMi-Liste'.D34]=&quot;f&quot;;['SoMi-Liste'.D$2];IF(['SoMi-Liste'.D34]=&quot;e&quot;;['SoMi-Liste'.D$2];&quot;&quot;))" table:style-name="ce1"/>
          <table:table-cell office:value-type="string" office:string-value="" table:formula="of:=IF(['SoMi-Liste'.E34]=&quot;f&quot;;['SoMi-Liste'.E$2];IF(['SoMi-Liste'.E34]=&quot;e&quot;;['SoMi-Liste'.E$2];&quot;&quot;))" table:style-name="ce1"/>
          <table:table-cell office:value-type="string" office:string-value="" table:formula="of:=IF(['SoMi-Liste'.F34]=&quot;f&quot;;['SoMi-Liste'.F$2];IF(['SoMi-Liste'.F34]=&quot;e&quot;;['SoMi-Liste'.F$2];&quot;&quot;))" table:style-name="ce1"/>
          <table:table-cell office:value-type="string" office:string-value="" table:formula="of:=IF(['SoMi-Liste'.G34]=&quot;f&quot;;['SoMi-Liste'.G$2];IF(['SoMi-Liste'.G34]=&quot;e&quot;;['SoMi-Liste'.G$2];&quot;&quot;))" table:style-name="ce1"/>
          <table:table-cell office:value-type="string" office:string-value="" table:formula="of:=IF(['SoMi-Liste'.H34]=&quot;f&quot;;['SoMi-Liste'.H$2];IF(['SoMi-Liste'.H34]=&quot;e&quot;;['SoMi-Liste'.H$2];&quot;&quot;))" table:style-name="ce1"/>
          <table:table-cell office:value-type="string" office:string-value="" table:formula="of:=IF(['SoMi-Liste'.I34]=&quot;f&quot;;['SoMi-Liste'.I$2];IF(['SoMi-Liste'.I34]=&quot;e&quot;;['SoMi-Liste'.I$2];&quot;&quot;))" table:style-name="ce1"/>
          <table:table-cell office:value-type="string" office:string-value="" table:formula="of:=IF(['SoMi-Liste'.J34]=&quot;f&quot;;['SoMi-Liste'.J$2];IF(['SoMi-Liste'.J34]=&quot;e&quot;;['SoMi-Liste'.J$2];&quot;&quot;))" table:style-name="ce1"/>
          <table:table-cell office:value-type="string" office:string-value="" table:formula="of:=IF(['SoMi-Liste'.K34]=&quot;f&quot;;['SoMi-Liste'.K$2];IF(['SoMi-Liste'.K34]=&quot;e&quot;;['SoMi-Liste'.K$2];&quot;&quot;))" table:style-name="ce1"/>
          <table:table-cell office:value-type="string" office:string-value="" table:formula="of:=IF(['SoMi-Liste'.L34]=&quot;f&quot;;['SoMi-Liste'.L$2];IF(['SoMi-Liste'.L34]=&quot;e&quot;;['SoMi-Liste'.L$2];&quot;&quot;))" table:style-name="ce1"/>
          <table:table-cell office:value-type="string" office:string-value="" table:formula="of:=IF(['SoMi-Liste'.M34]=&quot;f&quot;;['SoMi-Liste'.M$2];IF(['SoMi-Liste'.M34]=&quot;e&quot;;['SoMi-Liste'.M$2];&quot;&quot;))" table:style-name="ce1"/>
          <table:table-cell office:value-type="string" office:string-value="" table:formula="of:=IF(['SoMi-Liste'.N34]=&quot;f&quot;;['SoMi-Liste'.N$2];IF(['SoMi-Liste'.N34]=&quot;e&quot;;['SoMi-Liste'.N$2];&quot;&quot;))" table:style-name="ce1"/>
          <table:table-cell office:value-type="string" office:string-value="" table:formula="of:=IF(['SoMi-Liste'.O34]=&quot;f&quot;;['SoMi-Liste'.O$2];IF(['SoMi-Liste'.O34]=&quot;e&quot;;['SoMi-Liste'.O$2];&quot;&quot;))" table:style-name="ce1"/>
          <table:table-cell office:value-type="string" office:string-value="" table:formula="of:=IF(['SoMi-Liste'.P34]=&quot;f&quot;;['SoMi-Liste'.P$2];IF(['SoMi-Liste'.P34]=&quot;e&quot;;['SoMi-Liste'.P$2];&quot;&quot;))" table:style-name="ce1"/>
          <table:table-cell office:value-type="string" office:string-value="" table:formula="of:=IF(['SoMi-Liste'.Q34]=&quot;f&quot;;['SoMi-Liste'.Q$2];IF(['SoMi-Liste'.Q34]=&quot;e&quot;;['SoMi-Liste'.Q$2];&quot;&quot;))" table:style-name="ce1"/>
          <table:table-cell office:value-type="string" office:string-value="" table:formula="of:=IF(['SoMi-Liste'.R34]=&quot;f&quot;;['SoMi-Liste'.R$2];IF(['SoMi-Liste'.R34]=&quot;e&quot;;['SoMi-Liste'.R$2];&quot;&quot;))" table:style-name="ce1"/>
          <table:table-cell office:value-type="string" office:string-value="" table:formula="of:=IF(['SoMi-Liste'.S34]=&quot;f&quot;;['SoMi-Liste'.S$2];IF(['SoMi-Liste'.S34]=&quot;e&quot;;['SoMi-Liste'.S$2];&quot;&quot;))" table:style-name="ce1"/>
          <table:table-cell office:value-type="string" office:string-value="" table:formula="of:=IF(['SoMi-Liste'.T34]=&quot;f&quot;;['SoMi-Liste'.T$2];IF(['SoMi-Liste'.T34]=&quot;e&quot;;['SoMi-Liste'.T$2];&quot;&quot;))" table:style-name="ce1"/>
          <table:table-cell office:value-type="string" office:string-value="" table:formula="of:=IF(['SoMi-Liste'.U34]=&quot;f&quot;;['SoMi-Liste'.U$2];IF(['SoMi-Liste'.U34]=&quot;e&quot;;['SoMi-Liste'.U$2];&quot;&quot;))" table:style-name="ce1"/>
          <table:table-cell office:value-type="string" office:string-value="" table:formula="of:=IF(['SoMi-Liste'.V34]=&quot;f&quot;;['SoMi-Liste'.V$2];IF(['SoMi-Liste'.V34]=&quot;e&quot;;['SoMi-Liste'.V$2];&quot;&quot;))" table:style-name="ce1"/>
          <table:table-cell office:value-type="string" office:string-value="" table:formula="of:=IF(['SoMi-Liste'.W34]=&quot;f&quot;;['SoMi-Liste'.W$2];IF(['SoMi-Liste'.W34]=&quot;e&quot;;['SoMi-Liste'.W$2];&quot;&quot;))" table:style-name="ce1"/>
          <table:table-cell table:number-columns-repeated="2" table:style-name="ce2"/>
          <table:table-cell office:value-type="float" office:value="0" table:formula="of:=SUM([.B36:.X36])" table:style-name="ce1">
            <text:p>0</text:p>
          </table:table-cell>
          <table:table-cell office:value-type="string" office:string-value="" table:formula="of:=['SoMi-Liste'.AD34]" table:style-name="ce1"/>
          <table:table-cell office:value-type="string" office:string-value="" table:formula="of:=IF(['SoMi-Liste'.AE34]=&quot;f&quot;;['SoMi-Liste'.AE$2];IF(['SoMi-Liste'.AE34]=&quot;e&quot;;['SoMi-Liste'.AE$2];&quot;&quot;))" table:style-name="ce1"/>
          <table:table-cell office:value-type="string" office:string-value="" table:formula="of:=IF(['SoMi-Liste'.AF34]=&quot;f&quot;;['SoMi-Liste'.AF$2];IF(['SoMi-Liste'.AF34]=&quot;e&quot;;['SoMi-Liste'.AF$2];&quot;&quot;))" table:style-name="ce1"/>
          <table:table-cell office:value-type="string" office:string-value="" table:formula="of:=IF(['SoMi-Liste'.AG34]=&quot;f&quot;;['SoMi-Liste'.AG$2];IF(['SoMi-Liste'.AG34]=&quot;e&quot;;['SoMi-Liste'.AG$2];&quot;&quot;))" table:style-name="ce1"/>
          <table:table-cell office:value-type="string" office:string-value="" table:formula="of:=IF(['SoMi-Liste'.AH34]=&quot;f&quot;;['SoMi-Liste'.AH$2];IF(['SoMi-Liste'.AH34]=&quot;e&quot;;['SoMi-Liste'.AH$2];&quot;&quot;))" table:style-name="ce1"/>
          <table:table-cell office:value-type="string" office:string-value="" table:formula="of:=IF(['SoMi-Liste'.AI34]=&quot;f&quot;;['SoMi-Liste'.AI$2];IF(['SoMi-Liste'.AI34]=&quot;e&quot;;['SoMi-Liste'.AI$2];&quot;&quot;))" table:style-name="ce1"/>
          <table:table-cell office:value-type="string" office:string-value="" table:formula="of:=IF(['SoMi-Liste'.AJ34]=&quot;f&quot;;['SoMi-Liste'.AJ$2];IF(['SoMi-Liste'.AJ34]=&quot;e&quot;;['SoMi-Liste'.AJ$2];&quot;&quot;))" table:style-name="ce1"/>
          <table:table-cell office:value-type="string" office:string-value="" table:formula="of:=IF(['SoMi-Liste'.AK34]=&quot;f&quot;;['SoMi-Liste'.AK$2];IF(['SoMi-Liste'.AK34]=&quot;e&quot;;['SoMi-Liste'.AK$2];&quot;&quot;))" table:style-name="ce1"/>
          <table:table-cell office:value-type="string" office:string-value="" table:formula="of:=IF(['SoMi-Liste'.AL34]=&quot;f&quot;;['SoMi-Liste'.AL$2];IF(['SoMi-Liste'.AL34]=&quot;e&quot;;['SoMi-Liste'.AL$2];&quot;&quot;))" table:style-name="ce1"/>
          <table:table-cell office:value-type="string" office:string-value="" table:formula="of:=IF(['SoMi-Liste'.AM34]=&quot;f&quot;;['SoMi-Liste'.AM$2];IF(['SoMi-Liste'.AM34]=&quot;e&quot;;['SoMi-Liste'.AM$2];&quot;&quot;))" table:style-name="ce1"/>
          <table:table-cell office:value-type="string" office:string-value="" table:formula="of:=IF(['SoMi-Liste'.AN34]=&quot;f&quot;;['SoMi-Liste'.AN$2];IF(['SoMi-Liste'.AN34]=&quot;e&quot;;['SoMi-Liste'.AN$2];&quot;&quot;))" table:style-name="ce1"/>
          <table:table-cell office:value-type="string" office:string-value="" table:formula="of:=IF(['SoMi-Liste'.AO34]=&quot;f&quot;;['SoMi-Liste'.AO$2];IF(['SoMi-Liste'.AO34]=&quot;e&quot;;['SoMi-Liste'.AO$2];&quot;&quot;))" table:style-name="ce1"/>
          <table:table-cell office:value-type="string" office:string-value="" table:formula="of:=IF(['SoMi-Liste'.AP34]=&quot;f&quot;;['SoMi-Liste'.AP$2];IF(['SoMi-Liste'.AP34]=&quot;e&quot;;['SoMi-Liste'.AP$2];&quot;&quot;))" table:style-name="ce1"/>
          <table:table-cell office:value-type="string" office:string-value="" table:formula="of:=IF(['SoMi-Liste'.AQ34]=&quot;f&quot;;['SoMi-Liste'.AQ$2];IF(['SoMi-Liste'.AQ34]=&quot;e&quot;;['SoMi-Liste'.AQ$2];&quot;&quot;))" table:style-name="ce1"/>
          <table:table-cell office:value-type="string" office:string-value="" table:formula="of:=IF(['SoMi-Liste'.AR34]=&quot;f&quot;;['SoMi-Liste'.AR$2];IF(['SoMi-Liste'.AR34]=&quot;e&quot;;['SoMi-Liste'.AR$2];&quot;&quot;))" table:style-name="ce1"/>
          <table:table-cell office:value-type="string" office:string-value="" table:formula="of:=IF(['SoMi-Liste'.AS34]=&quot;f&quot;;['SoMi-Liste'.AS$2];IF(['SoMi-Liste'.AS34]=&quot;e&quot;;['SoMi-Liste'.AS$2];&quot;&quot;))" table:style-name="ce1"/>
          <table:table-cell office:value-type="string" office:string-value="" table:formula="of:=IF(['SoMi-Liste'.AT34]=&quot;f&quot;;['SoMi-Liste'.AT$2];IF(['SoMi-Liste'.AT34]=&quot;e&quot;;['SoMi-Liste'.AT$2];&quot;&quot;))" table:style-name="ce1"/>
          <table:table-cell office:value-type="string" office:string-value="" table:formula="of:=IF(['SoMi-Liste'.AU34]=&quot;f&quot;;['SoMi-Liste'.AU$2];IF(['SoMi-Liste'.AU34]=&quot;e&quot;;['SoMi-Liste'.AU$2];&quot;&quot;))" table:style-name="ce1"/>
          <table:table-cell office:value-type="string" office:string-value="" table:formula="of:=IF(['SoMi-Liste'.AV34]=&quot;f&quot;;['SoMi-Liste'.AV$2];IF(['SoMi-Liste'.AV34]=&quot;e&quot;;['SoMi-Liste'.AV$2];&quot;&quot;))" table:style-name="ce1"/>
          <table:table-cell office:value-type="string" office:string-value="" table:formula="of:=IF(['SoMi-Liste'.AW34]=&quot;f&quot;;['SoMi-Liste'.AW$2];IF(['SoMi-Liste'.AW34]=&quot;e&quot;;['SoMi-Liste'.AW$2];&quot;&quot;))" table:style-name="ce1"/>
          <table:table-cell office:value-type="string" office:string-value="" table:formula="of:=IF(['SoMi-Liste'.AX34]=&quot;f&quot;;['SoMi-Liste'.AX$2];IF(['SoMi-Liste'.AX34]=&quot;e&quot;;['SoMi-Liste'.AX$2];&quot;&quot;))" table:style-name="ce1"/>
          <table:table-cell office:value-type="string" office:string-value="" table:formula="of:=IF(['SoMi-Liste'.AY34]=&quot;f&quot;;['SoMi-Liste'.AY$2];IF(['SoMi-Liste'.AY34]=&quot;e&quot;;['SoMi-Liste'.AY$2];&quot;&quot;))" table:style-name="ce1"/>
          <table:table-cell table:number-columns-repeated="3" table:style-name="ce2"/>
          <table:table-cell office:value-type="float" office:value="0" table:formula="of:=SUM([.AA36:.AX36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f&quot;;['SoMi-Liste'.C$2];IF([.#REF!]=&quot;e&quot;;['SoMi-Liste'.C$2];&quot;&quot;))" table:style-name="ce2">
            <text:p>#BEZUG!</text:p>
          </table:table-cell>
          <table:table-cell office:value-type="float" office:value="0" table:formula="of:=IF([.#REF!]=&quot;f&quot;;['SoMi-Liste'.D$2];IF([.#REF!]=&quot;e&quot;;['SoMi-Liste'.D$2];&quot;&quot;))" table:style-name="ce2">
            <text:p>#BEZUG!</text:p>
          </table:table-cell>
          <table:table-cell office:value-type="float" office:value="0" table:formula="of:=IF([.#REF!]=&quot;f&quot;;['SoMi-Liste'.E$2];IF([.#REF!]=&quot;e&quot;;['SoMi-Liste'.E$2];&quot;&quot;))" table:style-name="ce2">
            <text:p>#BEZUG!</text:p>
          </table:table-cell>
          <table:table-cell office:value-type="float" office:value="0" table:formula="of:=IF([.#REF!]=&quot;f&quot;;['SoMi-Liste'.F$2];IF([.#REF!]=&quot;e&quot;;['SoMi-Liste'.F$2];&quot;&quot;))" table:style-name="ce2">
            <text:p>#BEZUG!</text:p>
          </table:table-cell>
          <table:table-cell office:value-type="float" office:value="0" table:formula="of:=IF([.#REF!]=&quot;f&quot;;['SoMi-Liste'.G$2];IF([.#REF!]=&quot;e&quot;;['SoMi-Liste'.G$2];&quot;&quot;))" table:style-name="ce2">
            <text:p>#BEZUG!</text:p>
          </table:table-cell>
          <table:table-cell office:value-type="float" office:value="0" table:formula="of:=IF([.#REF!]=&quot;f&quot;;['SoMi-Liste'.H$2];IF([.#REF!]=&quot;e&quot;;['SoMi-Liste'.H$2];&quot;&quot;))" table:style-name="ce2">
            <text:p>#BEZUG!</text:p>
          </table:table-cell>
          <table:table-cell office:value-type="float" office:value="0" table:formula="of:=IF([.#REF!]=&quot;f&quot;;['SoMi-Liste'.I$2];IF([.#REF!]=&quot;e&quot;;['SoMi-Liste'.I$2];&quot;&quot;))" table:style-name="ce2">
            <text:p>#BEZUG!</text:p>
          </table:table-cell>
          <table:table-cell office:value-type="float" office:value="0" table:formula="of:=IF([.#REF!]=&quot;f&quot;;['SoMi-Liste'.J$2];IF([.#REF!]=&quot;e&quot;;['SoMi-Liste'.J$2];&quot;&quot;))" table:style-name="ce2">
            <text:p>#BEZUG!</text:p>
          </table:table-cell>
          <table:table-cell office:value-type="float" office:value="0" table:formula="of:=IF([.#REF!]=&quot;f&quot;;['SoMi-Liste'.K$2];IF([.#REF!]=&quot;e&quot;;['SoMi-Liste'.K$2];&quot;&quot;))" table:style-name="ce2">
            <text:p>#BEZUG!</text:p>
          </table:table-cell>
          <table:table-cell office:value-type="float" office:value="0" table:formula="of:=IF([.#REF!]=&quot;f&quot;;['SoMi-Liste'.L$2];IF([.#REF!]=&quot;e&quot;;['SoMi-Liste'.L$2];&quot;&quot;))" table:style-name="ce2">
            <text:p>#BEZUG!</text:p>
          </table:table-cell>
          <table:table-cell office:value-type="float" office:value="0" table:formula="of:=IF([.#REF!]=&quot;f&quot;;['SoMi-Liste'.M$2];IF([.#REF!]=&quot;e&quot;;['SoMi-Liste'.M$2];&quot;&quot;))" table:style-name="ce2">
            <text:p>#BEZUG!</text:p>
          </table:table-cell>
          <table:table-cell office:value-type="float" office:value="0" table:formula="of:=IF([.#REF!]=&quot;f&quot;;['SoMi-Liste'.N$2];IF([.#REF!]=&quot;e&quot;;['SoMi-Liste'.N$2];&quot;&quot;))" table:style-name="ce2">
            <text:p>#BEZUG!</text:p>
          </table:table-cell>
          <table:table-cell office:value-type="float" office:value="0" table:formula="of:=IF([.#REF!]=&quot;f&quot;;['SoMi-Liste'.O$2];IF([.#REF!]=&quot;e&quot;;['SoMi-Liste'.O$2];&quot;&quot;))" table:style-name="ce2">
            <text:p>#BEZUG!</text:p>
          </table:table-cell>
          <table:table-cell office:value-type="float" office:value="0" table:formula="of:=IF([.#REF!]=&quot;f&quot;;['SoMi-Liste'.P$2];IF([.#REF!]=&quot;e&quot;;['SoMi-Liste'.P$2];&quot;&quot;))" table:style-name="ce2">
            <text:p>#BEZUG!</text:p>
          </table:table-cell>
          <table:table-cell office:value-type="float" office:value="0" table:formula="of:=IF([.#REF!]=&quot;f&quot;;['SoMi-Liste'.Q$2];IF([.#REF!]=&quot;e&quot;;['SoMi-Liste'.Q$2];&quot;&quot;))" table:style-name="ce2">
            <text:p>#BEZUG!</text:p>
          </table:table-cell>
          <table:table-cell office:value-type="float" office:value="0" table:formula="of:=IF([.#REF!]=&quot;f&quot;;['SoMi-Liste'.R$2];IF([.#REF!]=&quot;e&quot;;['SoMi-Liste'.R$2];&quot;&quot;))" table:style-name="ce2">
            <text:p>#BEZUG!</text:p>
          </table:table-cell>
          <table:table-cell office:value-type="float" office:value="0" table:formula="of:=IF([.#REF!]=&quot;f&quot;;['SoMi-Liste'.S$2];IF([.#REF!]=&quot;e&quot;;['SoMi-Liste'.S$2];&quot;&quot;))" table:style-name="ce2">
            <text:p>#BEZUG!</text:p>
          </table:table-cell>
          <table:table-cell office:value-type="float" office:value="0" table:formula="of:=IF([.#REF!]=&quot;f&quot;;['SoMi-Liste'.T$2];IF([.#REF!]=&quot;e&quot;;['SoMi-Liste'.T$2];&quot;&quot;))" table:style-name="ce2">
            <text:p>#BEZUG!</text:p>
          </table:table-cell>
          <table:table-cell office:value-type="float" office:value="0" table:formula="of:=IF([.#REF!]=&quot;f&quot;;['SoMi-Liste'.U$2];IF([.#REF!]=&quot;e&quot;;['SoMi-Liste'.U$2];&quot;&quot;))" table:style-name="ce2">
            <text:p>#BEZUG!</text:p>
          </table:table-cell>
          <table:table-cell office:value-type="float" office:value="0" table:formula="of:=IF([.#REF!]=&quot;f&quot;;['SoMi-Liste'.V$2];IF([.#REF!]=&quot;e&quot;;['SoMi-Liste'.V$2];&quot;&quot;))" table:style-name="ce2">
            <text:p>#BEZUG!</text:p>
          </table:table-cell>
          <table:table-cell office:value-type="float" office:value="0" table:formula="of:=IF([.#REF!]=&quot;f&quot;;['SoMi-Liste'.W$2];IF([.#REF!]=&quot;e&quot;;['SoMi-Liste'.W$2];&quot;&quot;))" table:style-name="ce2">
            <text:p>#BEZUG!</text:p>
          </table:table-cell>
          <table:table-cell table:number-columns-repeated="2" table:style-name="ce2"/>
          <table:table-cell office:value-type="float" office:value="0" table:formula="of:=SUM([.B37:.X37])" table:style-name="ce1">
            <text:p>#BEZUG!</text:p>
          </table:table-cell>
          <table:table-cell office:value-type="float" office:value="0" table:formula="of:=['SoMi-Liste'.AD35]" table:style-name="ce1">
            <text:p>0</text:p>
          </table:table-cell>
          <table:table-cell office:value-type="string" office:string-value="" table:formula="of:=IF(['SoMi-Liste'.AE35]=&quot;f&quot;;['SoMi-Liste'.AE$2];IF(['SoMi-Liste'.AE35]=&quot;e&quot;;['SoMi-Liste'.AE$2];&quot;&quot;))" table:style-name="ce1"/>
          <table:table-cell office:value-type="string" office:string-value="" table:formula="of:=IF(['SoMi-Liste'.AF35]=&quot;f&quot;;['SoMi-Liste'.AF$2];IF(['SoMi-Liste'.AF35]=&quot;e&quot;;['SoMi-Liste'.AF$2];&quot;&quot;))" table:style-name="ce1"/>
          <table:table-cell office:value-type="string" office:string-value="" table:formula="of:=IF(['SoMi-Liste'.AG35]=&quot;f&quot;;['SoMi-Liste'.AG$2];IF(['SoMi-Liste'.AG35]=&quot;e&quot;;['SoMi-Liste'.AG$2];&quot;&quot;))" table:style-name="ce1"/>
          <table:table-cell office:value-type="string" office:string-value="" table:formula="of:=IF(['SoMi-Liste'.AI35]=&quot;f&quot;;['SoMi-Liste'.AH$2];IF(['SoMi-Liste'.AI35]=&quot;e&quot;;['SoMi-Liste'.AH$2];&quot;&quot;))" table:style-name="ce1"/>
          <table:table-cell office:value-type="string" office:string-value="" table:formula="of:=IF(['SoMi-Liste'.AI35]=&quot;f&quot;;['SoMi-Liste'.AI$2];IF(['SoMi-Liste'.AI35]=&quot;e&quot;;['SoMi-Liste'.AI$2];&quot;&quot;))" table:style-name="ce1"/>
          <table:table-cell office:value-type="string" office:string-value="" table:formula="of:=IF(['SoMi-Liste'.AJ35]=&quot;f&quot;;['SoMi-Liste'.AJ$2];IF(['SoMi-Liste'.AJ35]=&quot;e&quot;;['SoMi-Liste'.AJ$2];&quot;&quot;))" table:style-name="ce1"/>
          <table:table-cell office:value-type="string" office:string-value="" table:formula="of:=IF(['SoMi-Liste'.AK35]=&quot;f&quot;;['SoMi-Liste'.AK$2];IF(['SoMi-Liste'.AK35]=&quot;e&quot;;['SoMi-Liste'.AK$2];&quot;&quot;))" table:style-name="ce1"/>
          <table:table-cell office:value-type="string" office:string-value="" table:formula="of:=IF(['SoMi-Liste'.AL35]=&quot;f&quot;;['SoMi-Liste'.AL$2];IF(['SoMi-Liste'.AL35]=&quot;e&quot;;['SoMi-Liste'.AL$2];&quot;&quot;))" table:style-name="ce1"/>
          <table:table-cell office:value-type="string" office:string-value="" table:formula="of:=IF(['SoMi-Liste'.AM35]=&quot;f&quot;;['SoMi-Liste'.AM$2];IF(['SoMi-Liste'.AM35]=&quot;e&quot;;['SoMi-Liste'.AM$2];&quot;&quot;))" table:style-name="ce1"/>
          <table:table-cell office:value-type="string" office:string-value="" table:formula="of:=IF(['SoMi-Liste'.AN35]=&quot;f&quot;;['SoMi-Liste'.AN$2];IF(['SoMi-Liste'.AN35]=&quot;e&quot;;['SoMi-Liste'.AN$2];&quot;&quot;))" table:style-name="ce1"/>
          <table:table-cell office:value-type="string" office:string-value="" table:formula="of:=IF(['SoMi-Liste'.AO35]=&quot;f&quot;;['SoMi-Liste'.AO$2];IF(['SoMi-Liste'.AO35]=&quot;e&quot;;['SoMi-Liste'.AO$2];&quot;&quot;))" table:style-name="ce1"/>
          <table:table-cell office:value-type="string" office:string-value="" table:formula="of:=IF(['SoMi-Liste'.AP35]=&quot;f&quot;;['SoMi-Liste'.AP$2];IF(['SoMi-Liste'.AP35]=&quot;e&quot;;['SoMi-Liste'.AP$2];&quot;&quot;))" table:style-name="ce1"/>
          <table:table-cell office:value-type="string" office:string-value="" table:formula="of:=IF(['SoMi-Liste'.AQ35]=&quot;f&quot;;['SoMi-Liste'.AQ$2];IF(['SoMi-Liste'.AQ35]=&quot;e&quot;;['SoMi-Liste'.AQ$2];&quot;&quot;))" table:style-name="ce1"/>
          <table:table-cell office:value-type="string" office:string-value="" table:formula="of:=IF(['SoMi-Liste'.AR35]=&quot;f&quot;;['SoMi-Liste'.AR$2];IF(['SoMi-Liste'.AR35]=&quot;e&quot;;['SoMi-Liste'.AR$2];&quot;&quot;))" table:style-name="ce1"/>
          <table:table-cell office:value-type="string" office:string-value="" table:formula="of:=IF(['SoMi-Liste'.AS35]=&quot;f&quot;;['SoMi-Liste'.AS$2];IF(['SoMi-Liste'.AS35]=&quot;e&quot;;['SoMi-Liste'.AS$2];&quot;&quot;))" table:style-name="ce1"/>
          <table:table-cell office:value-type="string" office:string-value="" table:formula="of:=IF(['SoMi-Liste'.AT35]=&quot;f&quot;;['SoMi-Liste'.AT$2];IF(['SoMi-Liste'.AT35]=&quot;e&quot;;['SoMi-Liste'.AT$2];&quot;&quot;))" table:style-name="ce1"/>
          <table:table-cell office:value-type="string" office:string-value="" table:formula="of:=IF(['SoMi-Liste'.AU35]=&quot;f&quot;;['SoMi-Liste'.AU$2];IF(['SoMi-Liste'.AU35]=&quot;e&quot;;['SoMi-Liste'.AU$2];&quot;&quot;))" table:style-name="ce1"/>
          <table:table-cell office:value-type="string" office:string-value="" table:formula="of:=IF(['SoMi-Liste'.AV35]=&quot;f&quot;;['SoMi-Liste'.AV$2];IF(['SoMi-Liste'.AV35]=&quot;e&quot;;['SoMi-Liste'.AV$2];&quot;&quot;))" table:style-name="ce1"/>
          <table:table-cell office:value-type="string" office:string-value="" table:formula="of:=IF(['SoMi-Liste'.AW35]=&quot;f&quot;;['SoMi-Liste'.AW$2];IF(['SoMi-Liste'.AW35]=&quot;e&quot;;['SoMi-Liste'.AW$2];&quot;&quot;))" table:style-name="ce1"/>
          <table:table-cell office:value-type="string" office:string-value="" table:formula="of:=IF(['SoMi-Liste'.AX35]=&quot;f&quot;;['SoMi-Liste'.AX$2];IF(['SoMi-Liste'.AX35]=&quot;e&quot;;['SoMi-Liste'.AX$2];&quot;&quot;))" table:style-name="ce1"/>
          <table:table-cell office:value-type="string" office:string-value="" table:formula="of:=IF(['SoMi-Liste'.AY35]=&quot;f&quot;;['SoMi-Liste'.AY$2];IF(['SoMi-Liste'.AY35]=&quot;e&quot;;['SoMi-Liste'.AY$2];&quot;&quot;))" table:style-name="ce1"/>
          <table:table-cell table:number-columns-repeated="3" table:style-name="ce2"/>
          <table:table-cell office:value-type="float" office:value="0" table:formula="of:=SUM([.AA37:.AX3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f&quot;;['SoMi-Liste'.C$2];IF([.#REF!]=&quot;e&quot;;['SoMi-Liste'.C$2];&quot;&quot;))" table:style-name="ce2">
            <text:p>#BEZUG!</text:p>
          </table:table-cell>
          <table:table-cell office:value-type="float" office:value="0" table:formula="of:=IF([.#REF!]=&quot;f&quot;;['SoMi-Liste'.D$2];IF([.#REF!]=&quot;e&quot;;['SoMi-Liste'.D$2];&quot;&quot;))" table:style-name="ce2">
            <text:p>#BEZUG!</text:p>
          </table:table-cell>
          <table:table-cell office:value-type="float" office:value="0" table:formula="of:=IF([.#REF!]=&quot;f&quot;;['SoMi-Liste'.E$2];IF([.#REF!]=&quot;e&quot;;['SoMi-Liste'.E$2];&quot;&quot;))" table:style-name="ce2">
            <text:p>#BEZUG!</text:p>
          </table:table-cell>
          <table:table-cell office:value-type="float" office:value="0" table:formula="of:=IF([.#REF!]=&quot;f&quot;;['SoMi-Liste'.F$2];IF([.#REF!]=&quot;e&quot;;['SoMi-Liste'.F$2];&quot;&quot;))" table:style-name="ce2">
            <text:p>#BEZUG!</text:p>
          </table:table-cell>
          <table:table-cell office:value-type="float" office:value="0" table:formula="of:=IF([.#REF!]=&quot;f&quot;;['SoMi-Liste'.G$2];IF([.#REF!]=&quot;e&quot;;['SoMi-Liste'.G$2];&quot;&quot;))" table:style-name="ce2">
            <text:p>#BEZUG!</text:p>
          </table:table-cell>
          <table:table-cell office:value-type="float" office:value="0" table:formula="of:=IF([.#REF!]=&quot;f&quot;;['SoMi-Liste'.H$2];IF([.#REF!]=&quot;e&quot;;['SoMi-Liste'.H$2];&quot;&quot;))" table:style-name="ce2">
            <text:p>#BEZUG!</text:p>
          </table:table-cell>
          <table:table-cell office:value-type="float" office:value="0" table:formula="of:=IF([.#REF!]=&quot;f&quot;;['SoMi-Liste'.I$2];IF([.#REF!]=&quot;e&quot;;['SoMi-Liste'.I$2];&quot;&quot;))" table:style-name="ce2">
            <text:p>#BEZUG!</text:p>
          </table:table-cell>
          <table:table-cell office:value-type="float" office:value="0" table:formula="of:=IF([.#REF!]=&quot;f&quot;;['SoMi-Liste'.J$2];IF([.#REF!]=&quot;e&quot;;['SoMi-Liste'.J$2];&quot;&quot;))" table:style-name="ce2">
            <text:p>#BEZUG!</text:p>
          </table:table-cell>
          <table:table-cell office:value-type="float" office:value="0" table:formula="of:=IF([.#REF!]=&quot;f&quot;;['SoMi-Liste'.K$2];IF([.#REF!]=&quot;e&quot;;['SoMi-Liste'.K$2];&quot;&quot;))" table:style-name="ce2">
            <text:p>#BEZUG!</text:p>
          </table:table-cell>
          <table:table-cell office:value-type="float" office:value="0" table:formula="of:=IF([.#REF!]=&quot;f&quot;;['SoMi-Liste'.L$2];IF([.#REF!]=&quot;e&quot;;['SoMi-Liste'.L$2];&quot;&quot;))" table:style-name="ce2">
            <text:p>#BEZUG!</text:p>
          </table:table-cell>
          <table:table-cell office:value-type="float" office:value="0" table:formula="of:=IF([.#REF!]=&quot;f&quot;;['SoMi-Liste'.M$2];IF([.#REF!]=&quot;e&quot;;['SoMi-Liste'.M$2];&quot;&quot;))" table:style-name="ce2">
            <text:p>#BEZUG!</text:p>
          </table:table-cell>
          <table:table-cell office:value-type="float" office:value="0" table:formula="of:=IF([.#REF!]=&quot;f&quot;;['SoMi-Liste'.N$2];IF([.#REF!]=&quot;e&quot;;['SoMi-Liste'.N$2];&quot;&quot;))" table:style-name="ce2">
            <text:p>#BEZUG!</text:p>
          </table:table-cell>
          <table:table-cell office:value-type="float" office:value="0" table:formula="of:=IF([.#REF!]=&quot;f&quot;;['SoMi-Liste'.O$2];IF([.#REF!]=&quot;e&quot;;['SoMi-Liste'.O$2];&quot;&quot;))" table:style-name="ce2">
            <text:p>#BEZUG!</text:p>
          </table:table-cell>
          <table:table-cell office:value-type="float" office:value="0" table:formula="of:=IF([.#REF!]=&quot;f&quot;;['SoMi-Liste'.P$2];IF([.#REF!]=&quot;e&quot;;['SoMi-Liste'.P$2];&quot;&quot;))" table:style-name="ce2">
            <text:p>#BEZUG!</text:p>
          </table:table-cell>
          <table:table-cell office:value-type="float" office:value="0" table:formula="of:=IF([.#REF!]=&quot;f&quot;;['SoMi-Liste'.Q$2];IF([.#REF!]=&quot;e&quot;;['SoMi-Liste'.Q$2];&quot;&quot;))" table:style-name="ce2">
            <text:p>#BEZUG!</text:p>
          </table:table-cell>
          <table:table-cell office:value-type="float" office:value="0" table:formula="of:=IF([.#REF!]=&quot;f&quot;;['SoMi-Liste'.R$2];IF([.#REF!]=&quot;e&quot;;['SoMi-Liste'.R$2];&quot;&quot;))" table:style-name="ce2">
            <text:p>#BEZUG!</text:p>
          </table:table-cell>
          <table:table-cell office:value-type="float" office:value="0" table:formula="of:=IF([.#REF!]=&quot;f&quot;;['SoMi-Liste'.S$2];IF([.#REF!]=&quot;e&quot;;['SoMi-Liste'.S$2];&quot;&quot;))" table:style-name="ce2">
            <text:p>#BEZUG!</text:p>
          </table:table-cell>
          <table:table-cell office:value-type="float" office:value="0" table:formula="of:=IF([.#REF!]=&quot;f&quot;;['SoMi-Liste'.T$2];IF([.#REF!]=&quot;e&quot;;['SoMi-Liste'.T$2];&quot;&quot;))" table:style-name="ce2">
            <text:p>#BEZUG!</text:p>
          </table:table-cell>
          <table:table-cell office:value-type="float" office:value="0" table:formula="of:=IF([.#REF!]=&quot;f&quot;;['SoMi-Liste'.U$2];IF([.#REF!]=&quot;e&quot;;['SoMi-Liste'.U$2];&quot;&quot;))" table:style-name="ce2">
            <text:p>#BEZUG!</text:p>
          </table:table-cell>
          <table:table-cell office:value-type="float" office:value="0" table:formula="of:=IF([.#REF!]=&quot;f&quot;;['SoMi-Liste'.V$2];IF([.#REF!]=&quot;e&quot;;['SoMi-Liste'.V$2];&quot;&quot;))" table:style-name="ce2">
            <text:p>#BEZUG!</text:p>
          </table:table-cell>
          <table:table-cell office:value-type="float" office:value="0" table:formula="of:=IF([.#REF!]=&quot;f&quot;;['SoMi-Liste'.W$2];IF([.#REF!]=&quot;e&quot;;['SoMi-Liste'.W$2];&quot;&quot;))" table:style-name="ce2">
            <text:p>#BEZUG!</text:p>
          </table:table-cell>
          <table:table-cell table:number-columns-repeated="2" table:style-name="ce2"/>
          <table:table-cell office:value-type="float" office:value="0" table:formula="of:=SUM([.B38:.X38])" table:style-name="ce1">
            <text:p>#BEZUG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f&quot;;['SoMi-Liste'.AE$2];IF([.#REF!]=&quot;e&quot;;['SoMi-Liste'.AE$2];&quot;&quot;))" table:style-name="ce2">
            <text:p>#BEZUG!</text:p>
          </table:table-cell>
          <table:table-cell office:value-type="float" office:value="0" table:formula="of:=IF([.#REF!]=&quot;f&quot;;['SoMi-Liste'.AF$2];IF([.#REF!]=&quot;e&quot;;['SoMi-Liste'.AF$2];&quot;&quot;))" table:style-name="ce2">
            <text:p>#BEZUG!</text:p>
          </table:table-cell>
          <table:table-cell office:value-type="float" office:value="0" table:formula="of:=IF([.#REF!]=&quot;f&quot;;['SoMi-Liste'.AG$2];IF([.#REF!]=&quot;e&quot;;['SoMi-Liste'.AG$2];&quot;&quot;))" table:style-name="ce2">
            <text:p>#BEZUG!</text:p>
          </table:table-cell>
          <table:table-cell office:value-type="float" office:value="0" table:formula="of:=IF([.#REF!]=&quot;f&quot;;['SoMi-Liste'.AH$2];IF([.#REF!]=&quot;e&quot;;['SoMi-Liste'.AH$2];&quot;&quot;))" table:style-name="ce2">
            <text:p>#BEZUG!</text:p>
          </table:table-cell>
          <table:table-cell office:value-type="float" office:value="0" table:formula="of:=IF([.#REF!]=&quot;f&quot;;['SoMi-Liste'.AI$2];IF([.#REF!]=&quot;e&quot;;['SoMi-Liste'.AI$2];&quot;&quot;))" table:style-name="ce2">
            <text:p>#BEZUG!</text:p>
          </table:table-cell>
          <table:table-cell office:value-type="float" office:value="0" table:formula="of:=IF([.#REF!]=&quot;f&quot;;['SoMi-Liste'.AJ$2];IF([.#REF!]=&quot;e&quot;;['SoMi-Liste'.AJ$2];&quot;&quot;))" table:style-name="ce2">
            <text:p>#BEZUG!</text:p>
          </table:table-cell>
          <table:table-cell office:value-type="float" office:value="0" table:formula="of:=IF([.#REF!]=&quot;f&quot;;['SoMi-Liste'.AK$2];IF([.#REF!]=&quot;e&quot;;['SoMi-Liste'.AK$2];&quot;&quot;))" table:style-name="ce2">
            <text:p>#BEZUG!</text:p>
          </table:table-cell>
          <table:table-cell office:value-type="float" office:value="0" table:formula="of:=IF([.#REF!]=&quot;f&quot;;['SoMi-Liste'.AL$2];IF([.#REF!]=&quot;e&quot;;['SoMi-Liste'.AL$2];&quot;&quot;))" table:style-name="ce2">
            <text:p>#BEZUG!</text:p>
          </table:table-cell>
          <table:table-cell office:value-type="float" office:value="0" table:formula="of:=IF([.#REF!]=&quot;f&quot;;['SoMi-Liste'.AM$2];IF([.#REF!]=&quot;e&quot;;['SoMi-Liste'.AM$2];&quot;&quot;))" table:style-name="ce2">
            <text:p>#BEZUG!</text:p>
          </table:table-cell>
          <table:table-cell office:value-type="float" office:value="0" table:formula="of:=IF([.#REF!]=&quot;f&quot;;['SoMi-Liste'.AN$2];IF([.#REF!]=&quot;e&quot;;['SoMi-Liste'.AN$2];&quot;&quot;))" table:style-name="ce2">
            <text:p>#BEZUG!</text:p>
          </table:table-cell>
          <table:table-cell office:value-type="float" office:value="0" table:formula="of:=IF([.#REF!]=&quot;f&quot;;['SoMi-Liste'.AO$2];IF([.#REF!]=&quot;e&quot;;['SoMi-Liste'.AO$2];&quot;&quot;))" table:style-name="ce2">
            <text:p>#BEZUG!</text:p>
          </table:table-cell>
          <table:table-cell office:value-type="float" office:value="0" table:formula="of:=IF([.#REF!]=&quot;f&quot;;['SoMi-Liste'.AP$2];IF([.#REF!]=&quot;e&quot;;['SoMi-Liste'.AP$2];&quot;&quot;))" table:style-name="ce2">
            <text:p>#BEZUG!</text:p>
          </table:table-cell>
          <table:table-cell office:value-type="float" office:value="0" table:formula="of:=IF([.#REF!]=&quot;f&quot;;['SoMi-Liste'.AQ$2];IF([.#REF!]=&quot;e&quot;;['SoMi-Liste'.AQ$2];&quot;&quot;))" table:style-name="ce2">
            <text:p>#BEZUG!</text:p>
          </table:table-cell>
          <table:table-cell office:value-type="float" office:value="0" table:formula="of:=IF([.#REF!]=&quot;f&quot;;['SoMi-Liste'.AR$2];IF([.#REF!]=&quot;e&quot;;['SoMi-Liste'.AR$2];&quot;&quot;))" table:style-name="ce2">
            <text:p>#BEZUG!</text:p>
          </table:table-cell>
          <table:table-cell office:value-type="float" office:value="0" table:formula="of:=IF([.#REF!]=&quot;f&quot;;['SoMi-Liste'.AS$2];IF([.#REF!]=&quot;e&quot;;['SoMi-Liste'.AS$2];&quot;&quot;))" table:style-name="ce2">
            <text:p>#BEZUG!</text:p>
          </table:table-cell>
          <table:table-cell office:value-type="float" office:value="0" table:formula="of:=IF([.#REF!]=&quot;f&quot;;['SoMi-Liste'.AT$2];IF([.#REF!]=&quot;e&quot;;['SoMi-Liste'.AT$2];&quot;&quot;))" table:style-name="ce2">
            <text:p>#BEZUG!</text:p>
          </table:table-cell>
          <table:table-cell office:value-type="float" office:value="0" table:formula="of:=IF([.#REF!]=&quot;f&quot;;['SoMi-Liste'.AU$2];IF([.#REF!]=&quot;e&quot;;['SoMi-Liste'.AU$2];&quot;&quot;))" table:style-name="ce2">
            <text:p>#BEZUG!</text:p>
          </table:table-cell>
          <table:table-cell office:value-type="float" office:value="0" table:formula="of:=IF([.#REF!]=&quot;f&quot;;['SoMi-Liste'.AV$2];IF([.#REF!]=&quot;e&quot;;['SoMi-Liste'.AV$2];&quot;&quot;))" table:style-name="ce2">
            <text:p>#BEZUG!</text:p>
          </table:table-cell>
          <table:table-cell office:value-type="float" office:value="0" table:formula="of:=IF([.#REF!]=&quot;f&quot;;['SoMi-Liste'.AW$2];IF([.#REF!]=&quot;e&quot;;['SoMi-Liste'.AW$2];&quot;&quot;))" table:style-name="ce2">
            <text:p>#BEZUG!</text:p>
          </table:table-cell>
          <table:table-cell office:value-type="float" office:value="0" table:formula="of:=IF([.#REF!]=&quot;f&quot;;['SoMi-Liste'.AX$2];IF([.#REF!]=&quot;e&quot;;['SoMi-Liste'.AX$2];&quot;&quot;))" table:style-name="ce2">
            <text:p>#BEZUG!</text:p>
          </table:table-cell>
          <table:table-cell office:value-type="float" office:value="0" table:formula="of:=IF([.#REF!]=&quot;f&quot;;['SoMi-Liste'.AY$2];IF([.#REF!]=&quot;e&quot;;['SoMi-Liste'.AY$2];&quot;&quot;))" table:style-name="ce2">
            <text:p>#BEZUG!</text:p>
          </table:table-cell>
          <table:table-cell table:number-columns-repeated="3" table:style-name="ce2"/>
          <table:table-cell office:value-type="float" office:value="0" table:formula="of:=SUM([.AA38:.AX38])" table:style-name="ce1">
            <text:p>#BEZUG!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f&quot;;['SoMi-Liste'.C$2];IF([.#REF!]=&quot;e&quot;;['SoMi-Liste'.C$2];&quot;&quot;))" table:style-name="ce2">
            <text:p>#BEZUG!</text:p>
          </table:table-cell>
          <table:table-cell office:value-type="float" office:value="0" table:formula="of:=IF([.#REF!]=&quot;f&quot;;['SoMi-Liste'.D$2];IF([.#REF!]=&quot;e&quot;;['SoMi-Liste'.D$2];&quot;&quot;))" table:style-name="ce2">
            <text:p>#BEZUG!</text:p>
          </table:table-cell>
          <table:table-cell office:value-type="float" office:value="0" table:formula="of:=IF([.#REF!]=&quot;f&quot;;['SoMi-Liste'.E$2];IF([.#REF!]=&quot;e&quot;;['SoMi-Liste'.E$2];&quot;&quot;))" table:style-name="ce2">
            <text:p>#BEZUG!</text:p>
          </table:table-cell>
          <table:table-cell office:value-type="float" office:value="0" table:formula="of:=IF([.#REF!]=&quot;f&quot;;['SoMi-Liste'.F$2];IF([.#REF!]=&quot;e&quot;;['SoMi-Liste'.F$2];&quot;&quot;))" table:style-name="ce2">
            <text:p>#BEZUG!</text:p>
          </table:table-cell>
          <table:table-cell office:value-type="float" office:value="0" table:formula="of:=IF([.#REF!]=&quot;f&quot;;['SoMi-Liste'.G$2];IF([.#REF!]=&quot;e&quot;;['SoMi-Liste'.G$2];&quot;&quot;))" table:style-name="ce2">
            <text:p>#BEZUG!</text:p>
          </table:table-cell>
          <table:table-cell office:value-type="float" office:value="0" table:formula="of:=IF([.#REF!]=&quot;f&quot;;['SoMi-Liste'.H$2];IF([.#REF!]=&quot;e&quot;;['SoMi-Liste'.H$2];&quot;&quot;))" table:style-name="ce2">
            <text:p>#BEZUG!</text:p>
          </table:table-cell>
          <table:table-cell office:value-type="float" office:value="0" table:formula="of:=IF([.#REF!]=&quot;f&quot;;['SoMi-Liste'.I$2];IF([.#REF!]=&quot;e&quot;;['SoMi-Liste'.I$2];&quot;&quot;))" table:style-name="ce2">
            <text:p>#BEZUG!</text:p>
          </table:table-cell>
          <table:table-cell office:value-type="float" office:value="0" table:formula="of:=IF([.#REF!]=&quot;f&quot;;['SoMi-Liste'.J$2];IF([.#REF!]=&quot;e&quot;;['SoMi-Liste'.J$2];&quot;&quot;))" table:style-name="ce2">
            <text:p>#BEZUG!</text:p>
          </table:table-cell>
          <table:table-cell office:value-type="float" office:value="0" table:formula="of:=IF([.#REF!]=&quot;f&quot;;['SoMi-Liste'.K$2];IF([.#REF!]=&quot;e&quot;;['SoMi-Liste'.K$2];&quot;&quot;))" table:style-name="ce2">
            <text:p>#BEZUG!</text:p>
          </table:table-cell>
          <table:table-cell office:value-type="float" office:value="0" table:formula="of:=IF([.#REF!]=&quot;f&quot;;['SoMi-Liste'.L$2];IF([.#REF!]=&quot;e&quot;;['SoMi-Liste'.L$2];&quot;&quot;))" table:style-name="ce2">
            <text:p>#BEZUG!</text:p>
          </table:table-cell>
          <table:table-cell office:value-type="float" office:value="0" table:formula="of:=IF([.#REF!]=&quot;f&quot;;['SoMi-Liste'.M$2];IF([.#REF!]=&quot;e&quot;;['SoMi-Liste'.M$2];&quot;&quot;))" table:style-name="ce2">
            <text:p>#BEZUG!</text:p>
          </table:table-cell>
          <table:table-cell office:value-type="float" office:value="0" table:formula="of:=IF([.#REF!]=&quot;f&quot;;['SoMi-Liste'.N$2];IF([.#REF!]=&quot;e&quot;;['SoMi-Liste'.N$2];&quot;&quot;))" table:style-name="ce2">
            <text:p>#BEZUG!</text:p>
          </table:table-cell>
          <table:table-cell office:value-type="float" office:value="0" table:formula="of:=IF([.#REF!]=&quot;f&quot;;['SoMi-Liste'.O$2];IF([.#REF!]=&quot;e&quot;;['SoMi-Liste'.O$2];&quot;&quot;))" table:style-name="ce2">
            <text:p>#BEZUG!</text:p>
          </table:table-cell>
          <table:table-cell office:value-type="float" office:value="0" table:formula="of:=IF([.#REF!]=&quot;f&quot;;['SoMi-Liste'.P$2];IF([.#REF!]=&quot;e&quot;;['SoMi-Liste'.P$2];&quot;&quot;))" table:style-name="ce2">
            <text:p>#BEZUG!</text:p>
          </table:table-cell>
          <table:table-cell office:value-type="float" office:value="0" table:formula="of:=IF([.#REF!]=&quot;f&quot;;['SoMi-Liste'.Q$2];IF([.#REF!]=&quot;e&quot;;['SoMi-Liste'.Q$2];&quot;&quot;))" table:style-name="ce2">
            <text:p>#BEZUG!</text:p>
          </table:table-cell>
          <table:table-cell office:value-type="float" office:value="0" table:formula="of:=IF([.#REF!]=&quot;f&quot;;['SoMi-Liste'.R$2];IF([.#REF!]=&quot;e&quot;;['SoMi-Liste'.R$2];&quot;&quot;))" table:style-name="ce2">
            <text:p>#BEZUG!</text:p>
          </table:table-cell>
          <table:table-cell office:value-type="float" office:value="0" table:formula="of:=IF([.#REF!]=&quot;f&quot;;['SoMi-Liste'.S$2];IF([.#REF!]=&quot;e&quot;;['SoMi-Liste'.S$2];&quot;&quot;))" table:style-name="ce2">
            <text:p>#BEZUG!</text:p>
          </table:table-cell>
          <table:table-cell office:value-type="float" office:value="0" table:formula="of:=IF([.#REF!]=&quot;f&quot;;['SoMi-Liste'.T$2];IF([.#REF!]=&quot;e&quot;;['SoMi-Liste'.T$2];&quot;&quot;))" table:style-name="ce2">
            <text:p>#BEZUG!</text:p>
          </table:table-cell>
          <table:table-cell office:value-type="float" office:value="0" table:formula="of:=IF([.#REF!]=&quot;f&quot;;['SoMi-Liste'.U$2];IF([.#REF!]=&quot;e&quot;;['SoMi-Liste'.U$2];&quot;&quot;))" table:style-name="ce2">
            <text:p>#BEZUG!</text:p>
          </table:table-cell>
          <table:table-cell office:value-type="float" office:value="0" table:formula="of:=IF([.#REF!]=&quot;f&quot;;['SoMi-Liste'.V$2];IF([.#REF!]=&quot;e&quot;;['SoMi-Liste'.V$2];&quot;&quot;))" table:style-name="ce2">
            <text:p>#BEZUG!</text:p>
          </table:table-cell>
          <table:table-cell office:value-type="float" office:value="0" table:formula="of:=IF([.#REF!]=&quot;f&quot;;['SoMi-Liste'.W$2];IF([.#REF!]=&quot;e&quot;;['SoMi-Liste'.W$2];&quot;&quot;))" table:style-name="ce2">
            <text:p>#BEZUG!</text:p>
          </table:table-cell>
          <table:table-cell table:number-columns-repeated="2" table:style-name="ce2"/>
          <table:table-cell office:value-type="float" office:value="0" table:formula="of:=SUM([.B39:.X39])" table:style-name="ce1">
            <text:p>#BEZUG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f&quot;;['SoMi-Liste'.AE$2];IF([.#REF!]=&quot;e&quot;;['SoMi-Liste'.AE$2];&quot;&quot;))" table:style-name="ce2">
            <text:p>#BEZUG!</text:p>
          </table:table-cell>
          <table:table-cell office:value-type="float" office:value="0" table:formula="of:=IF([.#REF!]=&quot;f&quot;;['SoMi-Liste'.AF$2];IF([.#REF!]=&quot;e&quot;;['SoMi-Liste'.AF$2];&quot;&quot;))" table:style-name="ce2">
            <text:p>#BEZUG!</text:p>
          </table:table-cell>
          <table:table-cell office:value-type="float" office:value="0" table:formula="of:=IF([.#REF!]=&quot;f&quot;;['SoMi-Liste'.AG$2];IF([.#REF!]=&quot;e&quot;;['SoMi-Liste'.AG$2];&quot;&quot;))" table:style-name="ce2">
            <text:p>#BEZUG!</text:p>
          </table:table-cell>
          <table:table-cell office:value-type="float" office:value="0" table:formula="of:=IF([.#REF!]=&quot;f&quot;;['SoMi-Liste'.AH$2];IF([.#REF!]=&quot;e&quot;;['SoMi-Liste'.AH$2];&quot;&quot;))" table:style-name="ce2">
            <text:p>#BEZUG!</text:p>
          </table:table-cell>
          <table:table-cell office:value-type="float" office:value="0" table:formula="of:=IF([.#REF!]=&quot;f&quot;;['SoMi-Liste'.AI$2];IF([.#REF!]=&quot;e&quot;;['SoMi-Liste'.AI$2];&quot;&quot;))" table:style-name="ce2">
            <text:p>#BEZUG!</text:p>
          </table:table-cell>
          <table:table-cell office:value-type="float" office:value="0" table:formula="of:=IF([.#REF!]=&quot;f&quot;;['SoMi-Liste'.AJ$2];IF([.#REF!]=&quot;e&quot;;['SoMi-Liste'.AJ$2];&quot;&quot;))" table:style-name="ce2">
            <text:p>#BEZUG!</text:p>
          </table:table-cell>
          <table:table-cell office:value-type="float" office:value="0" table:formula="of:=IF([.#REF!]=&quot;f&quot;;['SoMi-Liste'.AK$2];IF([.#REF!]=&quot;e&quot;;['SoMi-Liste'.AK$2];&quot;&quot;))" table:style-name="ce2">
            <text:p>#BEZUG!</text:p>
          </table:table-cell>
          <table:table-cell office:value-type="float" office:value="0" table:formula="of:=IF([.#REF!]=&quot;f&quot;;['SoMi-Liste'.AL$2];IF([.#REF!]=&quot;e&quot;;['SoMi-Liste'.AL$2];&quot;&quot;))" table:style-name="ce2">
            <text:p>#BEZUG!</text:p>
          </table:table-cell>
          <table:table-cell office:value-type="float" office:value="0" table:formula="of:=IF([.#REF!]=&quot;f&quot;;['SoMi-Liste'.AM$2];IF([.#REF!]=&quot;e&quot;;['SoMi-Liste'.AM$2];&quot;&quot;))" table:style-name="ce2">
            <text:p>#BEZUG!</text:p>
          </table:table-cell>
          <table:table-cell office:value-type="float" office:value="0" table:formula="of:=IF([.#REF!]=&quot;f&quot;;['SoMi-Liste'.AN$2];IF([.#REF!]=&quot;e&quot;;['SoMi-Liste'.AN$2];&quot;&quot;))" table:style-name="ce2">
            <text:p>#BEZUG!</text:p>
          </table:table-cell>
          <table:table-cell office:value-type="float" office:value="0" table:formula="of:=IF([.#REF!]=&quot;f&quot;;['SoMi-Liste'.AO$2];IF([.#REF!]=&quot;e&quot;;['SoMi-Liste'.AO$2];&quot;&quot;))" table:style-name="ce2">
            <text:p>#BEZUG!</text:p>
          </table:table-cell>
          <table:table-cell office:value-type="float" office:value="0" table:formula="of:=IF([.#REF!]=&quot;f&quot;;['SoMi-Liste'.AP$2];IF([.#REF!]=&quot;e&quot;;['SoMi-Liste'.AP$2];&quot;&quot;))" table:style-name="ce2">
            <text:p>#BEZUG!</text:p>
          </table:table-cell>
          <table:table-cell office:value-type="float" office:value="0" table:formula="of:=IF([.#REF!]=&quot;f&quot;;['SoMi-Liste'.AQ$2];IF([.#REF!]=&quot;e&quot;;['SoMi-Liste'.AQ$2];&quot;&quot;))" table:style-name="ce2">
            <text:p>#BEZUG!</text:p>
          </table:table-cell>
          <table:table-cell office:value-type="float" office:value="0" table:formula="of:=IF([.#REF!]=&quot;f&quot;;['SoMi-Liste'.AR$2];IF([.#REF!]=&quot;e&quot;;['SoMi-Liste'.AR$2];&quot;&quot;))" table:style-name="ce2">
            <text:p>#BEZUG!</text:p>
          </table:table-cell>
          <table:table-cell office:value-type="float" office:value="0" table:formula="of:=IF([.#REF!]=&quot;f&quot;;['SoMi-Liste'.AS$2];IF([.#REF!]=&quot;e&quot;;['SoMi-Liste'.AS$2];&quot;&quot;))" table:style-name="ce2">
            <text:p>#BEZUG!</text:p>
          </table:table-cell>
          <table:table-cell office:value-type="float" office:value="0" table:formula="of:=IF([.#REF!]=&quot;f&quot;;['SoMi-Liste'.AT$2];IF([.#REF!]=&quot;e&quot;;['SoMi-Liste'.AT$2];&quot;&quot;))" table:style-name="ce2">
            <text:p>#BEZUG!</text:p>
          </table:table-cell>
          <table:table-cell office:value-type="float" office:value="0" table:formula="of:=IF([.#REF!]=&quot;f&quot;;['SoMi-Liste'.AU$2];IF([.#REF!]=&quot;e&quot;;['SoMi-Liste'.AU$2];&quot;&quot;))" table:style-name="ce2">
            <text:p>#BEZUG!</text:p>
          </table:table-cell>
          <table:table-cell office:value-type="float" office:value="0" table:formula="of:=IF([.#REF!]=&quot;f&quot;;['SoMi-Liste'.AV$2];IF([.#REF!]=&quot;e&quot;;['SoMi-Liste'.AV$2];&quot;&quot;))" table:style-name="ce2">
            <text:p>#BEZUG!</text:p>
          </table:table-cell>
          <table:table-cell office:value-type="float" office:value="0" table:formula="of:=IF([.#REF!]=&quot;f&quot;;['SoMi-Liste'.AW$2];IF([.#REF!]=&quot;e&quot;;['SoMi-Liste'.AW$2];&quot;&quot;))" table:style-name="ce2">
            <text:p>#BEZUG!</text:p>
          </table:table-cell>
          <table:table-cell office:value-type="float" office:value="0" table:formula="of:=IF([.#REF!]=&quot;f&quot;;['SoMi-Liste'.AX$2];IF([.#REF!]=&quot;e&quot;;['SoMi-Liste'.AX$2];&quot;&quot;))" table:style-name="ce2">
            <text:p>#BEZUG!</text:p>
          </table:table-cell>
          <table:table-cell office:value-type="float" office:value="0" table:formula="of:=IF([.#REF!]=&quot;f&quot;;['SoMi-Liste'.AY$2];IF([.#REF!]=&quot;e&quot;;['SoMi-Liste'.AY$2];&quot;&quot;))" table:style-name="ce2">
            <text:p>#BEZUG!</text:p>
          </table:table-cell>
          <table:table-cell table:number-columns-repeated="3" table:style-name="ce2"/>
          <table:table-cell office:value-type="float" office:value="0" table:formula="of:=SUM([.AA39:.AX39])" table:style-name="ce1">
            <text:p>#BEZUG!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style-name="ce107">
            <text:p>Entschuldigte Stunden Q1</text:p>
          </table:table-cell>
          <table:table-cell table:number-columns-repeated="24" table:style-name="ce1"/>
          <table:table-cell office:value-type="string" table:style-name="ce107">
            <text:p>Entschuldigte Stunden Q2</text:p>
          </table:table-cell>
          <table:table-cell table:number-columns-repeated="16358" table:style-name="ce1"/>
        </table:table-row>
        <table:table-row table:style-name="ro19">
          <table:table-cell table:style-name="ce1"/>
          <table:table-cell office:value-type="date" office:date-value="2016-08-26T00:00:00" table:formula="of:=[.B3]" table:style-name="ce108">
            <text:p>26.8.16</text:p>
          </table:table-cell>
          <table:table-cell office:value-type="date" office:date-value="2016-08-30T00:00:00" table:formula="of:=[.C3]" table:style-name="ce108">
            <text:p>30.8.16</text:p>
          </table:table-cell>
          <table:table-cell office:value-type="date" office:date-value="2016-09-02T00:00:00" table:formula="of:=[.D3]" table:style-name="ce108">
            <text:p>2.9.16</text:p>
          </table:table-cell>
          <table:table-cell office:value-type="date" office:date-value="2016-09-06T00:00:00" table:formula="of:=[.E3]" table:style-name="ce108">
            <text:p>6.9.16</text:p>
          </table:table-cell>
          <table:table-cell office:value-type="date" office:date-value="2016-09-09T00:00:00" table:formula="of:=[.F3]" table:style-name="ce108">
            <text:p>9.9.16</text:p>
          </table:table-cell>
          <table:table-cell office:value-type="date" office:date-value="2016-09-13T00:00:00" table:formula="of:=[.G3]" table:style-name="ce108">
            <text:p>13.9.16</text:p>
          </table:table-cell>
          <table:table-cell office:value-type="date" office:date-value="2016-09-16T00:00:00" table:formula="of:=[.H3]" table:style-name="ce108">
            <text:p>16.9.16</text:p>
          </table:table-cell>
          <table:table-cell office:value-type="date" office:date-value="2016-09-20T00:00:00" table:formula="of:=[.I3]" table:style-name="ce108">
            <text:p>20.9.16</text:p>
          </table:table-cell>
          <table:table-cell office:value-type="date" office:date-value="2016-09-23T00:00:00" table:formula="of:=[.J3]" table:style-name="ce108">
            <text:p>23.9.16</text:p>
          </table:table-cell>
          <table:table-cell office:value-type="date" office:date-value="2016-09-27T00:00:00" table:formula="of:=[.K3]" table:style-name="ce108">
            <text:p>27.9.16</text:p>
          </table:table-cell>
          <table:table-cell office:value-type="date" office:date-value="2016-09-30T00:00:00" table:formula="of:=[.L3]" table:style-name="ce108">
            <text:p>30.9.16</text:p>
          </table:table-cell>
          <table:table-cell office:value-type="date" office:date-value="2016-10-04T00:00:00" table:formula="of:=[.M3]" table:style-name="ce108">
            <text:p>4.10.16</text:p>
          </table:table-cell>
          <table:table-cell office:value-type="date" office:date-value="2016-10-07T00:00:00" table:formula="of:=[.N3]" table:style-name="ce108">
            <text:p>7.10.16</text:p>
          </table:table-cell>
          <table:table-cell office:value-type="date" office:date-value="2016-10-11T00:00:00" table:formula="of:=[.O3]" table:style-name="ce108">
            <text:p>11.10.16</text:p>
          </table:table-cell>
          <table:table-cell office:value-type="date" office:date-value="2016-10-14T00:00:00" table:formula="of:=[.P3]" table:style-name="ce108">
            <text:p>14.10.16</text:p>
          </table:table-cell>
          <table:table-cell office:value-type="date" office:date-value="2016-10-18T00:00:00" table:formula="of:=[.Q3]" table:style-name="ce108">
            <text:p>18.10.16</text:p>
          </table:table-cell>
          <table:table-cell office:value-type="date" office:date-value="2016-10-21T00:00:00" table:formula="of:=[.R3]" table:style-name="ce108">
            <text:p>21.10.16</text:p>
          </table:table-cell>
          <table:table-cell office:value-type="date" office:date-value="2016-10-25T00:00:00" table:formula="of:=[.S3]" table:style-name="ce108">
            <text:p>25.10.16</text:p>
          </table:table-cell>
          <table:table-cell office:value-type="date" office:date-value="2016-10-28T00:00:00" table:formula="of:=[.T3]" table:style-name="ce108">
            <text:p>28.10.16</text:p>
          </table:table-cell>
          <table:table-cell office:value-type="date" office:date-value="2016-11-01T00:00:00" table:formula="of:=[.U3]" table:style-name="ce108">
            <text:p>1.11.16</text:p>
          </table:table-cell>
          <table:table-cell office:value-type="date" office:date-value="2016-11-04T00:00:00" table:formula="of:=[.V3]" table:style-name="ce108">
            <text:p>4.11.16</text:p>
          </table:table-cell>
          <table:table-cell table:number-columns-repeated="2" table:style-name="ce108"/>
          <table:table-cell office:value-type="string" table:style-name="ce109">
            <text:p>Summe Entschuldigt</text:p>
          </table:table-cell>
          <table:table-cell table:style-name="ce1"/>
          <table:table-cell office:value-type="date" office:date-value="2016-11-08T00:00:00" table:formula="of:=[.AA3]" table:style-name="ce108">
            <text:p>8.11.16</text:p>
          </table:table-cell>
          <table:table-cell office:value-type="date" office:date-value="2016-11-11T00:00:00" table:formula="of:=[.AB3]" table:style-name="ce108">
            <text:p>11.11.16</text:p>
          </table:table-cell>
          <table:table-cell office:value-type="date" office:date-value="2016-11-15T00:00:00" table:formula="of:=[.AC3]" table:style-name="ce108">
            <text:p>15.11.16</text:p>
          </table:table-cell>
          <table:table-cell office:value-type="date" office:date-value="2016-11-18T00:00:00" table:formula="of:=[.AD3]" table:style-name="ce108">
            <text:p>18.11.16</text:p>
          </table:table-cell>
          <table:table-cell office:value-type="date" office:date-value="2016-11-22T00:00:00" table:formula="of:=[.AE3]" table:style-name="ce108">
            <text:p>22.11.16</text:p>
          </table:table-cell>
          <table:table-cell office:value-type="date" office:date-value="2016-11-25T00:00:00" table:formula="of:=[.AF3]" table:style-name="ce108">
            <text:p>25.11.16</text:p>
          </table:table-cell>
          <table:table-cell office:value-type="date" office:date-value="2016-11-29T00:00:00" table:formula="of:=[.AG3]" table:style-name="ce108">
            <text:p>29.11.16</text:p>
          </table:table-cell>
          <table:table-cell office:value-type="date" office:date-value="2016-12-02T00:00:00" table:formula="of:=[.AH3]" table:style-name="ce108">
            <text:p>2.12.16</text:p>
          </table:table-cell>
          <table:table-cell office:value-type="date" office:date-value="2016-12-06T00:00:00" table:formula="of:=[.AI3]" table:style-name="ce108">
            <text:p>6.12.16</text:p>
          </table:table-cell>
          <table:table-cell office:value-type="date" office:date-value="2016-12-09T00:00:00" table:formula="of:=[.AJ3]" table:style-name="ce108">
            <text:p>9.12.16</text:p>
          </table:table-cell>
          <table:table-cell office:value-type="date" office:date-value="2016-12-13T00:00:00" table:formula="of:=[.AK3]" table:style-name="ce108">
            <text:p>13.12.16</text:p>
          </table:table-cell>
          <table:table-cell office:value-type="date" office:date-value="2016-12-16T00:00:00" table:formula="of:=[.AL3]" table:style-name="ce108">
            <text:p>16.12.16</text:p>
          </table:table-cell>
          <table:table-cell office:value-type="date" office:date-value="2016-12-20T00:00:00" table:formula="of:=[.AM3]" table:style-name="ce108">
            <text:p>20.12.16</text:p>
          </table:table-cell>
          <table:table-cell office:value-type="date" office:date-value="2017-01-10T00:00:00" table:formula="of:=[.AN3]" table:style-name="ce108">
            <text:p>10.1.17</text:p>
          </table:table-cell>
          <table:table-cell office:value-type="date" office:date-value="2017-01-13T00:00:00" table:formula="of:=[.AO3]" table:style-name="ce108">
            <text:p>13.1.17</text:p>
          </table:table-cell>
          <table:table-cell office:value-type="date" office:date-value="2017-01-17T00:00:00" table:formula="of:=[.AP3]" table:style-name="ce108">
            <text:p>17.1.17</text:p>
          </table:table-cell>
          <table:table-cell office:value-type="date" office:date-value="2017-01-20T00:00:00" table:formula="of:=[.AQ3]" table:style-name="ce108">
            <text:p>20.1.17</text:p>
          </table:table-cell>
          <table:table-cell office:value-type="date" office:date-value="2017-01-24T00:00:00" table:formula="of:=[.AR3]" table:style-name="ce108">
            <text:p>24.1.17</text:p>
          </table:table-cell>
          <table:table-cell office:value-type="date" office:date-value="2017-01-27T00:00:00" table:formula="of:=[.AS3]" table:style-name="ce108">
            <text:p>27.1.17</text:p>
          </table:table-cell>
          <table:table-cell office:value-type="date" office:date-value="2017-01-31T00:00:00" table:formula="of:=[.AT3]" table:style-name="ce108">
            <text:p>31.1.17</text:p>
          </table:table-cell>
          <table:table-cell office:value-type="date" office:date-value="2017-02-03T00:00:00" table:formula="of:=[.AU3]" table:style-name="ce108">
            <text:p>3.2.17</text:p>
          </table:table-cell>
          <table:table-cell table:number-columns-repeated="3" table:style-name="ce108"/>
          <table:table-cell office:value-type="string" table:style-name="ce109">
            <text:p>Summe Entschuldigt</text:p>
          </table:table-cell>
          <table:table-cell table:number-columns-repeated="16333"/>
        </table:table-row>
        <table:table-row table:style-name="ro1">
          <table:table-cell office:value-type="string" table:style-name="ce1">
            <text:p>E/D</text:p>
          </table:table-cell>
          <table:table-cell office:value-type="float" office:value="1" table:formula="of:=[.B4]" table:style-name="ce112">
            <text:p>1</text:p>
          </table:table-cell>
          <table:table-cell office:value-type="float" office:value="2" table:formula="of:=[.C4]" table:style-name="ce112">
            <text:p>2</text:p>
          </table:table-cell>
          <table:table-cell office:value-type="float" office:value="1" table:formula="of:=[.D4]" table:style-name="ce112">
            <text:p>1</text:p>
          </table:table-cell>
          <table:table-cell office:value-type="float" office:value="2" table:formula="of:=[.E4]" table:style-name="ce112">
            <text:p>2</text:p>
          </table:table-cell>
          <table:table-cell office:value-type="float" office:value="1" table:formula="of:=[.F4]" table:style-name="ce112">
            <text:p>1</text:p>
          </table:table-cell>
          <table:table-cell office:value-type="float" office:value="2" table:formula="of:=[.G4]" table:style-name="ce112">
            <text:p>2</text:p>
          </table:table-cell>
          <table:table-cell office:value-type="float" office:value="1" table:formula="of:=[.H4]" table:style-name="ce112">
            <text:p>1</text:p>
          </table:table-cell>
          <table:table-cell office:value-type="float" office:value="2" table:formula="of:=[.I4]" table:style-name="ce112">
            <text:p>2</text:p>
          </table:table-cell>
          <table:table-cell office:value-type="float" office:value="1" table:formula="of:=[.J4]" table:style-name="ce112">
            <text:p>1</text:p>
          </table:table-cell>
          <table:table-cell office:value-type="float" office:value="2" table:formula="of:=[.K4]" table:style-name="ce112">
            <text:p>2</text:p>
          </table:table-cell>
          <table:table-cell office:value-type="float" office:value="1" table:formula="of:=[.L4]" table:style-name="ce112">
            <text:p>1</text:p>
          </table:table-cell>
          <table:table-cell office:value-type="float" office:value="2" table:formula="of:=[.M4]" table:style-name="ce112">
            <text:p>2</text:p>
          </table:table-cell>
          <table:table-cell office:value-type="float" office:value="1" table:formula="of:=[.N4]" table:style-name="ce112">
            <text:p>1</text:p>
          </table:table-cell>
          <table:table-cell office:value-type="float" office:value="2" table:formula="of:=[.O4]" table:style-name="ce112">
            <text:p>2</text:p>
          </table:table-cell>
          <table:table-cell office:value-type="float" office:value="1" table:formula="of:=[.P4]" table:style-name="ce112">
            <text:p>1</text:p>
          </table:table-cell>
          <table:table-cell office:value-type="float" office:value="2" table:formula="of:=[.Q4]" table:style-name="ce112">
            <text:p>2</text:p>
          </table:table-cell>
          <table:table-cell office:value-type="float" office:value="1" table:formula="of:=[.R4]" table:style-name="ce112">
            <text:p>1</text:p>
          </table:table-cell>
          <table:table-cell office:value-type="float" office:value="2" table:formula="of:=[.S4]" table:style-name="ce112">
            <text:p>2</text:p>
          </table:table-cell>
          <table:table-cell office:value-type="float" office:value="1" table:formula="of:=[.T4]" table:style-name="ce112">
            <text:p>1</text:p>
          </table:table-cell>
          <table:table-cell office:value-type="float" office:value="2" table:formula="of:=[.U4]" table:style-name="ce112">
            <text:p>2</text:p>
          </table:table-cell>
          <table:table-cell office:value-type="float" office:value="1" table:formula="of:=[.V4]" table:style-name="ce112">
            <text:p>1</text:p>
          </table:table-cell>
          <table:table-cell table:number-columns-repeated="2" table:style-name="ce112"/>
          <table:table-cell table:style-name="ce1"/>
          <table:table-cell office:value-type="string" table:style-name="ce110">
            <text:p>E/D</text:p>
          </table:table-cell>
          <table:table-cell office:value-type="float" office:value="0" table:formula="of:=['SoMi-Liste'.AE39]" table:style-name="ce111">
            <text:p>0</text:p>
          </table:table-cell>
          <table:table-cell office:value-type="float" office:value="0" table:formula="of:=['SoMi-Liste'.AF39]" table:style-name="ce111">
            <text:p>0</text:p>
          </table:table-cell>
          <table:table-cell office:value-type="float" office:value="0" table:formula="of:=['SoMi-Liste'.AG39]" table:style-name="ce111">
            <text:p>0</text:p>
          </table:table-cell>
          <table:table-cell office:value-type="float" office:value="0" table:formula="of:=['SoMi-Liste'.AH39]" table:style-name="ce111">
            <text:p>0</text:p>
          </table:table-cell>
          <table:table-cell office:value-type="float" office:value="0" table:formula="of:=['SoMi-Liste'.AI39]" table:style-name="ce111">
            <text:p>0</text:p>
          </table:table-cell>
          <table:table-cell office:value-type="float" office:value="0" table:formula="of:=['SoMi-Liste'.AJ39]" table:style-name="ce111">
            <text:p>0</text:p>
          </table:table-cell>
          <table:table-cell office:value-type="float" office:value="0" table:formula="of:=['SoMi-Liste'.AK39]" table:style-name="ce111">
            <text:p>0</text:p>
          </table:table-cell>
          <table:table-cell office:value-type="float" office:value="0" table:formula="of:=['SoMi-Liste'.AL39]" table:style-name="ce111">
            <text:p>0</text:p>
          </table:table-cell>
          <table:table-cell office:value-type="float" office:value="0" table:formula="of:=['SoMi-Liste'.AM39]" table:style-name="ce111">
            <text:p>0</text:p>
          </table:table-cell>
          <table:table-cell office:value-type="float" office:value="0" table:formula="of:=['SoMi-Liste'.AN39]" table:style-name="ce111">
            <text:p>0</text:p>
          </table:table-cell>
          <table:table-cell office:value-type="float" office:value="0" table:formula="of:=['SoMi-Liste'.AO39]" table:style-name="ce111">
            <text:p>0</text:p>
          </table:table-cell>
          <table:table-cell office:value-type="float" office:value="0" table:formula="of:=['SoMi-Liste'.AP39]" table:style-name="ce111">
            <text:p>0</text:p>
          </table:table-cell>
          <table:table-cell office:value-type="float" office:value="0" table:formula="of:=['SoMi-Liste'.AQ39]" table:style-name="ce111">
            <text:p>0</text:p>
          </table:table-cell>
          <table:table-cell office:value-type="float" office:value="0" table:formula="of:=['SoMi-Liste'.AR39]" table:style-name="ce111">
            <text:p>0</text:p>
          </table:table-cell>
          <table:table-cell office:value-type="float" office:value="0" table:formula="of:=['SoMi-Liste'.AS39]" table:style-name="ce111">
            <text:p>0</text:p>
          </table:table-cell>
          <table:table-cell office:value-type="float" office:value="0" table:formula="of:=['SoMi-Liste'.AT39]" table:style-name="ce111">
            <text:p>0</text:p>
          </table:table-cell>
          <table:table-cell office:value-type="float" office:value="0" table:formula="of:=['SoMi-Liste'.AU39]" table:style-name="ce111">
            <text:p>0</text:p>
          </table:table-cell>
          <table:table-cell office:value-type="float" office:value="0" table:formula="of:=['SoMi-Liste'.AV39]" table:style-name="ce111">
            <text:p>0</text:p>
          </table:table-cell>
          <table:table-cell office:value-type="float" office:value="0" table:formula="of:=['SoMi-Liste'.AW39]" table:style-name="ce111">
            <text:p>0</text:p>
          </table:table-cell>
          <table:table-cell office:value-type="float" office:value="0" table:formula="of:=['SoMi-Liste'.AX39]" table:style-name="ce111">
            <text:p>0</text:p>
          </table:table-cell>
          <table:table-cell office:value-type="float" office:value="0" table:formula="of:=['SoMi-Liste'.AY39]" table:style-name="ce111">
            <text:p>0</text:p>
          </table:table-cell>
          <table:table-cell table:number-columns-repeated="3" table:style-name="ce111"/>
          <table:table-cell table:number-columns-repeated="16334" table:style-name="ce1"/>
        </table:table-row>
        <table:table-row table:style-name="ro1">
          <table:table-cell office:value-type="string" office:string-value="Mustermann, Max" table:formula="of:=['SoMi-Liste'.B3]" table:style-name="ce1">
            <text:p>Mustermann, Max</text:p>
          </table:table-cell>
          <table:table-cell office:value-type="string" office:string-value="" table:formula="of:=IF(['SoMi-Liste'.C3]=&quot;e&quot;;['SoMi-Liste'.C$2];&quot;&quot;)" table:style-name="ce1"/>
          <table:table-cell office:value-type="string" office:string-value="" table:formula="of:=IF(['SoMi-Liste'.D3]=&quot;e&quot;;['SoMi-Liste'.D$2];&quot;&quot;)" table:style-name="ce1"/>
          <table:table-cell office:value-type="string" office:string-value="" table:formula="of:=IF(['SoMi-Liste'.E3]=&quot;e&quot;;['SoMi-Liste'.E$2];&quot;&quot;)" table:style-name="ce1"/>
          <table:table-cell office:value-type="string" office:string-value="" table:formula="of:=IF(['SoMi-Liste'.F3]=&quot;e&quot;;['SoMi-Liste'.F$2];&quot;&quot;)" table:style-name="ce1"/>
          <table:table-cell office:value-type="string" office:string-value="" table:formula="of:=IF(['SoMi-Liste'.G3]=&quot;e&quot;;['SoMi-Liste'.G$2];&quot;&quot;)" table:style-name="ce1"/>
          <table:table-cell office:value-type="string" office:string-value="" table:formula="of:=IF(['SoMi-Liste'.H3]=&quot;e&quot;;['SoMi-Liste'.H$2];&quot;&quot;)" table:style-name="ce1"/>
          <table:table-cell office:value-type="float" office:value="1" table:formula="of:=IF(['SoMi-Liste'.I3]=&quot;e&quot;;['SoMi-Liste'.I$2];&quot;&quot;)" table:style-name="ce2">
            <text:p>1</text:p>
          </table:table-cell>
          <table:table-cell office:value-type="string" office:string-value="" table:formula="of:=IF(['SoMi-Liste'.J3]=&quot;e&quot;;['SoMi-Liste'.J$2];&quot;&quot;)" table:style-name="ce1"/>
          <table:table-cell office:value-type="string" office:string-value="" table:formula="of:=IF(['SoMi-Liste'.K3]=&quot;e&quot;;['SoMi-Liste'.K$2];&quot;&quot;)" table:style-name="ce1"/>
          <table:table-cell office:value-type="float" office:value="2" table:formula="of:=IF(['SoMi-Liste'.L3]=&quot;e&quot;;['SoMi-Liste'.L$2];&quot;&quot;)" table:style-name="ce2">
            <text:p>2</text:p>
          </table:table-cell>
          <table:table-cell office:value-type="string" office:string-value="" table:formula="of:=IF(['SoMi-Liste'.M3]=&quot;e&quot;;['SoMi-Liste'.M$2];&quot;&quot;)" table:style-name="ce1"/>
          <table:table-cell office:value-type="string" office:string-value="" table:formula="of:=IF(['SoMi-Liste'.N3]=&quot;e&quot;;['SoMi-Liste'.N$2];&quot;&quot;)" table:style-name="ce1"/>
          <table:table-cell office:value-type="string" office:string-value="" table:formula="of:=IF(['SoMi-Liste'.O3]=&quot;e&quot;;['SoMi-Liste'.O$2];&quot;&quot;)" table:style-name="ce1"/>
          <table:table-cell office:value-type="string" office:string-value="" table:formula="of:=IF(['SoMi-Liste'.P3]=&quot;e&quot;;['SoMi-Liste'.P$2];&quot;&quot;)" table:style-name="ce1"/>
          <table:table-cell office:value-type="string" office:string-value="" table:formula="of:=IF(['SoMi-Liste'.Q3]=&quot;e&quot;;['SoMi-Liste'.Q$2];&quot;&quot;)" table:style-name="ce1"/>
          <table:table-cell office:value-type="string" office:string-value="" table:formula="of:=IF(['SoMi-Liste'.R3]=&quot;e&quot;;['SoMi-Liste'.R$2];&quot;&quot;)" table:style-name="ce1"/>
          <table:table-cell office:value-type="string" office:string-value="" table:formula="of:=IF(['SoMi-Liste'.S3]=&quot;e&quot;;['SoMi-Liste'.S$2];&quot;&quot;)" table:style-name="ce1"/>
          <table:table-cell office:value-type="string" office:string-value="" table:formula="of:=IF(['SoMi-Liste'.T3]=&quot;e&quot;;['SoMi-Liste'.T$2];&quot;&quot;)" table:style-name="ce1"/>
          <table:table-cell office:value-type="string" office:string-value="" table:formula="of:=IF(['SoMi-Liste'.U3]=&quot;e&quot;;['SoMi-Liste'.U$2];&quot;&quot;)" table:style-name="ce1"/>
          <table:table-cell office:value-type="string" office:string-value="" table:formula="of:=IF(['SoMi-Liste'.V3]=&quot;e&quot;;['SoMi-Liste'.V$2];&quot;&quot;)" table:style-name="ce1"/>
          <table:table-cell office:value-type="string" office:string-value="" table:formula="of:=IF(['SoMi-Liste'.W3]=&quot;e&quot;;['SoMi-Liste'.W$2];&quot;&quot;)" table:style-name="ce1"/>
          <table:table-cell table:number-columns-repeated="2" table:style-name="ce2"/>
          <table:table-cell office:value-type="float" office:value="3" table:formula="of:=SUM([.B44:.X44])" table:style-name="ce1">
            <text:p>3</text:p>
          </table:table-cell>
          <table:table-cell office:value-type="string" office:string-value="Mustermann, Max" table:formula="of:=['SoMi-Liste'.AD3]" table:style-name="ce1">
            <text:p>Mustermann, Max</text:p>
          </table:table-cell>
          <table:table-cell office:value-type="string" office:string-value="" table:formula="of:=IF(['SoMi-Liste'.AE3]=&quot;e&quot;;['SoMi-Liste'.AE$2];&quot;&quot;)" table:style-name="ce1"/>
          <table:table-cell office:value-type="string" office:string-value="" table:formula="of:=IF(['SoMi-Liste'.AF3]=&quot;e&quot;;['SoMi-Liste'.AF$2];&quot;&quot;)" table:style-name="ce1"/>
          <table:table-cell office:value-type="string" office:string-value="" table:formula="of:=IF(['SoMi-Liste'.AG3]=&quot;e&quot;;['SoMi-Liste'.AG$2];&quot;&quot;)" table:style-name="ce1"/>
          <table:table-cell office:value-type="string" office:string-value="" table:formula="of:=IF(['SoMi-Liste'.AH3]=&quot;e&quot;;['SoMi-Liste'.AH$2];&quot;&quot;)" table:style-name="ce1"/>
          <table:table-cell office:value-type="string" office:string-value="" table:formula="of:=IF(['SoMi-Liste'.AI3]=&quot;e&quot;;['SoMi-Liste'.AI$2];&quot;&quot;)" table:style-name="ce1"/>
          <table:table-cell office:value-type="string" office:string-value="" table:formula="of:=IF(['SoMi-Liste'.AJ3]=&quot;e&quot;;['SoMi-Liste'.AJ$2];&quot;&quot;)" table:style-name="ce1"/>
          <table:table-cell office:value-type="string" office:string-value="" table:formula="of:=IF(['SoMi-Liste'.AK3]=&quot;e&quot;;['SoMi-Liste'.AK$2];&quot;&quot;)" table:style-name="ce1"/>
          <table:table-cell office:value-type="string" office:string-value="" table:formula="of:=IF(['SoMi-Liste'.AL3]=&quot;e&quot;;['SoMi-Liste'.AL$2];&quot;&quot;)" table:style-name="ce1"/>
          <table:table-cell office:value-type="string" office:string-value="" table:formula="of:=IF(['SoMi-Liste'.AM3]=&quot;e&quot;;['SoMi-Liste'.AM$2];&quot;&quot;)" table:style-name="ce1"/>
          <table:table-cell office:value-type="string" office:string-value="" table:formula="of:=IF(['SoMi-Liste'.AN3]=&quot;e&quot;;['SoMi-Liste'.AN$2];&quot;&quot;)" table:style-name="ce1"/>
          <table:table-cell office:value-type="string" office:string-value="" table:formula="of:=IF(['SoMi-Liste'.AO3]=&quot;e&quot;;['SoMi-Liste'.AO$2];&quot;&quot;)" table:style-name="ce1"/>
          <table:table-cell office:value-type="string" office:string-value="" table:formula="of:=IF(['SoMi-Liste'.AP3]=&quot;e&quot;;['SoMi-Liste'.AP$2];&quot;&quot;)" table:style-name="ce1"/>
          <table:table-cell office:value-type="string" office:string-value="" table:formula="of:=IF(['SoMi-Liste'.AQ3]=&quot;e&quot;;['SoMi-Liste'.AQ$2];&quot;&quot;)" table:style-name="ce1"/>
          <table:table-cell office:value-type="string" office:string-value="" table:formula="of:=IF(['SoMi-Liste'.AR3]=&quot;e&quot;;['SoMi-Liste'.AR$2];&quot;&quot;)" table:style-name="ce1"/>
          <table:table-cell office:value-type="string" office:string-value="" table:formula="of:=IF(['SoMi-Liste'.AS3]=&quot;e&quot;;['SoMi-Liste'.AS$2];&quot;&quot;)" table:style-name="ce1"/>
          <table:table-cell office:value-type="string" office:string-value="" table:formula="of:=IF(['SoMi-Liste'.AT3]=&quot;e&quot;;['SoMi-Liste'.AT$2];&quot;&quot;)" table:style-name="ce1"/>
          <table:table-cell office:value-type="string" office:string-value="" table:formula="of:=IF(['SoMi-Liste'.AU3]=&quot;e&quot;;['SoMi-Liste'.AU$2];&quot;&quot;)" table:style-name="ce1"/>
          <table:table-cell office:value-type="string" office:string-value="" table:formula="of:=IF(['SoMi-Liste'.AV3]=&quot;e&quot;;['SoMi-Liste'.AV$2];&quot;&quot;)" table:style-name="ce1"/>
          <table:table-cell office:value-type="string" office:string-value="" table:formula="of:=IF(['SoMi-Liste'.AW3]=&quot;e&quot;;['SoMi-Liste'.AW$2];&quot;&quot;)" table:style-name="ce1"/>
          <table:table-cell office:value-type="string" office:string-value="" table:formula="of:=IF(['SoMi-Liste'.AX3]=&quot;e&quot;;['SoMi-Liste'.AX$2];&quot;&quot;)" table:style-name="ce1"/>
          <table:table-cell office:value-type="string" office:string-value="" table:formula="of:=IF(['SoMi-Liste'.AY3]=&quot;e&quot;;['SoMi-Liste'.AY$2];&quot;&quot;)" table:style-name="ce1"/>
          <table:table-cell table:number-columns-repeated="3" table:style-name="ce2"/>
          <table:table-cell office:value-type="float" office:value="0" table:formula="of:=SUM([.AA44:.AX4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Test, Timo" table:formula="of:=['SoMi-Liste'.B4]" table:style-name="ce1">
            <text:p>Test, Timo</text:p>
          </table:table-cell>
          <table:table-cell office:value-type="string" office:string-value="" table:formula="of:=IF(['SoMi-Liste'.C4]=&quot;e&quot;;['SoMi-Liste'.C$2];&quot;&quot;)" table:style-name="ce1"/>
          <table:table-cell office:value-type="string" office:string-value="" table:formula="of:=IF(['SoMi-Liste'.D4]=&quot;e&quot;;['SoMi-Liste'.D$2];&quot;&quot;)" table:style-name="ce1"/>
          <table:table-cell office:value-type="string" office:string-value="" table:formula="of:=IF(['SoMi-Liste'.E4]=&quot;e&quot;;['SoMi-Liste'.E$2];&quot;&quot;)" table:style-name="ce1"/>
          <table:table-cell office:value-type="string" office:string-value="" table:formula="of:=IF(['SoMi-Liste'.F4]=&quot;e&quot;;['SoMi-Liste'.F$2];&quot;&quot;)" table:style-name="ce1"/>
          <table:table-cell office:value-type="string" office:string-value="" table:formula="of:=IF(['SoMi-Liste'.G4]=&quot;e&quot;;['SoMi-Liste'.G$2];&quot;&quot;)" table:style-name="ce1"/>
          <table:table-cell office:value-type="string" office:string-value="" table:formula="of:=IF(['SoMi-Liste'.H4]=&quot;e&quot;;['SoMi-Liste'.H$2];&quot;&quot;)" table:style-name="ce1"/>
          <table:table-cell office:value-type="string" office:string-value="" table:formula="of:=IF(['SoMi-Liste'.I4]=&quot;e&quot;;['SoMi-Liste'.I$2];&quot;&quot;)" table:style-name="ce1"/>
          <table:table-cell office:value-type="string" office:string-value="" table:formula="of:=IF(['SoMi-Liste'.J4]=&quot;e&quot;;['SoMi-Liste'.J$2];&quot;&quot;)" table:style-name="ce1"/>
          <table:table-cell office:value-type="string" office:string-value="" table:formula="of:=IF(['SoMi-Liste'.K4]=&quot;e&quot;;['SoMi-Liste'.K$2];&quot;&quot;)" table:style-name="ce1"/>
          <table:table-cell office:value-type="string" office:string-value="" table:formula="of:=IF(['SoMi-Liste'.L4]=&quot;e&quot;;['SoMi-Liste'.L$2];&quot;&quot;)" table:style-name="ce1"/>
          <table:table-cell office:value-type="string" office:string-value="" table:formula="of:=IF(['SoMi-Liste'.M4]=&quot;e&quot;;['SoMi-Liste'.M$2];&quot;&quot;)" table:style-name="ce1"/>
          <table:table-cell office:value-type="string" office:string-value="" table:formula="of:=IF(['SoMi-Liste'.N4]=&quot;e&quot;;['SoMi-Liste'.N$2];&quot;&quot;)" table:style-name="ce1"/>
          <table:table-cell office:value-type="string" office:string-value="" table:formula="of:=IF(['SoMi-Liste'.O4]=&quot;e&quot;;['SoMi-Liste'.O$2];&quot;&quot;)" table:style-name="ce1"/>
          <table:table-cell office:value-type="string" office:string-value="" table:formula="of:=IF(['SoMi-Liste'.P4]=&quot;e&quot;;['SoMi-Liste'.P$2];&quot;&quot;)" table:style-name="ce1"/>
          <table:table-cell office:value-type="string" office:string-value="" table:formula="of:=IF(['SoMi-Liste'.Q4]=&quot;e&quot;;['SoMi-Liste'.Q$2];&quot;&quot;)" table:style-name="ce1"/>
          <table:table-cell office:value-type="string" office:string-value="" table:formula="of:=IF(['SoMi-Liste'.R4]=&quot;e&quot;;['SoMi-Liste'.R$2];&quot;&quot;)" table:style-name="ce1"/>
          <table:table-cell office:value-type="string" office:string-value="" table:formula="of:=IF(['SoMi-Liste'.S4]=&quot;e&quot;;['SoMi-Liste'.S$2];&quot;&quot;)" table:style-name="ce1"/>
          <table:table-cell office:value-type="string" office:string-value="" table:formula="of:=IF(['SoMi-Liste'.T4]=&quot;e&quot;;['SoMi-Liste'.T$2];&quot;&quot;)" table:style-name="ce1"/>
          <table:table-cell office:value-type="string" office:string-value="" table:formula="of:=IF(['SoMi-Liste'.U4]=&quot;e&quot;;['SoMi-Liste'.U$2];&quot;&quot;)" table:style-name="ce1"/>
          <table:table-cell office:value-type="string" office:string-value="" table:formula="of:=IF(['SoMi-Liste'.V4]=&quot;e&quot;;['SoMi-Liste'.V$2];&quot;&quot;)" table:style-name="ce1"/>
          <table:table-cell office:value-type="string" office:string-value="" table:formula="of:=IF(['SoMi-Liste'.W4]=&quot;e&quot;;['SoMi-Liste'.W$2];&quot;&quot;)" table:style-name="ce1"/>
          <table:table-cell table:number-columns-repeated="2" table:style-name="ce2"/>
          <table:table-cell office:value-type="float" office:value="0" table:formula="of:=SUM([.B45:.X45])" table:style-name="ce1">
            <text:p>0</text:p>
          </table:table-cell>
          <table:table-cell office:value-type="string" office:string-value="Test, Timo" table:formula="of:=['SoMi-Liste'.AD4]" table:style-name="ce1">
            <text:p>Test, Timo</text:p>
          </table:table-cell>
          <table:table-cell office:value-type="string" office:string-value="" table:formula="of:=IF(['SoMi-Liste'.AE4]=&quot;e&quot;;['SoMi-Liste'.AE$2];&quot;&quot;)" table:style-name="ce1"/>
          <table:table-cell office:value-type="string" office:string-value="" table:formula="of:=IF(['SoMi-Liste'.AF4]=&quot;e&quot;;['SoMi-Liste'.AF$2];&quot;&quot;)" table:style-name="ce1"/>
          <table:table-cell office:value-type="string" office:string-value="" table:formula="of:=IF(['SoMi-Liste'.AG4]=&quot;e&quot;;['SoMi-Liste'.AG$2];&quot;&quot;)" table:style-name="ce1"/>
          <table:table-cell office:value-type="string" office:string-value="" table:formula="of:=IF(['SoMi-Liste'.AH4]=&quot;e&quot;;['SoMi-Liste'.AH$2];&quot;&quot;)" table:style-name="ce1"/>
          <table:table-cell office:value-type="string" office:string-value="" table:formula="of:=IF(['SoMi-Liste'.AI4]=&quot;e&quot;;['SoMi-Liste'.AI$2];&quot;&quot;)" table:style-name="ce1"/>
          <table:table-cell office:value-type="string" office:string-value="" table:formula="of:=IF(['SoMi-Liste'.AJ4]=&quot;e&quot;;['SoMi-Liste'.AJ$2];&quot;&quot;)" table:style-name="ce1"/>
          <table:table-cell office:value-type="string" office:string-value="" table:formula="of:=IF(['SoMi-Liste'.AK4]=&quot;e&quot;;['SoMi-Liste'.AK$2];&quot;&quot;)" table:style-name="ce1"/>
          <table:table-cell office:value-type="string" office:string-value="" table:formula="of:=IF(['SoMi-Liste'.AL4]=&quot;e&quot;;['SoMi-Liste'.AL$2];&quot;&quot;)" table:style-name="ce1"/>
          <table:table-cell office:value-type="string" office:string-value="" table:formula="of:=IF(['SoMi-Liste'.AM4]=&quot;e&quot;;['SoMi-Liste'.AM$2];&quot;&quot;)" table:style-name="ce1"/>
          <table:table-cell office:value-type="string" office:string-value="" table:formula="of:=IF(['SoMi-Liste'.AN4]=&quot;e&quot;;['SoMi-Liste'.AN$2];&quot;&quot;)" table:style-name="ce1"/>
          <table:table-cell office:value-type="string" office:string-value="" table:formula="of:=IF(['SoMi-Liste'.AO4]=&quot;e&quot;;['SoMi-Liste'.AO$2];&quot;&quot;)" table:style-name="ce1"/>
          <table:table-cell office:value-type="string" office:string-value="" table:formula="of:=IF(['SoMi-Liste'.AP4]=&quot;e&quot;;['SoMi-Liste'.AP$2];&quot;&quot;)" table:style-name="ce1"/>
          <table:table-cell office:value-type="string" office:string-value="" table:formula="of:=IF(['SoMi-Liste'.AQ4]=&quot;e&quot;;['SoMi-Liste'.AQ$2];&quot;&quot;)" table:style-name="ce1"/>
          <table:table-cell office:value-type="string" office:string-value="" table:formula="of:=IF(['SoMi-Liste'.AR4]=&quot;e&quot;;['SoMi-Liste'.AR$2];&quot;&quot;)" table:style-name="ce1"/>
          <table:table-cell office:value-type="string" office:string-value="" table:formula="of:=IF(['SoMi-Liste'.AS4]=&quot;e&quot;;['SoMi-Liste'.AS$2];&quot;&quot;)" table:style-name="ce1"/>
          <table:table-cell office:value-type="string" office:string-value="" table:formula="of:=IF(['SoMi-Liste'.AT4]=&quot;e&quot;;['SoMi-Liste'.AT$2];&quot;&quot;)" table:style-name="ce1"/>
          <table:table-cell office:value-type="string" office:string-value="" table:formula="of:=IF(['SoMi-Liste'.AU4]=&quot;e&quot;;['SoMi-Liste'.AU$2];&quot;&quot;)" table:style-name="ce1"/>
          <table:table-cell office:value-type="string" office:string-value="" table:formula="of:=IF(['SoMi-Liste'.AV4]=&quot;e&quot;;['SoMi-Liste'.AV$2];&quot;&quot;)" table:style-name="ce1"/>
          <table:table-cell office:value-type="string" office:string-value="" table:formula="of:=IF(['SoMi-Liste'.AW4]=&quot;e&quot;;['SoMi-Liste'.AW$2];&quot;&quot;)" table:style-name="ce1"/>
          <table:table-cell office:value-type="string" office:string-value="" table:formula="of:=IF(['SoMi-Liste'.AX4]=&quot;e&quot;;['SoMi-Liste'.AX$2];&quot;&quot;)" table:style-name="ce1"/>
          <table:table-cell office:value-type="string" office:string-value="" table:formula="of:=IF(['SoMi-Liste'.AY4]=&quot;e&quot;;['SoMi-Liste'.AY$2];&quot;&quot;)" table:style-name="ce1"/>
          <table:table-cell table:number-columns-repeated="3" table:style-name="ce2"/>
          <table:table-cell office:value-type="float" office:value="0" table:formula="of:=SUM([.AA45:.AX4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Versuch, Victor" table:formula="of:=['SoMi-Liste'.B5]" table:style-name="ce1">
            <text:p>Versuch, Victor</text:p>
          </table:table-cell>
          <table:table-cell office:value-type="string" office:string-value="" table:formula="of:=IF(['SoMi-Liste'.C5]=&quot;e&quot;;['SoMi-Liste'.C$2];&quot;&quot;)" table:style-name="ce1"/>
          <table:table-cell office:value-type="string" office:string-value="" table:formula="of:=IF(['SoMi-Liste'.D5]=&quot;e&quot;;['SoMi-Liste'.D$2];&quot;&quot;)" table:style-name="ce1"/>
          <table:table-cell office:value-type="float" office:value="1" table:formula="of:=IF(['SoMi-Liste'.E5]=&quot;e&quot;;['SoMi-Liste'.E$2];&quot;&quot;)" table:style-name="ce2">
            <text:p>1</text:p>
          </table:table-cell>
          <table:table-cell office:value-type="string" office:string-value="" table:formula="of:=IF(['SoMi-Liste'.F5]=&quot;e&quot;;['SoMi-Liste'.F$2];&quot;&quot;)" table:style-name="ce1"/>
          <table:table-cell office:value-type="string" office:string-value="" table:formula="of:=IF(['SoMi-Liste'.G5]=&quot;e&quot;;['SoMi-Liste'.G$2];&quot;&quot;)" table:style-name="ce1"/>
          <table:table-cell office:value-type="float" office:value="2" table:formula="of:=IF(['SoMi-Liste'.H5]=&quot;e&quot;;['SoMi-Liste'.H$2];&quot;&quot;)" table:style-name="ce2">
            <text:p>2</text:p>
          </table:table-cell>
          <table:table-cell office:value-type="string" office:string-value="" table:formula="of:=IF(['SoMi-Liste'.I5]=&quot;e&quot;;['SoMi-Liste'.I$2];&quot;&quot;)" table:style-name="ce1"/>
          <table:table-cell office:value-type="float" office:value="2" table:formula="of:=IF(['SoMi-Liste'.J5]=&quot;e&quot;;['SoMi-Liste'.J$2];&quot;&quot;)" table:style-name="ce2">
            <text:p>2</text:p>
          </table:table-cell>
          <table:table-cell office:value-type="float" office:value="1" table:formula="of:=IF(['SoMi-Liste'.K5]=&quot;e&quot;;['SoMi-Liste'.K$2];&quot;&quot;)" table:style-name="ce2">
            <text:p>1</text:p>
          </table:table-cell>
          <table:table-cell office:value-type="string" office:string-value="" table:formula="of:=IF(['SoMi-Liste'.L5]=&quot;e&quot;;['SoMi-Liste'.L$2];&quot;&quot;)" table:style-name="ce1"/>
          <table:table-cell office:value-type="string" office:string-value="" table:formula="of:=IF(['SoMi-Liste'.M5]=&quot;e&quot;;['SoMi-Liste'.M$2];&quot;&quot;)" table:style-name="ce1"/>
          <table:table-cell office:value-type="string" office:string-value="" table:formula="of:=IF(['SoMi-Liste'.N5]=&quot;e&quot;;['SoMi-Liste'.N$2];&quot;&quot;)" table:style-name="ce1"/>
          <table:table-cell office:value-type="string" office:string-value="" table:formula="of:=IF(['SoMi-Liste'.O5]=&quot;e&quot;;['SoMi-Liste'.O$2];&quot;&quot;)" table:style-name="ce1"/>
          <table:table-cell office:value-type="string" office:string-value="" table:formula="of:=IF(['SoMi-Liste'.P5]=&quot;e&quot;;['SoMi-Liste'.P$2];&quot;&quot;)" table:style-name="ce1"/>
          <table:table-cell office:value-type="string" office:string-value="" table:formula="of:=IF(['SoMi-Liste'.Q5]=&quot;e&quot;;['SoMi-Liste'.Q$2];&quot;&quot;)" table:style-name="ce1"/>
          <table:table-cell office:value-type="string" office:string-value="" table:formula="of:=IF(['SoMi-Liste'.R5]=&quot;e&quot;;['SoMi-Liste'.R$2];&quot;&quot;)" table:style-name="ce1"/>
          <table:table-cell office:value-type="string" office:string-value="" table:formula="of:=IF(['SoMi-Liste'.S5]=&quot;e&quot;;['SoMi-Liste'.S$2];&quot;&quot;)" table:style-name="ce1"/>
          <table:table-cell office:value-type="string" office:string-value="" table:formula="of:=IF(['SoMi-Liste'.T5]=&quot;e&quot;;['SoMi-Liste'.T$2];&quot;&quot;)" table:style-name="ce1"/>
          <table:table-cell office:value-type="string" office:string-value="" table:formula="of:=IF(['SoMi-Liste'.U5]=&quot;e&quot;;['SoMi-Liste'.U$2];&quot;&quot;)" table:style-name="ce1"/>
          <table:table-cell office:value-type="string" office:string-value="" table:formula="of:=IF(['SoMi-Liste'.V5]=&quot;e&quot;;['SoMi-Liste'.V$2];&quot;&quot;)" table:style-name="ce1"/>
          <table:table-cell office:value-type="string" office:string-value="" table:formula="of:=IF(['SoMi-Liste'.W5]=&quot;e&quot;;['SoMi-Liste'.W$2];&quot;&quot;)" table:style-name="ce1"/>
          <table:table-cell table:number-columns-repeated="2" table:style-name="ce2"/>
          <table:table-cell office:value-type="float" office:value="6" table:formula="of:=SUM([.B46:.X46])" table:style-name="ce1">
            <text:p>6</text:p>
          </table:table-cell>
          <table:table-cell office:value-type="string" office:string-value="Versuch, Victor" table:formula="of:=['SoMi-Liste'.AD5]" table:style-name="ce1">
            <text:p>Versuch, Victor</text:p>
          </table:table-cell>
          <table:table-cell office:value-type="string" office:string-value="" table:formula="of:=IF(['SoMi-Liste'.AE5]=&quot;e&quot;;['SoMi-Liste'.AE$2];&quot;&quot;)" table:style-name="ce1"/>
          <table:table-cell office:value-type="string" office:string-value="" table:formula="of:=IF(['SoMi-Liste'.AF5]=&quot;e&quot;;['SoMi-Liste'.AF$2];&quot;&quot;)" table:style-name="ce1"/>
          <table:table-cell office:value-type="string" office:string-value="" table:formula="of:=IF(['SoMi-Liste'.AG5]=&quot;e&quot;;['SoMi-Liste'.AG$2];&quot;&quot;)" table:style-name="ce1"/>
          <table:table-cell office:value-type="string" office:string-value="" table:formula="of:=IF(['SoMi-Liste'.AH5]=&quot;e&quot;;['SoMi-Liste'.AH$2];&quot;&quot;)" table:style-name="ce1"/>
          <table:table-cell office:value-type="string" office:string-value="" table:formula="of:=IF(['SoMi-Liste'.AI5]=&quot;e&quot;;['SoMi-Liste'.AI$2];&quot;&quot;)" table:style-name="ce1"/>
          <table:table-cell office:value-type="string" office:string-value="" table:formula="of:=IF(['SoMi-Liste'.AJ5]=&quot;e&quot;;['SoMi-Liste'.AJ$2];&quot;&quot;)" table:style-name="ce1"/>
          <table:table-cell office:value-type="string" office:string-value="" table:formula="of:=IF(['SoMi-Liste'.AK5]=&quot;e&quot;;['SoMi-Liste'.AK$2];&quot;&quot;)" table:style-name="ce1"/>
          <table:table-cell office:value-type="string" office:string-value="" table:formula="of:=IF(['SoMi-Liste'.AL5]=&quot;e&quot;;['SoMi-Liste'.AL$2];&quot;&quot;)" table:style-name="ce1"/>
          <table:table-cell office:value-type="string" office:string-value="" table:formula="of:=IF(['SoMi-Liste'.AM5]=&quot;e&quot;;['SoMi-Liste'.AM$2];&quot;&quot;)" table:style-name="ce1"/>
          <table:table-cell office:value-type="string" office:string-value="" table:formula="of:=IF(['SoMi-Liste'.AN5]=&quot;e&quot;;['SoMi-Liste'.AN$2];&quot;&quot;)" table:style-name="ce1"/>
          <table:table-cell office:value-type="string" office:string-value="" table:formula="of:=IF(['SoMi-Liste'.AO5]=&quot;e&quot;;['SoMi-Liste'.AO$2];&quot;&quot;)" table:style-name="ce1"/>
          <table:table-cell office:value-type="string" office:string-value="" table:formula="of:=IF(['SoMi-Liste'.AP5]=&quot;e&quot;;['SoMi-Liste'.AP$2];&quot;&quot;)" table:style-name="ce1"/>
          <table:table-cell office:value-type="string" office:string-value="" table:formula="of:=IF(['SoMi-Liste'.AQ5]=&quot;e&quot;;['SoMi-Liste'.AQ$2];&quot;&quot;)" table:style-name="ce1"/>
          <table:table-cell office:value-type="string" office:string-value="" table:formula="of:=IF(['SoMi-Liste'.AR5]=&quot;e&quot;;['SoMi-Liste'.AR$2];&quot;&quot;)" table:style-name="ce1"/>
          <table:table-cell office:value-type="string" office:string-value="" table:formula="of:=IF(['SoMi-Liste'.AS5]=&quot;e&quot;;['SoMi-Liste'.AS$2];&quot;&quot;)" table:style-name="ce1"/>
          <table:table-cell office:value-type="string" office:string-value="" table:formula="of:=IF(['SoMi-Liste'.AT5]=&quot;e&quot;;['SoMi-Liste'.AT$2];&quot;&quot;)" table:style-name="ce1"/>
          <table:table-cell office:value-type="string" office:string-value="" table:formula="of:=IF(['SoMi-Liste'.AU5]=&quot;e&quot;;['SoMi-Liste'.AU$2];&quot;&quot;)" table:style-name="ce1"/>
          <table:table-cell office:value-type="string" office:string-value="" table:formula="of:=IF(['SoMi-Liste'.AV5]=&quot;e&quot;;['SoMi-Liste'.AV$2];&quot;&quot;)" table:style-name="ce1"/>
          <table:table-cell office:value-type="string" office:string-value="" table:formula="of:=IF(['SoMi-Liste'.AW5]=&quot;e&quot;;['SoMi-Liste'.AW$2];&quot;&quot;)" table:style-name="ce1"/>
          <table:table-cell office:value-type="string" office:string-value="" table:formula="of:=IF(['SoMi-Liste'.AX5]=&quot;e&quot;;['SoMi-Liste'.AX$2];&quot;&quot;)" table:style-name="ce1"/>
          <table:table-cell office:value-type="string" office:string-value="" table:formula="of:=IF(['SoMi-Liste'.AY5]=&quot;e&quot;;['SoMi-Liste'.AY$2];&quot;&quot;)" table:style-name="ce1"/>
          <table:table-cell table:number-columns-repeated="3" table:style-name="ce2"/>
          <table:table-cell office:value-type="float" office:value="0" table:formula="of:=SUM([.AA46:.AX46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Ulfson, Ulf" table:formula="of:=['SoMi-Liste'.B6]" table:style-name="ce1">
            <text:p>Ulfson, Ulf</text:p>
          </table:table-cell>
          <table:table-cell office:value-type="string" office:string-value="" table:formula="of:=IF(['SoMi-Liste'.C6]=&quot;e&quot;;['SoMi-Liste'.C$2];&quot;&quot;)" table:style-name="ce1"/>
          <table:table-cell office:value-type="float" office:value="2" table:formula="of:=IF(['SoMi-Liste'.D6]=&quot;e&quot;;['SoMi-Liste'.D$2];&quot;&quot;)" table:style-name="ce2">
            <text:p>2</text:p>
          </table:table-cell>
          <table:table-cell office:value-type="string" office:string-value="" table:formula="of:=IF(['SoMi-Liste'.E6]=&quot;e&quot;;['SoMi-Liste'.E$2];&quot;&quot;)" table:style-name="ce1"/>
          <table:table-cell office:value-type="string" office:string-value="" table:formula="of:=IF(['SoMi-Liste'.F6]=&quot;e&quot;;['SoMi-Liste'.F$2];&quot;&quot;)" table:style-name="ce1"/>
          <table:table-cell office:value-type="string" office:string-value="" table:formula="of:=IF(['SoMi-Liste'.G6]=&quot;e&quot;;['SoMi-Liste'.G$2];&quot;&quot;)" table:style-name="ce1"/>
          <table:table-cell office:value-type="string" office:string-value="" table:formula="of:=IF(['SoMi-Liste'.H6]=&quot;e&quot;;['SoMi-Liste'.H$2];&quot;&quot;)" table:style-name="ce1"/>
          <table:table-cell office:value-type="string" office:string-value="" table:formula="of:=IF(['SoMi-Liste'.I6]=&quot;e&quot;;['SoMi-Liste'.I$2];&quot;&quot;)" table:style-name="ce1"/>
          <table:table-cell office:value-type="string" office:string-value="" table:formula="of:=IF(['SoMi-Liste'.J6]=&quot;e&quot;;['SoMi-Liste'.J$2];&quot;&quot;)" table:style-name="ce1"/>
          <table:table-cell office:value-type="string" office:string-value="" table:formula="of:=IF(['SoMi-Liste'.K6]=&quot;e&quot;;['SoMi-Liste'.K$2];&quot;&quot;)" table:style-name="ce1"/>
          <table:table-cell office:value-type="string" office:string-value="" table:formula="of:=IF(['SoMi-Liste'.L6]=&quot;e&quot;;['SoMi-Liste'.L$2];&quot;&quot;)" table:style-name="ce1"/>
          <table:table-cell office:value-type="string" office:string-value="" table:formula="of:=IF(['SoMi-Liste'.M6]=&quot;e&quot;;['SoMi-Liste'.M$2];&quot;&quot;)" table:style-name="ce1"/>
          <table:table-cell office:value-type="string" office:string-value="" table:formula="of:=IF(['SoMi-Liste'.N6]=&quot;e&quot;;['SoMi-Liste'.N$2];&quot;&quot;)" table:style-name="ce1"/>
          <table:table-cell office:value-type="string" office:string-value="" table:formula="of:=IF(['SoMi-Liste'.O6]=&quot;e&quot;;['SoMi-Liste'.O$2];&quot;&quot;)" table:style-name="ce1"/>
          <table:table-cell office:value-type="string" office:string-value="" table:formula="of:=IF(['SoMi-Liste'.P6]=&quot;e&quot;;['SoMi-Liste'.P$2];&quot;&quot;)" table:style-name="ce1"/>
          <table:table-cell office:value-type="string" office:string-value="" table:formula="of:=IF(['SoMi-Liste'.Q6]=&quot;e&quot;;['SoMi-Liste'.Q$2];&quot;&quot;)" table:style-name="ce1"/>
          <table:table-cell office:value-type="string" office:string-value="" table:formula="of:=IF(['SoMi-Liste'.R6]=&quot;e&quot;;['SoMi-Liste'.R$2];&quot;&quot;)" table:style-name="ce1"/>
          <table:table-cell office:value-type="string" office:string-value="" table:formula="of:=IF(['SoMi-Liste'.S6]=&quot;e&quot;;['SoMi-Liste'.S$2];&quot;&quot;)" table:style-name="ce1"/>
          <table:table-cell office:value-type="string" office:string-value="" table:formula="of:=IF(['SoMi-Liste'.T6]=&quot;e&quot;;['SoMi-Liste'.T$2];&quot;&quot;)" table:style-name="ce1"/>
          <table:table-cell office:value-type="string" office:string-value="" table:formula="of:=IF(['SoMi-Liste'.U6]=&quot;e&quot;;['SoMi-Liste'.U$2];&quot;&quot;)" table:style-name="ce1"/>
          <table:table-cell office:value-type="string" office:string-value="" table:formula="of:=IF(['SoMi-Liste'.V6]=&quot;e&quot;;['SoMi-Liste'.V$2];&quot;&quot;)" table:style-name="ce1"/>
          <table:table-cell office:value-type="string" office:string-value="" table:formula="of:=IF(['SoMi-Liste'.W6]=&quot;e&quot;;['SoMi-Liste'.W$2];&quot;&quot;)" table:style-name="ce1"/>
          <table:table-cell table:number-columns-repeated="2" table:style-name="ce2"/>
          <table:table-cell office:value-type="float" office:value="2" table:formula="of:=SUM([.B47:.X47])" table:style-name="ce1">
            <text:p>2</text:p>
          </table:table-cell>
          <table:table-cell office:value-type="string" office:string-value="Ulfson, Ulf" table:formula="of:=['SoMi-Liste'.AD6]" table:style-name="ce1">
            <text:p>Ulfson, Ulf</text:p>
          </table:table-cell>
          <table:table-cell office:value-type="string" office:string-value="" table:formula="of:=IF(['SoMi-Liste'.AE6]=&quot;e&quot;;['SoMi-Liste'.AE$2];&quot;&quot;)" table:style-name="ce1"/>
          <table:table-cell office:value-type="string" office:string-value="" table:formula="of:=IF(['SoMi-Liste'.AF6]=&quot;e&quot;;['SoMi-Liste'.AF$2];&quot;&quot;)" table:style-name="ce1"/>
          <table:table-cell office:value-type="string" office:string-value="" table:formula="of:=IF(['SoMi-Liste'.AG6]=&quot;e&quot;;['SoMi-Liste'.AG$2];&quot;&quot;)" table:style-name="ce1"/>
          <table:table-cell office:value-type="string" office:string-value="" table:formula="of:=IF(['SoMi-Liste'.AH6]=&quot;e&quot;;['SoMi-Liste'.AH$2];&quot;&quot;)" table:style-name="ce1"/>
          <table:table-cell office:value-type="string" office:string-value="" table:formula="of:=IF(['SoMi-Liste'.AI6]=&quot;e&quot;;['SoMi-Liste'.AI$2];&quot;&quot;)" table:style-name="ce1"/>
          <table:table-cell office:value-type="string" office:string-value="" table:formula="of:=IF(['SoMi-Liste'.AJ6]=&quot;e&quot;;['SoMi-Liste'.AJ$2];&quot;&quot;)" table:style-name="ce1"/>
          <table:table-cell office:value-type="string" office:string-value="" table:formula="of:=IF(['SoMi-Liste'.AK6]=&quot;e&quot;;['SoMi-Liste'.AK$2];&quot;&quot;)" table:style-name="ce1"/>
          <table:table-cell office:value-type="string" office:string-value="" table:formula="of:=IF(['SoMi-Liste'.AL6]=&quot;e&quot;;['SoMi-Liste'.AL$2];&quot;&quot;)" table:style-name="ce1"/>
          <table:table-cell office:value-type="string" office:string-value="" table:formula="of:=IF(['SoMi-Liste'.AM6]=&quot;e&quot;;['SoMi-Liste'.AM$2];&quot;&quot;)" table:style-name="ce1"/>
          <table:table-cell office:value-type="string" office:string-value="" table:formula="of:=IF(['SoMi-Liste'.AN6]=&quot;e&quot;;['SoMi-Liste'.AN$2];&quot;&quot;)" table:style-name="ce1"/>
          <table:table-cell office:value-type="string" office:string-value="" table:formula="of:=IF(['SoMi-Liste'.AO6]=&quot;e&quot;;['SoMi-Liste'.AO$2];&quot;&quot;)" table:style-name="ce1"/>
          <table:table-cell office:value-type="string" office:string-value="" table:formula="of:=IF(['SoMi-Liste'.AP6]=&quot;e&quot;;['SoMi-Liste'.AP$2];&quot;&quot;)" table:style-name="ce1"/>
          <table:table-cell office:value-type="string" office:string-value="" table:formula="of:=IF(['SoMi-Liste'.AQ6]=&quot;e&quot;;['SoMi-Liste'.AQ$2];&quot;&quot;)" table:style-name="ce1"/>
          <table:table-cell office:value-type="string" office:string-value="" table:formula="of:=IF(['SoMi-Liste'.AR6]=&quot;e&quot;;['SoMi-Liste'.AR$2];&quot;&quot;)" table:style-name="ce1"/>
          <table:table-cell office:value-type="string" office:string-value="" table:formula="of:=IF(['SoMi-Liste'.AS6]=&quot;e&quot;;['SoMi-Liste'.AS$2];&quot;&quot;)" table:style-name="ce1"/>
          <table:table-cell office:value-type="string" office:string-value="" table:formula="of:=IF(['SoMi-Liste'.AT6]=&quot;e&quot;;['SoMi-Liste'.AT$2];&quot;&quot;)" table:style-name="ce1"/>
          <table:table-cell office:value-type="string" office:string-value="" table:formula="of:=IF(['SoMi-Liste'.AU6]=&quot;e&quot;;['SoMi-Liste'.AU$2];&quot;&quot;)" table:style-name="ce1"/>
          <table:table-cell office:value-type="string" office:string-value="" table:formula="of:=IF(['SoMi-Liste'.AV6]=&quot;e&quot;;['SoMi-Liste'.AV$2];&quot;&quot;)" table:style-name="ce1"/>
          <table:table-cell office:value-type="string" office:string-value="" table:formula="of:=IF(['SoMi-Liste'.AW6]=&quot;e&quot;;['SoMi-Liste'.AW$2];&quot;&quot;)" table:style-name="ce1"/>
          <table:table-cell office:value-type="string" office:string-value="" table:formula="of:=IF(['SoMi-Liste'.AX6]=&quot;e&quot;;['SoMi-Liste'.AX$2];&quot;&quot;)" table:style-name="ce1"/>
          <table:table-cell office:value-type="string" office:string-value="" table:formula="of:=IF(['SoMi-Liste'.AY6]=&quot;e&quot;;['SoMi-Liste'.AY$2];&quot;&quot;)" table:style-name="ce1"/>
          <table:table-cell table:number-columns-repeated="3" table:style-name="ce2"/>
          <table:table-cell office:value-type="float" office:value="0" table:formula="of:=SUM([.AA47:.AX4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Peterson, Peter" table:formula="of:=['SoMi-Liste'.B7]" table:style-name="ce1">
            <text:p>Peterson, Peter</text:p>
          </table:table-cell>
          <table:table-cell office:value-type="string" office:string-value="" table:formula="of:=IF(['SoMi-Liste'.C7]=&quot;e&quot;;['SoMi-Liste'.C$2];&quot;&quot;)" table:style-name="ce1"/>
          <table:table-cell office:value-type="string" office:string-value="" table:formula="of:=IF(['SoMi-Liste'.D7]=&quot;e&quot;;['SoMi-Liste'.D$2];&quot;&quot;)" table:style-name="ce1"/>
          <table:table-cell office:value-type="string" office:string-value="" table:formula="of:=IF(['SoMi-Liste'.E7]=&quot;e&quot;;['SoMi-Liste'.E$2];&quot;&quot;)" table:style-name="ce1"/>
          <table:table-cell office:value-type="string" office:string-value="" table:formula="of:=IF(['SoMi-Liste'.F7]=&quot;e&quot;;['SoMi-Liste'.F$2];&quot;&quot;)" table:style-name="ce1"/>
          <table:table-cell office:value-type="string" office:string-value="" table:formula="of:=IF(['SoMi-Liste'.G7]=&quot;e&quot;;['SoMi-Liste'.G$2];&quot;&quot;)" table:style-name="ce1"/>
          <table:table-cell office:value-type="string" office:string-value="" table:formula="of:=IF(['SoMi-Liste'.H7]=&quot;e&quot;;['SoMi-Liste'.H$2];&quot;&quot;)" table:style-name="ce1"/>
          <table:table-cell office:value-type="string" office:string-value="" table:formula="of:=IF(['SoMi-Liste'.I7]=&quot;e&quot;;['SoMi-Liste'.I$2];&quot;&quot;)" table:style-name="ce1"/>
          <table:table-cell office:value-type="string" office:string-value="" table:formula="of:=IF(['SoMi-Liste'.J7]=&quot;e&quot;;['SoMi-Liste'.J$2];&quot;&quot;)" table:style-name="ce1"/>
          <table:table-cell office:value-type="string" office:string-value="" table:formula="of:=IF(['SoMi-Liste'.K7]=&quot;e&quot;;['SoMi-Liste'.K$2];&quot;&quot;)" table:style-name="ce1"/>
          <table:table-cell office:value-type="string" office:string-value="" table:formula="of:=IF(['SoMi-Liste'.L7]=&quot;e&quot;;['SoMi-Liste'.L$2];&quot;&quot;)" table:style-name="ce1"/>
          <table:table-cell office:value-type="string" office:string-value="" table:formula="of:=IF(['SoMi-Liste'.M7]=&quot;e&quot;;['SoMi-Liste'.M$2];&quot;&quot;)" table:style-name="ce1"/>
          <table:table-cell office:value-type="string" office:string-value="" table:formula="of:=IF(['SoMi-Liste'.N7]=&quot;e&quot;;['SoMi-Liste'.N$2];&quot;&quot;)" table:style-name="ce1"/>
          <table:table-cell office:value-type="string" office:string-value="" table:formula="of:=IF(['SoMi-Liste'.O7]=&quot;e&quot;;['SoMi-Liste'.O$2];&quot;&quot;)" table:style-name="ce1"/>
          <table:table-cell office:value-type="string" office:string-value="" table:formula="of:=IF(['SoMi-Liste'.P7]=&quot;e&quot;;['SoMi-Liste'.P$2];&quot;&quot;)" table:style-name="ce1"/>
          <table:table-cell office:value-type="string" office:string-value="" table:formula="of:=IF(['SoMi-Liste'.Q7]=&quot;e&quot;;['SoMi-Liste'.Q$2];&quot;&quot;)" table:style-name="ce1"/>
          <table:table-cell office:value-type="string" office:string-value="" table:formula="of:=IF(['SoMi-Liste'.R7]=&quot;e&quot;;['SoMi-Liste'.R$2];&quot;&quot;)" table:style-name="ce1"/>
          <table:table-cell office:value-type="string" office:string-value="" table:formula="of:=IF(['SoMi-Liste'.S7]=&quot;e&quot;;['SoMi-Liste'.S$2];&quot;&quot;)" table:style-name="ce1"/>
          <table:table-cell office:value-type="string" office:string-value="" table:formula="of:=IF(['SoMi-Liste'.T7]=&quot;e&quot;;['SoMi-Liste'.T$2];&quot;&quot;)" table:style-name="ce1"/>
          <table:table-cell office:value-type="string" office:string-value="" table:formula="of:=IF(['SoMi-Liste'.U7]=&quot;e&quot;;['SoMi-Liste'.U$2];&quot;&quot;)" table:style-name="ce1"/>
          <table:table-cell office:value-type="string" office:string-value="" table:formula="of:=IF(['SoMi-Liste'.V7]=&quot;e&quot;;['SoMi-Liste'.V$2];&quot;&quot;)" table:style-name="ce1"/>
          <table:table-cell office:value-type="string" office:string-value="" table:formula="of:=IF(['SoMi-Liste'.W7]=&quot;e&quot;;['SoMi-Liste'.W$2];&quot;&quot;)" table:style-name="ce1"/>
          <table:table-cell table:number-columns-repeated="2" table:style-name="ce2"/>
          <table:table-cell office:value-type="float" office:value="0" table:formula="of:=SUM([.B48:.X48])" table:style-name="ce1">
            <text:p>0</text:p>
          </table:table-cell>
          <table:table-cell office:value-type="string" office:string-value="Peterson, Peter" table:formula="of:=['SoMi-Liste'.AD7]" table:style-name="ce1">
            <text:p>Peterson, Peter</text:p>
          </table:table-cell>
          <table:table-cell office:value-type="string" office:string-value="" table:formula="of:=IF(['SoMi-Liste'.AE7]=&quot;e&quot;;['SoMi-Liste'.AE$2];&quot;&quot;)" table:style-name="ce1"/>
          <table:table-cell office:value-type="string" office:string-value="" table:formula="of:=IF(['SoMi-Liste'.AF7]=&quot;e&quot;;['SoMi-Liste'.AF$2];&quot;&quot;)" table:style-name="ce1"/>
          <table:table-cell office:value-type="string" office:string-value="" table:formula="of:=IF(['SoMi-Liste'.AG7]=&quot;e&quot;;['SoMi-Liste'.AG$2];&quot;&quot;)" table:style-name="ce1"/>
          <table:table-cell office:value-type="string" office:string-value="" table:formula="of:=IF(['SoMi-Liste'.AH7]=&quot;e&quot;;['SoMi-Liste'.AH$2];&quot;&quot;)" table:style-name="ce1"/>
          <table:table-cell office:value-type="string" office:string-value="" table:formula="of:=IF(['SoMi-Liste'.AI7]=&quot;e&quot;;['SoMi-Liste'.AI$2];&quot;&quot;)" table:style-name="ce1"/>
          <table:table-cell office:value-type="string" office:string-value="" table:formula="of:=IF(['SoMi-Liste'.AJ7]=&quot;e&quot;;['SoMi-Liste'.AJ$2];&quot;&quot;)" table:style-name="ce1"/>
          <table:table-cell office:value-type="string" office:string-value="" table:formula="of:=IF(['SoMi-Liste'.AK7]=&quot;e&quot;;['SoMi-Liste'.AK$2];&quot;&quot;)" table:style-name="ce1"/>
          <table:table-cell office:value-type="string" office:string-value="" table:formula="of:=IF(['SoMi-Liste'.AL7]=&quot;e&quot;;['SoMi-Liste'.AL$2];&quot;&quot;)" table:style-name="ce1"/>
          <table:table-cell office:value-type="string" office:string-value="" table:formula="of:=IF(['SoMi-Liste'.AM7]=&quot;e&quot;;['SoMi-Liste'.AM$2];&quot;&quot;)" table:style-name="ce1"/>
          <table:table-cell office:value-type="string" office:string-value="" table:formula="of:=IF(['SoMi-Liste'.AN7]=&quot;e&quot;;['SoMi-Liste'.AN$2];&quot;&quot;)" table:style-name="ce1"/>
          <table:table-cell office:value-type="string" office:string-value="" table:formula="of:=IF(['SoMi-Liste'.AO7]=&quot;e&quot;;['SoMi-Liste'.AO$2];&quot;&quot;)" table:style-name="ce1"/>
          <table:table-cell office:value-type="string" office:string-value="" table:formula="of:=IF(['SoMi-Liste'.AP7]=&quot;e&quot;;['SoMi-Liste'.AP$2];&quot;&quot;)" table:style-name="ce1"/>
          <table:table-cell office:value-type="string" office:string-value="" table:formula="of:=IF(['SoMi-Liste'.AQ7]=&quot;e&quot;;['SoMi-Liste'.AQ$2];&quot;&quot;)" table:style-name="ce1"/>
          <table:table-cell office:value-type="string" office:string-value="" table:formula="of:=IF(['SoMi-Liste'.AR7]=&quot;e&quot;;['SoMi-Liste'.AR$2];&quot;&quot;)" table:style-name="ce1"/>
          <table:table-cell office:value-type="string" office:string-value="" table:formula="of:=IF(['SoMi-Liste'.AS7]=&quot;e&quot;;['SoMi-Liste'.AS$2];&quot;&quot;)" table:style-name="ce1"/>
          <table:table-cell office:value-type="string" office:string-value="" table:formula="of:=IF(['SoMi-Liste'.AT7]=&quot;e&quot;;['SoMi-Liste'.AT$2];&quot;&quot;)" table:style-name="ce1"/>
          <table:table-cell office:value-type="string" office:string-value="" table:formula="of:=IF(['SoMi-Liste'.AU7]=&quot;e&quot;;['SoMi-Liste'.AU$2];&quot;&quot;)" table:style-name="ce1"/>
          <table:table-cell office:value-type="string" office:string-value="" table:formula="of:=IF(['SoMi-Liste'.AV7]=&quot;e&quot;;['SoMi-Liste'.AV$2];&quot;&quot;)" table:style-name="ce1"/>
          <table:table-cell office:value-type="string" office:string-value="" table:formula="of:=IF(['SoMi-Liste'.AW7]=&quot;e&quot;;['SoMi-Liste'.AW$2];&quot;&quot;)" table:style-name="ce1"/>
          <table:table-cell office:value-type="string" office:string-value="" table:formula="of:=IF(['SoMi-Liste'.AX7]=&quot;e&quot;;['SoMi-Liste'.AX$2];&quot;&quot;)" table:style-name="ce1"/>
          <table:table-cell office:value-type="string" office:string-value="" table:formula="of:=IF(['SoMi-Liste'.AY7]=&quot;e&quot;;['SoMi-Liste'.AY$2];&quot;&quot;)" table:style-name="ce1"/>
          <table:table-cell table:number-columns-repeated="3" table:style-name="ce2"/>
          <table:table-cell office:value-type="float" office:value="0" table:formula="of:=SUM([.AA48:.AX48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Hundert-Prozent, Harry" table:formula="of:=['SoMi-Liste'.B8]" table:style-name="ce1">
            <text:p>Hundert-Prozent, Harry</text:p>
          </table:table-cell>
          <table:table-cell office:value-type="string" office:string-value="" table:formula="of:=IF(['SoMi-Liste'.C8]=&quot;e&quot;;['SoMi-Liste'.C$2];&quot;&quot;)" table:style-name="ce1"/>
          <table:table-cell office:value-type="string" office:string-value="" table:formula="of:=IF(['SoMi-Liste'.D8]=&quot;e&quot;;['SoMi-Liste'.D$2];&quot;&quot;)" table:style-name="ce1"/>
          <table:table-cell office:value-type="string" office:string-value="" table:formula="of:=IF(['SoMi-Liste'.E8]=&quot;e&quot;;['SoMi-Liste'.E$2];&quot;&quot;)" table:style-name="ce1"/>
          <table:table-cell office:value-type="string" office:string-value="" table:formula="of:=IF(['SoMi-Liste'.F8]=&quot;e&quot;;['SoMi-Liste'.F$2];&quot;&quot;)" table:style-name="ce1"/>
          <table:table-cell office:value-type="string" office:string-value="" table:formula="of:=IF(['SoMi-Liste'.G8]=&quot;e&quot;;['SoMi-Liste'.G$2];&quot;&quot;)" table:style-name="ce1"/>
          <table:table-cell office:value-type="string" office:string-value="" table:formula="of:=IF(['SoMi-Liste'.H8]=&quot;e&quot;;['SoMi-Liste'.H$2];&quot;&quot;)" table:style-name="ce1"/>
          <table:table-cell office:value-type="string" office:string-value="" table:formula="of:=IF(['SoMi-Liste'.I8]=&quot;e&quot;;['SoMi-Liste'.I$2];&quot;&quot;)" table:style-name="ce1"/>
          <table:table-cell office:value-type="string" office:string-value="" table:formula="of:=IF(['SoMi-Liste'.J8]=&quot;e&quot;;['SoMi-Liste'.J$2];&quot;&quot;)" table:style-name="ce1"/>
          <table:table-cell office:value-type="string" office:string-value="" table:formula="of:=IF(['SoMi-Liste'.K8]=&quot;e&quot;;['SoMi-Liste'.K$2];&quot;&quot;)" table:style-name="ce1"/>
          <table:table-cell office:value-type="string" office:string-value="" table:formula="of:=IF(['SoMi-Liste'.L8]=&quot;e&quot;;['SoMi-Liste'.L$2];&quot;&quot;)" table:style-name="ce1"/>
          <table:table-cell office:value-type="string" office:string-value="" table:formula="of:=IF(['SoMi-Liste'.M8]=&quot;e&quot;;['SoMi-Liste'.M$2];&quot;&quot;)" table:style-name="ce1"/>
          <table:table-cell office:value-type="string" office:string-value="" table:formula="of:=IF(['SoMi-Liste'.N8]=&quot;e&quot;;['SoMi-Liste'.N$2];&quot;&quot;)" table:style-name="ce1"/>
          <table:table-cell office:value-type="string" office:string-value="" table:formula="of:=IF(['SoMi-Liste'.O8]=&quot;e&quot;;['SoMi-Liste'.O$2];&quot;&quot;)" table:style-name="ce1"/>
          <table:table-cell office:value-type="string" office:string-value="" table:formula="of:=IF(['SoMi-Liste'.P8]=&quot;e&quot;;['SoMi-Liste'.P$2];&quot;&quot;)" table:style-name="ce1"/>
          <table:table-cell office:value-type="string" office:string-value="" table:formula="of:=IF(['SoMi-Liste'.Q8]=&quot;e&quot;;['SoMi-Liste'.Q$2];&quot;&quot;)" table:style-name="ce1"/>
          <table:table-cell office:value-type="string" office:string-value="" table:formula="of:=IF(['SoMi-Liste'.R8]=&quot;e&quot;;['SoMi-Liste'.R$2];&quot;&quot;)" table:style-name="ce1"/>
          <table:table-cell office:value-type="string" office:string-value="" table:formula="of:=IF(['SoMi-Liste'.S8]=&quot;e&quot;;['SoMi-Liste'.S$2];&quot;&quot;)" table:style-name="ce1"/>
          <table:table-cell office:value-type="string" office:string-value="" table:formula="of:=IF(['SoMi-Liste'.T8]=&quot;e&quot;;['SoMi-Liste'.T$2];&quot;&quot;)" table:style-name="ce1"/>
          <table:table-cell office:value-type="string" office:string-value="" table:formula="of:=IF(['SoMi-Liste'.U8]=&quot;e&quot;;['SoMi-Liste'.U$2];&quot;&quot;)" table:style-name="ce1"/>
          <table:table-cell office:value-type="string" office:string-value="" table:formula="of:=IF(['SoMi-Liste'.V8]=&quot;e&quot;;['SoMi-Liste'.V$2];&quot;&quot;)" table:style-name="ce1"/>
          <table:table-cell office:value-type="string" office:string-value="" table:formula="of:=IF(['SoMi-Liste'.W8]=&quot;e&quot;;['SoMi-Liste'.W$2];&quot;&quot;)" table:style-name="ce1"/>
          <table:table-cell table:number-columns-repeated="2" table:style-name="ce2"/>
          <table:table-cell office:value-type="float" office:value="0" table:formula="of:=SUM([.B49:.X49])" table:style-name="ce1">
            <text:p>0</text:p>
          </table:table-cell>
          <table:table-cell office:value-type="string" office:string-value="Hundert-Prozent, Harry" table:formula="of:=['SoMi-Liste'.AD8]" table:style-name="ce1">
            <text:p>Hundert-Prozent, Harry</text:p>
          </table:table-cell>
          <table:table-cell office:value-type="string" office:string-value="" table:formula="of:=IF(['SoMi-Liste'.AE8]=&quot;e&quot;;['SoMi-Liste'.AE$2];&quot;&quot;)" table:style-name="ce1"/>
          <table:table-cell office:value-type="string" office:string-value="" table:formula="of:=IF(['SoMi-Liste'.AF8]=&quot;e&quot;;['SoMi-Liste'.AF$2];&quot;&quot;)" table:style-name="ce1"/>
          <table:table-cell office:value-type="string" office:string-value="" table:formula="of:=IF(['SoMi-Liste'.AG8]=&quot;e&quot;;['SoMi-Liste'.AG$2];&quot;&quot;)" table:style-name="ce1"/>
          <table:table-cell office:value-type="string" office:string-value="" table:formula="of:=IF(['SoMi-Liste'.AH8]=&quot;e&quot;;['SoMi-Liste'.AH$2];&quot;&quot;)" table:style-name="ce1"/>
          <table:table-cell office:value-type="string" office:string-value="" table:formula="of:=IF(['SoMi-Liste'.AI8]=&quot;e&quot;;['SoMi-Liste'.AI$2];&quot;&quot;)" table:style-name="ce1"/>
          <table:table-cell office:value-type="string" office:string-value="" table:formula="of:=IF(['SoMi-Liste'.AJ8]=&quot;e&quot;;['SoMi-Liste'.AJ$2];&quot;&quot;)" table:style-name="ce1"/>
          <table:table-cell office:value-type="string" office:string-value="" table:formula="of:=IF(['SoMi-Liste'.AK8]=&quot;e&quot;;['SoMi-Liste'.AK$2];&quot;&quot;)" table:style-name="ce1"/>
          <table:table-cell office:value-type="string" office:string-value="" table:formula="of:=IF(['SoMi-Liste'.AL8]=&quot;e&quot;;['SoMi-Liste'.AL$2];&quot;&quot;)" table:style-name="ce1"/>
          <table:table-cell office:value-type="string" office:string-value="" table:formula="of:=IF(['SoMi-Liste'.AM8]=&quot;e&quot;;['SoMi-Liste'.AM$2];&quot;&quot;)" table:style-name="ce1"/>
          <table:table-cell office:value-type="string" office:string-value="" table:formula="of:=IF(['SoMi-Liste'.AN8]=&quot;e&quot;;['SoMi-Liste'.AN$2];&quot;&quot;)" table:style-name="ce1"/>
          <table:table-cell office:value-type="string" office:string-value="" table:formula="of:=IF(['SoMi-Liste'.AO8]=&quot;e&quot;;['SoMi-Liste'.AO$2];&quot;&quot;)" table:style-name="ce1"/>
          <table:table-cell office:value-type="string" office:string-value="" table:formula="of:=IF(['SoMi-Liste'.AP8]=&quot;e&quot;;['SoMi-Liste'.AP$2];&quot;&quot;)" table:style-name="ce1"/>
          <table:table-cell office:value-type="string" office:string-value="" table:formula="of:=IF(['SoMi-Liste'.AQ8]=&quot;e&quot;;['SoMi-Liste'.AQ$2];&quot;&quot;)" table:style-name="ce1"/>
          <table:table-cell office:value-type="string" office:string-value="" table:formula="of:=IF(['SoMi-Liste'.AR8]=&quot;e&quot;;['SoMi-Liste'.AR$2];&quot;&quot;)" table:style-name="ce1"/>
          <table:table-cell office:value-type="string" office:string-value="" table:formula="of:=IF(['SoMi-Liste'.AS8]=&quot;e&quot;;['SoMi-Liste'.AS$2];&quot;&quot;)" table:style-name="ce1"/>
          <table:table-cell office:value-type="string" office:string-value="" table:formula="of:=IF(['SoMi-Liste'.AT8]=&quot;e&quot;;['SoMi-Liste'.AT$2];&quot;&quot;)" table:style-name="ce1"/>
          <table:table-cell office:value-type="string" office:string-value="" table:formula="of:=IF(['SoMi-Liste'.AU8]=&quot;e&quot;;['SoMi-Liste'.AU$2];&quot;&quot;)" table:style-name="ce1"/>
          <table:table-cell office:value-type="string" office:string-value="" table:formula="of:=IF(['SoMi-Liste'.AV8]=&quot;e&quot;;['SoMi-Liste'.AV$2];&quot;&quot;)" table:style-name="ce1"/>
          <table:table-cell office:value-type="string" office:string-value="" table:formula="of:=IF(['SoMi-Liste'.AW8]=&quot;e&quot;;['SoMi-Liste'.AW$2];&quot;&quot;)" table:style-name="ce1"/>
          <table:table-cell office:value-type="string" office:string-value="" table:formula="of:=IF(['SoMi-Liste'.AX8]=&quot;e&quot;;['SoMi-Liste'.AX$2];&quot;&quot;)" table:style-name="ce1"/>
          <table:table-cell office:value-type="string" office:string-value="" table:formula="of:=IF(['SoMi-Liste'.AY8]=&quot;e&quot;;['SoMi-Liste'.AY$2];&quot;&quot;)" table:style-name="ce1"/>
          <table:table-cell table:number-columns-repeated="3" table:style-name="ce2"/>
          <table:table-cell office:value-type="float" office:value="0" table:formula="of:=SUM([.AA49:.AX49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Nulpe, Nils" table:formula="of:=['SoMi-Liste'.B9]" table:style-name="ce1">
            <text:p>Nulpe, Nils</text:p>
          </table:table-cell>
          <table:table-cell office:value-type="string" office:string-value="" table:formula="of:=IF(['SoMi-Liste'.C9]=&quot;e&quot;;['SoMi-Liste'.C$2];&quot;&quot;)" table:style-name="ce1"/>
          <table:table-cell office:value-type="string" office:string-value="" table:formula="of:=IF(['SoMi-Liste'.D9]=&quot;e&quot;;['SoMi-Liste'.D$2];&quot;&quot;)" table:style-name="ce1"/>
          <table:table-cell office:value-type="string" office:string-value="" table:formula="of:=IF(['SoMi-Liste'.E9]=&quot;e&quot;;['SoMi-Liste'.E$2];&quot;&quot;)" table:style-name="ce1"/>
          <table:table-cell office:value-type="string" office:string-value="" table:formula="of:=IF(['SoMi-Liste'.F9]=&quot;e&quot;;['SoMi-Liste'.F$2];&quot;&quot;)" table:style-name="ce1"/>
          <table:table-cell office:value-type="string" office:string-value="" table:formula="of:=IF(['SoMi-Liste'.G9]=&quot;e&quot;;['SoMi-Liste'.G$2];&quot;&quot;)" table:style-name="ce1"/>
          <table:table-cell office:value-type="string" office:string-value="" table:formula="of:=IF(['SoMi-Liste'.H9]=&quot;e&quot;;['SoMi-Liste'.H$2];&quot;&quot;)" table:style-name="ce1"/>
          <table:table-cell office:value-type="string" office:string-value="" table:formula="of:=IF(['SoMi-Liste'.I9]=&quot;e&quot;;['SoMi-Liste'.I$2];&quot;&quot;)" table:style-name="ce1"/>
          <table:table-cell office:value-type="string" office:string-value="" table:formula="of:=IF(['SoMi-Liste'.J9]=&quot;e&quot;;['SoMi-Liste'.J$2];&quot;&quot;)" table:style-name="ce1"/>
          <table:table-cell office:value-type="string" office:string-value="" table:formula="of:=IF(['SoMi-Liste'.K9]=&quot;e&quot;;['SoMi-Liste'.K$2];&quot;&quot;)" table:style-name="ce1"/>
          <table:table-cell office:value-type="string" office:string-value="" table:formula="of:=IF(['SoMi-Liste'.L9]=&quot;e&quot;;['SoMi-Liste'.L$2];&quot;&quot;)" table:style-name="ce1"/>
          <table:table-cell office:value-type="string" office:string-value="" table:formula="of:=IF(['SoMi-Liste'.M9]=&quot;e&quot;;['SoMi-Liste'.M$2];&quot;&quot;)" table:style-name="ce1"/>
          <table:table-cell office:value-type="string" office:string-value="" table:formula="of:=IF(['SoMi-Liste'.N9]=&quot;e&quot;;['SoMi-Liste'.N$2];&quot;&quot;)" table:style-name="ce1"/>
          <table:table-cell office:value-type="string" office:string-value="" table:formula="of:=IF(['SoMi-Liste'.O9]=&quot;e&quot;;['SoMi-Liste'.O$2];&quot;&quot;)" table:style-name="ce1"/>
          <table:table-cell office:value-type="string" office:string-value="" table:formula="of:=IF(['SoMi-Liste'.P9]=&quot;e&quot;;['SoMi-Liste'.P$2];&quot;&quot;)" table:style-name="ce1"/>
          <table:table-cell office:value-type="string" office:string-value="" table:formula="of:=IF(['SoMi-Liste'.Q9]=&quot;e&quot;;['SoMi-Liste'.Q$2];&quot;&quot;)" table:style-name="ce1"/>
          <table:table-cell office:value-type="string" office:string-value="" table:formula="of:=IF(['SoMi-Liste'.R9]=&quot;e&quot;;['SoMi-Liste'.R$2];&quot;&quot;)" table:style-name="ce1"/>
          <table:table-cell office:value-type="string" office:string-value="" table:formula="of:=IF(['SoMi-Liste'.S9]=&quot;e&quot;;['SoMi-Liste'.S$2];&quot;&quot;)" table:style-name="ce1"/>
          <table:table-cell office:value-type="string" office:string-value="" table:formula="of:=IF(['SoMi-Liste'.T9]=&quot;e&quot;;['SoMi-Liste'.T$2];&quot;&quot;)" table:style-name="ce1"/>
          <table:table-cell office:value-type="string" office:string-value="" table:formula="of:=IF(['SoMi-Liste'.U9]=&quot;e&quot;;['SoMi-Liste'.U$2];&quot;&quot;)" table:style-name="ce1"/>
          <table:table-cell office:value-type="string" office:string-value="" table:formula="of:=IF(['SoMi-Liste'.V9]=&quot;e&quot;;['SoMi-Liste'.V$2];&quot;&quot;)" table:style-name="ce1"/>
          <table:table-cell office:value-type="string" office:string-value="" table:formula="of:=IF(['SoMi-Liste'.W9]=&quot;e&quot;;['SoMi-Liste'.W$2];&quot;&quot;)" table:style-name="ce1"/>
          <table:table-cell table:number-columns-repeated="2" table:style-name="ce2"/>
          <table:table-cell office:value-type="float" office:value="0" table:formula="of:=SUM([.B50:.X50])" table:style-name="ce1">
            <text:p>0</text:p>
          </table:table-cell>
          <table:table-cell office:value-type="string" office:string-value="Nulpe, Nils" table:formula="of:=['SoMi-Liste'.AD9]" table:style-name="ce1">
            <text:p>Nulpe, Nils</text:p>
          </table:table-cell>
          <table:table-cell office:value-type="string" office:string-value="" table:formula="of:=IF(['SoMi-Liste'.AE9]=&quot;e&quot;;['SoMi-Liste'.AE$2];&quot;&quot;)" table:style-name="ce1"/>
          <table:table-cell office:value-type="string" office:string-value="" table:formula="of:=IF(['SoMi-Liste'.AF9]=&quot;e&quot;;['SoMi-Liste'.AF$2];&quot;&quot;)" table:style-name="ce1"/>
          <table:table-cell office:value-type="string" office:string-value="" table:formula="of:=IF(['SoMi-Liste'.AG9]=&quot;e&quot;;['SoMi-Liste'.AG$2];&quot;&quot;)" table:style-name="ce1"/>
          <table:table-cell office:value-type="string" office:string-value="" table:formula="of:=IF(['SoMi-Liste'.AH9]=&quot;e&quot;;['SoMi-Liste'.AH$2];&quot;&quot;)" table:style-name="ce1"/>
          <table:table-cell office:value-type="string" office:string-value="" table:formula="of:=IF(['SoMi-Liste'.AI9]=&quot;e&quot;;['SoMi-Liste'.AI$2];&quot;&quot;)" table:style-name="ce1"/>
          <table:table-cell office:value-type="string" office:string-value="" table:formula="of:=IF(['SoMi-Liste'.AJ9]=&quot;e&quot;;['SoMi-Liste'.AJ$2];&quot;&quot;)" table:style-name="ce1"/>
          <table:table-cell office:value-type="string" office:string-value="" table:formula="of:=IF(['SoMi-Liste'.AK9]=&quot;e&quot;;['SoMi-Liste'.AK$2];&quot;&quot;)" table:style-name="ce1"/>
          <table:table-cell office:value-type="string" office:string-value="" table:formula="of:=IF(['SoMi-Liste'.AL9]=&quot;e&quot;;['SoMi-Liste'.AL$2];&quot;&quot;)" table:style-name="ce1"/>
          <table:table-cell office:value-type="string" office:string-value="" table:formula="of:=IF(['SoMi-Liste'.AM9]=&quot;e&quot;;['SoMi-Liste'.AM$2];&quot;&quot;)" table:style-name="ce1"/>
          <table:table-cell office:value-type="string" office:string-value="" table:formula="of:=IF(['SoMi-Liste'.AN9]=&quot;e&quot;;['SoMi-Liste'.AN$2];&quot;&quot;)" table:style-name="ce1"/>
          <table:table-cell office:value-type="string" office:string-value="" table:formula="of:=IF(['SoMi-Liste'.AO9]=&quot;e&quot;;['SoMi-Liste'.AO$2];&quot;&quot;)" table:style-name="ce1"/>
          <table:table-cell office:value-type="string" office:string-value="" table:formula="of:=IF(['SoMi-Liste'.AP9]=&quot;e&quot;;['SoMi-Liste'.AP$2];&quot;&quot;)" table:style-name="ce1"/>
          <table:table-cell office:value-type="string" office:string-value="" table:formula="of:=IF(['SoMi-Liste'.AQ9]=&quot;e&quot;;['SoMi-Liste'.AQ$2];&quot;&quot;)" table:style-name="ce1"/>
          <table:table-cell office:value-type="string" office:string-value="" table:formula="of:=IF(['SoMi-Liste'.AR9]=&quot;e&quot;;['SoMi-Liste'.AR$2];&quot;&quot;)" table:style-name="ce1"/>
          <table:table-cell office:value-type="string" office:string-value="" table:formula="of:=IF(['SoMi-Liste'.AS9]=&quot;e&quot;;['SoMi-Liste'.AS$2];&quot;&quot;)" table:style-name="ce1"/>
          <table:table-cell office:value-type="string" office:string-value="" table:formula="of:=IF(['SoMi-Liste'.AT9]=&quot;e&quot;;['SoMi-Liste'.AT$2];&quot;&quot;)" table:style-name="ce1"/>
          <table:table-cell office:value-type="string" office:string-value="" table:formula="of:=IF(['SoMi-Liste'.AU9]=&quot;e&quot;;['SoMi-Liste'.AU$2];&quot;&quot;)" table:style-name="ce1"/>
          <table:table-cell office:value-type="string" office:string-value="" table:formula="of:=IF(['SoMi-Liste'.AV9]=&quot;e&quot;;['SoMi-Liste'.AV$2];&quot;&quot;)" table:style-name="ce1"/>
          <table:table-cell office:value-type="string" office:string-value="" table:formula="of:=IF(['SoMi-Liste'.AW9]=&quot;e&quot;;['SoMi-Liste'.AW$2];&quot;&quot;)" table:style-name="ce1"/>
          <table:table-cell office:value-type="string" office:string-value="" table:formula="of:=IF(['SoMi-Liste'.AX9]=&quot;e&quot;;['SoMi-Liste'.AX$2];&quot;&quot;)" table:style-name="ce1"/>
          <table:table-cell office:value-type="string" office:string-value="" table:formula="of:=IF(['SoMi-Liste'.AY9]=&quot;e&quot;;['SoMi-Liste'.AY$2];&quot;&quot;)" table:style-name="ce1"/>
          <table:table-cell table:number-columns-repeated="3" table:style-name="ce2"/>
          <table:table-cell office:value-type="float" office:value="0" table:formula="of:=SUM([.AA50:.AX50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0]" table:style-name="ce1"/>
          <table:table-cell office:value-type="string" office:string-value="" table:formula="of:=IF(['SoMi-Liste'.C10]=&quot;e&quot;;['SoMi-Liste'.C$2];&quot;&quot;)" table:style-name="ce1"/>
          <table:table-cell office:value-type="string" office:string-value="" table:formula="of:=IF(['SoMi-Liste'.D10]=&quot;e&quot;;['SoMi-Liste'.D$2];&quot;&quot;)" table:style-name="ce1"/>
          <table:table-cell office:value-type="string" office:string-value="" table:formula="of:=IF(['SoMi-Liste'.E10]=&quot;e&quot;;['SoMi-Liste'.E$2];&quot;&quot;)" table:style-name="ce1"/>
          <table:table-cell office:value-type="string" office:string-value="" table:formula="of:=IF(['SoMi-Liste'.F10]=&quot;e&quot;;['SoMi-Liste'.F$2];&quot;&quot;)" table:style-name="ce1"/>
          <table:table-cell office:value-type="string" office:string-value="" table:formula="of:=IF(['SoMi-Liste'.G10]=&quot;e&quot;;['SoMi-Liste'.G$2];&quot;&quot;)" table:style-name="ce1"/>
          <table:table-cell office:value-type="string" office:string-value="" table:formula="of:=IF(['SoMi-Liste'.H10]=&quot;e&quot;;['SoMi-Liste'.H$2];&quot;&quot;)" table:style-name="ce1"/>
          <table:table-cell office:value-type="string" office:string-value="" table:formula="of:=IF(['SoMi-Liste'.I10]=&quot;e&quot;;['SoMi-Liste'.I$2];&quot;&quot;)" table:style-name="ce1"/>
          <table:table-cell office:value-type="string" office:string-value="" table:formula="of:=IF(['SoMi-Liste'.J10]=&quot;e&quot;;['SoMi-Liste'.J$2];&quot;&quot;)" table:style-name="ce1"/>
          <table:table-cell office:value-type="string" office:string-value="" table:formula="of:=IF(['SoMi-Liste'.K10]=&quot;e&quot;;['SoMi-Liste'.K$2];&quot;&quot;)" table:style-name="ce1"/>
          <table:table-cell office:value-type="string" office:string-value="" table:formula="of:=IF(['SoMi-Liste'.L10]=&quot;e&quot;;['SoMi-Liste'.L$2];&quot;&quot;)" table:style-name="ce1"/>
          <table:table-cell office:value-type="string" office:string-value="" table:formula="of:=IF(['SoMi-Liste'.M10]=&quot;e&quot;;['SoMi-Liste'.M$2];&quot;&quot;)" table:style-name="ce1"/>
          <table:table-cell office:value-type="string" office:string-value="" table:formula="of:=IF(['SoMi-Liste'.N10]=&quot;e&quot;;['SoMi-Liste'.N$2];&quot;&quot;)" table:style-name="ce1"/>
          <table:table-cell office:value-type="string" office:string-value="" table:formula="of:=IF(['SoMi-Liste'.O10]=&quot;e&quot;;['SoMi-Liste'.O$2];&quot;&quot;)" table:style-name="ce1"/>
          <table:table-cell office:value-type="string" office:string-value="" table:formula="of:=IF(['SoMi-Liste'.P10]=&quot;e&quot;;['SoMi-Liste'.P$2];&quot;&quot;)" table:style-name="ce1"/>
          <table:table-cell office:value-type="string" office:string-value="" table:formula="of:=IF(['SoMi-Liste'.Q10]=&quot;e&quot;;['SoMi-Liste'.Q$2];&quot;&quot;)" table:style-name="ce1"/>
          <table:table-cell office:value-type="string" office:string-value="" table:formula="of:=IF(['SoMi-Liste'.R10]=&quot;e&quot;;['SoMi-Liste'.R$2];&quot;&quot;)" table:style-name="ce1"/>
          <table:table-cell office:value-type="string" office:string-value="" table:formula="of:=IF(['SoMi-Liste'.S10]=&quot;e&quot;;['SoMi-Liste'.S$2];&quot;&quot;)" table:style-name="ce1"/>
          <table:table-cell office:value-type="string" office:string-value="" table:formula="of:=IF(['SoMi-Liste'.T10]=&quot;e&quot;;['SoMi-Liste'.T$2];&quot;&quot;)" table:style-name="ce1"/>
          <table:table-cell office:value-type="string" office:string-value="" table:formula="of:=IF(['SoMi-Liste'.U10]=&quot;e&quot;;['SoMi-Liste'.U$2];&quot;&quot;)" table:style-name="ce1"/>
          <table:table-cell office:value-type="string" office:string-value="" table:formula="of:=IF(['SoMi-Liste'.V10]=&quot;e&quot;;['SoMi-Liste'.V$2];&quot;&quot;)" table:style-name="ce1"/>
          <table:table-cell office:value-type="string" office:string-value="" table:formula="of:=IF(['SoMi-Liste'.W10]=&quot;e&quot;;['SoMi-Liste'.W$2];&quot;&quot;)" table:style-name="ce1"/>
          <table:table-cell table:number-columns-repeated="2" table:style-name="ce2"/>
          <table:table-cell office:value-type="float" office:value="0" table:formula="of:=SUM([.B51:.X51])" table:style-name="ce1">
            <text:p>0</text:p>
          </table:table-cell>
          <table:table-cell office:value-type="string" office:string-value="" table:formula="of:=['SoMi-Liste'.AD10]" table:style-name="ce1"/>
          <table:table-cell office:value-type="string" office:string-value="" table:formula="of:=IF(['SoMi-Liste'.AE10]=&quot;e&quot;;['SoMi-Liste'.AE$2];&quot;&quot;)" table:style-name="ce1"/>
          <table:table-cell office:value-type="string" office:string-value="" table:formula="of:=IF(['SoMi-Liste'.AF10]=&quot;e&quot;;['SoMi-Liste'.AF$2];&quot;&quot;)" table:style-name="ce1"/>
          <table:table-cell office:value-type="string" office:string-value="" table:formula="of:=IF(['SoMi-Liste'.AG10]=&quot;e&quot;;['SoMi-Liste'.AG$2];&quot;&quot;)" table:style-name="ce1"/>
          <table:table-cell office:value-type="string" office:string-value="" table:formula="of:=IF(['SoMi-Liste'.AH10]=&quot;e&quot;;['SoMi-Liste'.AH$2];&quot;&quot;)" table:style-name="ce1"/>
          <table:table-cell office:value-type="string" office:string-value="" table:formula="of:=IF(['SoMi-Liste'.AI10]=&quot;e&quot;;['SoMi-Liste'.AI$2];&quot;&quot;)" table:style-name="ce1"/>
          <table:table-cell office:value-type="string" office:string-value="" table:formula="of:=IF(['SoMi-Liste'.AJ10]=&quot;e&quot;;['SoMi-Liste'.AJ$2];&quot;&quot;)" table:style-name="ce1"/>
          <table:table-cell office:value-type="string" office:string-value="" table:formula="of:=IF(['SoMi-Liste'.AK10]=&quot;e&quot;;['SoMi-Liste'.AK$2];&quot;&quot;)" table:style-name="ce1"/>
          <table:table-cell office:value-type="string" office:string-value="" table:formula="of:=IF(['SoMi-Liste'.AL10]=&quot;e&quot;;['SoMi-Liste'.AL$2];&quot;&quot;)" table:style-name="ce1"/>
          <table:table-cell office:value-type="string" office:string-value="" table:formula="of:=IF(['SoMi-Liste'.AM10]=&quot;e&quot;;['SoMi-Liste'.AM$2];&quot;&quot;)" table:style-name="ce1"/>
          <table:table-cell office:value-type="string" office:string-value="" table:formula="of:=IF(['SoMi-Liste'.AN10]=&quot;e&quot;;['SoMi-Liste'.AN$2];&quot;&quot;)" table:style-name="ce1"/>
          <table:table-cell office:value-type="string" office:string-value="" table:formula="of:=IF(['SoMi-Liste'.AO10]=&quot;e&quot;;['SoMi-Liste'.AO$2];&quot;&quot;)" table:style-name="ce1"/>
          <table:table-cell office:value-type="string" office:string-value="" table:formula="of:=IF(['SoMi-Liste'.AP10]=&quot;e&quot;;['SoMi-Liste'.AP$2];&quot;&quot;)" table:style-name="ce1"/>
          <table:table-cell office:value-type="string" office:string-value="" table:formula="of:=IF(['SoMi-Liste'.AQ10]=&quot;e&quot;;['SoMi-Liste'.AQ$2];&quot;&quot;)" table:style-name="ce1"/>
          <table:table-cell office:value-type="string" office:string-value="" table:formula="of:=IF(['SoMi-Liste'.AR10]=&quot;e&quot;;['SoMi-Liste'.AR$2];&quot;&quot;)" table:style-name="ce1"/>
          <table:table-cell office:value-type="string" office:string-value="" table:formula="of:=IF(['SoMi-Liste'.AS10]=&quot;e&quot;;['SoMi-Liste'.AS$2];&quot;&quot;)" table:style-name="ce1"/>
          <table:table-cell office:value-type="string" office:string-value="" table:formula="of:=IF(['SoMi-Liste'.AT10]=&quot;e&quot;;['SoMi-Liste'.AT$2];&quot;&quot;)" table:style-name="ce1"/>
          <table:table-cell office:value-type="string" office:string-value="" table:formula="of:=IF(['SoMi-Liste'.AU10]=&quot;e&quot;;['SoMi-Liste'.AU$2];&quot;&quot;)" table:style-name="ce1"/>
          <table:table-cell office:value-type="string" office:string-value="" table:formula="of:=IF(['SoMi-Liste'.AV10]=&quot;e&quot;;['SoMi-Liste'.AV$2];&quot;&quot;)" table:style-name="ce1"/>
          <table:table-cell office:value-type="string" office:string-value="" table:formula="of:=IF(['SoMi-Liste'.AW10]=&quot;e&quot;;['SoMi-Liste'.AW$2];&quot;&quot;)" table:style-name="ce1"/>
          <table:table-cell office:value-type="string" office:string-value="" table:formula="of:=IF(['SoMi-Liste'.AX10]=&quot;e&quot;;['SoMi-Liste'.AX$2];&quot;&quot;)" table:style-name="ce1"/>
          <table:table-cell office:value-type="string" office:string-value="" table:formula="of:=IF(['SoMi-Liste'.AY10]=&quot;e&quot;;['SoMi-Liste'.AY$2];&quot;&quot;)" table:style-name="ce1"/>
          <table:table-cell table:number-columns-repeated="3" table:style-name="ce2"/>
          <table:table-cell office:value-type="float" office:value="0" table:formula="of:=SUM([.AA51:.AX51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1]" table:style-name="ce1"/>
          <table:table-cell office:value-type="string" office:string-value="" table:formula="of:=IF(['SoMi-Liste'.C11]=&quot;e&quot;;['SoMi-Liste'.C$2];&quot;&quot;)" table:style-name="ce1"/>
          <table:table-cell office:value-type="string" office:string-value="" table:formula="of:=IF(['SoMi-Liste'.D11]=&quot;e&quot;;['SoMi-Liste'.D$2];&quot;&quot;)" table:style-name="ce1"/>
          <table:table-cell office:value-type="string" office:string-value="" table:formula="of:=IF(['SoMi-Liste'.E11]=&quot;e&quot;;['SoMi-Liste'.E$2];&quot;&quot;)" table:style-name="ce1"/>
          <table:table-cell office:value-type="string" office:string-value="" table:formula="of:=IF(['SoMi-Liste'.F11]=&quot;e&quot;;['SoMi-Liste'.F$2];&quot;&quot;)" table:style-name="ce1"/>
          <table:table-cell office:value-type="string" office:string-value="" table:formula="of:=IF(['SoMi-Liste'.G11]=&quot;e&quot;;['SoMi-Liste'.G$2];&quot;&quot;)" table:style-name="ce1"/>
          <table:table-cell office:value-type="string" office:string-value="" table:formula="of:=IF(['SoMi-Liste'.H11]=&quot;e&quot;;['SoMi-Liste'.H$2];&quot;&quot;)" table:style-name="ce1"/>
          <table:table-cell office:value-type="string" office:string-value="" table:formula="of:=IF(['SoMi-Liste'.I11]=&quot;e&quot;;['SoMi-Liste'.I$2];&quot;&quot;)" table:style-name="ce1"/>
          <table:table-cell office:value-type="string" office:string-value="" table:formula="of:=IF(['SoMi-Liste'.J11]=&quot;e&quot;;['SoMi-Liste'.J$2];&quot;&quot;)" table:style-name="ce1"/>
          <table:table-cell office:value-type="string" office:string-value="" table:formula="of:=IF(['SoMi-Liste'.K11]=&quot;e&quot;;['SoMi-Liste'.K$2];&quot;&quot;)" table:style-name="ce1"/>
          <table:table-cell office:value-type="string" office:string-value="" table:formula="of:=IF(['SoMi-Liste'.L11]=&quot;e&quot;;['SoMi-Liste'.L$2];&quot;&quot;)" table:style-name="ce1"/>
          <table:table-cell office:value-type="string" office:string-value="" table:formula="of:=IF(['SoMi-Liste'.M11]=&quot;e&quot;;['SoMi-Liste'.M$2];&quot;&quot;)" table:style-name="ce1"/>
          <table:table-cell office:value-type="string" office:string-value="" table:formula="of:=IF(['SoMi-Liste'.N11]=&quot;e&quot;;['SoMi-Liste'.N$2];&quot;&quot;)" table:style-name="ce1"/>
          <table:table-cell office:value-type="string" office:string-value="" table:formula="of:=IF(['SoMi-Liste'.O11]=&quot;e&quot;;['SoMi-Liste'.O$2];&quot;&quot;)" table:style-name="ce1"/>
          <table:table-cell office:value-type="string" office:string-value="" table:formula="of:=IF(['SoMi-Liste'.P11]=&quot;e&quot;;['SoMi-Liste'.P$2];&quot;&quot;)" table:style-name="ce1"/>
          <table:table-cell office:value-type="string" office:string-value="" table:formula="of:=IF(['SoMi-Liste'.Q11]=&quot;e&quot;;['SoMi-Liste'.Q$2];&quot;&quot;)" table:style-name="ce1"/>
          <table:table-cell office:value-type="string" office:string-value="" table:formula="of:=IF(['SoMi-Liste'.R11]=&quot;e&quot;;['SoMi-Liste'.R$2];&quot;&quot;)" table:style-name="ce1"/>
          <table:table-cell office:value-type="string" office:string-value="" table:formula="of:=IF(['SoMi-Liste'.S11]=&quot;e&quot;;['SoMi-Liste'.S$2];&quot;&quot;)" table:style-name="ce1"/>
          <table:table-cell office:value-type="string" office:string-value="" table:formula="of:=IF(['SoMi-Liste'.T11]=&quot;e&quot;;['SoMi-Liste'.T$2];&quot;&quot;)" table:style-name="ce1"/>
          <table:table-cell office:value-type="string" office:string-value="" table:formula="of:=IF(['SoMi-Liste'.U11]=&quot;e&quot;;['SoMi-Liste'.U$2];&quot;&quot;)" table:style-name="ce1"/>
          <table:table-cell office:value-type="string" office:string-value="" table:formula="of:=IF(['SoMi-Liste'.V11]=&quot;e&quot;;['SoMi-Liste'.V$2];&quot;&quot;)" table:style-name="ce1"/>
          <table:table-cell office:value-type="string" office:string-value="" table:formula="of:=IF(['SoMi-Liste'.W11]=&quot;e&quot;;['SoMi-Liste'.W$2];&quot;&quot;)" table:style-name="ce1"/>
          <table:table-cell table:number-columns-repeated="2" table:style-name="ce2"/>
          <table:table-cell office:value-type="float" office:value="0" table:formula="of:=SUM([.B52:.X52])" table:style-name="ce1">
            <text:p>0</text:p>
          </table:table-cell>
          <table:table-cell office:value-type="string" office:string-value="" table:formula="of:=['SoMi-Liste'.AD11]" table:style-name="ce1"/>
          <table:table-cell office:value-type="string" office:string-value="" table:formula="of:=IF(['SoMi-Liste'.AE11]=&quot;e&quot;;['SoMi-Liste'.AE$2];&quot;&quot;)" table:style-name="ce1"/>
          <table:table-cell office:value-type="string" office:string-value="" table:formula="of:=IF(['SoMi-Liste'.AF11]=&quot;e&quot;;['SoMi-Liste'.AF$2];&quot;&quot;)" table:style-name="ce1"/>
          <table:table-cell office:value-type="string" office:string-value="" table:formula="of:=IF(['SoMi-Liste'.AG11]=&quot;e&quot;;['SoMi-Liste'.AG$2];&quot;&quot;)" table:style-name="ce1"/>
          <table:table-cell office:value-type="string" office:string-value="" table:formula="of:=IF(['SoMi-Liste'.AH11]=&quot;e&quot;;['SoMi-Liste'.AH$2];&quot;&quot;)" table:style-name="ce1"/>
          <table:table-cell office:value-type="string" office:string-value="" table:formula="of:=IF(['SoMi-Liste'.AI11]=&quot;e&quot;;['SoMi-Liste'.AI$2];&quot;&quot;)" table:style-name="ce1"/>
          <table:table-cell office:value-type="string" office:string-value="" table:formula="of:=IF(['SoMi-Liste'.AJ11]=&quot;e&quot;;['SoMi-Liste'.AJ$2];&quot;&quot;)" table:style-name="ce1"/>
          <table:table-cell office:value-type="string" office:string-value="" table:formula="of:=IF(['SoMi-Liste'.AK11]=&quot;e&quot;;['SoMi-Liste'.AK$2];&quot;&quot;)" table:style-name="ce1"/>
          <table:table-cell office:value-type="string" office:string-value="" table:formula="of:=IF(['SoMi-Liste'.AL11]=&quot;e&quot;;['SoMi-Liste'.AL$2];&quot;&quot;)" table:style-name="ce1"/>
          <table:table-cell office:value-type="string" office:string-value="" table:formula="of:=IF(['SoMi-Liste'.AM11]=&quot;e&quot;;['SoMi-Liste'.AM$2];&quot;&quot;)" table:style-name="ce1"/>
          <table:table-cell office:value-type="string" office:string-value="" table:formula="of:=IF(['SoMi-Liste'.AN11]=&quot;e&quot;;['SoMi-Liste'.AN$2];&quot;&quot;)" table:style-name="ce1"/>
          <table:table-cell office:value-type="string" office:string-value="" table:formula="of:=IF(['SoMi-Liste'.AO11]=&quot;e&quot;;['SoMi-Liste'.AO$2];&quot;&quot;)" table:style-name="ce1"/>
          <table:table-cell office:value-type="string" office:string-value="" table:formula="of:=IF(['SoMi-Liste'.AP11]=&quot;e&quot;;['SoMi-Liste'.AP$2];&quot;&quot;)" table:style-name="ce1"/>
          <table:table-cell office:value-type="string" office:string-value="" table:formula="of:=IF(['SoMi-Liste'.AQ11]=&quot;e&quot;;['SoMi-Liste'.AQ$2];&quot;&quot;)" table:style-name="ce1"/>
          <table:table-cell office:value-type="string" office:string-value="" table:formula="of:=IF(['SoMi-Liste'.AR11]=&quot;e&quot;;['SoMi-Liste'.AR$2];&quot;&quot;)" table:style-name="ce1"/>
          <table:table-cell office:value-type="string" office:string-value="" table:formula="of:=IF(['SoMi-Liste'.AS11]=&quot;e&quot;;['SoMi-Liste'.AS$2];&quot;&quot;)" table:style-name="ce1"/>
          <table:table-cell office:value-type="string" office:string-value="" table:formula="of:=IF(['SoMi-Liste'.AT11]=&quot;e&quot;;['SoMi-Liste'.AT$2];&quot;&quot;)" table:style-name="ce1"/>
          <table:table-cell office:value-type="string" office:string-value="" table:formula="of:=IF(['SoMi-Liste'.AU11]=&quot;e&quot;;['SoMi-Liste'.AU$2];&quot;&quot;)" table:style-name="ce1"/>
          <table:table-cell office:value-type="string" office:string-value="" table:formula="of:=IF(['SoMi-Liste'.AV11]=&quot;e&quot;;['SoMi-Liste'.AV$2];&quot;&quot;)" table:style-name="ce1"/>
          <table:table-cell office:value-type="string" office:string-value="" table:formula="of:=IF(['SoMi-Liste'.AW11]=&quot;e&quot;;['SoMi-Liste'.AW$2];&quot;&quot;)" table:style-name="ce1"/>
          <table:table-cell office:value-type="string" office:string-value="" table:formula="of:=IF(['SoMi-Liste'.AX11]=&quot;e&quot;;['SoMi-Liste'.AX$2];&quot;&quot;)" table:style-name="ce1"/>
          <table:table-cell office:value-type="string" office:string-value="" table:formula="of:=IF(['SoMi-Liste'.AY11]=&quot;e&quot;;['SoMi-Liste'.AY$2];&quot;&quot;)" table:style-name="ce1"/>
          <table:table-cell table:number-columns-repeated="3" table:style-name="ce2"/>
          <table:table-cell office:value-type="float" office:value="0" table:formula="of:=SUM([.AA52:.AX52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2]" table:style-name="ce1"/>
          <table:table-cell office:value-type="string" office:string-value="" table:formula="of:=IF(['SoMi-Liste'.C12]=&quot;e&quot;;['SoMi-Liste'.C$2];&quot;&quot;)" table:style-name="ce1"/>
          <table:table-cell office:value-type="string" office:string-value="" table:formula="of:=IF(['SoMi-Liste'.D12]=&quot;e&quot;;['SoMi-Liste'.D$2];&quot;&quot;)" table:style-name="ce1"/>
          <table:table-cell office:value-type="string" office:string-value="" table:formula="of:=IF(['SoMi-Liste'.E12]=&quot;e&quot;;['SoMi-Liste'.E$2];&quot;&quot;)" table:style-name="ce1"/>
          <table:table-cell office:value-type="string" office:string-value="" table:formula="of:=IF(['SoMi-Liste'.F12]=&quot;e&quot;;['SoMi-Liste'.F$2];&quot;&quot;)" table:style-name="ce1"/>
          <table:table-cell office:value-type="string" office:string-value="" table:formula="of:=IF(['SoMi-Liste'.G12]=&quot;e&quot;;['SoMi-Liste'.G$2];&quot;&quot;)" table:style-name="ce1"/>
          <table:table-cell office:value-type="string" office:string-value="" table:formula="of:=IF(['SoMi-Liste'.H12]=&quot;e&quot;;['SoMi-Liste'.H$2];&quot;&quot;)" table:style-name="ce1"/>
          <table:table-cell office:value-type="string" office:string-value="" table:formula="of:=IF(['SoMi-Liste'.I12]=&quot;e&quot;;['SoMi-Liste'.I$2];&quot;&quot;)" table:style-name="ce1"/>
          <table:table-cell office:value-type="string" office:string-value="" table:formula="of:=IF(['SoMi-Liste'.J12]=&quot;e&quot;;['SoMi-Liste'.J$2];&quot;&quot;)" table:style-name="ce1"/>
          <table:table-cell office:value-type="string" office:string-value="" table:formula="of:=IF(['SoMi-Liste'.K12]=&quot;e&quot;;['SoMi-Liste'.K$2];&quot;&quot;)" table:style-name="ce1"/>
          <table:table-cell office:value-type="string" office:string-value="" table:formula="of:=IF(['SoMi-Liste'.L12]=&quot;e&quot;;['SoMi-Liste'.L$2];&quot;&quot;)" table:style-name="ce1"/>
          <table:table-cell office:value-type="string" office:string-value="" table:formula="of:=IF(['SoMi-Liste'.M12]=&quot;e&quot;;['SoMi-Liste'.M$2];&quot;&quot;)" table:style-name="ce1"/>
          <table:table-cell office:value-type="string" office:string-value="" table:formula="of:=IF(['SoMi-Liste'.N12]=&quot;e&quot;;['SoMi-Liste'.N$2];&quot;&quot;)" table:style-name="ce1"/>
          <table:table-cell office:value-type="string" office:string-value="" table:formula="of:=IF(['SoMi-Liste'.O12]=&quot;e&quot;;['SoMi-Liste'.O$2];&quot;&quot;)" table:style-name="ce1"/>
          <table:table-cell office:value-type="string" office:string-value="" table:formula="of:=IF(['SoMi-Liste'.P12]=&quot;e&quot;;['SoMi-Liste'.P$2];&quot;&quot;)" table:style-name="ce1"/>
          <table:table-cell office:value-type="string" office:string-value="" table:formula="of:=IF(['SoMi-Liste'.Q12]=&quot;e&quot;;['SoMi-Liste'.Q$2];&quot;&quot;)" table:style-name="ce1"/>
          <table:table-cell office:value-type="string" office:string-value="" table:formula="of:=IF(['SoMi-Liste'.R12]=&quot;e&quot;;['SoMi-Liste'.R$2];&quot;&quot;)" table:style-name="ce1"/>
          <table:table-cell office:value-type="string" office:string-value="" table:formula="of:=IF(['SoMi-Liste'.S12]=&quot;e&quot;;['SoMi-Liste'.S$2];&quot;&quot;)" table:style-name="ce1"/>
          <table:table-cell office:value-type="string" office:string-value="" table:formula="of:=IF(['SoMi-Liste'.T12]=&quot;e&quot;;['SoMi-Liste'.T$2];&quot;&quot;)" table:style-name="ce1"/>
          <table:table-cell office:value-type="string" office:string-value="" table:formula="of:=IF(['SoMi-Liste'.U12]=&quot;e&quot;;['SoMi-Liste'.U$2];&quot;&quot;)" table:style-name="ce1"/>
          <table:table-cell office:value-type="string" office:string-value="" table:formula="of:=IF(['SoMi-Liste'.V12]=&quot;e&quot;;['SoMi-Liste'.V$2];&quot;&quot;)" table:style-name="ce1"/>
          <table:table-cell office:value-type="string" office:string-value="" table:formula="of:=IF(['SoMi-Liste'.W12]=&quot;e&quot;;['SoMi-Liste'.W$2];&quot;&quot;)" table:style-name="ce1"/>
          <table:table-cell table:number-columns-repeated="2" table:style-name="ce2"/>
          <table:table-cell office:value-type="float" office:value="0" table:formula="of:=SUM([.B53:.X53])" table:style-name="ce1">
            <text:p>0</text:p>
          </table:table-cell>
          <table:table-cell office:value-type="string" office:string-value="" table:formula="of:=['SoMi-Liste'.AD12]" table:style-name="ce1"/>
          <table:table-cell office:value-type="string" office:string-value="" table:formula="of:=IF(['SoMi-Liste'.AE12]=&quot;e&quot;;['SoMi-Liste'.AE$2];&quot;&quot;)" table:style-name="ce1"/>
          <table:table-cell office:value-type="string" office:string-value="" table:formula="of:=IF(['SoMi-Liste'.AF12]=&quot;e&quot;;['SoMi-Liste'.AF$2];&quot;&quot;)" table:style-name="ce1"/>
          <table:table-cell office:value-type="string" office:string-value="" table:formula="of:=IF(['SoMi-Liste'.AG12]=&quot;e&quot;;['SoMi-Liste'.AG$2];&quot;&quot;)" table:style-name="ce1"/>
          <table:table-cell office:value-type="string" office:string-value="" table:formula="of:=IF(['SoMi-Liste'.AH12]=&quot;e&quot;;['SoMi-Liste'.AH$2];&quot;&quot;)" table:style-name="ce1"/>
          <table:table-cell office:value-type="string" office:string-value="" table:formula="of:=IF(['SoMi-Liste'.AI12]=&quot;e&quot;;['SoMi-Liste'.AI$2];&quot;&quot;)" table:style-name="ce1"/>
          <table:table-cell office:value-type="string" office:string-value="" table:formula="of:=IF(['SoMi-Liste'.AJ12]=&quot;e&quot;;['SoMi-Liste'.AJ$2];&quot;&quot;)" table:style-name="ce1"/>
          <table:table-cell office:value-type="string" office:string-value="" table:formula="of:=IF(['SoMi-Liste'.AK12]=&quot;e&quot;;['SoMi-Liste'.AK$2];&quot;&quot;)" table:style-name="ce1"/>
          <table:table-cell office:value-type="string" office:string-value="" table:formula="of:=IF(['SoMi-Liste'.AL12]=&quot;e&quot;;['SoMi-Liste'.AL$2];&quot;&quot;)" table:style-name="ce1"/>
          <table:table-cell office:value-type="string" office:string-value="" table:formula="of:=IF(['SoMi-Liste'.AM12]=&quot;e&quot;;['SoMi-Liste'.AM$2];&quot;&quot;)" table:style-name="ce1"/>
          <table:table-cell office:value-type="string" office:string-value="" table:formula="of:=IF(['SoMi-Liste'.AN12]=&quot;e&quot;;['SoMi-Liste'.AN$2];&quot;&quot;)" table:style-name="ce1"/>
          <table:table-cell office:value-type="string" office:string-value="" table:formula="of:=IF(['SoMi-Liste'.AO12]=&quot;e&quot;;['SoMi-Liste'.AO$2];&quot;&quot;)" table:style-name="ce1"/>
          <table:table-cell office:value-type="string" office:string-value="" table:formula="of:=IF(['SoMi-Liste'.AP12]=&quot;e&quot;;['SoMi-Liste'.AP$2];&quot;&quot;)" table:style-name="ce1"/>
          <table:table-cell office:value-type="string" office:string-value="" table:formula="of:=IF(['SoMi-Liste'.AQ12]=&quot;e&quot;;['SoMi-Liste'.AQ$2];&quot;&quot;)" table:style-name="ce1"/>
          <table:table-cell office:value-type="string" office:string-value="" table:formula="of:=IF(['SoMi-Liste'.AR12]=&quot;e&quot;;['SoMi-Liste'.AR$2];&quot;&quot;)" table:style-name="ce1"/>
          <table:table-cell office:value-type="string" office:string-value="" table:formula="of:=IF(['SoMi-Liste'.AS12]=&quot;e&quot;;['SoMi-Liste'.AS$2];&quot;&quot;)" table:style-name="ce1"/>
          <table:table-cell office:value-type="string" office:string-value="" table:formula="of:=IF(['SoMi-Liste'.AT12]=&quot;e&quot;;['SoMi-Liste'.AT$2];&quot;&quot;)" table:style-name="ce1"/>
          <table:table-cell office:value-type="string" office:string-value="" table:formula="of:=IF(['SoMi-Liste'.AU12]=&quot;e&quot;;['SoMi-Liste'.AU$2];&quot;&quot;)" table:style-name="ce1"/>
          <table:table-cell office:value-type="string" office:string-value="" table:formula="of:=IF(['SoMi-Liste'.AV12]=&quot;e&quot;;['SoMi-Liste'.AV$2];&quot;&quot;)" table:style-name="ce1"/>
          <table:table-cell office:value-type="string" office:string-value="" table:formula="of:=IF(['SoMi-Liste'.AW12]=&quot;e&quot;;['SoMi-Liste'.AW$2];&quot;&quot;)" table:style-name="ce1"/>
          <table:table-cell office:value-type="string" office:string-value="" table:formula="of:=IF(['SoMi-Liste'.AX12]=&quot;e&quot;;['SoMi-Liste'.AX$2];&quot;&quot;)" table:style-name="ce1"/>
          <table:table-cell office:value-type="string" office:string-value="" table:formula="of:=IF(['SoMi-Liste'.AY12]=&quot;e&quot;;['SoMi-Liste'.AY$2];&quot;&quot;)" table:style-name="ce1"/>
          <table:table-cell table:number-columns-repeated="3" table:style-name="ce2"/>
          <table:table-cell office:value-type="float" office:value="0" table:formula="of:=SUM([.AA53:.AX53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3]" table:style-name="ce1"/>
          <table:table-cell office:value-type="string" office:string-value="" table:formula="of:=IF(['SoMi-Liste'.C13]=&quot;e&quot;;['SoMi-Liste'.C$2];&quot;&quot;)" table:style-name="ce1"/>
          <table:table-cell office:value-type="string" office:string-value="" table:formula="of:=IF(['SoMi-Liste'.D13]=&quot;e&quot;;['SoMi-Liste'.D$2];&quot;&quot;)" table:style-name="ce1"/>
          <table:table-cell office:value-type="string" office:string-value="" table:formula="of:=IF(['SoMi-Liste'.E13]=&quot;e&quot;;['SoMi-Liste'.E$2];&quot;&quot;)" table:style-name="ce1"/>
          <table:table-cell office:value-type="string" office:string-value="" table:formula="of:=IF(['SoMi-Liste'.F13]=&quot;e&quot;;['SoMi-Liste'.F$2];&quot;&quot;)" table:style-name="ce1"/>
          <table:table-cell office:value-type="string" office:string-value="" table:formula="of:=IF(['SoMi-Liste'.G13]=&quot;e&quot;;['SoMi-Liste'.G$2];&quot;&quot;)" table:style-name="ce1"/>
          <table:table-cell office:value-type="string" office:string-value="" table:formula="of:=IF(['SoMi-Liste'.H13]=&quot;e&quot;;['SoMi-Liste'.H$2];&quot;&quot;)" table:style-name="ce1"/>
          <table:table-cell office:value-type="string" office:string-value="" table:formula="of:=IF(['SoMi-Liste'.I13]=&quot;e&quot;;['SoMi-Liste'.I$2];&quot;&quot;)" table:style-name="ce1"/>
          <table:table-cell office:value-type="string" office:string-value="" table:formula="of:=IF(['SoMi-Liste'.J13]=&quot;e&quot;;['SoMi-Liste'.J$2];&quot;&quot;)" table:style-name="ce1"/>
          <table:table-cell office:value-type="string" office:string-value="" table:formula="of:=IF(['SoMi-Liste'.K13]=&quot;e&quot;;['SoMi-Liste'.K$2];&quot;&quot;)" table:style-name="ce1"/>
          <table:table-cell office:value-type="string" office:string-value="" table:formula="of:=IF(['SoMi-Liste'.L13]=&quot;e&quot;;['SoMi-Liste'.L$2];&quot;&quot;)" table:style-name="ce1"/>
          <table:table-cell office:value-type="string" office:string-value="" table:formula="of:=IF(['SoMi-Liste'.M13]=&quot;e&quot;;['SoMi-Liste'.M$2];&quot;&quot;)" table:style-name="ce1"/>
          <table:table-cell office:value-type="string" office:string-value="" table:formula="of:=IF(['SoMi-Liste'.N13]=&quot;e&quot;;['SoMi-Liste'.N$2];&quot;&quot;)" table:style-name="ce1"/>
          <table:table-cell office:value-type="string" office:string-value="" table:formula="of:=IF(['SoMi-Liste'.O13]=&quot;e&quot;;['SoMi-Liste'.O$2];&quot;&quot;)" table:style-name="ce1"/>
          <table:table-cell office:value-type="string" office:string-value="" table:formula="of:=IF(['SoMi-Liste'.P13]=&quot;e&quot;;['SoMi-Liste'.P$2];&quot;&quot;)" table:style-name="ce1"/>
          <table:table-cell office:value-type="string" office:string-value="" table:formula="of:=IF(['SoMi-Liste'.Q13]=&quot;e&quot;;['SoMi-Liste'.Q$2];&quot;&quot;)" table:style-name="ce1"/>
          <table:table-cell office:value-type="string" office:string-value="" table:formula="of:=IF(['SoMi-Liste'.R13]=&quot;e&quot;;['SoMi-Liste'.R$2];&quot;&quot;)" table:style-name="ce1"/>
          <table:table-cell office:value-type="string" office:string-value="" table:formula="of:=IF(['SoMi-Liste'.S13]=&quot;e&quot;;['SoMi-Liste'.S$2];&quot;&quot;)" table:style-name="ce1"/>
          <table:table-cell office:value-type="string" office:string-value="" table:formula="of:=IF(['SoMi-Liste'.T13]=&quot;e&quot;;['SoMi-Liste'.T$2];&quot;&quot;)" table:style-name="ce1"/>
          <table:table-cell office:value-type="string" office:string-value="" table:formula="of:=IF(['SoMi-Liste'.U13]=&quot;e&quot;;['SoMi-Liste'.U$2];&quot;&quot;)" table:style-name="ce1"/>
          <table:table-cell office:value-type="string" office:string-value="" table:formula="of:=IF(['SoMi-Liste'.V13]=&quot;e&quot;;['SoMi-Liste'.V$2];&quot;&quot;)" table:style-name="ce1"/>
          <table:table-cell office:value-type="string" office:string-value="" table:formula="of:=IF(['SoMi-Liste'.W13]=&quot;e&quot;;['SoMi-Liste'.W$2];&quot;&quot;)" table:style-name="ce1"/>
          <table:table-cell table:number-columns-repeated="2" table:style-name="ce2"/>
          <table:table-cell office:value-type="float" office:value="0" table:formula="of:=SUM([.B54:.X54])" table:style-name="ce1">
            <text:p>0</text:p>
          </table:table-cell>
          <table:table-cell office:value-type="string" office:string-value="" table:formula="of:=['SoMi-Liste'.AD13]" table:style-name="ce1"/>
          <table:table-cell office:value-type="string" office:string-value="" table:formula="of:=IF(['SoMi-Liste'.AE13]=&quot;e&quot;;['SoMi-Liste'.AE$2];&quot;&quot;)" table:style-name="ce1"/>
          <table:table-cell office:value-type="string" office:string-value="" table:formula="of:=IF(['SoMi-Liste'.AF13]=&quot;e&quot;;['SoMi-Liste'.AF$2];&quot;&quot;)" table:style-name="ce1"/>
          <table:table-cell office:value-type="string" office:string-value="" table:formula="of:=IF(['SoMi-Liste'.AG13]=&quot;e&quot;;['SoMi-Liste'.AG$2];&quot;&quot;)" table:style-name="ce1"/>
          <table:table-cell office:value-type="string" office:string-value="" table:formula="of:=IF(['SoMi-Liste'.AH13]=&quot;e&quot;;['SoMi-Liste'.AH$2];&quot;&quot;)" table:style-name="ce1"/>
          <table:table-cell office:value-type="string" office:string-value="" table:formula="of:=IF(['SoMi-Liste'.AI13]=&quot;e&quot;;['SoMi-Liste'.AI$2];&quot;&quot;)" table:style-name="ce1"/>
          <table:table-cell office:value-type="string" office:string-value="" table:formula="of:=IF(['SoMi-Liste'.AJ13]=&quot;e&quot;;['SoMi-Liste'.AJ$2];&quot;&quot;)" table:style-name="ce1"/>
          <table:table-cell office:value-type="string" office:string-value="" table:formula="of:=IF(['SoMi-Liste'.AK13]=&quot;e&quot;;['SoMi-Liste'.AK$2];&quot;&quot;)" table:style-name="ce1"/>
          <table:table-cell office:value-type="string" office:string-value="" table:formula="of:=IF(['SoMi-Liste'.AL13]=&quot;e&quot;;['SoMi-Liste'.AL$2];&quot;&quot;)" table:style-name="ce1"/>
          <table:table-cell office:value-type="string" office:string-value="" table:formula="of:=IF(['SoMi-Liste'.AM13]=&quot;e&quot;;['SoMi-Liste'.AM$2];&quot;&quot;)" table:style-name="ce1"/>
          <table:table-cell office:value-type="string" office:string-value="" table:formula="of:=IF(['SoMi-Liste'.AN13]=&quot;e&quot;;['SoMi-Liste'.AN$2];&quot;&quot;)" table:style-name="ce1"/>
          <table:table-cell office:value-type="string" office:string-value="" table:formula="of:=IF(['SoMi-Liste'.AO13]=&quot;e&quot;;['SoMi-Liste'.AO$2];&quot;&quot;)" table:style-name="ce1"/>
          <table:table-cell office:value-type="string" office:string-value="" table:formula="of:=IF(['SoMi-Liste'.AP13]=&quot;e&quot;;['SoMi-Liste'.AP$2];&quot;&quot;)" table:style-name="ce1"/>
          <table:table-cell office:value-type="string" office:string-value="" table:formula="of:=IF(['SoMi-Liste'.AQ13]=&quot;e&quot;;['SoMi-Liste'.AQ$2];&quot;&quot;)" table:style-name="ce1"/>
          <table:table-cell office:value-type="string" office:string-value="" table:formula="of:=IF(['SoMi-Liste'.AR13]=&quot;e&quot;;['SoMi-Liste'.AR$2];&quot;&quot;)" table:style-name="ce1"/>
          <table:table-cell office:value-type="string" office:string-value="" table:formula="of:=IF(['SoMi-Liste'.AS13]=&quot;e&quot;;['SoMi-Liste'.AS$2];&quot;&quot;)" table:style-name="ce1"/>
          <table:table-cell office:value-type="string" office:string-value="" table:formula="of:=IF(['SoMi-Liste'.AT13]=&quot;e&quot;;['SoMi-Liste'.AT$2];&quot;&quot;)" table:style-name="ce1"/>
          <table:table-cell office:value-type="string" office:string-value="" table:formula="of:=IF(['SoMi-Liste'.AU13]=&quot;e&quot;;['SoMi-Liste'.AU$2];&quot;&quot;)" table:style-name="ce1"/>
          <table:table-cell office:value-type="string" office:string-value="" table:formula="of:=IF(['SoMi-Liste'.AV13]=&quot;e&quot;;['SoMi-Liste'.AV$2];&quot;&quot;)" table:style-name="ce1"/>
          <table:table-cell office:value-type="string" office:string-value="" table:formula="of:=IF(['SoMi-Liste'.AW13]=&quot;e&quot;;['SoMi-Liste'.AW$2];&quot;&quot;)" table:style-name="ce1"/>
          <table:table-cell office:value-type="string" office:string-value="" table:formula="of:=IF(['SoMi-Liste'.AX13]=&quot;e&quot;;['SoMi-Liste'.AX$2];&quot;&quot;)" table:style-name="ce1"/>
          <table:table-cell office:value-type="string" office:string-value="" table:formula="of:=IF(['SoMi-Liste'.AY13]=&quot;e&quot;;['SoMi-Liste'.AY$2];&quot;&quot;)" table:style-name="ce1"/>
          <table:table-cell table:number-columns-repeated="3" table:style-name="ce2"/>
          <table:table-cell office:value-type="float" office:value="0" table:formula="of:=SUM([.AA54:.AX5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4]" table:style-name="ce1"/>
          <table:table-cell office:value-type="string" office:string-value="" table:formula="of:=IF(['SoMi-Liste'.C14]=&quot;e&quot;;['SoMi-Liste'.C$2];&quot;&quot;)" table:style-name="ce1"/>
          <table:table-cell office:value-type="string" office:string-value="" table:formula="of:=IF(['SoMi-Liste'.D14]=&quot;e&quot;;['SoMi-Liste'.D$2];&quot;&quot;)" table:style-name="ce1"/>
          <table:table-cell office:value-type="string" office:string-value="" table:formula="of:=IF(['SoMi-Liste'.E14]=&quot;e&quot;;['SoMi-Liste'.E$2];&quot;&quot;)" table:style-name="ce1"/>
          <table:table-cell office:value-type="string" office:string-value="" table:formula="of:=IF(['SoMi-Liste'.F14]=&quot;e&quot;;['SoMi-Liste'.F$2];&quot;&quot;)" table:style-name="ce1"/>
          <table:table-cell office:value-type="string" office:string-value="" table:formula="of:=IF(['SoMi-Liste'.G14]=&quot;e&quot;;['SoMi-Liste'.G$2];&quot;&quot;)" table:style-name="ce1"/>
          <table:table-cell office:value-type="string" office:string-value="" table:formula="of:=IF(['SoMi-Liste'.H14]=&quot;e&quot;;['SoMi-Liste'.H$2];&quot;&quot;)" table:style-name="ce1"/>
          <table:table-cell office:value-type="string" office:string-value="" table:formula="of:=IF(['SoMi-Liste'.I14]=&quot;e&quot;;['SoMi-Liste'.I$2];&quot;&quot;)" table:style-name="ce1"/>
          <table:table-cell office:value-type="string" office:string-value="" table:formula="of:=IF(['SoMi-Liste'.J14]=&quot;e&quot;;['SoMi-Liste'.J$2];&quot;&quot;)" table:style-name="ce1"/>
          <table:table-cell office:value-type="string" office:string-value="" table:formula="of:=IF(['SoMi-Liste'.K14]=&quot;e&quot;;['SoMi-Liste'.K$2];&quot;&quot;)" table:style-name="ce1"/>
          <table:table-cell office:value-type="string" office:string-value="" table:formula="of:=IF(['SoMi-Liste'.L14]=&quot;e&quot;;['SoMi-Liste'.L$2];&quot;&quot;)" table:style-name="ce1"/>
          <table:table-cell office:value-type="string" office:string-value="" table:formula="of:=IF(['SoMi-Liste'.M14]=&quot;e&quot;;['SoMi-Liste'.M$2];&quot;&quot;)" table:style-name="ce1"/>
          <table:table-cell office:value-type="string" office:string-value="" table:formula="of:=IF(['SoMi-Liste'.N14]=&quot;e&quot;;['SoMi-Liste'.N$2];&quot;&quot;)" table:style-name="ce1"/>
          <table:table-cell office:value-type="string" office:string-value="" table:formula="of:=IF(['SoMi-Liste'.O14]=&quot;e&quot;;['SoMi-Liste'.O$2];&quot;&quot;)" table:style-name="ce1"/>
          <table:table-cell office:value-type="string" office:string-value="" table:formula="of:=IF(['SoMi-Liste'.P14]=&quot;e&quot;;['SoMi-Liste'.P$2];&quot;&quot;)" table:style-name="ce1"/>
          <table:table-cell office:value-type="string" office:string-value="" table:formula="of:=IF(['SoMi-Liste'.Q14]=&quot;e&quot;;['SoMi-Liste'.Q$2];&quot;&quot;)" table:style-name="ce1"/>
          <table:table-cell office:value-type="string" office:string-value="" table:formula="of:=IF(['SoMi-Liste'.R14]=&quot;e&quot;;['SoMi-Liste'.R$2];&quot;&quot;)" table:style-name="ce1"/>
          <table:table-cell office:value-type="string" office:string-value="" table:formula="of:=IF(['SoMi-Liste'.S14]=&quot;e&quot;;['SoMi-Liste'.S$2];&quot;&quot;)" table:style-name="ce1"/>
          <table:table-cell office:value-type="string" office:string-value="" table:formula="of:=IF(['SoMi-Liste'.T14]=&quot;e&quot;;['SoMi-Liste'.T$2];&quot;&quot;)" table:style-name="ce1"/>
          <table:table-cell office:value-type="string" office:string-value="" table:formula="of:=IF(['SoMi-Liste'.U14]=&quot;e&quot;;['SoMi-Liste'.U$2];&quot;&quot;)" table:style-name="ce1"/>
          <table:table-cell office:value-type="string" office:string-value="" table:formula="of:=IF(['SoMi-Liste'.V14]=&quot;e&quot;;['SoMi-Liste'.V$2];&quot;&quot;)" table:style-name="ce1"/>
          <table:table-cell office:value-type="string" office:string-value="" table:formula="of:=IF(['SoMi-Liste'.W14]=&quot;e&quot;;['SoMi-Liste'.W$2];&quot;&quot;)" table:style-name="ce1"/>
          <table:table-cell table:number-columns-repeated="2" table:style-name="ce2"/>
          <table:table-cell office:value-type="float" office:value="0" table:formula="of:=SUM([.B55:.X55])" table:style-name="ce1">
            <text:p>0</text:p>
          </table:table-cell>
          <table:table-cell office:value-type="string" office:string-value="" table:formula="of:=['SoMi-Liste'.AD14]" table:style-name="ce1"/>
          <table:table-cell office:value-type="string" office:string-value="" table:formula="of:=IF(['SoMi-Liste'.AE14]=&quot;e&quot;;['SoMi-Liste'.AE$2];&quot;&quot;)" table:style-name="ce1"/>
          <table:table-cell office:value-type="string" office:string-value="" table:formula="of:=IF(['SoMi-Liste'.AF14]=&quot;e&quot;;['SoMi-Liste'.AF$2];&quot;&quot;)" table:style-name="ce1"/>
          <table:table-cell office:value-type="string" office:string-value="" table:formula="of:=IF(['SoMi-Liste'.AG14]=&quot;e&quot;;['SoMi-Liste'.AG$2];&quot;&quot;)" table:style-name="ce1"/>
          <table:table-cell office:value-type="string" office:string-value="" table:formula="of:=IF(['SoMi-Liste'.AH14]=&quot;e&quot;;['SoMi-Liste'.AH$2];&quot;&quot;)" table:style-name="ce1"/>
          <table:table-cell office:value-type="string" office:string-value="" table:formula="of:=IF(['SoMi-Liste'.AI14]=&quot;e&quot;;['SoMi-Liste'.AI$2];&quot;&quot;)" table:style-name="ce1"/>
          <table:table-cell office:value-type="string" office:string-value="" table:formula="of:=IF(['SoMi-Liste'.AJ14]=&quot;e&quot;;['SoMi-Liste'.AJ$2];&quot;&quot;)" table:style-name="ce1"/>
          <table:table-cell office:value-type="string" office:string-value="" table:formula="of:=IF(['SoMi-Liste'.AK14]=&quot;e&quot;;['SoMi-Liste'.AK$2];&quot;&quot;)" table:style-name="ce1"/>
          <table:table-cell office:value-type="string" office:string-value="" table:formula="of:=IF(['SoMi-Liste'.AL14]=&quot;e&quot;;['SoMi-Liste'.AL$2];&quot;&quot;)" table:style-name="ce1"/>
          <table:table-cell office:value-type="string" office:string-value="" table:formula="of:=IF(['SoMi-Liste'.AM14]=&quot;e&quot;;['SoMi-Liste'.AM$2];&quot;&quot;)" table:style-name="ce1"/>
          <table:table-cell office:value-type="string" office:string-value="" table:formula="of:=IF(['SoMi-Liste'.AN14]=&quot;e&quot;;['SoMi-Liste'.AN$2];&quot;&quot;)" table:style-name="ce1"/>
          <table:table-cell office:value-type="string" office:string-value="" table:formula="of:=IF(['SoMi-Liste'.AO14]=&quot;e&quot;;['SoMi-Liste'.AO$2];&quot;&quot;)" table:style-name="ce1"/>
          <table:table-cell office:value-type="string" office:string-value="" table:formula="of:=IF(['SoMi-Liste'.AP14]=&quot;e&quot;;['SoMi-Liste'.AP$2];&quot;&quot;)" table:style-name="ce1"/>
          <table:table-cell office:value-type="string" office:string-value="" table:formula="of:=IF(['SoMi-Liste'.AQ14]=&quot;e&quot;;['SoMi-Liste'.AQ$2];&quot;&quot;)" table:style-name="ce1"/>
          <table:table-cell office:value-type="string" office:string-value="" table:formula="of:=IF(['SoMi-Liste'.AR14]=&quot;e&quot;;['SoMi-Liste'.AR$2];&quot;&quot;)" table:style-name="ce1"/>
          <table:table-cell office:value-type="string" office:string-value="" table:formula="of:=IF(['SoMi-Liste'.AS14]=&quot;e&quot;;['SoMi-Liste'.AS$2];&quot;&quot;)" table:style-name="ce1"/>
          <table:table-cell office:value-type="string" office:string-value="" table:formula="of:=IF(['SoMi-Liste'.AT14]=&quot;e&quot;;['SoMi-Liste'.AT$2];&quot;&quot;)" table:style-name="ce1"/>
          <table:table-cell office:value-type="string" office:string-value="" table:formula="of:=IF(['SoMi-Liste'.AU14]=&quot;e&quot;;['SoMi-Liste'.AU$2];&quot;&quot;)" table:style-name="ce1"/>
          <table:table-cell office:value-type="string" office:string-value="" table:formula="of:=IF(['SoMi-Liste'.AV14]=&quot;e&quot;;['SoMi-Liste'.AV$2];&quot;&quot;)" table:style-name="ce1"/>
          <table:table-cell office:value-type="string" office:string-value="" table:formula="of:=IF(['SoMi-Liste'.AW14]=&quot;e&quot;;['SoMi-Liste'.AW$2];&quot;&quot;)" table:style-name="ce1"/>
          <table:table-cell office:value-type="string" office:string-value="" table:formula="of:=IF(['SoMi-Liste'.AX14]=&quot;e&quot;;['SoMi-Liste'.AX$2];&quot;&quot;)" table:style-name="ce1"/>
          <table:table-cell office:value-type="string" office:string-value="" table:formula="of:=IF(['SoMi-Liste'.AY14]=&quot;e&quot;;['SoMi-Liste'.AY$2];&quot;&quot;)" table:style-name="ce1"/>
          <table:table-cell table:number-columns-repeated="3" table:style-name="ce2"/>
          <table:table-cell office:value-type="float" office:value="0" table:formula="of:=SUM([.AA55:.AX5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5]" table:style-name="ce1"/>
          <table:table-cell office:value-type="string" office:string-value="" table:formula="of:=IF(['SoMi-Liste'.C15]=&quot;e&quot;;['SoMi-Liste'.C$2];&quot;&quot;)" table:style-name="ce1"/>
          <table:table-cell office:value-type="string" office:string-value="" table:formula="of:=IF(['SoMi-Liste'.D15]=&quot;e&quot;;['SoMi-Liste'.D$2];&quot;&quot;)" table:style-name="ce1"/>
          <table:table-cell office:value-type="string" office:string-value="" table:formula="of:=IF(['SoMi-Liste'.E15]=&quot;e&quot;;['SoMi-Liste'.E$2];&quot;&quot;)" table:style-name="ce1"/>
          <table:table-cell office:value-type="string" office:string-value="" table:formula="of:=IF(['SoMi-Liste'.F15]=&quot;e&quot;;['SoMi-Liste'.F$2];&quot;&quot;)" table:style-name="ce1"/>
          <table:table-cell office:value-type="string" office:string-value="" table:formula="of:=IF(['SoMi-Liste'.G15]=&quot;e&quot;;['SoMi-Liste'.G$2];&quot;&quot;)" table:style-name="ce1"/>
          <table:table-cell office:value-type="string" office:string-value="" table:formula="of:=IF(['SoMi-Liste'.H15]=&quot;e&quot;;['SoMi-Liste'.H$2];&quot;&quot;)" table:style-name="ce1"/>
          <table:table-cell office:value-type="string" office:string-value="" table:formula="of:=IF(['SoMi-Liste'.I15]=&quot;e&quot;;['SoMi-Liste'.I$2];&quot;&quot;)" table:style-name="ce1"/>
          <table:table-cell office:value-type="string" office:string-value="" table:formula="of:=IF(['SoMi-Liste'.J15]=&quot;e&quot;;['SoMi-Liste'.J$2];&quot;&quot;)" table:style-name="ce1"/>
          <table:table-cell office:value-type="string" office:string-value="" table:formula="of:=IF(['SoMi-Liste'.K15]=&quot;e&quot;;['SoMi-Liste'.K$2];&quot;&quot;)" table:style-name="ce1"/>
          <table:table-cell office:value-type="string" office:string-value="" table:formula="of:=IF(['SoMi-Liste'.L15]=&quot;e&quot;;['SoMi-Liste'.L$2];&quot;&quot;)" table:style-name="ce1"/>
          <table:table-cell office:value-type="string" office:string-value="" table:formula="of:=IF(['SoMi-Liste'.M15]=&quot;e&quot;;['SoMi-Liste'.M$2];&quot;&quot;)" table:style-name="ce1"/>
          <table:table-cell office:value-type="string" office:string-value="" table:formula="of:=IF(['SoMi-Liste'.N15]=&quot;e&quot;;['SoMi-Liste'.N$2];&quot;&quot;)" table:style-name="ce1"/>
          <table:table-cell office:value-type="string" office:string-value="" table:formula="of:=IF(['SoMi-Liste'.O15]=&quot;e&quot;;['SoMi-Liste'.O$2];&quot;&quot;)" table:style-name="ce1"/>
          <table:table-cell office:value-type="string" office:string-value="" table:formula="of:=IF(['SoMi-Liste'.P15]=&quot;e&quot;;['SoMi-Liste'.P$2];&quot;&quot;)" table:style-name="ce1"/>
          <table:table-cell office:value-type="string" office:string-value="" table:formula="of:=IF(['SoMi-Liste'.Q15]=&quot;e&quot;;['SoMi-Liste'.Q$2];&quot;&quot;)" table:style-name="ce1"/>
          <table:table-cell office:value-type="string" office:string-value="" table:formula="of:=IF(['SoMi-Liste'.R15]=&quot;e&quot;;['SoMi-Liste'.R$2];&quot;&quot;)" table:style-name="ce1"/>
          <table:table-cell office:value-type="string" office:string-value="" table:formula="of:=IF(['SoMi-Liste'.S15]=&quot;e&quot;;['SoMi-Liste'.S$2];&quot;&quot;)" table:style-name="ce1"/>
          <table:table-cell office:value-type="string" office:string-value="" table:formula="of:=IF(['SoMi-Liste'.T15]=&quot;e&quot;;['SoMi-Liste'.T$2];&quot;&quot;)" table:style-name="ce1"/>
          <table:table-cell office:value-type="string" office:string-value="" table:formula="of:=IF(['SoMi-Liste'.U15]=&quot;e&quot;;['SoMi-Liste'.U$2];&quot;&quot;)" table:style-name="ce1"/>
          <table:table-cell office:value-type="string" office:string-value="" table:formula="of:=IF(['SoMi-Liste'.V15]=&quot;e&quot;;['SoMi-Liste'.V$2];&quot;&quot;)" table:style-name="ce1"/>
          <table:table-cell office:value-type="string" office:string-value="" table:formula="of:=IF(['SoMi-Liste'.W15]=&quot;e&quot;;['SoMi-Liste'.W$2];&quot;&quot;)" table:style-name="ce1"/>
          <table:table-cell table:number-columns-repeated="2" table:style-name="ce2"/>
          <table:table-cell office:value-type="float" office:value="0" table:formula="of:=SUM([.B56:.X56])" table:style-name="ce1">
            <text:p>0</text:p>
          </table:table-cell>
          <table:table-cell office:value-type="string" office:string-value="" table:formula="of:=['SoMi-Liste'.AD15]" table:style-name="ce1"/>
          <table:table-cell office:value-type="string" office:string-value="" table:formula="of:=IF(['SoMi-Liste'.AE15]=&quot;e&quot;;['SoMi-Liste'.AE$2];&quot;&quot;)" table:style-name="ce1"/>
          <table:table-cell office:value-type="string" office:string-value="" table:formula="of:=IF(['SoMi-Liste'.AF15]=&quot;e&quot;;['SoMi-Liste'.AF$2];&quot;&quot;)" table:style-name="ce1"/>
          <table:table-cell office:value-type="string" office:string-value="" table:formula="of:=IF(['SoMi-Liste'.AG15]=&quot;e&quot;;['SoMi-Liste'.AG$2];&quot;&quot;)" table:style-name="ce1"/>
          <table:table-cell office:value-type="string" office:string-value="" table:formula="of:=IF(['SoMi-Liste'.AH15]=&quot;e&quot;;['SoMi-Liste'.AH$2];&quot;&quot;)" table:style-name="ce1"/>
          <table:table-cell office:value-type="string" office:string-value="" table:formula="of:=IF(['SoMi-Liste'.AI15]=&quot;e&quot;;['SoMi-Liste'.AI$2];&quot;&quot;)" table:style-name="ce1"/>
          <table:table-cell office:value-type="string" office:string-value="" table:formula="of:=IF(['SoMi-Liste'.AJ15]=&quot;e&quot;;['SoMi-Liste'.AJ$2];&quot;&quot;)" table:style-name="ce1"/>
          <table:table-cell office:value-type="string" office:string-value="" table:formula="of:=IF(['SoMi-Liste'.AK15]=&quot;e&quot;;['SoMi-Liste'.AK$2];&quot;&quot;)" table:style-name="ce1"/>
          <table:table-cell office:value-type="string" office:string-value="" table:formula="of:=IF(['SoMi-Liste'.AL15]=&quot;e&quot;;['SoMi-Liste'.AL$2];&quot;&quot;)" table:style-name="ce1"/>
          <table:table-cell office:value-type="string" office:string-value="" table:formula="of:=IF(['SoMi-Liste'.AM15]=&quot;e&quot;;['SoMi-Liste'.AM$2];&quot;&quot;)" table:style-name="ce1"/>
          <table:table-cell office:value-type="string" office:string-value="" table:formula="of:=IF(['SoMi-Liste'.AN15]=&quot;e&quot;;['SoMi-Liste'.AN$2];&quot;&quot;)" table:style-name="ce1"/>
          <table:table-cell office:value-type="string" office:string-value="" table:formula="of:=IF(['SoMi-Liste'.AO15]=&quot;e&quot;;['SoMi-Liste'.AO$2];&quot;&quot;)" table:style-name="ce1"/>
          <table:table-cell office:value-type="string" office:string-value="" table:formula="of:=IF(['SoMi-Liste'.AP15]=&quot;e&quot;;['SoMi-Liste'.AP$2];&quot;&quot;)" table:style-name="ce1"/>
          <table:table-cell office:value-type="string" office:string-value="" table:formula="of:=IF(['SoMi-Liste'.AQ15]=&quot;e&quot;;['SoMi-Liste'.AQ$2];&quot;&quot;)" table:style-name="ce1"/>
          <table:table-cell office:value-type="string" office:string-value="" table:formula="of:=IF(['SoMi-Liste'.AR15]=&quot;e&quot;;['SoMi-Liste'.AR$2];&quot;&quot;)" table:style-name="ce1"/>
          <table:table-cell office:value-type="string" office:string-value="" table:formula="of:=IF(['SoMi-Liste'.AS15]=&quot;e&quot;;['SoMi-Liste'.AS$2];&quot;&quot;)" table:style-name="ce1"/>
          <table:table-cell office:value-type="string" office:string-value="" table:formula="of:=IF(['SoMi-Liste'.AT15]=&quot;e&quot;;['SoMi-Liste'.AT$2];&quot;&quot;)" table:style-name="ce1"/>
          <table:table-cell office:value-type="string" office:string-value="" table:formula="of:=IF(['SoMi-Liste'.AU15]=&quot;e&quot;;['SoMi-Liste'.AU$2];&quot;&quot;)" table:style-name="ce1"/>
          <table:table-cell office:value-type="string" office:string-value="" table:formula="of:=IF(['SoMi-Liste'.AV15]=&quot;e&quot;;['SoMi-Liste'.AV$2];&quot;&quot;)" table:style-name="ce1"/>
          <table:table-cell office:value-type="string" office:string-value="" table:formula="of:=IF(['SoMi-Liste'.AW15]=&quot;e&quot;;['SoMi-Liste'.AW$2];&quot;&quot;)" table:style-name="ce1"/>
          <table:table-cell office:value-type="string" office:string-value="" table:formula="of:=IF(['SoMi-Liste'.AX15]=&quot;e&quot;;['SoMi-Liste'.AX$2];&quot;&quot;)" table:style-name="ce1"/>
          <table:table-cell office:value-type="string" office:string-value="" table:formula="of:=IF(['SoMi-Liste'.AY15]=&quot;e&quot;;['SoMi-Liste'.AY$2];&quot;&quot;)" table:style-name="ce1"/>
          <table:table-cell table:number-columns-repeated="3" table:style-name="ce2"/>
          <table:table-cell office:value-type="float" office:value="0" table:formula="of:=SUM([.AA56:.AX56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6]" table:style-name="ce1"/>
          <table:table-cell office:value-type="string" office:string-value="" table:formula="of:=IF(['SoMi-Liste'.C16]=&quot;e&quot;;['SoMi-Liste'.C$2];&quot;&quot;)" table:style-name="ce1"/>
          <table:table-cell office:value-type="string" office:string-value="" table:formula="of:=IF(['SoMi-Liste'.D16]=&quot;e&quot;;['SoMi-Liste'.D$2];&quot;&quot;)" table:style-name="ce1"/>
          <table:table-cell office:value-type="string" office:string-value="" table:formula="of:=IF(['SoMi-Liste'.E16]=&quot;e&quot;;['SoMi-Liste'.E$2];&quot;&quot;)" table:style-name="ce1"/>
          <table:table-cell office:value-type="string" office:string-value="" table:formula="of:=IF(['SoMi-Liste'.F16]=&quot;e&quot;;['SoMi-Liste'.F$2];&quot;&quot;)" table:style-name="ce1"/>
          <table:table-cell office:value-type="string" office:string-value="" table:formula="of:=IF(['SoMi-Liste'.G16]=&quot;e&quot;;['SoMi-Liste'.G$2];&quot;&quot;)" table:style-name="ce1"/>
          <table:table-cell office:value-type="string" office:string-value="" table:formula="of:=IF(['SoMi-Liste'.H16]=&quot;e&quot;;['SoMi-Liste'.H$2];&quot;&quot;)" table:style-name="ce1"/>
          <table:table-cell office:value-type="string" office:string-value="" table:formula="of:=IF(['SoMi-Liste'.I16]=&quot;e&quot;;['SoMi-Liste'.I$2];&quot;&quot;)" table:style-name="ce1"/>
          <table:table-cell office:value-type="string" office:string-value="" table:formula="of:=IF(['SoMi-Liste'.J16]=&quot;e&quot;;['SoMi-Liste'.J$2];&quot;&quot;)" table:style-name="ce1"/>
          <table:table-cell office:value-type="string" office:string-value="" table:formula="of:=IF(['SoMi-Liste'.K16]=&quot;e&quot;;['SoMi-Liste'.K$2];&quot;&quot;)" table:style-name="ce1"/>
          <table:table-cell office:value-type="string" office:string-value="" table:formula="of:=IF(['SoMi-Liste'.L16]=&quot;e&quot;;['SoMi-Liste'.L$2];&quot;&quot;)" table:style-name="ce1"/>
          <table:table-cell office:value-type="string" office:string-value="" table:formula="of:=IF(['SoMi-Liste'.M16]=&quot;e&quot;;['SoMi-Liste'.M$2];&quot;&quot;)" table:style-name="ce1"/>
          <table:table-cell office:value-type="string" office:string-value="" table:formula="of:=IF(['SoMi-Liste'.N16]=&quot;e&quot;;['SoMi-Liste'.N$2];&quot;&quot;)" table:style-name="ce1"/>
          <table:table-cell office:value-type="string" office:string-value="" table:formula="of:=IF(['SoMi-Liste'.O16]=&quot;e&quot;;['SoMi-Liste'.O$2];&quot;&quot;)" table:style-name="ce1"/>
          <table:table-cell office:value-type="string" office:string-value="" table:formula="of:=IF(['SoMi-Liste'.P16]=&quot;e&quot;;['SoMi-Liste'.P$2];&quot;&quot;)" table:style-name="ce1"/>
          <table:table-cell office:value-type="string" office:string-value="" table:formula="of:=IF(['SoMi-Liste'.Q16]=&quot;e&quot;;['SoMi-Liste'.Q$2];&quot;&quot;)" table:style-name="ce1"/>
          <table:table-cell office:value-type="string" office:string-value="" table:formula="of:=IF(['SoMi-Liste'.R16]=&quot;e&quot;;['SoMi-Liste'.R$2];&quot;&quot;)" table:style-name="ce1"/>
          <table:table-cell office:value-type="string" office:string-value="" table:formula="of:=IF(['SoMi-Liste'.S16]=&quot;e&quot;;['SoMi-Liste'.S$2];&quot;&quot;)" table:style-name="ce1"/>
          <table:table-cell office:value-type="string" office:string-value="" table:formula="of:=IF(['SoMi-Liste'.T16]=&quot;e&quot;;['SoMi-Liste'.T$2];&quot;&quot;)" table:style-name="ce1"/>
          <table:table-cell office:value-type="string" office:string-value="" table:formula="of:=IF(['SoMi-Liste'.U16]=&quot;e&quot;;['SoMi-Liste'.U$2];&quot;&quot;)" table:style-name="ce1"/>
          <table:table-cell office:value-type="string" office:string-value="" table:formula="of:=IF(['SoMi-Liste'.V16]=&quot;e&quot;;['SoMi-Liste'.V$2];&quot;&quot;)" table:style-name="ce1"/>
          <table:table-cell office:value-type="string" office:string-value="" table:formula="of:=IF(['SoMi-Liste'.W16]=&quot;e&quot;;['SoMi-Liste'.W$2];&quot;&quot;)" table:style-name="ce1"/>
          <table:table-cell table:number-columns-repeated="2" table:style-name="ce2"/>
          <table:table-cell office:value-type="float" office:value="0" table:formula="of:=SUM([.B57:.X57])" table:style-name="ce1">
            <text:p>0</text:p>
          </table:table-cell>
          <table:table-cell office:value-type="string" office:string-value="" table:formula="of:=['SoMi-Liste'.AD16]" table:style-name="ce1"/>
          <table:table-cell office:value-type="string" office:string-value="" table:formula="of:=IF(['SoMi-Liste'.AE16]=&quot;e&quot;;['SoMi-Liste'.AE$2];&quot;&quot;)" table:style-name="ce1"/>
          <table:table-cell office:value-type="string" office:string-value="" table:formula="of:=IF(['SoMi-Liste'.AF16]=&quot;e&quot;;['SoMi-Liste'.AF$2];&quot;&quot;)" table:style-name="ce1"/>
          <table:table-cell office:value-type="string" office:string-value="" table:formula="of:=IF(['SoMi-Liste'.AG16]=&quot;e&quot;;['SoMi-Liste'.AG$2];&quot;&quot;)" table:style-name="ce1"/>
          <table:table-cell office:value-type="string" office:string-value="" table:formula="of:=IF(['SoMi-Liste'.AH16]=&quot;e&quot;;['SoMi-Liste'.AH$2];&quot;&quot;)" table:style-name="ce1"/>
          <table:table-cell office:value-type="string" office:string-value="" table:formula="of:=IF(['SoMi-Liste'.AI16]=&quot;e&quot;;['SoMi-Liste'.AI$2];&quot;&quot;)" table:style-name="ce1"/>
          <table:table-cell office:value-type="string" office:string-value="" table:formula="of:=IF(['SoMi-Liste'.AJ16]=&quot;e&quot;;['SoMi-Liste'.AJ$2];&quot;&quot;)" table:style-name="ce1"/>
          <table:table-cell office:value-type="string" office:string-value="" table:formula="of:=IF(['SoMi-Liste'.AK16]=&quot;e&quot;;['SoMi-Liste'.AK$2];&quot;&quot;)" table:style-name="ce1"/>
          <table:table-cell office:value-type="string" office:string-value="" table:formula="of:=IF(['SoMi-Liste'.AL16]=&quot;e&quot;;['SoMi-Liste'.AL$2];&quot;&quot;)" table:style-name="ce1"/>
          <table:table-cell office:value-type="string" office:string-value="" table:formula="of:=IF(['SoMi-Liste'.AM16]=&quot;e&quot;;['SoMi-Liste'.AM$2];&quot;&quot;)" table:style-name="ce1"/>
          <table:table-cell office:value-type="string" office:string-value="" table:formula="of:=IF(['SoMi-Liste'.AN16]=&quot;e&quot;;['SoMi-Liste'.AN$2];&quot;&quot;)" table:style-name="ce1"/>
          <table:table-cell office:value-type="string" office:string-value="" table:formula="of:=IF(['SoMi-Liste'.AO16]=&quot;e&quot;;['SoMi-Liste'.AO$2];&quot;&quot;)" table:style-name="ce1"/>
          <table:table-cell office:value-type="string" office:string-value="" table:formula="of:=IF(['SoMi-Liste'.AP16]=&quot;e&quot;;['SoMi-Liste'.AP$2];&quot;&quot;)" table:style-name="ce1"/>
          <table:table-cell office:value-type="string" office:string-value="" table:formula="of:=IF(['SoMi-Liste'.AQ16]=&quot;e&quot;;['SoMi-Liste'.AQ$2];&quot;&quot;)" table:style-name="ce1"/>
          <table:table-cell office:value-type="string" office:string-value="" table:formula="of:=IF(['SoMi-Liste'.AR16]=&quot;e&quot;;['SoMi-Liste'.AR$2];&quot;&quot;)" table:style-name="ce1"/>
          <table:table-cell office:value-type="string" office:string-value="" table:formula="of:=IF(['SoMi-Liste'.AS16]=&quot;e&quot;;['SoMi-Liste'.AS$2];&quot;&quot;)" table:style-name="ce1"/>
          <table:table-cell office:value-type="string" office:string-value="" table:formula="of:=IF(['SoMi-Liste'.AT16]=&quot;e&quot;;['SoMi-Liste'.AT$2];&quot;&quot;)" table:style-name="ce1"/>
          <table:table-cell office:value-type="string" office:string-value="" table:formula="of:=IF(['SoMi-Liste'.AU16]=&quot;e&quot;;['SoMi-Liste'.AU$2];&quot;&quot;)" table:style-name="ce1"/>
          <table:table-cell office:value-type="string" office:string-value="" table:formula="of:=IF(['SoMi-Liste'.AV16]=&quot;e&quot;;['SoMi-Liste'.AV$2];&quot;&quot;)" table:style-name="ce1"/>
          <table:table-cell office:value-type="string" office:string-value="" table:formula="of:=IF(['SoMi-Liste'.AW16]=&quot;e&quot;;['SoMi-Liste'.AW$2];&quot;&quot;)" table:style-name="ce1"/>
          <table:table-cell office:value-type="string" office:string-value="" table:formula="of:=IF(['SoMi-Liste'.AX16]=&quot;e&quot;;['SoMi-Liste'.AX$2];&quot;&quot;)" table:style-name="ce1"/>
          <table:table-cell office:value-type="string" office:string-value="" table:formula="of:=IF(['SoMi-Liste'.AY16]=&quot;e&quot;;['SoMi-Liste'.AY$2];&quot;&quot;)" table:style-name="ce1"/>
          <table:table-cell table:number-columns-repeated="3" table:style-name="ce2"/>
          <table:table-cell office:value-type="float" office:value="0" table:formula="of:=SUM([.AA57:.AX5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7]" table:style-name="ce1"/>
          <table:table-cell office:value-type="string" office:string-value="" table:formula="of:=IF(['SoMi-Liste'.C17]=&quot;e&quot;;['SoMi-Liste'.C$2];&quot;&quot;)" table:style-name="ce1"/>
          <table:table-cell office:value-type="string" office:string-value="" table:formula="of:=IF(['SoMi-Liste'.D17]=&quot;e&quot;;['SoMi-Liste'.D$2];&quot;&quot;)" table:style-name="ce1"/>
          <table:table-cell office:value-type="string" office:string-value="" table:formula="of:=IF(['SoMi-Liste'.E17]=&quot;e&quot;;['SoMi-Liste'.E$2];&quot;&quot;)" table:style-name="ce1"/>
          <table:table-cell office:value-type="string" office:string-value="" table:formula="of:=IF(['SoMi-Liste'.F17]=&quot;e&quot;;['SoMi-Liste'.F$2];&quot;&quot;)" table:style-name="ce1"/>
          <table:table-cell office:value-type="string" office:string-value="" table:formula="of:=IF(['SoMi-Liste'.G17]=&quot;e&quot;;['SoMi-Liste'.G$2];&quot;&quot;)" table:style-name="ce1"/>
          <table:table-cell office:value-type="string" office:string-value="" table:formula="of:=IF(['SoMi-Liste'.H17]=&quot;e&quot;;['SoMi-Liste'.H$2];&quot;&quot;)" table:style-name="ce1"/>
          <table:table-cell office:value-type="string" office:string-value="" table:formula="of:=IF(['SoMi-Liste'.I17]=&quot;e&quot;;['SoMi-Liste'.I$2];&quot;&quot;)" table:style-name="ce1"/>
          <table:table-cell office:value-type="string" office:string-value="" table:formula="of:=IF(['SoMi-Liste'.J17]=&quot;e&quot;;['SoMi-Liste'.J$2];&quot;&quot;)" table:style-name="ce1"/>
          <table:table-cell office:value-type="string" office:string-value="" table:formula="of:=IF(['SoMi-Liste'.K17]=&quot;e&quot;;['SoMi-Liste'.K$2];&quot;&quot;)" table:style-name="ce1"/>
          <table:table-cell office:value-type="string" office:string-value="" table:formula="of:=IF(['SoMi-Liste'.L17]=&quot;e&quot;;['SoMi-Liste'.L$2];&quot;&quot;)" table:style-name="ce1"/>
          <table:table-cell office:value-type="string" office:string-value="" table:formula="of:=IF(['SoMi-Liste'.M17]=&quot;e&quot;;['SoMi-Liste'.M$2];&quot;&quot;)" table:style-name="ce1"/>
          <table:table-cell office:value-type="string" office:string-value="" table:formula="of:=IF(['SoMi-Liste'.N17]=&quot;e&quot;;['SoMi-Liste'.N$2];&quot;&quot;)" table:style-name="ce1"/>
          <table:table-cell office:value-type="string" office:string-value="" table:formula="of:=IF(['SoMi-Liste'.O17]=&quot;e&quot;;['SoMi-Liste'.O$2];&quot;&quot;)" table:style-name="ce1"/>
          <table:table-cell office:value-type="string" office:string-value="" table:formula="of:=IF(['SoMi-Liste'.P17]=&quot;e&quot;;['SoMi-Liste'.P$2];&quot;&quot;)" table:style-name="ce1"/>
          <table:table-cell office:value-type="string" office:string-value="" table:formula="of:=IF(['SoMi-Liste'.Q17]=&quot;e&quot;;['SoMi-Liste'.Q$2];&quot;&quot;)" table:style-name="ce1"/>
          <table:table-cell office:value-type="string" office:string-value="" table:formula="of:=IF(['SoMi-Liste'.R17]=&quot;e&quot;;['SoMi-Liste'.R$2];&quot;&quot;)" table:style-name="ce1"/>
          <table:table-cell office:value-type="string" office:string-value="" table:formula="of:=IF(['SoMi-Liste'.S17]=&quot;e&quot;;['SoMi-Liste'.S$2];&quot;&quot;)" table:style-name="ce1"/>
          <table:table-cell office:value-type="string" office:string-value="" table:formula="of:=IF(['SoMi-Liste'.T17]=&quot;e&quot;;['SoMi-Liste'.T$2];&quot;&quot;)" table:style-name="ce1"/>
          <table:table-cell office:value-type="string" office:string-value="" table:formula="of:=IF(['SoMi-Liste'.U17]=&quot;e&quot;;['SoMi-Liste'.U$2];&quot;&quot;)" table:style-name="ce1"/>
          <table:table-cell office:value-type="string" office:string-value="" table:formula="of:=IF(['SoMi-Liste'.V17]=&quot;e&quot;;['SoMi-Liste'.V$2];&quot;&quot;)" table:style-name="ce1"/>
          <table:table-cell office:value-type="string" office:string-value="" table:formula="of:=IF(['SoMi-Liste'.W17]=&quot;e&quot;;['SoMi-Liste'.W$2];&quot;&quot;)" table:style-name="ce1"/>
          <table:table-cell table:number-columns-repeated="2" table:style-name="ce2"/>
          <table:table-cell office:value-type="float" office:value="0" table:formula="of:=SUM([.B58:.X58])" table:style-name="ce1">
            <text:p>0</text:p>
          </table:table-cell>
          <table:table-cell office:value-type="string" office:string-value="" table:formula="of:=['SoMi-Liste'.AD17]" table:style-name="ce1"/>
          <table:table-cell office:value-type="string" office:string-value="" table:formula="of:=IF(['SoMi-Liste'.AE17]=&quot;e&quot;;['SoMi-Liste'.AE$2];&quot;&quot;)" table:style-name="ce1"/>
          <table:table-cell office:value-type="string" office:string-value="" table:formula="of:=IF(['SoMi-Liste'.AF17]=&quot;e&quot;;['SoMi-Liste'.AF$2];&quot;&quot;)" table:style-name="ce1"/>
          <table:table-cell office:value-type="string" office:string-value="" table:formula="of:=IF(['SoMi-Liste'.AG17]=&quot;e&quot;;['SoMi-Liste'.AG$2];&quot;&quot;)" table:style-name="ce1"/>
          <table:table-cell office:value-type="string" office:string-value="" table:formula="of:=IF(['SoMi-Liste'.AH17]=&quot;e&quot;;['SoMi-Liste'.AH$2];&quot;&quot;)" table:style-name="ce1"/>
          <table:table-cell office:value-type="string" office:string-value="" table:formula="of:=IF(['SoMi-Liste'.AI17]=&quot;e&quot;;['SoMi-Liste'.AI$2];&quot;&quot;)" table:style-name="ce1"/>
          <table:table-cell office:value-type="string" office:string-value="" table:formula="of:=IF(['SoMi-Liste'.AJ17]=&quot;e&quot;;['SoMi-Liste'.AJ$2];&quot;&quot;)" table:style-name="ce1"/>
          <table:table-cell office:value-type="string" office:string-value="" table:formula="of:=IF(['SoMi-Liste'.AK17]=&quot;e&quot;;['SoMi-Liste'.AK$2];&quot;&quot;)" table:style-name="ce1"/>
          <table:table-cell office:value-type="string" office:string-value="" table:formula="of:=IF(['SoMi-Liste'.AL17]=&quot;e&quot;;['SoMi-Liste'.AL$2];&quot;&quot;)" table:style-name="ce1"/>
          <table:table-cell office:value-type="string" office:string-value="" table:formula="of:=IF(['SoMi-Liste'.AM17]=&quot;e&quot;;['SoMi-Liste'.AM$2];&quot;&quot;)" table:style-name="ce1"/>
          <table:table-cell office:value-type="string" office:string-value="" table:formula="of:=IF(['SoMi-Liste'.AN17]=&quot;e&quot;;['SoMi-Liste'.AN$2];&quot;&quot;)" table:style-name="ce1"/>
          <table:table-cell office:value-type="string" office:string-value="" table:formula="of:=IF(['SoMi-Liste'.AO17]=&quot;e&quot;;['SoMi-Liste'.AO$2];&quot;&quot;)" table:style-name="ce1"/>
          <table:table-cell office:value-type="string" office:string-value="" table:formula="of:=IF(['SoMi-Liste'.AP17]=&quot;e&quot;;['SoMi-Liste'.AP$2];&quot;&quot;)" table:style-name="ce1"/>
          <table:table-cell office:value-type="string" office:string-value="" table:formula="of:=IF(['SoMi-Liste'.AQ17]=&quot;e&quot;;['SoMi-Liste'.AQ$2];&quot;&quot;)" table:style-name="ce1"/>
          <table:table-cell office:value-type="string" office:string-value="" table:formula="of:=IF(['SoMi-Liste'.AR17]=&quot;e&quot;;['SoMi-Liste'.AR$2];&quot;&quot;)" table:style-name="ce1"/>
          <table:table-cell office:value-type="string" office:string-value="" table:formula="of:=IF(['SoMi-Liste'.AS17]=&quot;e&quot;;['SoMi-Liste'.AS$2];&quot;&quot;)" table:style-name="ce1"/>
          <table:table-cell office:value-type="string" office:string-value="" table:formula="of:=IF(['SoMi-Liste'.AT17]=&quot;e&quot;;['SoMi-Liste'.AT$2];&quot;&quot;)" table:style-name="ce1"/>
          <table:table-cell office:value-type="string" office:string-value="" table:formula="of:=IF(['SoMi-Liste'.AU17]=&quot;e&quot;;['SoMi-Liste'.AU$2];&quot;&quot;)" table:style-name="ce1"/>
          <table:table-cell office:value-type="string" office:string-value="" table:formula="of:=IF(['SoMi-Liste'.AV17]=&quot;e&quot;;['SoMi-Liste'.AV$2];&quot;&quot;)" table:style-name="ce1"/>
          <table:table-cell office:value-type="string" office:string-value="" table:formula="of:=IF(['SoMi-Liste'.AW17]=&quot;e&quot;;['SoMi-Liste'.AW$2];&quot;&quot;)" table:style-name="ce1"/>
          <table:table-cell office:value-type="string" office:string-value="" table:formula="of:=IF(['SoMi-Liste'.AX17]=&quot;e&quot;;['SoMi-Liste'.AX$2];&quot;&quot;)" table:style-name="ce1"/>
          <table:table-cell office:value-type="string" office:string-value="" table:formula="of:=IF(['SoMi-Liste'.AY17]=&quot;e&quot;;['SoMi-Liste'.AY$2];&quot;&quot;)" table:style-name="ce1"/>
          <table:table-cell table:number-columns-repeated="3" table:style-name="ce2"/>
          <table:table-cell office:value-type="float" office:value="0" table:formula="of:=SUM([.AA58:.AX58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8]" table:style-name="ce1"/>
          <table:table-cell office:value-type="string" office:string-value="" table:formula="of:=IF(['SoMi-Liste'.C18]=&quot;e&quot;;['SoMi-Liste'.C$2];&quot;&quot;)" table:style-name="ce1"/>
          <table:table-cell office:value-type="string" office:string-value="" table:formula="of:=IF(['SoMi-Liste'.D18]=&quot;e&quot;;['SoMi-Liste'.D$2];&quot;&quot;)" table:style-name="ce1"/>
          <table:table-cell office:value-type="string" office:string-value="" table:formula="of:=IF(['SoMi-Liste'.E18]=&quot;e&quot;;['SoMi-Liste'.E$2];&quot;&quot;)" table:style-name="ce1"/>
          <table:table-cell office:value-type="string" office:string-value="" table:formula="of:=IF(['SoMi-Liste'.F18]=&quot;e&quot;;['SoMi-Liste'.F$2];&quot;&quot;)" table:style-name="ce1"/>
          <table:table-cell office:value-type="string" office:string-value="" table:formula="of:=IF(['SoMi-Liste'.G18]=&quot;e&quot;;['SoMi-Liste'.G$2];&quot;&quot;)" table:style-name="ce1"/>
          <table:table-cell office:value-type="string" office:string-value="" table:formula="of:=IF(['SoMi-Liste'.H18]=&quot;e&quot;;['SoMi-Liste'.H$2];&quot;&quot;)" table:style-name="ce1"/>
          <table:table-cell office:value-type="string" office:string-value="" table:formula="of:=IF(['SoMi-Liste'.I18]=&quot;e&quot;;['SoMi-Liste'.I$2];&quot;&quot;)" table:style-name="ce1"/>
          <table:table-cell office:value-type="string" office:string-value="" table:formula="of:=IF(['SoMi-Liste'.J18]=&quot;e&quot;;['SoMi-Liste'.J$2];&quot;&quot;)" table:style-name="ce1"/>
          <table:table-cell office:value-type="string" office:string-value="" table:formula="of:=IF(['SoMi-Liste'.K18]=&quot;e&quot;;['SoMi-Liste'.K$2];&quot;&quot;)" table:style-name="ce1"/>
          <table:table-cell office:value-type="string" office:string-value="" table:formula="of:=IF(['SoMi-Liste'.L18]=&quot;e&quot;;['SoMi-Liste'.L$2];&quot;&quot;)" table:style-name="ce1"/>
          <table:table-cell office:value-type="string" office:string-value="" table:formula="of:=IF(['SoMi-Liste'.M18]=&quot;e&quot;;['SoMi-Liste'.M$2];&quot;&quot;)" table:style-name="ce1"/>
          <table:table-cell office:value-type="string" office:string-value="" table:formula="of:=IF(['SoMi-Liste'.N18]=&quot;e&quot;;['SoMi-Liste'.N$2];&quot;&quot;)" table:style-name="ce1"/>
          <table:table-cell office:value-type="string" office:string-value="" table:formula="of:=IF(['SoMi-Liste'.O18]=&quot;e&quot;;['SoMi-Liste'.O$2];&quot;&quot;)" table:style-name="ce1"/>
          <table:table-cell office:value-type="string" office:string-value="" table:formula="of:=IF(['SoMi-Liste'.P18]=&quot;e&quot;;['SoMi-Liste'.P$2];&quot;&quot;)" table:style-name="ce1"/>
          <table:table-cell office:value-type="string" office:string-value="" table:formula="of:=IF(['SoMi-Liste'.Q18]=&quot;e&quot;;['SoMi-Liste'.Q$2];&quot;&quot;)" table:style-name="ce1"/>
          <table:table-cell office:value-type="string" office:string-value="" table:formula="of:=IF(['SoMi-Liste'.R18]=&quot;e&quot;;['SoMi-Liste'.R$2];&quot;&quot;)" table:style-name="ce1"/>
          <table:table-cell office:value-type="string" office:string-value="" table:formula="of:=IF(['SoMi-Liste'.S18]=&quot;e&quot;;['SoMi-Liste'.S$2];&quot;&quot;)" table:style-name="ce1"/>
          <table:table-cell office:value-type="string" office:string-value="" table:formula="of:=IF(['SoMi-Liste'.T18]=&quot;e&quot;;['SoMi-Liste'.T$2];&quot;&quot;)" table:style-name="ce1"/>
          <table:table-cell office:value-type="string" office:string-value="" table:formula="of:=IF(['SoMi-Liste'.U18]=&quot;e&quot;;['SoMi-Liste'.U$2];&quot;&quot;)" table:style-name="ce1"/>
          <table:table-cell office:value-type="string" office:string-value="" table:formula="of:=IF(['SoMi-Liste'.V18]=&quot;e&quot;;['SoMi-Liste'.V$2];&quot;&quot;)" table:style-name="ce1"/>
          <table:table-cell office:value-type="string" office:string-value="" table:formula="of:=IF(['SoMi-Liste'.W18]=&quot;e&quot;;['SoMi-Liste'.W$2];&quot;&quot;)" table:style-name="ce1"/>
          <table:table-cell table:number-columns-repeated="2" table:style-name="ce2"/>
          <table:table-cell office:value-type="float" office:value="0" table:formula="of:=SUM([.B59:.X59])" table:style-name="ce1">
            <text:p>0</text:p>
          </table:table-cell>
          <table:table-cell office:value-type="string" office:string-value="" table:formula="of:=['SoMi-Liste'.AD18]" table:style-name="ce1"/>
          <table:table-cell office:value-type="string" office:string-value="" table:formula="of:=IF(['SoMi-Liste'.AE18]=&quot;e&quot;;['SoMi-Liste'.AE$2];&quot;&quot;)" table:style-name="ce1"/>
          <table:table-cell office:value-type="string" office:string-value="" table:formula="of:=IF(['SoMi-Liste'.AF18]=&quot;e&quot;;['SoMi-Liste'.AF$2];&quot;&quot;)" table:style-name="ce1"/>
          <table:table-cell office:value-type="string" office:string-value="" table:formula="of:=IF(['SoMi-Liste'.AG18]=&quot;e&quot;;['SoMi-Liste'.AG$2];&quot;&quot;)" table:style-name="ce1"/>
          <table:table-cell office:value-type="string" office:string-value="" table:formula="of:=IF(['SoMi-Liste'.AH18]=&quot;e&quot;;['SoMi-Liste'.AH$2];&quot;&quot;)" table:style-name="ce1"/>
          <table:table-cell office:value-type="string" office:string-value="" table:formula="of:=IF(['SoMi-Liste'.AI18]=&quot;e&quot;;['SoMi-Liste'.AI$2];&quot;&quot;)" table:style-name="ce1"/>
          <table:table-cell office:value-type="string" office:string-value="" table:formula="of:=IF(['SoMi-Liste'.AJ18]=&quot;e&quot;;['SoMi-Liste'.AJ$2];&quot;&quot;)" table:style-name="ce1"/>
          <table:table-cell office:value-type="string" office:string-value="" table:formula="of:=IF(['SoMi-Liste'.AK18]=&quot;e&quot;;['SoMi-Liste'.AK$2];&quot;&quot;)" table:style-name="ce1"/>
          <table:table-cell office:value-type="string" office:string-value="" table:formula="of:=IF(['SoMi-Liste'.AL18]=&quot;e&quot;;['SoMi-Liste'.AL$2];&quot;&quot;)" table:style-name="ce1"/>
          <table:table-cell office:value-type="string" office:string-value="" table:formula="of:=IF(['SoMi-Liste'.AM18]=&quot;e&quot;;['SoMi-Liste'.AM$2];&quot;&quot;)" table:style-name="ce1"/>
          <table:table-cell office:value-type="string" office:string-value="" table:formula="of:=IF(['SoMi-Liste'.AN18]=&quot;e&quot;;['SoMi-Liste'.AN$2];&quot;&quot;)" table:style-name="ce1"/>
          <table:table-cell office:value-type="string" office:string-value="" table:formula="of:=IF(['SoMi-Liste'.AO18]=&quot;e&quot;;['SoMi-Liste'.AO$2];&quot;&quot;)" table:style-name="ce1"/>
          <table:table-cell office:value-type="string" office:string-value="" table:formula="of:=IF(['SoMi-Liste'.AP18]=&quot;e&quot;;['SoMi-Liste'.AP$2];&quot;&quot;)" table:style-name="ce1"/>
          <table:table-cell office:value-type="string" office:string-value="" table:formula="of:=IF(['SoMi-Liste'.AQ18]=&quot;e&quot;;['SoMi-Liste'.AQ$2];&quot;&quot;)" table:style-name="ce1"/>
          <table:table-cell office:value-type="string" office:string-value="" table:formula="of:=IF(['SoMi-Liste'.AR18]=&quot;e&quot;;['SoMi-Liste'.AR$2];&quot;&quot;)" table:style-name="ce1"/>
          <table:table-cell office:value-type="string" office:string-value="" table:formula="of:=IF(['SoMi-Liste'.AS18]=&quot;e&quot;;['SoMi-Liste'.AS$2];&quot;&quot;)" table:style-name="ce1"/>
          <table:table-cell office:value-type="string" office:string-value="" table:formula="of:=IF(['SoMi-Liste'.AT18]=&quot;e&quot;;['SoMi-Liste'.AT$2];&quot;&quot;)" table:style-name="ce1"/>
          <table:table-cell office:value-type="string" office:string-value="" table:formula="of:=IF(['SoMi-Liste'.AU18]=&quot;e&quot;;['SoMi-Liste'.AU$2];&quot;&quot;)" table:style-name="ce1"/>
          <table:table-cell office:value-type="string" office:string-value="" table:formula="of:=IF(['SoMi-Liste'.AV18]=&quot;e&quot;;['SoMi-Liste'.AV$2];&quot;&quot;)" table:style-name="ce1"/>
          <table:table-cell office:value-type="string" office:string-value="" table:formula="of:=IF(['SoMi-Liste'.AW18]=&quot;e&quot;;['SoMi-Liste'.AW$2];&quot;&quot;)" table:style-name="ce1"/>
          <table:table-cell office:value-type="string" office:string-value="" table:formula="of:=IF(['SoMi-Liste'.AX18]=&quot;e&quot;;['SoMi-Liste'.AX$2];&quot;&quot;)" table:style-name="ce1"/>
          <table:table-cell office:value-type="string" office:string-value="" table:formula="of:=IF(['SoMi-Liste'.AY18]=&quot;e&quot;;['SoMi-Liste'.AY$2];&quot;&quot;)" table:style-name="ce1"/>
          <table:table-cell table:number-columns-repeated="3" table:style-name="ce2"/>
          <table:table-cell office:value-type="float" office:value="0" table:formula="of:=SUM([.AA59:.AX59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19]" table:style-name="ce1"/>
          <table:table-cell office:value-type="string" office:string-value="" table:formula="of:=IF(['SoMi-Liste'.C19]=&quot;e&quot;;['SoMi-Liste'.C$2];&quot;&quot;)" table:style-name="ce1"/>
          <table:table-cell office:value-type="string" office:string-value="" table:formula="of:=IF(['SoMi-Liste'.D19]=&quot;e&quot;;['SoMi-Liste'.D$2];&quot;&quot;)" table:style-name="ce1"/>
          <table:table-cell office:value-type="string" office:string-value="" table:formula="of:=IF(['SoMi-Liste'.E19]=&quot;e&quot;;['SoMi-Liste'.E$2];&quot;&quot;)" table:style-name="ce1"/>
          <table:table-cell office:value-type="string" office:string-value="" table:formula="of:=IF(['SoMi-Liste'.F19]=&quot;e&quot;;['SoMi-Liste'.F$2];&quot;&quot;)" table:style-name="ce1"/>
          <table:table-cell office:value-type="string" office:string-value="" table:formula="of:=IF(['SoMi-Liste'.G19]=&quot;e&quot;;['SoMi-Liste'.G$2];&quot;&quot;)" table:style-name="ce1"/>
          <table:table-cell office:value-type="string" office:string-value="" table:formula="of:=IF(['SoMi-Liste'.H19]=&quot;e&quot;;['SoMi-Liste'.H$2];&quot;&quot;)" table:style-name="ce1"/>
          <table:table-cell office:value-type="string" office:string-value="" table:formula="of:=IF(['SoMi-Liste'.I19]=&quot;e&quot;;['SoMi-Liste'.I$2];&quot;&quot;)" table:style-name="ce1"/>
          <table:table-cell office:value-type="string" office:string-value="" table:formula="of:=IF(['SoMi-Liste'.J19]=&quot;e&quot;;['SoMi-Liste'.J$2];&quot;&quot;)" table:style-name="ce1"/>
          <table:table-cell office:value-type="string" office:string-value="" table:formula="of:=IF(['SoMi-Liste'.K19]=&quot;e&quot;;['SoMi-Liste'.K$2];&quot;&quot;)" table:style-name="ce1"/>
          <table:table-cell office:value-type="string" office:string-value="" table:formula="of:=IF(['SoMi-Liste'.L19]=&quot;e&quot;;['SoMi-Liste'.L$2];&quot;&quot;)" table:style-name="ce1"/>
          <table:table-cell office:value-type="string" office:string-value="" table:formula="of:=IF(['SoMi-Liste'.M19]=&quot;e&quot;;['SoMi-Liste'.M$2];&quot;&quot;)" table:style-name="ce1"/>
          <table:table-cell office:value-type="string" office:string-value="" table:formula="of:=IF(['SoMi-Liste'.N19]=&quot;e&quot;;['SoMi-Liste'.N$2];&quot;&quot;)" table:style-name="ce1"/>
          <table:table-cell office:value-type="string" office:string-value="" table:formula="of:=IF(['SoMi-Liste'.O19]=&quot;e&quot;;['SoMi-Liste'.O$2];&quot;&quot;)" table:style-name="ce1"/>
          <table:table-cell office:value-type="string" office:string-value="" table:formula="of:=IF(['SoMi-Liste'.P19]=&quot;e&quot;;['SoMi-Liste'.P$2];&quot;&quot;)" table:style-name="ce1"/>
          <table:table-cell office:value-type="string" office:string-value="" table:formula="of:=IF(['SoMi-Liste'.Q19]=&quot;e&quot;;['SoMi-Liste'.Q$2];&quot;&quot;)" table:style-name="ce1"/>
          <table:table-cell office:value-type="string" office:string-value="" table:formula="of:=IF(['SoMi-Liste'.R19]=&quot;e&quot;;['SoMi-Liste'.R$2];&quot;&quot;)" table:style-name="ce1"/>
          <table:table-cell office:value-type="string" office:string-value="" table:formula="of:=IF(['SoMi-Liste'.S19]=&quot;e&quot;;['SoMi-Liste'.S$2];&quot;&quot;)" table:style-name="ce1"/>
          <table:table-cell office:value-type="string" office:string-value="" table:formula="of:=IF(['SoMi-Liste'.T19]=&quot;e&quot;;['SoMi-Liste'.T$2];&quot;&quot;)" table:style-name="ce1"/>
          <table:table-cell office:value-type="string" office:string-value="" table:formula="of:=IF(['SoMi-Liste'.U19]=&quot;e&quot;;['SoMi-Liste'.U$2];&quot;&quot;)" table:style-name="ce1"/>
          <table:table-cell office:value-type="string" office:string-value="" table:formula="of:=IF(['SoMi-Liste'.V19]=&quot;e&quot;;['SoMi-Liste'.V$2];&quot;&quot;)" table:style-name="ce1"/>
          <table:table-cell office:value-type="string" office:string-value="" table:formula="of:=IF(['SoMi-Liste'.W19]=&quot;e&quot;;['SoMi-Liste'.W$2];&quot;&quot;)" table:style-name="ce1"/>
          <table:table-cell table:number-columns-repeated="2" table:style-name="ce2"/>
          <table:table-cell office:value-type="float" office:value="0" table:formula="of:=SUM([.B60:.X60])" table:style-name="ce1">
            <text:p>0</text:p>
          </table:table-cell>
          <table:table-cell office:value-type="string" office:string-value="" table:formula="of:=['SoMi-Liste'.AD19]" table:style-name="ce1"/>
          <table:table-cell office:value-type="string" office:string-value="" table:formula="of:=IF(['SoMi-Liste'.AE19]=&quot;e&quot;;['SoMi-Liste'.AE$2];&quot;&quot;)" table:style-name="ce1"/>
          <table:table-cell office:value-type="string" office:string-value="" table:formula="of:=IF(['SoMi-Liste'.AF19]=&quot;e&quot;;['SoMi-Liste'.AF$2];&quot;&quot;)" table:style-name="ce1"/>
          <table:table-cell office:value-type="string" office:string-value="" table:formula="of:=IF(['SoMi-Liste'.AG19]=&quot;e&quot;;['SoMi-Liste'.AG$2];&quot;&quot;)" table:style-name="ce1"/>
          <table:table-cell office:value-type="string" office:string-value="" table:formula="of:=IF(['SoMi-Liste'.AH19]=&quot;e&quot;;['SoMi-Liste'.AH$2];&quot;&quot;)" table:style-name="ce1"/>
          <table:table-cell office:value-type="string" office:string-value="" table:formula="of:=IF(['SoMi-Liste'.AI19]=&quot;e&quot;;['SoMi-Liste'.AI$2];&quot;&quot;)" table:style-name="ce1"/>
          <table:table-cell office:value-type="string" office:string-value="" table:formula="of:=IF(['SoMi-Liste'.AJ19]=&quot;e&quot;;['SoMi-Liste'.AJ$2];&quot;&quot;)" table:style-name="ce1"/>
          <table:table-cell office:value-type="string" office:string-value="" table:formula="of:=IF(['SoMi-Liste'.AK19]=&quot;e&quot;;['SoMi-Liste'.AK$2];&quot;&quot;)" table:style-name="ce1"/>
          <table:table-cell office:value-type="string" office:string-value="" table:formula="of:=IF(['SoMi-Liste'.AL19]=&quot;e&quot;;['SoMi-Liste'.AL$2];&quot;&quot;)" table:style-name="ce1"/>
          <table:table-cell office:value-type="string" office:string-value="" table:formula="of:=IF(['SoMi-Liste'.AM19]=&quot;e&quot;;['SoMi-Liste'.AM$2];&quot;&quot;)" table:style-name="ce1"/>
          <table:table-cell office:value-type="string" office:string-value="" table:formula="of:=IF(['SoMi-Liste'.AN19]=&quot;e&quot;;['SoMi-Liste'.AN$2];&quot;&quot;)" table:style-name="ce1"/>
          <table:table-cell office:value-type="string" office:string-value="" table:formula="of:=IF(['SoMi-Liste'.AO19]=&quot;e&quot;;['SoMi-Liste'.AO$2];&quot;&quot;)" table:style-name="ce1"/>
          <table:table-cell office:value-type="string" office:string-value="" table:formula="of:=IF(['SoMi-Liste'.AP19]=&quot;e&quot;;['SoMi-Liste'.AP$2];&quot;&quot;)" table:style-name="ce1"/>
          <table:table-cell office:value-type="string" office:string-value="" table:formula="of:=IF(['SoMi-Liste'.AQ19]=&quot;e&quot;;['SoMi-Liste'.AQ$2];&quot;&quot;)" table:style-name="ce1"/>
          <table:table-cell office:value-type="string" office:string-value="" table:formula="of:=IF(['SoMi-Liste'.AR19]=&quot;e&quot;;['SoMi-Liste'.AR$2];&quot;&quot;)" table:style-name="ce1"/>
          <table:table-cell office:value-type="string" office:string-value="" table:formula="of:=IF(['SoMi-Liste'.AS19]=&quot;e&quot;;['SoMi-Liste'.AS$2];&quot;&quot;)" table:style-name="ce1"/>
          <table:table-cell office:value-type="string" office:string-value="" table:formula="of:=IF(['SoMi-Liste'.AT19]=&quot;e&quot;;['SoMi-Liste'.AT$2];&quot;&quot;)" table:style-name="ce1"/>
          <table:table-cell office:value-type="string" office:string-value="" table:formula="of:=IF(['SoMi-Liste'.AU19]=&quot;e&quot;;['SoMi-Liste'.AU$2];&quot;&quot;)" table:style-name="ce1"/>
          <table:table-cell office:value-type="string" office:string-value="" table:formula="of:=IF(['SoMi-Liste'.AV19]=&quot;e&quot;;['SoMi-Liste'.AV$2];&quot;&quot;)" table:style-name="ce1"/>
          <table:table-cell office:value-type="string" office:string-value="" table:formula="of:=IF(['SoMi-Liste'.AW19]=&quot;e&quot;;['SoMi-Liste'.AW$2];&quot;&quot;)" table:style-name="ce1"/>
          <table:table-cell office:value-type="string" office:string-value="" table:formula="of:=IF(['SoMi-Liste'.AX19]=&quot;e&quot;;['SoMi-Liste'.AX$2];&quot;&quot;)" table:style-name="ce1"/>
          <table:table-cell office:value-type="string" office:string-value="" table:formula="of:=IF(['SoMi-Liste'.AY19]=&quot;e&quot;;['SoMi-Liste'.AY$2];&quot;&quot;)" table:style-name="ce1"/>
          <table:table-cell table:number-columns-repeated="3" table:style-name="ce2"/>
          <table:table-cell office:value-type="float" office:value="0" table:formula="of:=SUM([.AA60:.AX60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0]" table:style-name="ce1"/>
          <table:table-cell office:value-type="string" office:string-value="" table:formula="of:=IF(['SoMi-Liste'.C20]=&quot;e&quot;;['SoMi-Liste'.C$2];&quot;&quot;)" table:style-name="ce1"/>
          <table:table-cell office:value-type="string" office:string-value="" table:formula="of:=IF(['SoMi-Liste'.D20]=&quot;e&quot;;['SoMi-Liste'.D$2];&quot;&quot;)" table:style-name="ce1"/>
          <table:table-cell office:value-type="string" office:string-value="" table:formula="of:=IF(['SoMi-Liste'.E20]=&quot;e&quot;;['SoMi-Liste'.E$2];&quot;&quot;)" table:style-name="ce1"/>
          <table:table-cell office:value-type="string" office:string-value="" table:formula="of:=IF(['SoMi-Liste'.F20]=&quot;e&quot;;['SoMi-Liste'.F$2];&quot;&quot;)" table:style-name="ce1"/>
          <table:table-cell office:value-type="string" office:string-value="" table:formula="of:=IF(['SoMi-Liste'.G20]=&quot;e&quot;;['SoMi-Liste'.G$2];&quot;&quot;)" table:style-name="ce1"/>
          <table:table-cell office:value-type="string" office:string-value="" table:formula="of:=IF(['SoMi-Liste'.H20]=&quot;e&quot;;['SoMi-Liste'.H$2];&quot;&quot;)" table:style-name="ce1"/>
          <table:table-cell office:value-type="string" office:string-value="" table:formula="of:=IF(['SoMi-Liste'.I20]=&quot;e&quot;;['SoMi-Liste'.I$2];&quot;&quot;)" table:style-name="ce1"/>
          <table:table-cell office:value-type="string" office:string-value="" table:formula="of:=IF(['SoMi-Liste'.J20]=&quot;e&quot;;['SoMi-Liste'.J$2];&quot;&quot;)" table:style-name="ce1"/>
          <table:table-cell office:value-type="string" office:string-value="" table:formula="of:=IF(['SoMi-Liste'.K20]=&quot;e&quot;;['SoMi-Liste'.K$2];&quot;&quot;)" table:style-name="ce1"/>
          <table:table-cell office:value-type="string" office:string-value="" table:formula="of:=IF(['SoMi-Liste'.L20]=&quot;e&quot;;['SoMi-Liste'.L$2];&quot;&quot;)" table:style-name="ce1"/>
          <table:table-cell office:value-type="string" office:string-value="" table:formula="of:=IF(['SoMi-Liste'.M20]=&quot;e&quot;;['SoMi-Liste'.M$2];&quot;&quot;)" table:style-name="ce1"/>
          <table:table-cell office:value-type="string" office:string-value="" table:formula="of:=IF(['SoMi-Liste'.N20]=&quot;e&quot;;['SoMi-Liste'.N$2];&quot;&quot;)" table:style-name="ce1"/>
          <table:table-cell office:value-type="string" office:string-value="" table:formula="of:=IF(['SoMi-Liste'.O20]=&quot;e&quot;;['SoMi-Liste'.O$2];&quot;&quot;)" table:style-name="ce1"/>
          <table:table-cell office:value-type="string" office:string-value="" table:formula="of:=IF(['SoMi-Liste'.P20]=&quot;e&quot;;['SoMi-Liste'.P$2];&quot;&quot;)" table:style-name="ce1"/>
          <table:table-cell office:value-type="string" office:string-value="" table:formula="of:=IF(['SoMi-Liste'.Q20]=&quot;e&quot;;['SoMi-Liste'.Q$2];&quot;&quot;)" table:style-name="ce1"/>
          <table:table-cell office:value-type="string" office:string-value="" table:formula="of:=IF(['SoMi-Liste'.R20]=&quot;e&quot;;['SoMi-Liste'.R$2];&quot;&quot;)" table:style-name="ce1"/>
          <table:table-cell office:value-type="string" office:string-value="" table:formula="of:=IF(['SoMi-Liste'.S20]=&quot;e&quot;;['SoMi-Liste'.S$2];&quot;&quot;)" table:style-name="ce1"/>
          <table:table-cell office:value-type="string" office:string-value="" table:formula="of:=IF(['SoMi-Liste'.T20]=&quot;e&quot;;['SoMi-Liste'.T$2];&quot;&quot;)" table:style-name="ce1"/>
          <table:table-cell office:value-type="string" office:string-value="" table:formula="of:=IF(['SoMi-Liste'.U20]=&quot;e&quot;;['SoMi-Liste'.U$2];&quot;&quot;)" table:style-name="ce1"/>
          <table:table-cell office:value-type="string" office:string-value="" table:formula="of:=IF(['SoMi-Liste'.V20]=&quot;e&quot;;['SoMi-Liste'.V$2];&quot;&quot;)" table:style-name="ce1"/>
          <table:table-cell office:value-type="string" office:string-value="" table:formula="of:=IF(['SoMi-Liste'.W20]=&quot;e&quot;;['SoMi-Liste'.W$2];&quot;&quot;)" table:style-name="ce1"/>
          <table:table-cell table:number-columns-repeated="2" table:style-name="ce2"/>
          <table:table-cell office:value-type="float" office:value="0" table:formula="of:=SUM([.B61:.X61])" table:style-name="ce1">
            <text:p>0</text:p>
          </table:table-cell>
          <table:table-cell office:value-type="string" office:string-value="" table:formula="of:=['SoMi-Liste'.AD20]" table:style-name="ce1"/>
          <table:table-cell office:value-type="string" office:string-value="" table:formula="of:=IF(['SoMi-Liste'.AE20]=&quot;e&quot;;['SoMi-Liste'.AE$2];&quot;&quot;)" table:style-name="ce1"/>
          <table:table-cell office:value-type="string" office:string-value="" table:formula="of:=IF(['SoMi-Liste'.AF20]=&quot;e&quot;;['SoMi-Liste'.AF$2];&quot;&quot;)" table:style-name="ce1"/>
          <table:table-cell office:value-type="string" office:string-value="" table:formula="of:=IF(['SoMi-Liste'.AG20]=&quot;e&quot;;['SoMi-Liste'.AG$2];&quot;&quot;)" table:style-name="ce1"/>
          <table:table-cell office:value-type="string" office:string-value="" table:formula="of:=IF(['SoMi-Liste'.AH20]=&quot;e&quot;;['SoMi-Liste'.AH$2];&quot;&quot;)" table:style-name="ce1"/>
          <table:table-cell office:value-type="string" office:string-value="" table:formula="of:=IF(['SoMi-Liste'.AI20]=&quot;e&quot;;['SoMi-Liste'.AI$2];&quot;&quot;)" table:style-name="ce1"/>
          <table:table-cell office:value-type="string" office:string-value="" table:formula="of:=IF(['SoMi-Liste'.AJ20]=&quot;e&quot;;['SoMi-Liste'.AJ$2];&quot;&quot;)" table:style-name="ce1"/>
          <table:table-cell office:value-type="string" office:string-value="" table:formula="of:=IF(['SoMi-Liste'.AK20]=&quot;e&quot;;['SoMi-Liste'.AK$2];&quot;&quot;)" table:style-name="ce1"/>
          <table:table-cell office:value-type="string" office:string-value="" table:formula="of:=IF(['SoMi-Liste'.AL20]=&quot;e&quot;;['SoMi-Liste'.AL$2];&quot;&quot;)" table:style-name="ce1"/>
          <table:table-cell office:value-type="string" office:string-value="" table:formula="of:=IF(['SoMi-Liste'.AM20]=&quot;e&quot;;['SoMi-Liste'.AM$2];&quot;&quot;)" table:style-name="ce1"/>
          <table:table-cell office:value-type="string" office:string-value="" table:formula="of:=IF(['SoMi-Liste'.AN20]=&quot;e&quot;;['SoMi-Liste'.AN$2];&quot;&quot;)" table:style-name="ce1"/>
          <table:table-cell office:value-type="string" office:string-value="" table:formula="of:=IF(['SoMi-Liste'.AO20]=&quot;e&quot;;['SoMi-Liste'.AO$2];&quot;&quot;)" table:style-name="ce1"/>
          <table:table-cell office:value-type="string" office:string-value="" table:formula="of:=IF(['SoMi-Liste'.AP20]=&quot;e&quot;;['SoMi-Liste'.AP$2];&quot;&quot;)" table:style-name="ce1"/>
          <table:table-cell office:value-type="string" office:string-value="" table:formula="of:=IF(['SoMi-Liste'.AQ20]=&quot;e&quot;;['SoMi-Liste'.AQ$2];&quot;&quot;)" table:style-name="ce1"/>
          <table:table-cell office:value-type="string" office:string-value="" table:formula="of:=IF(['SoMi-Liste'.AR20]=&quot;e&quot;;['SoMi-Liste'.AR$2];&quot;&quot;)" table:style-name="ce1"/>
          <table:table-cell office:value-type="string" office:string-value="" table:formula="of:=IF(['SoMi-Liste'.AS20]=&quot;e&quot;;['SoMi-Liste'.AS$2];&quot;&quot;)" table:style-name="ce1"/>
          <table:table-cell office:value-type="string" office:string-value="" table:formula="of:=IF(['SoMi-Liste'.AT20]=&quot;e&quot;;['SoMi-Liste'.AT$2];&quot;&quot;)" table:style-name="ce1"/>
          <table:table-cell office:value-type="string" office:string-value="" table:formula="of:=IF(['SoMi-Liste'.AU20]=&quot;e&quot;;['SoMi-Liste'.AU$2];&quot;&quot;)" table:style-name="ce1"/>
          <table:table-cell office:value-type="string" office:string-value="" table:formula="of:=IF(['SoMi-Liste'.AV20]=&quot;e&quot;;['SoMi-Liste'.AV$2];&quot;&quot;)" table:style-name="ce1"/>
          <table:table-cell office:value-type="string" office:string-value="" table:formula="of:=IF(['SoMi-Liste'.AW20]=&quot;e&quot;;['SoMi-Liste'.AW$2];&quot;&quot;)" table:style-name="ce1"/>
          <table:table-cell office:value-type="string" office:string-value="" table:formula="of:=IF(['SoMi-Liste'.AX20]=&quot;e&quot;;['SoMi-Liste'.AX$2];&quot;&quot;)" table:style-name="ce1"/>
          <table:table-cell office:value-type="string" office:string-value="" table:formula="of:=IF(['SoMi-Liste'.AY20]=&quot;e&quot;;['SoMi-Liste'.AY$2];&quot;&quot;)" table:style-name="ce1"/>
          <table:table-cell table:number-columns-repeated="3" table:style-name="ce2"/>
          <table:table-cell office:value-type="float" office:value="0" table:formula="of:=SUM([.AA61:.AX61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1]" table:style-name="ce1"/>
          <table:table-cell office:value-type="string" office:string-value="" table:formula="of:=IF(['SoMi-Liste'.C21]=&quot;e&quot;;['SoMi-Liste'.C$2];&quot;&quot;)" table:style-name="ce1"/>
          <table:table-cell office:value-type="string" office:string-value="" table:formula="of:=IF(['SoMi-Liste'.D21]=&quot;e&quot;;['SoMi-Liste'.D$2];&quot;&quot;)" table:style-name="ce1"/>
          <table:table-cell office:value-type="string" office:string-value="" table:formula="of:=IF(['SoMi-Liste'.E21]=&quot;e&quot;;['SoMi-Liste'.E$2];&quot;&quot;)" table:style-name="ce1"/>
          <table:table-cell office:value-type="string" office:string-value="" table:formula="of:=IF(['SoMi-Liste'.F21]=&quot;e&quot;;['SoMi-Liste'.F$2];&quot;&quot;)" table:style-name="ce1"/>
          <table:table-cell office:value-type="string" office:string-value="" table:formula="of:=IF(['SoMi-Liste'.G21]=&quot;e&quot;;['SoMi-Liste'.G$2];&quot;&quot;)" table:style-name="ce1"/>
          <table:table-cell office:value-type="string" office:string-value="" table:formula="of:=IF(['SoMi-Liste'.H21]=&quot;e&quot;;['SoMi-Liste'.H$2];&quot;&quot;)" table:style-name="ce1"/>
          <table:table-cell office:value-type="string" office:string-value="" table:formula="of:=IF(['SoMi-Liste'.I21]=&quot;e&quot;;['SoMi-Liste'.I$2];&quot;&quot;)" table:style-name="ce1"/>
          <table:table-cell office:value-type="string" office:string-value="" table:formula="of:=IF(['SoMi-Liste'.J21]=&quot;e&quot;;['SoMi-Liste'.J$2];&quot;&quot;)" table:style-name="ce1"/>
          <table:table-cell office:value-type="string" office:string-value="" table:formula="of:=IF(['SoMi-Liste'.K21]=&quot;e&quot;;['SoMi-Liste'.K$2];&quot;&quot;)" table:style-name="ce1"/>
          <table:table-cell office:value-type="string" office:string-value="" table:formula="of:=IF(['SoMi-Liste'.L21]=&quot;e&quot;;['SoMi-Liste'.L$2];&quot;&quot;)" table:style-name="ce1"/>
          <table:table-cell office:value-type="string" office:string-value="" table:formula="of:=IF(['SoMi-Liste'.M21]=&quot;e&quot;;['SoMi-Liste'.M$2];&quot;&quot;)" table:style-name="ce1"/>
          <table:table-cell office:value-type="string" office:string-value="" table:formula="of:=IF(['SoMi-Liste'.N21]=&quot;e&quot;;['SoMi-Liste'.N$2];&quot;&quot;)" table:style-name="ce1"/>
          <table:table-cell office:value-type="string" office:string-value="" table:formula="of:=IF(['SoMi-Liste'.O21]=&quot;e&quot;;['SoMi-Liste'.O$2];&quot;&quot;)" table:style-name="ce1"/>
          <table:table-cell office:value-type="string" office:string-value="" table:formula="of:=IF(['SoMi-Liste'.P21]=&quot;e&quot;;['SoMi-Liste'.P$2];&quot;&quot;)" table:style-name="ce1"/>
          <table:table-cell office:value-type="string" office:string-value="" table:formula="of:=IF(['SoMi-Liste'.Q21]=&quot;e&quot;;['SoMi-Liste'.Q$2];&quot;&quot;)" table:style-name="ce1"/>
          <table:table-cell office:value-type="string" office:string-value="" table:formula="of:=IF(['SoMi-Liste'.R21]=&quot;e&quot;;['SoMi-Liste'.R$2];&quot;&quot;)" table:style-name="ce1"/>
          <table:table-cell office:value-type="string" office:string-value="" table:formula="of:=IF(['SoMi-Liste'.S21]=&quot;e&quot;;['SoMi-Liste'.S$2];&quot;&quot;)" table:style-name="ce1"/>
          <table:table-cell office:value-type="string" office:string-value="" table:formula="of:=IF(['SoMi-Liste'.T21]=&quot;e&quot;;['SoMi-Liste'.T$2];&quot;&quot;)" table:style-name="ce1"/>
          <table:table-cell office:value-type="string" office:string-value="" table:formula="of:=IF(['SoMi-Liste'.U21]=&quot;e&quot;;['SoMi-Liste'.U$2];&quot;&quot;)" table:style-name="ce1"/>
          <table:table-cell office:value-type="string" office:string-value="" table:formula="of:=IF(['SoMi-Liste'.V21]=&quot;e&quot;;['SoMi-Liste'.V$2];&quot;&quot;)" table:style-name="ce1"/>
          <table:table-cell office:value-type="string" office:string-value="" table:formula="of:=IF(['SoMi-Liste'.W21]=&quot;e&quot;;['SoMi-Liste'.W$2];&quot;&quot;)" table:style-name="ce1"/>
          <table:table-cell table:number-columns-repeated="2" table:style-name="ce2"/>
          <table:table-cell office:value-type="float" office:value="0" table:formula="of:=SUM([.B62:.X62])" table:style-name="ce1">
            <text:p>0</text:p>
          </table:table-cell>
          <table:table-cell office:value-type="string" office:string-value="" table:formula="of:=['SoMi-Liste'.AD21]" table:style-name="ce1"/>
          <table:table-cell office:value-type="string" office:string-value="" table:formula="of:=IF(['SoMi-Liste'.AE21]=&quot;e&quot;;['SoMi-Liste'.AE$2];&quot;&quot;)" table:style-name="ce1"/>
          <table:table-cell office:value-type="string" office:string-value="" table:formula="of:=IF(['SoMi-Liste'.AF21]=&quot;e&quot;;['SoMi-Liste'.AF$2];&quot;&quot;)" table:style-name="ce1"/>
          <table:table-cell office:value-type="string" office:string-value="" table:formula="of:=IF(['SoMi-Liste'.AG21]=&quot;e&quot;;['SoMi-Liste'.AG$2];&quot;&quot;)" table:style-name="ce1"/>
          <table:table-cell office:value-type="string" office:string-value="" table:formula="of:=IF(['SoMi-Liste'.AH21]=&quot;e&quot;;['SoMi-Liste'.AH$2];&quot;&quot;)" table:style-name="ce1"/>
          <table:table-cell office:value-type="string" office:string-value="" table:formula="of:=IF(['SoMi-Liste'.AI21]=&quot;e&quot;;['SoMi-Liste'.AI$2];&quot;&quot;)" table:style-name="ce1"/>
          <table:table-cell office:value-type="string" office:string-value="" table:formula="of:=IF(['SoMi-Liste'.AJ21]=&quot;e&quot;;['SoMi-Liste'.AJ$2];&quot;&quot;)" table:style-name="ce1"/>
          <table:table-cell office:value-type="string" office:string-value="" table:formula="of:=IF(['SoMi-Liste'.AK21]=&quot;e&quot;;['SoMi-Liste'.AK$2];&quot;&quot;)" table:style-name="ce1"/>
          <table:table-cell office:value-type="string" office:string-value="" table:formula="of:=IF(['SoMi-Liste'.AL21]=&quot;e&quot;;['SoMi-Liste'.AL$2];&quot;&quot;)" table:style-name="ce1"/>
          <table:table-cell office:value-type="string" office:string-value="" table:formula="of:=IF(['SoMi-Liste'.AM21]=&quot;e&quot;;['SoMi-Liste'.AM$2];&quot;&quot;)" table:style-name="ce1"/>
          <table:table-cell office:value-type="string" office:string-value="" table:formula="of:=IF(['SoMi-Liste'.AN21]=&quot;e&quot;;['SoMi-Liste'.AN$2];&quot;&quot;)" table:style-name="ce1"/>
          <table:table-cell office:value-type="string" office:string-value="" table:formula="of:=IF(['SoMi-Liste'.AO21]=&quot;e&quot;;['SoMi-Liste'.AO$2];&quot;&quot;)" table:style-name="ce1"/>
          <table:table-cell office:value-type="string" office:string-value="" table:formula="of:=IF(['SoMi-Liste'.AP21]=&quot;e&quot;;['SoMi-Liste'.AP$2];&quot;&quot;)" table:style-name="ce1"/>
          <table:table-cell office:value-type="string" office:string-value="" table:formula="of:=IF(['SoMi-Liste'.AQ21]=&quot;e&quot;;['SoMi-Liste'.AQ$2];&quot;&quot;)" table:style-name="ce1"/>
          <table:table-cell office:value-type="string" office:string-value="" table:formula="of:=IF(['SoMi-Liste'.AR21]=&quot;e&quot;;['SoMi-Liste'.AR$2];&quot;&quot;)" table:style-name="ce1"/>
          <table:table-cell office:value-type="string" office:string-value="" table:formula="of:=IF(['SoMi-Liste'.AS21]=&quot;e&quot;;['SoMi-Liste'.AS$2];&quot;&quot;)" table:style-name="ce1"/>
          <table:table-cell office:value-type="string" office:string-value="" table:formula="of:=IF(['SoMi-Liste'.AT21]=&quot;e&quot;;['SoMi-Liste'.AT$2];&quot;&quot;)" table:style-name="ce1"/>
          <table:table-cell office:value-type="string" office:string-value="" table:formula="of:=IF(['SoMi-Liste'.AU21]=&quot;e&quot;;['SoMi-Liste'.AU$2];&quot;&quot;)" table:style-name="ce1"/>
          <table:table-cell office:value-type="string" office:string-value="" table:formula="of:=IF(['SoMi-Liste'.AV21]=&quot;e&quot;;['SoMi-Liste'.AV$2];&quot;&quot;)" table:style-name="ce1"/>
          <table:table-cell office:value-type="string" office:string-value="" table:formula="of:=IF(['SoMi-Liste'.AW21]=&quot;e&quot;;['SoMi-Liste'.AW$2];&quot;&quot;)" table:style-name="ce1"/>
          <table:table-cell office:value-type="string" office:string-value="" table:formula="of:=IF(['SoMi-Liste'.AX21]=&quot;e&quot;;['SoMi-Liste'.AX$2];&quot;&quot;)" table:style-name="ce1"/>
          <table:table-cell office:value-type="string" office:string-value="" table:formula="of:=IF(['SoMi-Liste'.AY21]=&quot;e&quot;;['SoMi-Liste'.AY$2];&quot;&quot;)" table:style-name="ce1"/>
          <table:table-cell table:number-columns-repeated="3" table:style-name="ce2"/>
          <table:table-cell office:value-type="float" office:value="0" table:formula="of:=SUM([.AA62:.AX62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2]" table:style-name="ce1"/>
          <table:table-cell office:value-type="string" office:string-value="" table:formula="of:=IF(['SoMi-Liste'.C22]=&quot;e&quot;;['SoMi-Liste'.C$2];&quot;&quot;)" table:style-name="ce1"/>
          <table:table-cell office:value-type="string" office:string-value="" table:formula="of:=IF(['SoMi-Liste'.D22]=&quot;e&quot;;['SoMi-Liste'.D$2];&quot;&quot;)" table:style-name="ce1"/>
          <table:table-cell office:value-type="string" office:string-value="" table:formula="of:=IF(['SoMi-Liste'.E22]=&quot;e&quot;;['SoMi-Liste'.E$2];&quot;&quot;)" table:style-name="ce1"/>
          <table:table-cell office:value-type="string" office:string-value="" table:formula="of:=IF(['SoMi-Liste'.F22]=&quot;e&quot;;['SoMi-Liste'.F$2];&quot;&quot;)" table:style-name="ce1"/>
          <table:table-cell office:value-type="string" office:string-value="" table:formula="of:=IF(['SoMi-Liste'.G22]=&quot;e&quot;;['SoMi-Liste'.G$2];&quot;&quot;)" table:style-name="ce1"/>
          <table:table-cell office:value-type="string" office:string-value="" table:formula="of:=IF(['SoMi-Liste'.H22]=&quot;e&quot;;['SoMi-Liste'.H$2];&quot;&quot;)" table:style-name="ce1"/>
          <table:table-cell office:value-type="string" office:string-value="" table:formula="of:=IF(['SoMi-Liste'.I22]=&quot;e&quot;;['SoMi-Liste'.I$2];&quot;&quot;)" table:style-name="ce1"/>
          <table:table-cell office:value-type="string" office:string-value="" table:formula="of:=IF(['SoMi-Liste'.J22]=&quot;e&quot;;['SoMi-Liste'.J$2];&quot;&quot;)" table:style-name="ce1"/>
          <table:table-cell office:value-type="string" office:string-value="" table:formula="of:=IF(['SoMi-Liste'.K22]=&quot;e&quot;;['SoMi-Liste'.K$2];&quot;&quot;)" table:style-name="ce1"/>
          <table:table-cell office:value-type="string" office:string-value="" table:formula="of:=IF(['SoMi-Liste'.L22]=&quot;e&quot;;['SoMi-Liste'.L$2];&quot;&quot;)" table:style-name="ce1"/>
          <table:table-cell office:value-type="string" office:string-value="" table:formula="of:=IF(['SoMi-Liste'.M22]=&quot;e&quot;;['SoMi-Liste'.M$2];&quot;&quot;)" table:style-name="ce1"/>
          <table:table-cell office:value-type="string" office:string-value="" table:formula="of:=IF(['SoMi-Liste'.N22]=&quot;e&quot;;['SoMi-Liste'.N$2];&quot;&quot;)" table:style-name="ce1"/>
          <table:table-cell office:value-type="string" office:string-value="" table:formula="of:=IF(['SoMi-Liste'.O22]=&quot;e&quot;;['SoMi-Liste'.O$2];&quot;&quot;)" table:style-name="ce1"/>
          <table:table-cell office:value-type="string" office:string-value="" table:formula="of:=IF(['SoMi-Liste'.P22]=&quot;e&quot;;['SoMi-Liste'.P$2];&quot;&quot;)" table:style-name="ce1"/>
          <table:table-cell office:value-type="string" office:string-value="" table:formula="of:=IF(['SoMi-Liste'.Q22]=&quot;e&quot;;['SoMi-Liste'.Q$2];&quot;&quot;)" table:style-name="ce1"/>
          <table:table-cell office:value-type="string" office:string-value="" table:formula="of:=IF(['SoMi-Liste'.R22]=&quot;e&quot;;['SoMi-Liste'.R$2];&quot;&quot;)" table:style-name="ce1"/>
          <table:table-cell office:value-type="string" office:string-value="" table:formula="of:=IF(['SoMi-Liste'.S22]=&quot;e&quot;;['SoMi-Liste'.S$2];&quot;&quot;)" table:style-name="ce1"/>
          <table:table-cell office:value-type="string" office:string-value="" table:formula="of:=IF(['SoMi-Liste'.T22]=&quot;e&quot;;['SoMi-Liste'.T$2];&quot;&quot;)" table:style-name="ce1"/>
          <table:table-cell office:value-type="string" office:string-value="" table:formula="of:=IF(['SoMi-Liste'.U22]=&quot;e&quot;;['SoMi-Liste'.U$2];&quot;&quot;)" table:style-name="ce1"/>
          <table:table-cell office:value-type="string" office:string-value="" table:formula="of:=IF(['SoMi-Liste'.V22]=&quot;e&quot;;['SoMi-Liste'.V$2];&quot;&quot;)" table:style-name="ce1"/>
          <table:table-cell office:value-type="string" office:string-value="" table:formula="of:=IF(['SoMi-Liste'.W22]=&quot;e&quot;;['SoMi-Liste'.W$2];&quot;&quot;)" table:style-name="ce1"/>
          <table:table-cell table:number-columns-repeated="2" table:style-name="ce2"/>
          <table:table-cell office:value-type="float" office:value="0" table:formula="of:=SUM([.B63:.X63])" table:style-name="ce1">
            <text:p>0</text:p>
          </table:table-cell>
          <table:table-cell office:value-type="string" office:string-value="" table:formula="of:=['SoMi-Liste'.AD22]" table:style-name="ce1"/>
          <table:table-cell office:value-type="string" office:string-value="" table:formula="of:=IF(['SoMi-Liste'.AE22]=&quot;e&quot;;['SoMi-Liste'.AE$2];&quot;&quot;)" table:style-name="ce1"/>
          <table:table-cell office:value-type="string" office:string-value="" table:formula="of:=IF(['SoMi-Liste'.AF22]=&quot;e&quot;;['SoMi-Liste'.AF$2];&quot;&quot;)" table:style-name="ce1"/>
          <table:table-cell office:value-type="string" office:string-value="" table:formula="of:=IF(['SoMi-Liste'.AG22]=&quot;e&quot;;['SoMi-Liste'.AG$2];&quot;&quot;)" table:style-name="ce1"/>
          <table:table-cell office:value-type="string" office:string-value="" table:formula="of:=IF(['SoMi-Liste'.AH22]=&quot;e&quot;;['SoMi-Liste'.AH$2];&quot;&quot;)" table:style-name="ce1"/>
          <table:table-cell office:value-type="string" office:string-value="" table:formula="of:=IF(['SoMi-Liste'.AI22]=&quot;e&quot;;['SoMi-Liste'.AI$2];&quot;&quot;)" table:style-name="ce1"/>
          <table:table-cell office:value-type="string" office:string-value="" table:formula="of:=IF(['SoMi-Liste'.AJ22]=&quot;e&quot;;['SoMi-Liste'.AJ$2];&quot;&quot;)" table:style-name="ce1"/>
          <table:table-cell office:value-type="string" office:string-value="" table:formula="of:=IF(['SoMi-Liste'.AK22]=&quot;e&quot;;['SoMi-Liste'.AK$2];&quot;&quot;)" table:style-name="ce1"/>
          <table:table-cell office:value-type="string" office:string-value="" table:formula="of:=IF(['SoMi-Liste'.AL22]=&quot;e&quot;;['SoMi-Liste'.AL$2];&quot;&quot;)" table:style-name="ce1"/>
          <table:table-cell office:value-type="string" office:string-value="" table:formula="of:=IF(['SoMi-Liste'.AM22]=&quot;e&quot;;['SoMi-Liste'.AM$2];&quot;&quot;)" table:style-name="ce1"/>
          <table:table-cell office:value-type="string" office:string-value="" table:formula="of:=IF(['SoMi-Liste'.AN22]=&quot;e&quot;;['SoMi-Liste'.AN$2];&quot;&quot;)" table:style-name="ce1"/>
          <table:table-cell office:value-type="string" office:string-value="" table:formula="of:=IF(['SoMi-Liste'.AO22]=&quot;e&quot;;['SoMi-Liste'.AO$2];&quot;&quot;)" table:style-name="ce1"/>
          <table:table-cell office:value-type="string" office:string-value="" table:formula="of:=IF(['SoMi-Liste'.AP22]=&quot;e&quot;;['SoMi-Liste'.AP$2];&quot;&quot;)" table:style-name="ce1"/>
          <table:table-cell office:value-type="string" office:string-value="" table:formula="of:=IF(['SoMi-Liste'.AQ22]=&quot;e&quot;;['SoMi-Liste'.AQ$2];&quot;&quot;)" table:style-name="ce1"/>
          <table:table-cell office:value-type="string" office:string-value="" table:formula="of:=IF(['SoMi-Liste'.AR22]=&quot;e&quot;;['SoMi-Liste'.AR$2];&quot;&quot;)" table:style-name="ce1"/>
          <table:table-cell office:value-type="string" office:string-value="" table:formula="of:=IF(['SoMi-Liste'.AS22]=&quot;e&quot;;['SoMi-Liste'.AS$2];&quot;&quot;)" table:style-name="ce1"/>
          <table:table-cell office:value-type="string" office:string-value="" table:formula="of:=IF(['SoMi-Liste'.AT22]=&quot;e&quot;;['SoMi-Liste'.AT$2];&quot;&quot;)" table:style-name="ce1"/>
          <table:table-cell office:value-type="string" office:string-value="" table:formula="of:=IF(['SoMi-Liste'.AU22]=&quot;e&quot;;['SoMi-Liste'.AU$2];&quot;&quot;)" table:style-name="ce1"/>
          <table:table-cell office:value-type="string" office:string-value="" table:formula="of:=IF(['SoMi-Liste'.AV22]=&quot;e&quot;;['SoMi-Liste'.AV$2];&quot;&quot;)" table:style-name="ce1"/>
          <table:table-cell office:value-type="string" office:string-value="" table:formula="of:=IF(['SoMi-Liste'.AW22]=&quot;e&quot;;['SoMi-Liste'.AW$2];&quot;&quot;)" table:style-name="ce1"/>
          <table:table-cell office:value-type="string" office:string-value="" table:formula="of:=IF(['SoMi-Liste'.AX22]=&quot;e&quot;;['SoMi-Liste'.AX$2];&quot;&quot;)" table:style-name="ce1"/>
          <table:table-cell office:value-type="string" office:string-value="" table:formula="of:=IF(['SoMi-Liste'.AY22]=&quot;e&quot;;['SoMi-Liste'.AY$2];&quot;&quot;)" table:style-name="ce1"/>
          <table:table-cell table:number-columns-repeated="3" table:style-name="ce2"/>
          <table:table-cell office:value-type="float" office:value="0" table:formula="of:=SUM([.AA63:.AX63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3]" table:style-name="ce1"/>
          <table:table-cell office:value-type="string" office:string-value="" table:formula="of:=IF(['SoMi-Liste'.C23]=&quot;e&quot;;['SoMi-Liste'.C$2];&quot;&quot;)" table:style-name="ce1"/>
          <table:table-cell office:value-type="string" office:string-value="" table:formula="of:=IF(['SoMi-Liste'.D23]=&quot;e&quot;;['SoMi-Liste'.D$2];&quot;&quot;)" table:style-name="ce1"/>
          <table:table-cell office:value-type="string" office:string-value="" table:formula="of:=IF(['SoMi-Liste'.E23]=&quot;e&quot;;['SoMi-Liste'.E$2];&quot;&quot;)" table:style-name="ce1"/>
          <table:table-cell office:value-type="string" office:string-value="" table:formula="of:=IF(['SoMi-Liste'.F23]=&quot;e&quot;;['SoMi-Liste'.F$2];&quot;&quot;)" table:style-name="ce1"/>
          <table:table-cell office:value-type="string" office:string-value="" table:formula="of:=IF(['SoMi-Liste'.G23]=&quot;e&quot;;['SoMi-Liste'.G$2];&quot;&quot;)" table:style-name="ce1"/>
          <table:table-cell office:value-type="string" office:string-value="" table:formula="of:=IF(['SoMi-Liste'.H23]=&quot;e&quot;;['SoMi-Liste'.H$2];&quot;&quot;)" table:style-name="ce1"/>
          <table:table-cell office:value-type="string" office:string-value="" table:formula="of:=IF(['SoMi-Liste'.I23]=&quot;e&quot;;['SoMi-Liste'.I$2];&quot;&quot;)" table:style-name="ce1"/>
          <table:table-cell office:value-type="string" office:string-value="" table:formula="of:=IF(['SoMi-Liste'.J23]=&quot;e&quot;;['SoMi-Liste'.J$2];&quot;&quot;)" table:style-name="ce1"/>
          <table:table-cell office:value-type="string" office:string-value="" table:formula="of:=IF(['SoMi-Liste'.K23]=&quot;e&quot;;['SoMi-Liste'.K$2];&quot;&quot;)" table:style-name="ce1"/>
          <table:table-cell office:value-type="string" office:string-value="" table:formula="of:=IF(['SoMi-Liste'.L23]=&quot;e&quot;;['SoMi-Liste'.L$2];&quot;&quot;)" table:style-name="ce1"/>
          <table:table-cell office:value-type="string" office:string-value="" table:formula="of:=IF(['SoMi-Liste'.M23]=&quot;e&quot;;['SoMi-Liste'.M$2];&quot;&quot;)" table:style-name="ce1"/>
          <table:table-cell office:value-type="string" office:string-value="" table:formula="of:=IF(['SoMi-Liste'.N23]=&quot;e&quot;;['SoMi-Liste'.N$2];&quot;&quot;)" table:style-name="ce1"/>
          <table:table-cell office:value-type="string" office:string-value="" table:formula="of:=IF(['SoMi-Liste'.O23]=&quot;e&quot;;['SoMi-Liste'.O$2];&quot;&quot;)" table:style-name="ce1"/>
          <table:table-cell office:value-type="string" office:string-value="" table:formula="of:=IF(['SoMi-Liste'.P23]=&quot;e&quot;;['SoMi-Liste'.P$2];&quot;&quot;)" table:style-name="ce1"/>
          <table:table-cell office:value-type="string" office:string-value="" table:formula="of:=IF(['SoMi-Liste'.Q23]=&quot;e&quot;;['SoMi-Liste'.Q$2];&quot;&quot;)" table:style-name="ce1"/>
          <table:table-cell office:value-type="string" office:string-value="" table:formula="of:=IF(['SoMi-Liste'.R23]=&quot;e&quot;;['SoMi-Liste'.R$2];&quot;&quot;)" table:style-name="ce1"/>
          <table:table-cell office:value-type="string" office:string-value="" table:formula="of:=IF(['SoMi-Liste'.S23]=&quot;e&quot;;['SoMi-Liste'.S$2];&quot;&quot;)" table:style-name="ce1"/>
          <table:table-cell office:value-type="string" office:string-value="" table:formula="of:=IF(['SoMi-Liste'.T23]=&quot;e&quot;;['SoMi-Liste'.T$2];&quot;&quot;)" table:style-name="ce1"/>
          <table:table-cell office:value-type="string" office:string-value="" table:formula="of:=IF(['SoMi-Liste'.U23]=&quot;e&quot;;['SoMi-Liste'.U$2];&quot;&quot;)" table:style-name="ce1"/>
          <table:table-cell office:value-type="string" office:string-value="" table:formula="of:=IF(['SoMi-Liste'.V23]=&quot;e&quot;;['SoMi-Liste'.V$2];&quot;&quot;)" table:style-name="ce1"/>
          <table:table-cell office:value-type="string" office:string-value="" table:formula="of:=IF(['SoMi-Liste'.W23]=&quot;e&quot;;['SoMi-Liste'.W$2];&quot;&quot;)" table:style-name="ce1"/>
          <table:table-cell table:number-columns-repeated="2" table:style-name="ce2"/>
          <table:table-cell office:value-type="float" office:value="0" table:formula="of:=SUM([.B64:.X64])" table:style-name="ce1">
            <text:p>0</text:p>
          </table:table-cell>
          <table:table-cell office:value-type="string" office:string-value="" table:formula="of:=['SoMi-Liste'.AD23]" table:style-name="ce1"/>
          <table:table-cell office:value-type="string" office:string-value="" table:formula="of:=IF(['SoMi-Liste'.AE23]=&quot;e&quot;;['SoMi-Liste'.AE$2];&quot;&quot;)" table:style-name="ce1"/>
          <table:table-cell office:value-type="string" office:string-value="" table:formula="of:=IF(['SoMi-Liste'.AF23]=&quot;e&quot;;['SoMi-Liste'.AF$2];&quot;&quot;)" table:style-name="ce1"/>
          <table:table-cell office:value-type="string" office:string-value="" table:formula="of:=IF(['SoMi-Liste'.AG23]=&quot;e&quot;;['SoMi-Liste'.AG$2];&quot;&quot;)" table:style-name="ce1"/>
          <table:table-cell office:value-type="string" office:string-value="" table:formula="of:=IF(['SoMi-Liste'.AH23]=&quot;e&quot;;['SoMi-Liste'.AH$2];&quot;&quot;)" table:style-name="ce1"/>
          <table:table-cell office:value-type="string" office:string-value="" table:formula="of:=IF(['SoMi-Liste'.AI23]=&quot;e&quot;;['SoMi-Liste'.AI$2];&quot;&quot;)" table:style-name="ce1"/>
          <table:table-cell office:value-type="string" office:string-value="" table:formula="of:=IF(['SoMi-Liste'.AJ23]=&quot;e&quot;;['SoMi-Liste'.AJ$2];&quot;&quot;)" table:style-name="ce1"/>
          <table:table-cell office:value-type="string" office:string-value="" table:formula="of:=IF(['SoMi-Liste'.AK23]=&quot;e&quot;;['SoMi-Liste'.AK$2];&quot;&quot;)" table:style-name="ce1"/>
          <table:table-cell office:value-type="string" office:string-value="" table:formula="of:=IF(['SoMi-Liste'.AL23]=&quot;e&quot;;['SoMi-Liste'.AL$2];&quot;&quot;)" table:style-name="ce1"/>
          <table:table-cell office:value-type="string" office:string-value="" table:formula="of:=IF(['SoMi-Liste'.AM23]=&quot;e&quot;;['SoMi-Liste'.AM$2];&quot;&quot;)" table:style-name="ce1"/>
          <table:table-cell office:value-type="string" office:string-value="" table:formula="of:=IF(['SoMi-Liste'.AN23]=&quot;e&quot;;['SoMi-Liste'.AN$2];&quot;&quot;)" table:style-name="ce1"/>
          <table:table-cell office:value-type="string" office:string-value="" table:formula="of:=IF(['SoMi-Liste'.AO23]=&quot;e&quot;;['SoMi-Liste'.AO$2];&quot;&quot;)" table:style-name="ce1"/>
          <table:table-cell office:value-type="string" office:string-value="" table:formula="of:=IF(['SoMi-Liste'.AP23]=&quot;e&quot;;['SoMi-Liste'.AP$2];&quot;&quot;)" table:style-name="ce1"/>
          <table:table-cell office:value-type="string" office:string-value="" table:formula="of:=IF(['SoMi-Liste'.AQ23]=&quot;e&quot;;['SoMi-Liste'.AQ$2];&quot;&quot;)" table:style-name="ce1"/>
          <table:table-cell office:value-type="string" office:string-value="" table:formula="of:=IF(['SoMi-Liste'.AR23]=&quot;e&quot;;['SoMi-Liste'.AR$2];&quot;&quot;)" table:style-name="ce1"/>
          <table:table-cell office:value-type="string" office:string-value="" table:formula="of:=IF(['SoMi-Liste'.AS23]=&quot;e&quot;;['SoMi-Liste'.AS$2];&quot;&quot;)" table:style-name="ce1"/>
          <table:table-cell office:value-type="string" office:string-value="" table:formula="of:=IF(['SoMi-Liste'.AT23]=&quot;e&quot;;['SoMi-Liste'.AT$2];&quot;&quot;)" table:style-name="ce1"/>
          <table:table-cell office:value-type="string" office:string-value="" table:formula="of:=IF(['SoMi-Liste'.AU23]=&quot;e&quot;;['SoMi-Liste'.AU$2];&quot;&quot;)" table:style-name="ce1"/>
          <table:table-cell office:value-type="string" office:string-value="" table:formula="of:=IF(['SoMi-Liste'.AV23]=&quot;e&quot;;['SoMi-Liste'.AV$2];&quot;&quot;)" table:style-name="ce1"/>
          <table:table-cell office:value-type="string" office:string-value="" table:formula="of:=IF(['SoMi-Liste'.AW23]=&quot;e&quot;;['SoMi-Liste'.AW$2];&quot;&quot;)" table:style-name="ce1"/>
          <table:table-cell office:value-type="string" office:string-value="" table:formula="of:=IF(['SoMi-Liste'.AX23]=&quot;e&quot;;['SoMi-Liste'.AX$2];&quot;&quot;)" table:style-name="ce1"/>
          <table:table-cell office:value-type="string" office:string-value="" table:formula="of:=IF(['SoMi-Liste'.AY23]=&quot;e&quot;;['SoMi-Liste'.AY$2];&quot;&quot;)" table:style-name="ce1"/>
          <table:table-cell table:number-columns-repeated="3" table:style-name="ce2"/>
          <table:table-cell office:value-type="float" office:value="0" table:formula="of:=SUM([.AA64:.AX6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4]" table:style-name="ce1"/>
          <table:table-cell office:value-type="string" office:string-value="" table:formula="of:=IF(['SoMi-Liste'.C24]=&quot;e&quot;;['SoMi-Liste'.C$2];&quot;&quot;)" table:style-name="ce1"/>
          <table:table-cell office:value-type="string" office:string-value="" table:formula="of:=IF(['SoMi-Liste'.D24]=&quot;e&quot;;['SoMi-Liste'.D$2];&quot;&quot;)" table:style-name="ce1"/>
          <table:table-cell office:value-type="string" office:string-value="" table:formula="of:=IF(['SoMi-Liste'.E24]=&quot;e&quot;;['SoMi-Liste'.E$2];&quot;&quot;)" table:style-name="ce1"/>
          <table:table-cell office:value-type="string" office:string-value="" table:formula="of:=IF(['SoMi-Liste'.F24]=&quot;e&quot;;['SoMi-Liste'.F$2];&quot;&quot;)" table:style-name="ce1"/>
          <table:table-cell office:value-type="string" office:string-value="" table:formula="of:=IF(['SoMi-Liste'.G24]=&quot;e&quot;;['SoMi-Liste'.G$2];&quot;&quot;)" table:style-name="ce1"/>
          <table:table-cell office:value-type="string" office:string-value="" table:formula="of:=IF(['SoMi-Liste'.H24]=&quot;e&quot;;['SoMi-Liste'.H$2];&quot;&quot;)" table:style-name="ce1"/>
          <table:table-cell office:value-type="string" office:string-value="" table:formula="of:=IF(['SoMi-Liste'.I24]=&quot;e&quot;;['SoMi-Liste'.I$2];&quot;&quot;)" table:style-name="ce1"/>
          <table:table-cell office:value-type="string" office:string-value="" table:formula="of:=IF(['SoMi-Liste'.J24]=&quot;e&quot;;['SoMi-Liste'.J$2];&quot;&quot;)" table:style-name="ce1"/>
          <table:table-cell office:value-type="string" office:string-value="" table:formula="of:=IF(['SoMi-Liste'.K24]=&quot;e&quot;;['SoMi-Liste'.K$2];&quot;&quot;)" table:style-name="ce1"/>
          <table:table-cell office:value-type="string" office:string-value="" table:formula="of:=IF(['SoMi-Liste'.L24]=&quot;e&quot;;['SoMi-Liste'.L$2];&quot;&quot;)" table:style-name="ce1"/>
          <table:table-cell office:value-type="string" office:string-value="" table:formula="of:=IF(['SoMi-Liste'.M24]=&quot;e&quot;;['SoMi-Liste'.M$2];&quot;&quot;)" table:style-name="ce1"/>
          <table:table-cell office:value-type="string" office:string-value="" table:formula="of:=IF(['SoMi-Liste'.N24]=&quot;e&quot;;['SoMi-Liste'.N$2];&quot;&quot;)" table:style-name="ce1"/>
          <table:table-cell office:value-type="string" office:string-value="" table:formula="of:=IF(['SoMi-Liste'.O24]=&quot;e&quot;;['SoMi-Liste'.O$2];&quot;&quot;)" table:style-name="ce1"/>
          <table:table-cell office:value-type="string" office:string-value="" table:formula="of:=IF(['SoMi-Liste'.P24]=&quot;e&quot;;['SoMi-Liste'.P$2];&quot;&quot;)" table:style-name="ce1"/>
          <table:table-cell office:value-type="string" office:string-value="" table:formula="of:=IF(['SoMi-Liste'.Q24]=&quot;e&quot;;['SoMi-Liste'.Q$2];&quot;&quot;)" table:style-name="ce1"/>
          <table:table-cell office:value-type="string" office:string-value="" table:formula="of:=IF(['SoMi-Liste'.R24]=&quot;e&quot;;['SoMi-Liste'.R$2];&quot;&quot;)" table:style-name="ce1"/>
          <table:table-cell office:value-type="string" office:string-value="" table:formula="of:=IF(['SoMi-Liste'.S24]=&quot;e&quot;;['SoMi-Liste'.S$2];&quot;&quot;)" table:style-name="ce1"/>
          <table:table-cell office:value-type="string" office:string-value="" table:formula="of:=IF(['SoMi-Liste'.T24]=&quot;e&quot;;['SoMi-Liste'.T$2];&quot;&quot;)" table:style-name="ce1"/>
          <table:table-cell office:value-type="string" office:string-value="" table:formula="of:=IF(['SoMi-Liste'.U24]=&quot;e&quot;;['SoMi-Liste'.U$2];&quot;&quot;)" table:style-name="ce1"/>
          <table:table-cell office:value-type="string" office:string-value="" table:formula="of:=IF(['SoMi-Liste'.V24]=&quot;e&quot;;['SoMi-Liste'.V$2];&quot;&quot;)" table:style-name="ce1"/>
          <table:table-cell office:value-type="string" office:string-value="" table:formula="of:=IF(['SoMi-Liste'.W24]=&quot;e&quot;;['SoMi-Liste'.W$2];&quot;&quot;)" table:style-name="ce1"/>
          <table:table-cell table:number-columns-repeated="2" table:style-name="ce2"/>
          <table:table-cell office:value-type="float" office:value="0" table:formula="of:=SUM([.B65:.X65])" table:style-name="ce1">
            <text:p>0</text:p>
          </table:table-cell>
          <table:table-cell office:value-type="string" office:string-value="" table:formula="of:=['SoMi-Liste'.AD24]" table:style-name="ce1"/>
          <table:table-cell office:value-type="string" office:string-value="" table:formula="of:=IF(['SoMi-Liste'.AE24]=&quot;e&quot;;['SoMi-Liste'.AE$2];&quot;&quot;)" table:style-name="ce1"/>
          <table:table-cell office:value-type="string" office:string-value="" table:formula="of:=IF(['SoMi-Liste'.AF24]=&quot;e&quot;;['SoMi-Liste'.AF$2];&quot;&quot;)" table:style-name="ce1"/>
          <table:table-cell office:value-type="string" office:string-value="" table:formula="of:=IF(['SoMi-Liste'.AG24]=&quot;e&quot;;['SoMi-Liste'.AG$2];&quot;&quot;)" table:style-name="ce1"/>
          <table:table-cell office:value-type="string" office:string-value="" table:formula="of:=IF(['SoMi-Liste'.AH24]=&quot;e&quot;;['SoMi-Liste'.AH$2];&quot;&quot;)" table:style-name="ce1"/>
          <table:table-cell office:value-type="string" office:string-value="" table:formula="of:=IF(['SoMi-Liste'.AI24]=&quot;e&quot;;['SoMi-Liste'.AI$2];&quot;&quot;)" table:style-name="ce1"/>
          <table:table-cell office:value-type="string" office:string-value="" table:formula="of:=IF(['SoMi-Liste'.AJ24]=&quot;e&quot;;['SoMi-Liste'.AJ$2];&quot;&quot;)" table:style-name="ce1"/>
          <table:table-cell office:value-type="string" office:string-value="" table:formula="of:=IF(['SoMi-Liste'.AK24]=&quot;e&quot;;['SoMi-Liste'.AK$2];&quot;&quot;)" table:style-name="ce1"/>
          <table:table-cell office:value-type="string" office:string-value="" table:formula="of:=IF(['SoMi-Liste'.AL24]=&quot;e&quot;;['SoMi-Liste'.AL$2];&quot;&quot;)" table:style-name="ce1"/>
          <table:table-cell office:value-type="string" office:string-value="" table:formula="of:=IF(['SoMi-Liste'.AM24]=&quot;e&quot;;['SoMi-Liste'.AM$2];&quot;&quot;)" table:style-name="ce1"/>
          <table:table-cell office:value-type="string" office:string-value="" table:formula="of:=IF(['SoMi-Liste'.AN24]=&quot;e&quot;;['SoMi-Liste'.AN$2];&quot;&quot;)" table:style-name="ce1"/>
          <table:table-cell office:value-type="string" office:string-value="" table:formula="of:=IF(['SoMi-Liste'.AO24]=&quot;e&quot;;['SoMi-Liste'.AO$2];&quot;&quot;)" table:style-name="ce1"/>
          <table:table-cell office:value-type="string" office:string-value="" table:formula="of:=IF(['SoMi-Liste'.AP24]=&quot;e&quot;;['SoMi-Liste'.AP$2];&quot;&quot;)" table:style-name="ce1"/>
          <table:table-cell office:value-type="string" office:string-value="" table:formula="of:=IF(['SoMi-Liste'.AQ24]=&quot;e&quot;;['SoMi-Liste'.AQ$2];&quot;&quot;)" table:style-name="ce1"/>
          <table:table-cell office:value-type="string" office:string-value="" table:formula="of:=IF(['SoMi-Liste'.AR24]=&quot;e&quot;;['SoMi-Liste'.AR$2];&quot;&quot;)" table:style-name="ce1"/>
          <table:table-cell office:value-type="string" office:string-value="" table:formula="of:=IF(['SoMi-Liste'.AS24]=&quot;e&quot;;['SoMi-Liste'.AS$2];&quot;&quot;)" table:style-name="ce1"/>
          <table:table-cell office:value-type="string" office:string-value="" table:formula="of:=IF(['SoMi-Liste'.AT24]=&quot;e&quot;;['SoMi-Liste'.AT$2];&quot;&quot;)" table:style-name="ce1"/>
          <table:table-cell office:value-type="string" office:string-value="" table:formula="of:=IF(['SoMi-Liste'.AU24]=&quot;e&quot;;['SoMi-Liste'.AU$2];&quot;&quot;)" table:style-name="ce1"/>
          <table:table-cell office:value-type="string" office:string-value="" table:formula="of:=IF(['SoMi-Liste'.AV24]=&quot;e&quot;;['SoMi-Liste'.AV$2];&quot;&quot;)" table:style-name="ce1"/>
          <table:table-cell office:value-type="string" office:string-value="" table:formula="of:=IF(['SoMi-Liste'.AW24]=&quot;e&quot;;['SoMi-Liste'.AW$2];&quot;&quot;)" table:style-name="ce1"/>
          <table:table-cell office:value-type="string" office:string-value="" table:formula="of:=IF(['SoMi-Liste'.AX24]=&quot;e&quot;;['SoMi-Liste'.AX$2];&quot;&quot;)" table:style-name="ce1"/>
          <table:table-cell office:value-type="string" office:string-value="" table:formula="of:=IF(['SoMi-Liste'.AY24]=&quot;e&quot;;['SoMi-Liste'.AY$2];&quot;&quot;)" table:style-name="ce1"/>
          <table:table-cell table:number-columns-repeated="3" table:style-name="ce2"/>
          <table:table-cell office:value-type="float" office:value="0" table:formula="of:=SUM([.AA65:.AX6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5]" table:style-name="ce1"/>
          <table:table-cell office:value-type="string" office:string-value="" table:formula="of:=IF(['SoMi-Liste'.C25]=&quot;e&quot;;['SoMi-Liste'.C$2];&quot;&quot;)" table:style-name="ce1"/>
          <table:table-cell office:value-type="string" office:string-value="" table:formula="of:=IF(['SoMi-Liste'.D25]=&quot;e&quot;;['SoMi-Liste'.D$2];&quot;&quot;)" table:style-name="ce1"/>
          <table:table-cell office:value-type="string" office:string-value="" table:formula="of:=IF(['SoMi-Liste'.E25]=&quot;e&quot;;['SoMi-Liste'.E$2];&quot;&quot;)" table:style-name="ce1"/>
          <table:table-cell office:value-type="string" office:string-value="" table:formula="of:=IF(['SoMi-Liste'.F25]=&quot;e&quot;;['SoMi-Liste'.F$2];&quot;&quot;)" table:style-name="ce1"/>
          <table:table-cell office:value-type="string" office:string-value="" table:formula="of:=IF(['SoMi-Liste'.G25]=&quot;e&quot;;['SoMi-Liste'.G$2];&quot;&quot;)" table:style-name="ce1"/>
          <table:table-cell office:value-type="string" office:string-value="" table:formula="of:=IF(['SoMi-Liste'.H25]=&quot;e&quot;;['SoMi-Liste'.H$2];&quot;&quot;)" table:style-name="ce1"/>
          <table:table-cell office:value-type="string" office:string-value="" table:formula="of:=IF(['SoMi-Liste'.I25]=&quot;e&quot;;['SoMi-Liste'.I$2];&quot;&quot;)" table:style-name="ce1"/>
          <table:table-cell office:value-type="string" office:string-value="" table:formula="of:=IF(['SoMi-Liste'.J25]=&quot;e&quot;;['SoMi-Liste'.J$2];&quot;&quot;)" table:style-name="ce1"/>
          <table:table-cell office:value-type="string" office:string-value="" table:formula="of:=IF(['SoMi-Liste'.K25]=&quot;e&quot;;['SoMi-Liste'.K$2];&quot;&quot;)" table:style-name="ce1"/>
          <table:table-cell office:value-type="string" office:string-value="" table:formula="of:=IF(['SoMi-Liste'.L25]=&quot;e&quot;;['SoMi-Liste'.L$2];&quot;&quot;)" table:style-name="ce1"/>
          <table:table-cell office:value-type="string" office:string-value="" table:formula="of:=IF(['SoMi-Liste'.M25]=&quot;e&quot;;['SoMi-Liste'.M$2];&quot;&quot;)" table:style-name="ce1"/>
          <table:table-cell office:value-type="string" office:string-value="" table:formula="of:=IF(['SoMi-Liste'.N25]=&quot;e&quot;;['SoMi-Liste'.N$2];&quot;&quot;)" table:style-name="ce1"/>
          <table:table-cell office:value-type="string" office:string-value="" table:formula="of:=IF(['SoMi-Liste'.O25]=&quot;e&quot;;['SoMi-Liste'.O$2];&quot;&quot;)" table:style-name="ce1"/>
          <table:table-cell office:value-type="string" office:string-value="" table:formula="of:=IF(['SoMi-Liste'.P25]=&quot;e&quot;;['SoMi-Liste'.P$2];&quot;&quot;)" table:style-name="ce1"/>
          <table:table-cell office:value-type="string" office:string-value="" table:formula="of:=IF(['SoMi-Liste'.Q25]=&quot;e&quot;;['SoMi-Liste'.Q$2];&quot;&quot;)" table:style-name="ce1"/>
          <table:table-cell office:value-type="string" office:string-value="" table:formula="of:=IF(['SoMi-Liste'.R25]=&quot;e&quot;;['SoMi-Liste'.R$2];&quot;&quot;)" table:style-name="ce1"/>
          <table:table-cell office:value-type="string" office:string-value="" table:formula="of:=IF(['SoMi-Liste'.S25]=&quot;e&quot;;['SoMi-Liste'.S$2];&quot;&quot;)" table:style-name="ce1"/>
          <table:table-cell office:value-type="string" office:string-value="" table:formula="of:=IF(['SoMi-Liste'.T25]=&quot;e&quot;;['SoMi-Liste'.T$2];&quot;&quot;)" table:style-name="ce1"/>
          <table:table-cell office:value-type="string" office:string-value="" table:formula="of:=IF(['SoMi-Liste'.U25]=&quot;e&quot;;['SoMi-Liste'.U$2];&quot;&quot;)" table:style-name="ce1"/>
          <table:table-cell office:value-type="string" office:string-value="" table:formula="of:=IF(['SoMi-Liste'.V25]=&quot;e&quot;;['SoMi-Liste'.V$2];&quot;&quot;)" table:style-name="ce1"/>
          <table:table-cell office:value-type="string" office:string-value="" table:formula="of:=IF(['SoMi-Liste'.W25]=&quot;e&quot;;['SoMi-Liste'.W$2];&quot;&quot;)" table:style-name="ce1"/>
          <table:table-cell table:number-columns-repeated="2" table:style-name="ce2"/>
          <table:table-cell office:value-type="float" office:value="0" table:formula="of:=SUM([.B66:.X66])" table:style-name="ce1">
            <text:p>0</text:p>
          </table:table-cell>
          <table:table-cell office:value-type="string" office:string-value="" table:formula="of:=['SoMi-Liste'.AD25]" table:style-name="ce1"/>
          <table:table-cell office:value-type="string" office:string-value="" table:formula="of:=IF(['SoMi-Liste'.AE25]=&quot;e&quot;;['SoMi-Liste'.AE$2];&quot;&quot;)" table:style-name="ce1"/>
          <table:table-cell office:value-type="string" office:string-value="" table:formula="of:=IF(['SoMi-Liste'.AF25]=&quot;e&quot;;['SoMi-Liste'.AF$2];&quot;&quot;)" table:style-name="ce1"/>
          <table:table-cell office:value-type="string" office:string-value="" table:formula="of:=IF(['SoMi-Liste'.AG25]=&quot;e&quot;;['SoMi-Liste'.AG$2];&quot;&quot;)" table:style-name="ce1"/>
          <table:table-cell office:value-type="string" office:string-value="" table:formula="of:=IF(['SoMi-Liste'.AH25]=&quot;e&quot;;['SoMi-Liste'.AH$2];&quot;&quot;)" table:style-name="ce1"/>
          <table:table-cell office:value-type="string" office:string-value="" table:formula="of:=IF(['SoMi-Liste'.AI25]=&quot;e&quot;;['SoMi-Liste'.AI$2];&quot;&quot;)" table:style-name="ce1"/>
          <table:table-cell office:value-type="string" office:string-value="" table:formula="of:=IF(['SoMi-Liste'.AJ25]=&quot;e&quot;;['SoMi-Liste'.AJ$2];&quot;&quot;)" table:style-name="ce1"/>
          <table:table-cell office:value-type="string" office:string-value="" table:formula="of:=IF(['SoMi-Liste'.AK25]=&quot;e&quot;;['SoMi-Liste'.AK$2];&quot;&quot;)" table:style-name="ce1"/>
          <table:table-cell office:value-type="string" office:string-value="" table:formula="of:=IF(['SoMi-Liste'.AL25]=&quot;e&quot;;['SoMi-Liste'.AL$2];&quot;&quot;)" table:style-name="ce1"/>
          <table:table-cell office:value-type="string" office:string-value="" table:formula="of:=IF(['SoMi-Liste'.AM25]=&quot;e&quot;;['SoMi-Liste'.AM$2];&quot;&quot;)" table:style-name="ce1"/>
          <table:table-cell office:value-type="string" office:string-value="" table:formula="of:=IF(['SoMi-Liste'.AN25]=&quot;e&quot;;['SoMi-Liste'.AN$2];&quot;&quot;)" table:style-name="ce1"/>
          <table:table-cell office:value-type="string" office:string-value="" table:formula="of:=IF(['SoMi-Liste'.AO25]=&quot;e&quot;;['SoMi-Liste'.AO$2];&quot;&quot;)" table:style-name="ce1"/>
          <table:table-cell office:value-type="string" office:string-value="" table:formula="of:=IF(['SoMi-Liste'.AP25]=&quot;e&quot;;['SoMi-Liste'.AP$2];&quot;&quot;)" table:style-name="ce1"/>
          <table:table-cell office:value-type="string" office:string-value="" table:formula="of:=IF(['SoMi-Liste'.AQ25]=&quot;e&quot;;['SoMi-Liste'.AQ$2];&quot;&quot;)" table:style-name="ce1"/>
          <table:table-cell office:value-type="string" office:string-value="" table:formula="of:=IF(['SoMi-Liste'.AR25]=&quot;e&quot;;['SoMi-Liste'.AR$2];&quot;&quot;)" table:style-name="ce1"/>
          <table:table-cell office:value-type="string" office:string-value="" table:formula="of:=IF(['SoMi-Liste'.AS25]=&quot;e&quot;;['SoMi-Liste'.AS$2];&quot;&quot;)" table:style-name="ce1"/>
          <table:table-cell office:value-type="string" office:string-value="" table:formula="of:=IF(['SoMi-Liste'.AT25]=&quot;e&quot;;['SoMi-Liste'.AT$2];&quot;&quot;)" table:style-name="ce1"/>
          <table:table-cell office:value-type="string" office:string-value="" table:formula="of:=IF(['SoMi-Liste'.AU25]=&quot;e&quot;;['SoMi-Liste'.AU$2];&quot;&quot;)" table:style-name="ce1"/>
          <table:table-cell office:value-type="string" office:string-value="" table:formula="of:=IF(['SoMi-Liste'.AV25]=&quot;e&quot;;['SoMi-Liste'.AV$2];&quot;&quot;)" table:style-name="ce1"/>
          <table:table-cell office:value-type="string" office:string-value="" table:formula="of:=IF(['SoMi-Liste'.AW25]=&quot;e&quot;;['SoMi-Liste'.AW$2];&quot;&quot;)" table:style-name="ce1"/>
          <table:table-cell office:value-type="string" office:string-value="" table:formula="of:=IF(['SoMi-Liste'.AX25]=&quot;e&quot;;['SoMi-Liste'.AX$2];&quot;&quot;)" table:style-name="ce1"/>
          <table:table-cell office:value-type="string" office:string-value="" table:formula="of:=IF(['SoMi-Liste'.AY25]=&quot;e&quot;;['SoMi-Liste'.AY$2];&quot;&quot;)" table:style-name="ce1"/>
          <table:table-cell table:number-columns-repeated="3" table:style-name="ce2"/>
          <table:table-cell office:value-type="float" office:value="0" table:formula="of:=SUM([.AA66:.AX66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6]" table:style-name="ce1"/>
          <table:table-cell office:value-type="string" office:string-value="" table:formula="of:=IF(['SoMi-Liste'.C26]=&quot;e&quot;;['SoMi-Liste'.C$2];&quot;&quot;)" table:style-name="ce1"/>
          <table:table-cell office:value-type="string" office:string-value="" table:formula="of:=IF(['SoMi-Liste'.D26]=&quot;e&quot;;['SoMi-Liste'.D$2];&quot;&quot;)" table:style-name="ce1"/>
          <table:table-cell office:value-type="string" office:string-value="" table:formula="of:=IF(['SoMi-Liste'.E26]=&quot;e&quot;;['SoMi-Liste'.E$2];&quot;&quot;)" table:style-name="ce1"/>
          <table:table-cell office:value-type="string" office:string-value="" table:formula="of:=IF(['SoMi-Liste'.F26]=&quot;e&quot;;['SoMi-Liste'.F$2];&quot;&quot;)" table:style-name="ce1"/>
          <table:table-cell office:value-type="string" office:string-value="" table:formula="of:=IF(['SoMi-Liste'.G26]=&quot;e&quot;;['SoMi-Liste'.G$2];&quot;&quot;)" table:style-name="ce1"/>
          <table:table-cell office:value-type="string" office:string-value="" table:formula="of:=IF(['SoMi-Liste'.H26]=&quot;e&quot;;['SoMi-Liste'.H$2];&quot;&quot;)" table:style-name="ce1"/>
          <table:table-cell office:value-type="string" office:string-value="" table:formula="of:=IF(['SoMi-Liste'.I26]=&quot;e&quot;;['SoMi-Liste'.I$2];&quot;&quot;)" table:style-name="ce1"/>
          <table:table-cell office:value-type="string" office:string-value="" table:formula="of:=IF(['SoMi-Liste'.J26]=&quot;e&quot;;['SoMi-Liste'.J$2];&quot;&quot;)" table:style-name="ce1"/>
          <table:table-cell office:value-type="string" office:string-value="" table:formula="of:=IF(['SoMi-Liste'.K26]=&quot;e&quot;;['SoMi-Liste'.K$2];&quot;&quot;)" table:style-name="ce1"/>
          <table:table-cell office:value-type="string" office:string-value="" table:formula="of:=IF(['SoMi-Liste'.L26]=&quot;e&quot;;['SoMi-Liste'.L$2];&quot;&quot;)" table:style-name="ce1"/>
          <table:table-cell office:value-type="string" office:string-value="" table:formula="of:=IF(['SoMi-Liste'.M26]=&quot;e&quot;;['SoMi-Liste'.M$2];&quot;&quot;)" table:style-name="ce1"/>
          <table:table-cell office:value-type="string" office:string-value="" table:formula="of:=IF(['SoMi-Liste'.N26]=&quot;e&quot;;['SoMi-Liste'.N$2];&quot;&quot;)" table:style-name="ce1"/>
          <table:table-cell office:value-type="string" office:string-value="" table:formula="of:=IF(['SoMi-Liste'.O26]=&quot;e&quot;;['SoMi-Liste'.O$2];&quot;&quot;)" table:style-name="ce1"/>
          <table:table-cell office:value-type="string" office:string-value="" table:formula="of:=IF(['SoMi-Liste'.P26]=&quot;e&quot;;['SoMi-Liste'.P$2];&quot;&quot;)" table:style-name="ce1"/>
          <table:table-cell office:value-type="string" office:string-value="" table:formula="of:=IF(['SoMi-Liste'.Q26]=&quot;e&quot;;['SoMi-Liste'.Q$2];&quot;&quot;)" table:style-name="ce1"/>
          <table:table-cell office:value-type="string" office:string-value="" table:formula="of:=IF(['SoMi-Liste'.R26]=&quot;e&quot;;['SoMi-Liste'.R$2];&quot;&quot;)" table:style-name="ce1"/>
          <table:table-cell office:value-type="string" office:string-value="" table:formula="of:=IF(['SoMi-Liste'.S26]=&quot;e&quot;;['SoMi-Liste'.S$2];&quot;&quot;)" table:style-name="ce1"/>
          <table:table-cell office:value-type="string" office:string-value="" table:formula="of:=IF(['SoMi-Liste'.T26]=&quot;e&quot;;['SoMi-Liste'.T$2];&quot;&quot;)" table:style-name="ce1"/>
          <table:table-cell office:value-type="string" office:string-value="" table:formula="of:=IF(['SoMi-Liste'.U26]=&quot;e&quot;;['SoMi-Liste'.U$2];&quot;&quot;)" table:style-name="ce1"/>
          <table:table-cell office:value-type="string" office:string-value="" table:formula="of:=IF(['SoMi-Liste'.V26]=&quot;e&quot;;['SoMi-Liste'.V$2];&quot;&quot;)" table:style-name="ce1"/>
          <table:table-cell office:value-type="string" office:string-value="" table:formula="of:=IF(['SoMi-Liste'.W26]=&quot;e&quot;;['SoMi-Liste'.W$2];&quot;&quot;)" table:style-name="ce1"/>
          <table:table-cell table:number-columns-repeated="2" table:style-name="ce2"/>
          <table:table-cell office:value-type="float" office:value="0" table:formula="of:=SUM([.B67:.X67])" table:style-name="ce1">
            <text:p>0</text:p>
          </table:table-cell>
          <table:table-cell office:value-type="string" office:string-value="" table:formula="of:=['SoMi-Liste'.AD26]" table:style-name="ce1"/>
          <table:table-cell office:value-type="string" office:string-value="" table:formula="of:=IF(['SoMi-Liste'.AE26]=&quot;e&quot;;['SoMi-Liste'.AE$2];&quot;&quot;)" table:style-name="ce1"/>
          <table:table-cell office:value-type="string" office:string-value="" table:formula="of:=IF(['SoMi-Liste'.AF26]=&quot;e&quot;;['SoMi-Liste'.AF$2];&quot;&quot;)" table:style-name="ce1"/>
          <table:table-cell office:value-type="string" office:string-value="" table:formula="of:=IF(['SoMi-Liste'.AG26]=&quot;e&quot;;['SoMi-Liste'.AG$2];&quot;&quot;)" table:style-name="ce1"/>
          <table:table-cell office:value-type="string" office:string-value="" table:formula="of:=IF(['SoMi-Liste'.AH26]=&quot;e&quot;;['SoMi-Liste'.AH$2];&quot;&quot;)" table:style-name="ce1"/>
          <table:table-cell office:value-type="string" office:string-value="" table:formula="of:=IF(['SoMi-Liste'.AI26]=&quot;e&quot;;['SoMi-Liste'.AI$2];&quot;&quot;)" table:style-name="ce1"/>
          <table:table-cell office:value-type="string" office:string-value="" table:formula="of:=IF(['SoMi-Liste'.AJ26]=&quot;e&quot;;['SoMi-Liste'.AJ$2];&quot;&quot;)" table:style-name="ce1"/>
          <table:table-cell office:value-type="string" office:string-value="" table:formula="of:=IF(['SoMi-Liste'.AK26]=&quot;e&quot;;['SoMi-Liste'.AK$2];&quot;&quot;)" table:style-name="ce1"/>
          <table:table-cell office:value-type="string" office:string-value="" table:formula="of:=IF(['SoMi-Liste'.AL26]=&quot;e&quot;;['SoMi-Liste'.AL$2];&quot;&quot;)" table:style-name="ce1"/>
          <table:table-cell office:value-type="string" office:string-value="" table:formula="of:=IF(['SoMi-Liste'.AM26]=&quot;e&quot;;['SoMi-Liste'.AM$2];&quot;&quot;)" table:style-name="ce1"/>
          <table:table-cell office:value-type="string" office:string-value="" table:formula="of:=IF(['SoMi-Liste'.AN26]=&quot;e&quot;;['SoMi-Liste'.AN$2];&quot;&quot;)" table:style-name="ce1"/>
          <table:table-cell office:value-type="string" office:string-value="" table:formula="of:=IF(['SoMi-Liste'.AO26]=&quot;e&quot;;['SoMi-Liste'.AO$2];&quot;&quot;)" table:style-name="ce1"/>
          <table:table-cell office:value-type="string" office:string-value="" table:formula="of:=IF(['SoMi-Liste'.AP26]=&quot;e&quot;;['SoMi-Liste'.AP$2];&quot;&quot;)" table:style-name="ce1"/>
          <table:table-cell office:value-type="string" office:string-value="" table:formula="of:=IF(['SoMi-Liste'.AQ26]=&quot;e&quot;;['SoMi-Liste'.AQ$2];&quot;&quot;)" table:style-name="ce1"/>
          <table:table-cell office:value-type="string" office:string-value="" table:formula="of:=IF(['SoMi-Liste'.AR26]=&quot;e&quot;;['SoMi-Liste'.AR$2];&quot;&quot;)" table:style-name="ce1"/>
          <table:table-cell office:value-type="string" office:string-value="" table:formula="of:=IF(['SoMi-Liste'.AS26]=&quot;e&quot;;['SoMi-Liste'.AS$2];&quot;&quot;)" table:style-name="ce1"/>
          <table:table-cell office:value-type="string" office:string-value="" table:formula="of:=IF(['SoMi-Liste'.AT26]=&quot;e&quot;;['SoMi-Liste'.AT$2];&quot;&quot;)" table:style-name="ce1"/>
          <table:table-cell office:value-type="string" office:string-value="" table:formula="of:=IF(['SoMi-Liste'.AU26]=&quot;e&quot;;['SoMi-Liste'.AU$2];&quot;&quot;)" table:style-name="ce1"/>
          <table:table-cell office:value-type="string" office:string-value="" table:formula="of:=IF(['SoMi-Liste'.AV26]=&quot;e&quot;;['SoMi-Liste'.AV$2];&quot;&quot;)" table:style-name="ce1"/>
          <table:table-cell office:value-type="string" office:string-value="" table:formula="of:=IF(['SoMi-Liste'.AW26]=&quot;e&quot;;['SoMi-Liste'.AW$2];&quot;&quot;)" table:style-name="ce1"/>
          <table:table-cell office:value-type="string" office:string-value="" table:formula="of:=IF(['SoMi-Liste'.AX26]=&quot;e&quot;;['SoMi-Liste'.AX$2];&quot;&quot;)" table:style-name="ce1"/>
          <table:table-cell office:value-type="string" office:string-value="" table:formula="of:=IF(['SoMi-Liste'.AY26]=&quot;e&quot;;['SoMi-Liste'.AY$2];&quot;&quot;)" table:style-name="ce1"/>
          <table:table-cell table:number-columns-repeated="3" table:style-name="ce2"/>
          <table:table-cell office:value-type="float" office:value="0" table:formula="of:=SUM([.AA67:.AX67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7]" table:style-name="ce1"/>
          <table:table-cell office:value-type="string" office:string-value="" table:formula="of:=IF(['SoMi-Liste'.C27]=&quot;e&quot;;['SoMi-Liste'.C$2];&quot;&quot;)" table:style-name="ce1"/>
          <table:table-cell office:value-type="string" office:string-value="" table:formula="of:=IF(['SoMi-Liste'.D27]=&quot;e&quot;;['SoMi-Liste'.D$2];&quot;&quot;)" table:style-name="ce1"/>
          <table:table-cell office:value-type="string" office:string-value="" table:formula="of:=IF(['SoMi-Liste'.E27]=&quot;e&quot;;['SoMi-Liste'.E$2];&quot;&quot;)" table:style-name="ce1"/>
          <table:table-cell office:value-type="string" office:string-value="" table:formula="of:=IF(['SoMi-Liste'.F27]=&quot;e&quot;;['SoMi-Liste'.F$2];&quot;&quot;)" table:style-name="ce1"/>
          <table:table-cell office:value-type="string" office:string-value="" table:formula="of:=IF(['SoMi-Liste'.G27]=&quot;e&quot;;['SoMi-Liste'.G$2];&quot;&quot;)" table:style-name="ce1"/>
          <table:table-cell office:value-type="string" office:string-value="" table:formula="of:=IF(['SoMi-Liste'.H27]=&quot;e&quot;;['SoMi-Liste'.H$2];&quot;&quot;)" table:style-name="ce1"/>
          <table:table-cell office:value-type="string" office:string-value="" table:formula="of:=IF(['SoMi-Liste'.I27]=&quot;e&quot;;['SoMi-Liste'.I$2];&quot;&quot;)" table:style-name="ce1"/>
          <table:table-cell office:value-type="string" office:string-value="" table:formula="of:=IF(['SoMi-Liste'.J27]=&quot;e&quot;;['SoMi-Liste'.J$2];&quot;&quot;)" table:style-name="ce1"/>
          <table:table-cell office:value-type="string" office:string-value="" table:formula="of:=IF(['SoMi-Liste'.K27]=&quot;e&quot;;['SoMi-Liste'.K$2];&quot;&quot;)" table:style-name="ce1"/>
          <table:table-cell office:value-type="string" office:string-value="" table:formula="of:=IF(['SoMi-Liste'.L27]=&quot;e&quot;;['SoMi-Liste'.L$2];&quot;&quot;)" table:style-name="ce1"/>
          <table:table-cell office:value-type="string" office:string-value="" table:formula="of:=IF(['SoMi-Liste'.M27]=&quot;e&quot;;['SoMi-Liste'.M$2];&quot;&quot;)" table:style-name="ce1"/>
          <table:table-cell office:value-type="string" office:string-value="" table:formula="of:=IF(['SoMi-Liste'.N27]=&quot;e&quot;;['SoMi-Liste'.N$2];&quot;&quot;)" table:style-name="ce1"/>
          <table:table-cell office:value-type="string" office:string-value="" table:formula="of:=IF(['SoMi-Liste'.O27]=&quot;e&quot;;['SoMi-Liste'.O$2];&quot;&quot;)" table:style-name="ce1"/>
          <table:table-cell office:value-type="string" office:string-value="" table:formula="of:=IF(['SoMi-Liste'.P27]=&quot;e&quot;;['SoMi-Liste'.P$2];&quot;&quot;)" table:style-name="ce1"/>
          <table:table-cell office:value-type="string" office:string-value="" table:formula="of:=IF(['SoMi-Liste'.Q27]=&quot;e&quot;;['SoMi-Liste'.Q$2];&quot;&quot;)" table:style-name="ce1"/>
          <table:table-cell office:value-type="string" office:string-value="" table:formula="of:=IF(['SoMi-Liste'.R27]=&quot;e&quot;;['SoMi-Liste'.R$2];&quot;&quot;)" table:style-name="ce1"/>
          <table:table-cell office:value-type="string" office:string-value="" table:formula="of:=IF(['SoMi-Liste'.S27]=&quot;e&quot;;['SoMi-Liste'.S$2];&quot;&quot;)" table:style-name="ce1"/>
          <table:table-cell office:value-type="string" office:string-value="" table:formula="of:=IF(['SoMi-Liste'.T27]=&quot;e&quot;;['SoMi-Liste'.T$2];&quot;&quot;)" table:style-name="ce1"/>
          <table:table-cell office:value-type="string" office:string-value="" table:formula="of:=IF(['SoMi-Liste'.U27]=&quot;e&quot;;['SoMi-Liste'.U$2];&quot;&quot;)" table:style-name="ce1"/>
          <table:table-cell office:value-type="string" office:string-value="" table:formula="of:=IF(['SoMi-Liste'.V27]=&quot;e&quot;;['SoMi-Liste'.V$2];&quot;&quot;)" table:style-name="ce1"/>
          <table:table-cell office:value-type="string" office:string-value="" table:formula="of:=IF(['SoMi-Liste'.W27]=&quot;e&quot;;['SoMi-Liste'.W$2];&quot;&quot;)" table:style-name="ce1"/>
          <table:table-cell table:number-columns-repeated="2" table:style-name="ce2"/>
          <table:table-cell office:value-type="float" office:value="0" table:formula="of:=SUM([.B68:.X68])" table:style-name="ce1">
            <text:p>0</text:p>
          </table:table-cell>
          <table:table-cell office:value-type="string" office:string-value="" table:formula="of:=['SoMi-Liste'.AD27]" table:style-name="ce1"/>
          <table:table-cell office:value-type="string" office:string-value="" table:formula="of:=IF(['SoMi-Liste'.AE27]=&quot;e&quot;;['SoMi-Liste'.AE$2];&quot;&quot;)" table:style-name="ce1"/>
          <table:table-cell office:value-type="string" office:string-value="" table:formula="of:=IF(['SoMi-Liste'.AF27]=&quot;e&quot;;['SoMi-Liste'.AF$2];&quot;&quot;)" table:style-name="ce1"/>
          <table:table-cell office:value-type="string" office:string-value="" table:formula="of:=IF(['SoMi-Liste'.AG27]=&quot;e&quot;;['SoMi-Liste'.AG$2];&quot;&quot;)" table:style-name="ce1"/>
          <table:table-cell office:value-type="string" office:string-value="" table:formula="of:=IF(['SoMi-Liste'.AH27]=&quot;e&quot;;['SoMi-Liste'.AH$2];&quot;&quot;)" table:style-name="ce1"/>
          <table:table-cell office:value-type="string" office:string-value="" table:formula="of:=IF(['SoMi-Liste'.AI27]=&quot;e&quot;;['SoMi-Liste'.AI$2];&quot;&quot;)" table:style-name="ce1"/>
          <table:table-cell office:value-type="string" office:string-value="" table:formula="of:=IF(['SoMi-Liste'.AJ27]=&quot;e&quot;;['SoMi-Liste'.AJ$2];&quot;&quot;)" table:style-name="ce1"/>
          <table:table-cell office:value-type="string" office:string-value="" table:formula="of:=IF(['SoMi-Liste'.AK27]=&quot;e&quot;;['SoMi-Liste'.AK$2];&quot;&quot;)" table:style-name="ce1"/>
          <table:table-cell office:value-type="string" office:string-value="" table:formula="of:=IF(['SoMi-Liste'.AL27]=&quot;e&quot;;['SoMi-Liste'.AL$2];&quot;&quot;)" table:style-name="ce1"/>
          <table:table-cell office:value-type="string" office:string-value="" table:formula="of:=IF(['SoMi-Liste'.AM27]=&quot;e&quot;;['SoMi-Liste'.AM$2];&quot;&quot;)" table:style-name="ce1"/>
          <table:table-cell office:value-type="string" office:string-value="" table:formula="of:=IF(['SoMi-Liste'.AN27]=&quot;e&quot;;['SoMi-Liste'.AN$2];&quot;&quot;)" table:style-name="ce1"/>
          <table:table-cell office:value-type="string" office:string-value="" table:formula="of:=IF(['SoMi-Liste'.AO27]=&quot;e&quot;;['SoMi-Liste'.AO$2];&quot;&quot;)" table:style-name="ce1"/>
          <table:table-cell office:value-type="string" office:string-value="" table:formula="of:=IF(['SoMi-Liste'.AP27]=&quot;e&quot;;['SoMi-Liste'.AP$2];&quot;&quot;)" table:style-name="ce1"/>
          <table:table-cell office:value-type="string" office:string-value="" table:formula="of:=IF(['SoMi-Liste'.AQ27]=&quot;e&quot;;['SoMi-Liste'.AQ$2];&quot;&quot;)" table:style-name="ce1"/>
          <table:table-cell office:value-type="string" office:string-value="" table:formula="of:=IF(['SoMi-Liste'.AR27]=&quot;e&quot;;['SoMi-Liste'.AR$2];&quot;&quot;)" table:style-name="ce1"/>
          <table:table-cell office:value-type="string" office:string-value="" table:formula="of:=IF(['SoMi-Liste'.AS27]=&quot;e&quot;;['SoMi-Liste'.AS$2];&quot;&quot;)" table:style-name="ce1"/>
          <table:table-cell office:value-type="string" office:string-value="" table:formula="of:=IF(['SoMi-Liste'.AT27]=&quot;e&quot;;['SoMi-Liste'.AT$2];&quot;&quot;)" table:style-name="ce1"/>
          <table:table-cell office:value-type="string" office:string-value="" table:formula="of:=IF(['SoMi-Liste'.AU27]=&quot;e&quot;;['SoMi-Liste'.AU$2];&quot;&quot;)" table:style-name="ce1"/>
          <table:table-cell office:value-type="string" office:string-value="" table:formula="of:=IF(['SoMi-Liste'.AV27]=&quot;e&quot;;['SoMi-Liste'.AV$2];&quot;&quot;)" table:style-name="ce1"/>
          <table:table-cell office:value-type="string" office:string-value="" table:formula="of:=IF(['SoMi-Liste'.AW27]=&quot;e&quot;;['SoMi-Liste'.AW$2];&quot;&quot;)" table:style-name="ce1"/>
          <table:table-cell office:value-type="string" office:string-value="" table:formula="of:=IF(['SoMi-Liste'.AX27]=&quot;e&quot;;['SoMi-Liste'.AX$2];&quot;&quot;)" table:style-name="ce1"/>
          <table:table-cell office:value-type="string" office:string-value="" table:formula="of:=IF(['SoMi-Liste'.AY27]=&quot;e&quot;;['SoMi-Liste'.AY$2];&quot;&quot;)" table:style-name="ce1"/>
          <table:table-cell table:number-columns-repeated="3" table:style-name="ce2"/>
          <table:table-cell office:value-type="float" office:value="0" table:formula="of:=SUM([.AA68:.AX68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8]" table:style-name="ce1"/>
          <table:table-cell office:value-type="string" office:string-value="" table:formula="of:=IF(['SoMi-Liste'.C28]=&quot;e&quot;;['SoMi-Liste'.C$2];&quot;&quot;)" table:style-name="ce1"/>
          <table:table-cell office:value-type="string" office:string-value="" table:formula="of:=IF(['SoMi-Liste'.D28]=&quot;e&quot;;['SoMi-Liste'.D$2];&quot;&quot;)" table:style-name="ce1"/>
          <table:table-cell office:value-type="string" office:string-value="" table:formula="of:=IF(['SoMi-Liste'.E28]=&quot;e&quot;;['SoMi-Liste'.E$2];&quot;&quot;)" table:style-name="ce1"/>
          <table:table-cell office:value-type="string" office:string-value="" table:formula="of:=IF(['SoMi-Liste'.F28]=&quot;e&quot;;['SoMi-Liste'.F$2];&quot;&quot;)" table:style-name="ce1"/>
          <table:table-cell office:value-type="string" office:string-value="" table:formula="of:=IF(['SoMi-Liste'.G28]=&quot;e&quot;;['SoMi-Liste'.G$2];&quot;&quot;)" table:style-name="ce1"/>
          <table:table-cell office:value-type="string" office:string-value="" table:formula="of:=IF(['SoMi-Liste'.H28]=&quot;e&quot;;['SoMi-Liste'.H$2];&quot;&quot;)" table:style-name="ce1"/>
          <table:table-cell office:value-type="string" office:string-value="" table:formula="of:=IF(['SoMi-Liste'.I28]=&quot;e&quot;;['SoMi-Liste'.I$2];&quot;&quot;)" table:style-name="ce1"/>
          <table:table-cell office:value-type="string" office:string-value="" table:formula="of:=IF(['SoMi-Liste'.J28]=&quot;e&quot;;['SoMi-Liste'.J$2];&quot;&quot;)" table:style-name="ce1"/>
          <table:table-cell office:value-type="string" office:string-value="" table:formula="of:=IF(['SoMi-Liste'.K28]=&quot;e&quot;;['SoMi-Liste'.K$2];&quot;&quot;)" table:style-name="ce1"/>
          <table:table-cell office:value-type="string" office:string-value="" table:formula="of:=IF(['SoMi-Liste'.L28]=&quot;e&quot;;['SoMi-Liste'.L$2];&quot;&quot;)" table:style-name="ce1"/>
          <table:table-cell office:value-type="string" office:string-value="" table:formula="of:=IF(['SoMi-Liste'.M28]=&quot;e&quot;;['SoMi-Liste'.M$2];&quot;&quot;)" table:style-name="ce1"/>
          <table:table-cell office:value-type="string" office:string-value="" table:formula="of:=IF(['SoMi-Liste'.N28]=&quot;e&quot;;['SoMi-Liste'.N$2];&quot;&quot;)" table:style-name="ce1"/>
          <table:table-cell office:value-type="string" office:string-value="" table:formula="of:=IF(['SoMi-Liste'.O28]=&quot;e&quot;;['SoMi-Liste'.O$2];&quot;&quot;)" table:style-name="ce1"/>
          <table:table-cell office:value-type="string" office:string-value="" table:formula="of:=IF(['SoMi-Liste'.P28]=&quot;e&quot;;['SoMi-Liste'.P$2];&quot;&quot;)" table:style-name="ce1"/>
          <table:table-cell office:value-type="string" office:string-value="" table:formula="of:=IF(['SoMi-Liste'.Q28]=&quot;e&quot;;['SoMi-Liste'.Q$2];&quot;&quot;)" table:style-name="ce1"/>
          <table:table-cell office:value-type="string" office:string-value="" table:formula="of:=IF(['SoMi-Liste'.R28]=&quot;e&quot;;['SoMi-Liste'.R$2];&quot;&quot;)" table:style-name="ce1"/>
          <table:table-cell office:value-type="string" office:string-value="" table:formula="of:=IF(['SoMi-Liste'.S28]=&quot;e&quot;;['SoMi-Liste'.S$2];&quot;&quot;)" table:style-name="ce1"/>
          <table:table-cell office:value-type="string" office:string-value="" table:formula="of:=IF(['SoMi-Liste'.T28]=&quot;e&quot;;['SoMi-Liste'.T$2];&quot;&quot;)" table:style-name="ce1"/>
          <table:table-cell office:value-type="string" office:string-value="" table:formula="of:=IF(['SoMi-Liste'.U28]=&quot;e&quot;;['SoMi-Liste'.U$2];&quot;&quot;)" table:style-name="ce1"/>
          <table:table-cell office:value-type="string" office:string-value="" table:formula="of:=IF(['SoMi-Liste'.V28]=&quot;e&quot;;['SoMi-Liste'.V$2];&quot;&quot;)" table:style-name="ce1"/>
          <table:table-cell office:value-type="string" office:string-value="" table:formula="of:=IF(['SoMi-Liste'.W28]=&quot;e&quot;;['SoMi-Liste'.W$2];&quot;&quot;)" table:style-name="ce1"/>
          <table:table-cell table:number-columns-repeated="2" table:style-name="ce2"/>
          <table:table-cell office:value-type="float" office:value="0" table:formula="of:=SUM([.B69:.X69])" table:style-name="ce1">
            <text:p>0</text:p>
          </table:table-cell>
          <table:table-cell office:value-type="string" office:string-value="" table:formula="of:=['SoMi-Liste'.AD28]" table:style-name="ce1"/>
          <table:table-cell office:value-type="string" office:string-value="" table:formula="of:=IF(['SoMi-Liste'.AE28]=&quot;e&quot;;['SoMi-Liste'.AE$2];&quot;&quot;)" table:style-name="ce1"/>
          <table:table-cell office:value-type="string" office:string-value="" table:formula="of:=IF(['SoMi-Liste'.AF28]=&quot;e&quot;;['SoMi-Liste'.AF$2];&quot;&quot;)" table:style-name="ce1"/>
          <table:table-cell office:value-type="string" office:string-value="" table:formula="of:=IF(['SoMi-Liste'.AG28]=&quot;e&quot;;['SoMi-Liste'.AG$2];&quot;&quot;)" table:style-name="ce1"/>
          <table:table-cell office:value-type="string" office:string-value="" table:formula="of:=IF(['SoMi-Liste'.AH28]=&quot;e&quot;;['SoMi-Liste'.AH$2];&quot;&quot;)" table:style-name="ce1"/>
          <table:table-cell office:value-type="string" office:string-value="" table:formula="of:=IF(['SoMi-Liste'.AI28]=&quot;e&quot;;['SoMi-Liste'.AI$2];&quot;&quot;)" table:style-name="ce1"/>
          <table:table-cell office:value-type="string" office:string-value="" table:formula="of:=IF(['SoMi-Liste'.AJ28]=&quot;e&quot;;['SoMi-Liste'.AJ$2];&quot;&quot;)" table:style-name="ce1"/>
          <table:table-cell office:value-type="string" office:string-value="" table:formula="of:=IF(['SoMi-Liste'.AK28]=&quot;e&quot;;['SoMi-Liste'.AK$2];&quot;&quot;)" table:style-name="ce1"/>
          <table:table-cell office:value-type="string" office:string-value="" table:formula="of:=IF(['SoMi-Liste'.AL28]=&quot;e&quot;;['SoMi-Liste'.AL$2];&quot;&quot;)" table:style-name="ce1"/>
          <table:table-cell office:value-type="string" office:string-value="" table:formula="of:=IF(['SoMi-Liste'.AM28]=&quot;e&quot;;['SoMi-Liste'.AM$2];&quot;&quot;)" table:style-name="ce1"/>
          <table:table-cell office:value-type="string" office:string-value="" table:formula="of:=IF(['SoMi-Liste'.AN28]=&quot;e&quot;;['SoMi-Liste'.AN$2];&quot;&quot;)" table:style-name="ce1"/>
          <table:table-cell office:value-type="string" office:string-value="" table:formula="of:=IF(['SoMi-Liste'.AO28]=&quot;e&quot;;['SoMi-Liste'.AO$2];&quot;&quot;)" table:style-name="ce1"/>
          <table:table-cell office:value-type="string" office:string-value="" table:formula="of:=IF(['SoMi-Liste'.AP28]=&quot;e&quot;;['SoMi-Liste'.AP$2];&quot;&quot;)" table:style-name="ce1"/>
          <table:table-cell office:value-type="string" office:string-value="" table:formula="of:=IF(['SoMi-Liste'.AQ28]=&quot;e&quot;;['SoMi-Liste'.AQ$2];&quot;&quot;)" table:style-name="ce1"/>
          <table:table-cell office:value-type="string" office:string-value="" table:formula="of:=IF(['SoMi-Liste'.AR28]=&quot;e&quot;;['SoMi-Liste'.AR$2];&quot;&quot;)" table:style-name="ce1"/>
          <table:table-cell office:value-type="string" office:string-value="" table:formula="of:=IF(['SoMi-Liste'.AS28]=&quot;e&quot;;['SoMi-Liste'.AS$2];&quot;&quot;)" table:style-name="ce1"/>
          <table:table-cell office:value-type="string" office:string-value="" table:formula="of:=IF(['SoMi-Liste'.AT28]=&quot;e&quot;;['SoMi-Liste'.AT$2];&quot;&quot;)" table:style-name="ce1"/>
          <table:table-cell office:value-type="string" office:string-value="" table:formula="of:=IF(['SoMi-Liste'.AU28]=&quot;e&quot;;['SoMi-Liste'.AU$2];&quot;&quot;)" table:style-name="ce1"/>
          <table:table-cell office:value-type="string" office:string-value="" table:formula="of:=IF(['SoMi-Liste'.AV28]=&quot;e&quot;;['SoMi-Liste'.AV$2];&quot;&quot;)" table:style-name="ce1"/>
          <table:table-cell office:value-type="string" office:string-value="" table:formula="of:=IF(['SoMi-Liste'.AW28]=&quot;e&quot;;['SoMi-Liste'.AW$2];&quot;&quot;)" table:style-name="ce1"/>
          <table:table-cell office:value-type="string" office:string-value="" table:formula="of:=IF(['SoMi-Liste'.AX28]=&quot;e&quot;;['SoMi-Liste'.AX$2];&quot;&quot;)" table:style-name="ce1"/>
          <table:table-cell office:value-type="string" office:string-value="" table:formula="of:=IF(['SoMi-Liste'.AY28]=&quot;e&quot;;['SoMi-Liste'.AY$2];&quot;&quot;)" table:style-name="ce1"/>
          <table:table-cell table:number-columns-repeated="3" table:style-name="ce2"/>
          <table:table-cell office:value-type="float" office:value="0" table:formula="of:=SUM([.AA69:.AX69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29]" table:style-name="ce1"/>
          <table:table-cell office:value-type="string" office:string-value="" table:formula="of:=IF(['SoMi-Liste'.C29]=&quot;e&quot;;['SoMi-Liste'.C$2];&quot;&quot;)" table:style-name="ce1"/>
          <table:table-cell office:value-type="string" office:string-value="" table:formula="of:=IF(['SoMi-Liste'.D29]=&quot;e&quot;;['SoMi-Liste'.D$2];&quot;&quot;)" table:style-name="ce1"/>
          <table:table-cell office:value-type="string" office:string-value="" table:formula="of:=IF(['SoMi-Liste'.E29]=&quot;e&quot;;['SoMi-Liste'.E$2];&quot;&quot;)" table:style-name="ce1"/>
          <table:table-cell office:value-type="string" office:string-value="" table:formula="of:=IF(['SoMi-Liste'.F29]=&quot;e&quot;;['SoMi-Liste'.F$2];&quot;&quot;)" table:style-name="ce1"/>
          <table:table-cell office:value-type="string" office:string-value="" table:formula="of:=IF(['SoMi-Liste'.G29]=&quot;e&quot;;['SoMi-Liste'.G$2];&quot;&quot;)" table:style-name="ce1"/>
          <table:table-cell office:value-type="string" office:string-value="" table:formula="of:=IF(['SoMi-Liste'.H29]=&quot;e&quot;;['SoMi-Liste'.H$2];&quot;&quot;)" table:style-name="ce1"/>
          <table:table-cell office:value-type="string" office:string-value="" table:formula="of:=IF(['SoMi-Liste'.I29]=&quot;e&quot;;['SoMi-Liste'.I$2];&quot;&quot;)" table:style-name="ce1"/>
          <table:table-cell office:value-type="string" office:string-value="" table:formula="of:=IF(['SoMi-Liste'.J29]=&quot;e&quot;;['SoMi-Liste'.J$2];&quot;&quot;)" table:style-name="ce1"/>
          <table:table-cell office:value-type="string" office:string-value="" table:formula="of:=IF(['SoMi-Liste'.K29]=&quot;e&quot;;['SoMi-Liste'.K$2];&quot;&quot;)" table:style-name="ce1"/>
          <table:table-cell office:value-type="string" office:string-value="" table:formula="of:=IF(['SoMi-Liste'.L29]=&quot;e&quot;;['SoMi-Liste'.L$2];&quot;&quot;)" table:style-name="ce1"/>
          <table:table-cell office:value-type="string" office:string-value="" table:formula="of:=IF(['SoMi-Liste'.M29]=&quot;e&quot;;['SoMi-Liste'.M$2];&quot;&quot;)" table:style-name="ce1"/>
          <table:table-cell office:value-type="string" office:string-value="" table:formula="of:=IF(['SoMi-Liste'.N29]=&quot;e&quot;;['SoMi-Liste'.N$2];&quot;&quot;)" table:style-name="ce1"/>
          <table:table-cell office:value-type="string" office:string-value="" table:formula="of:=IF(['SoMi-Liste'.O29]=&quot;e&quot;;['SoMi-Liste'.O$2];&quot;&quot;)" table:style-name="ce1"/>
          <table:table-cell office:value-type="string" office:string-value="" table:formula="of:=IF(['SoMi-Liste'.P29]=&quot;e&quot;;['SoMi-Liste'.P$2];&quot;&quot;)" table:style-name="ce1"/>
          <table:table-cell office:value-type="string" office:string-value="" table:formula="of:=IF(['SoMi-Liste'.Q29]=&quot;e&quot;;['SoMi-Liste'.Q$2];&quot;&quot;)" table:style-name="ce1"/>
          <table:table-cell office:value-type="string" office:string-value="" table:formula="of:=IF(['SoMi-Liste'.R29]=&quot;e&quot;;['SoMi-Liste'.R$2];&quot;&quot;)" table:style-name="ce1"/>
          <table:table-cell office:value-type="string" office:string-value="" table:formula="of:=IF(['SoMi-Liste'.S29]=&quot;e&quot;;['SoMi-Liste'.S$2];&quot;&quot;)" table:style-name="ce1"/>
          <table:table-cell office:value-type="string" office:string-value="" table:formula="of:=IF(['SoMi-Liste'.T29]=&quot;e&quot;;['SoMi-Liste'.T$2];&quot;&quot;)" table:style-name="ce1"/>
          <table:table-cell office:value-type="string" office:string-value="" table:formula="of:=IF(['SoMi-Liste'.U29]=&quot;e&quot;;['SoMi-Liste'.U$2];&quot;&quot;)" table:style-name="ce1"/>
          <table:table-cell office:value-type="string" office:string-value="" table:formula="of:=IF(['SoMi-Liste'.V29]=&quot;e&quot;;['SoMi-Liste'.V$2];&quot;&quot;)" table:style-name="ce1"/>
          <table:table-cell office:value-type="string" office:string-value="" table:formula="of:=IF(['SoMi-Liste'.W29]=&quot;e&quot;;['SoMi-Liste'.W$2];&quot;&quot;)" table:style-name="ce1"/>
          <table:table-cell table:number-columns-repeated="2" table:style-name="ce2"/>
          <table:table-cell office:value-type="float" office:value="0" table:formula="of:=SUM([.B70:.X70])" table:style-name="ce1">
            <text:p>0</text:p>
          </table:table-cell>
          <table:table-cell office:value-type="string" office:string-value="" table:formula="of:=['SoMi-Liste'.AD29]" table:style-name="ce1"/>
          <table:table-cell office:value-type="string" office:string-value="" table:formula="of:=IF(['SoMi-Liste'.AE29]=&quot;e&quot;;['SoMi-Liste'.AE$2];&quot;&quot;)" table:style-name="ce1"/>
          <table:table-cell office:value-type="string" office:string-value="" table:formula="of:=IF(['SoMi-Liste'.AF29]=&quot;e&quot;;['SoMi-Liste'.AF$2];&quot;&quot;)" table:style-name="ce1"/>
          <table:table-cell office:value-type="string" office:string-value="" table:formula="of:=IF(['SoMi-Liste'.AG29]=&quot;e&quot;;['SoMi-Liste'.AG$2];&quot;&quot;)" table:style-name="ce1"/>
          <table:table-cell office:value-type="string" office:string-value="" table:formula="of:=IF(['SoMi-Liste'.AH29]=&quot;e&quot;;['SoMi-Liste'.AH$2];&quot;&quot;)" table:style-name="ce1"/>
          <table:table-cell office:value-type="string" office:string-value="" table:formula="of:=IF(['SoMi-Liste'.AI29]=&quot;e&quot;;['SoMi-Liste'.AI$2];&quot;&quot;)" table:style-name="ce1"/>
          <table:table-cell office:value-type="string" office:string-value="" table:formula="of:=IF(['SoMi-Liste'.AJ29]=&quot;e&quot;;['SoMi-Liste'.AJ$2];&quot;&quot;)" table:style-name="ce1"/>
          <table:table-cell office:value-type="string" office:string-value="" table:formula="of:=IF(['SoMi-Liste'.AK29]=&quot;e&quot;;['SoMi-Liste'.AK$2];&quot;&quot;)" table:style-name="ce1"/>
          <table:table-cell office:value-type="string" office:string-value="" table:formula="of:=IF(['SoMi-Liste'.AL29]=&quot;e&quot;;['SoMi-Liste'.AL$2];&quot;&quot;)" table:style-name="ce1"/>
          <table:table-cell office:value-type="string" office:string-value="" table:formula="of:=IF(['SoMi-Liste'.AM29]=&quot;e&quot;;['SoMi-Liste'.AM$2];&quot;&quot;)" table:style-name="ce1"/>
          <table:table-cell office:value-type="string" office:string-value="" table:formula="of:=IF(['SoMi-Liste'.AN29]=&quot;e&quot;;['SoMi-Liste'.AN$2];&quot;&quot;)" table:style-name="ce1"/>
          <table:table-cell office:value-type="string" office:string-value="" table:formula="of:=IF(['SoMi-Liste'.AO29]=&quot;e&quot;;['SoMi-Liste'.AO$2];&quot;&quot;)" table:style-name="ce1"/>
          <table:table-cell office:value-type="string" office:string-value="" table:formula="of:=IF(['SoMi-Liste'.AP29]=&quot;e&quot;;['SoMi-Liste'.AP$2];&quot;&quot;)" table:style-name="ce1"/>
          <table:table-cell office:value-type="string" office:string-value="" table:formula="of:=IF(['SoMi-Liste'.AQ29]=&quot;e&quot;;['SoMi-Liste'.AQ$2];&quot;&quot;)" table:style-name="ce1"/>
          <table:table-cell office:value-type="string" office:string-value="" table:formula="of:=IF(['SoMi-Liste'.AR29]=&quot;e&quot;;['SoMi-Liste'.AR$2];&quot;&quot;)" table:style-name="ce1"/>
          <table:table-cell office:value-type="string" office:string-value="" table:formula="of:=IF(['SoMi-Liste'.AS29]=&quot;e&quot;;['SoMi-Liste'.AS$2];&quot;&quot;)" table:style-name="ce1"/>
          <table:table-cell office:value-type="string" office:string-value="" table:formula="of:=IF(['SoMi-Liste'.AT29]=&quot;e&quot;;['SoMi-Liste'.AT$2];&quot;&quot;)" table:style-name="ce1"/>
          <table:table-cell office:value-type="string" office:string-value="" table:formula="of:=IF(['SoMi-Liste'.AU29]=&quot;e&quot;;['SoMi-Liste'.AU$2];&quot;&quot;)" table:style-name="ce1"/>
          <table:table-cell office:value-type="string" office:string-value="" table:formula="of:=IF(['SoMi-Liste'.AV29]=&quot;e&quot;;['SoMi-Liste'.AV$2];&quot;&quot;)" table:style-name="ce1"/>
          <table:table-cell office:value-type="string" office:string-value="" table:formula="of:=IF(['SoMi-Liste'.AW29]=&quot;e&quot;;['SoMi-Liste'.AW$2];&quot;&quot;)" table:style-name="ce1"/>
          <table:table-cell office:value-type="string" office:string-value="" table:formula="of:=IF(['SoMi-Liste'.AX29]=&quot;e&quot;;['SoMi-Liste'.AX$2];&quot;&quot;)" table:style-name="ce1"/>
          <table:table-cell office:value-type="string" office:string-value="" table:formula="of:=IF(['SoMi-Liste'.AY29]=&quot;e&quot;;['SoMi-Liste'.AY$2];&quot;&quot;)" table:style-name="ce1"/>
          <table:table-cell table:number-columns-repeated="3" table:style-name="ce2"/>
          <table:table-cell office:value-type="float" office:value="0" table:formula="of:=SUM([.AA70:.AX70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0]" table:style-name="ce1"/>
          <table:table-cell office:value-type="string" office:string-value="" table:formula="of:=IF(['SoMi-Liste'.C30]=&quot;e&quot;;['SoMi-Liste'.C$2];&quot;&quot;)" table:style-name="ce1"/>
          <table:table-cell office:value-type="string" office:string-value="" table:formula="of:=IF(['SoMi-Liste'.D30]=&quot;e&quot;;['SoMi-Liste'.D$2];&quot;&quot;)" table:style-name="ce1"/>
          <table:table-cell office:value-type="string" office:string-value="" table:formula="of:=IF(['SoMi-Liste'.E30]=&quot;e&quot;;['SoMi-Liste'.E$2];&quot;&quot;)" table:style-name="ce1"/>
          <table:table-cell office:value-type="string" office:string-value="" table:formula="of:=IF(['SoMi-Liste'.F30]=&quot;e&quot;;['SoMi-Liste'.F$2];&quot;&quot;)" table:style-name="ce1"/>
          <table:table-cell office:value-type="string" office:string-value="" table:formula="of:=IF(['SoMi-Liste'.G30]=&quot;e&quot;;['SoMi-Liste'.G$2];&quot;&quot;)" table:style-name="ce1"/>
          <table:table-cell office:value-type="string" office:string-value="" table:formula="of:=IF(['SoMi-Liste'.H30]=&quot;e&quot;;['SoMi-Liste'.H$2];&quot;&quot;)" table:style-name="ce1"/>
          <table:table-cell office:value-type="string" office:string-value="" table:formula="of:=IF(['SoMi-Liste'.I30]=&quot;e&quot;;['SoMi-Liste'.I$2];&quot;&quot;)" table:style-name="ce1"/>
          <table:table-cell office:value-type="string" office:string-value="" table:formula="of:=IF(['SoMi-Liste'.J30]=&quot;e&quot;;['SoMi-Liste'.J$2];&quot;&quot;)" table:style-name="ce1"/>
          <table:table-cell office:value-type="string" office:string-value="" table:formula="of:=IF(['SoMi-Liste'.K30]=&quot;e&quot;;['SoMi-Liste'.K$2];&quot;&quot;)" table:style-name="ce1"/>
          <table:table-cell office:value-type="string" office:string-value="" table:formula="of:=IF(['SoMi-Liste'.L30]=&quot;e&quot;;['SoMi-Liste'.L$2];&quot;&quot;)" table:style-name="ce1"/>
          <table:table-cell office:value-type="string" office:string-value="" table:formula="of:=IF(['SoMi-Liste'.M30]=&quot;e&quot;;['SoMi-Liste'.M$2];&quot;&quot;)" table:style-name="ce1"/>
          <table:table-cell office:value-type="string" office:string-value="" table:formula="of:=IF(['SoMi-Liste'.N30]=&quot;e&quot;;['SoMi-Liste'.N$2];&quot;&quot;)" table:style-name="ce1"/>
          <table:table-cell office:value-type="string" office:string-value="" table:formula="of:=IF(['SoMi-Liste'.O30]=&quot;e&quot;;['SoMi-Liste'.O$2];&quot;&quot;)" table:style-name="ce1"/>
          <table:table-cell office:value-type="string" office:string-value="" table:formula="of:=IF(['SoMi-Liste'.P30]=&quot;e&quot;;['SoMi-Liste'.P$2];&quot;&quot;)" table:style-name="ce1"/>
          <table:table-cell office:value-type="string" office:string-value="" table:formula="of:=IF(['SoMi-Liste'.Q30]=&quot;e&quot;;['SoMi-Liste'.Q$2];&quot;&quot;)" table:style-name="ce1"/>
          <table:table-cell office:value-type="string" office:string-value="" table:formula="of:=IF(['SoMi-Liste'.R30]=&quot;e&quot;;['SoMi-Liste'.R$2];&quot;&quot;)" table:style-name="ce1"/>
          <table:table-cell office:value-type="string" office:string-value="" table:formula="of:=IF(['SoMi-Liste'.S30]=&quot;e&quot;;['SoMi-Liste'.S$2];&quot;&quot;)" table:style-name="ce1"/>
          <table:table-cell office:value-type="string" office:string-value="" table:formula="of:=IF(['SoMi-Liste'.T30]=&quot;e&quot;;['SoMi-Liste'.T$2];&quot;&quot;)" table:style-name="ce1"/>
          <table:table-cell office:value-type="string" office:string-value="" table:formula="of:=IF(['SoMi-Liste'.U30]=&quot;e&quot;;['SoMi-Liste'.U$2];&quot;&quot;)" table:style-name="ce1"/>
          <table:table-cell office:value-type="string" office:string-value="" table:formula="of:=IF(['SoMi-Liste'.V30]=&quot;e&quot;;['SoMi-Liste'.V$2];&quot;&quot;)" table:style-name="ce1"/>
          <table:table-cell office:value-type="string" office:string-value="" table:formula="of:=IF(['SoMi-Liste'.W30]=&quot;e&quot;;['SoMi-Liste'.W$2];&quot;&quot;)" table:style-name="ce1"/>
          <table:table-cell table:number-columns-repeated="2" table:style-name="ce2"/>
          <table:table-cell office:value-type="float" office:value="0" table:formula="of:=SUM([.B71:.X71])" table:style-name="ce1">
            <text:p>0</text:p>
          </table:table-cell>
          <table:table-cell office:value-type="string" office:string-value="" table:formula="of:=['SoMi-Liste'.AD30]" table:style-name="ce1"/>
          <table:table-cell office:value-type="string" office:string-value="" table:formula="of:=IF(['SoMi-Liste'.AE30]=&quot;e&quot;;['SoMi-Liste'.AE$2];&quot;&quot;)" table:style-name="ce1"/>
          <table:table-cell office:value-type="string" office:string-value="" table:formula="of:=IF(['SoMi-Liste'.AF30]=&quot;e&quot;;['SoMi-Liste'.AF$2];&quot;&quot;)" table:style-name="ce1"/>
          <table:table-cell office:value-type="string" office:string-value="" table:formula="of:=IF(['SoMi-Liste'.AG30]=&quot;e&quot;;['SoMi-Liste'.AG$2];&quot;&quot;)" table:style-name="ce1"/>
          <table:table-cell office:value-type="string" office:string-value="" table:formula="of:=IF(['SoMi-Liste'.AH30]=&quot;e&quot;;['SoMi-Liste'.AH$2];&quot;&quot;)" table:style-name="ce1"/>
          <table:table-cell office:value-type="string" office:string-value="" table:formula="of:=IF(['SoMi-Liste'.AI30]=&quot;e&quot;;['SoMi-Liste'.AI$2];&quot;&quot;)" table:style-name="ce1"/>
          <table:table-cell office:value-type="string" office:string-value="" table:formula="of:=IF(['SoMi-Liste'.AJ30]=&quot;e&quot;;['SoMi-Liste'.AJ$2];&quot;&quot;)" table:style-name="ce1"/>
          <table:table-cell office:value-type="string" office:string-value="" table:formula="of:=IF(['SoMi-Liste'.AK30]=&quot;e&quot;;['SoMi-Liste'.AK$2];&quot;&quot;)" table:style-name="ce1"/>
          <table:table-cell office:value-type="string" office:string-value="" table:formula="of:=IF(['SoMi-Liste'.AL30]=&quot;e&quot;;['SoMi-Liste'.AL$2];&quot;&quot;)" table:style-name="ce1"/>
          <table:table-cell office:value-type="string" office:string-value="" table:formula="of:=IF(['SoMi-Liste'.AM30]=&quot;e&quot;;['SoMi-Liste'.AM$2];&quot;&quot;)" table:style-name="ce1"/>
          <table:table-cell office:value-type="string" office:string-value="" table:formula="of:=IF(['SoMi-Liste'.AN30]=&quot;e&quot;;['SoMi-Liste'.AN$2];&quot;&quot;)" table:style-name="ce1"/>
          <table:table-cell office:value-type="string" office:string-value="" table:formula="of:=IF(['SoMi-Liste'.AO30]=&quot;e&quot;;['SoMi-Liste'.AO$2];&quot;&quot;)" table:style-name="ce1"/>
          <table:table-cell office:value-type="string" office:string-value="" table:formula="of:=IF(['SoMi-Liste'.AP30]=&quot;e&quot;;['SoMi-Liste'.AP$2];&quot;&quot;)" table:style-name="ce1"/>
          <table:table-cell office:value-type="string" office:string-value="" table:formula="of:=IF(['SoMi-Liste'.AQ30]=&quot;e&quot;;['SoMi-Liste'.AQ$2];&quot;&quot;)" table:style-name="ce1"/>
          <table:table-cell office:value-type="string" office:string-value="" table:formula="of:=IF(['SoMi-Liste'.AR30]=&quot;e&quot;;['SoMi-Liste'.AR$2];&quot;&quot;)" table:style-name="ce1"/>
          <table:table-cell office:value-type="string" office:string-value="" table:formula="of:=IF(['SoMi-Liste'.AS30]=&quot;e&quot;;['SoMi-Liste'.AS$2];&quot;&quot;)" table:style-name="ce1"/>
          <table:table-cell office:value-type="string" office:string-value="" table:formula="of:=IF(['SoMi-Liste'.AT30]=&quot;e&quot;;['SoMi-Liste'.AT$2];&quot;&quot;)" table:style-name="ce1"/>
          <table:table-cell office:value-type="string" office:string-value="" table:formula="of:=IF(['SoMi-Liste'.AU30]=&quot;e&quot;;['SoMi-Liste'.AU$2];&quot;&quot;)" table:style-name="ce1"/>
          <table:table-cell office:value-type="string" office:string-value="" table:formula="of:=IF(['SoMi-Liste'.AV30]=&quot;e&quot;;['SoMi-Liste'.AV$2];&quot;&quot;)" table:style-name="ce1"/>
          <table:table-cell office:value-type="string" office:string-value="" table:formula="of:=IF(['SoMi-Liste'.AW30]=&quot;e&quot;;['SoMi-Liste'.AW$2];&quot;&quot;)" table:style-name="ce1"/>
          <table:table-cell office:value-type="string" office:string-value="" table:formula="of:=IF(['SoMi-Liste'.AX30]=&quot;e&quot;;['SoMi-Liste'.AX$2];&quot;&quot;)" table:style-name="ce1"/>
          <table:table-cell office:value-type="string" office:string-value="" table:formula="of:=IF(['SoMi-Liste'.AY30]=&quot;e&quot;;['SoMi-Liste'.AY$2];&quot;&quot;)" table:style-name="ce1"/>
          <table:table-cell table:number-columns-repeated="3" table:style-name="ce2"/>
          <table:table-cell office:value-type="float" office:value="0" table:formula="of:=SUM([.AA71:.AX71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1]" table:style-name="ce1"/>
          <table:table-cell office:value-type="string" office:string-value="" table:formula="of:=IF(['SoMi-Liste'.C31]=&quot;e&quot;;['SoMi-Liste'.C$2];&quot;&quot;)" table:style-name="ce1"/>
          <table:table-cell office:value-type="string" office:string-value="" table:formula="of:=IF(['SoMi-Liste'.D31]=&quot;e&quot;;['SoMi-Liste'.D$2];&quot;&quot;)" table:style-name="ce1"/>
          <table:table-cell office:value-type="string" office:string-value="" table:formula="of:=IF(['SoMi-Liste'.E31]=&quot;e&quot;;['SoMi-Liste'.E$2];&quot;&quot;)" table:style-name="ce1"/>
          <table:table-cell office:value-type="string" office:string-value="" table:formula="of:=IF(['SoMi-Liste'.F31]=&quot;e&quot;;['SoMi-Liste'.F$2];&quot;&quot;)" table:style-name="ce1"/>
          <table:table-cell office:value-type="string" office:string-value="" table:formula="of:=IF(['SoMi-Liste'.G31]=&quot;e&quot;;['SoMi-Liste'.G$2];&quot;&quot;)" table:style-name="ce1"/>
          <table:table-cell office:value-type="string" office:string-value="" table:formula="of:=IF(['SoMi-Liste'.H31]=&quot;e&quot;;['SoMi-Liste'.H$2];&quot;&quot;)" table:style-name="ce1"/>
          <table:table-cell office:value-type="string" office:string-value="" table:formula="of:=IF(['SoMi-Liste'.I31]=&quot;e&quot;;['SoMi-Liste'.I$2];&quot;&quot;)" table:style-name="ce1"/>
          <table:table-cell office:value-type="string" office:string-value="" table:formula="of:=IF(['SoMi-Liste'.J31]=&quot;e&quot;;['SoMi-Liste'.J$2];&quot;&quot;)" table:style-name="ce1"/>
          <table:table-cell office:value-type="string" office:string-value="" table:formula="of:=IF(['SoMi-Liste'.K31]=&quot;e&quot;;['SoMi-Liste'.K$2];&quot;&quot;)" table:style-name="ce1"/>
          <table:table-cell office:value-type="string" office:string-value="" table:formula="of:=IF(['SoMi-Liste'.L31]=&quot;e&quot;;['SoMi-Liste'.L$2];&quot;&quot;)" table:style-name="ce1"/>
          <table:table-cell office:value-type="string" office:string-value="" table:formula="of:=IF(['SoMi-Liste'.M31]=&quot;e&quot;;['SoMi-Liste'.M$2];&quot;&quot;)" table:style-name="ce1"/>
          <table:table-cell office:value-type="string" office:string-value="" table:formula="of:=IF(['SoMi-Liste'.N31]=&quot;e&quot;;['SoMi-Liste'.N$2];&quot;&quot;)" table:style-name="ce1"/>
          <table:table-cell office:value-type="string" office:string-value="" table:formula="of:=IF(['SoMi-Liste'.O31]=&quot;e&quot;;['SoMi-Liste'.O$2];&quot;&quot;)" table:style-name="ce1"/>
          <table:table-cell office:value-type="string" office:string-value="" table:formula="of:=IF(['SoMi-Liste'.P31]=&quot;e&quot;;['SoMi-Liste'.P$2];&quot;&quot;)" table:style-name="ce1"/>
          <table:table-cell office:value-type="string" office:string-value="" table:formula="of:=IF(['SoMi-Liste'.Q31]=&quot;e&quot;;['SoMi-Liste'.Q$2];&quot;&quot;)" table:style-name="ce1"/>
          <table:table-cell office:value-type="string" office:string-value="" table:formula="of:=IF(['SoMi-Liste'.R31]=&quot;e&quot;;['SoMi-Liste'.R$2];&quot;&quot;)" table:style-name="ce1"/>
          <table:table-cell office:value-type="string" office:string-value="" table:formula="of:=IF(['SoMi-Liste'.S31]=&quot;e&quot;;['SoMi-Liste'.S$2];&quot;&quot;)" table:style-name="ce1"/>
          <table:table-cell office:value-type="string" office:string-value="" table:formula="of:=IF(['SoMi-Liste'.T31]=&quot;e&quot;;['SoMi-Liste'.T$2];&quot;&quot;)" table:style-name="ce1"/>
          <table:table-cell office:value-type="string" office:string-value="" table:formula="of:=IF(['SoMi-Liste'.U31]=&quot;e&quot;;['SoMi-Liste'.U$2];&quot;&quot;)" table:style-name="ce1"/>
          <table:table-cell office:value-type="string" office:string-value="" table:formula="of:=IF(['SoMi-Liste'.V31]=&quot;e&quot;;['SoMi-Liste'.V$2];&quot;&quot;)" table:style-name="ce1"/>
          <table:table-cell office:value-type="string" office:string-value="" table:formula="of:=IF(['SoMi-Liste'.W31]=&quot;e&quot;;['SoMi-Liste'.W$2];&quot;&quot;)" table:style-name="ce1"/>
          <table:table-cell table:number-columns-repeated="2" table:style-name="ce2"/>
          <table:table-cell office:value-type="float" office:value="0" table:formula="of:=SUM([.B72:.X72])" table:style-name="ce1">
            <text:p>0</text:p>
          </table:table-cell>
          <table:table-cell office:value-type="string" office:string-value="" table:formula="of:=['SoMi-Liste'.AD31]" table:style-name="ce1"/>
          <table:table-cell office:value-type="string" office:string-value="" table:formula="of:=IF(['SoMi-Liste'.AE31]=&quot;e&quot;;['SoMi-Liste'.AE$2];&quot;&quot;)" table:style-name="ce1"/>
          <table:table-cell office:value-type="string" office:string-value="" table:formula="of:=IF(['SoMi-Liste'.AF31]=&quot;e&quot;;['SoMi-Liste'.AF$2];&quot;&quot;)" table:style-name="ce1"/>
          <table:table-cell office:value-type="string" office:string-value="" table:formula="of:=IF(['SoMi-Liste'.AG31]=&quot;e&quot;;['SoMi-Liste'.AG$2];&quot;&quot;)" table:style-name="ce1"/>
          <table:table-cell office:value-type="string" office:string-value="" table:formula="of:=IF(['SoMi-Liste'.AH31]=&quot;e&quot;;['SoMi-Liste'.AH$2];&quot;&quot;)" table:style-name="ce1"/>
          <table:table-cell office:value-type="string" office:string-value="" table:formula="of:=IF(['SoMi-Liste'.AI31]=&quot;e&quot;;['SoMi-Liste'.AI$2];&quot;&quot;)" table:style-name="ce1"/>
          <table:table-cell office:value-type="string" office:string-value="" table:formula="of:=IF(['SoMi-Liste'.AJ31]=&quot;e&quot;;['SoMi-Liste'.AJ$2];&quot;&quot;)" table:style-name="ce1"/>
          <table:table-cell office:value-type="string" office:string-value="" table:formula="of:=IF(['SoMi-Liste'.AK31]=&quot;e&quot;;['SoMi-Liste'.AK$2];&quot;&quot;)" table:style-name="ce1"/>
          <table:table-cell office:value-type="string" office:string-value="" table:formula="of:=IF(['SoMi-Liste'.AL31]=&quot;e&quot;;['SoMi-Liste'.AL$2];&quot;&quot;)" table:style-name="ce1"/>
          <table:table-cell office:value-type="string" office:string-value="" table:formula="of:=IF(['SoMi-Liste'.AM31]=&quot;e&quot;;['SoMi-Liste'.AM$2];&quot;&quot;)" table:style-name="ce1"/>
          <table:table-cell office:value-type="string" office:string-value="" table:formula="of:=IF(['SoMi-Liste'.AN31]=&quot;e&quot;;['SoMi-Liste'.AN$2];&quot;&quot;)" table:style-name="ce1"/>
          <table:table-cell office:value-type="string" office:string-value="" table:formula="of:=IF(['SoMi-Liste'.AO31]=&quot;e&quot;;['SoMi-Liste'.AO$2];&quot;&quot;)" table:style-name="ce1"/>
          <table:table-cell office:value-type="string" office:string-value="" table:formula="of:=IF(['SoMi-Liste'.AP31]=&quot;e&quot;;['SoMi-Liste'.AP$2];&quot;&quot;)" table:style-name="ce1"/>
          <table:table-cell office:value-type="string" office:string-value="" table:formula="of:=IF(['SoMi-Liste'.AQ31]=&quot;e&quot;;['SoMi-Liste'.AQ$2];&quot;&quot;)" table:style-name="ce1"/>
          <table:table-cell office:value-type="string" office:string-value="" table:formula="of:=IF(['SoMi-Liste'.AR31]=&quot;e&quot;;['SoMi-Liste'.AR$2];&quot;&quot;)" table:style-name="ce1"/>
          <table:table-cell office:value-type="string" office:string-value="" table:formula="of:=IF(['SoMi-Liste'.AS31]=&quot;e&quot;;['SoMi-Liste'.AS$2];&quot;&quot;)" table:style-name="ce1"/>
          <table:table-cell office:value-type="string" office:string-value="" table:formula="of:=IF(['SoMi-Liste'.AT31]=&quot;e&quot;;['SoMi-Liste'.AT$2];&quot;&quot;)" table:style-name="ce1"/>
          <table:table-cell office:value-type="string" office:string-value="" table:formula="of:=IF(['SoMi-Liste'.AU31]=&quot;e&quot;;['SoMi-Liste'.AU$2];&quot;&quot;)" table:style-name="ce1"/>
          <table:table-cell office:value-type="string" office:string-value="" table:formula="of:=IF(['SoMi-Liste'.AV31]=&quot;e&quot;;['SoMi-Liste'.AV$2];&quot;&quot;)" table:style-name="ce1"/>
          <table:table-cell office:value-type="string" office:string-value="" table:formula="of:=IF(['SoMi-Liste'.AW31]=&quot;e&quot;;['SoMi-Liste'.AW$2];&quot;&quot;)" table:style-name="ce1"/>
          <table:table-cell office:value-type="string" office:string-value="" table:formula="of:=IF(['SoMi-Liste'.AX31]=&quot;e&quot;;['SoMi-Liste'.AX$2];&quot;&quot;)" table:style-name="ce1"/>
          <table:table-cell office:value-type="string" office:string-value="" table:formula="of:=IF(['SoMi-Liste'.AY31]=&quot;e&quot;;['SoMi-Liste'.AY$2];&quot;&quot;)" table:style-name="ce1"/>
          <table:table-cell table:number-columns-repeated="3" table:style-name="ce2"/>
          <table:table-cell office:value-type="float" office:value="0" table:formula="of:=SUM([.AA72:.AX72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2]" table:style-name="ce1"/>
          <table:table-cell office:value-type="string" office:string-value="" table:formula="of:=IF(['SoMi-Liste'.C32]=&quot;e&quot;;['SoMi-Liste'.C$2];&quot;&quot;)" table:style-name="ce1"/>
          <table:table-cell office:value-type="string" office:string-value="" table:formula="of:=IF(['SoMi-Liste'.D32]=&quot;e&quot;;['SoMi-Liste'.D$2];&quot;&quot;)" table:style-name="ce1"/>
          <table:table-cell office:value-type="string" office:string-value="" table:formula="of:=IF(['SoMi-Liste'.E32]=&quot;e&quot;;['SoMi-Liste'.E$2];&quot;&quot;)" table:style-name="ce1"/>
          <table:table-cell office:value-type="string" office:string-value="" table:formula="of:=IF(['SoMi-Liste'.F32]=&quot;e&quot;;['SoMi-Liste'.F$2];&quot;&quot;)" table:style-name="ce1"/>
          <table:table-cell office:value-type="string" office:string-value="" table:formula="of:=IF(['SoMi-Liste'.G32]=&quot;e&quot;;['SoMi-Liste'.G$2];&quot;&quot;)" table:style-name="ce1"/>
          <table:table-cell office:value-type="string" office:string-value="" table:formula="of:=IF(['SoMi-Liste'.H32]=&quot;e&quot;;['SoMi-Liste'.H$2];&quot;&quot;)" table:style-name="ce1"/>
          <table:table-cell office:value-type="string" office:string-value="" table:formula="of:=IF(['SoMi-Liste'.I32]=&quot;e&quot;;['SoMi-Liste'.I$2];&quot;&quot;)" table:style-name="ce1"/>
          <table:table-cell office:value-type="string" office:string-value="" table:formula="of:=IF(['SoMi-Liste'.J32]=&quot;e&quot;;['SoMi-Liste'.J$2];&quot;&quot;)" table:style-name="ce1"/>
          <table:table-cell office:value-type="string" office:string-value="" table:formula="of:=IF(['SoMi-Liste'.K32]=&quot;e&quot;;['SoMi-Liste'.K$2];&quot;&quot;)" table:style-name="ce1"/>
          <table:table-cell office:value-type="string" office:string-value="" table:formula="of:=IF(['SoMi-Liste'.L32]=&quot;e&quot;;['SoMi-Liste'.L$2];&quot;&quot;)" table:style-name="ce1"/>
          <table:table-cell office:value-type="string" office:string-value="" table:formula="of:=IF(['SoMi-Liste'.M32]=&quot;e&quot;;['SoMi-Liste'.M$2];&quot;&quot;)" table:style-name="ce1"/>
          <table:table-cell office:value-type="string" office:string-value="" table:formula="of:=IF(['SoMi-Liste'.N32]=&quot;e&quot;;['SoMi-Liste'.N$2];&quot;&quot;)" table:style-name="ce1"/>
          <table:table-cell office:value-type="string" office:string-value="" table:formula="of:=IF(['SoMi-Liste'.O32]=&quot;e&quot;;['SoMi-Liste'.O$2];&quot;&quot;)" table:style-name="ce1"/>
          <table:table-cell office:value-type="string" office:string-value="" table:formula="of:=IF(['SoMi-Liste'.P32]=&quot;e&quot;;['SoMi-Liste'.P$2];&quot;&quot;)" table:style-name="ce1"/>
          <table:table-cell office:value-type="string" office:string-value="" table:formula="of:=IF(['SoMi-Liste'.Q32]=&quot;e&quot;;['SoMi-Liste'.Q$2];&quot;&quot;)" table:style-name="ce1"/>
          <table:table-cell office:value-type="string" office:string-value="" table:formula="of:=IF(['SoMi-Liste'.R32]=&quot;e&quot;;['SoMi-Liste'.R$2];&quot;&quot;)" table:style-name="ce1"/>
          <table:table-cell office:value-type="string" office:string-value="" table:formula="of:=IF(['SoMi-Liste'.S32]=&quot;e&quot;;['SoMi-Liste'.S$2];&quot;&quot;)" table:style-name="ce1"/>
          <table:table-cell office:value-type="string" office:string-value="" table:formula="of:=IF(['SoMi-Liste'.T32]=&quot;e&quot;;['SoMi-Liste'.T$2];&quot;&quot;)" table:style-name="ce1"/>
          <table:table-cell office:value-type="string" office:string-value="" table:formula="of:=IF(['SoMi-Liste'.U32]=&quot;e&quot;;['SoMi-Liste'.U$2];&quot;&quot;)" table:style-name="ce1"/>
          <table:table-cell office:value-type="string" office:string-value="" table:formula="of:=IF(['SoMi-Liste'.V32]=&quot;e&quot;;['SoMi-Liste'.V$2];&quot;&quot;)" table:style-name="ce1"/>
          <table:table-cell office:value-type="string" office:string-value="" table:formula="of:=IF(['SoMi-Liste'.W32]=&quot;e&quot;;['SoMi-Liste'.W$2];&quot;&quot;)" table:style-name="ce1"/>
          <table:table-cell table:number-columns-repeated="2" table:style-name="ce2"/>
          <table:table-cell office:value-type="float" office:value="0" table:formula="of:=SUM([.B73:.X73])" table:style-name="ce1">
            <text:p>0</text:p>
          </table:table-cell>
          <table:table-cell office:value-type="string" office:string-value="" table:formula="of:=['SoMi-Liste'.AD32]" table:style-name="ce1"/>
          <table:table-cell office:value-type="string" office:string-value="" table:formula="of:=IF(['SoMi-Liste'.AE32]=&quot;e&quot;;['SoMi-Liste'.AE$2];&quot;&quot;)" table:style-name="ce1"/>
          <table:table-cell office:value-type="string" office:string-value="" table:formula="of:=IF(['SoMi-Liste'.AF32]=&quot;e&quot;;['SoMi-Liste'.AF$2];&quot;&quot;)" table:style-name="ce1"/>
          <table:table-cell office:value-type="string" office:string-value="" table:formula="of:=IF(['SoMi-Liste'.AG32]=&quot;e&quot;;['SoMi-Liste'.AG$2];&quot;&quot;)" table:style-name="ce1"/>
          <table:table-cell office:value-type="string" office:string-value="" table:formula="of:=IF(['SoMi-Liste'.AH32]=&quot;e&quot;;['SoMi-Liste'.AH$2];&quot;&quot;)" table:style-name="ce1"/>
          <table:table-cell office:value-type="string" office:string-value="" table:formula="of:=IF(['SoMi-Liste'.AI32]=&quot;e&quot;;['SoMi-Liste'.AI$2];&quot;&quot;)" table:style-name="ce1"/>
          <table:table-cell office:value-type="string" office:string-value="" table:formula="of:=IF(['SoMi-Liste'.AJ32]=&quot;e&quot;;['SoMi-Liste'.AJ$2];&quot;&quot;)" table:style-name="ce1"/>
          <table:table-cell office:value-type="string" office:string-value="" table:formula="of:=IF(['SoMi-Liste'.AK32]=&quot;e&quot;;['SoMi-Liste'.AK$2];&quot;&quot;)" table:style-name="ce1"/>
          <table:table-cell office:value-type="string" office:string-value="" table:formula="of:=IF(['SoMi-Liste'.AL32]=&quot;e&quot;;['SoMi-Liste'.AL$2];&quot;&quot;)" table:style-name="ce1"/>
          <table:table-cell office:value-type="string" office:string-value="" table:formula="of:=IF(['SoMi-Liste'.AM32]=&quot;e&quot;;['SoMi-Liste'.AM$2];&quot;&quot;)" table:style-name="ce1"/>
          <table:table-cell office:value-type="string" office:string-value="" table:formula="of:=IF(['SoMi-Liste'.AN32]=&quot;e&quot;;['SoMi-Liste'.AN$2];&quot;&quot;)" table:style-name="ce1"/>
          <table:table-cell office:value-type="string" office:string-value="" table:formula="of:=IF(['SoMi-Liste'.AO32]=&quot;e&quot;;['SoMi-Liste'.AO$2];&quot;&quot;)" table:style-name="ce1"/>
          <table:table-cell office:value-type="string" office:string-value="" table:formula="of:=IF(['SoMi-Liste'.AP32]=&quot;e&quot;;['SoMi-Liste'.AP$2];&quot;&quot;)" table:style-name="ce1"/>
          <table:table-cell office:value-type="string" office:string-value="" table:formula="of:=IF(['SoMi-Liste'.AQ32]=&quot;e&quot;;['SoMi-Liste'.AQ$2];&quot;&quot;)" table:style-name="ce1"/>
          <table:table-cell office:value-type="string" office:string-value="" table:formula="of:=IF(['SoMi-Liste'.AR32]=&quot;e&quot;;['SoMi-Liste'.AR$2];&quot;&quot;)" table:style-name="ce1"/>
          <table:table-cell office:value-type="string" office:string-value="" table:formula="of:=IF(['SoMi-Liste'.AS32]=&quot;e&quot;;['SoMi-Liste'.AS$2];&quot;&quot;)" table:style-name="ce1"/>
          <table:table-cell office:value-type="string" office:string-value="" table:formula="of:=IF(['SoMi-Liste'.AT32]=&quot;e&quot;;['SoMi-Liste'.AT$2];&quot;&quot;)" table:style-name="ce1"/>
          <table:table-cell office:value-type="string" office:string-value="" table:formula="of:=IF(['SoMi-Liste'.AU32]=&quot;e&quot;;['SoMi-Liste'.AU$2];&quot;&quot;)" table:style-name="ce1"/>
          <table:table-cell office:value-type="string" office:string-value="" table:formula="of:=IF(['SoMi-Liste'.AV32]=&quot;e&quot;;['SoMi-Liste'.AV$2];&quot;&quot;)" table:style-name="ce1"/>
          <table:table-cell office:value-type="string" office:string-value="" table:formula="of:=IF(['SoMi-Liste'.AW32]=&quot;e&quot;;['SoMi-Liste'.AW$2];&quot;&quot;)" table:style-name="ce1"/>
          <table:table-cell office:value-type="string" office:string-value="" table:formula="of:=IF(['SoMi-Liste'.AX32]=&quot;e&quot;;['SoMi-Liste'.AX$2];&quot;&quot;)" table:style-name="ce1"/>
          <table:table-cell office:value-type="string" office:string-value="" table:formula="of:=IF(['SoMi-Liste'.AY32]=&quot;e&quot;;['SoMi-Liste'.AY$2];&quot;&quot;)" table:style-name="ce1"/>
          <table:table-cell table:number-columns-repeated="3" table:style-name="ce2"/>
          <table:table-cell office:value-type="float" office:value="0" table:formula="of:=SUM([.AA73:.AX73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3]" table:style-name="ce1"/>
          <table:table-cell office:value-type="string" office:string-value="" table:formula="of:=IF(['SoMi-Liste'.C33]=&quot;e&quot;;['SoMi-Liste'.C$2];&quot;&quot;)" table:style-name="ce1"/>
          <table:table-cell office:value-type="string" office:string-value="" table:formula="of:=IF(['SoMi-Liste'.D33]=&quot;e&quot;;['SoMi-Liste'.D$2];&quot;&quot;)" table:style-name="ce1"/>
          <table:table-cell office:value-type="string" office:string-value="" table:formula="of:=IF(['SoMi-Liste'.E33]=&quot;e&quot;;['SoMi-Liste'.E$2];&quot;&quot;)" table:style-name="ce1"/>
          <table:table-cell office:value-type="string" office:string-value="" table:formula="of:=IF(['SoMi-Liste'.F33]=&quot;e&quot;;['SoMi-Liste'.F$2];&quot;&quot;)" table:style-name="ce1"/>
          <table:table-cell office:value-type="string" office:string-value="" table:formula="of:=IF(['SoMi-Liste'.G33]=&quot;e&quot;;['SoMi-Liste'.G$2];&quot;&quot;)" table:style-name="ce1"/>
          <table:table-cell office:value-type="string" office:string-value="" table:formula="of:=IF(['SoMi-Liste'.H33]=&quot;e&quot;;['SoMi-Liste'.H$2];&quot;&quot;)" table:style-name="ce1"/>
          <table:table-cell office:value-type="string" office:string-value="" table:formula="of:=IF(['SoMi-Liste'.I33]=&quot;e&quot;;['SoMi-Liste'.I$2];&quot;&quot;)" table:style-name="ce1"/>
          <table:table-cell office:value-type="string" office:string-value="" table:formula="of:=IF(['SoMi-Liste'.J33]=&quot;e&quot;;['SoMi-Liste'.J$2];&quot;&quot;)" table:style-name="ce1"/>
          <table:table-cell office:value-type="string" office:string-value="" table:formula="of:=IF(['SoMi-Liste'.K33]=&quot;e&quot;;['SoMi-Liste'.K$2];&quot;&quot;)" table:style-name="ce1"/>
          <table:table-cell office:value-type="string" office:string-value="" table:formula="of:=IF(['SoMi-Liste'.L33]=&quot;e&quot;;['SoMi-Liste'.L$2];&quot;&quot;)" table:style-name="ce1"/>
          <table:table-cell office:value-type="string" office:string-value="" table:formula="of:=IF(['SoMi-Liste'.M33]=&quot;e&quot;;['SoMi-Liste'.M$2];&quot;&quot;)" table:style-name="ce1"/>
          <table:table-cell office:value-type="string" office:string-value="" table:formula="of:=IF(['SoMi-Liste'.N33]=&quot;e&quot;;['SoMi-Liste'.N$2];&quot;&quot;)" table:style-name="ce1"/>
          <table:table-cell office:value-type="string" office:string-value="" table:formula="of:=IF(['SoMi-Liste'.O33]=&quot;e&quot;;['SoMi-Liste'.O$2];&quot;&quot;)" table:style-name="ce1"/>
          <table:table-cell office:value-type="string" office:string-value="" table:formula="of:=IF(['SoMi-Liste'.P33]=&quot;e&quot;;['SoMi-Liste'.P$2];&quot;&quot;)" table:style-name="ce1"/>
          <table:table-cell office:value-type="string" office:string-value="" table:formula="of:=IF(['SoMi-Liste'.Q33]=&quot;e&quot;;['SoMi-Liste'.Q$2];&quot;&quot;)" table:style-name="ce1"/>
          <table:table-cell office:value-type="string" office:string-value="" table:formula="of:=IF(['SoMi-Liste'.R33]=&quot;e&quot;;['SoMi-Liste'.R$2];&quot;&quot;)" table:style-name="ce1"/>
          <table:table-cell office:value-type="string" office:string-value="" table:formula="of:=IF(['SoMi-Liste'.S33]=&quot;e&quot;;['SoMi-Liste'.S$2];&quot;&quot;)" table:style-name="ce1"/>
          <table:table-cell office:value-type="string" office:string-value="" table:formula="of:=IF(['SoMi-Liste'.T33]=&quot;e&quot;;['SoMi-Liste'.T$2];&quot;&quot;)" table:style-name="ce1"/>
          <table:table-cell office:value-type="string" office:string-value="" table:formula="of:=IF(['SoMi-Liste'.U33]=&quot;e&quot;;['SoMi-Liste'.U$2];&quot;&quot;)" table:style-name="ce1"/>
          <table:table-cell office:value-type="string" office:string-value="" table:formula="of:=IF(['SoMi-Liste'.V33]=&quot;e&quot;;['SoMi-Liste'.V$2];&quot;&quot;)" table:style-name="ce1"/>
          <table:table-cell office:value-type="string" office:string-value="" table:formula="of:=IF(['SoMi-Liste'.W33]=&quot;e&quot;;['SoMi-Liste'.W$2];&quot;&quot;)" table:style-name="ce1"/>
          <table:table-cell table:number-columns-repeated="2" table:style-name="ce2"/>
          <table:table-cell office:value-type="float" office:value="0" table:formula="of:=SUM([.B74:.X74])" table:style-name="ce1">
            <text:p>0</text:p>
          </table:table-cell>
          <table:table-cell office:value-type="string" office:string-value="" table:formula="of:=['SoMi-Liste'.AD33]" table:style-name="ce1"/>
          <table:table-cell office:value-type="string" office:string-value="" table:formula="of:=IF(['SoMi-Liste'.AE33]=&quot;e&quot;;['SoMi-Liste'.AE$2];&quot;&quot;)" table:style-name="ce1"/>
          <table:table-cell office:value-type="string" office:string-value="" table:formula="of:=IF(['SoMi-Liste'.AF33]=&quot;e&quot;;['SoMi-Liste'.AF$2];&quot;&quot;)" table:style-name="ce1"/>
          <table:table-cell office:value-type="string" office:string-value="" table:formula="of:=IF(['SoMi-Liste'.AG33]=&quot;e&quot;;['SoMi-Liste'.AG$2];&quot;&quot;)" table:style-name="ce1"/>
          <table:table-cell office:value-type="string" office:string-value="" table:formula="of:=IF(['SoMi-Liste'.AH33]=&quot;e&quot;;['SoMi-Liste'.AH$2];&quot;&quot;)" table:style-name="ce1"/>
          <table:table-cell office:value-type="string" office:string-value="" table:formula="of:=IF(['SoMi-Liste'.AI33]=&quot;e&quot;;['SoMi-Liste'.AI$2];&quot;&quot;)" table:style-name="ce1"/>
          <table:table-cell office:value-type="string" office:string-value="" table:formula="of:=IF(['SoMi-Liste'.AJ33]=&quot;e&quot;;['SoMi-Liste'.AJ$2];&quot;&quot;)" table:style-name="ce1"/>
          <table:table-cell office:value-type="string" office:string-value="" table:formula="of:=IF(['SoMi-Liste'.AK33]=&quot;e&quot;;['SoMi-Liste'.AK$2];&quot;&quot;)" table:style-name="ce1"/>
          <table:table-cell office:value-type="string" office:string-value="" table:formula="of:=IF(['SoMi-Liste'.AL33]=&quot;e&quot;;['SoMi-Liste'.AL$2];&quot;&quot;)" table:style-name="ce1"/>
          <table:table-cell office:value-type="string" office:string-value="" table:formula="of:=IF(['SoMi-Liste'.AM33]=&quot;e&quot;;['SoMi-Liste'.AM$2];&quot;&quot;)" table:style-name="ce1"/>
          <table:table-cell office:value-type="string" office:string-value="" table:formula="of:=IF(['SoMi-Liste'.AN33]=&quot;e&quot;;['SoMi-Liste'.AN$2];&quot;&quot;)" table:style-name="ce1"/>
          <table:table-cell office:value-type="string" office:string-value="" table:formula="of:=IF(['SoMi-Liste'.AO33]=&quot;e&quot;;['SoMi-Liste'.AO$2];&quot;&quot;)" table:style-name="ce1"/>
          <table:table-cell office:value-type="string" office:string-value="" table:formula="of:=IF(['SoMi-Liste'.AP33]=&quot;e&quot;;['SoMi-Liste'.AP$2];&quot;&quot;)" table:style-name="ce1"/>
          <table:table-cell office:value-type="string" office:string-value="" table:formula="of:=IF(['SoMi-Liste'.AQ33]=&quot;e&quot;;['SoMi-Liste'.AQ$2];&quot;&quot;)" table:style-name="ce1"/>
          <table:table-cell office:value-type="string" office:string-value="" table:formula="of:=IF(['SoMi-Liste'.AR33]=&quot;e&quot;;['SoMi-Liste'.AR$2];&quot;&quot;)" table:style-name="ce1"/>
          <table:table-cell office:value-type="string" office:string-value="" table:formula="of:=IF(['SoMi-Liste'.AS33]=&quot;e&quot;;['SoMi-Liste'.AS$2];&quot;&quot;)" table:style-name="ce1"/>
          <table:table-cell office:value-type="string" office:string-value="" table:formula="of:=IF(['SoMi-Liste'.AT33]=&quot;e&quot;;['SoMi-Liste'.AT$2];&quot;&quot;)" table:style-name="ce1"/>
          <table:table-cell office:value-type="string" office:string-value="" table:formula="of:=IF(['SoMi-Liste'.AU33]=&quot;e&quot;;['SoMi-Liste'.AU$2];&quot;&quot;)" table:style-name="ce1"/>
          <table:table-cell office:value-type="string" office:string-value="" table:formula="of:=IF(['SoMi-Liste'.AV33]=&quot;e&quot;;['SoMi-Liste'.AV$2];&quot;&quot;)" table:style-name="ce1"/>
          <table:table-cell office:value-type="string" office:string-value="" table:formula="of:=IF(['SoMi-Liste'.AW33]=&quot;e&quot;;['SoMi-Liste'.AW$2];&quot;&quot;)" table:style-name="ce1"/>
          <table:table-cell office:value-type="string" office:string-value="" table:formula="of:=IF(['SoMi-Liste'.AX33]=&quot;e&quot;;['SoMi-Liste'.AX$2];&quot;&quot;)" table:style-name="ce1"/>
          <table:table-cell office:value-type="string" office:string-value="" table:formula="of:=IF(['SoMi-Liste'.AY33]=&quot;e&quot;;['SoMi-Liste'.AY$2];&quot;&quot;)" table:style-name="ce1"/>
          <table:table-cell table:number-columns-repeated="3" table:style-name="ce2"/>
          <table:table-cell office:value-type="float" office:value="0" table:formula="of:=SUM([.AA74:.AX74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string" office:string-value="" table:formula="of:=['SoMi-Liste'.B34]" table:style-name="ce1"/>
          <table:table-cell office:value-type="string" office:string-value="" table:formula="of:=IF(['SoMi-Liste'.C34]=&quot;e&quot;;['SoMi-Liste'.C$2];&quot;&quot;)" table:style-name="ce1"/>
          <table:table-cell office:value-type="string" office:string-value="" table:formula="of:=IF(['SoMi-Liste'.D34]=&quot;e&quot;;['SoMi-Liste'.D$2];&quot;&quot;)" table:style-name="ce1"/>
          <table:table-cell office:value-type="string" office:string-value="" table:formula="of:=IF(['SoMi-Liste'.E34]=&quot;e&quot;;['SoMi-Liste'.E$2];&quot;&quot;)" table:style-name="ce1"/>
          <table:table-cell office:value-type="string" office:string-value="" table:formula="of:=IF(['SoMi-Liste'.F34]=&quot;e&quot;;['SoMi-Liste'.F$2];&quot;&quot;)" table:style-name="ce1"/>
          <table:table-cell office:value-type="string" office:string-value="" table:formula="of:=IF(['SoMi-Liste'.G34]=&quot;e&quot;;['SoMi-Liste'.G$2];&quot;&quot;)" table:style-name="ce1"/>
          <table:table-cell office:value-type="string" office:string-value="" table:formula="of:=IF(['SoMi-Liste'.H34]=&quot;e&quot;;['SoMi-Liste'.H$2];&quot;&quot;)" table:style-name="ce1"/>
          <table:table-cell office:value-type="string" office:string-value="" table:formula="of:=IF(['SoMi-Liste'.I34]=&quot;e&quot;;['SoMi-Liste'.I$2];&quot;&quot;)" table:style-name="ce1"/>
          <table:table-cell office:value-type="string" office:string-value="" table:formula="of:=IF(['SoMi-Liste'.J34]=&quot;e&quot;;['SoMi-Liste'.J$2];&quot;&quot;)" table:style-name="ce1"/>
          <table:table-cell office:value-type="string" office:string-value="" table:formula="of:=IF(['SoMi-Liste'.K34]=&quot;e&quot;;['SoMi-Liste'.K$2];&quot;&quot;)" table:style-name="ce1"/>
          <table:table-cell office:value-type="string" office:string-value="" table:formula="of:=IF(['SoMi-Liste'.L34]=&quot;e&quot;;['SoMi-Liste'.L$2];&quot;&quot;)" table:style-name="ce1"/>
          <table:table-cell office:value-type="string" office:string-value="" table:formula="of:=IF(['SoMi-Liste'.M34]=&quot;e&quot;;['SoMi-Liste'.M$2];&quot;&quot;)" table:style-name="ce1"/>
          <table:table-cell office:value-type="string" office:string-value="" table:formula="of:=IF(['SoMi-Liste'.N34]=&quot;e&quot;;['SoMi-Liste'.N$2];&quot;&quot;)" table:style-name="ce1"/>
          <table:table-cell office:value-type="string" office:string-value="" table:formula="of:=IF(['SoMi-Liste'.O34]=&quot;e&quot;;['SoMi-Liste'.O$2];&quot;&quot;)" table:style-name="ce1"/>
          <table:table-cell office:value-type="string" office:string-value="" table:formula="of:=IF(['SoMi-Liste'.P34]=&quot;e&quot;;['SoMi-Liste'.P$2];&quot;&quot;)" table:style-name="ce1"/>
          <table:table-cell office:value-type="string" office:string-value="" table:formula="of:=IF(['SoMi-Liste'.Q34]=&quot;e&quot;;['SoMi-Liste'.Q$2];&quot;&quot;)" table:style-name="ce1"/>
          <table:table-cell office:value-type="string" office:string-value="" table:formula="of:=IF(['SoMi-Liste'.R34]=&quot;e&quot;;['SoMi-Liste'.R$2];&quot;&quot;)" table:style-name="ce1"/>
          <table:table-cell office:value-type="string" office:string-value="" table:formula="of:=IF(['SoMi-Liste'.S34]=&quot;e&quot;;['SoMi-Liste'.S$2];&quot;&quot;)" table:style-name="ce1"/>
          <table:table-cell office:value-type="string" office:string-value="" table:formula="of:=IF(['SoMi-Liste'.T34]=&quot;e&quot;;['SoMi-Liste'.T$2];&quot;&quot;)" table:style-name="ce1"/>
          <table:table-cell office:value-type="string" office:string-value="" table:formula="of:=IF(['SoMi-Liste'.U34]=&quot;e&quot;;['SoMi-Liste'.U$2];&quot;&quot;)" table:style-name="ce1"/>
          <table:table-cell office:value-type="string" office:string-value="" table:formula="of:=IF(['SoMi-Liste'.V34]=&quot;e&quot;;['SoMi-Liste'.V$2];&quot;&quot;)" table:style-name="ce1"/>
          <table:table-cell office:value-type="string" office:string-value="" table:formula="of:=IF(['SoMi-Liste'.W34]=&quot;e&quot;;['SoMi-Liste'.W$2];&quot;&quot;)" table:style-name="ce1"/>
          <table:table-cell table:number-columns-repeated="2" table:style-name="ce2"/>
          <table:table-cell office:value-type="float" office:value="0" table:formula="of:=SUM([.B75:.X75])" table:style-name="ce1">
            <text:p>0</text:p>
          </table:table-cell>
          <table:table-cell office:value-type="string" office:string-value="" table:formula="of:=['SoMi-Liste'.AD34]" table:style-name="ce1"/>
          <table:table-cell office:value-type="string" office:string-value="" table:formula="of:=IF(['SoMi-Liste'.AE34]=&quot;e&quot;;['SoMi-Liste'.AE$2];&quot;&quot;)" table:style-name="ce1"/>
          <table:table-cell office:value-type="string" office:string-value="" table:formula="of:=IF(['SoMi-Liste'.AF34]=&quot;e&quot;;['SoMi-Liste'.AF$2];&quot;&quot;)" table:style-name="ce1"/>
          <table:table-cell office:value-type="string" office:string-value="" table:formula="of:=IF(['SoMi-Liste'.AG34]=&quot;e&quot;;['SoMi-Liste'.AG$2];&quot;&quot;)" table:style-name="ce1"/>
          <table:table-cell office:value-type="string" office:string-value="" table:formula="of:=IF(['SoMi-Liste'.AH34]=&quot;e&quot;;['SoMi-Liste'.AH$2];&quot;&quot;)" table:style-name="ce1"/>
          <table:table-cell office:value-type="string" office:string-value="" table:formula="of:=IF(['SoMi-Liste'.AI34]=&quot;e&quot;;['SoMi-Liste'.AI$2];&quot;&quot;)" table:style-name="ce1"/>
          <table:table-cell office:value-type="string" office:string-value="" table:formula="of:=IF(['SoMi-Liste'.AJ34]=&quot;e&quot;;['SoMi-Liste'.AJ$2];&quot;&quot;)" table:style-name="ce1"/>
          <table:table-cell office:value-type="string" office:string-value="" table:formula="of:=IF(['SoMi-Liste'.AK34]=&quot;e&quot;;['SoMi-Liste'.AK$2];&quot;&quot;)" table:style-name="ce1"/>
          <table:table-cell office:value-type="string" office:string-value="" table:formula="of:=IF(['SoMi-Liste'.AL34]=&quot;e&quot;;['SoMi-Liste'.AL$2];&quot;&quot;)" table:style-name="ce1"/>
          <table:table-cell office:value-type="string" office:string-value="" table:formula="of:=IF(['SoMi-Liste'.AM34]=&quot;e&quot;;['SoMi-Liste'.AM$2];&quot;&quot;)" table:style-name="ce1"/>
          <table:table-cell office:value-type="string" office:string-value="" table:formula="of:=IF(['SoMi-Liste'.AN34]=&quot;e&quot;;['SoMi-Liste'.AN$2];&quot;&quot;)" table:style-name="ce1"/>
          <table:table-cell office:value-type="string" office:string-value="" table:formula="of:=IF(['SoMi-Liste'.AO34]=&quot;e&quot;;['SoMi-Liste'.AO$2];&quot;&quot;)" table:style-name="ce1"/>
          <table:table-cell office:value-type="string" office:string-value="" table:formula="of:=IF(['SoMi-Liste'.AP34]=&quot;e&quot;;['SoMi-Liste'.AP$2];&quot;&quot;)" table:style-name="ce1"/>
          <table:table-cell office:value-type="string" office:string-value="" table:formula="of:=IF(['SoMi-Liste'.AQ34]=&quot;e&quot;;['SoMi-Liste'.AQ$2];&quot;&quot;)" table:style-name="ce1"/>
          <table:table-cell office:value-type="string" office:string-value="" table:formula="of:=IF(['SoMi-Liste'.AR34]=&quot;e&quot;;['SoMi-Liste'.AR$2];&quot;&quot;)" table:style-name="ce1"/>
          <table:table-cell office:value-type="string" office:string-value="" table:formula="of:=IF(['SoMi-Liste'.AS34]=&quot;e&quot;;['SoMi-Liste'.AS$2];&quot;&quot;)" table:style-name="ce1"/>
          <table:table-cell office:value-type="string" office:string-value="" table:formula="of:=IF(['SoMi-Liste'.AT34]=&quot;e&quot;;['SoMi-Liste'.AT$2];&quot;&quot;)" table:style-name="ce1"/>
          <table:table-cell office:value-type="string" office:string-value="" table:formula="of:=IF(['SoMi-Liste'.AU34]=&quot;e&quot;;['SoMi-Liste'.AU$2];&quot;&quot;)" table:style-name="ce1"/>
          <table:table-cell office:value-type="string" office:string-value="" table:formula="of:=IF(['SoMi-Liste'.AV34]=&quot;e&quot;;['SoMi-Liste'.AV$2];&quot;&quot;)" table:style-name="ce1"/>
          <table:table-cell office:value-type="string" office:string-value="" table:formula="of:=IF(['SoMi-Liste'.AW34]=&quot;e&quot;;['SoMi-Liste'.AW$2];&quot;&quot;)" table:style-name="ce1"/>
          <table:table-cell office:value-type="string" office:string-value="" table:formula="of:=IF(['SoMi-Liste'.AX34]=&quot;e&quot;;['SoMi-Liste'.AX$2];&quot;&quot;)" table:style-name="ce1"/>
          <table:table-cell office:value-type="string" office:string-value="" table:formula="of:=IF(['SoMi-Liste'.AY34]=&quot;e&quot;;['SoMi-Liste'.AY$2];&quot;&quot;)" table:style-name="ce1"/>
          <table:table-cell table:number-columns-repeated="3" table:style-name="ce2"/>
          <table:table-cell office:value-type="float" office:value="0" table:formula="of:=SUM([.AA75:.AX75])" table:style-name="ce1">
            <text:p>0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C$2];&quot;&quot;)" table:style-name="ce2">
            <text:p>#BEZUG!</text:p>
          </table:table-cell>
          <table:table-cell office:value-type="float" office:value="0" table:formula="of:=IF([.#REF!]=&quot;e&quot;;['SoMi-Liste'.D$2];&quot;&quot;)" table:style-name="ce2">
            <text:p>#BEZUG!</text:p>
          </table:table-cell>
          <table:table-cell office:value-type="float" office:value="0" table:formula="of:=IF([.#REF!]=&quot;e&quot;;['SoMi-Liste'.E$2];&quot;&quot;)" table:style-name="ce2">
            <text:p>#BEZUG!</text:p>
          </table:table-cell>
          <table:table-cell office:value-type="float" office:value="0" table:formula="of:=IF([.#REF!]=&quot;e&quot;;['SoMi-Liste'.F$2];&quot;&quot;)" table:style-name="ce2">
            <text:p>#BEZUG!</text:p>
          </table:table-cell>
          <table:table-cell office:value-type="float" office:value="0" table:formula="of:=IF([.#REF!]=&quot;e&quot;;['SoMi-Liste'.G$2];&quot;&quot;)" table:style-name="ce2">
            <text:p>#BEZUG!</text:p>
          </table:table-cell>
          <table:table-cell office:value-type="float" office:value="0" table:formula="of:=IF([.#REF!]=&quot;e&quot;;['SoMi-Liste'.H$2];&quot;&quot;)" table:style-name="ce2">
            <text:p>#BEZUG!</text:p>
          </table:table-cell>
          <table:table-cell office:value-type="float" office:value="0" table:formula="of:=IF([.#REF!]=&quot;e&quot;;['SoMi-Liste'.I$2];&quot;&quot;)" table:style-name="ce2">
            <text:p>#BEZUG!</text:p>
          </table:table-cell>
          <table:table-cell office:value-type="float" office:value="0" table:formula="of:=IF([.#REF!]=&quot;e&quot;;['SoMi-Liste'.J$2];&quot;&quot;)" table:style-name="ce2">
            <text:p>#BEZUG!</text:p>
          </table:table-cell>
          <table:table-cell office:value-type="float" office:value="0" table:formula="of:=IF([.#REF!]=&quot;e&quot;;['SoMi-Liste'.K$2];&quot;&quot;)" table:style-name="ce2">
            <text:p>#BEZUG!</text:p>
          </table:table-cell>
          <table:table-cell office:value-type="float" office:value="0" table:formula="of:=IF([.#REF!]=&quot;e&quot;;['SoMi-Liste'.L$2];&quot;&quot;)" table:style-name="ce2">
            <text:p>#BEZUG!</text:p>
          </table:table-cell>
          <table:table-cell office:value-type="float" office:value="0" table:formula="of:=IF([.#REF!]=&quot;e&quot;;['SoMi-Liste'.M$2];&quot;&quot;)" table:style-name="ce2">
            <text:p>#BEZUG!</text:p>
          </table:table-cell>
          <table:table-cell office:value-type="float" office:value="0" table:formula="of:=IF([.#REF!]=&quot;e&quot;;['SoMi-Liste'.N$2];&quot;&quot;)" table:style-name="ce2">
            <text:p>#BEZUG!</text:p>
          </table:table-cell>
          <table:table-cell office:value-type="float" office:value="0" table:formula="of:=IF([.#REF!]=&quot;e&quot;;['SoMi-Liste'.O$2];&quot;&quot;)" table:style-name="ce2">
            <text:p>#BEZUG!</text:p>
          </table:table-cell>
          <table:table-cell office:value-type="float" office:value="0" table:formula="of:=IF([.#REF!]=&quot;e&quot;;['SoMi-Liste'.P$2];&quot;&quot;)" table:style-name="ce2">
            <text:p>#BEZUG!</text:p>
          </table:table-cell>
          <table:table-cell office:value-type="float" office:value="0" table:formula="of:=IF([.#REF!]=&quot;e&quot;;['SoMi-Liste'.Q$2];&quot;&quot;)" table:style-name="ce2">
            <text:p>#BEZUG!</text:p>
          </table:table-cell>
          <table:table-cell office:value-type="float" office:value="0" table:formula="of:=IF([.#REF!]=&quot;e&quot;;['SoMi-Liste'.R$2];&quot;&quot;)" table:style-name="ce2">
            <text:p>#BEZUG!</text:p>
          </table:table-cell>
          <table:table-cell office:value-type="float" office:value="0" table:formula="of:=IF([.#REF!]=&quot;e&quot;;['SoMi-Liste'.S$2];&quot;&quot;)" table:style-name="ce2">
            <text:p>#BEZUG!</text:p>
          </table:table-cell>
          <table:table-cell office:value-type="float" office:value="0" table:formula="of:=IF([.#REF!]=&quot;e&quot;;['SoMi-Liste'.T$2];&quot;&quot;)" table:style-name="ce2">
            <text:p>#BEZUG!</text:p>
          </table:table-cell>
          <table:table-cell office:value-type="float" office:value="0" table:formula="of:=IF([.#REF!]=&quot;e&quot;;['SoMi-Liste'.U$2];&quot;&quot;)" table:style-name="ce2">
            <text:p>#BEZUG!</text:p>
          </table:table-cell>
          <table:table-cell office:value-type="float" office:value="0" table:formula="of:=IF([.#REF!]=&quot;e&quot;;['SoMi-Liste'.V$2];&quot;&quot;)" table:style-name="ce2">
            <text:p>#BEZUG!</text:p>
          </table:table-cell>
          <table:table-cell office:value-type="float" office:value="0" table:formula="of:=IF([.#REF!]=&quot;e&quot;;['SoMi-Liste'.W$2];&quot;&quot;)" table:style-name="ce2">
            <text:p>#BEZUG!</text:p>
          </table:table-cell>
          <table:table-cell table:number-columns-repeated="2" table:style-name="ce2"/>
          <table:table-cell office:value-type="float" office:value="0" table:formula="of:=SUM([.B76:.X76])" table:style-name="ce1">
            <text:p>#BEZUG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AE$2];&quot;&quot;)" table:style-name="ce2">
            <text:p>#BEZUG!</text:p>
          </table:table-cell>
          <table:table-cell office:value-type="float" office:value="0" table:formula="of:=IF([.#REF!]=&quot;e&quot;;['SoMi-Liste'.AF$2];&quot;&quot;)" table:style-name="ce2">
            <text:p>#BEZUG!</text:p>
          </table:table-cell>
          <table:table-cell office:value-type="float" office:value="0" table:formula="of:=IF([.#REF!]=&quot;e&quot;;['SoMi-Liste'.AG$2];&quot;&quot;)" table:style-name="ce2">
            <text:p>#BEZUG!</text:p>
          </table:table-cell>
          <table:table-cell office:value-type="float" office:value="0" table:formula="of:=IF([.#REF!]=&quot;e&quot;;['SoMi-Liste'.AH$2];&quot;&quot;)" table:style-name="ce2">
            <text:p>#BEZUG!</text:p>
          </table:table-cell>
          <table:table-cell office:value-type="float" office:value="0" table:formula="of:=IF([.#REF!]=&quot;e&quot;;['SoMi-Liste'.AI$2];&quot;&quot;)" table:style-name="ce2">
            <text:p>#BEZUG!</text:p>
          </table:table-cell>
          <table:table-cell office:value-type="float" office:value="0" table:formula="of:=IF([.#REF!]=&quot;e&quot;;['SoMi-Liste'.AJ$2];&quot;&quot;)" table:style-name="ce2">
            <text:p>#BEZUG!</text:p>
          </table:table-cell>
          <table:table-cell office:value-type="float" office:value="0" table:formula="of:=IF([.#REF!]=&quot;e&quot;;['SoMi-Liste'.AK$2];&quot;&quot;)" table:style-name="ce2">
            <text:p>#BEZUG!</text:p>
          </table:table-cell>
          <table:table-cell office:value-type="float" office:value="0" table:formula="of:=IF([.#REF!]=&quot;e&quot;;['SoMi-Liste'.AL$2];&quot;&quot;)" table:style-name="ce2">
            <text:p>#BEZUG!</text:p>
          </table:table-cell>
          <table:table-cell office:value-type="float" office:value="0" table:formula="of:=IF([.#REF!]=&quot;e&quot;;['SoMi-Liste'.AM$2];&quot;&quot;)" table:style-name="ce2">
            <text:p>#BEZUG!</text:p>
          </table:table-cell>
          <table:table-cell office:value-type="float" office:value="0" table:formula="of:=IF([.#REF!]=&quot;e&quot;;['SoMi-Liste'.AN$2];&quot;&quot;)" table:style-name="ce2">
            <text:p>#BEZUG!</text:p>
          </table:table-cell>
          <table:table-cell office:value-type="float" office:value="0" table:formula="of:=IF([.#REF!]=&quot;e&quot;;['SoMi-Liste'.AO$2];&quot;&quot;)" table:style-name="ce2">
            <text:p>#BEZUG!</text:p>
          </table:table-cell>
          <table:table-cell office:value-type="float" office:value="0" table:formula="of:=IF([.#REF!]=&quot;e&quot;;['SoMi-Liste'.AP$2];&quot;&quot;)" table:style-name="ce2">
            <text:p>#BEZUG!</text:p>
          </table:table-cell>
          <table:table-cell office:value-type="float" office:value="0" table:formula="of:=IF([.#REF!]=&quot;e&quot;;['SoMi-Liste'.AQ$2];&quot;&quot;)" table:style-name="ce2">
            <text:p>#BEZUG!</text:p>
          </table:table-cell>
          <table:table-cell office:value-type="float" office:value="0" table:formula="of:=IF([.#REF!]=&quot;e&quot;;['SoMi-Liste'.AR$2];&quot;&quot;)" table:style-name="ce2">
            <text:p>#BEZUG!</text:p>
          </table:table-cell>
          <table:table-cell office:value-type="float" office:value="0" table:formula="of:=IF([.#REF!]=&quot;e&quot;;['SoMi-Liste'.AS$2];&quot;&quot;)" table:style-name="ce2">
            <text:p>#BEZUG!</text:p>
          </table:table-cell>
          <table:table-cell office:value-type="float" office:value="0" table:formula="of:=IF([.#REF!]=&quot;e&quot;;['SoMi-Liste'.AT$2];&quot;&quot;)" table:style-name="ce2">
            <text:p>#BEZUG!</text:p>
          </table:table-cell>
          <table:table-cell office:value-type="float" office:value="0" table:formula="of:=IF([.#REF!]=&quot;e&quot;;['SoMi-Liste'.AU$2];&quot;&quot;)" table:style-name="ce2">
            <text:p>#BEZUG!</text:p>
          </table:table-cell>
          <table:table-cell office:value-type="float" office:value="0" table:formula="of:=IF([.#REF!]=&quot;e&quot;;['SoMi-Liste'.AV$2];&quot;&quot;)" table:style-name="ce2">
            <text:p>#BEZUG!</text:p>
          </table:table-cell>
          <table:table-cell office:value-type="float" office:value="0" table:formula="of:=IF([.#REF!]=&quot;e&quot;;['SoMi-Liste'.AW$2];&quot;&quot;)" table:style-name="ce2">
            <text:p>#BEZUG!</text:p>
          </table:table-cell>
          <table:table-cell office:value-type="float" office:value="0" table:formula="of:=IF([.#REF!]=&quot;e&quot;;['SoMi-Liste'.AX$2];&quot;&quot;)" table:style-name="ce2">
            <text:p>#BEZUG!</text:p>
          </table:table-cell>
          <table:table-cell office:value-type="float" office:value="0" table:formula="of:=IF([.#REF!]=&quot;e&quot;;['SoMi-Liste'.AY$2];&quot;&quot;)" table:style-name="ce2">
            <text:p>#BEZUG!</text:p>
          </table:table-cell>
          <table:table-cell table:number-columns-repeated="3" table:style-name="ce2"/>
          <table:table-cell office:value-type="float" office:value="0" table:formula="of:=SUM([.AA76:.AX76])" table:style-name="ce1">
            <text:p>#BEZUG!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C$2];&quot;&quot;)" table:style-name="ce2">
            <text:p>#BEZUG!</text:p>
          </table:table-cell>
          <table:table-cell office:value-type="float" office:value="0" table:formula="of:=IF([.#REF!]=&quot;e&quot;;['SoMi-Liste'.D$2];&quot;&quot;)" table:style-name="ce2">
            <text:p>#BEZUG!</text:p>
          </table:table-cell>
          <table:table-cell office:value-type="float" office:value="0" table:formula="of:=IF([.#REF!]=&quot;e&quot;;['SoMi-Liste'.E$2];&quot;&quot;)" table:style-name="ce2">
            <text:p>#BEZUG!</text:p>
          </table:table-cell>
          <table:table-cell office:value-type="float" office:value="0" table:formula="of:=IF([.#REF!]=&quot;e&quot;;['SoMi-Liste'.F$2];&quot;&quot;)" table:style-name="ce2">
            <text:p>#BEZUG!</text:p>
          </table:table-cell>
          <table:table-cell office:value-type="float" office:value="0" table:formula="of:=IF([.#REF!]=&quot;e&quot;;['SoMi-Liste'.G$2];&quot;&quot;)" table:style-name="ce2">
            <text:p>#BEZUG!</text:p>
          </table:table-cell>
          <table:table-cell office:value-type="float" office:value="0" table:formula="of:=IF([.#REF!]=&quot;e&quot;;['SoMi-Liste'.H$2];&quot;&quot;)" table:style-name="ce2">
            <text:p>#BEZUG!</text:p>
          </table:table-cell>
          <table:table-cell office:value-type="float" office:value="0" table:formula="of:=IF([.#REF!]=&quot;e&quot;;['SoMi-Liste'.I$2];&quot;&quot;)" table:style-name="ce2">
            <text:p>#BEZUG!</text:p>
          </table:table-cell>
          <table:table-cell office:value-type="float" office:value="0" table:formula="of:=IF([.#REF!]=&quot;e&quot;;['SoMi-Liste'.J$2];&quot;&quot;)" table:style-name="ce2">
            <text:p>#BEZUG!</text:p>
          </table:table-cell>
          <table:table-cell office:value-type="float" office:value="0" table:formula="of:=IF([.#REF!]=&quot;e&quot;;['SoMi-Liste'.K$2];&quot;&quot;)" table:style-name="ce2">
            <text:p>#BEZUG!</text:p>
          </table:table-cell>
          <table:table-cell office:value-type="float" office:value="0" table:formula="of:=IF([.#REF!]=&quot;e&quot;;['SoMi-Liste'.L$2];&quot;&quot;)" table:style-name="ce2">
            <text:p>#BEZUG!</text:p>
          </table:table-cell>
          <table:table-cell office:value-type="float" office:value="0" table:formula="of:=IF([.#REF!]=&quot;e&quot;;['SoMi-Liste'.M$2];&quot;&quot;)" table:style-name="ce2">
            <text:p>#BEZUG!</text:p>
          </table:table-cell>
          <table:table-cell office:value-type="float" office:value="0" table:formula="of:=IF([.#REF!]=&quot;e&quot;;['SoMi-Liste'.N$2];&quot;&quot;)" table:style-name="ce2">
            <text:p>#BEZUG!</text:p>
          </table:table-cell>
          <table:table-cell office:value-type="float" office:value="0" table:formula="of:=IF([.#REF!]=&quot;e&quot;;['SoMi-Liste'.O$2];&quot;&quot;)" table:style-name="ce2">
            <text:p>#BEZUG!</text:p>
          </table:table-cell>
          <table:table-cell office:value-type="float" office:value="0" table:formula="of:=IF([.#REF!]=&quot;e&quot;;['SoMi-Liste'.P$2];&quot;&quot;)" table:style-name="ce2">
            <text:p>#BEZUG!</text:p>
          </table:table-cell>
          <table:table-cell office:value-type="float" office:value="0" table:formula="of:=IF([.#REF!]=&quot;e&quot;;['SoMi-Liste'.Q$2];&quot;&quot;)" table:style-name="ce2">
            <text:p>#BEZUG!</text:p>
          </table:table-cell>
          <table:table-cell office:value-type="float" office:value="0" table:formula="of:=IF([.#REF!]=&quot;e&quot;;['SoMi-Liste'.R$2];&quot;&quot;)" table:style-name="ce2">
            <text:p>#BEZUG!</text:p>
          </table:table-cell>
          <table:table-cell office:value-type="float" office:value="0" table:formula="of:=IF([.#REF!]=&quot;e&quot;;['SoMi-Liste'.S$2];&quot;&quot;)" table:style-name="ce2">
            <text:p>#BEZUG!</text:p>
          </table:table-cell>
          <table:table-cell office:value-type="float" office:value="0" table:formula="of:=IF([.#REF!]=&quot;e&quot;;['SoMi-Liste'.T$2];&quot;&quot;)" table:style-name="ce2">
            <text:p>#BEZUG!</text:p>
          </table:table-cell>
          <table:table-cell office:value-type="float" office:value="0" table:formula="of:=IF([.#REF!]=&quot;e&quot;;['SoMi-Liste'.U$2];&quot;&quot;)" table:style-name="ce2">
            <text:p>#BEZUG!</text:p>
          </table:table-cell>
          <table:table-cell office:value-type="float" office:value="0" table:formula="of:=IF([.#REF!]=&quot;e&quot;;['SoMi-Liste'.V$2];&quot;&quot;)" table:style-name="ce2">
            <text:p>#BEZUG!</text:p>
          </table:table-cell>
          <table:table-cell office:value-type="float" office:value="0" table:formula="of:=IF([.#REF!]=&quot;e&quot;;['SoMi-Liste'.W$2];&quot;&quot;)" table:style-name="ce2">
            <text:p>#BEZUG!</text:p>
          </table:table-cell>
          <table:table-cell table:number-columns-repeated="2" table:style-name="ce2"/>
          <table:table-cell office:value-type="float" office:value="0" table:formula="of:=SUM([.B77:.X77])" table:style-name="ce1">
            <text:p>#BEZUG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AE$2];&quot;&quot;)" table:style-name="ce2">
            <text:p>#BEZUG!</text:p>
          </table:table-cell>
          <table:table-cell office:value-type="float" office:value="0" table:formula="of:=IF([.#REF!]=&quot;e&quot;;['SoMi-Liste'.AF$2];&quot;&quot;)" table:style-name="ce2">
            <text:p>#BEZUG!</text:p>
          </table:table-cell>
          <table:table-cell office:value-type="float" office:value="0" table:formula="of:=IF([.#REF!]=&quot;e&quot;;['SoMi-Liste'.AG$2];&quot;&quot;)" table:style-name="ce2">
            <text:p>#BEZUG!</text:p>
          </table:table-cell>
          <table:table-cell office:value-type="float" office:value="0" table:formula="of:=IF([.#REF!]=&quot;e&quot;;['SoMi-Liste'.AH$2];&quot;&quot;)" table:style-name="ce2">
            <text:p>#BEZUG!</text:p>
          </table:table-cell>
          <table:table-cell office:value-type="float" office:value="0" table:formula="of:=IF([.#REF!]=&quot;e&quot;;['SoMi-Liste'.AI$2];&quot;&quot;)" table:style-name="ce2">
            <text:p>#BEZUG!</text:p>
          </table:table-cell>
          <table:table-cell office:value-type="float" office:value="0" table:formula="of:=IF([.#REF!]=&quot;e&quot;;['SoMi-Liste'.AJ$2];&quot;&quot;)" table:style-name="ce2">
            <text:p>#BEZUG!</text:p>
          </table:table-cell>
          <table:table-cell office:value-type="float" office:value="0" table:formula="of:=IF([.#REF!]=&quot;e&quot;;['SoMi-Liste'.AK$2];&quot;&quot;)" table:style-name="ce2">
            <text:p>#BEZUG!</text:p>
          </table:table-cell>
          <table:table-cell office:value-type="float" office:value="0" table:formula="of:=IF([.#REF!]=&quot;e&quot;;['SoMi-Liste'.AL$2];&quot;&quot;)" table:style-name="ce2">
            <text:p>#BEZUG!</text:p>
          </table:table-cell>
          <table:table-cell office:value-type="float" office:value="0" table:formula="of:=IF([.#REF!]=&quot;e&quot;;['SoMi-Liste'.AM$2];&quot;&quot;)" table:style-name="ce2">
            <text:p>#BEZUG!</text:p>
          </table:table-cell>
          <table:table-cell office:value-type="float" office:value="0" table:formula="of:=IF([.#REF!]=&quot;e&quot;;['SoMi-Liste'.AN$2];&quot;&quot;)" table:style-name="ce2">
            <text:p>#BEZUG!</text:p>
          </table:table-cell>
          <table:table-cell office:value-type="float" office:value="0" table:formula="of:=IF([.#REF!]=&quot;e&quot;;['SoMi-Liste'.AO$2];&quot;&quot;)" table:style-name="ce2">
            <text:p>#BEZUG!</text:p>
          </table:table-cell>
          <table:table-cell office:value-type="float" office:value="0" table:formula="of:=IF([.#REF!]=&quot;e&quot;;['SoMi-Liste'.AP$2];&quot;&quot;)" table:style-name="ce2">
            <text:p>#BEZUG!</text:p>
          </table:table-cell>
          <table:table-cell office:value-type="float" office:value="0" table:formula="of:=IF([.#REF!]=&quot;e&quot;;['SoMi-Liste'.AQ$2];&quot;&quot;)" table:style-name="ce2">
            <text:p>#BEZUG!</text:p>
          </table:table-cell>
          <table:table-cell office:value-type="float" office:value="0" table:formula="of:=IF([.#REF!]=&quot;e&quot;;['SoMi-Liste'.AR$2];&quot;&quot;)" table:style-name="ce2">
            <text:p>#BEZUG!</text:p>
          </table:table-cell>
          <table:table-cell office:value-type="float" office:value="0" table:formula="of:=IF([.#REF!]=&quot;e&quot;;['SoMi-Liste'.AS$2];&quot;&quot;)" table:style-name="ce2">
            <text:p>#BEZUG!</text:p>
          </table:table-cell>
          <table:table-cell office:value-type="float" office:value="0" table:formula="of:=IF([.#REF!]=&quot;e&quot;;['SoMi-Liste'.AT$2];&quot;&quot;)" table:style-name="ce2">
            <text:p>#BEZUG!</text:p>
          </table:table-cell>
          <table:table-cell office:value-type="float" office:value="0" table:formula="of:=IF([.#REF!]=&quot;e&quot;;['SoMi-Liste'.AU$2];&quot;&quot;)" table:style-name="ce2">
            <text:p>#BEZUG!</text:p>
          </table:table-cell>
          <table:table-cell office:value-type="float" office:value="0" table:formula="of:=IF([.#REF!]=&quot;e&quot;;['SoMi-Liste'.AV$2];&quot;&quot;)" table:style-name="ce2">
            <text:p>#BEZUG!</text:p>
          </table:table-cell>
          <table:table-cell office:value-type="float" office:value="0" table:formula="of:=IF([.#REF!]=&quot;e&quot;;['SoMi-Liste'.AW$2];&quot;&quot;)" table:style-name="ce2">
            <text:p>#BEZUG!</text:p>
          </table:table-cell>
          <table:table-cell office:value-type="float" office:value="0" table:formula="of:=IF([.#REF!]=&quot;e&quot;;['SoMi-Liste'.AX$2];&quot;&quot;)" table:style-name="ce2">
            <text:p>#BEZUG!</text:p>
          </table:table-cell>
          <table:table-cell office:value-type="float" office:value="0" table:formula="of:=IF([.#REF!]=&quot;e&quot;;['SoMi-Liste'.AY$2];&quot;&quot;)" table:style-name="ce2">
            <text:p>#BEZUG!</text:p>
          </table:table-cell>
          <table:table-cell table:number-columns-repeated="3" table:style-name="ce2"/>
          <table:table-cell office:value-type="float" office:value="0" table:formula="of:=SUM([.AA77:.AX77])" table:style-name="ce1">
            <text:p>#BEZUG!</text:p>
          </table:table-cell>
          <table:table-cell table:number-columns-repeated="16333"/>
        </table:table-row>
        <table:table-row table:style-name="ro1"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C$2];&quot;&quot;)" table:style-name="ce2">
            <text:p>#BEZUG!</text:p>
          </table:table-cell>
          <table:table-cell office:value-type="float" office:value="0" table:formula="of:=IF([.#REF!]=&quot;e&quot;;['SoMi-Liste'.D$2];&quot;&quot;)" table:style-name="ce2">
            <text:p>#BEZUG!</text:p>
          </table:table-cell>
          <table:table-cell office:value-type="float" office:value="0" table:formula="of:=IF([.#REF!]=&quot;e&quot;;['SoMi-Liste'.E$2];&quot;&quot;)" table:style-name="ce2">
            <text:p>#BEZUG!</text:p>
          </table:table-cell>
          <table:table-cell office:value-type="float" office:value="0" table:formula="of:=IF([.#REF!]=&quot;e&quot;;['SoMi-Liste'.F$2];&quot;&quot;)" table:style-name="ce2">
            <text:p>#BEZUG!</text:p>
          </table:table-cell>
          <table:table-cell office:value-type="float" office:value="0" table:formula="of:=IF([.#REF!]=&quot;e&quot;;['SoMi-Liste'.G$2];&quot;&quot;)" table:style-name="ce2">
            <text:p>#BEZUG!</text:p>
          </table:table-cell>
          <table:table-cell office:value-type="float" office:value="0" table:formula="of:=IF([.#REF!]=&quot;e&quot;;['SoMi-Liste'.H$2];&quot;&quot;)" table:style-name="ce2">
            <text:p>#BEZUG!</text:p>
          </table:table-cell>
          <table:table-cell office:value-type="float" office:value="0" table:formula="of:=IF([.#REF!]=&quot;e&quot;;['SoMi-Liste'.I$2];&quot;&quot;)" table:style-name="ce2">
            <text:p>#BEZUG!</text:p>
          </table:table-cell>
          <table:table-cell office:value-type="float" office:value="0" table:formula="of:=IF([.#REF!]=&quot;e&quot;;['SoMi-Liste'.J$2];&quot;&quot;)" table:style-name="ce2">
            <text:p>#BEZUG!</text:p>
          </table:table-cell>
          <table:table-cell office:value-type="float" office:value="0" table:formula="of:=IF([.#REF!]=&quot;e&quot;;['SoMi-Liste'.K$2];&quot;&quot;)" table:style-name="ce2">
            <text:p>#BEZUG!</text:p>
          </table:table-cell>
          <table:table-cell office:value-type="float" office:value="0" table:formula="of:=IF([.#REF!]=&quot;e&quot;;['SoMi-Liste'.L$2];&quot;&quot;)" table:style-name="ce2">
            <text:p>#BEZUG!</text:p>
          </table:table-cell>
          <table:table-cell office:value-type="float" office:value="0" table:formula="of:=IF([.#REF!]=&quot;e&quot;;['SoMi-Liste'.M$2];&quot;&quot;)" table:style-name="ce2">
            <text:p>#BEZUG!</text:p>
          </table:table-cell>
          <table:table-cell office:value-type="float" office:value="0" table:formula="of:=IF([.#REF!]=&quot;e&quot;;['SoMi-Liste'.N$2];&quot;&quot;)" table:style-name="ce2">
            <text:p>#BEZUG!</text:p>
          </table:table-cell>
          <table:table-cell office:value-type="float" office:value="0" table:formula="of:=IF([.#REF!]=&quot;e&quot;;['SoMi-Liste'.O$2];&quot;&quot;)" table:style-name="ce2">
            <text:p>#BEZUG!</text:p>
          </table:table-cell>
          <table:table-cell office:value-type="float" office:value="0" table:formula="of:=IF([.#REF!]=&quot;e&quot;;['SoMi-Liste'.P$2];&quot;&quot;)" table:style-name="ce2">
            <text:p>#BEZUG!</text:p>
          </table:table-cell>
          <table:table-cell office:value-type="float" office:value="0" table:formula="of:=IF([.#REF!]=&quot;e&quot;;['SoMi-Liste'.Q$2];&quot;&quot;)" table:style-name="ce2">
            <text:p>#BEZUG!</text:p>
          </table:table-cell>
          <table:table-cell office:value-type="float" office:value="0" table:formula="of:=IF([.#REF!]=&quot;e&quot;;['SoMi-Liste'.R$2];&quot;&quot;)" table:style-name="ce2">
            <text:p>#BEZUG!</text:p>
          </table:table-cell>
          <table:table-cell office:value-type="float" office:value="0" table:formula="of:=IF([.#REF!]=&quot;e&quot;;['SoMi-Liste'.S$2];&quot;&quot;)" table:style-name="ce2">
            <text:p>#BEZUG!</text:p>
          </table:table-cell>
          <table:table-cell office:value-type="float" office:value="0" table:formula="of:=IF([.#REF!]=&quot;e&quot;;['SoMi-Liste'.T$2];&quot;&quot;)" table:style-name="ce2">
            <text:p>#BEZUG!</text:p>
          </table:table-cell>
          <table:table-cell office:value-type="float" office:value="0" table:formula="of:=IF([.#REF!]=&quot;e&quot;;['SoMi-Liste'.U$2];&quot;&quot;)" table:style-name="ce2">
            <text:p>#BEZUG!</text:p>
          </table:table-cell>
          <table:table-cell office:value-type="float" office:value="0" table:formula="of:=IF([.#REF!]=&quot;e&quot;;['SoMi-Liste'.V$2];&quot;&quot;)" table:style-name="ce2">
            <text:p>#BEZUG!</text:p>
          </table:table-cell>
          <table:table-cell office:value-type="float" office:value="0" table:formula="of:=IF([.#REF!]=&quot;e&quot;;['SoMi-Liste'.W$2];&quot;&quot;)" table:style-name="ce2">
            <text:p>#BEZUG!</text:p>
          </table:table-cell>
          <table:table-cell table:number-columns-repeated="2" table:style-name="ce2"/>
          <table:table-cell office:value-type="float" office:value="0" table:formula="of:=SUM([.B78:.X78])" table:style-name="ce1">
            <text:p>#BEZUG!</text:p>
          </table:table-cell>
          <table:table-cell office:value-type="float" office:value="0" table:formula="of:=[.#REF!]" table:style-name="ce1">
            <text:p>#BEZUG!</text:p>
          </table:table-cell>
          <table:table-cell office:value-type="float" office:value="0" table:formula="of:=IF([.#REF!]=&quot;e&quot;;['SoMi-Liste'.AE$2];&quot;&quot;)" table:style-name="ce2">
            <text:p>#BEZUG!</text:p>
          </table:table-cell>
          <table:table-cell office:value-type="float" office:value="0" table:formula="of:=IF([.#REF!]=&quot;e&quot;;['SoMi-Liste'.AF$2];&quot;&quot;)" table:style-name="ce2">
            <text:p>#BEZUG!</text:p>
          </table:table-cell>
          <table:table-cell office:value-type="float" office:value="0" table:formula="of:=IF([.#REF!]=&quot;e&quot;;['SoMi-Liste'.AG$2];&quot;&quot;)" table:style-name="ce2">
            <text:p>#BEZUG!</text:p>
          </table:table-cell>
          <table:table-cell office:value-type="float" office:value="0" table:formula="of:=IF([.#REF!]=&quot;e&quot;;['SoMi-Liste'.AH$2];&quot;&quot;)" table:style-name="ce2">
            <text:p>#BEZUG!</text:p>
          </table:table-cell>
          <table:table-cell office:value-type="float" office:value="0" table:formula="of:=IF([.#REF!]=&quot;e&quot;;['SoMi-Liste'.AI$2];&quot;&quot;)" table:style-name="ce2">
            <text:p>#BEZUG!</text:p>
          </table:table-cell>
          <table:table-cell office:value-type="float" office:value="0" table:formula="of:=IF([.#REF!]=&quot;e&quot;;['SoMi-Liste'.AJ$2];&quot;&quot;)" table:style-name="ce2">
            <text:p>#BEZUG!</text:p>
          </table:table-cell>
          <table:table-cell office:value-type="float" office:value="0" table:formula="of:=IF([.#REF!]=&quot;e&quot;;['SoMi-Liste'.AK$2];&quot;&quot;)" table:style-name="ce2">
            <text:p>#BEZUG!</text:p>
          </table:table-cell>
          <table:table-cell office:value-type="float" office:value="0" table:formula="of:=IF([.#REF!]=&quot;e&quot;;['SoMi-Liste'.AL$2];&quot;&quot;)" table:style-name="ce2">
            <text:p>#BEZUG!</text:p>
          </table:table-cell>
          <table:table-cell office:value-type="float" office:value="0" table:formula="of:=IF([.#REF!]=&quot;e&quot;;['SoMi-Liste'.AM$2];&quot;&quot;)" table:style-name="ce2">
            <text:p>#BEZUG!</text:p>
          </table:table-cell>
          <table:table-cell office:value-type="float" office:value="0" table:formula="of:=IF([.#REF!]=&quot;e&quot;;['SoMi-Liste'.AN$2];&quot;&quot;)" table:style-name="ce2">
            <text:p>#BEZUG!</text:p>
          </table:table-cell>
          <table:table-cell office:value-type="float" office:value="0" table:formula="of:=IF([.#REF!]=&quot;e&quot;;['SoMi-Liste'.AO$2];&quot;&quot;)" table:style-name="ce2">
            <text:p>#BEZUG!</text:p>
          </table:table-cell>
          <table:table-cell office:value-type="float" office:value="0" table:formula="of:=IF([.#REF!]=&quot;e&quot;;['SoMi-Liste'.AP$2];&quot;&quot;)" table:style-name="ce2">
            <text:p>#BEZUG!</text:p>
          </table:table-cell>
          <table:table-cell office:value-type="float" office:value="0" table:formula="of:=IF([.#REF!]=&quot;e&quot;;['SoMi-Liste'.AQ$2];&quot;&quot;)" table:style-name="ce2">
            <text:p>#BEZUG!</text:p>
          </table:table-cell>
          <table:table-cell office:value-type="float" office:value="0" table:formula="of:=IF([.#REF!]=&quot;e&quot;;['SoMi-Liste'.AR$2];&quot;&quot;)" table:style-name="ce2">
            <text:p>#BEZUG!</text:p>
          </table:table-cell>
          <table:table-cell office:value-type="float" office:value="0" table:formula="of:=IF([.#REF!]=&quot;e&quot;;['SoMi-Liste'.AS$2];&quot;&quot;)" table:style-name="ce2">
            <text:p>#BEZUG!</text:p>
          </table:table-cell>
          <table:table-cell office:value-type="float" office:value="0" table:formula="of:=IF([.#REF!]=&quot;e&quot;;['SoMi-Liste'.AT$2];&quot;&quot;)" table:style-name="ce2">
            <text:p>#BEZUG!</text:p>
          </table:table-cell>
          <table:table-cell office:value-type="float" office:value="0" table:formula="of:=IF([.#REF!]=&quot;e&quot;;['SoMi-Liste'.AU$2];&quot;&quot;)" table:style-name="ce2">
            <text:p>#BEZUG!</text:p>
          </table:table-cell>
          <table:table-cell office:value-type="float" office:value="0" table:formula="of:=IF([.#REF!]=&quot;e&quot;;['SoMi-Liste'.AV$2];&quot;&quot;)" table:style-name="ce2">
            <text:p>#BEZUG!</text:p>
          </table:table-cell>
          <table:table-cell office:value-type="float" office:value="0" table:formula="of:=IF([.#REF!]=&quot;e&quot;;['SoMi-Liste'.AW$2];&quot;&quot;)" table:style-name="ce2">
            <text:p>#BEZUG!</text:p>
          </table:table-cell>
          <table:table-cell office:value-type="float" office:value="0" table:formula="of:=IF([.#REF!]=&quot;e&quot;;['SoMi-Liste'.AX$2];&quot;&quot;)" table:style-name="ce2">
            <text:p>#BEZUG!</text:p>
          </table:table-cell>
          <table:table-cell office:value-type="float" office:value="0" table:formula="of:=IF([.#REF!]=&quot;e&quot;;['SoMi-Liste'.AY$2];&quot;&quot;)" table:style-name="ce2">
            <text:p>#BEZUG!</text:p>
          </table:table-cell>
          <table:table-cell table:number-columns-repeated="3" table:style-name="ce2"/>
          <table:table-cell office:value-type="float" office:value="0" table:formula="of:=SUM([.AA78:.AX78])" table:style-name="ce1">
            <text:p>#BEZUG!</text:p>
          </table:table-cell>
          <table:table-cell table:number-columns-repeated="16333"/>
        </table:table-row>
        <table:table-row table:style-name="ro1">
          <table:table-cell office:value-type="string" office:string-value="Sequenz" table:formula="of:=['SoMi-Liste'.B36]" table:style-name="ce1">
            <text:p>Sequenz</text:p>
          </table:table-cell>
          <table:table-cell office:value-type="string" office:string-value="" table:formula="of:=IF(['SoMi-Liste'.C36]=&quot;e&quot;;['SoMi-Liste'.C$2];&quot;&quot;)" table:style-name="ce1"/>
          <table:table-cell office:value-type="string" office:string-value="" table:formula="of:=IF(['SoMi-Liste'.D36]=&quot;e&quot;;['SoMi-Liste'.D$2];&quot;&quot;)" table:style-name="ce1"/>
          <table:table-cell office:value-type="string" office:string-value="" table:formula="of:=IF(['SoMi-Liste'.E36]=&quot;e&quot;;['SoMi-Liste'.E$2];&quot;&quot;)" table:style-name="ce1"/>
          <table:table-cell office:value-type="string" office:string-value="" table:formula="of:=IF(['SoMi-Liste'.F36]=&quot;e&quot;;['SoMi-Liste'.F$2];&quot;&quot;)" table:style-name="ce1"/>
          <table:table-cell office:value-type="string" office:string-value="" table:formula="of:=IF(['SoMi-Liste'.G36]=&quot;e&quot;;['SoMi-Liste'.G$2];&quot;&quot;)" table:style-name="ce1"/>
          <table:table-cell office:value-type="string" office:string-value="" table:formula="of:=IF(['SoMi-Liste'.H36]=&quot;e&quot;;['SoMi-Liste'.H$2];&quot;&quot;)" table:style-name="ce1"/>
          <table:table-cell office:value-type="string" office:string-value="" table:formula="of:=IF(['SoMi-Liste'.I36]=&quot;e&quot;;['SoMi-Liste'.I$2];&quot;&quot;)" table:style-name="ce1"/>
          <table:table-cell office:value-type="string" office:string-value="" table:formula="of:=IF(['SoMi-Liste'.J36]=&quot;e&quot;;['SoMi-Liste'.J$2];&quot;&quot;)" table:style-name="ce1"/>
          <table:table-cell office:value-type="string" office:string-value="" table:formula="of:=IF(['SoMi-Liste'.K36]=&quot;e&quot;;['SoMi-Liste'.K$2];&quot;&quot;)" table:style-name="ce1"/>
          <table:table-cell office:value-type="string" office:string-value="" table:formula="of:=IF(['SoMi-Liste'.L36]=&quot;e&quot;;['SoMi-Liste'.L$2];&quot;&quot;)" table:style-name="ce1"/>
          <table:table-cell office:value-type="string" office:string-value="" table:formula="of:=IF(['SoMi-Liste'.M36]=&quot;e&quot;;['SoMi-Liste'.M$2];&quot;&quot;)" table:style-name="ce1"/>
          <table:table-cell office:value-type="string" office:string-value="" table:formula="of:=IF(['SoMi-Liste'.N36]=&quot;e&quot;;['SoMi-Liste'.N$2];&quot;&quot;)" table:style-name="ce1"/>
          <table:table-cell office:value-type="string" office:string-value="" table:formula="of:=IF(['SoMi-Liste'.O36]=&quot;e&quot;;['SoMi-Liste'.O$2];&quot;&quot;)" table:style-name="ce1"/>
          <table:table-cell office:value-type="string" office:string-value="" table:formula="of:=IF(['SoMi-Liste'.P36]=&quot;e&quot;;['SoMi-Liste'.P$2];&quot;&quot;)" table:style-name="ce1"/>
          <table:table-cell office:value-type="string" office:string-value="" table:formula="of:=IF(['SoMi-Liste'.Q36]=&quot;e&quot;;['SoMi-Liste'.Q$2];&quot;&quot;)" table:style-name="ce1"/>
          <table:table-cell office:value-type="string" office:string-value="" table:formula="of:=IF(['SoMi-Liste'.R36]=&quot;e&quot;;['SoMi-Liste'.R$2];&quot;&quot;)" table:style-name="ce1"/>
          <table:table-cell office:value-type="string" office:string-value="" table:formula="of:=IF(['SoMi-Liste'.S36]=&quot;e&quot;;['SoMi-Liste'.S$2];&quot;&quot;)" table:style-name="ce1"/>
          <table:table-cell office:value-type="string" office:string-value="" table:formula="of:=IF(['SoMi-Liste'.T36]=&quot;e&quot;;['SoMi-Liste'.T$2];&quot;&quot;)" table:style-name="ce1"/>
          <table:table-cell office:value-type="string" office:string-value="" table:formula="of:=IF(['SoMi-Liste'.U36]=&quot;e&quot;;['SoMi-Liste'.U$2];&quot;&quot;)" table:style-name="ce1"/>
          <table:table-cell office:value-type="string" office:string-value="" table:formula="of:=IF(['SoMi-Liste'.V36]=&quot;e&quot;;['SoMi-Liste'.V$2];&quot;&quot;)" table:style-name="ce1"/>
          <table:table-cell office:value-type="string" office:string-value="" table:formula="of:=IF(['SoMi-Liste'.W36]=&quot;e&quot;;['SoMi-Liste'.W$2];&quot;&quot;)" table:style-name="ce1"/>
          <table:table-cell table:number-columns-repeated="2" table:style-name="ce2"/>
          <table:table-cell office:value-type="float" office:value="0" table:formula="of:=SUM([.B79:.X79])" table:style-name="ce1">
            <text:p>0</text:p>
          </table:table-cell>
          <table:table-cell office:value-type="float" office:value="0" table:formula="of:=['SoMi-Liste'.AD36]" table:style-name="ce1">
            <text:p>0</text:p>
          </table:table-cell>
          <table:table-cell office:value-type="string" office:string-value="" table:formula="of:=IF(['SoMi-Liste'.AK36]=&quot;e&quot;;['SoMi-Liste'.AE$2];&quot;&quot;)" table:style-name="ce1"/>
          <table:table-cell office:value-type="string" office:string-value="" table:formula="of:=IF(['SoMi-Liste'.AF36]=&quot;e&quot;;['SoMi-Liste'.AF$2];&quot;&quot;)" table:style-name="ce1"/>
          <table:table-cell office:value-type="string" office:string-value="" table:formula="of:=IF(['SoMi-Liste'.AK36]=&quot;e&quot;;['SoMi-Liste'.AG$2];&quot;&quot;)" table:style-name="ce1"/>
          <table:table-cell office:value-type="string" office:string-value="" table:formula="of:=IF(['SoMi-Liste'.AH36]=&quot;e&quot;;['SoMi-Liste'.AH$2];&quot;&quot;)" table:style-name="ce1"/>
          <table:table-cell office:value-type="string" office:string-value="" table:formula="of:=IF(['SoMi-Liste'.AI36]=&quot;e&quot;;['SoMi-Liste'.AI$2];&quot;&quot;)" table:style-name="ce1"/>
          <table:table-cell office:value-type="string" office:string-value="" table:formula="of:=IF(['SoMi-Liste'.AJ36]=&quot;e&quot;;['SoMi-Liste'.AJ$2];&quot;&quot;)" table:style-name="ce1"/>
          <table:table-cell office:value-type="string" office:string-value="" table:formula="of:=IF(['SoMi-Liste'.AK36]=&quot;e&quot;;['SoMi-Liste'.AK$2];&quot;&quot;)" table:style-name="ce1"/>
          <table:table-cell office:value-type="string" office:string-value="" table:formula="of:=IF(['SoMi-Liste'.AL36]=&quot;e&quot;;['SoMi-Liste'.AL$2];&quot;&quot;)" table:style-name="ce1"/>
          <table:table-cell office:value-type="string" office:string-value="" table:formula="of:=IF(['SoMi-Liste'.AM36]=&quot;e&quot;;['SoMi-Liste'.AM$2];&quot;&quot;)" table:style-name="ce1"/>
          <table:table-cell office:value-type="string" office:string-value="" table:formula="of:=IF(['SoMi-Liste'.AN36]=&quot;e&quot;;['SoMi-Liste'.AN$2];&quot;&quot;)" table:style-name="ce1"/>
          <table:table-cell office:value-type="string" office:string-value="" table:formula="of:=IF(['SoMi-Liste'.AO36]=&quot;e&quot;;['SoMi-Liste'.AO$2];&quot;&quot;)" table:style-name="ce1"/>
          <table:table-cell office:value-type="string" office:string-value="" table:formula="of:=IF(['SoMi-Liste'.AP36]=&quot;e&quot;;['SoMi-Liste'.AP$2];&quot;&quot;)" table:style-name="ce1"/>
          <table:table-cell office:value-type="string" office:string-value="" table:formula="of:=IF(['SoMi-Liste'.AQ36]=&quot;e&quot;;['SoMi-Liste'.AQ$2];&quot;&quot;)" table:style-name="ce1"/>
          <table:table-cell office:value-type="string" office:string-value="" table:formula="of:=IF(['SoMi-Liste'.AR36]=&quot;e&quot;;['SoMi-Liste'.AR$2];&quot;&quot;)" table:style-name="ce1"/>
          <table:table-cell office:value-type="string" office:string-value="" table:formula="of:=IF(['SoMi-Liste'.AS36]=&quot;e&quot;;['SoMi-Liste'.AS$2];&quot;&quot;)" table:style-name="ce1"/>
          <table:table-cell office:value-type="string" office:string-value="" table:formula="of:=IF(['SoMi-Liste'.AT36]=&quot;e&quot;;['SoMi-Liste'.AT$2];&quot;&quot;)" table:style-name="ce1"/>
          <table:table-cell office:value-type="string" office:string-value="" table:formula="of:=IF(['SoMi-Liste'.AU36]=&quot;e&quot;;['SoMi-Liste'.AU$2];&quot;&quot;)" table:style-name="ce1"/>
          <table:table-cell office:value-type="string" office:string-value="" table:formula="of:=IF(['SoMi-Liste'.AV36]=&quot;e&quot;;['SoMi-Liste'.AV$2];&quot;&quot;)" table:style-name="ce1"/>
          <table:table-cell office:value-type="string" office:string-value="" table:formula="of:=IF(['SoMi-Liste'.AW36]=&quot;e&quot;;['SoMi-Liste'.AW$2];&quot;&quot;)" table:style-name="ce1"/>
          <table:table-cell office:value-type="string" office:string-value="" table:formula="of:=IF(['SoMi-Liste'.AX36]=&quot;e&quot;;['SoMi-Liste'.AX$2];&quot;&quot;)" table:style-name="ce1"/>
          <table:table-cell office:value-type="string" office:string-value="" table:formula="of:=IF(['SoMi-Liste'.AY36]=&quot;e&quot;;['SoMi-Liste'.AY$2];&quot;&quot;)" table:style-name="ce1"/>
          <table:table-cell table:number-columns-repeated="3" table:style-name="ce2"/>
          <table:table-cell office:value-type="float" office:value="0" table:formula="of:=SUM([.AA79:.AX79])" table:style-name="ce1">
            <text:p>0</text:p>
          </table:table-cell>
          <table:table-cell table:number-columns-repeated="16333"/>
        </table:table-row>
        <table:table-row table:style-name="ro1">
          <table:table-cell table:style-name="ce1"/>
          <table:table-cell table:number-columns-repeated="23" table:style-name="ce2"/>
          <table:table-cell table:number-columns-repeated="16360" table:style-name="ce1"/>
        </table:table-row>
        <table:table-row table:style-name="ro1">
          <table:table-cell/>
          <table:table-cell table:number-columns-repeated="23" table:style-name="ce2"/>
          <table:table-cell table:number-columns-repeated="16360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>
      <number:day/>
      <number:text>.</number:text>
      <number:month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llgrau" style:family="table-cell" style:data-style-name="N0">
      <style:table-cell-properties style:vertical-align="automatic" fo:background-color="#EEEEEE"/>
    </style:style>
    <style:style style:name="Proz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Unbenannt1" style:family="table-cell" style:data-style-name="N0">
      <style:table-cell-properties style:vertical-align="automatic" fo:background-color="#CCCCCC"/>
    </style:style>
    <style:style style:name="Unbenannt2" style:family="table-cell" style:data-style-name="N0">
      <style:table-cell-properties style:vertical-align="automatic" fo:background-color="#EEEEEE"/>
    </style:style>
    <style:style style:name="Unbenannt3" style:family="table-cell" style:data-style-name="N0">
      <style:table-cell-properties style:vertical-align="automatic" fo:background-color="#DDDDDD"/>
    </style:style>
    <style:style style:name="cf1" style:family="table-cell">
      <style:table-cell-properties fo:background-color="#EEEEE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4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örn Hornig</dc:creator>
    <meta:creation-date>2016-01-26T11:00:16Z</meta:creation-date>
    <dc:date>2017-03-01T14:21:16Z</dc:date>
    <meta:print-date>2016-09-12T15:31:50Z</meta:print-date>
    <meta:editing-cycles>285</meta:editing-cycles>
    <meta:editing-duration>PT0S</meta:editing-duration>
  </office:meta>
</office:document-meta>
</file>